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1" svg:font-family="標楷體" style:font-family-generic="script"/>
    <style:font-face style:name="Bitstream Vera Sans Mono1" svg:font-family="'Bitstream Vera Sans Mono', 'DejaVu Sans Mono'" style:font-family-generic="swiss"/>
    <style:font-face style:name="標楷體" svg:font-family="標楷體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2" style:family="table">
      <style:table-properties style:width="18.733cm" table:align="left" style:writing-mode="lr-tb"/>
    </style:style>
    <style:style style:name="表格42.A" style:family="table-column">
      <style:table-column-properties style:column-width="3.002cm"/>
    </style:style>
    <style:style style:name="表格42.B" style:family="table-column">
      <style:table-column-properties style:column-width="2.503cm"/>
    </style:style>
    <style:style style:name="表格42.C" style:family="table-column">
      <style:table-column-properties style:column-width="0.75cm"/>
    </style:style>
    <style:style style:name="表格42.E" style:family="table-column">
      <style:table-column-properties style:column-width="1cm"/>
    </style:style>
    <style:style style:name="表格42.H" style:family="table-column">
      <style:table-column-properties style:column-width="5.004cm"/>
    </style:style>
    <style:style style:name="表格42.I" style:family="table-column">
      <style:table-column-properties style:column-width="3.503cm"/>
    </style:style>
    <style:style style:name="表格42.J" style:family="table-column">
      <style:table-column-properties style:column-width="0.071cm"/>
    </style:style>
    <style:style style:name="表格42.K" style:family="table-column">
      <style:table-column-properties style:column-width="0.041cm"/>
    </style:style>
    <style:style style:name="表格42.L" style:family="table-column">
      <style:table-column-properties style:column-width="0.109cm"/>
    </style:style>
    <style:style style:name="表格42.1" style:family="table-row">
      <style:table-row-properties fo:keep-together="auto"/>
    </style:style>
    <style:style style:name="表格4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2.K1" style:family="table-cell">
      <style:table-cell-properties style:vertical-align="top" fo:padding="0cm" fo:border="none" style:writing-mode="lr-tb"/>
    </style:style>
    <style:style style:name="表格4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1" style:family="table">
      <style:table-properties style:width="18.733cm" table:align="left" style:writing-mode="lr-tb"/>
    </style:style>
    <style:style style:name="表格31.A" style:family="table-column">
      <style:table-column-properties style:column-width="3.002cm"/>
    </style:style>
    <style:style style:name="表格31.B" style:family="table-column">
      <style:table-column-properties style:column-width="2.503cm"/>
    </style:style>
    <style:style style:name="表格31.C" style:family="table-column">
      <style:table-column-properties style:column-width="0.75cm"/>
    </style:style>
    <style:style style:name="表格31.E" style:family="table-column">
      <style:table-column-properties style:column-width="1cm"/>
    </style:style>
    <style:style style:name="表格31.H" style:family="table-column">
      <style:table-column-properties style:column-width="5.004cm"/>
    </style:style>
    <style:style style:name="表格31.I" style:family="table-column">
      <style:table-column-properties style:column-width="3.503cm"/>
    </style:style>
    <style:style style:name="表格31.J" style:family="table-column">
      <style:table-column-properties style:column-width="0.071cm"/>
    </style:style>
    <style:style style:name="表格31.K" style:family="table-column">
      <style:table-column-properties style:column-width="0.041cm"/>
    </style:style>
    <style:style style:name="表格31.L" style:family="table-column">
      <style:table-column-properties style:column-width="0.109cm"/>
    </style:style>
    <style:style style:name="表格31.1" style:family="table-row">
      <style:table-row-properties fo:keep-together="auto"/>
    </style:style>
    <style:style style:name="表格3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1.K1" style:family="table-cell">
      <style:table-cell-properties style:vertical-align="top" fo:padding="0cm" fo:border="none" style:writing-mode="lr-tb"/>
    </style:style>
    <style:style style:name="表格3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8" style:family="table">
      <style:table-properties style:width="18.733cm" table:align="left" style:writing-mode="lr-tb"/>
    </style:style>
    <style:style style:name="表格38.A" style:family="table-column">
      <style:table-column-properties style:column-width="3.002cm"/>
    </style:style>
    <style:style style:name="表格38.B" style:family="table-column">
      <style:table-column-properties style:column-width="2.503cm"/>
    </style:style>
    <style:style style:name="表格38.C" style:family="table-column">
      <style:table-column-properties style:column-width="0.75cm"/>
    </style:style>
    <style:style style:name="表格38.E" style:family="table-column">
      <style:table-column-properties style:column-width="1cm"/>
    </style:style>
    <style:style style:name="表格38.H" style:family="table-column">
      <style:table-column-properties style:column-width="5.004cm"/>
    </style:style>
    <style:style style:name="表格38.I" style:family="table-column">
      <style:table-column-properties style:column-width="3.503cm"/>
    </style:style>
    <style:style style:name="表格38.J" style:family="table-column">
      <style:table-column-properties style:column-width="0.071cm"/>
    </style:style>
    <style:style style:name="表格38.K" style:family="table-column">
      <style:table-column-properties style:column-width="0.041cm"/>
    </style:style>
    <style:style style:name="表格38.L" style:family="table-column">
      <style:table-column-properties style:column-width="0.109cm"/>
    </style:style>
    <style:style style:name="表格38.1" style:family="table-row">
      <style:table-row-properties fo:keep-together="auto"/>
    </style:style>
    <style:style style:name="表格3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8.K1" style:family="table-cell">
      <style:table-cell-properties style:vertical-align="top" fo:padding="0cm" fo:border="none" style:writing-mode="lr-tb"/>
    </style:style>
    <style:style style:name="表格3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2" style:family="table">
      <style:table-properties style:width="18.733cm" table:align="left" style:writing-mode="lr-tb"/>
    </style:style>
    <style:style style:name="表格32.A" style:family="table-column">
      <style:table-column-properties style:column-width="3.002cm"/>
    </style:style>
    <style:style style:name="表格32.B" style:family="table-column">
      <style:table-column-properties style:column-width="2.503cm"/>
    </style:style>
    <style:style style:name="表格32.C" style:family="table-column">
      <style:table-column-properties style:column-width="0.75cm"/>
    </style:style>
    <style:style style:name="表格32.E" style:family="table-column">
      <style:table-column-properties style:column-width="1cm"/>
    </style:style>
    <style:style style:name="表格32.H" style:family="table-column">
      <style:table-column-properties style:column-width="5.004cm"/>
    </style:style>
    <style:style style:name="表格32.I" style:family="table-column">
      <style:table-column-properties style:column-width="3.503cm"/>
    </style:style>
    <style:style style:name="表格32.J" style:family="table-column">
      <style:table-column-properties style:column-width="0.071cm"/>
    </style:style>
    <style:style style:name="表格32.K" style:family="table-column">
      <style:table-column-properties style:column-width="0.041cm"/>
    </style:style>
    <style:style style:name="表格32.L" style:family="table-column">
      <style:table-column-properties style:column-width="0.109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2.K1" style:family="table-cell">
      <style:table-cell-properties style:vertical-align="top" fo:padding="0cm" fo:border="none" style:writing-mode="lr-tb"/>
    </style:style>
    <style:style style:name="表格3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3" style:family="table">
      <style:table-properties style:width="18.733cm" table:align="left" style:writing-mode="lr-tb"/>
    </style:style>
    <style:style style:name="表格33.A" style:family="table-column">
      <style:table-column-properties style:column-width="3.002cm"/>
    </style:style>
    <style:style style:name="表格33.B" style:family="table-column">
      <style:table-column-properties style:column-width="2.503cm"/>
    </style:style>
    <style:style style:name="表格33.C" style:family="table-column">
      <style:table-column-properties style:column-width="0.75cm"/>
    </style:style>
    <style:style style:name="表格33.E" style:family="table-column">
      <style:table-column-properties style:column-width="1cm"/>
    </style:style>
    <style:style style:name="表格33.H" style:family="table-column">
      <style:table-column-properties style:column-width="5.004cm"/>
    </style:style>
    <style:style style:name="表格33.I" style:family="table-column">
      <style:table-column-properties style:column-width="3.503cm"/>
    </style:style>
    <style:style style:name="表格33.J" style:family="table-column">
      <style:table-column-properties style:column-width="0.071cm"/>
    </style:style>
    <style:style style:name="表格33.K" style:family="table-column">
      <style:table-column-properties style:column-width="0.041cm"/>
    </style:style>
    <style:style style:name="表格33.L" style:family="table-column">
      <style:table-column-properties style:column-width="0.109cm"/>
    </style:style>
    <style:style style:name="表格33.1" style:family="table-row">
      <style:table-row-properties fo:keep-together="auto"/>
    </style:style>
    <style:style style:name="表格3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3.K1" style:family="table-cell">
      <style:table-cell-properties style:vertical-align="top" fo:padding="0cm" fo:border="none" style:writing-mode="lr-tb"/>
    </style:style>
    <style:style style:name="表格3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4" style:family="table">
      <style:table-properties style:width="18.733cm" table:align="left" style:writing-mode="lr-tb"/>
    </style:style>
    <style:style style:name="表格34.A" style:family="table-column">
      <style:table-column-properties style:column-width="3.002cm"/>
    </style:style>
    <style:style style:name="表格34.B" style:family="table-column">
      <style:table-column-properties style:column-width="2.503cm"/>
    </style:style>
    <style:style style:name="表格34.C" style:family="table-column">
      <style:table-column-properties style:column-width="0.75cm"/>
    </style:style>
    <style:style style:name="表格34.E" style:family="table-column">
      <style:table-column-properties style:column-width="1cm"/>
    </style:style>
    <style:style style:name="表格34.H" style:family="table-column">
      <style:table-column-properties style:column-width="5.004cm"/>
    </style:style>
    <style:style style:name="表格34.I" style:family="table-column">
      <style:table-column-properties style:column-width="3.503cm"/>
    </style:style>
    <style:style style:name="表格34.J" style:family="table-column">
      <style:table-column-properties style:column-width="0.071cm"/>
    </style:style>
    <style:style style:name="表格34.K" style:family="table-column">
      <style:table-column-properties style:column-width="0.041cm"/>
    </style:style>
    <style:style style:name="表格34.L" style:family="table-column">
      <style:table-column-properties style:column-width="0.109cm"/>
    </style:style>
    <style:style style:name="表格34.1" style:family="table-row">
      <style:table-row-properties fo:keep-together="auto"/>
    </style:style>
    <style:style style:name="表格3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4.K1" style:family="table-cell">
      <style:table-cell-properties style:vertical-align="top" fo:padding="0cm" fo:border="none" style:writing-mode="lr-tb"/>
    </style:style>
    <style:style style:name="表格3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5" style:family="table">
      <style:table-properties style:width="18.733cm" table:align="left" style:writing-mode="lr-tb"/>
    </style:style>
    <style:style style:name="表格35.A" style:family="table-column">
      <style:table-column-properties style:column-width="3.002cm"/>
    </style:style>
    <style:style style:name="表格35.B" style:family="table-column">
      <style:table-column-properties style:column-width="2.503cm"/>
    </style:style>
    <style:style style:name="表格35.C" style:family="table-column">
      <style:table-column-properties style:column-width="0.75cm"/>
    </style:style>
    <style:style style:name="表格35.E" style:family="table-column">
      <style:table-column-properties style:column-width="1cm"/>
    </style:style>
    <style:style style:name="表格35.H" style:family="table-column">
      <style:table-column-properties style:column-width="5.004cm"/>
    </style:style>
    <style:style style:name="表格35.I" style:family="table-column">
      <style:table-column-properties style:column-width="3.503cm"/>
    </style:style>
    <style:style style:name="表格35.J" style:family="table-column">
      <style:table-column-properties style:column-width="0.071cm"/>
    </style:style>
    <style:style style:name="表格35.K" style:family="table-column">
      <style:table-column-properties style:column-width="0.041cm"/>
    </style:style>
    <style:style style:name="表格35.L" style:family="table-column">
      <style:table-column-properties style:column-width="0.109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5.K1" style:family="table-cell">
      <style:table-cell-properties style:vertical-align="top" fo:padding="0cm" fo:border="none" style:writing-mode="lr-tb"/>
    </style:style>
    <style:style style:name="表格3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0" style:family="table">
      <style:table-properties style:width="18.733cm" table:align="left" style:writing-mode="lr-tb"/>
    </style:style>
    <style:style style:name="表格60.A" style:family="table-column">
      <style:table-column-properties style:column-width="3.002cm"/>
    </style:style>
    <style:style style:name="表格60.B" style:family="table-column">
      <style:table-column-properties style:column-width="2.503cm"/>
    </style:style>
    <style:style style:name="表格60.C" style:family="table-column">
      <style:table-column-properties style:column-width="0.75cm"/>
    </style:style>
    <style:style style:name="表格60.E" style:family="table-column">
      <style:table-column-properties style:column-width="1cm"/>
    </style:style>
    <style:style style:name="表格60.H" style:family="table-column">
      <style:table-column-properties style:column-width="5.004cm"/>
    </style:style>
    <style:style style:name="表格60.I" style:family="table-column">
      <style:table-column-properties style:column-width="3.503cm"/>
    </style:style>
    <style:style style:name="表格60.J" style:family="table-column">
      <style:table-column-properties style:column-width="0.071cm"/>
    </style:style>
    <style:style style:name="表格60.K" style:family="table-column">
      <style:table-column-properties style:column-width="0.041cm"/>
    </style:style>
    <style:style style:name="表格60.L" style:family="table-column">
      <style:table-column-properties style:column-width="0.109cm"/>
    </style:style>
    <style:style style:name="表格60.1" style:family="table-row">
      <style:table-row-properties fo:keep-together="auto"/>
    </style:style>
    <style:style style:name="表格6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0.K1" style:family="table-cell">
      <style:table-cell-properties style:vertical-align="top" fo:padding="0cm" fo:border="none" style:writing-mode="lr-tb"/>
    </style:style>
    <style:style style:name="表格6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6" style:family="table">
      <style:table-properties style:width="18.733cm" table:align="left" style:writing-mode="lr-tb"/>
    </style:style>
    <style:style style:name="表格36.A" style:family="table-column">
      <style:table-column-properties style:column-width="3.002cm"/>
    </style:style>
    <style:style style:name="表格36.B" style:family="table-column">
      <style:table-column-properties style:column-width="2.503cm"/>
    </style:style>
    <style:style style:name="表格36.C" style:family="table-column">
      <style:table-column-properties style:column-width="0.75cm"/>
    </style:style>
    <style:style style:name="表格36.E" style:family="table-column">
      <style:table-column-properties style:column-width="1cm"/>
    </style:style>
    <style:style style:name="表格36.H" style:family="table-column">
      <style:table-column-properties style:column-width="5.004cm"/>
    </style:style>
    <style:style style:name="表格36.I" style:family="table-column">
      <style:table-column-properties style:column-width="3.503cm"/>
    </style:style>
    <style:style style:name="表格36.J" style:family="table-column">
      <style:table-column-properties style:column-width="0.071cm"/>
    </style:style>
    <style:style style:name="表格36.K" style:family="table-column">
      <style:table-column-properties style:column-width="0.041cm"/>
    </style:style>
    <style:style style:name="表格36.L" style:family="table-column">
      <style:table-column-properties style:column-width="0.109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6.K1" style:family="table-cell">
      <style:table-cell-properties style:vertical-align="top" fo:padding="0cm" fo:border="none" style:writing-mode="lr-tb"/>
    </style:style>
    <style:style style:name="表格3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7" style:family="table">
      <style:table-properties style:width="18.733cm" table:align="left" style:writing-mode="lr-tb"/>
    </style:style>
    <style:style style:name="表格37.A" style:family="table-column">
      <style:table-column-properties style:column-width="3.002cm"/>
    </style:style>
    <style:style style:name="表格37.B" style:family="table-column">
      <style:table-column-properties style:column-width="2.503cm"/>
    </style:style>
    <style:style style:name="表格37.C" style:family="table-column">
      <style:table-column-properties style:column-width="0.75cm"/>
    </style:style>
    <style:style style:name="表格37.E" style:family="table-column">
      <style:table-column-properties style:column-width="1cm"/>
    </style:style>
    <style:style style:name="表格37.H" style:family="table-column">
      <style:table-column-properties style:column-width="5.004cm"/>
    </style:style>
    <style:style style:name="表格37.I" style:family="table-column">
      <style:table-column-properties style:column-width="3.503cm"/>
    </style:style>
    <style:style style:name="表格37.J" style:family="table-column">
      <style:table-column-properties style:column-width="0.071cm"/>
    </style:style>
    <style:style style:name="表格37.K" style:family="table-column">
      <style:table-column-properties style:column-width="0.041cm"/>
    </style:style>
    <style:style style:name="表格37.L" style:family="table-column">
      <style:table-column-properties style:column-width="0.109cm"/>
    </style:style>
    <style:style style:name="表格37.1" style:family="table-row">
      <style:table-row-properties fo:keep-together="auto"/>
    </style:style>
    <style:style style:name="表格3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7.K1" style:family="table-cell">
      <style:table-cell-properties style:vertical-align="top" fo:padding="0cm" fo:border="none" style:writing-mode="lr-tb"/>
    </style:style>
    <style:style style:name="表格3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0" style:family="table">
      <style:table-properties style:width="18.733cm" table:align="left" style:writing-mode="lr-tb"/>
    </style:style>
    <style:style style:name="表格40.A" style:family="table-column">
      <style:table-column-properties style:column-width="3.002cm"/>
    </style:style>
    <style:style style:name="表格40.B" style:family="table-column">
      <style:table-column-properties style:column-width="2.503cm"/>
    </style:style>
    <style:style style:name="表格40.C" style:family="table-column">
      <style:table-column-properties style:column-width="0.75cm"/>
    </style:style>
    <style:style style:name="表格40.E" style:family="table-column">
      <style:table-column-properties style:column-width="1cm"/>
    </style:style>
    <style:style style:name="表格40.H" style:family="table-column">
      <style:table-column-properties style:column-width="5.004cm"/>
    </style:style>
    <style:style style:name="表格40.I" style:family="table-column">
      <style:table-column-properties style:column-width="3.503cm"/>
    </style:style>
    <style:style style:name="表格40.J" style:family="table-column">
      <style:table-column-properties style:column-width="0.071cm"/>
    </style:style>
    <style:style style:name="表格40.K" style:family="table-column">
      <style:table-column-properties style:column-width="0.041cm"/>
    </style:style>
    <style:style style:name="表格40.L" style:family="table-column">
      <style:table-column-properties style:column-width="0.109cm"/>
    </style:style>
    <style:style style:name="表格40.1" style:family="table-row">
      <style:table-row-properties fo:keep-together="auto"/>
    </style:style>
    <style:style style:name="表格4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0.K1" style:family="table-cell">
      <style:table-cell-properties style:vertical-align="top" fo:padding="0cm" fo:border="none" style:writing-mode="lr-tb"/>
    </style:style>
    <style:style style:name="表格4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9" style:family="table">
      <style:table-properties style:width="18.733cm" table:align="left" style:writing-mode="lr-tb"/>
    </style:style>
    <style:style style:name="表格39.A" style:family="table-column">
      <style:table-column-properties style:column-width="3.002cm"/>
    </style:style>
    <style:style style:name="表格39.B" style:family="table-column">
      <style:table-column-properties style:column-width="2.503cm"/>
    </style:style>
    <style:style style:name="表格39.C" style:family="table-column">
      <style:table-column-properties style:column-width="0.75cm"/>
    </style:style>
    <style:style style:name="表格39.E" style:family="table-column">
      <style:table-column-properties style:column-width="1cm"/>
    </style:style>
    <style:style style:name="表格39.H" style:family="table-column">
      <style:table-column-properties style:column-width="5.004cm"/>
    </style:style>
    <style:style style:name="表格39.I" style:family="table-column">
      <style:table-column-properties style:column-width="3.503cm"/>
    </style:style>
    <style:style style:name="表格39.J" style:family="table-column">
      <style:table-column-properties style:column-width="0.071cm"/>
    </style:style>
    <style:style style:name="表格39.K" style:family="table-column">
      <style:table-column-properties style:column-width="0.041cm"/>
    </style:style>
    <style:style style:name="表格39.L" style:family="table-column">
      <style:table-column-properties style:column-width="0.109cm"/>
    </style:style>
    <style:style style:name="表格39.1" style:family="table-row">
      <style:table-row-properties fo:keep-together="auto"/>
    </style:style>
    <style:style style:name="表格3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9.K1" style:family="table-cell">
      <style:table-cell-properties style:vertical-align="top" fo:padding="0cm" fo:border="none" style:writing-mode="lr-tb"/>
    </style:style>
    <style:style style:name="表格3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1" style:family="table">
      <style:table-properties style:width="18.733cm" table:align="left" style:writing-mode="lr-tb"/>
    </style:style>
    <style:style style:name="表格41.A" style:family="table-column">
      <style:table-column-properties style:column-width="3.002cm"/>
    </style:style>
    <style:style style:name="表格41.B" style:family="table-column">
      <style:table-column-properties style:column-width="2.503cm"/>
    </style:style>
    <style:style style:name="表格41.C" style:family="table-column">
      <style:table-column-properties style:column-width="0.75cm"/>
    </style:style>
    <style:style style:name="表格41.E" style:family="table-column">
      <style:table-column-properties style:column-width="1cm"/>
    </style:style>
    <style:style style:name="表格41.H" style:family="table-column">
      <style:table-column-properties style:column-width="5.004cm"/>
    </style:style>
    <style:style style:name="表格41.I" style:family="table-column">
      <style:table-column-properties style:column-width="3.503cm"/>
    </style:style>
    <style:style style:name="表格41.J" style:family="table-column">
      <style:table-column-properties style:column-width="0.071cm"/>
    </style:style>
    <style:style style:name="表格41.K" style:family="table-column">
      <style:table-column-properties style:column-width="0.041cm"/>
    </style:style>
    <style:style style:name="表格41.L" style:family="table-column">
      <style:table-column-properties style:column-width="0.109cm"/>
    </style:style>
    <style:style style:name="表格41.1" style:family="table-row">
      <style:table-row-properties fo:keep-together="auto"/>
    </style:style>
    <style:style style:name="表格4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1.K1" style:family="table-cell">
      <style:table-cell-properties style:vertical-align="top" fo:padding="0cm" fo:border="none" style:writing-mode="lr-tb"/>
    </style:style>
    <style:style style:name="表格4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3" style:family="table">
      <style:table-properties style:width="18.733cm" table:align="left" style:writing-mode="lr-tb"/>
    </style:style>
    <style:style style:name="表格43.A" style:family="table-column">
      <style:table-column-properties style:column-width="3.002cm"/>
    </style:style>
    <style:style style:name="表格43.B" style:family="table-column">
      <style:table-column-properties style:column-width="2.503cm"/>
    </style:style>
    <style:style style:name="表格43.C" style:family="table-column">
      <style:table-column-properties style:column-width="0.75cm"/>
    </style:style>
    <style:style style:name="表格43.E" style:family="table-column">
      <style:table-column-properties style:column-width="1cm"/>
    </style:style>
    <style:style style:name="表格43.H" style:family="table-column">
      <style:table-column-properties style:column-width="5.004cm"/>
    </style:style>
    <style:style style:name="表格43.I" style:family="table-column">
      <style:table-column-properties style:column-width="3.503cm"/>
    </style:style>
    <style:style style:name="表格43.J" style:family="table-column">
      <style:table-column-properties style:column-width="0.071cm"/>
    </style:style>
    <style:style style:name="表格43.K" style:family="table-column">
      <style:table-column-properties style:column-width="0.041cm"/>
    </style:style>
    <style:style style:name="表格43.L" style:family="table-column">
      <style:table-column-properties style:column-width="0.109cm"/>
    </style:style>
    <style:style style:name="表格43.1" style:family="table-row">
      <style:table-row-properties fo:keep-together="auto"/>
    </style:style>
    <style:style style:name="表格4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3.K1" style:family="table-cell">
      <style:table-cell-properties style:vertical-align="top" fo:padding="0cm" fo:border="none" style:writing-mode="lr-tb"/>
    </style:style>
    <style:style style:name="表格4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5" style:family="table">
      <style:table-properties style:width="18.733cm" table:align="left" style:writing-mode="lr-tb"/>
    </style:style>
    <style:style style:name="表格45.A" style:family="table-column">
      <style:table-column-properties style:column-width="3.002cm"/>
    </style:style>
    <style:style style:name="表格45.B" style:family="table-column">
      <style:table-column-properties style:column-width="2.503cm"/>
    </style:style>
    <style:style style:name="表格45.C" style:family="table-column">
      <style:table-column-properties style:column-width="0.75cm"/>
    </style:style>
    <style:style style:name="表格45.E" style:family="table-column">
      <style:table-column-properties style:column-width="1cm"/>
    </style:style>
    <style:style style:name="表格45.H" style:family="table-column">
      <style:table-column-properties style:column-width="5.004cm"/>
    </style:style>
    <style:style style:name="表格45.I" style:family="table-column">
      <style:table-column-properties style:column-width="3.503cm"/>
    </style:style>
    <style:style style:name="表格45.J" style:family="table-column">
      <style:table-column-properties style:column-width="0.071cm"/>
    </style:style>
    <style:style style:name="表格45.K" style:family="table-column">
      <style:table-column-properties style:column-width="0.041cm"/>
    </style:style>
    <style:style style:name="表格45.L" style:family="table-column">
      <style:table-column-properties style:column-width="0.109cm"/>
    </style:style>
    <style:style style:name="表格45.1" style:family="table-row">
      <style:table-row-properties fo:keep-together="auto"/>
    </style:style>
    <style:style style:name="表格4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5.K1" style:family="table-cell">
      <style:table-cell-properties style:vertical-align="top" fo:padding="0cm" fo:border="none" style:writing-mode="lr-tb"/>
    </style:style>
    <style:style style:name="表格4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4" style:family="table">
      <style:table-properties style:width="18.733cm" table:align="left" style:writing-mode="lr-tb"/>
    </style:style>
    <style:style style:name="表格44.A" style:family="table-column">
      <style:table-column-properties style:column-width="3.002cm"/>
    </style:style>
    <style:style style:name="表格44.B" style:family="table-column">
      <style:table-column-properties style:column-width="2.503cm"/>
    </style:style>
    <style:style style:name="表格44.C" style:family="table-column">
      <style:table-column-properties style:column-width="0.75cm"/>
    </style:style>
    <style:style style:name="表格44.E" style:family="table-column">
      <style:table-column-properties style:column-width="1cm"/>
    </style:style>
    <style:style style:name="表格44.H" style:family="table-column">
      <style:table-column-properties style:column-width="5.004cm"/>
    </style:style>
    <style:style style:name="表格44.I" style:family="table-column">
      <style:table-column-properties style:column-width="3.503cm"/>
    </style:style>
    <style:style style:name="表格44.J" style:family="table-column">
      <style:table-column-properties style:column-width="0.071cm"/>
    </style:style>
    <style:style style:name="表格44.K" style:family="table-column">
      <style:table-column-properties style:column-width="0.041cm"/>
    </style:style>
    <style:style style:name="表格44.L" style:family="table-column">
      <style:table-column-properties style:column-width="0.109cm"/>
    </style:style>
    <style:style style:name="表格44.1" style:family="table-row">
      <style:table-row-properties fo:keep-together="auto"/>
    </style:style>
    <style:style style:name="表格4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4.K1" style:family="table-cell">
      <style:table-cell-properties style:vertical-align="top" fo:padding="0cm" fo:border="none" style:writing-mode="lr-tb"/>
    </style:style>
    <style:style style:name="表格4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7" style:family="table">
      <style:table-properties style:width="18.733cm" table:align="left" style:writing-mode="lr-tb"/>
    </style:style>
    <style:style style:name="表格47.A" style:family="table-column">
      <style:table-column-properties style:column-width="3.002cm"/>
    </style:style>
    <style:style style:name="表格47.B" style:family="table-column">
      <style:table-column-properties style:column-width="2.503cm"/>
    </style:style>
    <style:style style:name="表格47.C" style:family="table-column">
      <style:table-column-properties style:column-width="0.75cm"/>
    </style:style>
    <style:style style:name="表格47.E" style:family="table-column">
      <style:table-column-properties style:column-width="1cm"/>
    </style:style>
    <style:style style:name="表格47.H" style:family="table-column">
      <style:table-column-properties style:column-width="5.004cm"/>
    </style:style>
    <style:style style:name="表格47.I" style:family="table-column">
      <style:table-column-properties style:column-width="3.503cm"/>
    </style:style>
    <style:style style:name="表格47.J" style:family="table-column">
      <style:table-column-properties style:column-width="0.071cm"/>
    </style:style>
    <style:style style:name="表格47.K" style:family="table-column">
      <style:table-column-properties style:column-width="0.041cm"/>
    </style:style>
    <style:style style:name="表格47.L" style:family="table-column">
      <style:table-column-properties style:column-width="0.109cm"/>
    </style:style>
    <style:style style:name="表格47.1" style:family="table-row">
      <style:table-row-properties fo:keep-together="auto"/>
    </style:style>
    <style:style style:name="表格4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7.K1" style:family="table-cell">
      <style:table-cell-properties style:vertical-align="top" fo:padding="0cm" fo:border="none" style:writing-mode="lr-tb"/>
    </style:style>
    <style:style style:name="表格4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8" style:family="table">
      <style:table-properties style:width="18.733cm" table:align="left" style:writing-mode="lr-tb"/>
    </style:style>
    <style:style style:name="表格48.A" style:family="table-column">
      <style:table-column-properties style:column-width="3.002cm"/>
    </style:style>
    <style:style style:name="表格48.B" style:family="table-column">
      <style:table-column-properties style:column-width="2.503cm"/>
    </style:style>
    <style:style style:name="表格48.C" style:family="table-column">
      <style:table-column-properties style:column-width="0.75cm"/>
    </style:style>
    <style:style style:name="表格48.E" style:family="table-column">
      <style:table-column-properties style:column-width="1cm"/>
    </style:style>
    <style:style style:name="表格48.H" style:family="table-column">
      <style:table-column-properties style:column-width="5.004cm"/>
    </style:style>
    <style:style style:name="表格48.I" style:family="table-column">
      <style:table-column-properties style:column-width="3.503cm"/>
    </style:style>
    <style:style style:name="表格48.J" style:family="table-column">
      <style:table-column-properties style:column-width="0.071cm"/>
    </style:style>
    <style:style style:name="表格48.K" style:family="table-column">
      <style:table-column-properties style:column-width="0.041cm"/>
    </style:style>
    <style:style style:name="表格48.L" style:family="table-column">
      <style:table-column-properties style:column-width="0.109cm"/>
    </style:style>
    <style:style style:name="表格48.1" style:family="table-row">
      <style:table-row-properties fo:keep-together="auto"/>
    </style:style>
    <style:style style:name="表格4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8.K1" style:family="table-cell">
      <style:table-cell-properties style:vertical-align="top" fo:padding="0cm" fo:border="none" style:writing-mode="lr-tb"/>
    </style:style>
    <style:style style:name="表格4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9" style:family="table">
      <style:table-properties style:width="18.733cm" table:align="left" style:writing-mode="lr-tb"/>
    </style:style>
    <style:style style:name="表格49.A" style:family="table-column">
      <style:table-column-properties style:column-width="3.002cm"/>
    </style:style>
    <style:style style:name="表格49.B" style:family="table-column">
      <style:table-column-properties style:column-width="2.503cm"/>
    </style:style>
    <style:style style:name="表格49.C" style:family="table-column">
      <style:table-column-properties style:column-width="0.75cm"/>
    </style:style>
    <style:style style:name="表格49.E" style:family="table-column">
      <style:table-column-properties style:column-width="1cm"/>
    </style:style>
    <style:style style:name="表格49.H" style:family="table-column">
      <style:table-column-properties style:column-width="5.004cm"/>
    </style:style>
    <style:style style:name="表格49.I" style:family="table-column">
      <style:table-column-properties style:column-width="3.503cm"/>
    </style:style>
    <style:style style:name="表格49.J" style:family="table-column">
      <style:table-column-properties style:column-width="0.071cm"/>
    </style:style>
    <style:style style:name="表格49.K" style:family="table-column">
      <style:table-column-properties style:column-width="0.041cm"/>
    </style:style>
    <style:style style:name="表格49.L" style:family="table-column">
      <style:table-column-properties style:column-width="0.109cm"/>
    </style:style>
    <style:style style:name="表格49.1" style:family="table-row">
      <style:table-row-properties fo:keep-together="auto"/>
    </style:style>
    <style:style style:name="表格4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9.K1" style:family="table-cell">
      <style:table-cell-properties style:vertical-align="top" fo:padding="0cm" fo:border="none" style:writing-mode="lr-tb"/>
    </style:style>
    <style:style style:name="表格4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0" style:family="table">
      <style:table-properties style:width="18.733cm" table:align="left" style:writing-mode="lr-tb"/>
    </style:style>
    <style:style style:name="表格50.A" style:family="table-column">
      <style:table-column-properties style:column-width="3.002cm"/>
    </style:style>
    <style:style style:name="表格50.B" style:family="table-column">
      <style:table-column-properties style:column-width="2.503cm"/>
    </style:style>
    <style:style style:name="表格50.C" style:family="table-column">
      <style:table-column-properties style:column-width="0.75cm"/>
    </style:style>
    <style:style style:name="表格50.E" style:family="table-column">
      <style:table-column-properties style:column-width="1cm"/>
    </style:style>
    <style:style style:name="表格50.H" style:family="table-column">
      <style:table-column-properties style:column-width="5.004cm"/>
    </style:style>
    <style:style style:name="表格50.I" style:family="table-column">
      <style:table-column-properties style:column-width="3.503cm"/>
    </style:style>
    <style:style style:name="表格50.J" style:family="table-column">
      <style:table-column-properties style:column-width="0.071cm"/>
    </style:style>
    <style:style style:name="表格50.K" style:family="table-column">
      <style:table-column-properties style:column-width="0.041cm"/>
    </style:style>
    <style:style style:name="表格50.L" style:family="table-column">
      <style:table-column-properties style:column-width="0.109cm"/>
    </style:style>
    <style:style style:name="表格50.1" style:family="table-row">
      <style:table-row-properties fo:keep-together="auto"/>
    </style:style>
    <style:style style:name="表格5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0.K1" style:family="table-cell">
      <style:table-cell-properties style:vertical-align="top" fo:padding="0cm" fo:border="none" style:writing-mode="lr-tb"/>
    </style:style>
    <style:style style:name="表格5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1" style:family="table">
      <style:table-properties style:width="18.733cm" table:align="left" style:writing-mode="lr-tb"/>
    </style:style>
    <style:style style:name="表格51.A" style:family="table-column">
      <style:table-column-properties style:column-width="3.002cm"/>
    </style:style>
    <style:style style:name="表格51.B" style:family="table-column">
      <style:table-column-properties style:column-width="2.503cm"/>
    </style:style>
    <style:style style:name="表格51.C" style:family="table-column">
      <style:table-column-properties style:column-width="0.75cm"/>
    </style:style>
    <style:style style:name="表格51.E" style:family="table-column">
      <style:table-column-properties style:column-width="1cm"/>
    </style:style>
    <style:style style:name="表格51.H" style:family="table-column">
      <style:table-column-properties style:column-width="5.004cm"/>
    </style:style>
    <style:style style:name="表格51.I" style:family="table-column">
      <style:table-column-properties style:column-width="3.503cm"/>
    </style:style>
    <style:style style:name="表格51.J" style:family="table-column">
      <style:table-column-properties style:column-width="0.071cm"/>
    </style:style>
    <style:style style:name="表格51.K" style:family="table-column">
      <style:table-column-properties style:column-width="0.041cm"/>
    </style:style>
    <style:style style:name="表格51.L" style:family="table-column">
      <style:table-column-properties style:column-width="0.109cm"/>
    </style:style>
    <style:style style:name="表格51.1" style:family="table-row">
      <style:table-row-properties fo:keep-together="auto"/>
    </style:style>
    <style:style style:name="表格5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1.K1" style:family="table-cell">
      <style:table-cell-properties style:vertical-align="top" fo:padding="0cm" fo:border="none" style:writing-mode="lr-tb"/>
    </style:style>
    <style:style style:name="表格5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" style:family="table">
      <style:table-properties style:width="18.733cm" table:align="left" style:writing-mode="lr-tb"/>
    </style:style>
    <style:style style:name="表格61.A" style:family="table-column">
      <style:table-column-properties style:column-width="3.002cm"/>
    </style:style>
    <style:style style:name="表格61.B" style:family="table-column">
      <style:table-column-properties style:column-width="2.503cm"/>
    </style:style>
    <style:style style:name="表格61.C" style:family="table-column">
      <style:table-column-properties style:column-width="0.75cm"/>
    </style:style>
    <style:style style:name="表格61.E" style:family="table-column">
      <style:table-column-properties style:column-width="1cm"/>
    </style:style>
    <style:style style:name="表格61.H" style:family="table-column">
      <style:table-column-properties style:column-width="5.004cm"/>
    </style:style>
    <style:style style:name="表格61.I" style:family="table-column">
      <style:table-column-properties style:column-width="3.503cm"/>
    </style:style>
    <style:style style:name="表格61.J" style:family="table-column">
      <style:table-column-properties style:column-width="0.071cm"/>
    </style:style>
    <style:style style:name="表格61.K" style:family="table-column">
      <style:table-column-properties style:column-width="0.041cm"/>
    </style:style>
    <style:style style:name="表格61.L" style:family="table-column">
      <style:table-column-properties style:column-width="0.109cm"/>
    </style:style>
    <style:style style:name="表格61.1" style:family="table-row">
      <style:table-row-properties fo:keep-together="auto"/>
    </style:style>
    <style:style style:name="表格6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1.K1" style:family="table-cell">
      <style:table-cell-properties style:vertical-align="top" fo:padding="0cm" fo:border="none" style:writing-mode="lr-tb"/>
    </style:style>
    <style:style style:name="表格6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.14" style:family="table-row">
      <style:table-row-properties style:min-row-height="0.766cm" fo:keep-together="auto"/>
    </style:style>
    <style:style style:name="表格53" style:family="table">
      <style:table-properties style:width="18.733cm" table:align="left" style:writing-mode="lr-tb"/>
    </style:style>
    <style:style style:name="表格53.A" style:family="table-column">
      <style:table-column-properties style:column-width="3.002cm"/>
    </style:style>
    <style:style style:name="表格53.B" style:family="table-column">
      <style:table-column-properties style:column-width="2.503cm"/>
    </style:style>
    <style:style style:name="表格53.C" style:family="table-column">
      <style:table-column-properties style:column-width="0.75cm"/>
    </style:style>
    <style:style style:name="表格53.E" style:family="table-column">
      <style:table-column-properties style:column-width="1cm"/>
    </style:style>
    <style:style style:name="表格53.H" style:family="table-column">
      <style:table-column-properties style:column-width="5.004cm"/>
    </style:style>
    <style:style style:name="表格53.I" style:family="table-column">
      <style:table-column-properties style:column-width="3.503cm"/>
    </style:style>
    <style:style style:name="表格53.J" style:family="table-column">
      <style:table-column-properties style:column-width="0.071cm"/>
    </style:style>
    <style:style style:name="表格53.K" style:family="table-column">
      <style:table-column-properties style:column-width="0.041cm"/>
    </style:style>
    <style:style style:name="表格53.L" style:family="table-column">
      <style:table-column-properties style:column-width="0.109cm"/>
    </style:style>
    <style:style style:name="表格53.1" style:family="table-row">
      <style:table-row-properties fo:keep-together="auto"/>
    </style:style>
    <style:style style:name="表格5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3.K1" style:family="table-cell">
      <style:table-cell-properties style:vertical-align="top" fo:padding="0cm" fo:border="none" style:writing-mode="lr-tb"/>
    </style:style>
    <style:style style:name="表格5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2" style:family="table">
      <style:table-properties style:width="18.733cm" table:align="left" style:writing-mode="lr-tb"/>
    </style:style>
    <style:style style:name="表格52.A" style:family="table-column">
      <style:table-column-properties style:column-width="3.002cm"/>
    </style:style>
    <style:style style:name="表格52.B" style:family="table-column">
      <style:table-column-properties style:column-width="2.503cm"/>
    </style:style>
    <style:style style:name="表格52.C" style:family="table-column">
      <style:table-column-properties style:column-width="0.75cm"/>
    </style:style>
    <style:style style:name="表格52.E" style:family="table-column">
      <style:table-column-properties style:column-width="1cm"/>
    </style:style>
    <style:style style:name="表格52.H" style:family="table-column">
      <style:table-column-properties style:column-width="5.004cm"/>
    </style:style>
    <style:style style:name="表格52.I" style:family="table-column">
      <style:table-column-properties style:column-width="3.503cm"/>
    </style:style>
    <style:style style:name="表格52.J" style:family="table-column">
      <style:table-column-properties style:column-width="0.071cm"/>
    </style:style>
    <style:style style:name="表格52.K" style:family="table-column">
      <style:table-column-properties style:column-width="0.041cm"/>
    </style:style>
    <style:style style:name="表格52.L" style:family="table-column">
      <style:table-column-properties style:column-width="0.109cm"/>
    </style:style>
    <style:style style:name="表格52.1" style:family="table-row">
      <style:table-row-properties fo:keep-together="auto"/>
    </style:style>
    <style:style style:name="表格5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2.K1" style:family="table-cell">
      <style:table-cell-properties style:vertical-align="top" fo:padding="0cm" fo:border="none" style:writing-mode="lr-tb"/>
    </style:style>
    <style:style style:name="表格5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4" style:family="table">
      <style:table-properties style:width="18.733cm" table:align="left" style:writing-mode="lr-tb"/>
    </style:style>
    <style:style style:name="表格54.A" style:family="table-column">
      <style:table-column-properties style:column-width="3.002cm"/>
    </style:style>
    <style:style style:name="表格54.B" style:family="table-column">
      <style:table-column-properties style:column-width="2.503cm"/>
    </style:style>
    <style:style style:name="表格54.C" style:family="table-column">
      <style:table-column-properties style:column-width="0.75cm"/>
    </style:style>
    <style:style style:name="表格54.E" style:family="table-column">
      <style:table-column-properties style:column-width="1cm"/>
    </style:style>
    <style:style style:name="表格54.H" style:family="table-column">
      <style:table-column-properties style:column-width="5.004cm"/>
    </style:style>
    <style:style style:name="表格54.I" style:family="table-column">
      <style:table-column-properties style:column-width="3.503cm"/>
    </style:style>
    <style:style style:name="表格54.J" style:family="table-column">
      <style:table-column-properties style:column-width="0.071cm"/>
    </style:style>
    <style:style style:name="表格54.K" style:family="table-column">
      <style:table-column-properties style:column-width="0.041cm"/>
    </style:style>
    <style:style style:name="表格54.L" style:family="table-column">
      <style:table-column-properties style:column-width="0.109cm"/>
    </style:style>
    <style:style style:name="表格54.1" style:family="table-row">
      <style:table-row-properties fo:keep-together="auto"/>
    </style:style>
    <style:style style:name="表格5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4.K1" style:family="table-cell">
      <style:table-cell-properties style:vertical-align="top" fo:padding="0cm" fo:border="none" style:writing-mode="lr-tb"/>
    </style:style>
    <style:style style:name="表格5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5" style:family="table">
      <style:table-properties style:width="18.733cm" table:align="left" style:writing-mode="lr-tb"/>
    </style:style>
    <style:style style:name="表格55.A" style:family="table-column">
      <style:table-column-properties style:column-width="3.002cm"/>
    </style:style>
    <style:style style:name="表格55.B" style:family="table-column">
      <style:table-column-properties style:column-width="2.503cm"/>
    </style:style>
    <style:style style:name="表格55.C" style:family="table-column">
      <style:table-column-properties style:column-width="0.75cm"/>
    </style:style>
    <style:style style:name="表格55.E" style:family="table-column">
      <style:table-column-properties style:column-width="1cm"/>
    </style:style>
    <style:style style:name="表格55.H" style:family="table-column">
      <style:table-column-properties style:column-width="5.004cm"/>
    </style:style>
    <style:style style:name="表格55.I" style:family="table-column">
      <style:table-column-properties style:column-width="3.503cm"/>
    </style:style>
    <style:style style:name="表格55.J" style:family="table-column">
      <style:table-column-properties style:column-width="0.071cm"/>
    </style:style>
    <style:style style:name="表格55.K" style:family="table-column">
      <style:table-column-properties style:column-width="0.041cm"/>
    </style:style>
    <style:style style:name="表格55.L" style:family="table-column">
      <style:table-column-properties style:column-width="0.109cm"/>
    </style:style>
    <style:style style:name="表格55.1" style:family="table-row">
      <style:table-row-properties fo:keep-together="auto"/>
    </style:style>
    <style:style style:name="表格5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5.K1" style:family="table-cell">
      <style:table-cell-properties style:vertical-align="top" fo:padding="0cm" fo:border="none" style:writing-mode="lr-tb"/>
    </style:style>
    <style:style style:name="表格5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6" style:family="table">
      <style:table-properties style:width="18.733cm" table:align="left" style:writing-mode="lr-tb"/>
    </style:style>
    <style:style style:name="表格56.A" style:family="table-column">
      <style:table-column-properties style:column-width="3.002cm"/>
    </style:style>
    <style:style style:name="表格56.B" style:family="table-column">
      <style:table-column-properties style:column-width="2.503cm"/>
    </style:style>
    <style:style style:name="表格56.C" style:family="table-column">
      <style:table-column-properties style:column-width="0.75cm"/>
    </style:style>
    <style:style style:name="表格56.E" style:family="table-column">
      <style:table-column-properties style:column-width="1cm"/>
    </style:style>
    <style:style style:name="表格56.H" style:family="table-column">
      <style:table-column-properties style:column-width="5.004cm"/>
    </style:style>
    <style:style style:name="表格56.I" style:family="table-column">
      <style:table-column-properties style:column-width="3.503cm"/>
    </style:style>
    <style:style style:name="表格56.J" style:family="table-column">
      <style:table-column-properties style:column-width="0.071cm"/>
    </style:style>
    <style:style style:name="表格56.K" style:family="table-column">
      <style:table-column-properties style:column-width="0.041cm"/>
    </style:style>
    <style:style style:name="表格56.L" style:family="table-column">
      <style:table-column-properties style:column-width="0.109cm"/>
    </style:style>
    <style:style style:name="表格56.1" style:family="table-row">
      <style:table-row-properties fo:keep-together="auto"/>
    </style:style>
    <style:style style:name="表格5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6.K1" style:family="table-cell">
      <style:table-cell-properties style:vertical-align="top" fo:padding="0cm" fo:border="none" style:writing-mode="lr-tb"/>
    </style:style>
    <style:style style:name="表格5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7" style:family="table">
      <style:table-properties style:width="18.733cm" table:align="left" style:writing-mode="lr-tb"/>
    </style:style>
    <style:style style:name="表格57.A" style:family="table-column">
      <style:table-column-properties style:column-width="3.002cm"/>
    </style:style>
    <style:style style:name="表格57.B" style:family="table-column">
      <style:table-column-properties style:column-width="2.503cm"/>
    </style:style>
    <style:style style:name="表格57.C" style:family="table-column">
      <style:table-column-properties style:column-width="0.75cm"/>
    </style:style>
    <style:style style:name="表格57.E" style:family="table-column">
      <style:table-column-properties style:column-width="1cm"/>
    </style:style>
    <style:style style:name="表格57.H" style:family="table-column">
      <style:table-column-properties style:column-width="5.004cm"/>
    </style:style>
    <style:style style:name="表格57.I" style:family="table-column">
      <style:table-column-properties style:column-width="3.503cm"/>
    </style:style>
    <style:style style:name="表格57.J" style:family="table-column">
      <style:table-column-properties style:column-width="0.071cm"/>
    </style:style>
    <style:style style:name="表格57.K" style:family="table-column">
      <style:table-column-properties style:column-width="0.041cm"/>
    </style:style>
    <style:style style:name="表格57.L" style:family="table-column">
      <style:table-column-properties style:column-width="0.109cm"/>
    </style:style>
    <style:style style:name="表格57.1" style:family="table-row">
      <style:table-row-properties fo:keep-together="auto"/>
    </style:style>
    <style:style style:name="表格5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7.K1" style:family="table-cell">
      <style:table-cell-properties style:vertical-align="top" fo:padding="0cm" fo:border="none" style:writing-mode="lr-tb"/>
    </style:style>
    <style:style style:name="表格5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8" style:family="table">
      <style:table-properties style:width="18.733cm" table:align="left" style:writing-mode="lr-tb"/>
    </style:style>
    <style:style style:name="表格58.A" style:family="table-column">
      <style:table-column-properties style:column-width="3.002cm"/>
    </style:style>
    <style:style style:name="表格58.B" style:family="table-column">
      <style:table-column-properties style:column-width="2.503cm"/>
    </style:style>
    <style:style style:name="表格58.C" style:family="table-column">
      <style:table-column-properties style:column-width="0.75cm"/>
    </style:style>
    <style:style style:name="表格58.E" style:family="table-column">
      <style:table-column-properties style:column-width="1cm"/>
    </style:style>
    <style:style style:name="表格58.H" style:family="table-column">
      <style:table-column-properties style:column-width="5.004cm"/>
    </style:style>
    <style:style style:name="表格58.I" style:family="table-column">
      <style:table-column-properties style:column-width="3.503cm"/>
    </style:style>
    <style:style style:name="表格58.J" style:family="table-column">
      <style:table-column-properties style:column-width="0.071cm"/>
    </style:style>
    <style:style style:name="表格58.K" style:family="table-column">
      <style:table-column-properties style:column-width="0.041cm"/>
    </style:style>
    <style:style style:name="表格58.L" style:family="table-column">
      <style:table-column-properties style:column-width="0.109cm"/>
    </style:style>
    <style:style style:name="表格58.1" style:family="table-row">
      <style:table-row-properties fo:keep-together="auto"/>
    </style:style>
    <style:style style:name="表格5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8.K1" style:family="table-cell">
      <style:table-cell-properties style:vertical-align="top" fo:padding="0cm" fo:border="none" style:writing-mode="lr-tb"/>
    </style:style>
    <style:style style:name="表格5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9" style:family="table">
      <style:table-properties style:width="18.733cm" table:align="left" style:writing-mode="lr-tb"/>
    </style:style>
    <style:style style:name="表格59.A" style:family="table-column">
      <style:table-column-properties style:column-width="3.002cm"/>
    </style:style>
    <style:style style:name="表格59.B" style:family="table-column">
      <style:table-column-properties style:column-width="2.503cm"/>
    </style:style>
    <style:style style:name="表格59.C" style:family="table-column">
      <style:table-column-properties style:column-width="0.75cm"/>
    </style:style>
    <style:style style:name="表格59.E" style:family="table-column">
      <style:table-column-properties style:column-width="1cm"/>
    </style:style>
    <style:style style:name="表格59.H" style:family="table-column">
      <style:table-column-properties style:column-width="5.004cm"/>
    </style:style>
    <style:style style:name="表格59.I" style:family="table-column">
      <style:table-column-properties style:column-width="3.503cm"/>
    </style:style>
    <style:style style:name="表格59.J" style:family="table-column">
      <style:table-column-properties style:column-width="0.071cm"/>
    </style:style>
    <style:style style:name="表格59.K" style:family="table-column">
      <style:table-column-properties style:column-width="0.041cm"/>
    </style:style>
    <style:style style:name="表格59.L" style:family="table-column">
      <style:table-column-properties style:column-width="0.109cm"/>
    </style:style>
    <style:style style:name="表格59.1" style:family="table-row">
      <style:table-row-properties fo:keep-together="auto"/>
    </style:style>
    <style:style style:name="表格5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9.K1" style:family="table-cell">
      <style:table-cell-properties style:vertical-align="top" fo:padding="0cm" fo:border="none" style:writing-mode="lr-tb"/>
    </style:style>
    <style:style style:name="表格5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ba608"/>
    </style:style>
    <style:style style:name="P4" style:family="paragraph" style:parent-style-name="Standard">
      <style:paragraph-properties style:snap-to-layout-grid="false"/>
      <style:text-properties officeooo:paragraph-rsid="003433ee"/>
    </style:style>
    <style:style style:name="P5" style:family="paragraph" style:parent-style-name="Standard">
      <style:paragraph-properties style:snap-to-layout-grid="false"/>
      <style:text-properties officeooo:paragraph-rsid="00432e7c"/>
    </style:style>
    <style:style style:name="P6" style:family="paragraph" style:parent-style-name="Standard">
      <style:paragraph-properties style:snap-to-layout-grid="false"/>
      <style:text-properties officeooo:paragraph-rsid="0050c4e0"/>
    </style:style>
    <style:style style:name="P7" style:family="paragraph" style:parent-style-name="Standard">
      <style:paragraph-properties style:snap-to-layout-grid="false"/>
      <style:text-properties officeooo:paragraph-rsid="0054c2ab"/>
    </style:style>
    <style:style style:name="P8" style:family="paragraph" style:parent-style-name="Standard">
      <style:paragraph-properties style:snap-to-layout-grid="false"/>
      <style:text-properties officeooo:paragraph-rsid="007824f1"/>
    </style:style>
    <style:style style:name="P9" style:family="paragraph" style:parent-style-name="Standard">
      <style:paragraph-properties style:snap-to-layout-grid="false"/>
      <style:text-properties officeooo:paragraph-rsid="00831399"/>
    </style:style>
    <style:style style:name="P10" style:family="paragraph" style:parent-style-name="Standard">
      <style:paragraph-properties style:snap-to-layout-grid="false"/>
      <style:text-properties officeooo:paragraph-rsid="008bf0d2"/>
    </style:style>
    <style:style style:name="P11" style:family="paragraph" style:parent-style-name="Standard">
      <style:paragraph-properties style:snap-to-layout-grid="false"/>
      <style:text-properties officeooo:paragraph-rsid="0090bcd5"/>
    </style:style>
    <style:style style:name="P12" style:family="paragraph" style:parent-style-name="Standard">
      <style:paragraph-properties style:snap-to-layout-grid="false"/>
      <style:text-properties officeooo:paragraph-rsid="022163ce"/>
    </style:style>
    <style:style style:name="P13" style:family="paragraph" style:parent-style-name="Standard">
      <style:paragraph-properties style:snap-to-layout-grid="false"/>
      <style:text-properties officeooo:paragraph-rsid="023e7618"/>
    </style:style>
    <style:style style:name="P14" style:family="paragraph" style:parent-style-name="Standard">
      <style:paragraph-properties style:snap-to-layout-grid="false"/>
      <style:text-properties officeooo:paragraph-rsid="0241dbfe"/>
    </style:style>
    <style:style style:name="P15" style:family="paragraph" style:parent-style-name="Standard">
      <style:text-properties officeooo:paragraph-rsid="001ba608"/>
    </style:style>
    <style:style style:name="P16" style:family="paragraph" style:parent-style-name="Standard">
      <style:text-properties officeooo:paragraph-rsid="003433ee"/>
    </style:style>
    <style:style style:name="P17" style:family="paragraph" style:parent-style-name="Standard">
      <style:text-properties officeooo:paragraph-rsid="00432e7c"/>
    </style:style>
    <style:style style:name="P18" style:family="paragraph" style:parent-style-name="Standard">
      <style:text-properties officeooo:paragraph-rsid="0050c4e0"/>
    </style:style>
    <style:style style:name="P19" style:family="paragraph" style:parent-style-name="Standard">
      <style:text-properties officeooo:paragraph-rsid="0054c2ab"/>
    </style:style>
    <style:style style:name="P20" style:family="paragraph" style:parent-style-name="Standard">
      <style:text-properties officeooo:paragraph-rsid="007824f1"/>
    </style:style>
    <style:style style:name="P21" style:family="paragraph" style:parent-style-name="Standard">
      <style:text-properties officeooo:paragraph-rsid="00831399"/>
    </style:style>
    <style:style style:name="P22" style:family="paragraph" style:parent-style-name="Standard">
      <style:text-properties officeooo:paragraph-rsid="008bf0d2"/>
    </style:style>
    <style:style style:name="P23" style:family="paragraph" style:parent-style-name="Standard">
      <style:text-properties officeooo:paragraph-rsid="0090bcd5"/>
    </style:style>
    <style:style style:name="P24" style:family="paragraph" style:parent-style-name="Standard">
      <style:text-properties officeooo:paragraph-rsid="00a98bfc"/>
    </style:style>
    <style:style style:name="P25" style:family="paragraph" style:parent-style-name="Standard">
      <style:text-properties fo:language="zh" fo:country="TW" officeooo:paragraph-rsid="00a98bfc" style:language-asian="zh" style:country-asian="TW"/>
    </style:style>
    <style:style style:name="P26" style:family="paragraph" style:parent-style-name="Standard">
      <style:text-properties style:font-name="Arial" fo:language="zh" fo:country="TW" officeooo:paragraph-rsid="00a98bfc" style:font-name-asian="標楷體1" style:language-asian="zh" style:country-asian="TW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08e5e42" officeooo:paragraph-rsid="010ab926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08e5e42" officeooo:paragraph-rsid="0111728b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08e5e42" officeooo:paragraph-rsid="0119c943" style:font-size-asian="12pt" style:font-name-complex="Arial" style:font-size-complex="12pt"/>
    </style:style>
    <style:style style:name="P33" style:family="paragraph" style:parent-style-name="Standard">
      <style:text-properties style:font-name="Arial" fo:font-size="12pt" officeooo:rsid="008e5e42" officeooo:paragraph-rsid="0120e3f7" style:font-size-asian="12pt" style:font-name-complex="Arial" style:font-size-complex="12pt"/>
    </style:style>
    <style:style style:name="P34" style:family="paragraph" style:parent-style-name="Standard">
      <style:text-properties style:font-name="Arial" fo:font-size="12pt" officeooo:rsid="008e5e42" officeooo:paragraph-rsid="012a84de" style:font-size-asian="12pt" style:font-name-complex="Arial" style:font-size-complex="12pt"/>
    </style:style>
    <style:style style:name="P35" style:family="paragraph" style:parent-style-name="Standard">
      <style:text-properties style:font-name="Arial" fo:font-size="12pt" officeooo:rsid="008e5e42" officeooo:paragraph-rsid="01303c93" style:font-size-asian="12pt" style:font-name-complex="Arial" style:font-size-complex="12pt"/>
    </style:style>
    <style:style style:name="P36" style:family="paragraph" style:parent-style-name="Standard">
      <style:text-properties style:font-name="Arial" fo:font-size="12pt" officeooo:rsid="008e5e42" officeooo:paragraph-rsid="01423350" style:font-size-asian="12pt" style:font-name-complex="Arial" style:font-size-complex="12pt"/>
    </style:style>
    <style:style style:name="P37" style:family="paragraph" style:parent-style-name="Standard">
      <style:text-properties style:font-name="Arial" fo:font-size="12pt" officeooo:rsid="008e5e42" officeooo:paragraph-rsid="0165c1d3" style:font-size-asian="12pt" style:font-name-complex="Arial" style:font-size-complex="12pt"/>
    </style:style>
    <style:style style:name="P38" style:family="paragraph" style:parent-style-name="Standard">
      <style:text-properties style:font-name="Arial" fo:font-size="12pt" officeooo:rsid="008e5e42" officeooo:paragraph-rsid="016bc885" style:font-size-asian="12pt" style:font-name-complex="Arial" style:font-size-complex="12pt"/>
    </style:style>
    <style:style style:name="P39" style:family="paragraph" style:parent-style-name="Standard">
      <style:text-properties style:font-name="Arial" fo:font-size="12pt" officeooo:rsid="008e5e42" officeooo:paragraph-rsid="016fcebf" style:font-size-asian="12pt" style:font-name-complex="Arial" style:font-size-complex="12pt"/>
    </style:style>
    <style:style style:name="P40" style:family="paragraph" style:parent-style-name="Standard">
      <style:text-properties style:font-name="Arial" fo:font-size="12pt" officeooo:rsid="008e5e42" officeooo:paragraph-rsid="017f046f" style:font-size-asian="12pt" style:font-name-complex="Arial" style:font-size-complex="12pt"/>
    </style:style>
    <style:style style:name="P41" style:family="paragraph" style:parent-style-name="Standard">
      <style:text-properties style:font-name="Arial" fo:font-size="12pt" officeooo:rsid="008e5e42" officeooo:paragraph-rsid="018e5d58" style:font-size-asian="12pt" style:font-name-complex="Arial" style:font-size-complex="12pt"/>
    </style:style>
    <style:style style:name="P42" style:family="paragraph" style:parent-style-name="Standard">
      <style:text-properties style:font-name="Arial" fo:font-size="12pt" officeooo:rsid="008e5e42" officeooo:paragraph-rsid="01950d4f" style:font-size-asian="12pt" style:font-name-complex="Arial" style:font-size-complex="12pt"/>
    </style:style>
    <style:style style:name="P43" style:family="paragraph" style:parent-style-name="Standard">
      <style:text-properties style:font-name="Arial" fo:font-size="12pt" officeooo:rsid="008e5e42" officeooo:paragraph-rsid="01a1b798" style:font-size-asian="12pt" style:font-name-complex="Arial" style:font-size-complex="12pt"/>
    </style:style>
    <style:style style:name="P44" style:family="paragraph" style:parent-style-name="Standard">
      <style:text-properties style:font-name="Arial" fo:font-size="12pt" officeooo:rsid="008e5e42" officeooo:paragraph-rsid="01c1da60" style:font-size-asian="12pt" style:font-name-complex="Arial" style:font-size-complex="12pt"/>
    </style:style>
    <style:style style:name="P45" style:family="paragraph" style:parent-style-name="Standard">
      <style:text-properties style:font-name="Arial" fo:font-size="12pt" officeooo:rsid="008e5e42" officeooo:paragraph-rsid="01c686d1" style:font-size-asian="12pt" style:font-name-complex="Arial" style:font-size-complex="12pt"/>
    </style:style>
    <style:style style:name="P46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47" style:family="paragraph" style:parent-style-name="Standard">
      <style:text-properties style:font-name="Arial" fo:font-size="12pt" officeooo:rsid="008e5e42" officeooo:paragraph-rsid="01cda0bb" style:font-size-asian="12pt" style:font-name-complex="Arial" style:font-size-complex="12pt"/>
    </style:style>
    <style:style style:name="P48" style:family="paragraph" style:parent-style-name="Standard">
      <style:text-properties style:font-name="Arial" fo:font-size="12pt" officeooo:rsid="008e5e42" officeooo:paragraph-rsid="01d9f37a" style:font-size-asian="12pt" style:font-name-complex="Arial" style:font-size-complex="12pt"/>
    </style:style>
    <style:style style:name="P49" style:family="paragraph" style:parent-style-name="Standard">
      <style:text-properties style:font-name="Arial" fo:font-size="12pt" officeooo:rsid="008e5e42" officeooo:paragraph-rsid="01ea65ea" style:font-size-asian="12pt" style:font-name-complex="Arial" style:font-size-complex="12pt"/>
    </style:style>
    <style:style style:name="P50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51" style:family="paragraph" style:parent-style-name="Standard">
      <style:text-properties style:font-name="Arial" fo:font-size="12pt" officeooo:rsid="008e5e42" officeooo:paragraph-rsid="01e5fd4f" style:font-size-asian="12pt" style:font-name-complex="Arial" style:font-size-complex="12pt"/>
    </style:style>
    <style:style style:name="P52" style:family="paragraph" style:parent-style-name="Standard">
      <style:text-properties style:font-name="Arial" fo:font-size="12pt" officeooo:rsid="008e5e42" officeooo:paragraph-rsid="01fff215" style:font-size-asian="12pt" style:font-name-complex="Arial" style:font-size-complex="12pt"/>
    </style:style>
    <style:style style:name="P53" style:family="paragraph" style:parent-style-name="Standard">
      <style:text-properties style:font-name="Arial" fo:font-size="12pt" officeooo:rsid="008e5e42" officeooo:paragraph-rsid="02042ffe" style:font-size-asian="12pt" style:font-name-complex="Arial" style:font-size-complex="12pt"/>
    </style:style>
    <style:style style:name="P54" style:family="paragraph" style:parent-style-name="Standard">
      <style:text-properties style:font-name="Arial" fo:font-size="12pt" officeooo:rsid="008e5e42" officeooo:paragraph-rsid="02090c38" style:font-size-asian="12pt" style:font-name-complex="Arial" style:font-size-complex="12pt"/>
    </style:style>
    <style:style style:name="P55" style:family="paragraph" style:parent-style-name="Standard">
      <style:text-properties style:font-name="Arial" fo:font-size="12pt" officeooo:rsid="008e5e42" officeooo:paragraph-rsid="020d1f6e" style:font-size-asian="12pt" style:font-name-complex="Arial" style:font-size-complex="12pt"/>
    </style:style>
    <style:style style:name="P56" style:family="paragraph" style:parent-style-name="Standard">
      <style:text-properties style:font-name="Arial" fo:font-size="12pt" officeooo:rsid="008e5e42" officeooo:paragraph-rsid="0218dd46" style:font-size-asian="12pt" style:font-name-complex="Arial" style:font-size-complex="12pt"/>
    </style:style>
    <style:style style:name="P57" style:family="paragraph" style:parent-style-name="Standard">
      <style:text-properties style:font-name="Arial" fo:font-size="12pt" officeooo:rsid="008e5e42" officeooo:paragraph-rsid="0223dbea" style:font-size-asian="12pt" style:font-name-complex="Arial" style:font-size-complex="12pt"/>
    </style:style>
    <style:style style:name="P58" style:family="paragraph" style:parent-style-name="Standard">
      <style:text-properties style:font-name="Arial" fo:font-size="12pt" officeooo:rsid="008e5e42" officeooo:paragraph-rsid="022912ab" style:font-size-asian="12pt" style:font-name-complex="Arial" style:font-size-complex="12pt"/>
    </style:style>
    <style:style style:name="P59" style:family="paragraph" style:parent-style-name="Standard">
      <style:text-properties style:font-name="Arial" fo:font-size="12pt" officeooo:rsid="008e5e42" officeooo:paragraph-rsid="022fb075" style:font-size-asian="12pt" style:font-name-complex="Arial" style:font-size-complex="12pt"/>
    </style:style>
    <style:style style:name="P60" style:family="paragraph" style:parent-style-name="Standard">
      <style:text-properties style:font-name="Arial" fo:font-size="12pt" officeooo:rsid="008e5e42" officeooo:paragraph-rsid="0233c552" style:font-size-asian="12pt" style:font-name-complex="Arial" style:font-size-complex="12pt"/>
    </style:style>
    <style:style style:name="P61" style:family="paragraph" style:parent-style-name="Standard">
      <style:text-properties style:font-name="Arial" fo:font-size="12pt" officeooo:rsid="008e5e42" officeooo:paragraph-rsid="0253837b" style:font-size-asian="12pt" style:font-name-complex="Arial" style:font-size-complex="12pt"/>
    </style:style>
    <style:style style:name="P62" style:family="paragraph" style:parent-style-name="Standard">
      <style:text-properties style:font-name="Arial" fo:font-size="12pt" officeooo:rsid="008e5e42" officeooo:paragraph-rsid="02616e11" style:font-size-asian="12pt" style:font-name-complex="Arial" style:font-size-complex="12pt"/>
    </style:style>
    <style:style style:name="P63" style:family="paragraph" style:parent-style-name="Standard">
      <style:text-properties style:font-name="Arial" fo:font-size="12pt" officeooo:rsid="010ab926" officeooo:paragraph-rsid="0241dbfe" style:font-size-asian="12pt" style:font-name-complex="Arial" style:font-size-complex="12pt"/>
    </style:style>
    <style:style style:name="P64" style:family="paragraph" style:parent-style-name="Standard">
      <style:text-properties style:font-name="Arial" fo:font-size="12pt" officeooo:rsid="0263693a" officeooo:paragraph-rsid="0263693a" style:font-size-asian="12pt" style:language-asian="zh" style:country-asian="TW" style:font-name-complex="Arial" style:font-size-complex="12pt"/>
    </style:style>
    <style:style style:name="P65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0a98bfc"/>
    </style:style>
    <style:style style:name="P66" style:family="paragraph" style:parent-style-name="Standard">
      <style:text-properties fo:font-weight="bold" style:font-weight-asian="bold"/>
    </style:style>
    <style:style style:name="P6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text-properties officeooo:paragraph-rsid="00cf6c40"/>
    </style:style>
    <style:style style:name="P70" style:family="paragraph" style:parent-style-name="Standard">
      <style:text-properties officeooo:paragraph-rsid="00e02383"/>
    </style:style>
    <style:style style:name="P71" style:family="paragraph" style:parent-style-name="Standard">
      <style:text-properties style:font-name="Bitstream Vera Sans Mono1" fo:font-size="9pt" fo:language="en" fo:country="US" officeooo:rsid="015c4d85" officeooo:paragraph-rsid="015c4d85" style:font-name-asian="Bitstream Vera Sans Mono1" style:font-size-asian="9pt" style:font-name-complex="Bitstream Vera Sans Mono" style:font-size-complex="9pt"/>
    </style:style>
    <style:style style:name="P72" style:family="paragraph" style:parent-style-name="Standard">
      <style:text-properties officeooo:rsid="01c08339" officeooo:paragraph-rsid="01c08339"/>
    </style:style>
    <style:style style:name="P73" style:family="paragraph" style:parent-style-name="Standard">
      <style:text-properties officeooo:rsid="010ab926" officeooo:paragraph-rsid="01c08339"/>
    </style:style>
    <style:style style:name="P74" style:family="paragraph" style:parent-style-name="Standard">
      <style:paragraph-properties fo:margin-left="0.423cm" fo:margin-right="0cm" fo:text-indent="0cm" style:auto-text-indent="false"/>
    </style:style>
    <style:style style:name="P75" style:family="paragraph" style:parent-style-name="Standard">
      <style:paragraph-properties fo:margin-left="0.423cm" fo:margin-right="0cm" fo:text-indent="0cm" style:auto-text-indent="false"/>
      <style:text-properties style:font-name="Bitstream Vera Sans Mono" fo:font-size="9pt" style:font-size-asian="9pt" style:font-name-complex="Bitstream Vera Sans Mono" style:font-size-complex="9pt"/>
    </style:style>
    <style:style style:name="P76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77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新細明體"/>
    </style:style>
    <style:style style:name="P78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79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80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81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82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83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 style:font-weight-complex="bold"/>
    </style:style>
    <style:style style:name="P84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 style:font-weight-complex="bold"/>
    </style:style>
    <style:style style:name="P85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86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87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 style:font-weight-complex="bold"/>
    </style:style>
    <style:style style:name="P88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89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90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91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92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/>
    </style:style>
    <style:style style:name="P93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/>
    </style:style>
    <style:style style:name="P94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95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96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/>
    </style:style>
    <style:style style:name="P97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9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9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10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101" style:family="paragraph" style:parent-style-name="Table_20_Contents">
      <style:text-properties style:font-name="Bitstream Vera Sans Mono" style:font-name-complex="Bitstream Vera Sans Mono"/>
    </style:style>
    <style:style style:name="P102" style:family="paragraph" style:parent-style-name="Table_20_Contents">
      <style:text-properties style:font-name="Bitstream Vera Sans Mono" officeooo:paragraph-rsid="001ba608" style:font-name-complex="Bitstream Vera Sans Mono"/>
    </style:style>
    <style:style style:name="P103" style:family="paragraph" style:parent-style-name="Table_20_Contents">
      <style:text-properties style:font-name="Bitstream Vera Sans Mono" officeooo:paragraph-rsid="003433ee" style:font-name-complex="Bitstream Vera Sans Mono"/>
    </style:style>
    <style:style style:name="P104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105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106" style:family="paragraph" style:parent-style-name="Table_20_Contents">
      <style:text-properties style:font-name="Bitstream Vera Sans Mono" officeooo:paragraph-rsid="0054c2ab" style:font-name-complex="Bitstream Vera Sans Mono"/>
    </style:style>
    <style:style style:name="P107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108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109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110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11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11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113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114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115" style:family="paragraph" style:parent-style-name="Table_20_Contents">
      <style:text-properties style:font-name="Bitstream Vera Sans Mono" fo:font-size="11pt" officeooo:rsid="02616e11" officeooo:paragraph-rsid="02616e11" style:font-size-asian="11pt" style:font-name-complex="Bitstream Vera Sans Mono" style:font-size-complex="11pt"/>
    </style:style>
    <style:style style:name="P116" style:family="paragraph" style:parent-style-name="Table_20_Contents">
      <style:text-properties style:font-name="Bitstream Vera Sans Mono" fo:font-size="11pt" officeooo:paragraph-rsid="02616e11" style:font-size-asian="11pt" style:font-name-complex="Bitstream Vera Sans Mono" style:font-size-complex="11pt"/>
    </style:style>
    <style:style style:name="P11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1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19" style:family="paragraph" style:parent-style-name="Table_20_Contents">
      <style:paragraph-properties style:snap-to-layout-grid="false"/>
      <style:text-properties style:font-name="Bitstream Vera Sans Mono" fo:font-size="11pt" officeooo:rsid="02620448" officeooo:paragraph-rsid="02620448" style:font-name-asian="Bitstream Vera Sans Mono1" style:font-size-asian="11pt" style:font-name-complex="Bitstream Vera Sans Mono" style:font-size-complex="11pt"/>
    </style:style>
    <style:style style:name="P120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121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0316459" officeooo:paragraph-rsid="00316459" style:font-size-asian="9pt" style:font-name-complex="Bitstream Vera Sans Mono" style:font-size-complex="9pt"/>
    </style:style>
    <style:style style:name="P123" style:family="paragraph" style:parent-style-name="Table_20_Contents">
      <style:paragraph-properties style:snap-to-layout-grid="false"/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021259c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paragraph-rsid="002311e0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paragraph-rsid="0025a9b3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paragraph-rsid="002679d9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paragraph-rsid="002f7c13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paragraph-rsid="003433ee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paragraph-rsid="00369bbb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paragraph-rsid="00397b67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text-properties style:font-name="Bitstream Vera Sans Mono" fo:font-size="9pt" officeooo:paragraph-rsid="003ad082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text-properties style:font-name="Bitstream Vera Sans Mono" fo:font-size="9pt" officeooo:paragraph-rsid="0054c2ab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text-properties style:font-name="Bitstream Vera Sans Mono" fo:font-size="9pt" officeooo:paragraph-rsid="00736f11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57" style:family="paragraph" style:parent-style-name="Table_20_Contents">
      <style:text-properties style:font-name="Bitstream Vera Sans Mono" officeooo:paragraph-rsid="001ba608" style:language-asian="zh" style:country-asian="TW" style:font-name-complex="Bitstream Vera Sans Mono"/>
    </style:style>
    <style:style style:name="P158" style:family="paragraph" style:parent-style-name="Table_20_Contents">
      <style:text-properties style:font-name="Bitstream Vera Sans Mono" officeooo:paragraph-rsid="003433ee" style:language-asian="zh" style:country-asian="TW" style:font-name-complex="Bitstream Vera Sans Mono"/>
    </style:style>
    <style:style style:name="P159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60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61" style:family="paragraph" style:parent-style-name="Table_20_Contents">
      <style:text-properties style:font-name="Bitstream Vera Sans Mono" officeooo:paragraph-rsid="0054c2ab" style:language-asian="zh" style:country-asian="TW" style:font-name-complex="Bitstream Vera Sans Mono"/>
    </style:style>
    <style:style style:name="P162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63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64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65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66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67" style:family="paragraph" style:parent-style-name="Table_20_Contents">
      <style:text-properties fo:color="#800000" style:font-name="Bitstream Vera Sans Mono" fo:font-weight="bold" officeooo:paragraph-rsid="001ba608" style:font-weight-asian="bold" style:font-name-complex="Bitstream Vera Sans Mono" style:font-weight-complex="bold"/>
    </style:style>
    <style:style style:name="P168" style:family="paragraph" style:parent-style-name="Table_20_Contents">
      <style:text-properties fo:color="#800000" style:font-name="Bitstream Vera Sans Mono" fo:font-weight="bold" officeooo:paragraph-rsid="003433ee" style:font-weight-asian="bold" style:font-name-complex="Bitstream Vera Sans Mono" style:font-weight-complex="bold"/>
    </style:style>
    <style:style style:name="P169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70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71" style:family="paragraph" style:parent-style-name="Table_20_Contents">
      <style:text-properties fo:color="#800000" style:font-name="Bitstream Vera Sans Mono" fo:font-weight="bold" officeooo:paragraph-rsid="0054c2ab" style:font-weight-asian="bold" style:font-name-complex="Bitstream Vera Sans Mono" style:font-weight-complex="bold"/>
    </style:style>
    <style:style style:name="P172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73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74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75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76" style:family="paragraph" style:parent-style-name="Table_20_Contents">
      <style:paragraph-properties style:snap-to-layout-grid="false"/>
    </style:style>
    <style:style style:name="P177" style:family="paragraph" style:parent-style-name="Table_20_Contents">
      <style:paragraph-properties style:snap-to-layout-grid="false"/>
      <style:text-properties officeooo:paragraph-rsid="001ba608"/>
    </style:style>
    <style:style style:name="P178" style:family="paragraph" style:parent-style-name="Table_20_Contents">
      <style:paragraph-properties style:snap-to-layout-grid="false"/>
      <style:text-properties officeooo:paragraph-rsid="003433ee"/>
    </style:style>
    <style:style style:name="P179" style:family="paragraph" style:parent-style-name="Table_20_Contents">
      <style:paragraph-properties style:snap-to-layout-grid="false"/>
      <style:text-properties officeooo:paragraph-rsid="00432e7c"/>
    </style:style>
    <style:style style:name="P180" style:family="paragraph" style:parent-style-name="Table_20_Contents">
      <style:paragraph-properties style:snap-to-layout-grid="false"/>
      <style:text-properties officeooo:paragraph-rsid="0050c4e0"/>
    </style:style>
    <style:style style:name="P181" style:family="paragraph" style:parent-style-name="Table_20_Contents">
      <style:paragraph-properties style:snap-to-layout-grid="false"/>
      <style:text-properties officeooo:paragraph-rsid="0054c2ab"/>
    </style:style>
    <style:style style:name="P182" style:family="paragraph" style:parent-style-name="Table_20_Contents">
      <style:paragraph-properties style:snap-to-layout-grid="false"/>
      <style:text-properties officeooo:paragraph-rsid="007824f1"/>
    </style:style>
    <style:style style:name="P183" style:family="paragraph" style:parent-style-name="Table_20_Contents">
      <style:paragraph-properties style:snap-to-layout-grid="false"/>
      <style:text-properties officeooo:paragraph-rsid="00831399"/>
    </style:style>
    <style:style style:name="P184" style:family="paragraph" style:parent-style-name="Table_20_Contents">
      <style:paragraph-properties style:snap-to-layout-grid="false"/>
      <style:text-properties officeooo:paragraph-rsid="008bf0d2"/>
    </style:style>
    <style:style style:name="P185" style:family="paragraph" style:parent-style-name="Table_20_Contents">
      <style:paragraph-properties style:snap-to-layout-grid="false"/>
      <style:text-properties officeooo:paragraph-rsid="0090bcd5"/>
    </style:style>
    <style:style style:name="P186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89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9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9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9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9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9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9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paragraph-rsid="003f4490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ba608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3433ee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2311e0" officeooo:paragraph-rsid="002311e0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02311e0" officeooo:paragraph-rsid="003433ee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2b4ad6" officeooo:paragraph-rsid="002b4ad6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2e0a23" officeooo:paragraph-rsid="002e0a23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2e0a23" officeooo:paragraph-rsid="003433ee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2f7c13" officeooo:paragraph-rsid="002f7c13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2f7c13" officeooo:paragraph-rsid="003433ee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035be2a" officeooo:paragraph-rsid="0035be2a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369bbb" officeooo:paragraph-rsid="00369bbb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0369bbb" officeooo:paragraph-rsid="0054c2ab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379054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4c2ab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0397b67" officeooo:paragraph-rsid="00397b67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03ad082" officeooo:paragraph-rsid="003ad082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03f4490" officeooo:paragraph-rsid="003f4490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7f046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8e5d58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53837b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07177fa" officeooo:paragraph-rsid="007177fa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08a0662" officeooo:paragraph-rsid="0253837b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08a2234" officeooo:paragraph-rsid="0253837b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d4e053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2a84de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303c93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423350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950d4f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cda0bb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9c943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6fcebf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7f046f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8e5d58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686d1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da0bb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d9f37a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e5fd4f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253837b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text-properties style:font-name="Bitstream Vera Sans Mono1" fo:font-size="9pt" officeooo:rsid="011e6218" officeooo:paragraph-rsid="011e6218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text-properties style:font-name="Bitstream Vera Sans Mono1" fo:font-size="9pt" officeooo:rsid="011f49a1" officeooo:paragraph-rsid="011f49a1" style:font-name-asian="Bitstream Vera Sans Mono1" style:font-size-asian="9pt" style:font-name-complex="Bitstream Vera Sans Mono" style:font-size-complex="9pt"/>
    </style:style>
    <style:style style:name="P387" style:family="paragraph" style:parent-style-name="Table_20_Contents">
      <style:text-properties style:font-name="Bitstream Vera Sans Mono1" fo:font-size="9pt" officeooo:rsid="01272bf7" officeooo:paragraph-rsid="01272bf7" style:font-name-asian="Bitstream Vera Sans Mono1" style:font-size-asian="9pt" style:font-name-complex="Bitstream Vera Sans Mono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29c578" officeooo:paragraph-rsid="0129c578" style:font-name-asian="Bitstream Vera Sans Mono1" style:font-size-asian="9pt" style:font-name-complex="Bitstream Vera Sans Mono" style:font-size-complex="9pt"/>
    </style:style>
    <style:style style:name="P389" style:family="paragraph" style:parent-style-name="Table_20_Contents">
      <style:text-properties style:font-name="Bitstream Vera Sans Mono1" fo:font-size="9pt" officeooo:rsid="012d4acd" officeooo:paragraph-rsid="012d4acd" style:font-name-asian="Bitstream Vera Sans Mono1" style:font-size-asian="9pt" style:font-name-complex="Bitstream Vera Sans Mono" style:font-size-complex="9pt"/>
    </style:style>
    <style:style style:name="P390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391" style:family="paragraph" style:parent-style-name="Table_20_Contents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392" style:family="paragraph" style:parent-style-name="Table_20_Contents">
      <style:text-properties style:font-name="Bitstream Vera Sans Mono1" fo:font-size="9pt" officeooo:rsid="0136d469" officeooo:paragraph-rsid="0136d469" style:font-name-asian="Bitstream Vera Sans Mono1" style:font-size-asian="9pt" style:font-name-complex="Bitstream Vera Sans Mono" style:font-size-complex="9pt"/>
    </style:style>
    <style:style style:name="P393" style:family="paragraph" style:parent-style-name="Table_20_Contents">
      <style:text-properties style:font-name="Bitstream Vera Sans Mono1" fo:font-size="9pt" officeooo:rsid="013987a1" officeooo:paragraph-rsid="013987a1" style:font-name-asian="Bitstream Vera Sans Mono1" style:font-size-asian="9pt" style:font-name-complex="Bitstream Vera Sans Mono" style:font-size-complex="9pt"/>
    </style:style>
    <style:style style:name="P394" style:family="paragraph" style:parent-style-name="Table_20_Contents">
      <style:text-properties style:font-name="Bitstream Vera Sans Mono1" fo:font-size="9pt" officeooo:rsid="013987a1" officeooo:paragraph-rsid="01950d4f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423350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text-properties style:font-name="Bitstream Vera Sans Mono1" fo:font-size="9pt" officeooo:rsid="013bb9e2" officeooo:paragraph-rsid="013bb9e2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font-name="Bitstream Vera Sans Mono1" fo:font-size="9pt" officeooo:rsid="013bb9e2" officeooo:paragraph-rsid="01950d4f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text-properties style:font-name="Bitstream Vera Sans Mono1" fo:font-size="9pt" officeooo:rsid="013ed8c9" officeooo:paragraph-rsid="013ed8c9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text-properties style:font-name="Bitstream Vera Sans Mono1" fo:font-size="9pt" officeooo:rsid="013ed8c9" officeooo:paragraph-rsid="01423350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text-properties style:font-name="Bitstream Vera Sans Mono1" fo:font-size="9pt" officeooo:rsid="013ed8c9" officeooo:paragraph-rsid="01950d4f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418691" style:font-name-asian="Bitstream Vera Sans Mono1" style:font-size-asian="9pt" style:font-name-complex="Bitstream Vera Sans Mono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409" style:family="paragraph" style:parent-style-name="Table_20_Contents"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11" style:family="paragraph" style:parent-style-name="Table_20_Contents">
      <style:text-properties style:font-name="Bitstream Vera Sans Mono1" fo:font-size="9pt" officeooo:rsid="01430f0d" officeooo:paragraph-rsid="016bc885" style:font-name-asian="Bitstream Vera Sans Mono1" style:font-size-asian="9pt" style:font-name-complex="Bitstream Vera Sans Mono" style:font-size-complex="9pt"/>
    </style:style>
    <style:style style:name="P412" style:family="paragraph" style:parent-style-name="Table_20_Contents">
      <style:text-properties style:font-name="Bitstream Vera Sans Mono1" fo:font-size="9pt" officeooo:rsid="0143e4b5" officeooo:paragraph-rsid="0143e4b5" style:font-name-asian="Bitstream Vera Sans Mono1" style:font-size-asian="9pt" style:font-name-complex="Bitstream Vera Sans Mono" style:font-size-complex="9pt"/>
    </style:style>
    <style:style style:name="P413" style:family="paragraph" style:parent-style-name="Table_20_Contents">
      <style:text-properties style:font-name="Bitstream Vera Sans Mono1" fo:font-size="9pt" officeooo:rsid="0143e4b5" officeooo:paragraph-rsid="016bc885" style:font-name-asian="Bitstream Vera Sans Mono1" style:font-size-asian="9pt" style:font-name-complex="Bitstream Vera Sans Mono" style:font-size-complex="9pt"/>
    </style:style>
    <style:style style:name="P414" style:family="paragraph" style:parent-style-name="Table_20_Contents"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415" style:family="paragraph" style:parent-style-name="Table_20_Contents">
      <style:text-properties style:font-name="Bitstream Vera Sans Mono1" fo:font-size="9pt" officeooo:rsid="0145cadd" officeooo:paragraph-rsid="0145cadd" style:font-name-asian="Bitstream Vera Sans Mono1" style:font-size-asian="9pt" style:font-name-complex="Bitstream Vera Sans Mono" style:font-size-complex="9pt"/>
    </style:style>
    <style:style style:name="P416" style:family="paragraph" style:parent-style-name="Table_20_Contents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417" style:family="paragraph" style:parent-style-name="Table_20_Contents">
      <style:text-properties style:font-name="Bitstream Vera Sans Mono1" fo:font-size="9pt" officeooo:rsid="0148a0e6" officeooo:paragraph-rsid="0148a0e6" style:font-name-asian="Bitstream Vera Sans Mono1" style:font-size-asian="9pt" style:font-name-complex="Bitstream Vera Sans Mono" style:font-size-complex="9pt"/>
    </style:style>
    <style:style style:name="P418" style:family="paragraph" style:parent-style-name="Table_20_Contents">
      <style:text-properties style:font-name="Bitstream Vera Sans Mono1" fo:font-size="9pt" officeooo:rsid="0148f9f7" officeooo:paragraph-rsid="0148f9f7" style:font-name-asian="Bitstream Vera Sans Mono1" style:font-size-asian="9pt" style:font-name-complex="Bitstream Vera Sans Mono" style:font-size-complex="9pt"/>
    </style:style>
    <style:style style:name="P419" style:family="paragraph" style:parent-style-name="Table_20_Contents">
      <style:text-properties style:font-name="Bitstream Vera Sans Mono1" fo:font-size="9pt" officeooo:rsid="0148f9f7" officeooo:paragraph-rsid="0253837b" style:font-name-asian="Bitstream Vera Sans Mono1" style:font-size-asian="9pt" style:font-name-complex="Bitstream Vera Sans Mono" style:font-size-complex="9pt"/>
    </style:style>
    <style:style style:name="P420" style:family="paragraph" style:parent-style-name="Table_20_Contents">
      <style:text-properties style:font-name="Bitstream Vera Sans Mono1" fo:font-size="9pt" officeooo:rsid="014ae003" officeooo:paragraph-rsid="014ae003" style:font-name-asian="Bitstream Vera Sans Mono1" style:font-size-asian="9pt" style:font-name-complex="Bitstream Vera Sans Mono" style:font-size-complex="9pt"/>
    </style:style>
    <style:style style:name="P421" style:family="paragraph" style:parent-style-name="Table_20_Contents">
      <style:text-properties style:font-name="Bitstream Vera Sans Mono1" fo:font-size="9pt" officeooo:rsid="014ae003" officeooo:paragraph-rsid="0253837b" style:font-name-asian="Bitstream Vera Sans Mono1" style:font-size-asian="9pt" style:font-name-complex="Bitstream Vera Sans Mono" style:font-size-complex="9pt"/>
    </style:style>
    <style:style style:name="P422" style:family="paragraph" style:parent-style-name="Table_20_Contents">
      <style:text-properties style:font-name="Bitstream Vera Sans Mono1" fo:font-size="9pt" officeooo:rsid="014d2f45" officeooo:paragraph-rsid="014d2f45" style:font-name-asian="Bitstream Vera Sans Mono1" style:font-size-asian="9pt" style:font-name-complex="Bitstream Vera Sans Mono" style:font-size-complex="9pt"/>
    </style:style>
    <style:style style:name="P423" style:family="paragraph" style:parent-style-name="Table_20_Contents">
      <style:text-properties style:font-name="Bitstream Vera Sans Mono1" fo:font-size="9pt" officeooo:rsid="01515a6b" officeooo:paragraph-rsid="01515a6b" style:font-name-asian="Bitstream Vera Sans Mono1" style:font-size-asian="9pt" style:font-name-complex="Bitstream Vera Sans Mono" style:font-size-complex="9pt"/>
    </style:style>
    <style:style style:name="P424" style:family="paragraph" style:parent-style-name="Table_20_Contents">
      <style:text-properties style:font-name="Bitstream Vera Sans Mono1" fo:font-size="9pt" officeooo:rsid="0151bad4" officeooo:paragraph-rsid="0151bad4" style:font-name-asian="Bitstream Vera Sans Mono1" style:font-size-asian="9pt" style:font-name-complex="Bitstream Vera Sans Mono" style:font-size-complex="9pt"/>
    </style:style>
    <style:style style:name="P425" style:family="paragraph" style:parent-style-name="Table_20_Contents"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27" style:family="paragraph" style:parent-style-name="Table_20_Contents">
      <style:text-properties style:font-name="Bitstream Vera Sans Mono1" fo:font-size="9pt" officeooo:rsid="01530c27" officeooo:paragraph-rsid="01530c27" style:font-name-asian="Bitstream Vera Sans Mono1" style:font-size-asian="9pt" style:font-name-complex="Bitstream Vera Sans Mono" style:font-size-complex="9pt"/>
    </style:style>
    <style:style style:name="P428" style:family="paragraph" style:parent-style-name="Table_20_Contents"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156cc87" officeooo:paragraph-rsid="0156cc87" style:font-name-asian="Bitstream Vera Sans Mono1" style:font-size-asian="9pt" style:font-name-complex="Bitstream Vera Sans Mono" style:font-size-complex="9pt"/>
    </style:style>
    <style:style style:name="P431" style:family="paragraph" style:parent-style-name="Table_20_Contents">
      <style:text-properties style:font-name="Bitstream Vera Sans Mono1" fo:font-size="9pt" officeooo:rsid="01582a2d" officeooo:paragraph-rsid="01582a2d" style:font-name-asian="Bitstream Vera Sans Mono1" style:font-size-asian="9pt" style:font-name-complex="Bitstream Vera Sans Mono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1" fo:font-size="9pt" officeooo:rsid="015a6da8" officeooo:paragraph-rsid="015a6da8" style:font-name-asian="Bitstream Vera Sans Mono1" style:font-size-asian="9pt" style:font-name-complex="Bitstream Vera Sans Mono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rsid="015dcb41" officeooo:paragraph-rsid="015dcb41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1" fo:font-size="9pt" officeooo:rsid="015e94e7" officeooo:paragraph-rsid="015e94e7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15ecd9e" officeooo:paragraph-rsid="015ecd9e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1744870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253837b" style:font-name-asian="Bitstream Vera Sans Mono1" style:font-size-asian="9pt" style:font-name-complex="Bitstream Vera Sans Mono" style:font-size-complex="9pt"/>
    </style:style>
    <style:style style:name="P440" style:family="paragraph" style:parent-style-name="Table_20_Contents"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441" style:family="paragraph" style:parent-style-name="Table_20_Contents"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442" style:family="paragraph" style:parent-style-name="Table_20_Contents"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font-name-complex="Bitstream Vera Sans Mono" style:font-size-complex="9pt"/>
    </style:style>
    <style:style style:name="P445" style:family="paragraph" style:parent-style-name="Table_20_Contents">
      <style:text-properties style:font-name="Bitstream Vera Sans Mono1" fo:font-size="9pt" officeooo:rsid="017c66fd" officeooo:paragraph-rsid="017c66fd" style:font-name-asian="Bitstream Vera Sans Mono1" style:font-size-asian="9pt" style:font-name-complex="Bitstream Vera Sans Mono" style:font-size-complex="9pt"/>
    </style:style>
    <style:style style:name="P446" style:family="paragraph" style:parent-style-name="Table_20_Contents">
      <style:text-properties style:font-name="Bitstream Vera Sans Mono1" fo:font-size="9pt" officeooo:rsid="017c9497" officeooo:paragraph-rsid="017c9497" style:font-name-asian="Bitstream Vera Sans Mono1" style:font-size-asian="9pt" style:font-name-complex="Bitstream Vera Sans Mono" style:font-size-complex="9pt"/>
    </style:style>
    <style:style style:name="P447" style:family="paragraph" style:parent-style-name="Table_20_Contents">
      <style:text-properties style:font-name="Bitstream Vera Sans Mono1" fo:font-size="9pt" officeooo:rsid="017c9497" officeooo:paragraph-rsid="0253837b" style:font-name-asian="Bitstream Vera Sans Mono1" style:font-size-asian="9pt" style:font-name-complex="Bitstream Vera Sans Mono" style:font-size-complex="9pt"/>
    </style:style>
    <style:style style:name="P448" style:family="paragraph" style:parent-style-name="Table_20_Contents">
      <style:text-properties style:font-name="Bitstream Vera Sans Mono1" fo:font-size="9pt" officeooo:rsid="017cabd0" officeooo:paragraph-rsid="017cabd0" style:font-name-asian="Bitstream Vera Sans Mono1" style:font-size-asian="9pt" style:font-name-complex="Bitstream Vera Sans Mono" style:font-size-complex="9pt"/>
    </style:style>
    <style:style style:name="P449" style:family="paragraph" style:parent-style-name="Table_20_Contents">
      <style:text-properties style:font-name="Bitstream Vera Sans Mono1" fo:font-size="9pt" officeooo:rsid="017cabd0" officeooo:paragraph-rsid="0253837b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>
      <style:text-properties style:font-name="Bitstream Vera Sans Mono1" fo:font-size="9pt" officeooo:rsid="017cabd0" officeooo:paragraph-rsid="02572f0d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text-properties style:font-name="Bitstream Vera Sans Mono1" fo:font-size="9pt" officeooo:rsid="01831d6a" officeooo:paragraph-rsid="01831d6a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text-properties style:font-name="Bitstream Vera Sans Mono1" fo:font-size="9pt" officeooo:rsid="0186917b" officeooo:paragraph-rsid="0186917b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paragraph-properties style:snap-to-layout-grid="false"/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paragraph-properties style:snap-to-layout-grid="false"/>
      <style:text-properties style:font-name="Bitstream Vera Sans Mono1" fo:font-size="9pt" officeooo:rsid="019b0fe9" officeooo:paragraph-rsid="019b0fe9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text-properties style:font-name="Bitstream Vera Sans Mono1" fo:font-size="9pt" officeooo:rsid="01af5ddd" officeooo:paragraph-rsid="01af5ddd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text-properties style:font-name="Bitstream Vera Sans Mono1" fo:font-size="9pt" officeooo:rsid="01af5ddd" officeooo:paragraph-rsid="0253837b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paragraph-properties style:snap-to-layout-grid="false"/>
      <style:text-properties style:font-name="Bitstream Vera Sans Mono1" fo:font-size="9pt" officeooo:rsid="01b04894" officeooo:paragraph-rsid="01b04894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paragraph-properties style:snap-to-layout-grid="false"/>
      <style:text-properties style:font-name="Bitstream Vera Sans Mono1" fo:font-size="9pt" officeooo:rsid="01b198b6" officeooo:paragraph-rsid="01b198b6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text-properties style:font-name="Bitstream Vera Sans Mono1" fo:font-size="9pt" officeooo:rsid="01c7b15b" officeooo:paragraph-rsid="01c7b15b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text-properties style:font-name="Bitstream Vera Sans Mono1" fo:font-size="9pt" officeooo:rsid="01cb505f" officeooo:paragraph-rsid="01cb505f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text-properties style:font-name="Bitstream Vera Sans Mono1" fo:font-size="9pt" officeooo:rsid="01d1a5e8" officeooo:paragraph-rsid="01d1a5e8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text-properties style:font-name="Bitstream Vera Sans Mono1" fo:font-size="9pt" officeooo:rsid="01d4e053" officeooo:paragraph-rsid="01d4e053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text-properties style:font-name="Bitstream Vera Sans Mono1" fo:font-size="9pt" officeooo:rsid="01d7b103" officeooo:paragraph-rsid="01d7b103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text-properties style:font-name="Bitstream Vera Sans Mono1" fo:font-size="9pt" officeooo:paragraph-rsid="01d7b103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text-properties style:font-name="Bitstream Vera Sans Mono1" fo:font-size="9pt" officeooo:rsid="01d82c3d" officeooo:paragraph-rsid="01d82c3d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db6117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e5fd4f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fff215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42ffe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90c38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d1f6e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18dd46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163ce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3dbea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912ab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3e7618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>
      <style:text-properties style:font-name="Bitstream Vera Sans Mono1" fo:font-size="9pt" officeooo:rsid="01dea5c7" officeooo:paragraph-rsid="01dea5c7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>
      <style:paragraph-properties style:snap-to-layout-grid="false"/>
      <style:text-properties style:font-name="Bitstream Vera Sans Mono1" fo:font-size="9pt" officeooo:rsid="01e4d7c5" officeooo:paragraph-rsid="01e4d7c5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2163ce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3e7618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18dd46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163ce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3dbea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912ab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3e7618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style:snap-to-layout-grid="false"/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text-properties style:font-name="Bitstream Vera Sans Mono1" fo:font-size="9pt" officeooo:rsid="0210cdae" officeooo:paragraph-rsid="0210cdae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text-properties style:font-name="Bitstream Vera Sans Mono1" fo:font-size="9pt" officeooo:rsid="0212a4f0" officeooo:paragraph-rsid="0212a4f0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text-properties style:font-name="Bitstream Vera Sans Mono1" fo:font-size="9pt" officeooo:rsid="0212e8ef" officeooo:paragraph-rsid="0212e8ef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paragraph-properties style:snap-to-layout-grid="false"/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text-properties style:font-name="Bitstream Vera Sans Mono1" fo:font-size="9pt" officeooo:rsid="0223dbea" officeooo:paragraph-rsid="022912ab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text-properties style:font-name="Bitstream Vera Sans Mono1" fo:font-size="9pt" officeooo:rsid="0223dbea" officeooo:paragraph-rsid="022fb075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paragraph-properties style:snap-to-layout-grid="false"/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text-properties style:font-name="Bitstream Vera Sans Mono1" fo:font-size="9pt" officeooo:rsid="0225bff7" officeooo:paragraph-rsid="023e7618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text-properties style:font-name="Bitstream Vera Sans Mono1" fo:font-size="9pt" officeooo:rsid="02261371" officeooo:paragraph-rsid="02261371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text-properties style:font-name="Bitstream Vera Sans Mono1" fo:font-size="9pt" officeooo:rsid="02261371" officeooo:paragraph-rsid="023e7618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text-properties style:font-name="Bitstream Vera Sans Mono1" fo:font-size="9pt" officeooo:rsid="0226e50b" officeooo:paragraph-rsid="022163ce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97c2b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fb075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text-properties style:font-name="Bitstream Vera Sans Mono1" fo:font-size="9pt" officeooo:rsid="022ac433" officeooo:paragraph-rsid="022ac433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>
      <style:text-properties style:font-name="Bitstream Vera Sans Mono1" fo:font-size="9pt" officeooo:rsid="022ac90b" officeooo:paragraph-rsid="022ac90b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>
      <style:text-properties style:font-name="Bitstream Vera Sans Mono1" fo:font-size="9pt" officeooo:rsid="022f9dd4" officeooo:paragraph-rsid="022f9dd4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c552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>
      <style:text-properties style:font-name="Bitstream Vera Sans Mono1" fo:font-size="9pt" officeooo:rsid="023547b7" officeooo:paragraph-rsid="023547b7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>
      <style:paragraph-properties style:snap-to-layout-grid="false"/>
      <style:text-properties style:font-name="Bitstream Vera Sans Mono1" fo:font-size="9pt" officeooo:rsid="023a54e7" officeooo:paragraph-rsid="023a54e7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>
      <style:text-properties style:font-name="Bitstream Vera Sans Mono1" fo:font-size="9pt" officeooo:rsid="023ed9e1" officeooo:paragraph-rsid="023ed9e1" style:font-name-asian="Bitstream Vera Sans Mono1" style:font-size-asian="9pt" style:font-name-complex="Bitstream Vera Sans Mono" style:font-size-complex="9pt"/>
    </style:style>
    <style:style style:name="P553" style:family="paragraph" style:parent-style-name="Table_20_Contents">
      <style:text-properties style:font-name="Bitstream Vera Sans Mono1" fo:font-size="9pt" officeooo:rsid="02572f0d" officeooo:paragraph-rsid="02572f0d" style:font-name-asian="Bitstream Vera Sans Mono1" style:font-size-asian="9pt" style:font-name-complex="Bitstream Vera Sans Mono" style:font-size-complex="9pt"/>
    </style:style>
    <style:style style:name="P554" style:family="paragraph" style:parent-style-name="Table_20_Contents">
      <style:paragraph-properties style:snap-to-layout-grid="false"/>
      <style:text-properties style:font-name="Bitstream Vera Sans Mono1" fo:font-size="9pt" officeooo:rsid="02583bd1" officeooo:paragraph-rsid="02583bd1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>
      <style:text-properties style:font-name="Bitstream Vera Sans Mono1" fo:font-size="9pt" officeooo:rsid="02616e11" officeooo:paragraph-rsid="02616e11" style:font-name-asian="Bitstream Vera Sans Mono1" style:font-size-asian="9pt" style:font-name-complex="Bitstream Vera Sans Mono" style:font-size-complex="9pt"/>
    </style:style>
    <style:style style:name="P556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557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558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size-complex="9pt"/>
    </style:style>
    <style:style style:name="P559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size-complex="9pt"/>
    </style:style>
    <style:style style:name="P560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561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562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563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564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565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566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567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568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size-complex="9pt"/>
    </style:style>
    <style:style style:name="P569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size-complex="9pt"/>
    </style:style>
    <style:style style:name="P570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size-complex="9pt"/>
    </style:style>
    <style:style style:name="P571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size-complex="9pt"/>
    </style:style>
    <style:style style:name="P572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size-complex="9pt"/>
    </style:style>
    <style:style style:name="P573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size-complex="9pt"/>
    </style:style>
    <style:style style:name="P574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size-complex="9pt"/>
    </style:style>
    <style:style style:name="P575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size-complex="9pt"/>
    </style:style>
    <style:style style:name="P576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size-complex="9pt"/>
    </style:style>
    <style:style style:name="P577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size-complex="9pt"/>
    </style:style>
    <style:style style:name="P578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size-complex="9pt"/>
    </style:style>
    <style:style style:name="P579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size-complex="9pt"/>
    </style:style>
    <style:style style:name="P580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size-complex="9pt"/>
    </style:style>
    <style:style style:name="P581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size-complex="9pt"/>
    </style:style>
    <style:style style:name="P582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size-complex="9pt"/>
    </style:style>
    <style:style style:name="P583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size-complex="9pt"/>
    </style:style>
    <style:style style:name="P584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585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size-complex="9pt"/>
    </style:style>
    <style:style style:name="P586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size-complex="9pt"/>
    </style:style>
    <style:style style:name="P587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size-complex="9pt"/>
    </style:style>
    <style:style style:name="P588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size-complex="9pt"/>
    </style:style>
    <style:style style:name="P589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size-complex="9pt"/>
    </style:style>
    <style:style style:name="P590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size-complex="9pt"/>
    </style:style>
    <style:style style:name="P591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size-complex="9pt"/>
    </style:style>
    <style:style style:name="P592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size-complex="9pt"/>
    </style:style>
    <style:style style:name="P593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size-complex="9pt"/>
    </style:style>
    <style:style style:name="P594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size-complex="9pt"/>
    </style:style>
    <style:style style:name="P595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size-complex="9pt"/>
    </style:style>
    <style:style style:name="P596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size-complex="9pt"/>
    </style:style>
    <style:style style:name="P597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size-complex="9pt"/>
    </style:style>
    <style:style style:name="P598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size-complex="9pt"/>
    </style:style>
    <style:style style:name="P599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size-complex="9pt"/>
    </style:style>
    <style:style style:name="P600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size-complex="9pt"/>
    </style:style>
    <style:style style:name="P601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size-complex="9pt"/>
    </style:style>
    <style:style style:name="P602" style:family="paragraph" style:parent-style-name="Table_20_Contents">
      <style:paragraph-properties style:snap-to-layout-grid="false"/>
      <style:text-properties style:font-name="Bitstream Vera Sans Mono1" fo:font-size="9pt" officeooo:rsid="00369bbb" officeooo:paragraph-rsid="00369bbb" style:font-name-asian="Bitstream Vera Sans Mono1" style:font-size-asian="9pt" style:font-size-complex="9pt"/>
    </style:style>
    <style:style style:name="P603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604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605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60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54c2ab" style:font-name-asian="Bitstream Vera Sans Mono1" style:font-size-asian="9pt" style:font-size-complex="9pt"/>
    </style:style>
    <style:style style:name="P607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608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609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size-complex="9pt"/>
    </style:style>
    <style:style style:name="P610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611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612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613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614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language-asian="zh" style:country-asian="TW" style:font-size-complex="9pt"/>
    </style:style>
    <style:style style:name="P615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language-asian="zh" style:country-asian="TW" style:font-size-complex="9pt"/>
    </style:style>
    <style:style style:name="P616" style:family="paragraph" style:parent-style-name="Table_20_Contents">
      <style:text-properties style:font-name="Bitstream Vera Sans Mono1" fo:font-size="9pt" officeooo:rsid="0025a9b3" officeooo:paragraph-rsid="007177fa" style:font-name-asian="Bitstream Vera Sans Mono1" style:font-size-asian="9pt" style:language-asian="zh" style:country-asian="TW" style:font-size-complex="9pt"/>
    </style:style>
    <style:style style:name="P617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2bde89" style:font-name-asian="Bitstream Vera Sans Mono1" style:font-size-asian="9pt" style:language-asian="zh" style:country-asian="TW" style:font-size-complex="9pt"/>
    </style:style>
    <style:style style:name="P618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3433ee" style:font-name-asian="Bitstream Vera Sans Mono1" style:font-size-asian="9pt" style:language-asian="zh" style:country-asian="TW" style:font-size-complex="9pt"/>
    </style:style>
    <style:style style:name="P61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62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62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62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623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language-asian="zh" style:country-asian="TW" style:font-size-complex="9pt"/>
    </style:style>
    <style:style style:name="P624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language-asian="zh" style:country-asian="TW" style:font-size-complex="9pt"/>
    </style:style>
    <style:style style:name="P625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language-asian="zh" style:country-asian="TW" style:font-size-complex="9pt"/>
    </style:style>
    <style:style style:name="P626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language-asian="zh" style:country-asian="TW" style:font-size-complex="9pt"/>
    </style:style>
    <style:style style:name="P627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language-asian="zh" style:country-asian="TW" style:font-size-complex="9pt"/>
    </style:style>
    <style:style style:name="P628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language-asian="zh" style:country-asian="TW" style:font-size-complex="9pt"/>
    </style:style>
    <style:style style:name="P62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630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language-asian="zh" style:country-asian="TW" style:font-size-complex="9pt"/>
    </style:style>
    <style:style style:name="P631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63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63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63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63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7f046f" style:font-name-asian="Bitstream Vera Sans Mono1" style:font-size-asian="9pt" style:language-asian="zh" style:country-asian="TW" style:font-size-complex="9pt"/>
    </style:style>
    <style:style style:name="P63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8e5d58" style:font-name-asian="Bitstream Vera Sans Mono1" style:font-size-asian="9pt" style:language-asian="zh" style:country-asian="TW" style:font-size-complex="9pt"/>
    </style:style>
    <style:style style:name="P63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572f0d" style:font-name-asian="Bitstream Vera Sans Mono1" style:font-size-asian="9pt" style:language-asian="zh" style:country-asian="TW" style:font-size-complex="9pt"/>
    </style:style>
    <style:style style:name="P63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63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64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64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0ab926" style:font-name-asian="Bitstream Vera Sans Mono1" style:font-size-asian="9pt" style:language-asian="zh" style:country-asian="TW" style:font-size-complex="9pt"/>
    </style:style>
    <style:style style:name="P64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643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644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64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646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647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648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649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650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651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652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653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654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65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65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657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658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659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6aeb2" style:font-name-asian="Bitstream Vera Sans Mono1" style:font-size-asian="9pt" style:language-asian="zh" style:country-asian="TW" style:font-size-complex="9pt"/>
    </style:style>
    <style:style style:name="P660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9c943" style:font-name-asian="Bitstream Vera Sans Mono1" style:font-size-asian="9pt" style:language-asian="zh" style:country-asian="TW" style:font-size-complex="9pt"/>
    </style:style>
    <style:style style:name="P661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2a84de" style:font-name-asian="Bitstream Vera Sans Mono1" style:font-size-asian="9pt" style:language-asian="zh" style:country-asian="TW" style:font-size-complex="9pt"/>
    </style:style>
    <style:style style:name="P662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303c93" style:font-name-asian="Bitstream Vera Sans Mono1" style:font-size-asian="9pt" style:language-asian="zh" style:country-asian="TW" style:font-size-complex="9pt"/>
    </style:style>
    <style:style style:name="P663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423350" style:font-name-asian="Bitstream Vera Sans Mono1" style:font-size-asian="9pt" style:language-asian="zh" style:country-asian="TW" style:font-size-complex="9pt"/>
    </style:style>
    <style:style style:name="P664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88e7ae" style:font-name-asian="Bitstream Vera Sans Mono1" style:font-size-asian="9pt" style:language-asian="zh" style:country-asian="TW" style:font-size-complex="9pt"/>
    </style:style>
    <style:style style:name="P66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950d4f" style:font-name-asian="Bitstream Vera Sans Mono1" style:font-size-asian="9pt" style:language-asian="zh" style:country-asian="TW" style:font-size-complex="9pt"/>
    </style:style>
    <style:style style:name="P666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667" style:family="paragraph" style:parent-style-name="Table_20_Contents">
      <style:paragraph-properties style:snap-to-layout-grid="false"/>
      <style:text-properties style:font-name="Bitstream Vera Sans Mono1" fo:font-size="9pt" officeooo:rsid="01246af4" officeooo:paragraph-rsid="01246af4" style:font-name-asian="Bitstream Vera Sans Mono1" style:font-size-asian="9pt" style:language-asian="zh" style:country-asian="TW" style:font-size-complex="9pt"/>
    </style:style>
    <style:style style:name="P668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1272bf7" style:font-name-asian="Bitstream Vera Sans Mono1" style:font-size-asian="9pt" style:language-asian="zh" style:country-asian="TW" style:font-size-complex="9pt"/>
    </style:style>
    <style:style style:name="P669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2c7a29" style:font-name-asian="Bitstream Vera Sans Mono1" style:font-size-asian="9pt" style:language-asian="zh" style:country-asian="TW" style:font-size-complex="9pt"/>
    </style:style>
    <style:style style:name="P670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303c93" style:font-name-asian="Bitstream Vera Sans Mono1" style:font-size-asian="9pt" style:language-asian="zh" style:country-asian="TW" style:font-size-complex="9pt"/>
    </style:style>
    <style:style style:name="P671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43e4b5" style:font-name-asian="Bitstream Vera Sans Mono1" style:font-size-asian="9pt" style:language-asian="zh" style:country-asian="TW" style:font-size-complex="9pt"/>
    </style:style>
    <style:style style:name="P672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950d4f" style:font-name-asian="Bitstream Vera Sans Mono1" style:font-size-asian="9pt" style:language-asian="zh" style:country-asian="TW" style:font-size-complex="9pt"/>
    </style:style>
    <style:style style:name="P673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686d1" style:font-name-asian="Bitstream Vera Sans Mono1" style:font-size-asian="9pt" style:language-asian="zh" style:country-asian="TW" style:font-size-complex="9pt"/>
    </style:style>
    <style:style style:name="P674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da0bb" style:font-name-asian="Bitstream Vera Sans Mono1" style:font-size-asian="9pt" style:language-asian="zh" style:country-asian="TW" style:font-size-complex="9pt"/>
    </style:style>
    <style:style style:name="P675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d9f37a" style:font-name-asian="Bitstream Vera Sans Mono1" style:font-size-asian="9pt" style:language-asian="zh" style:country-asian="TW" style:font-size-complex="9pt"/>
    </style:style>
    <style:style style:name="P676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378561" style:font-name-asian="Bitstream Vera Sans Mono1" style:font-size-asian="9pt" style:language-asian="zh" style:country-asian="TW" style:font-size-complex="9pt"/>
    </style:style>
    <style:style style:name="P677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e5fd4f" style:font-name-asian="Bitstream Vera Sans Mono1" style:font-size-asian="9pt" style:language-asian="zh" style:country-asian="TW" style:font-size-complex="9pt"/>
    </style:style>
    <style:style style:name="P678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fff215" style:font-name-asian="Bitstream Vera Sans Mono1" style:font-size-asian="9pt" style:language-asian="zh" style:country-asian="TW" style:font-size-complex="9pt"/>
    </style:style>
    <style:style style:name="P679" style:family="paragraph" style:parent-style-name="Table_20_Contents">
      <style:paragraph-properties style:snap-to-layout-grid="false"/>
      <style:text-properties style:font-name="Bitstream Vera Sans Mono1" fo:font-size="9pt" officeooo:rsid="0142cf43" officeooo:paragraph-rsid="0142cf43" style:font-name-asian="Bitstream Vera Sans Mono1" style:font-size-asian="9pt" style:language-asian="zh" style:country-asian="TW" style:font-size-complex="9pt"/>
    </style:style>
    <style:style style:name="P680" style:family="paragraph" style:parent-style-name="Table_20_Contents">
      <style:paragraph-properties style:snap-to-layout-grid="false"/>
      <style:text-properties style:font-name="Bitstream Vera Sans Mono1" fo:font-size="9pt" officeooo:rsid="014ae003" officeooo:paragraph-rsid="014ae003" style:font-name-asian="Bitstream Vera Sans Mono1" style:font-size-asian="9pt" style:language-asian="zh" style:country-asian="TW" style:font-size-complex="9pt"/>
    </style:style>
    <style:style style:name="P681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4d928b" style:font-name-asian="Bitstream Vera Sans Mono1" style:font-size-asian="9pt" style:language-asian="zh" style:country-asian="TW" style:font-size-complex="9pt"/>
    </style:style>
    <style:style style:name="P682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b85527" style:font-name-asian="Bitstream Vera Sans Mono1" style:font-size-asian="9pt" style:language-asian="zh" style:country-asian="TW" style:font-size-complex="9pt"/>
    </style:style>
    <style:style style:name="P683" style:family="paragraph" style:parent-style-name="Table_20_Contents">
      <style:paragraph-properties style:snap-to-layout-grid="false"/>
      <style:text-properties style:font-name="Bitstream Vera Sans Mono1" fo:font-size="9pt" officeooo:rsid="014dfdd3" officeooo:paragraph-rsid="014dfdd3" style:font-name-asian="Bitstream Vera Sans Mono1" style:font-size-asian="9pt" style:language-asian="zh" style:country-asian="TW" style:font-size-complex="9pt"/>
    </style:style>
    <style:style style:name="P684" style:family="paragraph" style:parent-style-name="Table_20_Contents">
      <style:paragraph-properties style:snap-to-layout-grid="false"/>
      <style:text-properties style:font-name="Bitstream Vera Sans Mono1" fo:font-size="9pt" officeooo:rsid="0151bad4" officeooo:paragraph-rsid="0151bad4" style:font-name-asian="Bitstream Vera Sans Mono1" style:font-size-asian="9pt" style:language-asian="zh" style:country-asian="TW" style:font-size-complex="9pt"/>
    </style:style>
    <style:style style:name="P685" style:family="paragraph" style:parent-style-name="Table_20_Contents">
      <style:paragraph-properties style:snap-to-layout-grid="false"/>
      <style:text-properties style:font-name="Bitstream Vera Sans Mono1" fo:font-size="9pt" officeooo:rsid="01582a2d" officeooo:paragraph-rsid="01582a2d" style:font-name-asian="Bitstream Vera Sans Mono1" style:font-size-asian="9pt" style:language-asian="zh" style:country-asian="TW" style:font-size-complex="9pt"/>
    </style:style>
    <style:style style:name="P686" style:family="paragraph" style:parent-style-name="Table_20_Contents">
      <style:paragraph-properties style:snap-to-layout-grid="false"/>
      <style:text-properties style:font-name="Bitstream Vera Sans Mono1" fo:font-size="9pt" officeooo:rsid="015905ea" officeooo:paragraph-rsid="015905ea" style:font-name-asian="Bitstream Vera Sans Mono1" style:font-size-asian="9pt" style:language-asian="zh" style:country-asian="TW" style:font-size-complex="9pt"/>
    </style:style>
    <style:style style:name="P687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0491c" style:font-name-asian="Bitstream Vera Sans Mono1" style:font-size-asian="9pt" style:language-asian="zh" style:country-asian="TW" style:font-size-complex="9pt"/>
    </style:style>
    <style:style style:name="P688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23afc" style:font-name-asian="Bitstream Vera Sans Mono1" style:font-size-asian="9pt" style:language-asian="zh" style:country-asian="TW" style:font-size-complex="9pt"/>
    </style:style>
    <style:style style:name="P689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language-asian="zh" style:country-asian="TW" style:font-size-complex="9pt"/>
    </style:style>
    <style:style style:name="P690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language-asian="zh" style:country-asian="TW" style:font-size-complex="9pt"/>
    </style:style>
    <style:style style:name="P691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fcebf" style:font-name-asian="Bitstream Vera Sans Mono1" style:font-size-asian="9pt" style:language-asian="zh" style:country-asian="TW" style:font-size-complex="9pt"/>
    </style:style>
    <style:style style:name="P692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8e5d58" style:font-name-asian="Bitstream Vera Sans Mono1" style:font-size-asian="9pt" style:language-asian="zh" style:country-asian="TW" style:font-size-complex="9pt"/>
    </style:style>
    <style:style style:name="P693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253837b" style:font-name-asian="Bitstream Vera Sans Mono1" style:font-size-asian="9pt" style:language-asian="zh" style:country-asian="TW" style:font-size-complex="9pt"/>
    </style:style>
    <style:style style:name="P694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ea081" style:font-name-asian="Bitstream Vera Sans Mono1" style:font-size-asian="9pt" style:language-asian="zh" style:country-asian="TW" style:font-size-complex="9pt"/>
    </style:style>
    <style:style style:name="P695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fcebf" style:font-name-asian="Bitstream Vera Sans Mono1" style:font-size-asian="9pt" style:language-asian="zh" style:country-asian="TW" style:font-size-complex="9pt"/>
    </style:style>
    <style:style style:name="P696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8e5d58" style:font-name-asian="Bitstream Vera Sans Mono1" style:font-size-asian="9pt" style:language-asian="zh" style:country-asian="TW" style:font-size-complex="9pt"/>
    </style:style>
    <style:style style:name="P697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253837b" style:font-name-asian="Bitstream Vera Sans Mono1" style:font-size-asian="9pt" style:language-asian="zh" style:country-asian="TW" style:font-size-complex="9pt"/>
    </style:style>
    <style:style style:name="P698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language-asian="zh" style:country-asian="TW" style:font-size-complex="9pt"/>
    </style:style>
    <style:style style:name="P699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f046f" style:font-name-asian="Bitstream Vera Sans Mono1" style:font-size-asian="9pt" style:language-asian="zh" style:country-asian="TW" style:font-size-complex="9pt"/>
    </style:style>
    <style:style style:name="P700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language-asian="zh" style:country-asian="TW" style:font-size-complex="9pt"/>
    </style:style>
    <style:style style:name="P701" style:family="paragraph" style:parent-style-name="Table_20_Contents">
      <style:paragraph-properties style:snap-to-layout-grid="false"/>
      <style:text-properties style:font-name="Bitstream Vera Sans Mono1" fo:font-size="9pt" officeooo:rsid="018229d5" officeooo:paragraph-rsid="018229d5" style:font-name-asian="Bitstream Vera Sans Mono1" style:font-size-asian="9pt" style:language-asian="zh" style:country-asian="TW" style:font-size-complex="9pt"/>
    </style:style>
    <style:style style:name="P702" style:family="paragraph" style:parent-style-name="Table_20_Contents">
      <style:paragraph-properties style:snap-to-layout-grid="false"/>
      <style:text-properties style:font-name="Bitstream Vera Sans Mono1" fo:font-size="9pt" officeooo:rsid="01836628" officeooo:paragraph-rsid="01836628" style:font-name-asian="Bitstream Vera Sans Mono1" style:font-size-asian="9pt" style:language-asian="zh" style:country-asian="TW" style:font-size-complex="9pt"/>
    </style:style>
    <style:style style:name="P703" style:family="paragraph" style:parent-style-name="Table_20_Contents">
      <style:paragraph-properties style:snap-to-layout-grid="false"/>
      <style:text-properties style:font-name="Bitstream Vera Sans Mono1" fo:font-size="9pt" officeooo:rsid="019ffaa1" officeooo:paragraph-rsid="019ffaa1" style:font-name-asian="Bitstream Vera Sans Mono1" style:font-size-asian="9pt" style:language-asian="zh" style:country-asian="TW" style:font-size-complex="9pt"/>
    </style:style>
    <style:style style:name="P704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c503f" style:font-name-asian="Bitstream Vera Sans Mono1" style:font-size-asian="9pt" style:language-asian="zh" style:country-asian="TW" style:font-size-complex="9pt"/>
    </style:style>
    <style:style style:name="P705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da0bb" style:font-name-asian="Bitstream Vera Sans Mono1" style:font-size-asian="9pt" style:language-asian="zh" style:country-asian="TW" style:font-size-complex="9pt"/>
    </style:style>
    <style:style style:name="P706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ca01a" style:font-name-asian="Bitstream Vera Sans Mono1" style:font-size-asian="9pt" style:language-asian="zh" style:country-asian="TW" style:font-size-complex="9pt"/>
    </style:style>
    <style:style style:name="P707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da0bb" style:font-name-asian="Bitstream Vera Sans Mono1" style:font-size-asian="9pt" style:language-asian="zh" style:country-asian="TW" style:font-size-complex="9pt"/>
    </style:style>
    <style:style style:name="P708" style:family="paragraph" style:parent-style-name="Table_20_Contents">
      <style:paragraph-properties style:snap-to-layout-grid="false"/>
      <style:text-properties style:font-name="Bitstream Vera Sans Mono1" fo:font-size="9pt" officeooo:rsid="01dca38c" officeooo:paragraph-rsid="01dca38c" style:font-name-asian="Bitstream Vera Sans Mono1" style:font-size-asian="9pt" style:language-asian="zh" style:country-asian="TW" style:font-size-complex="9pt"/>
    </style:style>
    <style:style style:name="P709" style:family="paragraph" style:parent-style-name="Table_20_Contents">
      <style:paragraph-properties style:snap-to-layout-grid="false"/>
      <style:text-properties style:font-name="Bitstream Vera Sans Mono1" fo:font-size="9pt" officeooo:rsid="01de962c" officeooo:paragraph-rsid="01de962c" style:font-name-asian="Bitstream Vera Sans Mono1" style:font-size-asian="9pt" style:language-asian="zh" style:country-asian="TW" style:font-size-complex="9pt"/>
    </style:style>
    <style:style style:name="P710" style:family="paragraph" style:parent-style-name="Table_20_Contents">
      <style:paragraph-properties style:snap-to-layout-grid="false"/>
      <style:text-properties style:font-name="Bitstream Vera Sans Mono1" fo:font-size="9pt" officeooo:rsid="01dfb605" officeooo:paragraph-rsid="01dfb605" style:font-name-asian="Bitstream Vera Sans Mono1" style:font-size-asian="9pt" style:language-asian="zh" style:country-asian="TW" style:font-size-complex="9pt"/>
    </style:style>
    <style:style style:name="P711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e5fd4f" style:font-name-asian="Bitstream Vera Sans Mono1" style:font-size-asian="9pt" style:language-asian="zh" style:country-asian="TW" style:font-size-complex="9pt"/>
    </style:style>
    <style:style style:name="P712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fff215" style:font-name-asian="Bitstream Vera Sans Mono1" style:font-size-asian="9pt" style:language-asian="zh" style:country-asian="TW" style:font-size-complex="9pt"/>
    </style:style>
    <style:style style:name="P713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42ffe" style:font-name-asian="Bitstream Vera Sans Mono1" style:font-size-asian="9pt" style:language-asian="zh" style:country-asian="TW" style:font-size-complex="9pt"/>
    </style:style>
    <style:style style:name="P714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90c38" style:font-name-asian="Bitstream Vera Sans Mono1" style:font-size-asian="9pt" style:language-asian="zh" style:country-asian="TW" style:font-size-complex="9pt"/>
    </style:style>
    <style:style style:name="P715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18dd46" style:font-name-asian="Bitstream Vera Sans Mono1" style:font-size-asian="9pt" style:language-asian="zh" style:country-asian="TW" style:font-size-complex="9pt"/>
    </style:style>
    <style:style style:name="P716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163ce" style:font-name-asian="Bitstream Vera Sans Mono1" style:font-size-asian="9pt" style:language-asian="zh" style:country-asian="TW" style:font-size-complex="9pt"/>
    </style:style>
    <style:style style:name="P717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3dbea" style:font-name-asian="Bitstream Vera Sans Mono1" style:font-size-asian="9pt" style:language-asian="zh" style:country-asian="TW" style:font-size-complex="9pt"/>
    </style:style>
    <style:style style:name="P718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912ab" style:font-name-asian="Bitstream Vera Sans Mono1" style:font-size-asian="9pt" style:language-asian="zh" style:country-asian="TW" style:font-size-complex="9pt"/>
    </style:style>
    <style:style style:name="P719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fb075" style:font-name-asian="Bitstream Vera Sans Mono1" style:font-size-asian="9pt" style:language-asian="zh" style:country-asian="TW" style:font-size-complex="9pt"/>
    </style:style>
    <style:style style:name="P720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3c552" style:font-name-asian="Bitstream Vera Sans Mono1" style:font-size-asian="9pt" style:language-asian="zh" style:country-asian="TW" style:font-size-complex="9pt"/>
    </style:style>
    <style:style style:name="P721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e7618" style:font-name-asian="Bitstream Vera Sans Mono1" style:font-size-asian="9pt" style:language-asian="zh" style:country-asian="TW" style:font-size-complex="9pt"/>
    </style:style>
    <style:style style:name="P722" style:family="paragraph" style:parent-style-name="Table_20_Contents">
      <style:paragraph-properties style:snap-to-layout-grid="false"/>
      <style:text-properties style:font-name="Bitstream Vera Sans Mono1" fo:font-size="9pt" officeooo:rsid="01e828fe" officeooo:paragraph-rsid="01e828fe" style:font-name-asian="Bitstream Vera Sans Mono1" style:font-size-asian="9pt" style:language-asian="zh" style:country-asian="TW" style:font-size-complex="9pt"/>
    </style:style>
    <style:style style:name="P723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724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725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788a9" style:font-name-asian="Bitstream Vera Sans Mono1" style:font-size-asian="9pt" style:language-asian="zh" style:country-asian="TW" style:font-size-complex="9pt"/>
    </style:style>
    <style:style style:name="P726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90c38" style:font-name-asian="Bitstream Vera Sans Mono1" style:font-size-asian="9pt" style:language-asian="zh" style:country-asian="TW" style:font-size-complex="9pt"/>
    </style:style>
    <style:style style:name="P727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d1f6e" style:font-name-asian="Bitstream Vera Sans Mono1" style:font-size-asian="9pt" style:language-asian="zh" style:country-asian="TW" style:font-size-complex="9pt"/>
    </style:style>
    <style:style style:name="P728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8dd46" style:font-name-asian="Bitstream Vera Sans Mono1" style:font-size-asian="9pt" style:language-asian="zh" style:country-asian="TW" style:font-size-complex="9pt"/>
    </style:style>
    <style:style style:name="P729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2e8ef" style:font-name-asian="Bitstream Vera Sans Mono1" style:font-size-asian="9pt" style:language-asian="zh" style:country-asian="TW" style:font-size-complex="9pt"/>
    </style:style>
    <style:style style:name="P730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163ce" style:font-name-asian="Bitstream Vera Sans Mono1" style:font-size-asian="9pt" style:language-asian="zh" style:country-asian="TW" style:font-size-complex="9pt"/>
    </style:style>
    <style:style style:name="P731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3dbea" style:font-name-asian="Bitstream Vera Sans Mono1" style:font-size-asian="9pt" style:language-asian="zh" style:country-asian="TW" style:font-size-complex="9pt"/>
    </style:style>
    <style:style style:name="P732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912ab" style:font-name-asian="Bitstream Vera Sans Mono1" style:font-size-asian="9pt" style:language-asian="zh" style:country-asian="TW" style:font-size-complex="9pt"/>
    </style:style>
    <style:style style:name="P733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3e7618" style:font-name-asian="Bitstream Vera Sans Mono1" style:font-size-asian="9pt" style:language-asian="zh" style:country-asian="TW" style:font-size-complex="9pt"/>
    </style:style>
    <style:style style:name="P734" style:family="paragraph" style:parent-style-name="Table_20_Contents">
      <style:paragraph-properties style:snap-to-layout-grid="false"/>
      <style:text-properties style:font-name="Bitstream Vera Sans Mono1" fo:font-size="9pt" officeooo:rsid="0215e984" officeooo:paragraph-rsid="0215e984" style:font-name-asian="Bitstream Vera Sans Mono1" style:font-size-asian="9pt" style:language-asian="zh" style:country-asian="TW" style:font-size-complex="9pt"/>
    </style:style>
    <style:style style:name="P735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261371" style:font-name-asian="Bitstream Vera Sans Mono1" style:font-size-asian="9pt" style:language-asian="zh" style:country-asian="TW" style:font-size-complex="9pt"/>
    </style:style>
    <style:style style:name="P736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3e7618" style:font-name-asian="Bitstream Vera Sans Mono1" style:font-size-asian="9pt" style:language-asian="zh" style:country-asian="TW" style:font-size-complex="9pt"/>
    </style:style>
    <style:style style:name="P737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ac433" style:font-name-asian="Bitstream Vera Sans Mono1" style:font-size-asian="9pt" style:language-asian="zh" style:country-asian="TW" style:font-size-complex="9pt"/>
    </style:style>
    <style:style style:name="P738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fb075" style:font-name-asian="Bitstream Vera Sans Mono1" style:font-size-asian="9pt" style:language-asian="zh" style:country-asian="TW" style:font-size-complex="9pt"/>
    </style:style>
    <style:style style:name="P739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33c552" style:font-name-asian="Bitstream Vera Sans Mono1" style:font-size-asian="9pt" style:language-asian="zh" style:country-asian="TW" style:font-size-complex="9pt"/>
    </style:style>
    <style:style style:name="P740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language-asian="zh" style:country-asian="TW" style:font-size-complex="9pt"/>
    </style:style>
    <style:style style:name="P741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547b7" style:font-name-asian="Bitstream Vera Sans Mono1" style:font-size-asian="9pt" style:language-asian="zh" style:country-asian="TW" style:font-size-complex="9pt"/>
    </style:style>
    <style:style style:name="P742" style:family="paragraph" style:parent-style-name="Table_20_Contents">
      <style:paragraph-properties style:snap-to-layout-grid="false"/>
      <style:text-properties style:font-name="Bitstream Vera Sans Mono1" fo:font-size="9pt" officeooo:rsid="023f9f53" officeooo:paragraph-rsid="023f9f53" style:font-name-asian="Bitstream Vera Sans Mono1" style:font-size-asian="9pt" style:language-asian="zh" style:country-asian="TW" style:font-size-complex="9pt"/>
    </style:style>
    <style:style style:name="P743" style:family="paragraph" style:parent-style-name="Table_20_Contents">
      <style:paragraph-properties style:snap-to-layout-grid="false"/>
      <style:text-properties style:font-name="Bitstream Vera Sans Mono1" fo:font-size="9pt" officeooo:rsid="02587a9e" officeooo:paragraph-rsid="02587a9e" style:font-name-asian="Bitstream Vera Sans Mono1" style:font-size-asian="9pt" style:language-asian="zh" style:country-asian="TW" style:font-size-complex="9pt"/>
    </style:style>
    <style:style style:name="P744" style:family="paragraph" style:parent-style-name="Table_20_Contents">
      <style:paragraph-properties style:snap-to-layout-grid="false"/>
      <style:text-properties style:font-name="Bitstream Vera Sans Mono1" fo:font-size="9pt" officeooo:rsid="025b0009" officeooo:paragraph-rsid="025b0009" style:font-name-asian="Bitstream Vera Sans Mono1" style:font-size-asian="9pt" style:language-asian="zh" style:country-asian="TW" style:font-size-complex="9pt"/>
    </style:style>
    <style:style style:name="P745" style:family="paragraph" style:parent-style-name="Table_20_Contents">
      <style:text-properties style:font-name="Bitstream Vera Sans Mono1" fo:font-size="9pt" officeooo:rsid="00397b67" officeooo:paragraph-rsid="003bf252" style:font-name-asian="Bitstream Vera Sans Mono1" style:font-size-asian="9pt" style:language-asian="zh" style:country-asian="TW" style:font-name-complex="Bitstream Vera Sans Mono" style:font-size-complex="9pt"/>
    </style:style>
    <style:style style:name="P74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47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2616e11" style:font-name-asian="Bitstream Vera Sans Mono1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2620448" style:font-name-asian="Bitstream Vera Sans Mono1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751" style:family="paragraph" style:parent-style-name="Table_20_Contents">
      <style:text-properties officeooo:paragraph-rsid="001ba608"/>
    </style:style>
    <style:style style:name="P752" style:family="paragraph" style:parent-style-name="Table_20_Contents">
      <style:text-properties officeooo:paragraph-rsid="003433ee"/>
    </style:style>
    <style:style style:name="P753" style:family="paragraph" style:parent-style-name="Table_20_Contents">
      <style:text-properties officeooo:paragraph-rsid="00432e7c"/>
    </style:style>
    <style:style style:name="P754" style:family="paragraph" style:parent-style-name="Table_20_Contents">
      <style:text-properties officeooo:paragraph-rsid="0050c4e0"/>
    </style:style>
    <style:style style:name="P755" style:family="paragraph" style:parent-style-name="Table_20_Contents">
      <style:text-properties officeooo:paragraph-rsid="0054c2ab"/>
    </style:style>
    <style:style style:name="P756" style:family="paragraph" style:parent-style-name="Table_20_Contents">
      <style:text-properties officeooo:paragraph-rsid="007824f1"/>
    </style:style>
    <style:style style:name="P757" style:family="paragraph" style:parent-style-name="Table_20_Contents">
      <style:text-properties officeooo:paragraph-rsid="00831399"/>
    </style:style>
    <style:style style:name="P758" style:family="paragraph" style:parent-style-name="Table_20_Contents">
      <style:text-properties officeooo:paragraph-rsid="008bf0d2"/>
    </style:style>
    <style:style style:name="P759" style:family="paragraph" style:parent-style-name="Table_20_Contents">
      <style:text-properties officeooo:paragraph-rsid="0090bcd5"/>
    </style:style>
    <style:style style:name="P7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9pt" officeooo:rsid="0021259c" officeooo:paragraph-rsid="0021259c" style:font-size-asian="9pt" style:font-name-complex="Bitstream Vera Sans Mono" style:font-size-complex="9pt"/>
    </style:style>
    <style:style style:name="P7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7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26aa2e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3433ee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0ab926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1728b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9c943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0e3f7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a84de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303c93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423350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6fcebf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7f046f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8e5d58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950d4f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53837b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616e11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376aca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e5fd4f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fff215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42ffe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90c38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d1f6e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18dd46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163ce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3dbea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912ab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3e7618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cda0bb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8e5d58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82d58" officeooo:paragraph-rsid="01982d58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d5180" officeooo:paragraph-rsid="019d5180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ec48d" officeooo:paragraph-rsid="019ec48d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d9f37a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e5fd4f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fff215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42ffe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90c38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18dd46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23dbea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163ce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3dbea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912ab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fb075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3c552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e7618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e42fb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fb075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3c552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e7618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847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848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849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850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851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852" style:family="paragraph" style:parent-style-name="Standard" style:list-style-name="WW8Num2">
      <style:paragraph-properties style:snap-to-layout-grid="false"/>
      <style:text-properties officeooo:paragraph-rsid="01d4e053"/>
    </style:style>
    <style:style style:name="P853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854" style:family="paragraph" style:parent-style-name="Standard" style:list-style-name="WW8Num2">
      <style:paragraph-properties style:snap-to-layout-grid="false"/>
      <style:text-properties officeooo:paragraph-rsid="010ab926"/>
    </style:style>
    <style:style style:name="P855" style:family="paragraph" style:parent-style-name="Standard" style:list-style-name="WW8Num2">
      <style:paragraph-properties style:snap-to-layout-grid="false"/>
      <style:text-properties officeooo:paragraph-rsid="0111728b"/>
    </style:style>
    <style:style style:name="P856" style:family="paragraph" style:parent-style-name="Standard" style:list-style-name="WW8Num2">
      <style:paragraph-properties style:snap-to-layout-grid="false"/>
      <style:text-properties officeooo:paragraph-rsid="0119c943"/>
    </style:style>
    <style:style style:name="P857" style:family="paragraph" style:parent-style-name="Standard" style:list-style-name="WW8Num2">
      <style:paragraph-properties style:snap-to-layout-grid="false"/>
      <style:text-properties officeooo:paragraph-rsid="0120e3f7"/>
    </style:style>
    <style:style style:name="P858" style:family="paragraph" style:parent-style-name="Standard" style:list-style-name="WW8Num2">
      <style:paragraph-properties style:snap-to-layout-grid="false"/>
      <style:text-properties officeooo:paragraph-rsid="012a84de"/>
    </style:style>
    <style:style style:name="P859" style:family="paragraph" style:parent-style-name="Standard" style:list-style-name="WW8Num2">
      <style:paragraph-properties style:snap-to-layout-grid="false"/>
      <style:text-properties officeooo:paragraph-rsid="01303c93"/>
    </style:style>
    <style:style style:name="P860" style:family="paragraph" style:parent-style-name="Standard" style:list-style-name="WW8Num2">
      <style:paragraph-properties style:snap-to-layout-grid="false"/>
      <style:text-properties officeooo:paragraph-rsid="01950d4f"/>
    </style:style>
    <style:style style:name="P861" style:family="paragraph" style:parent-style-name="Standard" style:list-style-name="WW8Num2">
      <style:paragraph-properties style:snap-to-layout-grid="false"/>
      <style:text-properties officeooo:paragraph-rsid="01423350"/>
    </style:style>
    <style:style style:name="P862" style:family="paragraph" style:parent-style-name="Standard" style:list-style-name="WW8Num2">
      <style:paragraph-properties style:snap-to-layout-grid="false"/>
      <style:text-properties officeooo:paragraph-rsid="0165c1d3"/>
    </style:style>
    <style:style style:name="P863" style:family="paragraph" style:parent-style-name="Standard" style:list-style-name="WW8Num2">
      <style:paragraph-properties style:snap-to-layout-grid="false"/>
      <style:text-properties officeooo:paragraph-rsid="016bc885"/>
    </style:style>
    <style:style style:name="P864" style:family="paragraph" style:parent-style-name="Standard" style:list-style-name="WW8Num2">
      <style:paragraph-properties style:snap-to-layout-grid="false"/>
      <style:text-properties officeooo:paragraph-rsid="016fcebf"/>
    </style:style>
    <style:style style:name="P865" style:family="paragraph" style:parent-style-name="Standard" style:list-style-name="WW8Num2">
      <style:paragraph-properties style:snap-to-layout-grid="false"/>
      <style:text-properties officeooo:paragraph-rsid="0253837b"/>
    </style:style>
    <style:style style:name="P866" style:family="paragraph" style:parent-style-name="Standard" style:list-style-name="WW8Num2">
      <style:paragraph-properties style:snap-to-layout-grid="false"/>
      <style:text-properties officeooo:paragraph-rsid="017f046f"/>
    </style:style>
    <style:style style:name="P867" style:family="paragraph" style:parent-style-name="Standard" style:list-style-name="WW8Num2">
      <style:paragraph-properties style:snap-to-layout-grid="false"/>
      <style:text-properties officeooo:paragraph-rsid="018e5d58"/>
    </style:style>
    <style:style style:name="P868" style:family="paragraph" style:parent-style-name="Standard" style:list-style-name="WW8Num2">
      <style:paragraph-properties style:snap-to-layout-grid="false"/>
      <style:text-properties officeooo:paragraph-rsid="01c1da60"/>
    </style:style>
    <style:style style:name="P869" style:family="paragraph" style:parent-style-name="Standard" style:list-style-name="WW8Num2">
      <style:paragraph-properties style:snap-to-layout-grid="false"/>
      <style:text-properties officeooo:paragraph-rsid="01c686d1"/>
    </style:style>
    <style:style style:name="P870" style:family="paragraph" style:parent-style-name="Standard" style:list-style-name="WW8Num2">
      <style:paragraph-properties style:snap-to-layout-grid="false"/>
      <style:text-properties officeooo:paragraph-rsid="01cda0bb"/>
    </style:style>
    <style:style style:name="P871" style:family="paragraph" style:parent-style-name="Standard" style:list-style-name="WW8Num2">
      <style:paragraph-properties style:snap-to-layout-grid="false"/>
      <style:text-properties officeooo:paragraph-rsid="01d9f37a"/>
    </style:style>
    <style:style style:name="P872" style:family="paragraph" style:parent-style-name="Standard" style:list-style-name="WW8Num2">
      <style:paragraph-properties style:snap-to-layout-grid="false"/>
      <style:text-properties officeooo:paragraph-rsid="01ea65ea"/>
    </style:style>
    <style:style style:name="P873" style:family="paragraph" style:parent-style-name="Standard" style:list-style-name="WW8Num2">
      <style:paragraph-properties style:snap-to-layout-grid="false"/>
      <style:text-properties officeooo:paragraph-rsid="01e5fd4f"/>
    </style:style>
    <style:style style:name="P874" style:family="paragraph" style:parent-style-name="Standard" style:list-style-name="WW8Num2">
      <style:paragraph-properties style:snap-to-layout-grid="false"/>
      <style:text-properties officeooo:paragraph-rsid="01fff215"/>
    </style:style>
    <style:style style:name="P875" style:family="paragraph" style:parent-style-name="Standard" style:list-style-name="WW8Num2">
      <style:paragraph-properties style:snap-to-layout-grid="false"/>
      <style:text-properties officeooo:paragraph-rsid="02042ffe"/>
    </style:style>
    <style:style style:name="P876" style:family="paragraph" style:parent-style-name="Standard" style:list-style-name="WW8Num2">
      <style:paragraph-properties style:snap-to-layout-grid="false"/>
      <style:text-properties officeooo:paragraph-rsid="02090c38"/>
    </style:style>
    <style:style style:name="P877" style:family="paragraph" style:parent-style-name="Standard" style:list-style-name="WW8Num2">
      <style:paragraph-properties style:snap-to-layout-grid="false"/>
      <style:text-properties officeooo:paragraph-rsid="020d1f6e"/>
    </style:style>
    <style:style style:name="P878" style:family="paragraph" style:parent-style-name="Standard" style:list-style-name="WW8Num2">
      <style:paragraph-properties style:snap-to-layout-grid="false"/>
      <style:text-properties officeooo:paragraph-rsid="0218dd46"/>
    </style:style>
    <style:style style:name="P879" style:family="paragraph" style:parent-style-name="Standard" style:list-style-name="WW8Num2">
      <style:paragraph-properties style:snap-to-layout-grid="false"/>
      <style:text-properties officeooo:paragraph-rsid="02616e11"/>
    </style:style>
    <style:style style:name="P880" style:family="paragraph" style:parent-style-name="Standard" style:list-style-name="WW8Num2">
      <style:paragraph-properties style:snap-to-layout-grid="false"/>
      <style:text-properties officeooo:paragraph-rsid="0223dbea"/>
    </style:style>
    <style:style style:name="P881" style:family="paragraph" style:parent-style-name="Standard" style:list-style-name="WW8Num2">
      <style:paragraph-properties style:snap-to-layout-grid="false"/>
      <style:text-properties officeooo:paragraph-rsid="022163ce"/>
    </style:style>
    <style:style style:name="P882" style:family="paragraph" style:parent-style-name="Standard" style:list-style-name="WW8Num2">
      <style:paragraph-properties style:snap-to-layout-grid="false"/>
      <style:text-properties officeooo:paragraph-rsid="022912ab"/>
    </style:style>
    <style:style style:name="P883" style:family="paragraph" style:parent-style-name="Standard" style:list-style-name="WW8Num2">
      <style:paragraph-properties style:snap-to-layout-grid="false"/>
      <style:text-properties officeooo:paragraph-rsid="022fb075"/>
    </style:style>
    <style:style style:name="P884" style:family="paragraph" style:parent-style-name="Standard" style:list-style-name="WW8Num2">
      <style:paragraph-properties style:snap-to-layout-grid="false"/>
      <style:text-properties officeooo:paragraph-rsid="0233c552"/>
    </style:style>
    <style:style style:name="P885" style:family="paragraph" style:parent-style-name="Standard" style:list-style-name="WW8Num2">
      <style:paragraph-properties style:snap-to-layout-grid="false"/>
      <style:text-properties officeooo:paragraph-rsid="023e7618"/>
    </style:style>
    <style:style style:name="P886" style:family="paragraph" style:parent-style-name="Standard" style:list-style-name="WW8Num2">
      <style:paragraph-properties style:snap-to-layout-grid="false"/>
      <style:text-properties officeooo:paragraph-rsid="0241dbfe"/>
    </style:style>
    <style:style style:name="P887" style:family="paragraph" style:parent-style-name="Standard" style:list-style-name="WW8Num2">
      <style:paragraph-properties style:snap-to-layout-grid="false"/>
      <style:text-properties officeooo:paragraph-rsid="0242cf95"/>
    </style:style>
    <style:style style:name="P888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889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890" style:family="paragraph" style:parent-style-name="Standard" style:list-style-name="WW8Num2">
      <style:text-properties officeooo:paragraph-rsid="0096468c"/>
    </style:style>
    <style:style style:name="P891" style:family="paragraph" style:parent-style-name="Standard" style:list-style-name="WW8Num2">
      <style:text-properties officeooo:paragraph-rsid="00bda0e5"/>
    </style:style>
    <style:style style:name="P892" style:family="paragraph" style:parent-style-name="Standard" style:list-style-name="WW8Num2">
      <style:text-properties officeooo:paragraph-rsid="00f3a19a"/>
    </style:style>
    <style:style style:name="P893" style:family="paragraph" style:parent-style-name="Standard" style:list-style-name="WW8Num2">
      <style:text-properties officeooo:paragraph-rsid="01d4e053"/>
    </style:style>
    <style:style style:name="P894" style:family="paragraph" style:parent-style-name="Standard" style:list-style-name="WW8Num2">
      <style:text-properties officeooo:paragraph-rsid="01f035ba"/>
    </style:style>
    <style:style style:name="P895" style:family="paragraph" style:parent-style-name="Standard" style:list-style-name="WW8Num2">
      <style:text-properties officeooo:paragraph-rsid="010ab926"/>
    </style:style>
    <style:style style:name="P896" style:family="paragraph" style:parent-style-name="Standard" style:list-style-name="WW8Num2">
      <style:text-properties officeooo:paragraph-rsid="02681b29"/>
    </style:style>
    <style:style style:name="P897" style:family="paragraph" style:parent-style-name="Standard" style:list-style-name="WW8Num2">
      <style:text-properties officeooo:paragraph-rsid="026e60de"/>
    </style:style>
    <style:style style:name="P898" style:family="paragraph" style:parent-style-name="Standard" style:list-style-name="WW8Num2">
      <style:paragraph-properties style:snap-to-layout-grid="false"/>
      <style:text-properties officeooo:rsid="01c7b15b" officeooo:paragraph-rsid="01c7b15b"/>
    </style:style>
    <style:style style:name="P899" style:family="paragraph" style:parent-style-name="Standard" style:list-style-name="WW8Num2">
      <style:paragraph-properties style:snap-to-layout-grid="false"/>
      <style:text-properties officeooo:rsid="01c7b15b" officeooo:paragraph-rsid="01cda0bb"/>
    </style:style>
    <style:style style:name="P900" style:family="paragraph" style:parent-style-name="Standard" style:list-style-name="WW8Num2">
      <style:paragraph-properties style:snap-to-layout-grid="false"/>
      <style:text-properties officeooo:rsid="01c7b15b" officeooo:paragraph-rsid="01d9f37a"/>
    </style:style>
    <style:style style:name="P901" style:family="paragraph" style:parent-style-name="Standard" style:list-style-name="WW8Num2">
      <style:paragraph-properties style:snap-to-layout-grid="false"/>
      <style:text-properties officeooo:rsid="01c7b15b" officeooo:paragraph-rsid="01e5fd4f"/>
    </style:style>
    <style:style style:name="P902" style:family="paragraph" style:parent-style-name="Standard" style:list-style-name="WW8Num2">
      <style:paragraph-properties style:snap-to-layout-grid="false"/>
      <style:text-properties officeooo:rsid="0223dbea" officeooo:paragraph-rsid="0223dbea"/>
    </style:style>
    <style:style style:name="P903" style:family="paragraph" style:parent-style-name="Standard" style:list-style-name="WW8Num2">
      <style:paragraph-properties style:snap-to-layout-grid="false"/>
      <style:text-properties officeooo:rsid="0223dbea" officeooo:paragraph-rsid="022912ab"/>
    </style:style>
    <style:style style:name="P904" style:family="paragraph" style:parent-style-name="Standard" style:list-style-name="WW8Num2">
      <style:paragraph-properties style:snap-to-layout-grid="false"/>
      <style:text-properties officeooo:rsid="0223dbea" officeooo:paragraph-rsid="022fb075"/>
    </style:style>
    <style:style style:name="P905" style:family="paragraph" style:parent-style-name="Standard" style:list-style-name="WW8Num2">
      <style:paragraph-properties style:snap-to-layout-grid="false"/>
      <style:text-properties officeooo:rsid="0223dbea" officeooo:paragraph-rsid="0233c552"/>
    </style:style>
    <style:style style:name="P906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907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908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909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910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911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912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913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914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915" style:family="paragraph" style:parent-style-name="Table_20_Contents" style:list-style-name="WW8Num2">
      <style:paragraph-properties style:snap-to-layout-grid="false"/>
      <style:text-properties officeooo:paragraph-rsid="01d4e053"/>
    </style:style>
    <style:style style:name="P916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917" style:family="paragraph" style:parent-style-name="Table_20_Contents" style:list-style-name="WW8Num2">
      <style:paragraph-properties style:snap-to-layout-grid="false"/>
      <style:text-properties officeooo:paragraph-rsid="010ab926"/>
    </style:style>
    <style:style style:name="P918" style:family="paragraph" style:parent-style-name="Table_20_Contents" style:list-style-name="WW8Num2">
      <style:paragraph-properties style:snap-to-layout-grid="false"/>
      <style:text-properties officeooo:paragraph-rsid="0111728b"/>
    </style:style>
    <style:style style:name="P919" style:family="paragraph" style:parent-style-name="Table_20_Contents" style:list-style-name="WW8Num2">
      <style:paragraph-properties style:snap-to-layout-grid="false"/>
      <style:text-properties officeooo:paragraph-rsid="0119c943"/>
    </style:style>
    <style:style style:name="P920" style:family="paragraph" style:parent-style-name="Table_20_Contents" style:list-style-name="WW8Num2">
      <style:paragraph-properties style:snap-to-layout-grid="false"/>
      <style:text-properties officeooo:paragraph-rsid="0120e3f7"/>
    </style:style>
    <style:style style:name="P921" style:family="paragraph" style:parent-style-name="Table_20_Contents" style:list-style-name="WW8Num2">
      <style:paragraph-properties style:snap-to-layout-grid="false"/>
      <style:text-properties officeooo:paragraph-rsid="012a84de"/>
    </style:style>
    <style:style style:name="P922" style:family="paragraph" style:parent-style-name="Table_20_Contents" style:list-style-name="WW8Num2">
      <style:paragraph-properties style:snap-to-layout-grid="false"/>
      <style:text-properties officeooo:paragraph-rsid="01303c93"/>
    </style:style>
    <style:style style:name="P923" style:family="paragraph" style:parent-style-name="Table_20_Contents" style:list-style-name="WW8Num2">
      <style:paragraph-properties style:snap-to-layout-grid="false"/>
      <style:text-properties officeooo:paragraph-rsid="01950d4f"/>
    </style:style>
    <style:style style:name="P924" style:family="paragraph" style:parent-style-name="Table_20_Contents" style:list-style-name="WW8Num2">
      <style:paragraph-properties style:snap-to-layout-grid="false"/>
      <style:text-properties officeooo:paragraph-rsid="01423350"/>
    </style:style>
    <style:style style:name="P925" style:family="paragraph" style:parent-style-name="Table_20_Contents" style:list-style-name="WW8Num2">
      <style:paragraph-properties style:snap-to-layout-grid="false"/>
      <style:text-properties officeooo:paragraph-rsid="0165c1d3"/>
    </style:style>
    <style:style style:name="P926" style:family="paragraph" style:parent-style-name="Table_20_Contents" style:list-style-name="WW8Num2">
      <style:paragraph-properties style:snap-to-layout-grid="false"/>
      <style:text-properties officeooo:paragraph-rsid="016bc885"/>
    </style:style>
    <style:style style:name="P927" style:family="paragraph" style:parent-style-name="Table_20_Contents" style:list-style-name="WW8Num2">
      <style:paragraph-properties style:snap-to-layout-grid="false"/>
      <style:text-properties officeooo:paragraph-rsid="016fcebf"/>
    </style:style>
    <style:style style:name="P928" style:family="paragraph" style:parent-style-name="Table_20_Contents" style:list-style-name="WW8Num2">
      <style:paragraph-properties style:snap-to-layout-grid="false"/>
      <style:text-properties officeooo:paragraph-rsid="0253837b"/>
    </style:style>
    <style:style style:name="P929" style:family="paragraph" style:parent-style-name="Table_20_Contents" style:list-style-name="WW8Num2">
      <style:paragraph-properties style:snap-to-layout-grid="false"/>
      <style:text-properties officeooo:paragraph-rsid="018e5d58"/>
    </style:style>
    <style:style style:name="P930" style:family="paragraph" style:parent-style-name="Table_20_Contents" style:list-style-name="WW8Num2">
      <style:paragraph-properties style:snap-to-layout-grid="false"/>
      <style:text-properties officeooo:paragraph-rsid="01c1da60"/>
    </style:style>
    <style:style style:name="P931" style:family="paragraph" style:parent-style-name="Table_20_Contents" style:list-style-name="WW8Num2">
      <style:paragraph-properties style:snap-to-layout-grid="false"/>
      <style:text-properties officeooo:paragraph-rsid="01c686d1"/>
    </style:style>
    <style:style style:name="P932" style:family="paragraph" style:parent-style-name="Table_20_Contents" style:list-style-name="WW8Num2">
      <style:paragraph-properties style:snap-to-layout-grid="false"/>
      <style:text-properties officeooo:paragraph-rsid="01cda0bb"/>
    </style:style>
    <style:style style:name="P933" style:family="paragraph" style:parent-style-name="Table_20_Contents" style:list-style-name="WW8Num2">
      <style:paragraph-properties style:snap-to-layout-grid="false"/>
      <style:text-properties officeooo:paragraph-rsid="01d9f37a"/>
    </style:style>
    <style:style style:name="P934" style:family="paragraph" style:parent-style-name="Table_20_Contents" style:list-style-name="WW8Num2">
      <style:paragraph-properties style:snap-to-layout-grid="false"/>
      <style:text-properties officeooo:paragraph-rsid="01ea65ea"/>
    </style:style>
    <style:style style:name="P935" style:family="paragraph" style:parent-style-name="Table_20_Contents" style:list-style-name="WW8Num2">
      <style:paragraph-properties style:snap-to-layout-grid="false"/>
      <style:text-properties officeooo:paragraph-rsid="01e5fd4f"/>
    </style:style>
    <style:style style:name="P936" style:family="paragraph" style:parent-style-name="Table_20_Contents" style:list-style-name="WW8Num2">
      <style:paragraph-properties style:snap-to-layout-grid="false"/>
      <style:text-properties officeooo:paragraph-rsid="01fff215"/>
    </style:style>
    <style:style style:name="P937" style:family="paragraph" style:parent-style-name="Table_20_Contents" style:list-style-name="WW8Num2">
      <style:paragraph-properties style:snap-to-layout-grid="false"/>
      <style:text-properties officeooo:paragraph-rsid="02042ffe"/>
    </style:style>
    <style:style style:name="P938" style:family="paragraph" style:parent-style-name="Table_20_Contents" style:list-style-name="WW8Num2">
      <style:paragraph-properties style:snap-to-layout-grid="false"/>
      <style:text-properties officeooo:paragraph-rsid="02090c38"/>
    </style:style>
    <style:style style:name="P939" style:family="paragraph" style:parent-style-name="Table_20_Contents" style:list-style-name="WW8Num2">
      <style:paragraph-properties style:snap-to-layout-grid="false"/>
      <style:text-properties officeooo:paragraph-rsid="020d1f6e"/>
    </style:style>
    <style:style style:name="P940" style:family="paragraph" style:parent-style-name="Table_20_Contents" style:list-style-name="WW8Num2">
      <style:paragraph-properties style:snap-to-layout-grid="false"/>
      <style:text-properties officeooo:paragraph-rsid="0218dd46"/>
    </style:style>
    <style:style style:name="P941" style:family="paragraph" style:parent-style-name="Table_20_Contents" style:list-style-name="WW8Num2">
      <style:paragraph-properties style:snap-to-layout-grid="false"/>
      <style:text-properties officeooo:paragraph-rsid="02616e11"/>
    </style:style>
    <style:style style:name="P942" style:family="paragraph" style:parent-style-name="Table_20_Contents" style:list-style-name="WW8Num2">
      <style:paragraph-properties style:snap-to-layout-grid="false"/>
      <style:text-properties officeooo:paragraph-rsid="0223dbea"/>
    </style:style>
    <style:style style:name="P943" style:family="paragraph" style:parent-style-name="Table_20_Contents" style:list-style-name="WW8Num2">
      <style:paragraph-properties style:snap-to-layout-grid="false"/>
      <style:text-properties officeooo:paragraph-rsid="022163ce"/>
    </style:style>
    <style:style style:name="P944" style:family="paragraph" style:parent-style-name="Table_20_Contents" style:list-style-name="WW8Num2">
      <style:paragraph-properties style:snap-to-layout-grid="false"/>
      <style:text-properties officeooo:paragraph-rsid="022912ab"/>
    </style:style>
    <style:style style:name="P945" style:family="paragraph" style:parent-style-name="Table_20_Contents" style:list-style-name="WW8Num2">
      <style:paragraph-properties style:snap-to-layout-grid="false"/>
      <style:text-properties officeooo:paragraph-rsid="022fb075"/>
    </style:style>
    <style:style style:name="P946" style:family="paragraph" style:parent-style-name="Table_20_Contents" style:list-style-name="WW8Num2">
      <style:paragraph-properties style:snap-to-layout-grid="false"/>
      <style:text-properties officeooo:paragraph-rsid="0233c552"/>
    </style:style>
    <style:style style:name="P947" style:family="paragraph" style:parent-style-name="Table_20_Contents" style:list-style-name="WW8Num2">
      <style:paragraph-properties style:snap-to-layout-grid="false"/>
      <style:text-properties officeooo:paragraph-rsid="023e7618"/>
    </style:style>
    <style:style style:name="P948" style:family="paragraph" style:parent-style-name="Table_20_Contents" style:list-style-name="WW8Num2">
      <style:paragraph-properties style:snap-to-layout-grid="false"/>
      <style:text-properties officeooo:paragraph-rsid="0241dbfe"/>
    </style:style>
    <style:style style:name="P949" style:family="paragraph" style:parent-style-name="Table_20_Contents" style:list-style-name="WW8Num2">
      <style:paragraph-properties style:snap-to-layout-grid="false"/>
      <style:text-properties officeooo:paragraph-rsid="0242cf95"/>
    </style:style>
    <style:style style:name="P950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951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952" style:family="paragraph" style:parent-style-name="Table_20_Contents" style:list-style-name="WW8Num2">
      <style:text-properties officeooo:paragraph-rsid="0096468c"/>
    </style:style>
    <style:style style:name="P953" style:family="paragraph" style:parent-style-name="Table_20_Contents" style:list-style-name="WW8Num2">
      <style:text-properties officeooo:paragraph-rsid="00bda0e5"/>
    </style:style>
    <style:style style:name="P954" style:family="paragraph" style:parent-style-name="Table_20_Contents" style:list-style-name="WW8Num2">
      <style:text-properties officeooo:paragraph-rsid="00cf6c40"/>
    </style:style>
    <style:style style:name="P955" style:family="paragraph" style:parent-style-name="Table_20_Contents" style:list-style-name="WW8Num2">
      <style:text-properties officeooo:paragraph-rsid="00e02383"/>
    </style:style>
    <style:style style:name="P956" style:family="paragraph" style:parent-style-name="Table_20_Contents" style:list-style-name="WW8Num2">
      <style:text-properties officeooo:paragraph-rsid="00f3a19a"/>
    </style:style>
    <style:style style:name="P957" style:family="paragraph" style:parent-style-name="Table_20_Contents" style:list-style-name="WW8Num2">
      <style:text-properties officeooo:paragraph-rsid="01d4e053"/>
    </style:style>
    <style:style style:name="P958" style:family="paragraph" style:parent-style-name="Table_20_Contents" style:list-style-name="WW8Num2">
      <style:text-properties officeooo:paragraph-rsid="01f035ba"/>
    </style:style>
    <style:style style:name="P959" style:family="paragraph" style:parent-style-name="Table_20_Contents" style:list-style-name="WW8Num2">
      <style:text-properties officeooo:paragraph-rsid="010ab926"/>
    </style:style>
    <style:style style:name="P960" style:family="paragraph" style:parent-style-name="Table_20_Contents" style:list-style-name="WW8Num2">
      <style:text-properties officeooo:paragraph-rsid="0111728b"/>
    </style:style>
    <style:style style:name="P961" style:family="paragraph" style:parent-style-name="Table_20_Contents" style:list-style-name="WW8Num2">
      <style:text-properties officeooo:paragraph-rsid="0119c943"/>
    </style:style>
    <style:style style:name="P962" style:family="paragraph" style:parent-style-name="Table_20_Contents" style:list-style-name="WW8Num2">
      <style:text-properties officeooo:paragraph-rsid="0120e3f7"/>
    </style:style>
    <style:style style:name="P963" style:family="paragraph" style:parent-style-name="Table_20_Contents" style:list-style-name="WW8Num2">
      <style:text-properties officeooo:paragraph-rsid="012a84de"/>
    </style:style>
    <style:style style:name="P964" style:family="paragraph" style:parent-style-name="Table_20_Contents" style:list-style-name="WW8Num2">
      <style:text-properties officeooo:paragraph-rsid="01303c93"/>
    </style:style>
    <style:style style:name="P965" style:family="paragraph" style:parent-style-name="Table_20_Contents" style:list-style-name="WW8Num2">
      <style:text-properties officeooo:paragraph-rsid="01950d4f"/>
    </style:style>
    <style:style style:name="P966" style:family="paragraph" style:parent-style-name="Table_20_Contents" style:list-style-name="WW8Num2">
      <style:text-properties officeooo:paragraph-rsid="01423350"/>
    </style:style>
    <style:style style:name="P967" style:family="paragraph" style:parent-style-name="Table_20_Contents" style:list-style-name="WW8Num2">
      <style:text-properties officeooo:paragraph-rsid="0165c1d3"/>
    </style:style>
    <style:style style:name="P968" style:family="paragraph" style:parent-style-name="Table_20_Contents" style:list-style-name="WW8Num2">
      <style:text-properties officeooo:paragraph-rsid="016bc885"/>
    </style:style>
    <style:style style:name="P969" style:family="paragraph" style:parent-style-name="Table_20_Contents" style:list-style-name="WW8Num2">
      <style:text-properties officeooo:paragraph-rsid="016fcebf"/>
    </style:style>
    <style:style style:name="P970" style:family="paragraph" style:parent-style-name="Table_20_Contents" style:list-style-name="WW8Num2">
      <style:text-properties officeooo:paragraph-rsid="0253837b"/>
    </style:style>
    <style:style style:name="P971" style:family="paragraph" style:parent-style-name="Table_20_Contents" style:list-style-name="WW8Num2">
      <style:text-properties officeooo:paragraph-rsid="017f046f"/>
    </style:style>
    <style:style style:name="P972" style:family="paragraph" style:parent-style-name="Table_20_Contents" style:list-style-name="WW8Num2">
      <style:text-properties officeooo:paragraph-rsid="018e5d58"/>
    </style:style>
    <style:style style:name="P973" style:family="paragraph" style:parent-style-name="Table_20_Contents" style:list-style-name="WW8Num2">
      <style:text-properties officeooo:paragraph-rsid="01c1da60"/>
    </style:style>
    <style:style style:name="P974" style:family="paragraph" style:parent-style-name="Table_20_Contents" style:list-style-name="WW8Num2">
      <style:text-properties officeooo:paragraph-rsid="01c686d1"/>
    </style:style>
    <style:style style:name="P975" style:family="paragraph" style:parent-style-name="Table_20_Contents" style:list-style-name="WW8Num2">
      <style:text-properties officeooo:paragraph-rsid="01cda0bb"/>
    </style:style>
    <style:style style:name="P976" style:family="paragraph" style:parent-style-name="Table_20_Contents" style:list-style-name="WW8Num2">
      <style:text-properties officeooo:paragraph-rsid="01d9f37a"/>
    </style:style>
    <style:style style:name="P977" style:family="paragraph" style:parent-style-name="Table_20_Contents" style:list-style-name="WW8Num2">
      <style:text-properties officeooo:paragraph-rsid="01ea65ea"/>
    </style:style>
    <style:style style:name="P978" style:family="paragraph" style:parent-style-name="Table_20_Contents" style:list-style-name="WW8Num2">
      <style:text-properties officeooo:paragraph-rsid="01e5fd4f"/>
    </style:style>
    <style:style style:name="P979" style:family="paragraph" style:parent-style-name="Table_20_Contents" style:list-style-name="WW8Num2">
      <style:text-properties officeooo:paragraph-rsid="01fff215"/>
    </style:style>
    <style:style style:name="P980" style:family="paragraph" style:parent-style-name="Table_20_Contents" style:list-style-name="WW8Num2">
      <style:text-properties officeooo:paragraph-rsid="02042ffe"/>
    </style:style>
    <style:style style:name="P981" style:family="paragraph" style:parent-style-name="Table_20_Contents" style:list-style-name="WW8Num2">
      <style:text-properties officeooo:paragraph-rsid="02090c38"/>
    </style:style>
    <style:style style:name="P982" style:family="paragraph" style:parent-style-name="Table_20_Contents" style:list-style-name="WW8Num2">
      <style:text-properties officeooo:paragraph-rsid="020d1f6e"/>
    </style:style>
    <style:style style:name="P983" style:family="paragraph" style:parent-style-name="Table_20_Contents" style:list-style-name="WW8Num2">
      <style:text-properties officeooo:paragraph-rsid="0218dd46"/>
    </style:style>
    <style:style style:name="P984" style:family="paragraph" style:parent-style-name="Table_20_Contents" style:list-style-name="WW8Num2">
      <style:text-properties officeooo:paragraph-rsid="02616e11"/>
    </style:style>
    <style:style style:name="P985" style:family="paragraph" style:parent-style-name="Table_20_Contents" style:list-style-name="WW8Num2">
      <style:text-properties officeooo:paragraph-rsid="0223dbea"/>
    </style:style>
    <style:style style:name="P986" style:family="paragraph" style:parent-style-name="Table_20_Contents" style:list-style-name="WW8Num2">
      <style:text-properties officeooo:paragraph-rsid="022163ce"/>
    </style:style>
    <style:style style:name="P987" style:family="paragraph" style:parent-style-name="Table_20_Contents" style:list-style-name="WW8Num2">
      <style:text-properties officeooo:paragraph-rsid="022912ab"/>
    </style:style>
    <style:style style:name="P988" style:family="paragraph" style:parent-style-name="Table_20_Contents" style:list-style-name="WW8Num2">
      <style:text-properties officeooo:paragraph-rsid="022fb075"/>
    </style:style>
    <style:style style:name="P989" style:family="paragraph" style:parent-style-name="Table_20_Contents" style:list-style-name="WW8Num2">
      <style:text-properties officeooo:paragraph-rsid="0233c552"/>
    </style:style>
    <style:style style:name="P990" style:family="paragraph" style:parent-style-name="Table_20_Contents" style:list-style-name="WW8Num2">
      <style:text-properties officeooo:paragraph-rsid="023e7618"/>
    </style:style>
    <style:style style:name="P991" style:family="paragraph" style:parent-style-name="Table_20_Contents" style:list-style-name="WW8Num2">
      <style:text-properties officeooo:paragraph-rsid="0241dbfe"/>
    </style:style>
    <style:style style:name="P992" style:family="paragraph" style:parent-style-name="Table_20_Contents" style:list-style-name="WW8Num2">
      <style:text-properties officeooo:paragraph-rsid="0242cf95"/>
    </style:style>
    <style:style style:name="P993" style:family="paragraph" style:parent-style-name="Table_20_Contents" style:list-style-name="WW8Num2">
      <style:text-properties officeooo:paragraph-rsid="02681b29"/>
    </style:style>
    <style:style style:name="P994" style:family="paragraph" style:parent-style-name="Table_20_Contents" style:list-style-name="WW8Num2">
      <style:text-properties officeooo:paragraph-rsid="026e60de"/>
    </style:style>
    <style:style style:name="P995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996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997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998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999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1000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 style:font-weight-complex="bold"/>
    </style:style>
    <style:style style:name="P1001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1002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 style:font-weight-complex="bold"/>
    </style:style>
    <style:style style:name="P1003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 style:font-weight-complex="bold"/>
    </style:style>
    <style:style style:name="P1004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 style:font-weight-complex="bold"/>
    </style:style>
    <style:style style:name="P1005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 style:font-weight-complex="bold"/>
    </style:style>
    <style:style style:name="P1006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 style:font-weight-complex="bold"/>
    </style:style>
    <style:style style:name="P1007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 style:font-weight-complex="bold"/>
    </style:style>
    <style:style style:name="P1008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 style:font-weight-complex="bold"/>
    </style:style>
    <style:style style:name="P1009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 style:font-weight-complex="bold"/>
    </style:style>
    <style:style style:name="P1010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 style:font-weight-complex="bold"/>
    </style:style>
    <style:style style:name="P1011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 style:font-weight-complex="bold"/>
    </style:style>
    <style:style style:name="P1012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 style:font-weight-complex="bold"/>
    </style:style>
    <style:style style:name="P1013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 style:font-weight-complex="bold"/>
    </style:style>
    <style:style style:name="P1014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 style:font-weight-complex="bold"/>
    </style:style>
    <style:style style:name="P1015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 style:font-weight-complex="bold"/>
    </style:style>
    <style:style style:name="P1016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 style:font-weight-complex="bold"/>
    </style:style>
    <style:style style:name="P1017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 style:font-weight-complex="bold"/>
    </style:style>
    <style:style style:name="P1018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 style:font-weight-complex="bold"/>
    </style:style>
    <style:style style:name="P1019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 style:font-weight-complex="bold"/>
    </style:style>
    <style:style style:name="P1020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 style:font-weight-complex="bold"/>
    </style:style>
    <style:style style:name="P1021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 style:font-weight-complex="bold"/>
    </style:style>
    <style:style style:name="P1022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 style:font-weight-complex="bold"/>
    </style:style>
    <style:style style:name="P1023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 style:font-weight-complex="bold"/>
    </style:style>
    <style:style style:name="P1024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 style:font-weight-complex="bold"/>
    </style:style>
    <style:style style:name="P1025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 style:font-weight-complex="bold"/>
    </style:style>
    <style:style style:name="P1026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 style:font-weight-complex="bold"/>
    </style:style>
    <style:style style:name="P1027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 style:font-weight-complex="bold"/>
    </style:style>
    <style:style style:name="P1028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 style:font-weight-complex="bold"/>
    </style:style>
    <style:style style:name="P1029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 style:font-weight-complex="bold"/>
    </style:style>
    <style:style style:name="P1030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 style:font-weight-complex="bold"/>
    </style:style>
    <style:style style:name="P1031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 style:font-weight-complex="bold"/>
    </style:style>
    <style:style style:name="P1032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 style:font-weight-complex="bold"/>
    </style:style>
    <style:style style:name="P1033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 style:font-weight-complex="bold"/>
    </style:style>
    <style:style style:name="P1034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 style:font-weight-complex="bold"/>
    </style:style>
    <style:style style:name="P1035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 style:font-weight-complex="bold"/>
    </style:style>
    <style:style style:name="P1036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1037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1038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1039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1040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1041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1042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1043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/>
    </style:style>
    <style:style style:name="P1044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1045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/>
    </style:style>
    <style:style style:name="P1046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/>
    </style:style>
    <style:style style:name="P1047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/>
    </style:style>
    <style:style style:name="P1048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/>
    </style:style>
    <style:style style:name="P1049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/>
    </style:style>
    <style:style style:name="P1050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/>
    </style:style>
    <style:style style:name="P1051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/>
    </style:style>
    <style:style style:name="P1052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/>
    </style:style>
    <style:style style:name="P1053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/>
    </style:style>
    <style:style style:name="P1054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/>
    </style:style>
    <style:style style:name="P1055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/>
    </style:style>
    <style:style style:name="P1056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/>
    </style:style>
    <style:style style:name="P1057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/>
    </style:style>
    <style:style style:name="P1058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/>
    </style:style>
    <style:style style:name="P1059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/>
    </style:style>
    <style:style style:name="P1060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/>
    </style:style>
    <style:style style:name="P1061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/>
    </style:style>
    <style:style style:name="P1062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/>
    </style:style>
    <style:style style:name="P1063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/>
    </style:style>
    <style:style style:name="P1064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/>
    </style:style>
    <style:style style:name="P1065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/>
    </style:style>
    <style:style style:name="P1066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/>
    </style:style>
    <style:style style:name="P1067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/>
    </style:style>
    <style:style style:name="P1068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/>
    </style:style>
    <style:style style:name="P1069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/>
    </style:style>
    <style:style style:name="P1070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/>
    </style:style>
    <style:style style:name="P1071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/>
    </style:style>
    <style:style style:name="P1072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/>
    </style:style>
    <style:style style:name="P1073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/>
    </style:style>
    <style:style style:name="P1074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/>
    </style:style>
    <style:style style:name="P1075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/>
    </style:style>
    <style:style style:name="P1076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/>
    </style:style>
    <style:style style:name="P1077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/>
    </style:style>
    <style:style style:name="P1078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/>
    </style:style>
    <style:style style:name="P1079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1080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1081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1082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1083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1084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1085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1086" style:family="paragraph" style:parent-style-name="Table_20_Contents" style:list-style-name="WW8Num2">
      <style:text-properties style:font-name="Bitstream Vera Sans Mono" officeooo:paragraph-rsid="01d4e053" style:font-name-complex="Bitstream Vera Sans Mono"/>
    </style:style>
    <style:style style:name="P1087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1088" style:family="paragraph" style:parent-style-name="Table_20_Contents" style:list-style-name="WW8Num2">
      <style:text-properties style:font-name="Bitstream Vera Sans Mono" officeooo:paragraph-rsid="010ab926" style:font-name-complex="Bitstream Vera Sans Mono"/>
    </style:style>
    <style:style style:name="P1089" style:family="paragraph" style:parent-style-name="Table_20_Contents" style:list-style-name="WW8Num2">
      <style:text-properties style:font-name="Bitstream Vera Sans Mono" officeooo:paragraph-rsid="0111728b" style:font-name-complex="Bitstream Vera Sans Mono"/>
    </style:style>
    <style:style style:name="P1090" style:family="paragraph" style:parent-style-name="Table_20_Contents" style:list-style-name="WW8Num2">
      <style:text-properties style:font-name="Bitstream Vera Sans Mono" officeooo:paragraph-rsid="0119c943" style:font-name-complex="Bitstream Vera Sans Mono"/>
    </style:style>
    <style:style style:name="P1091" style:family="paragraph" style:parent-style-name="Table_20_Contents" style:list-style-name="WW8Num2">
      <style:text-properties style:font-name="Bitstream Vera Sans Mono" officeooo:paragraph-rsid="0120e3f7" style:font-name-complex="Bitstream Vera Sans Mono"/>
    </style:style>
    <style:style style:name="P1092" style:family="paragraph" style:parent-style-name="Table_20_Contents" style:list-style-name="WW8Num2">
      <style:text-properties style:font-name="Bitstream Vera Sans Mono" officeooo:paragraph-rsid="012a84de" style:font-name-complex="Bitstream Vera Sans Mono"/>
    </style:style>
    <style:style style:name="P1093" style:family="paragraph" style:parent-style-name="Table_20_Contents" style:list-style-name="WW8Num2">
      <style:text-properties style:font-name="Bitstream Vera Sans Mono" officeooo:paragraph-rsid="01303c93" style:font-name-complex="Bitstream Vera Sans Mono"/>
    </style:style>
    <style:style style:name="P1094" style:family="paragraph" style:parent-style-name="Table_20_Contents" style:list-style-name="WW8Num2">
      <style:text-properties style:font-name="Bitstream Vera Sans Mono" officeooo:paragraph-rsid="01950d4f" style:font-name-complex="Bitstream Vera Sans Mono"/>
    </style:style>
    <style:style style:name="P1095" style:family="paragraph" style:parent-style-name="Table_20_Contents" style:list-style-name="WW8Num2">
      <style:text-properties style:font-name="Bitstream Vera Sans Mono" officeooo:paragraph-rsid="01423350" style:font-name-complex="Bitstream Vera Sans Mono"/>
    </style:style>
    <style:style style:name="P1096" style:family="paragraph" style:parent-style-name="Table_20_Contents" style:list-style-name="WW8Num2">
      <style:text-properties style:font-name="Bitstream Vera Sans Mono" officeooo:paragraph-rsid="0165c1d3" style:font-name-complex="Bitstream Vera Sans Mono"/>
    </style:style>
    <style:style style:name="P1097" style:family="paragraph" style:parent-style-name="Table_20_Contents" style:list-style-name="WW8Num2">
      <style:text-properties style:font-name="Bitstream Vera Sans Mono" officeooo:paragraph-rsid="016bc885" style:font-name-complex="Bitstream Vera Sans Mono"/>
    </style:style>
    <style:style style:name="P1098" style:family="paragraph" style:parent-style-name="Table_20_Contents" style:list-style-name="WW8Num2">
      <style:text-properties style:font-name="Bitstream Vera Sans Mono" officeooo:paragraph-rsid="016fcebf" style:font-name-complex="Bitstream Vera Sans Mono"/>
    </style:style>
    <style:style style:name="P1099" style:family="paragraph" style:parent-style-name="Table_20_Contents" style:list-style-name="WW8Num2">
      <style:text-properties style:font-name="Bitstream Vera Sans Mono" officeooo:paragraph-rsid="0253837b" style:font-name-complex="Bitstream Vera Sans Mono"/>
    </style:style>
    <style:style style:name="P1100" style:family="paragraph" style:parent-style-name="Table_20_Contents" style:list-style-name="WW8Num2">
      <style:text-properties style:font-name="Bitstream Vera Sans Mono" officeooo:paragraph-rsid="017f046f" style:font-name-complex="Bitstream Vera Sans Mono"/>
    </style:style>
    <style:style style:name="P1101" style:family="paragraph" style:parent-style-name="Table_20_Contents" style:list-style-name="WW8Num2">
      <style:text-properties style:font-name="Bitstream Vera Sans Mono" officeooo:paragraph-rsid="018e5d58" style:font-name-complex="Bitstream Vera Sans Mono"/>
    </style:style>
    <style:style style:name="P1102" style:family="paragraph" style:parent-style-name="Table_20_Contents" style:list-style-name="WW8Num2">
      <style:text-properties style:font-name="Bitstream Vera Sans Mono" officeooo:paragraph-rsid="01c1da60" style:font-name-complex="Bitstream Vera Sans Mono"/>
    </style:style>
    <style:style style:name="P1103" style:family="paragraph" style:parent-style-name="Table_20_Contents" style:list-style-name="WW8Num2">
      <style:text-properties style:font-name="Bitstream Vera Sans Mono" officeooo:paragraph-rsid="01c686d1" style:font-name-complex="Bitstream Vera Sans Mono"/>
    </style:style>
    <style:style style:name="P1104" style:family="paragraph" style:parent-style-name="Table_20_Contents" style:list-style-name="WW8Num2">
      <style:text-properties style:font-name="Bitstream Vera Sans Mono" officeooo:paragraph-rsid="01cda0bb" style:font-name-complex="Bitstream Vera Sans Mono"/>
    </style:style>
    <style:style style:name="P1105" style:family="paragraph" style:parent-style-name="Table_20_Contents" style:list-style-name="WW8Num2">
      <style:text-properties style:font-name="Bitstream Vera Sans Mono" officeooo:paragraph-rsid="01d9f37a" style:font-name-complex="Bitstream Vera Sans Mono"/>
    </style:style>
    <style:style style:name="P1106" style:family="paragraph" style:parent-style-name="Table_20_Contents" style:list-style-name="WW8Num2">
      <style:text-properties style:font-name="Bitstream Vera Sans Mono" officeooo:paragraph-rsid="01ea65ea" style:font-name-complex="Bitstream Vera Sans Mono"/>
    </style:style>
    <style:style style:name="P1107" style:family="paragraph" style:parent-style-name="Table_20_Contents" style:list-style-name="WW8Num2">
      <style:text-properties style:font-name="Bitstream Vera Sans Mono" officeooo:paragraph-rsid="01e5fd4f" style:font-name-complex="Bitstream Vera Sans Mono"/>
    </style:style>
    <style:style style:name="P1108" style:family="paragraph" style:parent-style-name="Table_20_Contents" style:list-style-name="WW8Num2">
      <style:text-properties style:font-name="Bitstream Vera Sans Mono" officeooo:paragraph-rsid="01fff215" style:font-name-complex="Bitstream Vera Sans Mono"/>
    </style:style>
    <style:style style:name="P1109" style:family="paragraph" style:parent-style-name="Table_20_Contents" style:list-style-name="WW8Num2">
      <style:text-properties style:font-name="Bitstream Vera Sans Mono" officeooo:paragraph-rsid="02042ffe" style:font-name-complex="Bitstream Vera Sans Mono"/>
    </style:style>
    <style:style style:name="P1110" style:family="paragraph" style:parent-style-name="Table_20_Contents" style:list-style-name="WW8Num2">
      <style:text-properties style:font-name="Bitstream Vera Sans Mono" officeooo:paragraph-rsid="02090c38" style:font-name-complex="Bitstream Vera Sans Mono"/>
    </style:style>
    <style:style style:name="P1111" style:family="paragraph" style:parent-style-name="Table_20_Contents" style:list-style-name="WW8Num2">
      <style:text-properties style:font-name="Bitstream Vera Sans Mono" officeooo:paragraph-rsid="020d1f6e" style:font-name-complex="Bitstream Vera Sans Mono"/>
    </style:style>
    <style:style style:name="P1112" style:family="paragraph" style:parent-style-name="Table_20_Contents" style:list-style-name="WW8Num2">
      <style:text-properties style:font-name="Bitstream Vera Sans Mono" officeooo:paragraph-rsid="0218dd46" style:font-name-complex="Bitstream Vera Sans Mono"/>
    </style:style>
    <style:style style:name="P1113" style:family="paragraph" style:parent-style-name="Table_20_Contents" style:list-style-name="WW8Num2">
      <style:text-properties style:font-name="Bitstream Vera Sans Mono" officeooo:paragraph-rsid="02616e11" style:font-name-complex="Bitstream Vera Sans Mono"/>
    </style:style>
    <style:style style:name="P1114" style:family="paragraph" style:parent-style-name="Table_20_Contents" style:list-style-name="WW8Num2">
      <style:text-properties style:font-name="Bitstream Vera Sans Mono" officeooo:paragraph-rsid="0223dbea" style:font-name-complex="Bitstream Vera Sans Mono"/>
    </style:style>
    <style:style style:name="P1115" style:family="paragraph" style:parent-style-name="Table_20_Contents" style:list-style-name="WW8Num2">
      <style:text-properties style:font-name="Bitstream Vera Sans Mono" officeooo:paragraph-rsid="022163ce" style:font-name-complex="Bitstream Vera Sans Mono"/>
    </style:style>
    <style:style style:name="P1116" style:family="paragraph" style:parent-style-name="Table_20_Contents" style:list-style-name="WW8Num2">
      <style:text-properties style:font-name="Bitstream Vera Sans Mono" officeooo:paragraph-rsid="022912ab" style:font-name-complex="Bitstream Vera Sans Mono"/>
    </style:style>
    <style:style style:name="P1117" style:family="paragraph" style:parent-style-name="Table_20_Contents" style:list-style-name="WW8Num2">
      <style:text-properties style:font-name="Bitstream Vera Sans Mono" officeooo:paragraph-rsid="022fb075" style:font-name-complex="Bitstream Vera Sans Mono"/>
    </style:style>
    <style:style style:name="P1118" style:family="paragraph" style:parent-style-name="Table_20_Contents" style:list-style-name="WW8Num2">
      <style:text-properties style:font-name="Bitstream Vera Sans Mono" officeooo:paragraph-rsid="0233c552" style:font-name-complex="Bitstream Vera Sans Mono"/>
    </style:style>
    <style:style style:name="P1119" style:family="paragraph" style:parent-style-name="Table_20_Contents" style:list-style-name="WW8Num2">
      <style:text-properties style:font-name="Bitstream Vera Sans Mono" officeooo:paragraph-rsid="023e7618" style:font-name-complex="Bitstream Vera Sans Mono"/>
    </style:style>
    <style:style style:name="P1120" style:family="paragraph" style:parent-style-name="Table_20_Contents" style:list-style-name="WW8Num2">
      <style:text-properties style:font-name="Bitstream Vera Sans Mono" officeooo:paragraph-rsid="0241dbfe" style:font-name-complex="Bitstream Vera Sans Mono"/>
    </style:style>
    <style:style style:name="P1121" style:family="paragraph" style:parent-style-name="Table_20_Contents" style:list-style-name="WW8Num2">
      <style:text-properties style:font-name="Bitstream Vera Sans Mono" officeooo:paragraph-rsid="0242cf95" style:font-name-complex="Bitstream Vera Sans Mono"/>
    </style:style>
    <style:style style:name="P1122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1123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1124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1125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1126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1127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1128" style:family="paragraph" style:parent-style-name="Table_20_Contents" style:list-style-name="WW8Num2">
      <style:text-properties style:font-name="Bitstream Vera Sans Mono" fo:font-size="9pt" officeooo:paragraph-rsid="017b3565" style:font-name-asian="Bitstream Vera Sans Mono1" style:font-size-asian="9pt" style:font-name-complex="Bitstream Vera Sans Mono" style:font-size-complex="9pt"/>
    </style:style>
    <style:style style:name="P1129" style:family="paragraph" style:parent-style-name="Table_20_Contents" style:list-style-name="WW8Num2">
      <style:text-properties style:font-name="Bitstream Vera Sans Mono" fo:font-size="9pt" officeooo:paragraph-rsid="017c66fd" style:font-name-asian="Bitstream Vera Sans Mono1" style:font-size-asian="9pt" style:font-name-complex="Bitstream Vera Sans Mono" style:font-size-complex="9pt"/>
    </style:style>
    <style:style style:name="P1130" style:family="paragraph" style:parent-style-name="Table_20_Contents" style:list-style-name="WW8Num2">
      <style:text-properties style:font-name="Bitstream Vera Sans Mono" fo:font-size="9pt" officeooo:paragraph-rsid="017cabd0" style:font-name-asian="Bitstream Vera Sans Mono1" style:font-size-asian="9pt" style:font-name-complex="Bitstream Vera Sans Mono" style:font-size-complex="9pt"/>
    </style:style>
    <style:style style:name="P1131" style:family="paragraph" style:parent-style-name="Table_20_Contents" style:list-style-name="WW8Num2">
      <style:text-properties style:font-name="Bitstream Vera Sans Mono" fo:font-size="9pt" officeooo:paragraph-rsid="017c9497" style:font-name-asian="Bitstream Vera Sans Mono1" style:font-size-asian="9pt" style:font-name-complex="Bitstream Vera Sans Mono" style:font-size-complex="9pt"/>
    </style:style>
    <style:style style:name="P1132" style:family="paragraph" style:parent-style-name="Table_20_Contents" style:list-style-name="WW8Num2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133" style:family="paragraph" style:parent-style-name="Table_20_Contents" style:list-style-name="WW8Num2">
      <style:text-properties style:font-name="Bitstream Vera Sans Mono" fo:font-size="9pt" officeooo:paragraph-rsid="02572f0d" style:font-name-asian="Bitstream Vera Sans Mono1" style:font-size-asian="9pt" style:font-name-complex="Bitstream Vera Sans Mono" style:font-size-complex="9pt"/>
    </style:style>
    <style:style style:name="P1134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1135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1136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137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1138" style:family="paragraph" style:parent-style-name="Table_20_Contents" style:list-style-name="WW8Num2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139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1140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1141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1142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1143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1144" style:family="paragraph" style:parent-style-name="Table_20_Contents" style:list-style-name="WW8Num2">
      <style:text-properties style:font-name="Bitstream Vera Sans Mono" fo:font-size="9pt" officeooo:rsid="00db849a" officeooo:paragraph-rsid="01d4e053" style:font-size-asian="9pt" style:language-asian="zh" style:country-asian="TW" style:font-name-complex="Bitstream Vera Sans Mono" style:font-size-complex="9pt"/>
    </style:style>
    <style:style style:name="P1145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1146" style:family="paragraph" style:parent-style-name="Table_20_Contents" style:list-style-name="WW8Num2">
      <style:text-properties style:font-name="Bitstream Vera Sans Mono" fo:font-size="9pt" officeooo:rsid="00db849a" officeooo:paragraph-rsid="010ab926" style:font-size-asian="9pt" style:language-asian="zh" style:country-asian="TW" style:font-name-complex="Bitstream Vera Sans Mono" style:font-size-complex="9pt"/>
    </style:style>
    <style:style style:name="P1147" style:family="paragraph" style:parent-style-name="Table_20_Contents" style:list-style-name="WW8Num2">
      <style:text-properties style:font-name="Bitstream Vera Sans Mono" fo:font-size="9pt" officeooo:rsid="00db849a" officeooo:paragraph-rsid="0111728b" style:font-size-asian="9pt" style:language-asian="zh" style:country-asian="TW" style:font-name-complex="Bitstream Vera Sans Mono" style:font-size-complex="9pt"/>
    </style:style>
    <style:style style:name="P1148" style:family="paragraph" style:parent-style-name="Table_20_Contents" style:list-style-name="WW8Num2">
      <style:text-properties style:font-name="Bitstream Vera Sans Mono" fo:font-size="9pt" officeooo:rsid="00db849a" officeooo:paragraph-rsid="0119c943" style:font-size-asian="9pt" style:language-asian="zh" style:country-asian="TW" style:font-name-complex="Bitstream Vera Sans Mono" style:font-size-complex="9pt"/>
    </style:style>
    <style:style style:name="P1149" style:family="paragraph" style:parent-style-name="Table_20_Contents" style:list-style-name="WW8Num2">
      <style:text-properties style:font-name="Bitstream Vera Sans Mono" fo:font-size="9pt" officeooo:rsid="00db849a" officeooo:paragraph-rsid="0120e3f7" style:font-size-asian="9pt" style:language-asian="zh" style:country-asian="TW" style:font-name-complex="Bitstream Vera Sans Mono" style:font-size-complex="9pt"/>
    </style:style>
    <style:style style:name="P1150" style:family="paragraph" style:parent-style-name="Table_20_Contents" style:list-style-name="WW8Num2">
      <style:text-properties style:font-name="Bitstream Vera Sans Mono" fo:font-size="9pt" officeooo:rsid="00db849a" officeooo:paragraph-rsid="012a84de" style:font-size-asian="9pt" style:language-asian="zh" style:country-asian="TW" style:font-name-complex="Bitstream Vera Sans Mono" style:font-size-complex="9pt"/>
    </style:style>
    <style:style style:name="P1151" style:family="paragraph" style:parent-style-name="Table_20_Contents" style:list-style-name="WW8Num2">
      <style:text-properties style:font-name="Bitstream Vera Sans Mono" fo:font-size="9pt" officeooo:rsid="00db849a" officeooo:paragraph-rsid="01303c93" style:font-size-asian="9pt" style:language-asian="zh" style:country-asian="TW" style:font-name-complex="Bitstream Vera Sans Mono" style:font-size-complex="9pt"/>
    </style:style>
    <style:style style:name="P1152" style:family="paragraph" style:parent-style-name="Table_20_Contents" style:list-style-name="WW8Num2">
      <style:text-properties style:font-name="Bitstream Vera Sans Mono" fo:font-size="9pt" officeooo:rsid="00db849a" officeooo:paragraph-rsid="01950d4f" style:font-size-asian="9pt" style:language-asian="zh" style:country-asian="TW" style:font-name-complex="Bitstream Vera Sans Mono" style:font-size-complex="9pt"/>
    </style:style>
    <style:style style:name="P1153" style:family="paragraph" style:parent-style-name="Table_20_Contents" style:list-style-name="WW8Num2">
      <style:text-properties style:font-name="Bitstream Vera Sans Mono" fo:font-size="9pt" officeooo:rsid="00db849a" officeooo:paragraph-rsid="01423350" style:font-size-asian="9pt" style:language-asian="zh" style:country-asian="TW" style:font-name-complex="Bitstream Vera Sans Mono" style:font-size-complex="9pt"/>
    </style:style>
    <style:style style:name="P1154" style:family="paragraph" style:parent-style-name="Table_20_Contents" style:list-style-name="WW8Num2">
      <style:text-properties style:font-name="Bitstream Vera Sans Mono" fo:font-size="9pt" officeooo:rsid="00db849a" officeooo:paragraph-rsid="0165c1d3" style:font-size-asian="9pt" style:language-asian="zh" style:country-asian="TW" style:font-name-complex="Bitstream Vera Sans Mono" style:font-size-complex="9pt"/>
    </style:style>
    <style:style style:name="P1155" style:family="paragraph" style:parent-style-name="Table_20_Contents" style:list-style-name="WW8Num2">
      <style:text-properties style:font-name="Bitstream Vera Sans Mono" fo:font-size="9pt" officeooo:rsid="00db849a" officeooo:paragraph-rsid="016bc885" style:font-size-asian="9pt" style:language-asian="zh" style:country-asian="TW" style:font-name-complex="Bitstream Vera Sans Mono" style:font-size-complex="9pt"/>
    </style:style>
    <style:style style:name="P1156" style:family="paragraph" style:parent-style-name="Table_20_Contents" style:list-style-name="WW8Num2">
      <style:text-properties style:font-name="Bitstream Vera Sans Mono" fo:font-size="9pt" officeooo:rsid="00db849a" officeooo:paragraph-rsid="016fcebf" style:font-size-asian="9pt" style:language-asian="zh" style:country-asian="TW" style:font-name-complex="Bitstream Vera Sans Mono" style:font-size-complex="9pt"/>
    </style:style>
    <style:style style:name="P1157" style:family="paragraph" style:parent-style-name="Table_20_Contents" style:list-style-name="WW8Num2">
      <style:text-properties style:font-name="Bitstream Vera Sans Mono" fo:font-size="9pt" officeooo:rsid="00db849a" officeooo:paragraph-rsid="0253837b" style:font-size-asian="9pt" style:language-asian="zh" style:country-asian="TW" style:font-name-complex="Bitstream Vera Sans Mono" style:font-size-complex="9pt"/>
    </style:style>
    <style:style style:name="P1158" style:family="paragraph" style:parent-style-name="Table_20_Contents" style:list-style-name="WW8Num2">
      <style:text-properties style:font-name="Bitstream Vera Sans Mono" fo:font-size="9pt" officeooo:rsid="00db849a" officeooo:paragraph-rsid="017f046f" style:font-size-asian="9pt" style:language-asian="zh" style:country-asian="TW" style:font-name-complex="Bitstream Vera Sans Mono" style:font-size-complex="9pt"/>
    </style:style>
    <style:style style:name="P1159" style:family="paragraph" style:parent-style-name="Table_20_Contents" style:list-style-name="WW8Num2">
      <style:text-properties style:font-name="Bitstream Vera Sans Mono" fo:font-size="9pt" officeooo:rsid="00db849a" officeooo:paragraph-rsid="018e5d58" style:font-size-asian="9pt" style:language-asian="zh" style:country-asian="TW" style:font-name-complex="Bitstream Vera Sans Mono" style:font-size-complex="9pt"/>
    </style:style>
    <style:style style:name="P1160" style:family="paragraph" style:parent-style-name="Table_20_Contents" style:list-style-name="WW8Num2">
      <style:text-properties style:font-name="Bitstream Vera Sans Mono" fo:font-size="9pt" officeooo:rsid="00db849a" officeooo:paragraph-rsid="01c1da60" style:font-size-asian="9pt" style:language-asian="zh" style:country-asian="TW" style:font-name-complex="Bitstream Vera Sans Mono" style:font-size-complex="9pt"/>
    </style:style>
    <style:style style:name="P1161" style:family="paragraph" style:parent-style-name="Table_20_Contents" style:list-style-name="WW8Num2">
      <style:text-properties style:font-name="Bitstream Vera Sans Mono" fo:font-size="9pt" officeooo:rsid="00db849a" officeooo:paragraph-rsid="01c686d1" style:font-size-asian="9pt" style:language-asian="zh" style:country-asian="TW" style:font-name-complex="Bitstream Vera Sans Mono" style:font-size-complex="9pt"/>
    </style:style>
    <style:style style:name="P1162" style:family="paragraph" style:parent-style-name="Table_20_Contents" style:list-style-name="WW8Num2">
      <style:text-properties style:font-name="Bitstream Vera Sans Mono" fo:font-size="9pt" officeooo:rsid="00db849a" officeooo:paragraph-rsid="01cda0bb" style:font-size-asian="9pt" style:language-asian="zh" style:country-asian="TW" style:font-name-complex="Bitstream Vera Sans Mono" style:font-size-complex="9pt"/>
    </style:style>
    <style:style style:name="P1163" style:family="paragraph" style:parent-style-name="Table_20_Contents" style:list-style-name="WW8Num2">
      <style:text-properties style:font-name="Bitstream Vera Sans Mono" fo:font-size="9pt" officeooo:rsid="00db849a" officeooo:paragraph-rsid="01d9f37a" style:font-size-asian="9pt" style:language-asian="zh" style:country-asian="TW" style:font-name-complex="Bitstream Vera Sans Mono" style:font-size-complex="9pt"/>
    </style:style>
    <style:style style:name="P1164" style:family="paragraph" style:parent-style-name="Table_20_Contents" style:list-style-name="WW8Num2">
      <style:text-properties style:font-name="Bitstream Vera Sans Mono" fo:font-size="9pt" officeooo:rsid="00db849a" officeooo:paragraph-rsid="01ea65ea" style:font-size-asian="9pt" style:language-asian="zh" style:country-asian="TW" style:font-name-complex="Bitstream Vera Sans Mono" style:font-size-complex="9pt"/>
    </style:style>
    <style:style style:name="P1165" style:family="paragraph" style:parent-style-name="Table_20_Contents" style:list-style-name="WW8Num2">
      <style:text-properties style:font-name="Bitstream Vera Sans Mono" fo:font-size="9pt" officeooo:rsid="00db849a" officeooo:paragraph-rsid="01e5fd4f" style:font-size-asian="9pt" style:language-asian="zh" style:country-asian="TW" style:font-name-complex="Bitstream Vera Sans Mono" style:font-size-complex="9pt"/>
    </style:style>
    <style:style style:name="P1166" style:family="paragraph" style:parent-style-name="Table_20_Contents" style:list-style-name="WW8Num2">
      <style:text-properties style:font-name="Bitstream Vera Sans Mono" fo:font-size="9pt" officeooo:rsid="00db849a" officeooo:paragraph-rsid="01fff215" style:font-size-asian="9pt" style:language-asian="zh" style:country-asian="TW" style:font-name-complex="Bitstream Vera Sans Mono" style:font-size-complex="9pt"/>
    </style:style>
    <style:style style:name="P1167" style:family="paragraph" style:parent-style-name="Table_20_Contents" style:list-style-name="WW8Num2">
      <style:text-properties style:font-name="Bitstream Vera Sans Mono" fo:font-size="9pt" officeooo:rsid="00db849a" officeooo:paragraph-rsid="02042ffe" style:font-size-asian="9pt" style:language-asian="zh" style:country-asian="TW" style:font-name-complex="Bitstream Vera Sans Mono" style:font-size-complex="9pt"/>
    </style:style>
    <style:style style:name="P1168" style:family="paragraph" style:parent-style-name="Table_20_Contents" style:list-style-name="WW8Num2">
      <style:text-properties style:font-name="Bitstream Vera Sans Mono" fo:font-size="9pt" officeooo:rsid="00db849a" officeooo:paragraph-rsid="02090c38" style:font-size-asian="9pt" style:language-asian="zh" style:country-asian="TW" style:font-name-complex="Bitstream Vera Sans Mono" style:font-size-complex="9pt"/>
    </style:style>
    <style:style style:name="P1169" style:family="paragraph" style:parent-style-name="Table_20_Contents" style:list-style-name="WW8Num2">
      <style:text-properties style:font-name="Bitstream Vera Sans Mono" fo:font-size="9pt" officeooo:rsid="00db849a" officeooo:paragraph-rsid="020d1f6e" style:font-size-asian="9pt" style:language-asian="zh" style:country-asian="TW" style:font-name-complex="Bitstream Vera Sans Mono" style:font-size-complex="9pt"/>
    </style:style>
    <style:style style:name="P1170" style:family="paragraph" style:parent-style-name="Table_20_Contents" style:list-style-name="WW8Num2">
      <style:text-properties style:font-name="Bitstream Vera Sans Mono" fo:font-size="9pt" officeooo:rsid="00db849a" officeooo:paragraph-rsid="0218dd46" style:font-size-asian="9pt" style:language-asian="zh" style:country-asian="TW" style:font-name-complex="Bitstream Vera Sans Mono" style:font-size-complex="9pt"/>
    </style:style>
    <style:style style:name="P1171" style:family="paragraph" style:parent-style-name="Table_20_Contents" style:list-style-name="WW8Num2">
      <style:text-properties style:font-name="Bitstream Vera Sans Mono" fo:font-size="9pt" officeooo:rsid="00db849a" officeooo:paragraph-rsid="0223dbea" style:font-size-asian="9pt" style:language-asian="zh" style:country-asian="TW" style:font-name-complex="Bitstream Vera Sans Mono" style:font-size-complex="9pt"/>
    </style:style>
    <style:style style:name="P1172" style:family="paragraph" style:parent-style-name="Table_20_Contents" style:list-style-name="WW8Num2">
      <style:text-properties style:font-name="Bitstream Vera Sans Mono" fo:font-size="9pt" officeooo:rsid="00db849a" officeooo:paragraph-rsid="022163ce" style:font-size-asian="9pt" style:language-asian="zh" style:country-asian="TW" style:font-name-complex="Bitstream Vera Sans Mono" style:font-size-complex="9pt"/>
    </style:style>
    <style:style style:name="P1173" style:family="paragraph" style:parent-style-name="Table_20_Contents" style:list-style-name="WW8Num2">
      <style:text-properties style:font-name="Bitstream Vera Sans Mono" fo:font-size="9pt" officeooo:rsid="00db849a" officeooo:paragraph-rsid="022912ab" style:font-size-asian="9pt" style:language-asian="zh" style:country-asian="TW" style:font-name-complex="Bitstream Vera Sans Mono" style:font-size-complex="9pt"/>
    </style:style>
    <style:style style:name="P1174" style:family="paragraph" style:parent-style-name="Table_20_Contents" style:list-style-name="WW8Num2">
      <style:text-properties style:font-name="Bitstream Vera Sans Mono" fo:font-size="9pt" officeooo:rsid="00db849a" officeooo:paragraph-rsid="022fb075" style:font-size-asian="9pt" style:language-asian="zh" style:country-asian="TW" style:font-name-complex="Bitstream Vera Sans Mono" style:font-size-complex="9pt"/>
    </style:style>
    <style:style style:name="P1175" style:family="paragraph" style:parent-style-name="Table_20_Contents" style:list-style-name="WW8Num2">
      <style:text-properties style:font-name="Bitstream Vera Sans Mono" fo:font-size="9pt" officeooo:rsid="00db849a" officeooo:paragraph-rsid="023e7618" style:font-size-asian="9pt" style:language-asian="zh" style:country-asian="TW" style:font-name-complex="Bitstream Vera Sans Mono" style:font-size-complex="9pt"/>
    </style:style>
    <style:style style:name="P1176" style:family="paragraph" style:parent-style-name="Table_20_Contents" style:list-style-name="WW8Num2">
      <style:text-properties style:font-name="Bitstream Vera Sans Mono" fo:font-size="9pt" officeooo:rsid="00db849a" officeooo:paragraph-rsid="0241dbfe" style:font-size-asian="9pt" style:language-asian="zh" style:country-asian="TW" style:font-name-complex="Bitstream Vera Sans Mono" style:font-size-complex="9pt"/>
    </style:style>
    <style:style style:name="P1177" style:family="paragraph" style:parent-style-name="Table_20_Contents" style:list-style-name="WW8Num2">
      <style:text-properties style:font-name="Bitstream Vera Sans Mono" fo:font-size="9pt" officeooo:rsid="00db849a" officeooo:paragraph-rsid="0242cf95" style:font-size-asian="9pt" style:language-asian="zh" style:country-asian="TW" style:font-name-complex="Bitstream Vera Sans Mono" style:font-size-complex="9pt"/>
    </style:style>
    <style:style style:name="P1178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1179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1180" style:family="paragraph" style:parent-style-name="Table_20_Contents" style:list-style-name="WW8Num2">
      <style:text-properties style:font-name="Bitstream Vera Sans Mono" fo:font-size="9pt" officeooo:rsid="0238a97e" officeooo:paragraph-rsid="0238a97e" style:font-size-asian="9pt" style:language-asian="zh" style:country-asian="TW" style:font-name-complex="Bitstream Vera Sans Mono" style:font-size-complex="9pt"/>
    </style:style>
    <style:style style:name="P1181" style:family="paragraph" style:parent-style-name="Table_20_Contents" style:list-style-name="WW8Num2">
      <style:text-properties style:font-name="Bitstream Vera Sans Mono" fo:font-size="9pt" officeooo:rsid="023ad3a3" officeooo:paragraph-rsid="023c68b6" style:font-size-asian="9pt" style:language-asian="zh" style:country-asian="TW" style:font-name-complex="Bitstream Vera Sans Mono" style:font-size-complex="9pt"/>
    </style:style>
    <style:style style:name="P1182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1183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1184" style:family="paragraph" style:parent-style-name="Table_20_Contents" style:list-style-name="WW8Num2">
      <style:text-properties style:font-name="Bitstream Vera Sans Mono" fo:font-size="11pt" officeooo:paragraph-rsid="02616e11" style:font-name-asian="Bitstream Vera Sans Mono1" style:font-size-asian="11pt" style:font-name-complex="Bitstream Vera Sans Mono" style:font-size-complex="11pt"/>
    </style:style>
    <style:style style:name="P1185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1186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1187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1188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1189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1190" style:family="paragraph" style:parent-style-name="Table_20_Contents" style:list-style-name="WW8Num2">
      <style:text-properties fo:color="#800000" style:font-name="Bitstream Vera Sans Mono" fo:font-weight="bold" officeooo:paragraph-rsid="01d4e053" style:font-weight-asian="bold" style:font-name-complex="Bitstream Vera Sans Mono" style:font-weight-complex="bold"/>
    </style:style>
    <style:style style:name="P1191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1192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1193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1194" style:family="paragraph" style:parent-style-name="Table_20_Contents" style:list-style-name="WW8Num2">
      <style:text-properties fo:color="#800000" style:font-name="Bitstream Vera Sans Mono" fo:font-weight="bold" officeooo:rsid="010ab926" officeooo:paragraph-rsid="010ab926" style:font-weight-asian="bold" style:font-name-complex="Bitstream Vera Sans Mono" style:font-weight-complex="bold"/>
    </style:style>
    <style:style style:name="P1195" style:family="paragraph" style:parent-style-name="Table_20_Contents" style:list-style-name="WW8Num2">
      <style:text-properties fo:color="#800000" style:font-name="Bitstream Vera Sans Mono" fo:font-weight="bold" officeooo:rsid="010ab926" officeooo:paragraph-rsid="0111728b" style:font-weight-asian="bold" style:font-name-complex="Bitstream Vera Sans Mono" style:font-weight-complex="bold"/>
    </style:style>
    <style:style style:name="P1196" style:family="paragraph" style:parent-style-name="Table_20_Contents" style:list-style-name="WW8Num2">
      <style:text-properties fo:color="#800000" style:font-name="Bitstream Vera Sans Mono" fo:font-weight="bold" officeooo:rsid="010ab926" officeooo:paragraph-rsid="0119c943" style:font-weight-asian="bold" style:font-name-complex="Bitstream Vera Sans Mono" style:font-weight-complex="bold"/>
    </style:style>
    <style:style style:name="P1197" style:family="paragraph" style:parent-style-name="Table_20_Contents" style:list-style-name="WW8Num2">
      <style:text-properties fo:color="#800000" style:font-name="Bitstream Vera Sans Mono" fo:font-weight="bold" officeooo:rsid="010ab926" officeooo:paragraph-rsid="0120e3f7" style:font-weight-asian="bold" style:font-name-complex="Bitstream Vera Sans Mono" style:font-weight-complex="bold"/>
    </style:style>
    <style:style style:name="P1198" style:family="paragraph" style:parent-style-name="Table_20_Contents" style:list-style-name="WW8Num2">
      <style:text-properties fo:color="#800000" style:font-name="Bitstream Vera Sans Mono" fo:font-weight="bold" officeooo:rsid="010ab926" officeooo:paragraph-rsid="012a84de" style:font-weight-asian="bold" style:font-name-complex="Bitstream Vera Sans Mono" style:font-weight-complex="bold"/>
    </style:style>
    <style:style style:name="P1199" style:family="paragraph" style:parent-style-name="Table_20_Contents" style:list-style-name="WW8Num2">
      <style:text-properties fo:color="#800000" style:font-name="Bitstream Vera Sans Mono" fo:font-weight="bold" officeooo:rsid="010ab926" officeooo:paragraph-rsid="01303c93" style:font-weight-asian="bold" style:font-name-complex="Bitstream Vera Sans Mono" style:font-weight-complex="bold"/>
    </style:style>
    <style:style style:name="P1200" style:family="paragraph" style:parent-style-name="Table_20_Contents" style:list-style-name="WW8Num2">
      <style:text-properties fo:color="#800000" style:font-name="Bitstream Vera Sans Mono" fo:font-weight="bold" officeooo:rsid="010ab926" officeooo:paragraph-rsid="01950d4f" style:font-weight-asian="bold" style:font-name-complex="Bitstream Vera Sans Mono" style:font-weight-complex="bold"/>
    </style:style>
    <style:style style:name="P1201" style:family="paragraph" style:parent-style-name="Table_20_Contents" style:list-style-name="WW8Num2">
      <style:text-properties fo:color="#800000" style:font-name="Bitstream Vera Sans Mono" fo:font-weight="bold" officeooo:rsid="010ab926" officeooo:paragraph-rsid="01423350" style:font-weight-asian="bold" style:font-name-complex="Bitstream Vera Sans Mono" style:font-weight-complex="bold"/>
    </style:style>
    <style:style style:name="P1202" style:family="paragraph" style:parent-style-name="Table_20_Contents" style:list-style-name="WW8Num2">
      <style:text-properties fo:color="#800000" style:font-name="Bitstream Vera Sans Mono" fo:font-weight="bold" officeooo:rsid="010ab926" officeooo:paragraph-rsid="0165c1d3" style:font-weight-asian="bold" style:font-name-complex="Bitstream Vera Sans Mono" style:font-weight-complex="bold"/>
    </style:style>
    <style:style style:name="P1203" style:family="paragraph" style:parent-style-name="Table_20_Contents" style:list-style-name="WW8Num2">
      <style:text-properties fo:color="#800000" style:font-name="Bitstream Vera Sans Mono" fo:font-weight="bold" officeooo:rsid="010ab926" officeooo:paragraph-rsid="016bc885" style:font-weight-asian="bold" style:font-name-complex="Bitstream Vera Sans Mono" style:font-weight-complex="bold"/>
    </style:style>
    <style:style style:name="P1204" style:family="paragraph" style:parent-style-name="Table_20_Contents" style:list-style-name="WW8Num2">
      <style:text-properties fo:color="#800000" style:font-name="Bitstream Vera Sans Mono" fo:font-weight="bold" officeooo:rsid="010ab926" officeooo:paragraph-rsid="016fcebf" style:font-weight-asian="bold" style:font-name-complex="Bitstream Vera Sans Mono" style:font-weight-complex="bold"/>
    </style:style>
    <style:style style:name="P1205" style:family="paragraph" style:parent-style-name="Table_20_Contents" style:list-style-name="WW8Num2">
      <style:text-properties fo:color="#800000" style:font-name="Bitstream Vera Sans Mono" fo:font-weight="bold" officeooo:rsid="010ab926" officeooo:paragraph-rsid="0253837b" style:font-weight-asian="bold" style:font-name-complex="Bitstream Vera Sans Mono" style:font-weight-complex="bold"/>
    </style:style>
    <style:style style:name="P1206" style:family="paragraph" style:parent-style-name="Table_20_Contents" style:list-style-name="WW8Num2">
      <style:text-properties fo:color="#800000" style:font-name="Bitstream Vera Sans Mono" fo:font-weight="bold" officeooo:rsid="010ab926" officeooo:paragraph-rsid="017f046f" style:font-weight-asian="bold" style:font-name-complex="Bitstream Vera Sans Mono" style:font-weight-complex="bold"/>
    </style:style>
    <style:style style:name="P1207" style:family="paragraph" style:parent-style-name="Table_20_Contents" style:list-style-name="WW8Num2">
      <style:text-properties fo:color="#800000" style:font-name="Bitstream Vera Sans Mono" fo:font-weight="bold" officeooo:rsid="010ab926" officeooo:paragraph-rsid="018e5d58" style:font-weight-asian="bold" style:font-name-complex="Bitstream Vera Sans Mono" style:font-weight-complex="bold"/>
    </style:style>
    <style:style style:name="P1208" style:family="paragraph" style:parent-style-name="Table_20_Contents" style:list-style-name="WW8Num2">
      <style:text-properties fo:color="#800000" style:font-name="Bitstream Vera Sans Mono" fo:font-weight="bold" officeooo:rsid="010ab926" officeooo:paragraph-rsid="01c1da60" style:font-weight-asian="bold" style:font-name-complex="Bitstream Vera Sans Mono" style:font-weight-complex="bold"/>
    </style:style>
    <style:style style:name="P1209" style:family="paragraph" style:parent-style-name="Table_20_Contents" style:list-style-name="WW8Num2">
      <style:text-properties fo:color="#800000" style:font-name="Bitstream Vera Sans Mono" fo:font-weight="bold" officeooo:rsid="010ab926" officeooo:paragraph-rsid="01c686d1" style:font-weight-asian="bold" style:font-name-complex="Bitstream Vera Sans Mono" style:font-weight-complex="bold"/>
    </style:style>
    <style:style style:name="P1210" style:family="paragraph" style:parent-style-name="Table_20_Contents" style:list-style-name="WW8Num2">
      <style:text-properties fo:color="#800000" style:font-name="Bitstream Vera Sans Mono" fo:font-weight="bold" officeooo:rsid="010ab926" officeooo:paragraph-rsid="01cda0bb" style:font-weight-asian="bold" style:font-name-complex="Bitstream Vera Sans Mono" style:font-weight-complex="bold"/>
    </style:style>
    <style:style style:name="P1211" style:family="paragraph" style:parent-style-name="Table_20_Contents" style:list-style-name="WW8Num2">
      <style:text-properties fo:color="#800000" style:font-name="Bitstream Vera Sans Mono" fo:font-weight="bold" officeooo:rsid="010ab926" officeooo:paragraph-rsid="01d9f37a" style:font-weight-asian="bold" style:font-name-complex="Bitstream Vera Sans Mono" style:font-weight-complex="bold"/>
    </style:style>
    <style:style style:name="P1212" style:family="paragraph" style:parent-style-name="Table_20_Contents" style:list-style-name="WW8Num2">
      <style:text-properties fo:color="#800000" style:font-name="Bitstream Vera Sans Mono" fo:font-weight="bold" officeooo:rsid="010ab926" officeooo:paragraph-rsid="01ea65ea" style:font-weight-asian="bold" style:font-name-complex="Bitstream Vera Sans Mono" style:font-weight-complex="bold"/>
    </style:style>
    <style:style style:name="P1213" style:family="paragraph" style:parent-style-name="Table_20_Contents" style:list-style-name="WW8Num2">
      <style:text-properties fo:color="#800000" style:font-name="Bitstream Vera Sans Mono" fo:font-weight="bold" officeooo:rsid="010ab926" officeooo:paragraph-rsid="01e5fd4f" style:font-weight-asian="bold" style:font-name-complex="Bitstream Vera Sans Mono" style:font-weight-complex="bold"/>
    </style:style>
    <style:style style:name="P1214" style:family="paragraph" style:parent-style-name="Table_20_Contents" style:list-style-name="WW8Num2">
      <style:text-properties fo:color="#800000" style:font-name="Bitstream Vera Sans Mono" fo:font-weight="bold" officeooo:rsid="010ab926" officeooo:paragraph-rsid="01fff215" style:font-weight-asian="bold" style:font-name-complex="Bitstream Vera Sans Mono" style:font-weight-complex="bold"/>
    </style:style>
    <style:style style:name="P1215" style:family="paragraph" style:parent-style-name="Table_20_Contents" style:list-style-name="WW8Num2">
      <style:text-properties fo:color="#800000" style:font-name="Bitstream Vera Sans Mono" fo:font-weight="bold" officeooo:rsid="010ab926" officeooo:paragraph-rsid="02042ffe" style:font-weight-asian="bold" style:font-name-complex="Bitstream Vera Sans Mono" style:font-weight-complex="bold"/>
    </style:style>
    <style:style style:name="P1216" style:family="paragraph" style:parent-style-name="Table_20_Contents" style:list-style-name="WW8Num2">
      <style:text-properties fo:color="#800000" style:font-name="Bitstream Vera Sans Mono" fo:font-weight="bold" officeooo:rsid="010ab926" officeooo:paragraph-rsid="02090c38" style:font-weight-asian="bold" style:font-name-complex="Bitstream Vera Sans Mono" style:font-weight-complex="bold"/>
    </style:style>
    <style:style style:name="P1217" style:family="paragraph" style:parent-style-name="Table_20_Contents" style:list-style-name="WW8Num2">
      <style:text-properties fo:color="#800000" style:font-name="Bitstream Vera Sans Mono" fo:font-weight="bold" officeooo:rsid="010ab926" officeooo:paragraph-rsid="020d1f6e" style:font-weight-asian="bold" style:font-name-complex="Bitstream Vera Sans Mono" style:font-weight-complex="bold"/>
    </style:style>
    <style:style style:name="P1218" style:family="paragraph" style:parent-style-name="Table_20_Contents" style:list-style-name="WW8Num2">
      <style:text-properties fo:color="#800000" style:font-name="Bitstream Vera Sans Mono" fo:font-weight="bold" officeooo:rsid="010ab926" officeooo:paragraph-rsid="0218dd46" style:font-weight-asian="bold" style:font-name-complex="Bitstream Vera Sans Mono" style:font-weight-complex="bold"/>
    </style:style>
    <style:style style:name="P1219" style:family="paragraph" style:parent-style-name="Table_20_Contents" style:list-style-name="WW8Num2">
      <style:text-properties fo:color="#800000" style:font-name="Bitstream Vera Sans Mono" fo:font-weight="bold" officeooo:rsid="010ab926" officeooo:paragraph-rsid="02616e11" style:font-weight-asian="bold" style:font-name-complex="Bitstream Vera Sans Mono" style:font-weight-complex="bold"/>
    </style:style>
    <style:style style:name="P1220" style:family="paragraph" style:parent-style-name="Table_20_Contents" style:list-style-name="WW8Num2">
      <style:text-properties fo:color="#800000" style:font-name="Bitstream Vera Sans Mono" fo:font-weight="bold" officeooo:rsid="022163ce" officeooo:paragraph-rsid="0223dbea" style:font-weight-asian="bold" style:font-name-complex="Bitstream Vera Sans Mono" style:font-weight-complex="bold"/>
    </style:style>
    <style:style style:name="P1221" style:family="paragraph" style:parent-style-name="Table_20_Contents" style:list-style-name="WW8Num2">
      <style:text-properties fo:color="#800000" style:font-name="Bitstream Vera Sans Mono" fo:font-weight="bold" officeooo:rsid="022163ce" officeooo:paragraph-rsid="022163ce" style:font-weight-asian="bold" style:font-name-complex="Bitstream Vera Sans Mono" style:font-weight-complex="bold"/>
    </style:style>
    <style:style style:name="P1222" style:family="paragraph" style:parent-style-name="Table_20_Contents" style:list-style-name="WW8Num2">
      <style:text-properties fo:color="#800000" style:font-name="Bitstream Vera Sans Mono" fo:font-weight="bold" officeooo:rsid="022163ce" officeooo:paragraph-rsid="022912ab" style:font-weight-asian="bold" style:font-name-complex="Bitstream Vera Sans Mono" style:font-weight-complex="bold"/>
    </style:style>
    <style:style style:name="P1223" style:family="paragraph" style:parent-style-name="Table_20_Contents" style:list-style-name="WW8Num2">
      <style:text-properties fo:color="#800000" style:font-name="Bitstream Vera Sans Mono" fo:font-weight="bold" officeooo:rsid="022163ce" officeooo:paragraph-rsid="022fb075" style:font-weight-asian="bold" style:font-name-complex="Bitstream Vera Sans Mono" style:font-weight-complex="bold"/>
    </style:style>
    <style:style style:name="P1224" style:family="paragraph" style:parent-style-name="Table_20_Contents" style:list-style-name="WW8Num2">
      <style:text-properties fo:color="#800000" style:font-name="Bitstream Vera Sans Mono" fo:font-weight="bold" officeooo:rsid="022163ce" officeooo:paragraph-rsid="0233c552" style:font-weight-asian="bold" style:font-name-complex="Bitstream Vera Sans Mono" style:font-weight-complex="bold"/>
    </style:style>
    <style:style style:name="P1225" style:family="paragraph" style:parent-style-name="Table_20_Contents" style:list-style-name="WW8Num2">
      <style:text-properties fo:color="#800000" style:font-name="Bitstream Vera Sans Mono" fo:font-weight="bold" officeooo:rsid="022163ce" officeooo:paragraph-rsid="023e7618" style:font-weight-asian="bold" style:font-name-complex="Bitstream Vera Sans Mono" style:font-weight-complex="bold"/>
    </style:style>
    <style:style style:name="P1226" style:family="paragraph" style:parent-style-name="Table_20_Contents" style:list-style-name="WW8Num2">
      <style:text-properties fo:color="#800000" style:font-name="Bitstream Vera Sans Mono" fo:font-weight="bold" officeooo:rsid="022163ce" officeooo:paragraph-rsid="0241dbfe" style:font-weight-asian="bold" style:font-name-complex="Bitstream Vera Sans Mono" style:font-weight-complex="bold"/>
    </style:style>
    <style:style style:name="P1227" style:family="paragraph" style:parent-style-name="Table_20_Contents" style:list-style-name="WW8Num2">
      <style:text-properties fo:color="#800000" style:font-name="Bitstream Vera Sans Mono" fo:font-weight="bold" officeooo:rsid="022163ce" officeooo:paragraph-rsid="0242cf95" style:font-weight-asian="bold" style:font-name-complex="Bitstream Vera Sans Mono" style:font-weight-complex="bold"/>
    </style:style>
    <style:style style:name="P1228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2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3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23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23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23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23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23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23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23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23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23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24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24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24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24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24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24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24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24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24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24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25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25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25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25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25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25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25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25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2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2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2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2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2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2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2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2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26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26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26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26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27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271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1272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1273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274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275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1276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1277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1278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279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1280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281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1282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1283" style:family="paragraph" style:parent-style-name="Table_20_Contents" style:list-style-name="WW8Num2"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284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285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1286" style:family="paragraph" style:parent-style-name="Table_20_Contents" style:list-style-name="WW8Num2"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287" style:family="paragraph" style:parent-style-name="Table_20_Contents" style:list-style-name="WW8Num2">
      <style:text-properties style:font-name="Bitstream Vera Sans Mono1" fo:font-size="9pt" officeooo:paragraph-rsid="011158bd" style:font-name-asian="Bitstream Vera Sans Mono1" style:font-size-asian="9pt" style:font-name-complex="Bitstream Vera Sans Mono" style:font-size-complex="9pt"/>
    </style:style>
    <style:style style:name="P1288" style:family="paragraph" style:parent-style-name="Table_20_Contents" style:list-style-name="WW8Num2">
      <style:text-properties style:font-name="Bitstream Vera Sans Mono1" fo:font-size="9pt" officeooo:paragraph-rsid="01175b13" style:font-name-asian="Bitstream Vera Sans Mono1" style:font-size-asian="9pt" style:font-name-complex="Bitstream Vera Sans Mono" style:font-size-complex="9pt"/>
    </style:style>
    <style:style style:name="P1289" style:family="paragraph" style:parent-style-name="Table_20_Contents" style:list-style-name="WW8Num2"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290" style:family="paragraph" style:parent-style-name="Table_20_Contents" style:list-style-name="WW8Num2"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291" style:family="paragraph" style:parent-style-name="Table_20_Contents" style:list-style-name="WW8Num2">
      <style:text-properties style:font-name="Bitstream Vera Sans Mono1" fo:font-size="9pt" officeooo:paragraph-rsid="01272bf7" style:font-name-asian="Bitstream Vera Sans Mono1" style:font-size-asian="9pt" style:font-name-complex="Bitstream Vera Sans Mono" style:font-size-complex="9pt"/>
    </style:style>
    <style:style style:name="P1292" style:family="paragraph" style:parent-style-name="Table_20_Contents" style:list-style-name="WW8Num2">
      <style:text-properties style:font-name="Bitstream Vera Sans Mono1" fo:font-size="9pt" officeooo:paragraph-rsid="011d503d" style:font-name-asian="Bitstream Vera Sans Mono1" style:font-size-asian="9pt" style:font-name-complex="Bitstream Vera Sans Mono" style:font-size-complex="9pt"/>
    </style:style>
    <style:style style:name="P1293" style:family="paragraph" style:parent-style-name="Table_20_Contents" style:list-style-name="WW8Num2">
      <style:text-properties style:font-name="Bitstream Vera Sans Mono1" fo:font-size="9pt" officeooo:paragraph-rsid="011e6218" style:font-name-asian="Bitstream Vera Sans Mono1" style:font-size-asian="9pt" style:font-name-complex="Bitstream Vera Sans Mono" style:font-size-complex="9pt"/>
    </style:style>
    <style:style style:name="P1294" style:family="paragraph" style:parent-style-name="Table_20_Contents" style:list-style-name="WW8Num2">
      <style:text-properties style:font-name="Bitstream Vera Sans Mono1" fo:font-size="9pt" officeooo:paragraph-rsid="011f49a1" style:font-name-asian="Bitstream Vera Sans Mono1" style:font-size-asian="9pt" style:font-name-complex="Bitstream Vera Sans Mono" style:font-size-complex="9pt"/>
    </style:style>
    <style:style style:name="P1295" style:family="paragraph" style:parent-style-name="Table_20_Contents" style:list-style-name="WW8Num2"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296" style:family="paragraph" style:parent-style-name="Table_20_Contents" style:list-style-name="WW8Num2"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297" style:family="paragraph" style:parent-style-name="Table_20_Contents" style:list-style-name="WW8Num2">
      <style:text-properties style:font-name="Bitstream Vera Sans Mono1" fo:font-size="9pt" officeooo:paragraph-rsid="012d4acd" style:font-name-asian="Bitstream Vera Sans Mono1" style:font-size-asian="9pt" style:font-name-complex="Bitstream Vera Sans Mono" style:font-size-complex="9pt"/>
    </style:style>
    <style:style style:name="P1298" style:family="paragraph" style:parent-style-name="Table_20_Contents" style:list-style-name="WW8Num2"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299" style:family="paragraph" style:parent-style-name="Table_20_Contents" style:list-style-name="WW8Num2"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300" style:family="paragraph" style:parent-style-name="Table_20_Contents" style:list-style-name="WW8Num2"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301" style:family="paragraph" style:parent-style-name="Table_20_Contents" style:list-style-name="WW8Num2">
      <style:text-properties style:font-name="Bitstream Vera Sans Mono1" fo:font-size="9pt" officeooo:paragraph-rsid="01430f0d" style:font-name-asian="Bitstream Vera Sans Mono1" style:font-size-asian="9pt" style:font-name-complex="Bitstream Vera Sans Mono" style:font-size-complex="9pt"/>
    </style:style>
    <style:style style:name="P1302" style:family="paragraph" style:parent-style-name="Table_20_Contents" style:list-style-name="WW8Num2"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303" style:family="paragraph" style:parent-style-name="Table_20_Contents" style:list-style-name="WW8Num2"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304" style:family="paragraph" style:parent-style-name="Table_20_Contents" style:list-style-name="WW8Num2"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305" style:family="paragraph" style:parent-style-name="Table_20_Contents" style:list-style-name="WW8Num2"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306" style:family="paragraph" style:parent-style-name="Table_20_Contents" style:list-style-name="WW8Num2"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307" style:family="paragraph" style:parent-style-name="Table_20_Contents" style:list-style-name="WW8Num2"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308" style:family="paragraph" style:parent-style-name="Table_20_Contents" style:list-style-name="WW8Num2">
      <style:text-properties style:font-name="Bitstream Vera Sans Mono1" fo:font-size="9pt" officeooo:paragraph-rsid="019171d0" style:font-name-asian="Bitstream Vera Sans Mono1" style:font-size-asian="9pt" style:font-name-complex="Bitstream Vera Sans Mono" style:font-size-complex="9pt"/>
    </style:style>
    <style:style style:name="P1309" style:family="paragraph" style:parent-style-name="Table_20_Contents" style:list-style-name="WW8Num2"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310" style:family="paragraph" style:parent-style-name="Table_20_Contents" style:list-style-name="WW8Num2"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311" style:family="paragraph" style:parent-style-name="Table_20_Contents" style:list-style-name="WW8Num2"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312" style:family="paragraph" style:parent-style-name="Table_20_Contents" style:list-style-name="WW8Num2"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313" style:family="paragraph" style:parent-style-name="Table_20_Contents" style:list-style-name="WW8Num2"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314" style:family="paragraph" style:parent-style-name="Table_20_Contents" style:list-style-name="WW8Num2"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315" style:family="paragraph" style:parent-style-name="Table_20_Contents" style:list-style-name="WW8Num2"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316" style:family="paragraph" style:parent-style-name="Table_20_Contents" style:list-style-name="WW8Num2">
      <style:text-properties style:font-name="Bitstream Vera Sans Mono1" fo:font-size="9pt" officeooo:paragraph-rsid="0205feae" style:font-name-asian="Bitstream Vera Sans Mono1" style:font-size-asian="9pt" style:font-name-complex="Bitstream Vera Sans Mono" style:font-size-complex="9pt"/>
    </style:style>
    <style:style style:name="P1317" style:family="paragraph" style:parent-style-name="Table_20_Contents" style:list-style-name="WW8Num2">
      <style:text-properties style:font-name="Bitstream Vera Sans Mono1" fo:font-size="9pt" officeooo:paragraph-rsid="0212a4f0" style:font-name-asian="Bitstream Vera Sans Mono1" style:font-size-asian="9pt" style:font-name-complex="Bitstream Vera Sans Mono" style:font-size-complex="9pt"/>
    </style:style>
    <style:style style:name="P1318" style:family="paragraph" style:parent-style-name="Table_20_Contents" style:list-style-name="WW8Num2"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319" style:family="paragraph" style:parent-style-name="Table_20_Contents" style:list-style-name="WW8Num2">
      <style:text-properties style:font-name="Bitstream Vera Sans Mono1" fo:font-size="9pt" officeooo:paragraph-rsid="0210cdae" style:font-name-asian="Bitstream Vera Sans Mono1" style:font-size-asian="9pt" style:font-name-complex="Bitstream Vera Sans Mono" style:font-size-complex="9pt"/>
    </style:style>
    <style:style style:name="P1320" style:family="paragraph" style:parent-style-name="Table_20_Contents" style:list-style-name="WW8Num2">
      <style:text-properties style:font-name="Bitstream Vera Sans Mono1" fo:font-size="9pt" officeooo:paragraph-rsid="0212e8ef" style:font-name-asian="Bitstream Vera Sans Mono1" style:font-size-asian="9pt" style:font-name-complex="Bitstream Vera Sans Mono" style:font-size-complex="9pt"/>
    </style:style>
    <style:style style:name="P1321" style:family="paragraph" style:parent-style-name="Table_20_Contents" style:list-style-name="WW8Num2"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322" style:family="paragraph" style:parent-style-name="Table_20_Contents" style:list-style-name="WW8Num2">
      <style:text-properties style:font-name="Bitstream Vera Sans Mono1" fo:font-size="9pt" officeooo:paragraph-rsid="020b92ac" style:font-name-asian="Bitstream Vera Sans Mono1" style:font-size-asian="9pt" style:font-name-complex="Bitstream Vera Sans Mono" style:font-size-complex="9pt"/>
    </style:style>
    <style:style style:name="P1323" style:family="paragraph" style:parent-style-name="Table_20_Contents" style:list-style-name="WW8Num2"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324" style:family="paragraph" style:parent-style-name="Table_20_Contents" style:list-style-name="WW8Num2"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325" style:family="paragraph" style:parent-style-name="Table_20_Contents" style:list-style-name="WW8Num2"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326" style:family="paragraph" style:parent-style-name="Table_20_Contents" style:list-style-name="WW8Num2"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327" style:family="paragraph" style:parent-style-name="Table_20_Contents" style:list-style-name="WW8Num2">
      <style:text-properties style:font-name="Bitstream Vera Sans Mono1" fo:font-size="9pt" officeooo:paragraph-rsid="0225bff7" style:font-name-asian="Bitstream Vera Sans Mono1" style:font-size-asian="9pt" style:font-name-complex="Bitstream Vera Sans Mono" style:font-size-complex="9pt"/>
    </style:style>
    <style:style style:name="P1328" style:family="paragraph" style:parent-style-name="Table_20_Contents" style:list-style-name="WW8Num2"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329" style:family="paragraph" style:parent-style-name="Table_20_Contents" style:list-style-name="WW8Num2">
      <style:text-properties style:font-name="Bitstream Vera Sans Mono1" fo:font-size="9pt" officeooo:paragraph-rsid="0226e50b" style:font-name-asian="Bitstream Vera Sans Mono1" style:font-size-asian="9pt" style:font-name-complex="Bitstream Vera Sans Mono" style:font-size-complex="9pt"/>
    </style:style>
    <style:style style:name="P1330" style:family="paragraph" style:parent-style-name="Table_20_Contents" style:list-style-name="WW8Num2"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331" style:family="paragraph" style:parent-style-name="Table_20_Contents" style:list-style-name="WW8Num2">
      <style:text-properties style:font-name="Bitstream Vera Sans Mono1" fo:font-size="9pt" officeooo:paragraph-rsid="022ac433" style:font-name-asian="Bitstream Vera Sans Mono1" style:font-size-asian="9pt" style:font-name-complex="Bitstream Vera Sans Mono" style:font-size-complex="9pt"/>
    </style:style>
    <style:style style:name="P1332" style:family="paragraph" style:parent-style-name="Table_20_Contents" style:list-style-name="WW8Num2"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333" style:family="paragraph" style:parent-style-name="Table_20_Contents" style:list-style-name="WW8Num2">
      <style:text-properties style:font-name="Bitstream Vera Sans Mono1" fo:font-size="9pt" officeooo:paragraph-rsid="0233498f" style:font-name-asian="Bitstream Vera Sans Mono1" style:font-size-asian="9pt" style:font-name-complex="Bitstream Vera Sans Mono" style:font-size-complex="9pt"/>
    </style:style>
    <style:style style:name="P1334" style:family="paragraph" style:parent-style-name="Table_20_Contents" style:list-style-name="WW8Num2"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335" style:family="paragraph" style:parent-style-name="Table_20_Contents" style:list-style-name="WW8Num2">
      <style:text-properties style:font-name="Bitstream Vera Sans Mono1" fo:font-size="9pt" officeooo:paragraph-rsid="0236bdfd" style:font-name-asian="Bitstream Vera Sans Mono1" style:font-size-asian="9pt" style:font-name-complex="Bitstream Vera Sans Mono" style:font-size-complex="9pt"/>
    </style:style>
    <style:style style:name="P1336" style:family="paragraph" style:parent-style-name="Table_20_Contents" style:list-style-name="WW8Num2"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337" style:family="paragraph" style:parent-style-name="Table_20_Contents" style:list-style-name="WW8Num2"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338" style:family="paragraph" style:parent-style-name="Table_20_Contents" style:list-style-name="WW8Num2"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339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340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13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1342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13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13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13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13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13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13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13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1350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1351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1352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1353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13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1355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356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1357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1358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1359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3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3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1362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13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13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13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13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13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10ab926" style:font-name-asian="Bitstream Vera Sans Mono1" style:font-size-asian="9pt" style:font-name-complex="Bitstream Vera Sans Mono" style:font-size-complex="9pt"/>
    </style:style>
    <style:style style:name="P1368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13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13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1371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26e60de" style:font-name-asian="Bitstream Vera Sans Mono1" style:font-size-asian="9pt" style:font-name-complex="Bitstream Vera Sans Mono" style:font-size-complex="9pt"/>
    </style:style>
    <style:style style:name="P13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13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ab926" style:font-name-asian="Bitstream Vera Sans Mono1" style:font-size-asian="9pt" style:font-name-complex="Bitstream Vera Sans Mono" style:font-size-complex="9pt"/>
    </style:style>
    <style:style style:name="P1374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1375" style:family="paragraph" style:parent-style-name="Table_20_Contents" style:list-style-name="WW8Num2">
      <style:text-properties style:font-name="Bitstream Vera Sans Mono1" fo:font-size="9pt" officeooo:rsid="01093dce" officeooo:paragraph-rsid="010ab926" style:font-name-asian="Bitstream Vera Sans Mono1" style:font-size-asian="9pt" style:font-name-complex="Bitstream Vera Sans Mono" style:font-size-complex="9pt"/>
    </style:style>
    <style:style style:name="P1376" style:family="paragraph" style:parent-style-name="Table_20_Contents" style:list-style-name="WW8Num2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1377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1378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1379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1380" style:family="paragraph" style:parent-style-name="Table_20_Contents" style:list-style-name="WW8Num2">
      <style:text-properties style:font-name="Bitstream Vera Sans Mono1" fo:font-size="9pt" officeooo:rsid="012f84e8" officeooo:paragraph-rsid="013987a1" style:font-name-asian="Bitstream Vera Sans Mono1" style:font-size-asian="9pt" style:font-name-complex="Bitstream Vera Sans Mono" style:font-size-complex="9pt"/>
    </style:style>
    <style:style style:name="P1381" style:family="paragraph" style:parent-style-name="Table_20_Contents" style:list-style-name="WW8Num2">
      <style:text-properties style:font-name="Bitstream Vera Sans Mono1" fo:font-size="9pt" officeooo:rsid="012f84e8" officeooo:paragraph-rsid="01950d4f" style:font-name-asian="Bitstream Vera Sans Mono1" style:font-size-asian="9pt" style:font-name-complex="Bitstream Vera Sans Mono" style:font-size-complex="9pt"/>
    </style:style>
    <style:style style:name="P1382" style:family="paragraph" style:parent-style-name="Table_20_Contents" style:list-style-name="WW8Num2">
      <style:text-properties style:font-name="Bitstream Vera Sans Mono1" fo:font-size="9pt" officeooo:rsid="012f84e8" officeooo:paragraph-rsid="014461f0" style:font-name-asian="Bitstream Vera Sans Mono1" style:font-size-asian="9pt" style:font-name-complex="Bitstream Vera Sans Mono" style:font-size-complex="9pt"/>
    </style:style>
    <style:style style:name="P1383" style:family="paragraph" style:parent-style-name="Table_20_Contents" style:list-style-name="WW8Num2">
      <style:text-properties style:font-name="Bitstream Vera Sans Mono1" fo:font-size="9pt" officeooo:rsid="012f84e8" officeooo:paragraph-rsid="0145cadd" style:font-name-asian="Bitstream Vera Sans Mono1" style:font-size-asian="9pt" style:font-name-complex="Bitstream Vera Sans Mono" style:font-size-complex="9pt"/>
    </style:style>
    <style:style style:name="P1384" style:family="paragraph" style:parent-style-name="Table_20_Contents" style:list-style-name="WW8Num2">
      <style:text-properties style:font-name="Bitstream Vera Sans Mono1" fo:font-size="9pt" officeooo:rsid="012f84e8" officeooo:paragraph-rsid="0148a0e6" style:font-name-asian="Bitstream Vera Sans Mono1" style:font-size-asian="9pt" style:font-name-complex="Bitstream Vera Sans Mono" style:font-size-complex="9pt"/>
    </style:style>
    <style:style style:name="P1385" style:family="paragraph" style:parent-style-name="Table_20_Contents" style:list-style-name="WW8Num2">
      <style:text-properties style:font-name="Bitstream Vera Sans Mono1" fo:font-size="9pt" officeooo:rsid="012f84e8" officeooo:paragraph-rsid="014ae003" style:font-name-asian="Bitstream Vera Sans Mono1" style:font-size-asian="9pt" style:font-name-complex="Bitstream Vera Sans Mono" style:font-size-complex="9pt"/>
    </style:style>
    <style:style style:name="P1386" style:family="paragraph" style:parent-style-name="Table_20_Contents" style:list-style-name="WW8Num2">
      <style:text-properties style:font-name="Bitstream Vera Sans Mono1" fo:font-size="9pt" officeooo:rsid="012f84e8" officeooo:paragraph-rsid="014d2f45" style:font-name-asian="Bitstream Vera Sans Mono1" style:font-size-asian="9pt" style:font-name-complex="Bitstream Vera Sans Mono" style:font-size-complex="9pt"/>
    </style:style>
    <style:style style:name="P1387" style:family="paragraph" style:parent-style-name="Table_20_Contents" style:list-style-name="WW8Num2">
      <style:text-properties style:font-name="Bitstream Vera Sans Mono1" fo:font-size="9pt" officeooo:rsid="012f84e8" officeooo:paragraph-rsid="01582a2d" style:font-name-asian="Bitstream Vera Sans Mono1" style:font-size-asian="9pt" style:font-name-complex="Bitstream Vera Sans Mono" style:font-size-complex="9pt"/>
    </style:style>
    <style:style style:name="P1388" style:family="paragraph" style:parent-style-name="Table_20_Contents" style:list-style-name="WW8Num2">
      <style:text-properties style:font-name="Bitstream Vera Sans Mono1" fo:font-size="9pt" officeooo:rsid="012f84e8" officeooo:paragraph-rsid="01515a6b" style:font-name-asian="Bitstream Vera Sans Mono1" style:font-size-asian="9pt" style:font-name-complex="Bitstream Vera Sans Mono" style:font-size-complex="9pt"/>
    </style:style>
    <style:style style:name="P1389" style:family="paragraph" style:parent-style-name="Table_20_Contents" style:list-style-name="WW8Num2">
      <style:text-properties style:font-name="Bitstream Vera Sans Mono1" fo:font-size="9pt" officeooo:rsid="012f84e8" officeooo:paragraph-rsid="0151bad4" style:font-name-asian="Bitstream Vera Sans Mono1" style:font-size-asian="9pt" style:font-name-complex="Bitstream Vera Sans Mono" style:font-size-complex="9pt"/>
    </style:style>
    <style:style style:name="P1390" style:family="paragraph" style:parent-style-name="Table_20_Contents" style:list-style-name="WW8Num2">
      <style:text-properties style:font-name="Bitstream Vera Sans Mono1" fo:font-size="9pt" officeooo:rsid="012f84e8" officeooo:paragraph-rsid="0152dd20" style:font-name-asian="Bitstream Vera Sans Mono1" style:font-size-asian="9pt" style:font-name-complex="Bitstream Vera Sans Mono" style:font-size-complex="9pt"/>
    </style:style>
    <style:style style:name="P1391" style:family="paragraph" style:parent-style-name="Table_20_Contents" style:list-style-name="WW8Num2">
      <style:text-properties style:font-name="Bitstream Vera Sans Mono1" fo:font-size="9pt" officeooo:rsid="012f84e8" officeooo:paragraph-rsid="01542560" style:font-name-asian="Bitstream Vera Sans Mono1" style:font-size-asian="9pt" style:font-name-complex="Bitstream Vera Sans Mono" style:font-size-complex="9pt"/>
    </style:style>
    <style:style style:name="P1392" style:family="paragraph" style:parent-style-name="Table_20_Contents" style:list-style-name="WW8Num2">
      <style:text-properties style:font-name="Bitstream Vera Sans Mono1" fo:font-size="9pt" officeooo:rsid="012f84e8" officeooo:paragraph-rsid="01763aca" style:font-name-asian="Bitstream Vera Sans Mono1" style:font-size-asian="9pt" style:font-name-complex="Bitstream Vera Sans Mono" style:font-size-complex="9pt"/>
    </style:style>
    <style:style style:name="P1393" style:family="paragraph" style:parent-style-name="Table_20_Contents" style:list-style-name="WW8Num2">
      <style:text-properties style:font-name="Bitstream Vera Sans Mono1" fo:font-size="9pt" officeooo:rsid="012f84e8" officeooo:paragraph-rsid="0253837b" style:font-name-asian="Bitstream Vera Sans Mono1" style:font-size-asian="9pt" style:font-name-complex="Bitstream Vera Sans Mono" style:font-size-complex="9pt"/>
    </style:style>
    <style:style style:name="P1394" style:family="paragraph" style:parent-style-name="Table_20_Contents" style:list-style-name="WW8Num2">
      <style:text-properties style:font-name="Bitstream Vera Sans Mono1" fo:font-size="9pt" officeooo:rsid="012f84e8" officeooo:paragraph-rsid="018229d5" style:font-name-asian="Bitstream Vera Sans Mono1" style:font-size-asian="9pt" style:font-name-complex="Bitstream Vera Sans Mono" style:font-size-complex="9pt"/>
    </style:style>
    <style:style style:name="P1395" style:family="paragraph" style:parent-style-name="Table_20_Contents" style:list-style-name="WW8Num2">
      <style:text-properties style:font-name="Bitstream Vera Sans Mono1" fo:font-size="9pt" officeooo:rsid="012f84e8" officeooo:paragraph-rsid="01831d6a" style:font-name-asian="Bitstream Vera Sans Mono1" style:font-size-asian="9pt" style:font-name-complex="Bitstream Vera Sans Mono" style:font-size-complex="9pt"/>
    </style:style>
    <style:style style:name="P1396" style:family="paragraph" style:parent-style-name="Table_20_Contents" style:list-style-name="WW8Num2">
      <style:text-properties style:font-name="Bitstream Vera Sans Mono1" fo:font-size="9pt" officeooo:rsid="012f84e8" officeooo:paragraph-rsid="01c7b15b" style:font-name-asian="Bitstream Vera Sans Mono1" style:font-size-asian="9pt" style:font-name-complex="Bitstream Vera Sans Mono" style:font-size-complex="9pt"/>
    </style:style>
    <style:style style:name="P1397" style:family="paragraph" style:parent-style-name="Table_20_Contents" style:list-style-name="WW8Num2">
      <style:text-properties style:font-name="Bitstream Vera Sans Mono1" fo:font-size="9pt" officeooo:rsid="012f84e8" officeooo:paragraph-rsid="01d1a5e8" style:font-name-asian="Bitstream Vera Sans Mono1" style:font-size-asian="9pt" style:font-name-complex="Bitstream Vera Sans Mono" style:font-size-complex="9pt"/>
    </style:style>
    <style:style style:name="P1398" style:family="paragraph" style:parent-style-name="Table_20_Contents" style:list-style-name="WW8Num2">
      <style:text-properties style:font-name="Bitstream Vera Sans Mono1" fo:font-size="9pt" officeooo:rsid="012f84e8" officeooo:paragraph-rsid="01dea5c7" style:font-name-asian="Bitstream Vera Sans Mono1" style:font-size-asian="9pt" style:font-name-complex="Bitstream Vera Sans Mono" style:font-size-complex="9pt"/>
    </style:style>
    <style:style style:name="P1399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1400" style:family="paragraph" style:parent-style-name="Table_20_Contents" style:list-style-name="WW8Num2">
      <style:text-properties style:font-name="Bitstream Vera Sans Mono1" fo:font-size="9pt" officeooo:rsid="01175b13" officeooo:paragraph-rsid="01175b13" style:font-name-asian="Bitstream Vera Sans Mono1" style:font-size-asian="9pt" style:font-name-complex="Bitstream Vera Sans Mono" style:font-size-complex="9pt"/>
    </style:style>
    <style:style style:name="P1401" style:family="paragraph" style:parent-style-name="Table_20_Contents" style:list-style-name="WW8Num2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1402" style:family="paragraph" style:parent-style-name="Table_20_Contents" style:list-style-name="WW8Num2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1403" style:family="paragraph" style:parent-style-name="Table_20_Contents" style:list-style-name="WW8Num2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1404" style:family="paragraph" style:parent-style-name="Table_20_Contents" style:list-style-name="WW8Num2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1405" style:family="paragraph" style:parent-style-name="Table_20_Contents" style:list-style-name="WW8Num2">
      <style:text-properties style:font-name="Bitstream Vera Sans Mono1" fo:font-size="9pt" officeooo:rsid="013d57cf" officeooo:paragraph-rsid="013ed8c9" style:font-name-asian="Bitstream Vera Sans Mono1" style:font-size-asian="9pt" style:font-name-complex="Bitstream Vera Sans Mono" style:font-size-complex="9pt"/>
    </style:style>
    <style:style style:name="P1406" style:family="paragraph" style:parent-style-name="Table_20_Contents" style:list-style-name="WW8Num2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1407" style:family="paragraph" style:parent-style-name="Table_20_Contents" style:list-style-name="WW8Num2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1408" style:family="paragraph" style:parent-style-name="Table_20_Contents" style:list-style-name="WW8Num2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1409" style:family="paragraph" style:parent-style-name="Table_20_Contents" style:list-style-name="WW8Num2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1410" style:family="paragraph" style:parent-style-name="Table_20_Contents" style:list-style-name="WW8Num2">
      <style:text-properties style:font-name="Bitstream Vera Sans Mono1" fo:font-size="9pt" officeooo:rsid="01c81fd9" officeooo:paragraph-rsid="01c686d1" style:font-name-asian="Bitstream Vera Sans Mono1" style:font-size-asian="9pt" style:font-name-complex="Bitstream Vera Sans Mono" style:font-size-complex="9pt"/>
    </style:style>
    <style:style style:name="P1411" style:family="paragraph" style:parent-style-name="Table_20_Contents" style:list-style-name="WW8Num2">
      <style:text-properties style:font-name="Bitstream Vera Sans Mono1" fo:font-size="9pt" officeooo:rsid="01c81fd9" officeooo:paragraph-rsid="01c81fd9" style:font-name-asian="Bitstream Vera Sans Mono1" style:font-size-asian="9pt" style:font-name-complex="Bitstream Vera Sans Mono" style:font-size-complex="9pt"/>
    </style:style>
    <style:style style:name="P1412" style:family="paragraph" style:parent-style-name="Table_20_Contents" style:list-style-name="WW8Num2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1413" style:family="paragraph" style:parent-style-name="Table_20_Contents" style:list-style-name="WW8Num2">
      <style:text-properties style:font-name="Bitstream Vera Sans Mono1" fo:font-size="9pt" officeooo:rsid="01e0c3b4" officeooo:paragraph-rsid="01ea65ea" style:font-name-asian="Bitstream Vera Sans Mono1" style:font-size-asian="9pt" style:font-name-complex="Bitstream Vera Sans Mono" style:font-size-complex="9pt"/>
    </style:style>
    <style:style style:name="P1414" style:family="paragraph" style:parent-style-name="Table_20_Contents" style:list-style-name="WW8Num2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1415" style:family="paragraph" style:parent-style-name="Table_20_Contents" style:list-style-name="WW8Num2"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4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417" style:family="paragraph" style:parent-style-name="Table_20_Contents" style:list-style-name="WW8Num2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14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1ea65ea" style:font-name-asian="Bitstream Vera Sans Mono1" style:font-size-asian="9pt" style:font-name-complex="Bitstream Vera Sans Mono" style:font-size-complex="9pt"/>
    </style:style>
    <style:style style:name="P14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1dbfe" style:font-name-asian="Bitstream Vera Sans Mono1" style:font-size-asian="9pt" style:font-name-complex="Bitstream Vera Sans Mono" style:font-size-complex="9pt"/>
    </style:style>
    <style:style style:name="P14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2cf95" style:font-name-asian="Bitstream Vera Sans Mono1" style:font-size-asian="9pt" style:font-name-complex="Bitstream Vera Sans Mono" style:font-size-complex="9pt"/>
    </style:style>
    <style:style style:name="P1421" style:family="paragraph" style:parent-style-name="Table_20_Contents" style:list-style-name="WW8Num2">
      <style:text-properties style:font-name="Bitstream Vera Sans Mono1" fo:font-size="9pt" officeooo:rsid="01ea65ea" officeooo:paragraph-rsid="01ea65ea" style:font-name-asian="Bitstream Vera Sans Mono1" style:font-size-asian="9pt" style:font-name-complex="Bitstream Vera Sans Mono" style:font-size-complex="9pt"/>
    </style:style>
    <style:style style:name="P14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1ea65ea" style:font-name-asian="Bitstream Vera Sans Mono1" style:font-size-asian="9pt" style:font-name-complex="Bitstream Vera Sans Mono" style:font-size-complex="9pt"/>
    </style:style>
    <style:style style:name="P14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1dbfe" style:font-name-asian="Bitstream Vera Sans Mono1" style:font-size-asian="9pt" style:font-name-complex="Bitstream Vera Sans Mono" style:font-size-complex="9pt"/>
    </style:style>
    <style:style style:name="P14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2cf95" style:font-name-asian="Bitstream Vera Sans Mono1" style:font-size-asian="9pt" style:font-name-complex="Bitstream Vera Sans Mono" style:font-size-complex="9pt"/>
    </style:style>
    <style:style style:name="P1425" style:family="paragraph" style:parent-style-name="Table_20_Contents" style:list-style-name="WW8Num2">
      <style:text-properties style:font-name="Bitstream Vera Sans Mono1" fo:font-size="9pt" officeooo:rsid="01ecb34c" officeooo:paragraph-rsid="01ecb34c" style:font-name-asian="Bitstream Vera Sans Mono1" style:font-size-asian="9pt" style:font-name-complex="Bitstream Vera Sans Mono" style:font-size-complex="9pt"/>
    </style:style>
    <style:style style:name="P14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1d503d" officeooo:paragraph-rsid="01ea65ea" style:font-name-asian="Bitstream Vera Sans Mono1" style:font-size-asian="9pt" style:font-name-complex="Bitstream Vera Sans Mono" style:font-size-complex="9pt"/>
    </style:style>
    <style:style style:name="P14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c686d1" officeooo:paragraph-rsid="01ea65ea" style:font-name-asian="Bitstream Vera Sans Mono1" style:font-size-asian="9pt" style:font-name-complex="Bitstream Vera Sans Mono" style:font-size-complex="9pt"/>
    </style:style>
    <style:style style:name="P1428" style:family="paragraph" style:parent-style-name="Table_20_Contents" style:list-style-name="WW8Num2">
      <style:text-properties style:font-name="Bitstream Vera Sans Mono1" fo:font-size="9pt" officeooo:rsid="01ed5628" officeooo:paragraph-rsid="01ed5628" style:font-name-asian="Bitstream Vera Sans Mono1" style:font-size-asian="9pt" style:font-name-complex="Bitstream Vera Sans Mono" style:font-size-complex="9pt"/>
    </style:style>
    <style:style style:name="P1429" style:family="paragraph" style:parent-style-name="Table_20_Contents" style:list-style-name="WW8Num2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1430" style:family="paragraph" style:parent-style-name="Table_20_Contents" style:list-style-name="WW8Num2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1431" style:family="paragraph" style:parent-style-name="Table_20_Contents" style:list-style-name="WW8Num2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1432" style:family="paragraph" style:parent-style-name="Table_20_Contents" style:list-style-name="WW8Num2">
      <style:text-properties style:font-name="Bitstream Vera Sans Mono1" fo:font-size="9pt" officeooo:rsid="020dc3ae" officeooo:paragraph-rsid="0223dbea" style:font-name-asian="Bitstream Vera Sans Mono1" style:font-size-asian="9pt" style:font-name-complex="Bitstream Vera Sans Mono" style:font-size-complex="9pt"/>
    </style:style>
    <style:style style:name="P1433" style:family="paragraph" style:parent-style-name="Table_20_Contents" style:list-style-name="WW8Num2">
      <style:text-properties style:font-name="Bitstream Vera Sans Mono1" fo:font-size="9pt" officeooo:rsid="020dc3ae" officeooo:paragraph-rsid="0226e50b" style:font-name-asian="Bitstream Vera Sans Mono1" style:font-size-asian="9pt" style:font-name-complex="Bitstream Vera Sans Mono" style:font-size-complex="9pt"/>
    </style:style>
    <style:style style:name="P1434" style:family="paragraph" style:parent-style-name="Table_20_Contents" style:list-style-name="WW8Num2">
      <style:text-properties style:font-name="Bitstream Vera Sans Mono1" fo:font-size="9pt" officeooo:rsid="020dc3ae" officeooo:paragraph-rsid="023e7618" style:font-name-asian="Bitstream Vera Sans Mono1" style:font-size-asian="9pt" style:font-name-complex="Bitstream Vera Sans Mono" style:font-size-complex="9pt"/>
    </style:style>
    <style:style style:name="P1435" style:family="paragraph" style:parent-style-name="Table_20_Contents" style:list-style-name="WW8Num2">
      <style:text-properties style:font-name="Bitstream Vera Sans Mono1" fo:font-size="9pt" officeooo:rsid="020dc3ae" officeooo:paragraph-rsid="0241dbfe" style:font-name-asian="Bitstream Vera Sans Mono1" style:font-size-asian="9pt" style:font-name-complex="Bitstream Vera Sans Mono" style:font-size-complex="9pt"/>
    </style:style>
    <style:style style:name="P1436" style:family="paragraph" style:parent-style-name="Table_20_Contents" style:list-style-name="WW8Num2">
      <style:text-properties style:font-name="Bitstream Vera Sans Mono1" fo:font-size="9pt" officeooo:rsid="022c4be9" officeooo:paragraph-rsid="022c4be9" style:font-name-asian="Bitstream Vera Sans Mono1" style:font-size-asian="9pt" style:font-name-complex="Bitstream Vera Sans Mono" style:font-size-complex="9pt"/>
    </style:style>
    <style:style style:name="P1437" style:family="paragraph" style:parent-style-name="Table_20_Contents" style:list-style-name="WW8Num2">
      <style:text-properties style:font-name="Bitstream Vera Sans Mono1" fo:font-size="9pt" officeooo:rsid="022c4be9" officeooo:paragraph-rsid="02309329" style:font-name-asian="Bitstream Vera Sans Mono1" style:font-size-asian="9pt" style:font-name-complex="Bitstream Vera Sans Mono" style:font-size-complex="9pt"/>
    </style:style>
    <style:style style:name="P14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1439" style:family="paragraph" style:parent-style-name="Table_20_Contents" style:list-style-name="WW8Num2"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4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441" style:family="paragraph" style:parent-style-name="Table_20_Contents" style:list-style-name="WW8Num2">
      <style:text-properties style:font-name="Bitstream Vera Sans Mono1" fo:font-size="9pt" officeooo:rsid="0226e50b" officeooo:paragraph-rsid="0242cf95" style:font-name-asian="Bitstream Vera Sans Mono1" style:font-size-asian="9pt" style:font-name-complex="Bitstream Vera Sans Mono" style:font-size-complex="9pt"/>
    </style:style>
    <style:style style:name="P14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1dbfe" style:font-name-asian="Bitstream Vera Sans Mono1" style:font-size-asian="9pt" style:font-name-complex="Bitstream Vera Sans Mono" style:font-size-complex="9pt"/>
    </style:style>
    <style:style style:name="P14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2cf95" style:font-name-asian="Bitstream Vera Sans Mono1" style:font-size-asian="9pt" style:font-name-complex="Bitstream Vera Sans Mono" style:font-size-complex="9pt"/>
    </style:style>
    <style:style style:name="P1444" style:family="paragraph" style:parent-style-name="Table_20_Contents" style:list-style-name="WW8Num2">
      <style:text-properties style:font-name="Bitstream Vera Sans Mono1" fo:font-size="9pt" officeooo:rsid="0225bff7" officeooo:paragraph-rsid="0241dbfe" style:font-name-asian="Bitstream Vera Sans Mono1" style:font-size-asian="9pt" style:font-name-complex="Bitstream Vera Sans Mono" style:font-size-complex="9pt"/>
    </style:style>
    <style:style style:name="P1445" style:family="paragraph" style:parent-style-name="Table_20_Contents" style:list-style-name="WW8Num2">
      <style:text-properties style:font-name="Bitstream Vera Sans Mono1" fo:font-size="9pt" officeooo:rsid="0225bff7" officeooo:paragraph-rsid="0242cf95" style:font-name-asian="Bitstream Vera Sans Mono1" style:font-size-asian="9pt" style:font-name-complex="Bitstream Vera Sans Mono" style:font-size-complex="9pt"/>
    </style:style>
    <style:style style:name="P14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1e6ab" officeooo:paragraph-rsid="0241dbfe" style:font-name-asian="Bitstream Vera Sans Mono1" style:font-size-asian="9pt" style:font-name-complex="Bitstream Vera Sans Mono" style:font-size-complex="9pt"/>
    </style:style>
    <style:style style:name="P1447" style:family="paragraph" style:parent-style-name="Table_20_Contents" style:list-style-name="WW8Num2">
      <style:text-properties style:font-name="Bitstream Vera Sans Mono1" fo:font-size="9pt" officeooo:rsid="0241dbfe" officeooo:paragraph-rsid="0241dbfe" style:font-name-asian="Bitstream Vera Sans Mono1" style:font-size-asian="9pt" style:font-name-complex="Bitstream Vera Sans Mono" style:font-size-complex="9pt"/>
    </style:style>
    <style:style style:name="P1448" style:family="paragraph" style:parent-style-name="Table_20_Contents" style:list-style-name="WW8Num2">
      <style:text-properties style:font-name="Bitstream Vera Sans Mono1" fo:font-size="9pt" officeooo:rsid="0241dbfe" officeooo:paragraph-rsid="0242cf95" style:font-name-asian="Bitstream Vera Sans Mono1" style:font-size-asian="9pt" style:font-name-complex="Bitstream Vera Sans Mono" style:font-size-complex="9pt"/>
    </style:style>
    <style:style style:name="P14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a0c34" officeooo:paragraph-rsid="024a0c34" style:font-name-asian="Bitstream Vera Sans Mono1" style:font-size-asian="9pt" style:font-name-complex="Bitstream Vera Sans Mono" style:font-size-complex="9pt"/>
    </style:style>
    <style:style style:name="P14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14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508831" style:font-name-asian="Bitstream Vera Sans Mono1" style:font-size-asian="9pt" style:font-name-complex="Bitstream Vera Sans Mono" style:font-size-complex="9pt"/>
    </style:style>
    <style:style style:name="P1452" style:family="paragraph" style:parent-style-name="Table_20_Contents" style:list-style-name="WW8Num2">
      <style:text-properties style:font-name="Bitstream Vera Sans Mono1" fo:font-size="9pt" officeooo:rsid="0247b665" officeooo:paragraph-rsid="0247b665" style:font-name-asian="Bitstream Vera Sans Mono1" style:font-size-asian="9pt" style:font-name-complex="Bitstream Vera Sans Mono" style:font-size-complex="9pt"/>
    </style:style>
    <style:style style:name="P14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bd277" officeooo:paragraph-rsid="024bd277" style:font-name-asian="Bitstream Vera Sans Mono1" style:font-size-asian="9pt" style:font-name-complex="Bitstream Vera Sans Mono" style:font-size-complex="9pt"/>
    </style:style>
    <style:style style:name="P1454" style:family="paragraph" style:parent-style-name="Table_20_Contents" style:list-style-name="WW8Num2">
      <style:text-properties style:font-name="Bitstream Vera Sans Mono1" fo:font-size="9pt" officeooo:rsid="024ee13a" officeooo:paragraph-rsid="024ee13a" style:font-name-asian="Bitstream Vera Sans Mono1" style:font-size-asian="9pt" style:font-name-complex="Bitstream Vera Sans Mono" style:font-size-complex="9pt"/>
    </style:style>
    <style:style style:name="P1455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45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1457" style:family="paragraph" style:parent-style-name="Table_20_Contents">
      <style:paragraph-properties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1458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14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4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46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26e60de" style:font-name-asian="Bitstream Vera Sans Mono1" style:font-size-asian="9pt" style:language-asian="zh" style:country-asian="TW" style:font-size-complex="9pt"/>
    </style:style>
    <style:style style:name="P14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4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4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4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4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4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4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4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10ab926" style:font-name-asian="Bitstream Vera Sans Mono1" style:font-size-asian="9pt" style:language-asian="zh" style:country-asian="TW" style:font-size-complex="9pt"/>
    </style:style>
    <style:style style:name="P14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language-asian="zh" style:country-asian="TW" style:font-size-complex="9pt"/>
    </style:style>
    <style:style style:name="P14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241dbfe" style:font-name-asian="Bitstream Vera Sans Mono1" style:font-size-asian="9pt" style:language-asian="zh" style:country-asian="TW" style:font-size-complex="9pt"/>
    </style:style>
    <style:style style:name="P14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8561" officeooo:paragraph-rsid="01ea65ea" style:font-name-asian="Bitstream Vera Sans Mono1" style:font-size-asian="9pt" style:language-asian="zh" style:country-asian="TW" style:font-size-complex="9pt"/>
    </style:style>
    <style:style style:name="P14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828fe" officeooo:paragraph-rsid="01ea65ea" style:font-name-asian="Bitstream Vera Sans Mono1" style:font-size-asian="9pt" style:language-asian="zh" style:country-asian="TW" style:font-size-complex="9pt"/>
    </style:style>
    <style:style style:name="P14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1dbfe" style:font-name-asian="Bitstream Vera Sans Mono1" style:font-size-asian="9pt" style:language-asian="zh" style:country-asian="TW" style:font-size-complex="9pt"/>
    </style:style>
    <style:style style:name="P14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2cf95" style:font-name-asian="Bitstream Vera Sans Mono1" style:font-size-asian="9pt" style:language-asian="zh" style:country-asian="TW" style:font-size-complex="9pt"/>
    </style:style>
    <style:style style:name="P14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1dbfe" style:font-name-asian="Bitstream Vera Sans Mono1" style:font-size-asian="9pt" style:language-asian="zh" style:country-asian="TW" style:font-size-complex="9pt"/>
    </style:style>
    <style:style style:name="P14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2cf95" style:font-name-asian="Bitstream Vera Sans Mono1" style:font-size-asian="9pt" style:language-asian="zh" style:country-asian="TW" style:font-size-complex="9pt"/>
    </style:style>
    <style:style style:name="P14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41dbfe" style:font-name-asian="Bitstream Vera Sans Mono1" style:font-size-asian="9pt" style:language-asian="zh" style:country-asian="TW" style:font-size-complex="9pt"/>
    </style:style>
    <style:style style:name="P147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14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4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4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4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4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10ab926" style:font-name-asian="Bitstream Vera Sans Mono1" style:font-size-asian="9pt" style:language-asian="zh" style:country-asian="TW" style:font-name-complex="Bitstream Vera Sans Mono" style:font-size-complex="9pt"/>
    </style:style>
    <style:style style:name="P148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4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4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4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size-complex="9pt"/>
    </style:style>
    <style:style style:name="P14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size-complex="9pt"/>
    </style:style>
    <style:style style:name="P14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size-complex="9pt"/>
    </style:style>
    <style:style style:name="P1491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1492" style:family="paragraph" style:parent-style-name="Table_20_Contents" style:list-style-name="WW8Num2">
      <style:paragraph-properties style:snap-to-layout-grid="false"/>
      <style:text-properties officeooo:rsid="017f046f" officeooo:paragraph-rsid="017f046f"/>
    </style:style>
    <style:style style:name="P1493" style:family="paragraph" style:parent-style-name="Table_20_Contents" style:list-style-name="WW8Num2">
      <style:paragraph-properties fo:text-align="start" style:justify-single-word="false"/>
      <style:text-properties style:font-name="新細明體1" fo:font-size="9pt" officeooo:rsid="00db849a" officeooo:paragraph-rsid="02616e11" style:font-name-asian="新細明體1" style:font-size-asian="9pt" style:language-asian="zh" style:country-asian="TW" style:font-name-complex="Bitstream Vera Sans Mono" style:font-size-complex="9pt"/>
    </style:style>
    <style:style style:name="P1494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495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496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1497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1498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149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150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150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50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1503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1504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150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150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150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150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150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151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151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1512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15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6e60de" style:font-name-asian="Bitstream Vera Sans Mono1" style:font-size-asian="9pt" style:font-name-complex="Bitstream Vera Sans Mono" style:font-size-complex="9pt"/>
    </style:style>
    <style:style style:name="P15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1515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1516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151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1518" style:family="paragraph" style:parent-style-name="Heading_20_1">
      <style:text-properties officeooo:paragraph-rsid="00a98bfc"/>
    </style:style>
    <style:style style:name="P1519" style:family="paragraph" style:parent-style-name="Heading_20_1">
      <style:text-properties style:font-name="Arial" fo:font-size="12pt" officeooo:paragraph-rsid="00a98bfc" style:font-name-asian="標楷體1" style:font-size-asian="12pt" style:font-name-complex="Arial" style:font-size-complex="12pt"/>
    </style:style>
    <style:style style:name="P1520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1521" style:family="paragraph" style:parent-style-name="Heading_20_1">
      <style:text-properties style:font-name="Arial" fo:font-size="12pt" officeooo:paragraph-rsid="003433ee" style:font-size-asian="12pt" style:font-name-complex="Arial" style:font-size-complex="12pt"/>
    </style:style>
    <style:style style:name="P1522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1523" style:family="paragraph" style:parent-style-name="Heading_20_1">
      <style:text-properties style:font-name="Arial" fo:font-size="12pt" officeooo:paragraph-rsid="0054c2ab" style:font-size-asian="12pt" style:font-name-complex="Arial" style:font-size-complex="12pt"/>
    </style:style>
    <style:style style:name="P1524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1525" style:family="paragraph" style:parent-style-name="Heading_20_1" style:list-style-name="WW8Num2">
      <style:text-properties style:font-name="Arial" fo:font-size="12pt" officeooo:rsid="01a1b798" officeooo:paragraph-rsid="01a1b798" style:font-size-asian="12pt" style:font-name-complex="Arial" style:font-size-complex="12pt"/>
    </style:style>
    <style:style style:name="P1526" style:family="paragraph" style:parent-style-name="Heading_20_1" style:list-style-name="">
      <style:text-properties style:font-name="Arial" fo:font-size="12pt" officeooo:rsid="010ab926" officeooo:paragraph-rsid="023e7618" style:font-size-asian="12pt" style:font-name-complex="Arial" style:font-size-complex="12pt"/>
    </style:style>
    <style:style style:name="P1527" style:family="paragraph" style:parent-style-name="Heading_20_1" style:list-style-name="WW8Num2">
      <style:text-properties style:font-name="Arial" fo:font-size="12pt" officeooo:rsid="010ab926" officeooo:paragraph-rsid="0242cf95" style:font-size-asian="12pt" style:font-name-complex="Arial" style:font-size-complex="12pt"/>
    </style:style>
    <style:style style:name="P1528" style:family="paragraph" style:parent-style-name="Heading_20_1" style:list-style-name="WW8Num2">
      <style:text-properties style:font-name="Arial" fo:font-size="12pt" officeooo:rsid="010ab926" officeooo:paragraph-rsid="01bdf2f1" style:font-size-asian="12pt" style:language-asian="zh" style:country-asian="TW" style:font-name-complex="Arial" style:font-size-complex="12pt"/>
    </style:style>
    <style:style style:name="P1529" style:family="paragraph" style:parent-style-name="Heading_20_1" style:list-style-name="">
      <style:text-properties officeooo:paragraph-rsid="001ba608"/>
    </style:style>
    <style:style style:name="P1530" style:family="paragraph" style:parent-style-name="Heading_20_1">
      <style:text-properties officeooo:paragraph-rsid="001ba608"/>
    </style:style>
    <style:style style:name="P1531" style:family="paragraph" style:parent-style-name="Heading_20_1">
      <style:text-properties officeooo:paragraph-rsid="0050c4e0"/>
    </style:style>
    <style:style style:name="P1532" style:family="paragraph" style:parent-style-name="Heading_20_1">
      <style:text-properties officeooo:paragraph-rsid="00831399"/>
    </style:style>
    <style:style style:name="P1533" style:family="paragraph" style:parent-style-name="Heading_20_1">
      <style:text-properties officeooo:paragraph-rsid="008bf0d2"/>
    </style:style>
    <style:style style:name="P1534" style:family="paragraph" style:parent-style-name="Heading_20_1">
      <style:text-properties officeooo:paragraph-rsid="0090bcd5"/>
    </style:style>
    <style:style style:name="P1535" style:family="paragraph" style:parent-style-name="Heading_20_1" style:list-style-name="WW8Num2">
      <style:text-properties officeooo:paragraph-rsid="0096468c"/>
    </style:style>
    <style:style style:name="P1536" style:family="paragraph" style:parent-style-name="Heading_20_1" style:list-style-name="WW8Num2">
      <style:text-properties officeooo:paragraph-rsid="00bda0e5"/>
    </style:style>
    <style:style style:name="P1537" style:family="paragraph" style:parent-style-name="Heading_20_1" style:list-style-name="WW8Num2">
      <style:text-properties officeooo:paragraph-rsid="00cf6c40"/>
    </style:style>
    <style:style style:name="P1538" style:family="paragraph" style:parent-style-name="Heading_20_1" style:list-style-name="WW8Num2">
      <style:text-properties officeooo:paragraph-rsid="00e02383"/>
    </style:style>
    <style:style style:name="P1539" style:family="paragraph" style:parent-style-name="Heading_20_1" style:list-style-name="WW8Num2">
      <style:text-properties officeooo:paragraph-rsid="00f3a19a"/>
    </style:style>
    <style:style style:name="P1540" style:family="paragraph" style:parent-style-name="Heading_20_1" style:list-style-name="WW8Num2">
      <style:text-properties officeooo:paragraph-rsid="01d4e053"/>
    </style:style>
    <style:style style:name="P1541" style:family="paragraph" style:parent-style-name="Heading_20_1" style:list-style-name="WW8Num2">
      <style:text-properties officeooo:paragraph-rsid="01f035ba"/>
    </style:style>
    <style:style style:name="P1542" style:family="paragraph" style:parent-style-name="Heading_20_1" style:list-style-name="WW8Num2">
      <style:text-properties officeooo:paragraph-rsid="02681b29"/>
    </style:style>
    <style:style style:name="P1543" style:family="paragraph" style:parent-style-name="Heading_20_1" style:list-style-name="WW8Num2">
      <style:text-properties officeooo:paragraph-rsid="026e60de"/>
    </style:style>
    <style:style style:name="P1544" style:family="paragraph" style:parent-style-name="Heading_20_1" style:list-style-name="WW8Num2">
      <style:text-properties officeooo:rsid="010ab926" officeooo:paragraph-rsid="010ab926"/>
    </style:style>
    <style:style style:name="P1545" style:family="paragraph" style:parent-style-name="Heading_20_1" style:list-style-name="WW8Num2">
      <style:text-properties officeooo:rsid="010ab926" officeooo:paragraph-rsid="0111728b"/>
    </style:style>
    <style:style style:name="P1546" style:family="paragraph" style:parent-style-name="Heading_20_1" style:list-style-name="WW8Num2">
      <style:text-properties officeooo:rsid="010ab926" officeooo:paragraph-rsid="0119c943"/>
    </style:style>
    <style:style style:name="P1547" style:family="paragraph" style:parent-style-name="Heading_20_1" style:list-style-name="WW8Num2">
      <style:text-properties officeooo:rsid="010ab926" officeooo:paragraph-rsid="0120e3f7"/>
    </style:style>
    <style:style style:name="P1548" style:family="paragraph" style:parent-style-name="Heading_20_1" style:list-style-name="WW8Num2">
      <style:text-properties officeooo:rsid="010ab926" officeooo:paragraph-rsid="012a84de"/>
    </style:style>
    <style:style style:name="P1549" style:family="paragraph" style:parent-style-name="Heading_20_1" style:list-style-name="WW8Num2">
      <style:text-properties officeooo:rsid="010ab926" officeooo:paragraph-rsid="01303c93"/>
    </style:style>
    <style:style style:name="P1550" style:family="paragraph" style:parent-style-name="Heading_20_1" style:list-style-name="WW8Num2">
      <style:text-properties officeooo:rsid="010ab926" officeooo:paragraph-rsid="01950d4f"/>
    </style:style>
    <style:style style:name="P1551" style:family="paragraph" style:parent-style-name="Heading_20_1" style:list-style-name="WW8Num2">
      <style:text-properties officeooo:rsid="010ab926" officeooo:paragraph-rsid="01423350"/>
    </style:style>
    <style:style style:name="P1552" style:family="paragraph" style:parent-style-name="Heading_20_1" style:list-style-name="WW8Num2">
      <style:text-properties officeooo:rsid="010ab926" officeooo:paragraph-rsid="0165c1d3"/>
    </style:style>
    <style:style style:name="P1553" style:family="paragraph" style:parent-style-name="Heading_20_1" style:list-style-name="WW8Num2">
      <style:text-properties officeooo:rsid="010ab926" officeooo:paragraph-rsid="016bc885"/>
    </style:style>
    <style:style style:name="P1554" style:family="paragraph" style:parent-style-name="Heading_20_1" style:list-style-name="WW8Num2">
      <style:text-properties officeooo:rsid="010ab926" officeooo:paragraph-rsid="016fcebf"/>
    </style:style>
    <style:style style:name="P1555" style:family="paragraph" style:parent-style-name="Heading_20_1" style:list-style-name="WW8Num2">
      <style:text-properties officeooo:rsid="010ab926" officeooo:paragraph-rsid="0254baa7"/>
    </style:style>
    <style:style style:name="P1556" style:family="paragraph" style:parent-style-name="Heading_20_1" style:list-style-name="WW8Num2">
      <style:text-properties officeooo:rsid="010ab926" officeooo:paragraph-rsid="017f046f"/>
    </style:style>
    <style:style style:name="P1557" style:family="paragraph" style:parent-style-name="Heading_20_1" style:list-style-name="WW8Num2">
      <style:text-properties officeooo:rsid="010ab926" officeooo:paragraph-rsid="018e5d58"/>
    </style:style>
    <style:style style:name="P1558" style:family="paragraph" style:parent-style-name="Heading_20_1" style:list-style-name="WW8Num2">
      <style:text-properties officeooo:rsid="010ab926" officeooo:paragraph-rsid="01c1da60"/>
    </style:style>
    <style:style style:name="P1559" style:family="paragraph" style:parent-style-name="Heading_20_1" style:list-style-name="WW8Num2">
      <style:text-properties officeooo:rsid="010ab926" officeooo:paragraph-rsid="01c686d1"/>
    </style:style>
    <style:style style:name="P1560" style:family="paragraph" style:parent-style-name="Heading_20_1" style:list-style-name="WW8Num2">
      <style:text-properties officeooo:rsid="010ab926" officeooo:paragraph-rsid="01cda0bb"/>
    </style:style>
    <style:style style:name="P1561" style:family="paragraph" style:parent-style-name="Heading_20_1" style:list-style-name="WW8Num2">
      <style:text-properties officeooo:rsid="010ab926" officeooo:paragraph-rsid="01d9f37a"/>
    </style:style>
    <style:style style:name="P1562" style:family="paragraph" style:parent-style-name="Heading_20_1" style:list-style-name="WW8Num2">
      <style:text-properties officeooo:rsid="010ab926" officeooo:paragraph-rsid="01ea65ea"/>
    </style:style>
    <style:style style:name="P1563" style:family="paragraph" style:parent-style-name="Heading_20_1" style:list-style-name="WW8Num2">
      <style:text-properties officeooo:rsid="010ab926" officeooo:paragraph-rsid="01e5fd4f"/>
    </style:style>
    <style:style style:name="P1564" style:family="paragraph" style:parent-style-name="Heading_20_1" style:list-style-name="WW8Num2">
      <style:text-properties officeooo:rsid="010ab926" officeooo:paragraph-rsid="01fff215"/>
    </style:style>
    <style:style style:name="P1565" style:family="paragraph" style:parent-style-name="Heading_20_1" style:list-style-name="WW8Num2">
      <style:text-properties officeooo:rsid="010ab926" officeooo:paragraph-rsid="02042ffe"/>
    </style:style>
    <style:style style:name="P1566" style:family="paragraph" style:parent-style-name="Heading_20_1" style:list-style-name="WW8Num2">
      <style:text-properties officeooo:rsid="010ab926" officeooo:paragraph-rsid="02090c38"/>
    </style:style>
    <style:style style:name="P1567" style:family="paragraph" style:parent-style-name="Heading_20_1" style:list-style-name="WW8Num2">
      <style:text-properties officeooo:rsid="010ab926" officeooo:paragraph-rsid="020d1f6e"/>
    </style:style>
    <style:style style:name="P1568" style:family="paragraph" style:parent-style-name="Heading_20_1" style:list-style-name="WW8Num2">
      <style:text-properties officeooo:rsid="010ab926" officeooo:paragraph-rsid="0218dd46"/>
    </style:style>
    <style:style style:name="P1569" style:family="paragraph" style:parent-style-name="Heading_20_1" style:list-style-name="WW8Num2">
      <style:text-properties officeooo:rsid="010ab926" officeooo:paragraph-rsid="02616e11"/>
    </style:style>
    <style:style style:name="P1570" style:family="paragraph" style:parent-style-name="Heading_20_1" style:list-style-name="WW8Num2">
      <style:text-properties officeooo:rsid="010ab926" officeooo:paragraph-rsid="0223dbea"/>
    </style:style>
    <style:style style:name="P1571" style:family="paragraph" style:parent-style-name="Heading_20_1" style:list-style-name="WW8Num2">
      <style:text-properties officeooo:rsid="010ab926" officeooo:paragraph-rsid="022163ce"/>
    </style:style>
    <style:style style:name="P1572" style:family="paragraph" style:parent-style-name="Heading_20_1" style:list-style-name="WW8Num2">
      <style:text-properties officeooo:rsid="010ab926" officeooo:paragraph-rsid="022912ab"/>
    </style:style>
    <style:style style:name="P1573" style:family="paragraph" style:parent-style-name="Heading_20_1" style:list-style-name="WW8Num2">
      <style:text-properties officeooo:rsid="010ab926" officeooo:paragraph-rsid="022fb075"/>
    </style:style>
    <style:style style:name="P1574" style:family="paragraph" style:parent-style-name="Heading_20_1" style:list-style-name="WW8Num2">
      <style:text-properties officeooo:rsid="010ab926" officeooo:paragraph-rsid="0233c552"/>
    </style:style>
    <style:style style:name="P1575" style:family="paragraph" style:parent-style-name="Heading_20_1" style:list-style-name="WW8Num2">
      <style:text-properties officeooo:rsid="010ab926" officeooo:paragraph-rsid="023e7618"/>
    </style:style>
    <style:style style:name="P1576" style:family="paragraph" style:parent-style-name="Heading_20_1" style:list-style-name="WW8Num2">
      <style:text-properties officeooo:rsid="010ab926" officeooo:paragraph-rsid="0241dbfe"/>
    </style:style>
    <style:style style:name="P1577" style:family="paragraph" style:parent-style-name="Heading_20_1" style:list-style-name="WW8Num2">
      <style:text-properties officeooo:rsid="010ab926" officeooo:paragraph-rsid="0242cf95"/>
    </style:style>
    <style:style style:name="P1578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fo:color="#ff0000"/>
    </style:style>
    <style:style style:name="T8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9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0" style:family="text">
      <style:text-properties style:font-name="新細明體" style:font-name-complex="新細明體"/>
    </style:style>
    <style:style style:name="T11" style:family="text">
      <style:text-properties style:font-name="新細明體" fo:font-size="9pt" style:font-size-asian="9pt" style:font-name-complex="新細明體" style:font-size-complex="9pt"/>
    </style:style>
    <style:style style:name="T12" style:family="text">
      <style:text-properties style:font-name="新細明體" fo:font-size="9pt" officeooo:rsid="0018297b" style:font-size-asian="9pt" style:font-name-complex="新細明體" style:font-size-complex="9pt"/>
    </style:style>
    <style:style style:name="T13" style:family="text">
      <style:text-properties style:font-name="新細明體" fo:font-size="9pt" officeooo:rsid="0019f275" style:font-size-asian="9pt" style:font-name-complex="新細明體" style:font-size-complex="9pt"/>
    </style:style>
    <style:style style:name="T14" style:family="text">
      <style:text-properties style:font-name="新細明體" fo:font-size="9pt" style:font-size-asian="9pt" style:font-name-complex="Arial" style:font-size-complex="9pt"/>
    </style:style>
    <style:style style:name="T15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6" style:family="text">
      <style:text-properties style:font-name="新細明體" fo:font-size="11pt" style:font-size-asian="11pt" style:font-name-complex="新細明體"/>
    </style:style>
    <style:style style:name="T17" style:family="text">
      <style:text-properties style:font-name="新細明體" fo:font-size="11pt" style:font-size-asian="11pt" style:font-name-complex="Arial"/>
    </style:style>
    <style:style style:name="T18" style:family="text">
      <style:text-properties officeooo:rsid="0012a285"/>
    </style:style>
    <style:style style:name="T19" style:family="text">
      <style:text-properties officeooo:rsid="0014b392"/>
    </style:style>
    <style:style style:name="T20" style:family="text">
      <style:text-properties officeooo:rsid="001809d9"/>
    </style:style>
    <style:style style:name="T21" style:family="text">
      <style:text-properties officeooo:rsid="0019f275"/>
    </style:style>
    <style:style style:name="T22" style:family="text">
      <style:text-properties officeooo:rsid="001caca4"/>
    </style:style>
    <style:style style:name="T23" style:family="text">
      <style:text-properties officeooo:rsid="001d67c8"/>
    </style:style>
    <style:style style:name="T24" style:family="text">
      <style:text-properties officeooo:rsid="002470e9"/>
    </style:style>
    <style:style style:name="T25" style:family="text">
      <style:text-properties officeooo:rsid="002c88b3"/>
    </style:style>
    <style:style style:name="T26" style:family="text">
      <style:text-properties officeooo:rsid="003bf252"/>
    </style:style>
    <style:style style:name="T27" style:family="text">
      <style:text-properties officeooo:rsid="003ded74"/>
    </style:style>
    <style:style style:name="T28" style:family="text">
      <style:text-properties officeooo:rsid="0040b6a4"/>
    </style:style>
    <style:style style:name="T29" style:family="text">
      <style:text-properties officeooo:rsid="00428085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7f0656" style:language-asian="zh" style:country-asian="TW"/>
    </style:style>
    <style:style style:name="T33" style:family="text">
      <style:text-properties officeooo:rsid="00827c9f" style:language-asian="zh" style:country-asian="TW"/>
    </style:style>
    <style:style style:name="T34" style:family="text">
      <style:text-properties officeooo:rsid="008556cd" style:language-asian="zh" style:country-asian="TW"/>
    </style:style>
    <style:style style:name="T35" style:family="text">
      <style:text-properties officeooo:rsid="00a74efa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officeooo:rsid="00647c6a"/>
    </style:style>
    <style:style style:name="T46" style:family="text">
      <style:text-properties officeooo:rsid="007177fa"/>
    </style:style>
    <style:style style:name="T47" style:family="text">
      <style:text-properties style:font-name="Arial" fo:font-size="12pt" style:font-size-asian="12pt" style:font-name-complex="Arial" style:font-size-complex="12pt"/>
    </style:style>
    <style:style style:name="T48" style:family="text">
      <style:text-properties style:font-name="Arial" fo:font-size="12pt" officeooo:rsid="0040b6a4" style:font-size-asian="12pt" style:font-name-complex="Arial" style:font-size-complex="12pt"/>
    </style:style>
    <style:style style:name="T49" style:family="text">
      <style:text-properties style:font-name="Arial" fo:font-size="12pt" officeooo:rsid="001ba608" style:font-size-asian="12pt" style:font-name-complex="Arial" style:font-size-complex="12pt"/>
    </style:style>
    <style:style style:name="T50" style:family="text">
      <style:text-properties style:font-name="Arial" fo:font-size="12pt" officeooo:rsid="00831399" style:font-size-asian="12pt" style:font-name-complex="Arial" style:font-size-complex="12pt"/>
    </style:style>
    <style:style style:name="T51" style:family="text">
      <style:text-properties style:font-name="Arial" fo:font-size="12pt" officeooo:rsid="008d8a08" style:font-size-asian="12pt" style:font-name-complex="Arial" style:font-size-complex="12pt"/>
    </style:style>
    <style:style style:name="T52" style:family="text">
      <style:text-properties style:font-name="Arial" fo:font-size="12pt" officeooo:rsid="008e5e42" style:font-size-asian="12pt" style:font-name-complex="Arial" style:font-size-complex="12pt"/>
    </style:style>
    <style:style style:name="T53" style:family="text">
      <style:text-properties style:font-name="Arial" fo:font-size="12pt" officeooo:rsid="008fa877" style:font-size-asian="12pt" style:font-name-complex="Arial" style:font-size-complex="12pt"/>
    </style:style>
    <style:style style:name="T54" style:family="text">
      <style:text-properties style:font-name="Arial" fo:font-size="12pt" officeooo:rsid="0090bcd5" style:font-size-asian="12pt" style:font-name-complex="Arial" style:font-size-complex="12pt"/>
    </style:style>
    <style:style style:name="T55" style:family="text">
      <style:text-properties style:font-name="Arial" fo:font-size="12pt" officeooo:rsid="0096eaa8" style:font-size-asian="12pt" style:font-name-complex="Arial" style:font-size-complex="12pt"/>
    </style:style>
    <style:style style:name="T56" style:family="text">
      <style:text-properties style:font-name="Arial" fo:font-size="12pt" officeooo:rsid="009ce355" style:font-size-asian="12pt" style:font-name-complex="Arial" style:font-size-complex="12pt"/>
    </style:style>
    <style:style style:name="T57" style:family="text">
      <style:text-properties style:font-name="Arial" fo:font-size="12pt" officeooo:rsid="00bda0e5" style:font-size-asian="12pt" style:font-name-complex="Arial" style:font-size-complex="12pt"/>
    </style:style>
    <style:style style:name="T58" style:family="text">
      <style:text-properties style:font-name="Arial" fo:font-size="12pt" officeooo:rsid="00cf6c40" style:font-size-asian="12pt" style:font-name-complex="Arial" style:font-size-complex="12pt"/>
    </style:style>
    <style:style style:name="T59" style:family="text">
      <style:text-properties style:font-name="Arial" fo:font-size="12pt" officeooo:rsid="00e1f49d" style:font-size-asian="12pt" style:font-name-complex="Arial" style:font-size-complex="12pt"/>
    </style:style>
    <style:style style:name="T60" style:family="text">
      <style:text-properties style:font-name="Arial" fo:font-size="12pt" officeooo:rsid="00f50913" style:font-size-asian="12pt" style:font-name-complex="Arial" style:font-size-complex="12pt"/>
    </style:style>
    <style:style style:name="T61" style:family="text">
      <style:text-properties style:font-name="Arial" fo:font-size="12pt" officeooo:rsid="00f5111f" style:font-size-asian="12pt" style:font-name-complex="Arial" style:font-size-complex="12pt"/>
    </style:style>
    <style:style style:name="T62" style:family="text">
      <style:text-properties style:font-name="Arial" fo:font-size="12pt" officeooo:rsid="00f5d74b" style:font-size-asian="12pt" style:font-name-complex="Arial" style:font-size-complex="12pt"/>
    </style:style>
    <style:style style:name="T63" style:family="text">
      <style:text-properties style:font-name="Arial" fo:font-size="12pt" officeooo:rsid="010b2616" style:font-size-asian="12pt" style:font-name-complex="Arial" style:font-size-complex="12pt"/>
    </style:style>
    <style:style style:name="T64" style:family="text">
      <style:text-properties style:font-name="Arial" fo:font-size="12pt" officeooo:rsid="0112d253" style:font-size-asian="12pt" style:font-name-complex="Arial" style:font-size-complex="12pt"/>
    </style:style>
    <style:style style:name="T65" style:family="text">
      <style:text-properties style:font-name="Arial" fo:font-size="12pt" officeooo:rsid="01157f46" style:font-size-asian="12pt" style:font-name-complex="Arial" style:font-size-complex="12pt"/>
    </style:style>
    <style:style style:name="T66" style:family="text">
      <style:text-properties style:font-name="Arial" fo:font-size="12pt" officeooo:rsid="0119c943" style:font-size-asian="12pt" style:font-name-complex="Arial" style:font-size-complex="12pt"/>
    </style:style>
    <style:style style:name="T67" style:family="text">
      <style:text-properties style:font-name="Arial" fo:font-size="12pt" officeooo:rsid="0121e47b" style:font-size-asian="12pt" style:font-name-complex="Arial" style:font-size-complex="12pt"/>
    </style:style>
    <style:style style:name="T68" style:family="text">
      <style:text-properties style:font-name="Arial" fo:font-size="12pt" officeooo:rsid="012a84de" style:font-size-asian="12pt" style:font-name-complex="Arial" style:font-size-complex="12pt"/>
    </style:style>
    <style:style style:name="T69" style:family="text">
      <style:text-properties style:font-name="Arial" fo:font-size="12pt" officeooo:rsid="013104b8" style:font-size-asian="12pt" style:font-name-complex="Arial" style:font-size-complex="12pt"/>
    </style:style>
    <style:style style:name="T70" style:family="text">
      <style:text-properties style:font-name="Arial" fo:font-size="12pt" officeooo:rsid="0142cf43" style:font-size-asian="12pt" style:font-name-complex="Arial" style:font-size-complex="12pt"/>
    </style:style>
    <style:style style:name="T71" style:family="text">
      <style:text-properties style:font-name="Arial" fo:font-size="12pt" officeooo:rsid="0165c1d3" style:font-size-asian="12pt" style:font-name-complex="Arial" style:font-size-complex="12pt"/>
    </style:style>
    <style:style style:name="T72" style:family="text">
      <style:text-properties style:font-name="Arial" fo:font-size="12pt" officeooo:rsid="016c612c" style:font-size-asian="12pt" style:font-name-complex="Arial" style:font-size-complex="12pt"/>
    </style:style>
    <style:style style:name="T73" style:family="text">
      <style:text-properties style:font-name="Arial" fo:font-size="12pt" officeooo:rsid="0171a196" style:font-size-asian="12pt" style:font-name-complex="Arial" style:font-size-complex="12pt"/>
    </style:style>
    <style:style style:name="T74" style:family="text">
      <style:text-properties style:font-name="Arial" fo:font-size="12pt" officeooo:rsid="017f046f" style:font-size-asian="12pt" style:font-name-complex="Arial" style:font-size-complex="12pt"/>
    </style:style>
    <style:style style:name="T75" style:family="text">
      <style:text-properties style:font-name="Arial" fo:font-size="12pt" officeooo:rsid="018f3f84" style:font-size-asian="12pt" style:font-name-complex="Arial" style:font-size-complex="12pt"/>
    </style:style>
    <style:style style:name="T76" style:family="text">
      <style:text-properties style:font-name="Arial" fo:font-size="12pt" officeooo:rsid="01950d4f" style:font-size-asian="12pt" style:font-name-complex="Arial" style:font-size-complex="12pt"/>
    </style:style>
    <style:style style:name="T77" style:family="text">
      <style:text-properties style:font-name="Arial" fo:font-size="12pt" officeooo:rsid="01c2fc65" style:font-size-asian="12pt" style:font-name-complex="Arial" style:font-size-complex="12pt"/>
    </style:style>
    <style:style style:name="T78" style:family="text">
      <style:text-properties style:font-name="Arial" fo:font-size="12pt" officeooo:rsid="01c686d1" style:font-size-asian="12pt" style:font-name-complex="Arial" style:font-size-complex="12pt"/>
    </style:style>
    <style:style style:name="T79" style:family="text">
      <style:text-properties style:font-name="Arial" fo:font-size="12pt" officeooo:rsid="01cee454" style:font-size-asian="12pt" style:font-name-complex="Arial" style:font-size-complex="12pt"/>
    </style:style>
    <style:style style:name="T80" style:family="text">
      <style:text-properties style:font-name="Arial" fo:font-size="12pt" officeooo:rsid="01cfeea8" style:font-size-asian="12pt" style:font-name-complex="Arial" style:font-size-complex="12pt"/>
    </style:style>
    <style:style style:name="T81" style:family="text">
      <style:text-properties style:font-name="Arial" fo:font-size="12pt" officeooo:rsid="01d4e053" style:font-size-asian="12pt" style:font-name-complex="Arial" style:font-size-complex="12pt"/>
    </style:style>
    <style:style style:name="T82" style:family="text">
      <style:text-properties style:font-name="Arial" fo:font-size="12pt" officeooo:rsid="01d9f37a" style:font-size-asian="12pt" style:font-name-complex="Arial" style:font-size-complex="12pt"/>
    </style:style>
    <style:style style:name="T83" style:family="text">
      <style:text-properties style:font-name="Arial" fo:font-size="12pt" officeooo:rsid="01e5fd4f" style:font-size-asian="12pt" style:font-name-complex="Arial" style:font-size-complex="12pt"/>
    </style:style>
    <style:style style:name="T84" style:family="text">
      <style:text-properties style:font-name="Arial" fo:font-size="12pt" officeooo:rsid="01e8b60d" style:font-size-asian="12pt" style:font-name-complex="Arial" style:font-size-complex="12pt"/>
    </style:style>
    <style:style style:name="T85" style:family="text">
      <style:text-properties style:font-name="Arial" fo:font-size="12pt" officeooo:rsid="01ea65ea" style:font-size-asian="12pt" style:font-name-complex="Arial" style:font-size-complex="12pt"/>
    </style:style>
    <style:style style:name="T86" style:family="text">
      <style:text-properties style:font-name="Arial" fo:font-size="12pt" officeooo:rsid="01f035ba" style:font-size-asian="12pt" style:font-name-complex="Arial" style:font-size-complex="12pt"/>
    </style:style>
    <style:style style:name="T87" style:family="text">
      <style:text-properties style:font-name="Arial" fo:font-size="12pt" officeooo:rsid="01fff215" style:font-size-asian="12pt" style:font-name-complex="Arial" style:font-size-complex="12pt"/>
    </style:style>
    <style:style style:name="T88" style:family="text">
      <style:text-properties style:font-name="Arial" fo:font-size="12pt" officeooo:rsid="02042ffe" style:font-size-asian="12pt" style:font-name-complex="Arial" style:font-size-complex="12pt"/>
    </style:style>
    <style:style style:name="T89" style:family="text">
      <style:text-properties style:font-name="Arial" fo:font-size="12pt" officeooo:rsid="02092000" style:font-size-asian="12pt" style:font-name-complex="Arial" style:font-size-complex="12pt"/>
    </style:style>
    <style:style style:name="T90" style:family="text">
      <style:text-properties style:font-name="Arial" fo:font-size="12pt" officeooo:rsid="020d1f6e" style:font-size-asian="12pt" style:font-name-complex="Arial" style:font-size-complex="12pt"/>
    </style:style>
    <style:style style:name="T91" style:family="text">
      <style:text-properties style:font-name="Arial" fo:font-size="12pt" officeooo:rsid="0218dd46" style:font-size-asian="12pt" style:font-name-complex="Arial" style:font-size-complex="12pt"/>
    </style:style>
    <style:style style:name="T92" style:family="text">
      <style:text-properties style:font-name="Arial" fo:font-size="12pt" officeooo:rsid="022163ce" style:font-size-asian="12pt" style:font-name-complex="Arial" style:font-size-complex="12pt"/>
    </style:style>
    <style:style style:name="T93" style:family="text">
      <style:text-properties style:font-name="Arial" fo:font-size="12pt" officeooo:rsid="0221a278" style:font-size-asian="12pt" style:font-name-complex="Arial" style:font-size-complex="12pt"/>
    </style:style>
    <style:style style:name="T94" style:family="text">
      <style:text-properties style:font-name="Arial" fo:font-size="12pt" officeooo:rsid="0223dbea" style:font-size-asian="12pt" style:font-name-complex="Arial" style:font-size-complex="12pt"/>
    </style:style>
    <style:style style:name="T95" style:family="text">
      <style:text-properties style:font-name="Arial" fo:font-size="12pt" officeooo:rsid="022912ab" style:font-size-asian="12pt" style:font-name-complex="Arial" style:font-size-complex="12pt"/>
    </style:style>
    <style:style style:name="T96" style:family="text">
      <style:text-properties style:font-name="Arial" fo:font-size="12pt" officeooo:rsid="022fb075" style:font-size-asian="12pt" style:font-name-complex="Arial" style:font-size-complex="12pt"/>
    </style:style>
    <style:style style:name="T97" style:family="text">
      <style:text-properties style:font-name="Arial" fo:font-size="12pt" officeooo:rsid="0233c552" style:font-size-asian="12pt" style:font-name-complex="Arial" style:font-size-complex="12pt"/>
    </style:style>
    <style:style style:name="T98" style:family="text">
      <style:text-properties style:font-name="Arial" fo:font-size="12pt" officeooo:rsid="023e7618" style:font-size-asian="12pt" style:font-name-complex="Arial" style:font-size-complex="12pt"/>
    </style:style>
    <style:style style:name="T99" style:family="text">
      <style:text-properties style:font-name="Arial" fo:font-size="12pt" officeooo:rsid="0241dbfe" style:font-size-asian="12pt" style:font-name-complex="Arial" style:font-size-complex="12pt"/>
    </style:style>
    <style:style style:name="T100" style:family="text">
      <style:text-properties style:font-name="Arial" fo:font-size="12pt" officeooo:rsid="02445d11" style:font-size-asian="12pt" style:font-name-complex="Arial" style:font-size-complex="12pt"/>
    </style:style>
    <style:style style:name="T101" style:family="text">
      <style:text-properties style:font-name="Arial" fo:font-size="12pt" officeooo:rsid="0254baa7" style:font-size-asian="12pt" style:font-name-complex="Arial" style:font-size-complex="12pt"/>
    </style:style>
    <style:style style:name="T102" style:family="text">
      <style:text-properties style:font-name="Arial" fo:font-size="12pt" officeooo:rsid="02616e11" style:font-size-asian="12pt" style:font-name-complex="Arial" style:font-size-complex="12pt"/>
    </style:style>
    <style:style style:name="T103" style:family="text">
      <style:text-properties style:font-name="Arial" fo:font-size="12pt" officeooo:rsid="02681b29" style:font-size-asian="12pt" style:font-name-complex="Arial" style:font-size-complex="12pt"/>
    </style:style>
    <style:style style:name="T104" style:family="text">
      <style:text-properties style:font-name="Arial" fo:font-size="12pt" officeooo:rsid="026e60de" style:font-size-asian="12pt" style:font-name-complex="Arial" style:font-size-complex="12pt"/>
    </style:style>
    <style:style style:name="T105" style:family="text">
      <style:text-properties style:font-name="Arial" fo:font-size="12pt" officeooo:rsid="0270d693" style:font-size-asian="12pt" style:font-name-complex="Arial" style:font-size-complex="12pt"/>
    </style:style>
    <style:style style:name="T106" style:family="text">
      <style:text-properties style:font-name="Arial" fo:font-size="12pt" officeooo:rsid="02616e11" style:font-size-asian="12pt" style:language-asian="zh" style:country-asian="TW" style:font-name-complex="Arial" style:font-size-complex="12pt"/>
    </style:style>
    <style:style style:name="T107" style:family="text">
      <style:text-properties officeooo:rsid="007824f1"/>
    </style:style>
    <style:style style:name="T108" style:family="text">
      <style:text-properties officeooo:rsid="0079bb22"/>
    </style:style>
    <style:style style:name="T109" style:family="text">
      <style:text-properties officeooo:rsid="007a1b58"/>
    </style:style>
    <style:style style:name="T110" style:family="text">
      <style:text-properties officeooo:rsid="007f0656"/>
    </style:style>
    <style:style style:name="T111" style:family="text">
      <style:text-properties officeooo:rsid="00827c9f"/>
    </style:style>
    <style:style style:name="T112" style:family="text">
      <style:text-properties officeooo:rsid="00831399"/>
    </style:style>
    <style:style style:name="T113" style:family="text">
      <style:text-properties officeooo:rsid="008556cd"/>
    </style:style>
    <style:style style:name="T114" style:family="text">
      <style:text-properties officeooo:rsid="008fa877"/>
    </style:style>
    <style:style style:name="T115" style:family="text">
      <style:text-properties officeooo:rsid="0093c18b"/>
    </style:style>
    <style:style style:name="T116" style:family="text">
      <style:text-properties officeooo:rsid="009bddac"/>
    </style:style>
    <style:style style:name="T117" style:family="text">
      <style:text-properties officeooo:rsid="009ed5a0"/>
    </style:style>
    <style:style style:name="T118" style:family="text">
      <style:text-properties officeooo:rsid="00a10552"/>
    </style:style>
    <style:style style:name="T119" style:family="text">
      <style:text-properties officeooo:rsid="00a74efa"/>
    </style:style>
    <style:style style:name="T120" style:family="text">
      <style:text-properties officeooo:rsid="00a7692e"/>
    </style:style>
    <style:style style:name="T121" style:family="text">
      <style:text-properties officeooo:rsid="00a849e4"/>
    </style:style>
    <style:style style:name="T122" style:family="text">
      <style:text-properties officeooo:rsid="00acbb9b"/>
    </style:style>
    <style:style style:name="T123" style:family="text">
      <style:text-properties officeooo:rsid="00ae786e"/>
    </style:style>
    <style:style style:name="T124" style:family="text">
      <style:text-properties officeooo:rsid="00bda0e5"/>
    </style:style>
    <style:style style:name="T125" style:family="text">
      <style:text-properties officeooo:rsid="00c4aa50"/>
    </style:style>
    <style:style style:name="T126" style:family="text">
      <style:text-properties officeooo:rsid="00c7b6fb"/>
    </style:style>
    <style:style style:name="T127" style:family="text">
      <style:text-properties officeooo:rsid="00cf6c40"/>
    </style:style>
    <style:style style:name="T128" style:family="text">
      <style:text-properties officeooo:rsid="00d5f3e7"/>
    </style:style>
    <style:style style:name="T129" style:family="text">
      <style:text-properties officeooo:rsid="00d62ab2"/>
    </style:style>
    <style:style style:name="T130" style:family="text">
      <style:text-properties officeooo:rsid="00d90806"/>
    </style:style>
    <style:style style:name="T131" style:family="text">
      <style:text-properties officeooo:rsid="00db849a"/>
    </style:style>
    <style:style style:name="T132" style:family="text">
      <style:text-properties officeooo:rsid="00e7c678"/>
    </style:style>
    <style:style style:name="T133" style:family="text">
      <style:text-properties officeooo:rsid="00ebaa41"/>
    </style:style>
    <style:style style:name="T134" style:family="text">
      <style:text-properties officeooo:rsid="00ef9dcd"/>
    </style:style>
    <style:style style:name="T135" style:family="text">
      <style:text-properties officeooo:rsid="00f19fbe"/>
    </style:style>
    <style:style style:name="T136" style:family="text">
      <style:text-properties officeooo:rsid="00f6970e"/>
    </style:style>
    <style:style style:name="T137" style:family="text">
      <style:text-properties officeooo:rsid="00fa04ef"/>
    </style:style>
    <style:style style:name="T138" style:family="text">
      <style:text-properties officeooo:rsid="01000d46"/>
    </style:style>
    <style:style style:name="T139" style:family="text">
      <style:text-properties officeooo:rsid="01011838"/>
    </style:style>
    <style:style style:name="T140" style:family="text">
      <style:text-properties officeooo:rsid="010d18bc"/>
    </style:style>
    <style:style style:name="T141" style:family="text">
      <style:text-properties officeooo:rsid="01157f46"/>
    </style:style>
    <style:style style:name="T142" style:family="text">
      <style:text-properties officeooo:rsid="011b314c"/>
    </style:style>
    <style:style style:name="T143" style:family="text">
      <style:text-properties officeooo:rsid="012af257"/>
    </style:style>
    <style:style style:name="T144" style:family="text">
      <style:text-properties officeooo:rsid="012c9aa3"/>
    </style:style>
    <style:style style:name="T145" style:family="text">
      <style:text-properties officeooo:rsid="012fcbe3"/>
    </style:style>
    <style:style style:name="T146" style:family="text">
      <style:text-properties officeooo:rsid="0134d645"/>
    </style:style>
    <style:style style:name="T147" style:family="text">
      <style:text-properties officeooo:rsid="01361ce3"/>
    </style:style>
    <style:style style:name="T148" style:family="text">
      <style:text-properties officeooo:rsid="013f552e"/>
    </style:style>
    <style:style style:name="T149" style:family="text">
      <style:text-properties officeooo:rsid="0142cf43"/>
    </style:style>
    <style:style style:name="T150" style:family="text">
      <style:text-properties officeooo:rsid="014f845d"/>
    </style:style>
    <style:style style:name="T151" style:family="text">
      <style:text-properties officeooo:rsid="015905ea"/>
    </style:style>
    <style:style style:name="T152" style:family="text">
      <style:text-properties officeooo:rsid="01636657"/>
    </style:style>
    <style:style style:name="T153" style:family="text">
      <style:text-properties officeooo:rsid="0165c1d3"/>
    </style:style>
    <style:style style:name="T154" style:family="text">
      <style:text-properties officeooo:rsid="0166e233"/>
    </style:style>
    <style:style style:name="T155" style:family="text">
      <style:text-properties officeooo:rsid="017c66fd"/>
    </style:style>
    <style:style style:name="T156" style:family="text">
      <style:text-properties officeooo:rsid="017eab80"/>
    </style:style>
    <style:style style:name="T157" style:family="text">
      <style:text-properties officeooo:rsid="017f046f"/>
    </style:style>
    <style:style style:name="T158" style:family="text">
      <style:text-properties officeooo:rsid="0184d92c"/>
    </style:style>
    <style:style style:name="T159" style:family="text">
      <style:text-properties officeooo:rsid="0152dd20" style:font-name-complex="Bitstream Vera Sans Mono"/>
    </style:style>
    <style:style style:name="T160" style:family="text">
      <style:text-properties officeooo:rsid="0188e7ae" style:font-name-complex="Bitstream Vera Sans Mono"/>
    </style:style>
    <style:style style:name="T161" style:family="text">
      <style:text-properties officeooo:rsid="018cc46c"/>
    </style:style>
    <style:style style:name="T162" style:family="text">
      <style:text-properties officeooo:rsid="018f3f84"/>
    </style:style>
    <style:style style:name="T163" style:family="text">
      <style:text-properties officeooo:rsid="0190966f"/>
    </style:style>
    <style:style style:name="T164" style:family="text">
      <style:text-properties officeooo:rsid="019687d4"/>
    </style:style>
    <style:style style:name="T165" style:family="text">
      <style:text-properties officeooo:rsid="01976030"/>
    </style:style>
    <style:style style:name="T166" style:family="text">
      <style:text-properties officeooo:rsid="01982d58"/>
    </style:style>
    <style:style style:name="T167" style:family="text">
      <style:text-properties officeooo:rsid="0199749b"/>
    </style:style>
    <style:style style:name="T168" style:family="text">
      <style:text-properties officeooo:rsid="019ffaa1"/>
    </style:style>
    <style:style style:name="T169" style:family="text">
      <style:text-properties officeooo:rsid="01b52da9"/>
    </style:style>
    <style:style style:name="T170" style:family="text">
      <style:text-properties officeooo:rsid="01b840b7"/>
    </style:style>
    <style:style style:name="T171" style:family="text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T172" style:family="text">
      <style:text-properties style:font-name="Bitstream Vera Sans Mono1" fo:font-size="9pt" officeooo:rsid="01b782c0" style:font-name-asian="Bitstream Vera Sans Mono1" style:font-size-asian="9pt" style:font-name-complex="Bitstream Vera Sans Mono" style:font-size-complex="9pt"/>
    </style:style>
    <style:style style:name="T173" style:family="text">
      <style:text-properties style:font-name="Bitstream Vera Sans Mono1" fo:font-size="9pt" officeooo:rsid="01b840b7" style:font-name-asian="Bitstream Vera Sans Mono1" style:font-size-asian="9pt" style:font-name-complex="Bitstream Vera Sans Mono" style:font-size-complex="9pt"/>
    </style:style>
    <style:style style:name="T174" style:family="text">
      <style:text-properties officeooo:rsid="01c2fc65"/>
    </style:style>
    <style:style style:name="T175" style:family="text">
      <style:text-properties officeooo:rsid="01d45854"/>
    </style:style>
    <style:style style:name="T176" style:family="text">
      <style:text-properties officeooo:rsid="01d4e053"/>
    </style:style>
    <style:style style:name="T177" style:family="text">
      <style:text-properties officeooo:rsid="01e15d56"/>
    </style:style>
    <style:style style:name="T178" style:family="text">
      <style:text-properties officeooo:rsid="01e5fd4f"/>
    </style:style>
    <style:style style:name="T179" style:family="text">
      <style:text-properties officeooo:rsid="01ec2e7e"/>
    </style:style>
    <style:style style:name="T180" style:family="text">
      <style:text-properties officeooo:rsid="01ed5628"/>
    </style:style>
    <style:style style:name="T181" style:family="text">
      <style:text-properties officeooo:rsid="01f035ba"/>
    </style:style>
    <style:style style:name="T182" style:family="text">
      <style:text-properties officeooo:rsid="01f2619b"/>
    </style:style>
    <style:style style:name="T183" style:family="text">
      <style:text-properties officeooo:rsid="01fd6f16"/>
    </style:style>
    <style:style style:name="T184" style:family="text">
      <style:text-properties officeooo:rsid="01fff215"/>
    </style:style>
    <style:style style:name="T185" style:family="text">
      <style:text-properties officeooo:rsid="020c70ab"/>
    </style:style>
    <style:style style:name="T186" style:family="text">
      <style:text-properties officeooo:rsid="021af871"/>
    </style:style>
    <style:style style:name="T187" style:family="text">
      <style:text-properties officeooo:rsid="0213c3bf"/>
    </style:style>
    <style:style style:name="T188" style:family="text">
      <style:text-properties officeooo:rsid="0212e8ef"/>
    </style:style>
    <style:style style:name="T189" style:family="text">
      <style:text-properties officeooo:rsid="0221a278"/>
    </style:style>
    <style:style style:name="T190" style:family="text">
      <style:text-properties officeooo:rsid="0223dbea"/>
    </style:style>
    <style:style style:name="T191" style:family="text">
      <style:text-properties officeooo:rsid="022912ab"/>
    </style:style>
    <style:style style:name="T192" style:family="text">
      <style:text-properties officeooo:rsid="022e3300"/>
    </style:style>
    <style:style style:name="T193" style:family="text">
      <style:text-properties officeooo:rsid="0236000a"/>
    </style:style>
    <style:style style:name="T194" style:family="text">
      <style:text-properties officeooo:rsid="0238a97e"/>
    </style:style>
    <style:style style:name="T195" style:family="text">
      <style:text-properties officeooo:rsid="023e7618"/>
    </style:style>
    <style:style style:name="T196" style:family="text">
      <style:text-properties officeooo:rsid="0246c251"/>
    </style:style>
    <style:style style:name="T197" style:family="text">
      <style:text-properties officeooo:rsid="024d4ae9"/>
    </style:style>
    <style:style style:name="T198" style:family="text">
      <style:text-properties officeooo:rsid="024f503e"/>
    </style:style>
    <style:style style:name="T199" style:family="text">
      <style:text-properties officeooo:rsid="0256a15a"/>
    </style:style>
    <style:style style:name="T200" style:family="text">
      <style:text-properties officeooo:rsid="0256ef41"/>
    </style:style>
    <style:style style:name="T201" style:family="text">
      <style:text-properties officeooo:rsid="02572f0d"/>
    </style:style>
    <style:style style:name="T202" style:family="text">
      <style:text-properties officeooo:rsid="025b0009"/>
    </style:style>
    <style:style style:name="T203" style:family="text">
      <style:text-properties officeooo:rsid="02616e11"/>
    </style:style>
    <style:style style:name="T204" style:family="text">
      <style:text-properties officeooo:rsid="02620448"/>
    </style:style>
    <style:style style:name="T205" style:family="text">
      <style:text-properties officeooo:rsid="026cf34f"/>
    </style:style>
    <style:style style:name="T206" style:family="text">
      <style:text-properties officeooo:rsid="026e60de"/>
    </style:style>
    <style:style style:name="T207" style:family="text">
      <style:text-properties officeooo:rsid="026f7576"/>
    </style:style>
    <style:style style:name="T208" style:family="text">
      <style:text-properties officeooo:rsid="0272d615"/>
    </style:style>
    <style:style style:name="T209" style:family="text">
      <style:text-properties officeooo:rsid="0274cd9b"/>
    </style:style>
    <style:style style:name="T210" style:family="text">
      <style:text-properties officeooo:rsid="0276b825"/>
    </style:style>
    <style:style style:name="T211" style:family="text">
      <style:text-properties officeooo:rsid="027786cc"/>
    </style:style>
    <style:style style:name="T212" style:family="text">
      <style:text-properties fo:color="#ffc600"/>
    </style:style>
    <style:style style:name="T213" style:family="text">
      <style:text-properties fo:color="#ffc600" style:font-name="標楷體"/>
    </style:style>
    <style:style style:name="T214" style:family="text">
      <style:text-properties officeooo:rsid="027ec01b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78"/>
      <text:p text:style-name="P78"/>
      <text:p text:style-name="P78"/>
      <text:p text:style-name="P78"/>
      <text:p text:style-name="P78">bambooCORE 0.5</text:p>
      <text:p text:style-name="P78"/>
      <text:p text:style-name="P79">bambooCORE Document</text:p>
      <text:p text:style-name="Text_20_body"/>
      <text:p text:style-name="Text_20_body"/>
      <text:p text:style-name="Text_20_body"/>
      <text:p text:style-name="P80">DATE : 2014-2016</text:p>
      <text:p text:style-name="P80">DataBase File : bbcore</text:p>
      <text:p text:style-name="P80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909"><text:soft-page-break/><text:a xlink:type="simple" xlink:href="#__RefHeading__8365_722345540" text:style-name="Index_20_Link" text:visited-style-name="Index_20_Link">bambooCORE Architecture<text:tab/>4</text:a></text:p>
          <text:p text:style-name="P909"><text:a xlink:type="simple" xlink:href="#__RefHeading___Toc399744325" text:style-name="Index_20_Link" text:visited-style-name="Index_20_Link">TB_ACCOUNT<text:tab/>5</text:a></text:p>
          <text:p text:style-name="P909"><text:a xlink:type="simple" xlink:href="#__RefHeading___Toc399744326" text:style-name="Index_20_Link" text:visited-style-name="Index_20_Link">TB_SYS_CODE<text:tab/>6</text:a></text:p>
          <text:p text:style-name="P909"><text:a xlink:type="simple" xlink:href="#__RefHeading___Toc399744327" text:style-name="Index_20_Link" text:visited-style-name="Index_20_Link">TB_ROLE<text:tab/>7</text:a></text:p>
          <text:p text:style-name="P909"><text:a xlink:type="simple" xlink:href="#__RefHeading___Toc399744328" text:style-name="Index_20_Link" text:visited-style-name="Index_20_Link">TB_USER_ROLE<text:tab/>7</text:a></text:p>
          <text:p text:style-name="P909"><text:a xlink:type="simple" xlink:href="#__RefHeading___Toc399744329" text:style-name="Index_20_Link" text:visited-style-name="Index_20_Link">TB_ROLE_PERMISSION<text:tab/>8</text:a></text:p>
          <text:p text:style-name="P909"><text:a xlink:type="simple" xlink:href="#__RefHeading___Toc399744330" text:style-name="Index_20_Link" text:visited-style-name="Index_20_Link">TB_SYS_USESS<text:tab/>9</text:a></text:p>
          <text:p text:style-name="P909"><text:a xlink:type="simple" xlink:href="#__RefHeading___Toc399744331" text:style-name="Index_20_Link" text:visited-style-name="Index_20_Link">TB_SYS_MENU<text:tab/>10</text:a></text:p>
          <text:p text:style-name="P909"><text:a xlink:type="simple" xlink:href="#__RefHeading___Toc399744332" text:style-name="Index_20_Link" text:visited-style-name="Index_20_Link">TB_SYS_MENU_ROLE<text:tab/>11</text:a></text:p>
          <text:p text:style-name="P909"><text:a xlink:type="simple" xlink:href="#__RefHeading___Toc399744333" text:style-name="Index_20_Link" text:visited-style-name="Index_20_Link">TB_SYS<text:tab/>11</text:a></text:p>
          <text:p text:style-name="P909"><text:a xlink:type="simple" xlink:href="#__RefHeading___Toc399744334" text:style-name="Index_20_Link" text:visited-style-name="Index_20_Link">TB_SYS_ICON<text:tab/>12</text:a></text:p>
          <text:p text:style-name="P909"><text:a xlink:type="simple" xlink:href="#__RefHeading__13_1763329536" text:style-name="Index_20_Link" text:visited-style-name="Index_20_Link">TB_SYS_PROG<text:tab/>13</text:a></text:p>
          <text:p text:style-name="P909"><text:a xlink:type="simple" xlink:href="#__RefHeading__5102_2133359321" text:style-name="Index_20_Link" text:visited-style-name="Index_20_Link">TB_SYS_CALENDAR_NOTE<text:tab/>14</text:a></text:p>
          <text:p text:style-name="P909"><text:a xlink:type="simple" xlink:href="#__RefHeading__5592_1484496577" text:style-name="Index_20_Link" text:visited-style-name="Index_20_Link">TB_SYS_MSG_NOTICE<text:tab/>15</text:a></text:p>
          <text:p text:style-name="P909"><text:a xlink:type="simple" xlink:href="#__RefHeading__6135_1224920703" text:style-name="Index_20_Link" text:visited-style-name="Index_20_Link">TB_SYS_TEMPLATE<text:tab/>15</text:a></text:p>
          <text:p text:style-name="P909"><text:a xlink:type="simple" xlink:href="#__RefHeading__6139_1224920703" text:style-name="Index_20_Link" text:visited-style-name="Index_20_Link">TB_SYS_TEMPLATE_PARAM<text:tab/>16</text:a></text:p>
          <text:p text:style-name="P909"><text:a xlink:type="simple" xlink:href="#__RefHeading__6973_1507293065" text:style-name="Index_20_Link" text:visited-style-name="Index_20_Link">TB_SYS_MSG_NOTICE_CONFIG<text:tab/>16</text:a></text:p>
          <text:p text:style-name="P909"><text:a xlink:type="simple" xlink:href="#__RefHeading__7410_1829345708" text:style-name="Index_20_Link" text:visited-style-name="Index_20_Link">TB_SYS_WS_CONFIG<text:tab/>17</text:a></text:p>
          <text:p text:style-name="P909"><text:a xlink:type="simple" xlink:href="#__RefHeading__7894_832783559" text:style-name="Index_20_Link" text:visited-style-name="Index_20_Link">TB_SYS_EXPRESSION<text:tab/>17</text:a></text:p>
          <text:p text:style-name="P909"><text:a xlink:type="simple" xlink:href="#__RefHeading__8355_722345540" text:style-name="Index_20_Link" text:visited-style-name="Index_20_Link">TB_SYS_BEAN_HELP<text:tab/>18</text:a></text:p>
          <text:p text:style-name="P909"><text:a xlink:type="simple" xlink:href="#__RefHeading__8357_722345540" text:style-name="Index_20_Link" text:visited-style-name="Index_20_Link">TB_SYS_BEAN_HELP_EXPR<text:tab/>18</text:a></text:p>
          <text:p text:style-name="P909"><text:a xlink:type="simple" xlink:href="#__RefHeading__8359_722345540" text:style-name="Index_20_Link" text:visited-style-name="Index_20_Link">TB_SYS_BEAN_HELP_EXPR_MAP<text:tab/>19</text:a></text:p>
          <text:p text:style-name="P909"><text:a xlink:type="simple" xlink:href="#__RefHeading__9785_1923556911" text:style-name="Index_20_Link" text:visited-style-name="Index_20_Link">TB_SYS_UPLOAD<text:tab/>20</text:a></text:p>
          <text:p text:style-name="P909"><text:a xlink:type="simple" xlink:href="#__RefHeading__10568_19264099" text:style-name="Index_20_Link" text:visited-style-name="Index_20_Link">TB_SYS_JREPORT<text:tab/>21</text:a></text:p>
          <text:p text:style-name="P909"><text:a xlink:type="simple" xlink:href="#__RefHeading__10570_19264099" text:style-name="Index_20_Link" text:visited-style-name="Index_20_Link">TB_SYS_JREPORT_PARAM<text:tab/>21</text:a></text:p>
          <text:p text:style-name="P909"><text:a xlink:type="simple" xlink:href="#__RefHeading__11806_1241572173" text:style-name="Index_20_Link" text:visited-style-name="Index_20_Link">TB_SYS_CTX_BEAN<text:tab/>22</text:a></text:p>
          <text:p text:style-name="P909"><text:a xlink:type="simple" xlink:href="#__RefHeading__19488_315683219" text:style-name="Index_20_Link" text:visited-style-name="Index_20_Link">TB_SYS_TWITTER<text:tab/>22</text:a></text:p>
          <text:p text:style-name="P909"><text:a xlink:type="simple" xlink:href="#__RefHeading__21242_1227445181" text:style-name="Index_20_Link" text:visited-style-name="Index_20_Link">TB_SYS_MAIL_HELPER<text:tab/>23</text:a></text:p>
          <text:p text:style-name="P909"><text:a xlink:type="simple" xlink:href="#__RefHeading__28453_885058517" text:style-name="Index_20_Link" text:visited-style-name="Index_20_Link">TB_SYS_EVENT_LOG<text:tab/>24</text:a></text:p>
          <text:p text:style-name="P909"><text:a xlink:type="simple" xlink:href="#__RefHeading__28455_885058517" text:style-name="Index_20_Link" text:visited-style-name="Index_20_Link">TB_SYS_LOGIN_LOG<text:tab/>24</text:a></text:p>
          <text:p text:style-name="P909"><text:a xlink:type="simple" xlink:href="#__RefHeading__11816_96411672" text:style-name="Index_20_Link" text:visited-style-name="Index_20_Link">BB_ORGANIZATION<text:tab/>25</text:a></text:p>
          <text:p text:style-name="P909"><text:a xlink:type="simple" xlink:href="#__RefHeading__11818_96411672" text:style-name="Index_20_Link" text:visited-style-name="Index_20_Link">BB_ORGANIZATION_PAR<text:tab/>25</text:a></text:p>
          <text:p text:style-name="P909"><text:a xlink:type="simple" xlink:href="#__RefHeading__12656_188845631" text:style-name="Index_20_Link" text:visited-style-name="Index_20_Link">BB_EMPLOYEE<text:tab/>26</text:a></text:p>
          <text:p text:style-name="P909"><text:a xlink:type="simple" xlink:href="#__RefHeading__12659_188845631" text:style-name="Index_20_Link" text:visited-style-name="Index_20_Link">BB_EMPLOYEE_ORGA<text:tab/>26</text:a></text:p>
          <text:p text:style-name="P909"><text:a xlink:type="simple" xlink:href="#__RefHeading__13447_1029224104" text:style-name="Index_20_Link" text:visited-style-name="Index_20_Link">BB_VISION<text:tab/>27</text:a></text:p>
          <text:p text:style-name="P909"><text:a xlink:type="simple" xlink:href="#__RefHeading__13449_1029224104" text:style-name="Index_20_Link" text:visited-style-name="Index_20_Link">BB_PERSPECTIVE<text:tab/>27</text:a></text:p>
          <text:p text:style-name="P909"><text:a xlink:type="simple" xlink:href="#__RefHeading__17506_953661027" text:style-name="Index_20_Link" text:visited-style-name="Index_20_Link">BB_OBJECTIVE<text:tab/>28</text:a></text:p>
          <text:p text:style-name="P909"><text:a xlink:type="simple" xlink:href="#__RefHeading__15138_679456773" text:style-name="Index_20_Link" text:visited-style-name="Index_20_Link">BB_KPI<text:tab/>29</text:a></text:p>
          <text:p text:style-name="P909"><text:a xlink:type="simple" xlink:href="#__RefHeading__18458_26598187" text:style-name="Index_20_Link" text:visited-style-name="Index_20_Link">越準越好分數處理方式<text:tab/>30</text:a></text:p>
          <text:p text:style-name="P909"><text:a xlink:type="simple" xlink:href="#__RefHeading__15140_679456773" text:style-name="Index_20_Link" text:visited-style-name="Index_20_Link">BB_KPI_ORGA<text:tab/>31</text:a></text:p>
          <text:p text:style-name="P909"><text:a xlink:type="simple" xlink:href="#__RefHeading__15142_679456773" text:style-name="Index_20_Link" text:visited-style-name="Index_20_Link">BB_KPI_EMPL<text:tab/>31</text:a></text:p>
          <text:p text:style-name="P909"><text:a xlink:type="simple" xlink:href="#__RefHeading__15144_679456773" text:style-name="Index_20_Link" text:visited-style-name="Index_20_Link">BB_FORMULA<text:tab/>32</text:a></text:p>
          <text:p text:style-name="P909"><text:soft-page-break/><text:a xlink:type="simple" xlink:href="#__RefHeading__27461_1860957965" text:style-name="Index_20_Link" text:visited-style-name="Index_20_Link">BB_AGGREGATION_METHOD<text:tab/>33</text:a></text:p>
          <text:p text:style-name="P909"><text:a xlink:type="simple" xlink:href="#__RefHeading__15146_679456773" text:style-name="Index_20_Link" text:visited-style-name="Index_20_Link">BB_MEASURE_DATA<text:tab/>34</text:a></text:p>
          <text:p text:style-name="P909"><text:a xlink:type="simple" xlink:href="#__RefHeading__15150_679456773" text:style-name="Index_20_Link" text:visited-style-name="Index_20_Link">BB_SCORE_COLOR<text:tab/>35</text:a></text:p>
          <text:p text:style-name="P909"><text:a xlink:type="simple" xlink:href="#__RefHeading__18598_569668784" text:style-name="Index_20_Link" text:visited-style-name="Index_20_Link">BB_STRATEGY_MAP<text:tab/>36</text:a></text:p>
          <text:p text:style-name="P909"><text:a xlink:type="simple" xlink:href="#__RefHeading__18600_569668784" text:style-name="Index_20_Link" text:visited-style-name="Index_20_Link">BB_STRATEGY_MAP_NODES<text:tab/>36</text:a></text:p>
          <text:p text:style-name="P909"><text:a xlink:type="simple" xlink:href="#__RefHeading__18602_569668784" text:style-name="Index_20_Link" text:visited-style-name="Index_20_Link">BB_STRATEGY_MAP_CONNS<text:tab/>37</text:a></text:p>
          <text:p text:style-name="P909"><text:a xlink:type="simple" xlink:href="#__RefHeading__19900_173492183" text:style-name="Index_20_Link" text:visited-style-name="Index_20_Link">BB_SWOT<text:tab/>37</text:a></text:p>
          <text:p text:style-name="P909"><text:a xlink:type="simple" xlink:href="#__RefHeading__20309_2098148859" text:style-name="Index_20_Link" text:visited-style-name="Index_20_Link">BB_SWOT_REPORT_MST<text:tab/>38</text:a></text:p>
          <text:p text:style-name="P909"><text:a xlink:type="simple" xlink:href="#__RefHeading__20311_2098148859" text:style-name="Index_20_Link" text:visited-style-name="Index_20_Link">BB_SWOT_REPORT_DTL<text:tab/>38</text:a></text:p>
          <text:p text:style-name="P909"><text:a xlink:type="simple" xlink:href="#__RefHeading__21874_718747835" text:style-name="Index_20_Link" text:visited-style-name="Index_20_Link">BB_WORKSPACE<text:tab/>39</text:a></text:p>
          <text:p text:style-name="P909"><text:a xlink:type="simple" xlink:href="#__RefHeading__21876_718747835" text:style-name="Index_20_Link" text:visited-style-name="Index_20_Link">BB_WORKSPACE_TEMPLATE<text:tab/>39</text:a></text:p>
          <text:p text:style-name="P909"><text:a xlink:type="simple" xlink:href="#__RefHeading__21878_718747835" text:style-name="Index_20_Link" text:visited-style-name="Index_20_Link">BB_WORKSPACE_COMPOMENT<text:tab/>40</text:a></text:p>
          <text:p text:style-name="P909"><text:a xlink:type="simple" xlink:href="#__RefHeading__21880_718747835" text:style-name="Index_20_Link" text:visited-style-name="Index_20_Link">BB_WORKSPACE_CONFIG<text:tab/>40</text:a></text:p>
          <text:p text:style-name="P909"><text:a xlink:type="simple" xlink:href="#__RefHeading__23499_2053230135" text:style-name="Index_20_Link" text:visited-style-name="Index_20_Link">BB_WORKSPACE_LABEL<text:tab/>41</text:a></text:p>
          <text:p text:style-name="P909"><text:a xlink:type="simple" xlink:href="#__RefHeading__28000_375883531" text:style-name="Index_20_Link" text:visited-style-name="Index_20_Link">BB_REPORT_ROLE_VIEW<text:tab/>42</text:a></text:p>
          <text:p text:style-name="P909"><text:a xlink:type="simple" xlink:href="#__RefHeading__23963_88937974" text:style-name="Index_20_Link" text:visited-style-name="Index_20_Link">QC_DATA_SOURCE_DRIVER<text:tab/>43</text:a></text:p>
          <text:p text:style-name="P909"><text:a xlink:type="simple" xlink:href="#__RefHeading__23965_88937974" text:style-name="Index_20_Link" text:visited-style-name="Index_20_Link">QC_DATA_SOURCE_CONF<text:tab/>43</text:a></text:p>
          <text:p text:style-name="P909"><text:a xlink:type="simple" xlink:href="#__RefHeading__23967_88937974" text:style-name="Index_20_Link" text:visited-style-name="Index_20_Link">QC_DATA_QUERY<text:tab/>44</text:a></text:p>
          <text:p text:style-name="P909"><text:a xlink:type="simple" xlink:href="#__RefHeading__25322_72617355" text:style-name="Index_20_Link" text:visited-style-name="Index_20_Link">QC_DATA_QUERY_MAPPER<text:tab/>44</text:a></text:p>
          <text:p text:style-name="P909"><text:a xlink:type="simple" xlink:href="#__RefHeading__25744_471428104" text:style-name="Index_20_Link" text:visited-style-name="Index_20_Link">QC_DATA_QUERY_MAPPER_SET<text:tab/>45</text:a></text:p>
          <text:p text:style-name="P909"><text:a xlink:type="simple" xlink:href="#__RefHeading__26121_455019284" text:style-name="Index_20_Link" text:visited-style-name="Index_20_Link">QC_OLAP_CONF<text:tab/>46</text:a></text:p>
          <text:p text:style-name="P909"><text:a xlink:type="simple" xlink:href="#__RefHeading__26123_455019284" text:style-name="Index_20_Link" text:visited-style-name="Index_20_Link">QC_OLAP_CATALOG<text:tab/>46</text:a></text:p>
          <text:p text:style-name="P909"><text:a xlink:type="simple" xlink:href="#__RefHeading__26125_455019284" text:style-name="Index_20_Link" text:visited-style-name="Index_20_Link">QC_OLAP_MDX<text:tab/>4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4"/>
      <text:p text:style-name="P24"/>
      <text:list xml:id="list2328109872222939749" text:style-name="WW8Num2">
        <text:list-item>
          <text:h text:style-name="P1518" text:outline-level="1"><text:soft-page-break/></text:h>
        </text:list-item>
        <text:list-item>
          <text:h text:style-name="P1519" text:outline-level="1"><text:bookmark-start text:name="__RefHeading__8365_722345540"/>bambooCORE Architecture<text:bookmark-end text:name="__RefHeading__8365_722345540"/></text:h>
        </text:list-item>
      </text:list>
      <text:p text:style-name="P25"><draw:frame draw:style-name="fr1" draw:name="框架2" text:anchor-type="char" svg:x="0.37cm" svg:y="0.164cm" svg:width="15.025cm" svg:height="1.928cm" draw:z-index="1"><draw:text-box><text:p text:style-name="P67">STRUTS2 </text:p><text:p text:style-name="P67">bambooCORE’s DOJO tag lib , <text:s/>form design </text:p></draw:text-box></draw:frame><draw:frame draw:style-name="fr2" draw:name="框架3" text:anchor-type="char" svg:x="15.505cm" svg:y="0.164cm" svg:width="2.801cm" svg:height="10.236cm" draw:z-index="2"><draw:text-box><text:p text:style-name="P68"/><text:p text:style-name="P68"/><text:p text:style-name="P68"/><text:p text:style-name="P68"/><text:p text:style-name="P68"/><text:p text:style-name="P68"/><text:p text:style-name="P67">Apache shiro</text:p><text:p text:style-name="P67">security</text:p></draw:text-box></draw:frame></text:p>
      <text:p text:style-name="P24"/>
      <text:p text:style-name="P24"/>
      <text:p text:style-name="P26"><draw:frame draw:style-name="fr3" draw:name="框架4" text:anchor-type="char" svg:x="0.37cm" svg:y="0.243cm" svg:width="3.595cm" svg:height="1.346cm" draw:z-index="3"><draw:text-box><text:p text:style-name="P67">REST (cxf)</text:p></draw:text-box></draw:frame><draw:frame draw:style-name="fr3" draw:name="框架5" text:anchor-type="char" svg:x="3.995cm" svg:y="0.243cm" svg:width="3.436cm" svg:height="1.346cm" draw:z-index="4"><draw:text-box><text:p text:style-name="P67">SOAP (cxf)</text:p></draw:text-box></draw:frame><draw:frame draw:style-name="fr3" draw:name="框架6" text:anchor-type="char" svg:x="10.874cm" svg:y="0.243cm" svg:width="4.521cm" svg:height="1.346cm" draw:z-index="5"><draw:text-box><text:p text:style-name="P67">ActiveMQ<text:span text:style-name="T110">(</text:span><text:span text:style-name="T32">暫不開啟</text:span><text:span text:style-name="T110">)</text:span></text:p></draw:text-box></draw:frame><draw:frame draw:style-name="fr3" draw:name="框架15" text:anchor-type="char" svg:x="7.435cm" svg:y="0.243cm" svg:width="3.463cm" svg:height="1.346cm" draw:z-index="14"><draw:text-box><text:p text:style-name="P67">Hessian<text:span text:style-name="T111">(</text:span><text:span text:style-name="T33">暫不</text:span><text:span text:style-name="T111">)</text:span></text:p></draw:text-box></draw:frame></text:p>
      <text:p text:style-name="P24"/>
      <text:p text:style-name="P25"><draw:frame draw:style-name="fr4" draw:name="框架1" text:anchor-type="char" svg:x="0.37cm" svg:y="0.323cm" svg:width="15.025cm" svg:height="5.42cm" draw:z-index="0"><draw:text-box><text:p text:style-name="P66">Service tier / Business rule / workflow</text:p></draw:text-box></draw:frame></text:p>
      <text:p text:style-name="P65"/>
      <text:p text:style-name="P25"><draw:frame draw:style-name="fr5" draw:name="框架11" text:anchor-type="char" svg:x="7.885cm" svg:y="-0.074cm" svg:width="7.325cm" svg:height="1.901cm" draw:z-index="10"><draw:text-box><text:p text:style-name="P67">Script Engine support</text:p><text:p text:style-name="P68">Groovy, beanShell, JPython</text:p><text:p text:style-name="P68"/><text:p text:style-name="P67"/></draw:text-box></draw:frame><draw:frame draw:style-name="fr2" draw:name="框架13" text:anchor-type="char" svg:x="0.635cm" svg:y="-0.074cm" svg:width="7.22cm" svg:height="3.013cm" draw:z-index="12"><draw:text-box><text:p text:style-name="P66">Service container / logic service</text:p></draw:text-box></draw:frame></text:p>
      <text:p text:style-name="P24"/>
      <text:p text:style-name="P25"><draw:frame draw:style-name="fr6" draw:name="框架14" text:anchor-type="char" svg:x="1.323cm" svg:y="0.164cm" svg:width="5.764cm" svg:height="1.24cm" draw:z-index="13"><draw:text-box><text:p text:style-name="P67">CORE service</text:p></draw:text-box></draw:frame></text:p>
      <text:p text:style-name="P25"><draw:frame draw:style-name="fr5" draw:name="框架9" text:anchor-type="char" svg:x="7.885cm" svg:y="-0.048cm" svg:width="7.325cm" svg:height="1.081cm" draw:z-index="8"><draw:text-box><text:p text:style-name="P67">Activiti</text:p></draw:text-box></draw:frame></text:p>
      <text:p text:style-name="P25"><draw:frame draw:style-name="fr5" draw:name="框架10" text:anchor-type="char" svg:x="7.885cm" svg:y="0.508cm" svg:width="7.325cm" svg:height="1.161cm" draw:z-index="9"><draw:text-box><text:p text:style-name="P67">Drools</text:p></draw:text-box></draw:frame><draw:frame draw:style-name="fr2" draw:name="框架12" text:anchor-type="char" svg:x="0.635cm" svg:y="0.508cm" svg:width="7.22cm" svg:height="1.161cm" draw:z-index="11"><draw:text-box><text:p text:style-name="P67">Repository</text:p></draw:text-box></draw:frame></text:p>
      <text:p text:style-name="P24"/>
      <text:p text:style-name="P24"/>
      <text:p text:style-name="P25"><draw:frame draw:style-name="fr6" draw:name="框架8" text:anchor-type="char" svg:x="0.37cm" svg:y="0.058cm" svg:width="15.025cm" svg:height="1.452cm" draw:z-index="7"><draw:text-box><text:p text:style-name="P67">Hibernate / MyBATIS / Spring JDBC</text:p></draw:text-box></draw:frame></text:p>
      <text:p text:style-name="P24"/>
      <text:p text:style-name="P25"><draw:frame draw:style-name="fr6" draw:name="框架7" text:anchor-type="char" svg:x="0.37cm" svg:y="0.349cm" svg:width="17.935cm" svg:height="1.24cm" draw:z-index="6"><draw:text-box><text:p text:style-name="P67">Spring 4 </text:p></draw:text-box></draw:frame></text:p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1739825161559" text:continue-numbering="true" text:style-name="WW8Num2">
        <text:list-item>
          <text:h text:style-name="P1520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82">Project</text:p>
          </table:table-cell>
          <table:table-cell table:style-name="表格1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82">Ver</text:p>
          </table:table-cell>
          <table:table-cell table:style-name="表格1.A1" office:value-type="string">
            <text:p text:style-name="P101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2">Maintain</text:p>
          </table:table-cell>
          <table:table-cell table:style-name="表格1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2">Date</text:p>
          </table:table-cell>
          <table:table-cell table:style-name="表格1.A2" office:value-type="string">
            <text:p text:style-name="P101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2">Table</text:p>
          </table:table-cell>
          <table:table-cell table:style-name="表格1.A2" table:number-columns-spanned="6" office:value-type="string">
            <text:p text:style-name="P166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2">DataBase</text:p>
          </table:table-cell>
          <table:table-cell table:style-name="表格1.A2" office:value-type="string">
            <text:p text:style-name="P101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82">Descript</text:p>
          </table:table-cell>
          <table:table-cell table:style-name="表格1.A4" table:number-columns-spanned="8" office:value-type="string">
            <text:p text:style-name="P101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1">Field</text:p>
          </table:table-cell>
          <table:table-cell table:style-name="表格1.A5" office:value-type="string">
            <text:p text:style-name="P81">Datatype</text:p>
          </table:table-cell>
          <table:table-cell table:style-name="表格1.A5" office:value-type="string">
            <text:p text:style-name="P81">PK</text:p>
          </table:table-cell>
          <table:table-cell table:style-name="表格1.A5" office:value-type="string">
            <text:p text:style-name="P81">UK</text:p>
          </table:table-cell>
          <table:table-cell table:style-name="表格1.A5" office:value-type="string">
            <text:p text:style-name="P81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81">Description</text:p>
          </table:table-cell>
          <table:table-cell table:style-name="表格1.A5" office:value-type="string">
            <text:p text:style-name="P81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OID</text:p>
          </table:table-cell>
          <table:table-cell table:style-name="表格1.A5" office:value-type="string">
            <text:p text:style-name="P111">CHAR</text:p>
          </table:table-cell>
          <table:table-cell table:style-name="表格1.A5" office:value-type="string">
            <text:p text:style-name="P111">Y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7"><text:s/></text:p>
          </table:table-cell>
          <table:table-cell table:style-name="表格1.A5" office:value-type="string">
            <text:p text:style-name="P111">36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PK / UUID</text:p>
          </table:table-cell>
          <table:table-cell table:style-name="表格1.A5" office:value-type="string">
            <text:p text:style-name="P120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ACCOUNT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Y</text:p>
          </table:table-cell>
          <table:table-cell table:style-name="表格1.A5" office:value-type="string">
            <text:p text:style-name="P760"/>
          </table:table-cell>
          <table:table-cell table:style-name="表格1.A5" office:value-type="string">
            <text:p text:style-name="P111">24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PK / account</text:p>
          </table:table-cell>
          <table:table-cell table:style-name="表格1.A5" office:value-type="string">
            <text:p text:style-name="P186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PASSWORD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255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Password</text:p>
          </table:table-cell>
          <table:table-cell table:style-name="表格1.A5" office:value-type="string">
            <text:p text:style-name="P186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ON_JOB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1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CUSERID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24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Create data user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CDATE</text:p>
          </table:table-cell>
          <table:table-cell table:style-name="表格1.A5" office:value-type="string">
            <text:p text:style-name="P111">DATETIME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Create time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UUSERID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24</text:p>
          </table:table-cell>
          <table:table-cell table:style-name="表格1.A5" office:value-type="string">
            <text:p text:style-name="P120">null</text:p>
          </table:table-cell>
          <table:table-cell table:style-name="表格1.A5" office:value-type="string">
            <text:p text:style-name="P120">Update date user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UDATE</text:p>
          </table:table-cell>
          <table:table-cell table:style-name="表格1.A5" office:value-type="string">
            <text:p text:style-name="P111">DATETIME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20">null</text:p>
          </table:table-cell>
          <table:table-cell table:style-name="表格1.A5" office:value-type="string">
            <text:p text:style-name="P120">Update time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1739858179766" text:continue-numbering="true" text:style-name="WW8Num2">
        <text:list-item>
          <text:h text:style-name="P1520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82">Project</text:p>
          </table:table-cell>
          <table:table-cell table:style-name="表格2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82">Ver</text:p>
          </table:table-cell>
          <table:table-cell table:style-name="表格2.A1" office:value-type="string">
            <text:p text:style-name="P101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2">Maintain</text:p>
          </table:table-cell>
          <table:table-cell table:style-name="表格2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2">Date</text:p>
          </table:table-cell>
          <table:table-cell table:style-name="表格2.A2" office:value-type="string">
            <text:p text:style-name="P101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2">Table</text:p>
          </table:table-cell>
          <table:table-cell table:style-name="表格2.A2" table:number-columns-spanned="6" office:value-type="string">
            <text:p text:style-name="P166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2">DataBase</text:p>
          </table:table-cell>
          <table:table-cell table:style-name="表格2.A2" office:value-type="string">
            <text:p text:style-name="P101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82">Descript</text:p>
          </table:table-cell>
          <table:table-cell table:style-name="表格2.A4" table:number-columns-spanned="8" office:value-type="string">
            <text:p text:style-name="P101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1">Field</text:p>
          </table:table-cell>
          <table:table-cell table:style-name="表格2.A5" office:value-type="string">
            <text:p text:style-name="P81">Datatype</text:p>
          </table:table-cell>
          <table:table-cell table:style-name="表格2.A5" office:value-type="string">
            <text:p text:style-name="P81">PK</text:p>
          </table:table-cell>
          <table:table-cell table:style-name="表格2.A5" office:value-type="string">
            <text:p text:style-name="P81">UK</text:p>
          </table:table-cell>
          <table:table-cell table:style-name="表格2.A5" office:value-type="string">
            <text:p text:style-name="P81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81">Description</text:p>
          </table:table-cell>
          <table:table-cell table:style-name="表格2.A5" office:value-type="string">
            <text:p text:style-name="P81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OID</text:p>
          </table:table-cell>
          <table:table-cell table:style-name="表格2.A5" office:value-type="string">
            <text:p text:style-name="P111">CHAR</text:p>
          </table:table-cell>
          <table:table-cell table:style-name="表格2.A5" office:value-type="string">
            <text:p text:style-name="P111">Y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7"><text:s/></text:p>
          </table:table-cell>
          <table:table-cell table:style-name="表格2.A5" office:value-type="string">
            <text:p text:style-name="P111">36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PK / UUID</text:p>
          </table:table-cell>
          <table:table-cell table:style-name="表格2.A5" office:value-type="string">
            <text:p text:style-name="P120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CODE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Y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25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TYPE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MSG</text:p>
          </table:table-cell>
          <table:table-cell table:style-name="表格2.A5" office:value-type="string">
            <text:p text:style-name="P120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NAME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Name or message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1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2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3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4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5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CUSERID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24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Create data user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CDATE</text:p>
          </table:table-cell>
          <table:table-cell table:style-name="表格2.A5" office:value-type="string">
            <text:p text:style-name="P111">DATETIME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Create time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UUSERID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24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Update date user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UDATE</text:p>
          </table:table-cell>
          <table:table-cell table:style-name="表格2.A5" office:value-type="string">
            <text:p text:style-name="P111">DATETIME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Update time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1739933156805" text:continue-numbering="true" text:style-name="WW8Num2">
        <text:list-item>
          <text:h text:style-name="P1520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82">Project</text:p>
          </table:table-cell>
          <table:table-cell table:style-name="表格3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82">Ver</text:p>
          </table:table-cell>
          <table:table-cell table:style-name="表格3.A1" office:value-type="string">
            <text:p text:style-name="P101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2">Maintain</text:p>
          </table:table-cell>
          <table:table-cell table:style-name="表格3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2">Date</text:p>
          </table:table-cell>
          <table:table-cell table:style-name="表格3.A2" office:value-type="string">
            <text:p text:style-name="P101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2">Table</text:p>
          </table:table-cell>
          <table:table-cell table:style-name="表格3.A2" table:number-columns-spanned="6" office:value-type="string">
            <text:p text:style-name="P166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2">DataBase</text:p>
          </table:table-cell>
          <table:table-cell table:style-name="表格3.A2" office:value-type="string">
            <text:p text:style-name="P101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82">Descript</text:p>
          </table:table-cell>
          <table:table-cell table:style-name="表格3.A4" table:number-columns-spanned="8" office:value-type="string">
            <text:p text:style-name="P101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1">Field</text:p>
          </table:table-cell>
          <table:table-cell table:style-name="表格3.A5" office:value-type="string">
            <text:p text:style-name="P81">Datatype</text:p>
          </table:table-cell>
          <table:table-cell table:style-name="表格3.A5" office:value-type="string">
            <text:p text:style-name="P81">PK</text:p>
          </table:table-cell>
          <table:table-cell table:style-name="表格3.A5" office:value-type="string">
            <text:p text:style-name="P81">UK</text:p>
          </table:table-cell>
          <table:table-cell table:style-name="表格3.A5" office:value-type="string">
            <text:p text:style-name="P81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81">Description</text:p>
          </table:table-cell>
          <table:table-cell table:style-name="表格3.A5" office:value-type="string">
            <text:p text:style-name="P81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OID</text:p>
          </table:table-cell>
          <table:table-cell table:style-name="表格3.A5" office:value-type="string">
            <text:p text:style-name="P111">CHAR</text:p>
          </table:table-cell>
          <table:table-cell table:style-name="表格3.A5" office:value-type="string">
            <text:p text:style-name="P111">Y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7"><text:s/></text:p>
          </table:table-cell>
          <table:table-cell table:style-name="表格3.A5" office:value-type="string">
            <text:p text:style-name="P111">36</text:p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0">PK / UUID</text:p>
          </table:table-cell>
          <table:table-cell table:style-name="表格3.A5" office:value-type="string">
            <text:p text:style-name="P120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ROLE</text:p>
          </table:table-cell>
          <table:table-cell table:style-name="表格3.A5" office:value-type="string">
            <text:p text:style-name="P111">VARCHAR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1">Y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20">50</text:p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DESCRIPTION</text:p>
          </table:table-cell>
          <table:table-cell table:style-name="表格3.A5" office:value-type="string">
            <text:p text:style-name="P111">VARCHAR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20">500</text:p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7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CUSERID</text:p>
          </table:table-cell>
          <table:table-cell table:style-name="表格3.A5" office:value-type="string">
            <text:p text:style-name="P111">VARCHAR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1">24</text:p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0">Create data user</text:p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CDATE</text:p>
          </table:table-cell>
          <table:table-cell table:style-name="表格3.A5" office:value-type="string">
            <text:p text:style-name="P111">DATETIME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0">Create time</text:p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UUSERID</text:p>
          </table:table-cell>
          <table:table-cell table:style-name="表格3.A5" office:value-type="string">
            <text:p text:style-name="P111">VARCHAR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1">24</text:p>
          </table:table-cell>
          <table:table-cell table:style-name="表格3.A5" office:value-type="string">
            <text:p text:style-name="P120">null</text:p>
          </table:table-cell>
          <table:table-cell table:style-name="表格3.A5" office:value-type="string">
            <text:p text:style-name="P120">Update date user</text:p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UDATE</text:p>
          </table:table-cell>
          <table:table-cell table:style-name="表格3.A5" office:value-type="string">
            <text:p text:style-name="P111">DATETIME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20">null</text:p>
          </table:table-cell>
          <table:table-cell table:style-name="表格3.A5" office:value-type="string">
            <text:p text:style-name="P120">Update time</text:p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11739964173121" text:continue-numbering="true" text:style-name="WW8Num2">
        <text:list-item>
          <text:h text:style-name="P1520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82">Project</text:p>
          </table:table-cell>
          <table:table-cell table:style-name="表格4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82">Ver</text:p>
          </table:table-cell>
          <table:table-cell table:style-name="表格4.A1" office:value-type="string">
            <text:p text:style-name="P101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2">Maintain</text:p>
          </table:table-cell>
          <table:table-cell table:style-name="表格4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2">Date</text:p>
          </table:table-cell>
          <table:table-cell table:style-name="表格4.A2" office:value-type="string">
            <text:p text:style-name="P101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2">Table</text:p>
          </table:table-cell>
          <table:table-cell table:style-name="表格4.A2" table:number-columns-spanned="6" office:value-type="string">
            <text:p text:style-name="P166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2">DataBase</text:p>
          </table:table-cell>
          <table:table-cell table:style-name="表格4.A2" office:value-type="string">
            <text:p text:style-name="P101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82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0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1">Field</text:p>
          </table:table-cell>
          <table:table-cell table:style-name="表格4.A5" office:value-type="string">
            <text:p text:style-name="P81">Datatype</text:p>
          </table:table-cell>
          <table:table-cell table:style-name="表格4.A5" office:value-type="string">
            <text:p text:style-name="P81">PK</text:p>
          </table:table-cell>
          <table:table-cell table:style-name="表格4.A5" office:value-type="string">
            <text:p text:style-name="P81">UK</text:p>
          </table:table-cell>
          <table:table-cell table:style-name="表格4.A5" office:value-type="string">
            <text:p text:style-name="P81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81">Description</text:p>
          </table:table-cell>
          <table:table-cell table:style-name="表格4.A5" office:value-type="string">
            <text:p text:style-name="P81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OID</text:p>
          </table:table-cell>
          <table:table-cell table:style-name="表格4.A5" office:value-type="string">
            <text:p text:style-name="P111">CHAR</text:p>
          </table:table-cell>
          <table:table-cell table:style-name="表格4.A5" office:value-type="string">
            <text:p text:style-name="P111">Y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7"><text:s/></text:p>
          </table:table-cell>
          <table:table-cell table:style-name="表格4.A5" office:value-type="string">
            <text:p text:style-name="P111">36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0">PK / UUID</text:p>
          </table:table-cell>
          <table:table-cell table:style-name="表格4.A5" office:value-type="string">
            <text:p text:style-name="P120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ROLE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1">Y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0">50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76"><text:span text:style-name="T8">* 或</text:span><text:span text:style-name="T9"> </text:span><text:span text:style-name="T8">admin代表全部權限</text:span>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ACCOUNT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1">Y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0">24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DESCRIPTION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0">500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7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CUSERID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1">24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0">Create data user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CDATE</text:p>
          </table:table-cell>
          <table:table-cell table:style-name="表格4.A5" office:value-type="string">
            <text:p text:style-name="P111">DATETIME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0">Create time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UUSERID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1">24</text:p>
          </table:table-cell>
          <table:table-cell table:style-name="表格4.A5" office:value-type="string">
            <text:p text:style-name="P120">null</text:p>
          </table:table-cell>
          <table:table-cell table:style-name="表格4.A5" office:value-type="string">
            <text:p text:style-name="P120">Update date user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UDATE</text:p>
          </table:table-cell>
          <table:table-cell table:style-name="表格4.A5" office:value-type="string">
            <text:p text:style-name="P111">DATETIME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0">null</text:p>
          </table:table-cell>
          <table:table-cell table:style-name="表格4.A5" office:value-type="string">
            <text:p text:style-name="P120">Update time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11739995171015" text:continue-numbering="true" text:style-name="WW8Num2">
        <text:list-item>
          <text:h text:style-name="P1520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82">Project</text:p>
          </table:table-cell>
          <table:table-cell table:style-name="表格5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82">Ver</text:p>
          </table:table-cell>
          <table:table-cell table:style-name="表格5.A1" office:value-type="string">
            <text:p text:style-name="P101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2">Maintain</text:p>
          </table:table-cell>
          <table:table-cell table:style-name="表格5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2">Date</text:p>
          </table:table-cell>
          <table:table-cell table:style-name="表格5.A2" office:value-type="string">
            <text:p text:style-name="P101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2">Table</text:p>
          </table:table-cell>
          <table:table-cell table:style-name="表格5.A2" table:number-columns-spanned="6" office:value-type="string">
            <text:p text:style-name="P166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2">DataBase</text:p>
          </table:table-cell>
          <table:table-cell table:style-name="表格5.A2" office:value-type="string">
            <text:p text:style-name="P101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82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0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1">Field</text:p>
          </table:table-cell>
          <table:table-cell table:style-name="表格5.A5" office:value-type="string">
            <text:p text:style-name="P81">Datatype</text:p>
          </table:table-cell>
          <table:table-cell table:style-name="表格5.A5" office:value-type="string">
            <text:p text:style-name="P81">PK</text:p>
          </table:table-cell>
          <table:table-cell table:style-name="表格5.A5" office:value-type="string">
            <text:p text:style-name="P81">UK</text:p>
          </table:table-cell>
          <table:table-cell table:style-name="表格5.A5" office:value-type="string">
            <text:p text:style-name="P81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81">Description</text:p>
          </table:table-cell>
          <table:table-cell table:style-name="表格5.A5" office:value-type="string">
            <text:p text:style-name="P81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OID</text:p>
          </table:table-cell>
          <table:table-cell table:style-name="表格5.A5" office:value-type="string">
            <text:p text:style-name="P111">CHAR</text:p>
          </table:table-cell>
          <table:table-cell table:style-name="表格5.A5" office:value-type="string">
            <text:p text:style-name="P111">Y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7"><text:s/></text:p>
          </table:table-cell>
          <table:table-cell table:style-name="表格5.A5" office:value-type="string">
            <text:p text:style-name="P111">36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0">PK / UUID</text:p>
          </table:table-cell>
          <table:table-cell table:style-name="表格5.A5" office:value-type="string">
            <text:p text:style-name="P120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ROLE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1">Y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50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PERMISSION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1">Y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255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76"><text:span text:style-name="T5">Program id</text:span><text:span text:style-name="T4"> 或</text:span><text:span text:style-name="T6"> </text:span><text:span text:style-name="T4">spring bean Id</text:span></text:p>
            <text:p text:style-name="P187">* 代表全部權限</text:p>
          </table:table-cell>
          <table:table-cell table:style-name="表格5.A5" office:value-type="string">
            <text:p text:style-name="P121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PERM_TYPE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15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76"><text:span text:style-name="T13">COMPOMENT</text:span><text:span text:style-name="T11"> : </text:span><text:span text:style-name="T12">service</text:span></text:p>
            <text:p text:style-name="P188"><text:span text:style-name="T21">CONTROLLER</text:span> : <text:span text:style-name="T20">program id</text:span>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DESCRIPTION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500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7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CUSERID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1">24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0">Create data user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CDATE</text:p>
          </table:table-cell>
          <table:table-cell table:style-name="表格5.A5" office:value-type="string">
            <text:p text:style-name="P111">DATETIME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0">Create time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UUSERID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1">24</text:p>
          </table:table-cell>
          <table:table-cell table:style-name="表格5.A5" office:value-type="string">
            <text:p text:style-name="P120">null</text:p>
          </table:table-cell>
          <table:table-cell table:style-name="表格5.A5" office:value-type="string">
            <text:p text:style-name="P120">Update date user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UDATE</text:p>
          </table:table-cell>
          <table:table-cell table:style-name="表格5.A5" office:value-type="string">
            <text:p text:style-name="P111">DATETIME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null</text:p>
          </table:table-cell>
          <table:table-cell table:style-name="表格5.A5" office:value-type="string">
            <text:p text:style-name="P120">Update time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1">Action / Controller:</text:p>
      <text:p text:style-name="P75">/index.action</text:p>
      <text:p text:style-name="P75">index.action</text:p>
      <text:p text:style-name="P74"><text:span text:style-name="T4">或使用</text:span><text:span text:style-name="T6"> </text:span><text:span text:style-name="T16">@ControllerAuthority <text:s/></text:span><text:span text:style-name="T17">的 </text:span><text:span text:style-name="T16">functionId </text:span></text:p>
      <text:p text:style-name="P76">如</text:p>
      <text:p text:style-name="P77">Perspectives</text:p>
      <text:p text:style-name="P77">KPI</text:p>
      <text:p text:style-name="P74"><text:span text:style-name="T14">或使用 </text:span><text:span text:style-name="T16">@ControllerAuthority </text:span><text:span text:style-name="T17">如果 </text:span><text:span text:style-name="T16">check=false </text:span><text:span text:style-name="T17">就不檢查</text:span></text:p>
      <text:p text:style-name="P1"/>
      <text:p text:style-name="P1">Service:</text:p>
      <text:p text:style-name="P74"><text:span text:style-name="T4">core.service.TestService表示針對</text:span><text:span text:style-name="T6"> </text:span><text:span text:style-name="T4">service 作權限簡查</text:span></text:p>
      <text:p text:style-name="P74"><text:span text:style-name="T4">core.service.TestService@UpdateData#UPDATE 表示針對</text:span><text:span text:style-name="T6"> </text:span><text:span text:style-name="T4">method 作權限簡查</text:span></text:p>
      <text:p text:style-name="P74"><text:span text:style-name="T4">core.service.TestService@UpdateData#DELETE 表示針對</text:span><text:span text:style-name="T6"> </text:span><text:span text:style-name="T4">method 作權限簡查</text:span></text:p>
      <text:p text:style-name="P74"><text:span text:style-name="T4">或使用</text:span><text:span text:style-name="T6"> </text:span><text:span text:style-name="T16">@ServiceAuthority </text:span><text:span text:style-name="T17">與 </text:span><text:span text:style-name="T16">@ServiceMethodAuthority</text:span><text:span text:style-name="T17">如</text:span></text:p>
      <text:p text:style-name="P77">Perspectives</text:p>
      <text:p text:style-name="P77">KPI</text:p>
      <text:p text:style-name="Standard"/>
      <text:p text:style-name="Standard"/>
      <text:p text:style-name="Standard"/>
      <text:p text:style-name="Standard"/>
      <text:p text:style-name="Standard"/>
      <text:list xml:id="list111740037156405" text:continue-numbering="true" text:style-name="WW8Num2">
        <text:list-item>
          <text:h text:style-name="P1520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82">Project</text:p>
          </table:table-cell>
          <table:table-cell table:style-name="表格6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82">Ver</text:p>
          </table:table-cell>
          <table:table-cell table:style-name="表格6.A1" office:value-type="string">
            <text:p text:style-name="P101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2">Maintain</text:p>
          </table:table-cell>
          <table:table-cell table:style-name="表格6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2">Date</text:p>
          </table:table-cell>
          <table:table-cell table:style-name="表格6.A2" office:value-type="string">
            <text:p text:style-name="P101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2">Table</text:p>
          </table:table-cell>
          <table:table-cell table:style-name="表格6.A2" table:number-columns-spanned="6" office:value-type="string">
            <text:p text:style-name="P166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2">DataBase</text:p>
          </table:table-cell>
          <table:table-cell table:style-name="表格6.A2" office:value-type="string">
            <text:p text:style-name="P101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82">Descript</text:p>
          </table:table-cell>
          <table:table-cell table:style-name="表格6.A4" table:number-columns-spanned="8" office:value-type="string">
            <text:p text:style-name="P101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1">Field</text:p>
          </table:table-cell>
          <table:table-cell table:style-name="表格6.A5" office:value-type="string">
            <text:p text:style-name="P81">Datatype</text:p>
          </table:table-cell>
          <table:table-cell table:style-name="表格6.A5" office:value-type="string">
            <text:p text:style-name="P81">PK</text:p>
          </table:table-cell>
          <table:table-cell table:style-name="表格6.A5" office:value-type="string">
            <text:p text:style-name="P81">UK</text:p>
          </table:table-cell>
          <table:table-cell table:style-name="表格6.A5" office:value-type="string">
            <text:p text:style-name="P81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81">Description</text:p>
          </table:table-cell>
          <table:table-cell table:style-name="表格6.A5" office:value-type="string">
            <text:p text:style-name="P81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OID</text:p>
          </table:table-cell>
          <table:table-cell table:style-name="表格6.A5" office:value-type="string">
            <text:p text:style-name="P111">CHAR</text:p>
          </table:table-cell>
          <table:table-cell table:style-name="表格6.A5" office:value-type="string">
            <text:p text:style-name="P111">Y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7"><text:s/></text:p>
          </table:table-cell>
          <table:table-cell table:style-name="表格6.A5" office:value-type="string">
            <text:p text:style-name="P111">36</text:p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20">PK / UUID</text:p>
          </table:table-cell>
          <table:table-cell table:style-name="表格6.A5" office:value-type="string">
            <text:p text:style-name="P120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SESSION_ID</text:p>
          </table:table-cell>
          <table:table-cell table:style-name="表格6.A5" office:value-type="string">
            <text:p text:style-name="P111">VARCHAR</text:p>
          </table:table-cell>
          <table:table-cell table:style-name="表格6.A5" office:value-type="string">
            <text:p text:style-name="P111">Y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8"/>
          </table:table-cell>
          <table:table-cell table:style-name="表格6.A5" office:value-type="string">
            <text:p text:style-name="P111">32</text:p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20">Jsession id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ACCOUNT</text:p>
          </table:table-cell>
          <table:table-cell table:style-name="表格6.A5" office:value-type="string">
            <text:p text:style-name="P111">VARCHAR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1">Y</text:p>
          </table:table-cell>
          <table:table-cell table:style-name="表格6.A5" office:value-type="string">
            <text:p text:style-name="P760"/>
          </table:table-cell>
          <table:table-cell table:style-name="表格6.A5" office:value-type="string">
            <text:p text:style-name="P111">24</text:p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87"/>
          </table:table-cell>
          <table:table-cell table:style-name="表格6.A5" office:value-type="string">
            <text:p text:style-name="P17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CUSERID</text:p>
          </table:table-cell>
          <table:table-cell table:style-name="表格6.A5" office:value-type="string">
            <text:p text:style-name="P111">VARCHAR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1">24</text:p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20">Create data user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CDATE</text:p>
          </table:table-cell>
          <table:table-cell table:style-name="表格6.A5" office:value-type="string">
            <text:p text:style-name="P111">DATETIME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20">Create time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UUSERID</text:p>
          </table:table-cell>
          <table:table-cell table:style-name="表格6.A5" office:value-type="string">
            <text:p text:style-name="P111">VARCHAR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1">24</text:p>
          </table:table-cell>
          <table:table-cell table:style-name="表格6.A5" office:value-type="string">
            <text:p text:style-name="P120">null</text:p>
          </table:table-cell>
          <table:table-cell table:style-name="表格6.A5" office:value-type="string">
            <text:p text:style-name="P120">Update date user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UDATE</text:p>
          </table:table-cell>
          <table:table-cell table:style-name="表格6.A5" office:value-type="string">
            <text:p text:style-name="P111">DATETIME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20">null</text:p>
          </table:table-cell>
          <table:table-cell table:style-name="表格6.A5" office:value-type="string">
            <text:p text:style-name="P120">Update time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1740068182749" text:continue-numbering="true" text:style-name="WW8Num2">
        <text:list-item>
          <text:h text:style-name="P1520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82">Project</text:p>
          </table:table-cell>
          <table:table-cell table:style-name="表格7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82">Ver</text:p>
          </table:table-cell>
          <table:table-cell table:style-name="表格7.A1" office:value-type="string">
            <text:p text:style-name="P101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2">Maintain</text:p>
          </table:table-cell>
          <table:table-cell table:style-name="表格7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2">Date</text:p>
          </table:table-cell>
          <table:table-cell table:style-name="表格7.A2" office:value-type="string">
            <text:p text:style-name="P101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2">Table</text:p>
          </table:table-cell>
          <table:table-cell table:style-name="表格7.A2" table:number-columns-spanned="6" office:value-type="string">
            <text:p text:style-name="P166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2">DataBase</text:p>
          </table:table-cell>
          <table:table-cell table:style-name="表格7.A2" office:value-type="string">
            <text:p text:style-name="P101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82">Descript</text:p>
          </table:table-cell>
          <table:table-cell table:style-name="表格7.A4" table:number-columns-spanned="8" office:value-type="string">
            <text:p text:style-name="P101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1">Field</text:p>
          </table:table-cell>
          <table:table-cell table:style-name="表格7.A5" office:value-type="string">
            <text:p text:style-name="P81">Datatype</text:p>
          </table:table-cell>
          <table:table-cell table:style-name="表格7.A5" office:value-type="string">
            <text:p text:style-name="P81">PK</text:p>
          </table:table-cell>
          <table:table-cell table:style-name="表格7.A5" office:value-type="string">
            <text:p text:style-name="P81">UK</text:p>
          </table:table-cell>
          <table:table-cell table:style-name="表格7.A5" office:value-type="string">
            <text:p text:style-name="P81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81">Description</text:p>
          </table:table-cell>
          <table:table-cell table:style-name="表格7.A5" office:value-type="string">
            <text:p text:style-name="P81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OID</text:p>
          </table:table-cell>
          <table:table-cell table:style-name="表格7.A5" office:value-type="string">
            <text:p text:style-name="P111">CHAR</text:p>
          </table:table-cell>
          <table:table-cell table:style-name="表格7.A5" office:value-type="string">
            <text:p text:style-name="P111">Y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7"><text:s/></text:p>
          </table:table-cell>
          <table:table-cell table:style-name="表格7.A5" office:value-type="string">
            <text:p text:style-name="P111">36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0">PK / UUID</text:p>
          </table:table-cell>
          <table:table-cell table:style-name="表格7.A5" office:value-type="string">
            <text:p text:style-name="P120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PROG_ID</text:p>
          </table:table-cell>
          <table:table-cell table:style-name="表格7.A5" office:value-type="string">
            <text:p text:style-name="P111">VAR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>Y</text:p>
          </table:table-cell>
          <table:table-cell table:style-name="表格7.A5" office:value-type="string">
            <text:p text:style-name="P118"/>
          </table:table-cell>
          <table:table-cell table:style-name="表格7.A5" office:value-type="string">
            <text:p text:style-name="P111">50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PARENT_OID</text:p>
          </table:table-cell>
          <table:table-cell table:style-name="表格7.A5" office:value-type="string">
            <text:p text:style-name="P111">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3">Y</text:p>
          </table:table-cell>
          <table:table-cell table:style-name="表格7.A5" office:value-type="string">
            <text:p text:style-name="P118"/>
          </table:table-cell>
          <table:table-cell table:style-name="表格7.A5" office:value-type="string">
            <text:p text:style-name="P111">36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4">ENABLE_FALG</text:p>
          </table:table-cell>
          <table:table-cell table:style-name="表格7.A5" office:value-type="string">
            <text:p text:style-name="P111">VAR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760"/>
          </table:table-cell>
          <table:table-cell table:style-name="表格7.A5" office:value-type="string">
            <text:p text:style-name="P120">1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Table_20_Contents"><text:span text:style-name="hps"><text:span text:style-name="T15">Y 或 N</text:span></text:span></text:p>
          </table:table-cell>
          <table:table-cell table:style-name="表格7.A5" office:value-type="string">
            <text:p text:style-name="P17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CUSERID</text:p>
          </table:table-cell>
          <table:table-cell table:style-name="表格7.A5" office:value-type="string">
            <text:p text:style-name="P111">VAR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1">24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0">Create data user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CDATE</text:p>
          </table:table-cell>
          <table:table-cell table:style-name="表格7.A5" office:value-type="string">
            <text:p text:style-name="P111">DATETIME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0">Create time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UUSERID</text:p>
          </table:table-cell>
          <table:table-cell table:style-name="表格7.A5" office:value-type="string">
            <text:p text:style-name="P111">VAR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1">24</text:p>
          </table:table-cell>
          <table:table-cell table:style-name="表格7.A5" office:value-type="string">
            <text:p text:style-name="P120">null</text:p>
          </table:table-cell>
          <table:table-cell table:style-name="表格7.A5" office:value-type="string">
            <text:p text:style-name="P120">Update date user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UDATE</text:p>
          </table:table-cell>
          <table:table-cell table:style-name="表格7.A5" office:value-type="string">
            <text:p text:style-name="P111">DATETIME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20">null</text:p>
          </table:table-cell>
          <table:table-cell table:style-name="表格7.A5" office:value-type="string">
            <text:p text:style-name="P120">Update time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1740102151228" text:continue-numbering="true" text:style-name="WW8Num2">
        <text:list-item>
          <text:h text:style-name="P1520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82">Project</text:p>
          </table:table-cell>
          <table:table-cell table:style-name="表格8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82">Ver</text:p>
          </table:table-cell>
          <table:table-cell table:style-name="表格8.A1" office:value-type="string">
            <text:p text:style-name="P101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2">Maintain</text:p>
          </table:table-cell>
          <table:table-cell table:style-name="表格8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2">Date</text:p>
          </table:table-cell>
          <table:table-cell table:style-name="表格8.A2" office:value-type="string">
            <text:p text:style-name="P101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2">Table</text:p>
          </table:table-cell>
          <table:table-cell table:style-name="表格8.A2" table:number-columns-spanned="6" office:value-type="string">
            <text:p text:style-name="P166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2">DataBase</text:p>
          </table:table-cell>
          <table:table-cell table:style-name="表格8.A2" office:value-type="string">
            <text:p text:style-name="P101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82">Descript</text:p>
          </table:table-cell>
          <table:table-cell table:style-name="表格8.A4" table:number-columns-spanned="8" office:value-type="string">
            <text:p text:style-name="P101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1">Field</text:p>
          </table:table-cell>
          <table:table-cell table:style-name="表格8.A5" office:value-type="string">
            <text:p text:style-name="P81">Datatype</text:p>
          </table:table-cell>
          <table:table-cell table:style-name="表格8.A5" office:value-type="string">
            <text:p text:style-name="P81">PK</text:p>
          </table:table-cell>
          <table:table-cell table:style-name="表格8.A5" office:value-type="string">
            <text:p text:style-name="P81">UK</text:p>
          </table:table-cell>
          <table:table-cell table:style-name="表格8.A5" office:value-type="string">
            <text:p text:style-name="P81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81">Description</text:p>
          </table:table-cell>
          <table:table-cell table:style-name="表格8.A5" office:value-type="string">
            <text:p text:style-name="P81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OID</text:p>
          </table:table-cell>
          <table:table-cell table:style-name="表格8.A5" office:value-type="string">
            <text:p text:style-name="P111">CHAR</text:p>
          </table:table-cell>
          <table:table-cell table:style-name="表格8.A5" office:value-type="string">
            <text:p text:style-name="P111">Y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7"><text:s/></text:p>
          </table:table-cell>
          <table:table-cell table:style-name="表格8.A5" office:value-type="string">
            <text:p text:style-name="P111">36</text:p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0">PK / UUID</text:p>
          </table:table-cell>
          <table:table-cell table:style-name="表格8.A5" office:value-type="string">
            <text:p text:style-name="P120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PROG_ID</text:p>
          </table:table-cell>
          <table:table-cell table:style-name="表格8.A5" office:value-type="string">
            <text:p text:style-name="P111">VARCHAR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>Y</text:p>
          </table:table-cell>
          <table:table-cell table:style-name="表格8.A5" office:value-type="string">
            <text:p text:style-name="P118"/>
          </table:table-cell>
          <table:table-cell table:style-name="表格8.A5" office:value-type="string">
            <text:p text:style-name="P111">50</text:p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ROLE</text:p>
          </table:table-cell>
          <table:table-cell table:style-name="表格8.A5" office:value-type="string">
            <text:p text:style-name="P111">VARCHAR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1">Y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20">50</text:p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CUSERID</text:p>
          </table:table-cell>
          <table:table-cell table:style-name="表格8.A5" office:value-type="string">
            <text:p text:style-name="P111">VARCHAR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1">24</text:p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0">Create data user</text:p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CDATE</text:p>
          </table:table-cell>
          <table:table-cell table:style-name="表格8.A5" office:value-type="string">
            <text:p text:style-name="P111">DATETIME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0">Create time</text:p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UUSERID</text:p>
          </table:table-cell>
          <table:table-cell table:style-name="表格8.A5" office:value-type="string">
            <text:p text:style-name="P111">VARCHAR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1">24</text:p>
          </table:table-cell>
          <table:table-cell table:style-name="表格8.A5" office:value-type="string">
            <text:p text:style-name="P120">null</text:p>
          </table:table-cell>
          <table:table-cell table:style-name="表格8.A5" office:value-type="string">
            <text:p text:style-name="P120">Update date user</text:p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UDATE</text:p>
          </table:table-cell>
          <table:table-cell table:style-name="表格8.A5" office:value-type="string">
            <text:p text:style-name="P111">DATETIME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20">null</text:p>
          </table:table-cell>
          <table:table-cell table:style-name="表格8.A5" office:value-type="string">
            <text:p text:style-name="P120">Update time</text:p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11740142167246" text:continue-numbering="true" text:style-name="WW8Num2">
        <text:list-item>
          <text:h text:style-name="P1520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82">Project</text:p>
          </table:table-cell>
          <table:table-cell table:style-name="表格9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82">Ver</text:p>
          </table:table-cell>
          <table:table-cell table:style-name="表格9.A1" office:value-type="string">
            <text:p text:style-name="P101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2">Maintain</text:p>
          </table:table-cell>
          <table:table-cell table:style-name="表格9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2">Date</text:p>
          </table:table-cell>
          <table:table-cell table:style-name="表格9.A2" office:value-type="string">
            <text:p text:style-name="P101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2">Table</text:p>
          </table:table-cell>
          <table:table-cell table:style-name="表格9.A2" table:number-columns-spanned="6" office:value-type="string">
            <text:p text:style-name="P166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2">DataBase</text:p>
          </table:table-cell>
          <table:table-cell table:style-name="表格9.A2" office:value-type="string">
            <text:p text:style-name="P101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82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0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1">Field</text:p>
          </table:table-cell>
          <table:table-cell table:style-name="表格9.A5" office:value-type="string">
            <text:p text:style-name="P81">Datatype</text:p>
          </table:table-cell>
          <table:table-cell table:style-name="表格9.A5" office:value-type="string">
            <text:p text:style-name="P81">PK</text:p>
          </table:table-cell>
          <table:table-cell table:style-name="表格9.A5" office:value-type="string">
            <text:p text:style-name="P81">UK</text:p>
          </table:table-cell>
          <table:table-cell table:style-name="表格9.A5" office:value-type="string">
            <text:p text:style-name="P81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81">Description</text:p>
          </table:table-cell>
          <table:table-cell table:style-name="表格9.A5" office:value-type="string">
            <text:p text:style-name="P81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OID</text:p>
          </table:table-cell>
          <table:table-cell table:style-name="表格9.A5" office:value-type="string">
            <text:p text:style-name="P111">CHAR</text:p>
          </table:table-cell>
          <table:table-cell table:style-name="表格9.A5" office:value-type="string">
            <text:p text:style-name="P111">Y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7"><text:s/></text:p>
          </table:table-cell>
          <table:table-cell table:style-name="表格9.A5" office:value-type="string">
            <text:p text:style-name="P111">36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0">PK / UUID</text:p>
          </table:table-cell>
          <table:table-cell table:style-name="表格9.A5" office:value-type="string">
            <text:p text:style-name="P120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SYS_ID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>Y</text:p>
          </table:table-cell>
          <table:table-cell table:style-name="表格9.A5" office:value-type="string">
            <text:p text:style-name="P118"/>
          </table:table-cell>
          <table:table-cell table:style-name="表格9.A5" office:value-type="string">
            <text:p text:style-name="P111">10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NAME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8"/>
          </table:table-cell>
          <table:table-cell table:style-name="表格9.A5" office:value-type="string">
            <text:p text:style-name="P111">100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HOST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0">200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CONTEXT_PATH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0">100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IS_LOCAL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0">1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76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111">ICON</text:p>
          </table:table-cell>
          <table:table-cell table:style-name="表格9.A13" office:value-type="string">
            <text:p text:style-name="P111">VARCHAR</text:p>
          </table:table-cell>
          <table:table-cell table:style-name="表格9.A13" office:value-type="string">
            <text:p text:style-name="P112"/>
          </table:table-cell>
          <table:table-cell table:style-name="表格9.A13" office:value-type="string">
            <text:p text:style-name="P112"/>
          </table:table-cell>
          <table:table-cell table:style-name="表格9.A13" office:value-type="string">
            <text:p text:style-name="P760"/>
          </table:table-cell>
          <table:table-cell table:style-name="表格9.A13" office:value-type="string">
            <text:p text:style-name="P120">20</text:p>
          </table:table-cell>
          <table:table-cell table:style-name="表格9.A13" office:value-type="string">
            <text:p text:style-name="P121"/>
          </table:table-cell>
          <table:table-cell table:style-name="表格9.A13" office:value-type="string">
            <text:p text:style-name="P186">tb_sys_icon.ICON_ID</text:p>
          </table:table-cell>
          <table:table-cell table:style-name="表格9.A13" office:value-type="string">
            <text:p text:style-name="P17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CUSERID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1">24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0">Create data user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CDATE</text:p>
          </table:table-cell>
          <table:table-cell table:style-name="表格9.A5" office:value-type="string">
            <text:p text:style-name="P111">DATETIME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0">Create time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UUSERID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1">24</text:p>
          </table:table-cell>
          <table:table-cell table:style-name="表格9.A5" office:value-type="string">
            <text:p text:style-name="P120">null</text:p>
          </table:table-cell>
          <table:table-cell table:style-name="表格9.A5" office:value-type="string">
            <text:p text:style-name="P120">Update date user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UDATE</text:p>
          </table:table-cell>
          <table:table-cell table:style-name="表格9.A5" office:value-type="string">
            <text:p text:style-name="P111">DATETIME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0">null</text:p>
          </table:table-cell>
          <table:table-cell table:style-name="表格9.A5" office:value-type="string">
            <text:p text:style-name="P120">Update time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11740190179260" text:continue-numbering="true" text:style-name="WW8Num2">
        <text:list-item>
          <text:h text:style-name="P1520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82">Project</text:p>
          </table:table-cell>
          <table:table-cell table:style-name="表格10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82">Ver</text:p>
          </table:table-cell>
          <table:table-cell table:style-name="表格10.A1" office:value-type="string">
            <text:p text:style-name="P101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2">Maintain</text:p>
          </table:table-cell>
          <table:table-cell table:style-name="表格10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2">Date</text:p>
          </table:table-cell>
          <table:table-cell table:style-name="表格10.A2" office:value-type="string">
            <text:p text:style-name="P101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2">Table</text:p>
          </table:table-cell>
          <table:table-cell table:style-name="表格10.A2" table:number-columns-spanned="6" office:value-type="string">
            <text:p text:style-name="P166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2">DataBase</text:p>
          </table:table-cell>
          <table:table-cell table:style-name="表格10.A2" office:value-type="string">
            <text:p text:style-name="P101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82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0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1">Field</text:p>
          </table:table-cell>
          <table:table-cell table:style-name="表格10.A5" office:value-type="string">
            <text:p text:style-name="P81">Datatype</text:p>
          </table:table-cell>
          <table:table-cell table:style-name="表格10.A5" office:value-type="string">
            <text:p text:style-name="P81">PK</text:p>
          </table:table-cell>
          <table:table-cell table:style-name="表格10.A5" office:value-type="string">
            <text:p text:style-name="P81">UK</text:p>
          </table:table-cell>
          <table:table-cell table:style-name="表格10.A5" office:value-type="string">
            <text:p text:style-name="P81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81">Description</text:p>
          </table:table-cell>
          <table:table-cell table:style-name="表格10.A5" office:value-type="string">
            <text:p text:style-name="P81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OID</text:p>
          </table:table-cell>
          <table:table-cell table:style-name="表格10.A5" office:value-type="string">
            <text:p text:style-name="P111">CHAR</text:p>
          </table:table-cell>
          <table:table-cell table:style-name="表格10.A5" office:value-type="string">
            <text:p text:style-name="P111">Y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7"><text:s/></text:p>
          </table:table-cell>
          <table:table-cell table:style-name="表格10.A5" office:value-type="string">
            <text:p text:style-name="P111">36</text:p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0">PK / UUID</text:p>
          </table:table-cell>
          <table:table-cell table:style-name="表格10.A5" office:value-type="string">
            <text:p text:style-name="P120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ICON_ID</text:p>
          </table:table-cell>
          <table:table-cell table:style-name="表格10.A5" office:value-type="string">
            <text:p text:style-name="P111">VARCHAR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>Y</text:p>
          </table:table-cell>
          <table:table-cell table:style-name="表格10.A5" office:value-type="string">
            <text:p text:style-name="P118"/>
          </table:table-cell>
          <table:table-cell table:style-name="表格10.A5" office:value-type="string">
            <text:p text:style-name="P111">20</text:p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FILE_NAME</text:p>
          </table:table-cell>
          <table:table-cell table:style-name="表格10.A5" office:value-type="string">
            <text:p text:style-name="P111">VARCHAR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8"/>
          </table:table-cell>
          <table:table-cell table:style-name="表格10.A5" office:value-type="string">
            <text:p text:style-name="P111">200</text:p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CUSERID</text:p>
          </table:table-cell>
          <table:table-cell table:style-name="表格10.A5" office:value-type="string">
            <text:p text:style-name="P111">VARCHAR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1">24</text:p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0">Create data user</text:p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CDATE</text:p>
          </table:table-cell>
          <table:table-cell table:style-name="表格10.A5" office:value-type="string">
            <text:p text:style-name="P111">DATETIME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0">Create time</text:p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UUSERID</text:p>
          </table:table-cell>
          <table:table-cell table:style-name="表格10.A5" office:value-type="string">
            <text:p text:style-name="P111">VARCHAR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1">24</text:p>
          </table:table-cell>
          <table:table-cell table:style-name="表格10.A5" office:value-type="string">
            <text:p text:style-name="P120">null</text:p>
          </table:table-cell>
          <table:table-cell table:style-name="表格10.A5" office:value-type="string">
            <text:p text:style-name="P120">Update date user</text:p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UDATE</text:p>
          </table:table-cell>
          <table:table-cell table:style-name="表格10.A5" office:value-type="string">
            <text:p text:style-name="P111">DATETIME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20">null</text:p>
          </table:table-cell>
          <table:table-cell table:style-name="表格10.A5" office:value-type="string">
            <text:p text:style-name="P120">Update time</text:p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1740252178422" text:continue-numbering="true" text:style-name="WW8Num2">
        <text:list-item>
          <text:h text:style-name="P1520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82">Project</text:p>
          </table:table-cell>
          <table:table-cell table:style-name="表格11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82">Ver</text:p>
          </table:table-cell>
          <table:table-cell table:style-name="表格11.A1" office:value-type="string">
            <text:p text:style-name="P101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2">Maintain</text:p>
          </table:table-cell>
          <table:table-cell table:style-name="表格11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2">Date</text:p>
          </table:table-cell>
          <table:table-cell table:style-name="表格11.A2" office:value-type="string">
            <text:p text:style-name="P101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2">Table</text:p>
          </table:table-cell>
          <table:table-cell table:style-name="表格11.A2" table:number-columns-spanned="6" office:value-type="string">
            <text:p text:style-name="P166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2">DataBase</text:p>
          </table:table-cell>
          <table:table-cell table:style-name="表格11.A2" office:value-type="string">
            <text:p text:style-name="P101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82">Descript</text:p>
          </table:table-cell>
          <table:table-cell table:style-name="表格11.A4" table:number-columns-spanned="8" office:value-type="string">
            <text:p text:style-name="P156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81">Field</text:p>
          </table:table-cell>
          <table:table-cell table:style-name="表格11.A5" office:value-type="string">
            <text:p text:style-name="P81">Datatype</text:p>
          </table:table-cell>
          <table:table-cell table:style-name="表格11.A5" office:value-type="string">
            <text:p text:style-name="P81">PK</text:p>
          </table:table-cell>
          <table:table-cell table:style-name="表格11.A5" office:value-type="string">
            <text:p text:style-name="P81">UK</text:p>
          </table:table-cell>
          <table:table-cell table:style-name="表格11.A5" office:value-type="string">
            <text:p text:style-name="P81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81">Description</text:p>
          </table:table-cell>
          <table:table-cell table:style-name="表格11.A5" office:value-type="string">
            <text:p text:style-name="P81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OID</text:p>
          </table:table-cell>
          <table:table-cell table:style-name="表格11.A5" office:value-type="string">
            <text:p text:style-name="P189">CHAR</text:p>
          </table:table-cell>
          <table:table-cell table:style-name="表格11.A5" office:value-type="string">
            <text:p text:style-name="P189">Y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<text:s/></text:p>
          </table:table-cell>
          <table:table-cell table:style-name="表格11.A5" office:value-type="string">
            <text:p text:style-name="P189">36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6">PK / UUID</text:p>
          </table:table-cell>
          <table:table-cell table:style-name="表格11.A5" office:value-type="string">
            <text:p text:style-name="P196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PROG_ID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>Y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50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NAME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100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750"/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URL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762"/>
          </table:table-cell>
          <table:table-cell table:style-name="表格11.A5" office:value-type="string">
            <text:p text:style-name="P196">255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750"/>
          </table:table-cell>
          <table:table-cell table:style-name="表格11.A5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1">EDIT_<text:span text:style-name="T19">MODE</text:span></text:p>
          </table:table-cell>
          <table:table-cell table:style-name="表格11.A11" office:value-type="string">
            <text:p text:style-name="P192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241">1</text:p>
          </table:table-cell>
          <table:table-cell table:style-name="表格11.A11" office:value-type="string">
            <text:p text:style-name="P242">'N'</text:p>
          </table:table-cell>
          <table:table-cell table:style-name="表格11.A11" office:value-type="string">
            <text:p text:style-name="P613">Edit mode need <text:span text:style-name="T7">OID</text:span> <text:span text:style-name="T18">parameters</text:span>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3">IS_DIALOG</text:p>
          </table:table-cell>
          <table:table-cell table:style-name="表格11.A11" office:value-type="string">
            <text:p text:style-name="P194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337">1</text:p>
          </table:table-cell>
          <table:table-cell table:style-name="表格11.A11" office:value-type="string">
            <text:p text:style-name="P338">'N'</text:p>
          </table:table-cell>
          <table:table-cell table:style-name="表格11.A11" office:value-type="string">
            <text:p text:style-name="P612">是否有<text:span text:style-name="T126">dialog模式</text:span>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5">DIALOG_W</text:p>
          </table:table-cell>
          <table:table-cell table:style-name="表格11.A11" office:value-type="string">
            <text:p text:style-name="P195">INT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339">4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611">Dialog <text:span text:style-name="T30">寬</text:span>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5">DIALOG_H</text:p>
          </table:table-cell>
          <table:table-cell table:style-name="表格11.A11" office:value-type="string">
            <text:p text:style-name="P195">INT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339">4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611">Dialog <text:span text:style-name="T30">高</text:span>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9">PROG_SYSTEM</text:p>
          </table:table-cell>
          <table:table-cell table:style-name="表格11.A11" office:value-type="string">
            <text:p text:style-name="P189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196">10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556">TB_SYS.SYS_ID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9">ITEM_TYPE</text:p>
          </table:table-cell>
          <table:table-cell table:style-name="表格11.A11" office:value-type="string">
            <text:p text:style-name="P189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196">10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557">FOLDER</text:p>
            <text:p text:style-name="P557">ITEM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9">ICON</text:p>
          </table:table-cell>
          <table:table-cell table:style-name="表格11.A11" office:value-type="string">
            <text:p text:style-name="P189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196">20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556">TB_SYS_ICON.ICON_ID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CUSERID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24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6">Create data user</text:p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CDATE</text:p>
          </table:table-cell>
          <table:table-cell table:style-name="表格11.A5" office:value-type="string">
            <text:p text:style-name="P189">DATETIME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6">Create time</text:p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UUSERID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24</text:p>
          </table:table-cell>
          <table:table-cell table:style-name="表格11.A5" office:value-type="string">
            <text:p text:style-name="P196">null</text:p>
          </table:table-cell>
          <table:table-cell table:style-name="表格11.A5" office:value-type="string">
            <text:p text:style-name="P196">Update date user</text:p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UDATE</text:p>
          </table:table-cell>
          <table:table-cell table:style-name="表格11.A5" office:value-type="string">
            <text:p text:style-name="P189">DATETIME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6">null</text:p>
          </table:table-cell>
          <table:table-cell table:style-name="表格11.A5" office:value-type="string">
            <text:p text:style-name="P196">Update time</text:p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1529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11740307166376" text:continue-numbering="true" text:style-name="WW8Num2">
        <text:list-item>
          <text:h text:style-name="P1530" text:outline-level="1"><text:bookmark-start text:name="__RefHeading__5102_2133359321"/><text:soft-page-break/><text:span text:style-name="T47">TB_SYS_</text:span><text:span text:style-name="T49">CALENDAR_NOTE</text:span><text:bookmark-end text:name="__RefHeading__5102_213335932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p text:style-name="P83">Project</text:p>
          </table:table-cell>
          <table:table-cell table:style-name="表格12.A1" table:number-columns-spanned="6" office:value-type="string">
            <text:p text:style-name="P10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p text:style-name="P83">Ver</text:p>
          </table:table-cell>
          <table:table-cell table:style-name="表格12.A1" office:value-type="string">
            <text:p text:style-name="P102">0.5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3">Maintain</text:p>
          </table:table-cell>
          <table:table-cell table:style-name="表格12.A2" table:number-columns-spanned="6" office:value-type="string">
            <text:p text:style-name="P10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3">Date</text:p>
          </table:table-cell>
          <table:table-cell table:style-name="表格12.A2" office:value-type="string">
            <text:p text:style-name="P102">2014/10/<text:span text:style-name="T23">15</text:span>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3">Table</text:p>
          </table:table-cell>
          <table:table-cell table:style-name="表格12.A2" table:number-columns-spanned="6" office:value-type="string">
            <text:p text:style-name="P167">tb_sys_<text:span text:style-name="T22">calendar_no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3">DataBase</text:p>
          </table:table-cell>
          <table:table-cell table:style-name="表格12.A2" office:value-type="string">
            <text:p text:style-name="P102">bbcore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4" office:value-type="string">
            <text:p text:style-name="P83">Descript</text:p>
          </table:table-cell>
          <table:table-cell table:style-name="表格12.A4" table:number-columns-spanned="8" office:value-type="string">
            <text:p text:style-name="P157">使用者備忘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5" table:number-columns-spanned="9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92">Field</text:p>
          </table:table-cell>
          <table:table-cell table:style-name="表格12.A5" office:value-type="string">
            <text:p text:style-name="P92">Datatype</text:p>
          </table:table-cell>
          <table:table-cell table:style-name="表格12.A5" office:value-type="string">
            <text:p text:style-name="P92">PK</text:p>
          </table:table-cell>
          <table:table-cell table:style-name="表格12.A5" office:value-type="string">
            <text:p text:style-name="P92">UK</text:p>
          </table:table-cell>
          <table:table-cell table:style-name="表格12.A5" office:value-type="string">
            <text:p text:style-name="P92">IDX</text:p>
          </table:table-cell>
          <table:table-cell table:style-name="表格12.A5" office:value-type="string">
            <text:p text:style-name="P751"><text:span text:style-name="T2">S</text:span><text:span text:style-name="T3">IZE</text:span></text:p>
          </table:table-cell>
          <table:table-cell table:style-name="表格12.A5" office:value-type="string">
            <text:p text:style-name="P751"><text:span text:style-name="T2">D</text:span><text:span text:style-name="T3">EF</text:span></text:p>
          </table:table-cell>
          <table:table-cell table:style-name="表格12.A5" office:value-type="string">
            <text:p text:style-name="P92">Description</text:p>
          </table:table-cell>
          <table:table-cell table:style-name="表格12.A5" office:value-type="string">
            <text:p text:style-name="P92">Remarks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OID</text:p>
          </table:table-cell>
          <table:table-cell table:style-name="表格12.A5" office:value-type="string">
            <text:p text:style-name="P245">CHAR</text:p>
          </table:table-cell>
          <table:table-cell table:style-name="表格12.A5" office:value-type="string">
            <text:p text:style-name="P245">Y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<text:s/></text:p>
          </table:table-cell>
          <table:table-cell table:style-name="表格12.A5" office:value-type="string">
            <text:p text:style-name="P245">36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PK / UUID</text:p>
          </table:table-cell>
          <table:table-cell table:style-name="表格12.A5" office:value-type="string">
            <text:p text:style-name="P245">Default java UUID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120">ACCOUNT</text:p>
          </table:table-cell>
          <table:table-cell table:style-name="表格12.A5" office:value-type="string">
            <text:p text:style-name="P120">VARCHAR</text:p>
          </table:table-cell>
          <table:table-cell table:style-name="表格12.A5" office:value-type="string">
            <text:p text:style-name="P121"/>
          </table:table-cell>
          <table:table-cell table:style-name="表格12.A5" office:value-type="string">
            <text:p text:style-name="P122">Y</text:p>
          </table:table-cell>
          <table:table-cell table:style-name="表格12.A5" office:value-type="string">
            <text:p text:style-name="P761"/>
          </table:table-cell>
          <table:table-cell table:style-name="表格12.A5" office:value-type="string">
            <text:p text:style-name="P120">24</text:p>
          </table:table-cell>
          <table:table-cell table:style-name="表格12.A5" office:value-type="string">
            <text:p text:style-name="P121"/>
          </table:table-cell>
          <table:table-cell table:style-name="表格12.A5" office:value-type="string">
            <text:p text:style-name="P120"/>
          </table:table-cell>
          <table:table-cell table:style-name="表格12.A5" office:value-type="string">
            <text:p text:style-name="P186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7">CALENDAR_ID</text:p>
          </table:table-cell>
          <table:table-cell table:style-name="表格12.A5" office:value-type="string">
            <text:p text:style-name="P125">VARCHAR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6">Y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7">11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598">20141915001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8">TITLE</text:p>
          </table:table-cell>
          <table:table-cell table:style-name="表格12.A5" office:value-type="string">
            <text:p text:style-name="P129">VARCHAR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763"/>
          </table:table-cell>
          <table:table-cell table:style-name="表格12.A5" office:value-type="string">
            <text:p text:style-name="P258">100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558"/>
          </table:table-cell>
          <table:table-cell table:style-name="表格12.A5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8">NOTE</text:p>
          </table:table-cell>
          <table:table-cell table:style-name="表格12.A11" office:value-type="string">
            <text:p text:style-name="P126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63"/>
          </table:table-cell>
          <table:table-cell table:style-name="表格12.A11" office:value-type="string">
            <text:p text:style-name="P248"><text:span text:style-name="T24">1</text:span>0<text:span text:style-name="T24">0</text:span>0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558"/>
          </table:table-cell>
          <table:table-cell table:style-name="表格12.A11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1">DATE</text:p>
          </table:table-cell>
          <table:table-cell table:style-name="表格12.A11" office:value-type="string">
            <text:p text:style-name="P127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81">Y</text:p>
          </table:table-cell>
          <table:table-cell table:style-name="表格12.A11" office:value-type="string">
            <text:p text:style-name="P251">8</text:p>
          </table:table-cell>
          <table:table-cell table:style-name="表格12.A11" office:value-type="string">
            <text:p text:style-name="P243"/>
          </table:table-cell>
          <table:table-cell table:style-name="表格12.A11" office:value-type="string">
            <text:p text:style-name="P614">20141015</text:p>
          </table:table-cell>
          <table:table-cell table:style-name="表格12.A11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1">TIME</text:p>
          </table:table-cell>
          <table:table-cell table:style-name="表格12.A11" office:value-type="string">
            <text:p text:style-name="P127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63"/>
          </table:table-cell>
          <table:table-cell table:style-name="表格12.A11" office:value-type="string">
            <text:p text:style-name="P256">9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599">1010-<text:span text:style-name="T25">1200</text:span></text:p>
          </table:table-cell>
          <table:table-cell table:style-name="表格12.A11" office:value-type="string">
            <text:p text:style-name="P617">10時10分至12時00分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3">ALERT</text:p>
          </table:table-cell>
          <table:table-cell table:style-name="表格12.A11" office:value-type="string">
            <text:p text:style-name="P128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63"/>
          </table:table-cell>
          <table:table-cell table:style-name="表格12.A11" office:value-type="string">
            <text:p text:style-name="P253">1</text:p>
          </table:table-cell>
          <table:table-cell table:style-name="表格12.A11" office:value-type="string">
            <text:p text:style-name="P254">N</text:p>
          </table:table-cell>
          <table:table-cell table:style-name="表格12.A11" office:value-type="string">
            <text:p text:style-name="P599"/>
          </table:table-cell>
          <table:table-cell table:style-name="表格12.A11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3">CONTACT</text:p>
          </table:table-cell>
          <table:table-cell table:style-name="表格12.A11" office:value-type="string">
            <text:p text:style-name="P128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63"/>
          </table:table-cell>
          <table:table-cell table:style-name="表格12.A11" office:value-type="string">
            <text:p text:style-name="P255">500</text:p>
          </table:table-cell>
          <table:table-cell table:style-name="表格12.A11" office:value-type="string">
            <text:p text:style-name="P254"/>
          </table:table-cell>
          <table:table-cell table:style-name="表格12.A11" office:value-type="string">
            <text:p text:style-name="P601">Email address</text:p>
          </table:table-cell>
          <table:table-cell table:style-name="表格12.A11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CUSERID</text:p>
          </table:table-cell>
          <table:table-cell table:style-name="表格12.A5" office:value-type="string">
            <text:p text:style-name="P245">VARCHAR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24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Create data user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CDATE</text:p>
          </table:table-cell>
          <table:table-cell table:style-name="表格12.A5" office:value-type="string">
            <text:p text:style-name="P245">DATETIME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Create time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UUSERID</text:p>
          </table:table-cell>
          <table:table-cell table:style-name="表格12.A5" office:value-type="string">
            <text:p text:style-name="P245">VARCHAR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24</text:p>
          </table:table-cell>
          <table:table-cell table:style-name="表格12.A5" office:value-type="string">
            <text:p text:style-name="P245">null</text:p>
          </table:table-cell>
          <table:table-cell table:style-name="表格12.A5" office:value-type="string">
            <text:p text:style-name="P245">Update date user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UDATE</text:p>
          </table:table-cell>
          <table:table-cell table:style-name="表格12.A5" office:value-type="string">
            <text:p text:style-name="P245">DATETIME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null</text:p>
          </table:table-cell>
          <table:table-cell table:style-name="表格12.A5" office:value-type="string">
            <text:p text:style-name="P245">Update time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11740360153247" text:continue-numbering="true" text:style-name="WW8Num2">
        <text:list-item>
          <text:h text:style-name="P1521" text:outline-level="1"><text:bookmark-start text:name="__RefHeading__5592_1484496577"/><text:soft-page-break/>TB_SYS_<text:span text:style-name="T28">MSG_NOTICE</text:span><text:bookmark-end text:name="__RefHeading__5592_1484496577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p text:style-name="P84">Project</text:p>
          </table:table-cell>
          <table:table-cell table:style-name="表格13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p text:style-name="P84">Ver</text:p>
          </table:table-cell>
          <table:table-cell table:style-name="表格13.A1" office:value-type="string">
            <text:p text:style-name="P103">0.5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4">Maintain</text:p>
          </table:table-cell>
          <table:table-cell table:style-name="表格13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4">Date</text:p>
          </table:table-cell>
          <table:table-cell table:style-name="表格13.A2" office:value-type="string">
            <text:p text:style-name="P103">2014/10/<text:span text:style-name="T23">16</text:span>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4">Table</text:p>
          </table:table-cell>
          <table:table-cell table:style-name="表格13.A2" table:number-columns-spanned="6" office:value-type="string">
            <text:p text:style-name="P168">tb_sys_<text:span text:style-name="T28">msg_noti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4">DataBase</text:p>
          </table:table-cell>
          <table:table-cell table:style-name="表格13.A2" office:value-type="string">
            <text:p text:style-name="P103">bbcore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4" office:value-type="string">
            <text:p text:style-name="P84">Descript</text:p>
          </table:table-cell>
          <table:table-cell table:style-name="表格13.A4" table:number-columns-spanned="8" office:value-type="string">
            <text:p text:style-name="P158">訊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93">Field</text:p>
          </table:table-cell>
          <table:table-cell table:style-name="表格13.A5" office:value-type="string">
            <text:p text:style-name="P93">Datatype</text:p>
          </table:table-cell>
          <table:table-cell table:style-name="表格13.A5" office:value-type="string">
            <text:p text:style-name="P93">PK</text:p>
          </table:table-cell>
          <table:table-cell table:style-name="表格13.A5" office:value-type="string">
            <text:p text:style-name="P93">UK</text:p>
          </table:table-cell>
          <table:table-cell table:style-name="表格13.A5" office:value-type="string">
            <text:p text:style-name="P93">IDX</text:p>
          </table:table-cell>
          <table:table-cell table:style-name="表格13.A5" office:value-type="string">
            <text:p text:style-name="P752"><text:span text:style-name="T2">S</text:span><text:span text:style-name="T3">IZE</text:span></text:p>
          </table:table-cell>
          <table:table-cell table:style-name="表格13.A5" office:value-type="string">
            <text:p text:style-name="P752"><text:span text:style-name="T2">D</text:span><text:span text:style-name="T3">EF</text:span></text:p>
          </table:table-cell>
          <table:table-cell table:style-name="表格13.A5" office:value-type="string">
            <text:p text:style-name="P93">Description</text:p>
          </table:table-cell>
          <table:table-cell table:style-name="表格13.A5" office:value-type="string">
            <text:p text:style-name="P93">Remarks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OID</text:p>
          </table:table-cell>
          <table:table-cell table:style-name="表格13.A5" office:value-type="string">
            <text:p text:style-name="P261">CHAR</text:p>
          </table:table-cell>
          <table:table-cell table:style-name="表格13.A5" office:value-type="string">
            <text:p text:style-name="P261">Y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<text:s/></text:p>
          </table:table-cell>
          <table:table-cell table:style-name="表格13.A5" office:value-type="string">
            <text:p text:style-name="P261">36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PK / UUID</text:p>
          </table:table-cell>
          <table:table-cell table:style-name="表格13.A5" office:value-type="string">
            <text:p text:style-name="P261">Default java UUID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4">NOTICE_ID</text:p>
          </table:table-cell>
          <table:table-cell table:style-name="表格13.A5" office:value-type="string">
            <text:p text:style-name="P131">VARCHAR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8">Y</text:p>
          </table:table-cell>
          <table:table-cell table:style-name="表格13.A5" office:value-type="string">
            <text:p text:style-name="P764"/>
          </table:table-cell>
          <table:table-cell table:style-name="表格13.A5" office:value-type="string">
            <text:p text:style-name="P264">1<text:span text:style-name="T27">3</text:span>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602">2014101600<text:span text:style-name="T27">00</text:span>1</text:p>
          </table:table-cell>
          <table:table-cell table:style-name="表格13.A5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99">MSG_ID</text:p>
          </table:table-cell>
          <table:table-cell table:style-name="表格13.A9" office:value-type="string">
            <text:p text:style-name="P14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300">Y</text:p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99">10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609">tb_sys_msg_notice_config.MSG_ID</text:p>
          </table:table-cell>
          <table:table-cell table:style-name="表格13.A9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9">TITLE</text:p>
          </table:table-cell>
          <table:table-cell table:style-name="表格13.A9" office:value-type="string">
            <text:p text:style-name="P13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59">100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559"/>
          </table:table-cell>
          <table:table-cell table:style-name="表格13.A9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2">MESSAGE</text:p>
          </table:table-cell>
          <table:table-cell table:style-name="表格13.A9" office:value-type="string">
            <text:p text:style-name="P13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49"><text:span text:style-name="T24">1</text:span>0<text:span text:style-name="T24">0</text:span>0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559"/>
          </table:table-cell>
          <table:table-cell table:style-name="表格13.A9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2">DATE</text:p>
          </table:table-cell>
          <table:table-cell table:style-name="表格13.A9" office:value-type="string">
            <text:p text:style-name="P13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82">Y</text:p>
          </table:table-cell>
          <table:table-cell table:style-name="表格13.A9" office:value-type="string">
            <text:p text:style-name="P298">17</text:p>
          </table:table-cell>
          <table:table-cell table:style-name="表格13.A9" office:value-type="string">
            <text:p text:style-name="P244"/>
          </table:table-cell>
          <table:table-cell table:style-name="表格13.A9" office:value-type="string">
            <text:p text:style-name="P616">20141015-2014101<text:span text:style-name="T46">6</text:span></text:p>
          </table:table-cell>
          <table:table-cell table:style-name="表格13.A9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2">TIME</text:p>
          </table:table-cell>
          <table:table-cell table:style-name="表格13.A9" office:value-type="string">
            <text:p text:style-name="P13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57">9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600">1010-<text:span text:style-name="T25">1200</text:span></text:p>
          </table:table-cell>
          <table:table-cell table:style-name="表格13.A9" office:value-type="string">
            <text:p text:style-name="P618">10時10分至12時00分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74">IS_GLOBAL</text:p>
          </table:table-cell>
          <table:table-cell table:style-name="表格13.A9" office:value-type="string">
            <text:p text:style-name="P132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74">1</text:p>
          </table:table-cell>
          <table:table-cell table:style-name="表格13.A9" office:value-type="string">
            <text:p text:style-name="P276">N</text:p>
          </table:table-cell>
          <table:table-cell table:style-name="表格13.A9" office:value-type="string">
            <text:p text:style-name="P615">是否大家的都看的到</text:p>
          </table:table-cell>
          <table:table-cell table:style-name="表格13.A9" office:value-type="string">
            <text:p text:style-name="P618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75"><text:span text:style-name="T29">TO_</text:span>ACCOUNT</text:p>
          </table:table-cell>
          <table:table-cell table:style-name="表格13.A9" office:value-type="string">
            <text:p text:style-name="P133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75">24</text:p>
          </table:table-cell>
          <table:table-cell table:style-name="表格13.A9" office:value-type="string">
            <text:p text:style-name="P200">*</text:p>
          </table:table-cell>
          <table:table-cell table:style-name="表格13.A9" office:value-type="string">
            <text:p text:style-name="P745">IS_GLOBAL<text:span text:style-name="T26">='Y' 時值為 *</text:span></text:p>
          </table:table-cell>
          <table:table-cell table:style-name="表格13.A9" office:value-type="string">
            <text:p text:style-name="P618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CUSERID</text:p>
          </table:table-cell>
          <table:table-cell table:style-name="表格13.A5" office:value-type="string">
            <text:p text:style-name="P261">VARCHAR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24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Create data user</text:p>
          </table:table-cell>
          <table:table-cell table:style-name="表格13.A5" office:value-type="string">
            <text:p text:style-name="P19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CDATE</text:p>
          </table:table-cell>
          <table:table-cell table:style-name="表格13.A5" office:value-type="string">
            <text:p text:style-name="P261">DATETIME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Create time</text:p>
          </table:table-cell>
          <table:table-cell table:style-name="表格13.A5" office:value-type="string">
            <text:p text:style-name="P19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UUSERID</text:p>
          </table:table-cell>
          <table:table-cell table:style-name="表格13.A5" office:value-type="string">
            <text:p text:style-name="P261">VARCHAR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24</text:p>
          </table:table-cell>
          <table:table-cell table:style-name="表格13.A5" office:value-type="string">
            <text:p text:style-name="P261">null</text:p>
          </table:table-cell>
          <table:table-cell table:style-name="表格13.A5" office:value-type="string">
            <text:p text:style-name="P261">Update date user</text:p>
          </table:table-cell>
          <table:table-cell table:style-name="表格13.A5" office:value-type="string">
            <text:p text:style-name="P19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UDATE</text:p>
          </table:table-cell>
          <table:table-cell table:style-name="表格13.A5" office:value-type="string">
            <text:p text:style-name="P261">DATETIME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null</text:p>
          </table:table-cell>
          <table:table-cell table:style-name="表格13.A5" office:value-type="string">
            <text:p text:style-name="P261">Update time</text:p>
          </table:table-cell>
          <table:table-cell table:style-name="表格13.A5" office:value-type="string">
            <text:p text:style-name="P19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6"/>
      <text:p text:style-name="P16"/>
      <text:list xml:id="list111740409176895" text:continue-numbering="true" text:style-name="WW8Num2">
        <text:list-item>
          <text:h text:style-name="P1522" text:outline-level="1"><text:bookmark-start text:name="__RefHeading__6135_1224920703"/>TB_SYS_<text:span text:style-name="T28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85">Project</text:p>
          </table:table-cell>
          <table:table-cell table:style-name="表格14.A1" table:number-columns-spanned="6" office:value-type="string">
            <text:p text:style-name="P10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85">Ver</text:p>
          </table:table-cell>
          <table:table-cell table:style-name="表格14.A1" office:value-type="string">
            <text:p text:style-name="P104">0.5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5">Maintain</text:p>
          </table:table-cell>
          <table:table-cell table:style-name="表格14.A2" table:number-columns-spanned="6" office:value-type="string">
            <text:p text:style-name="P10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5">Date</text:p>
          </table:table-cell>
          <table:table-cell table:style-name="表格14.A2" office:value-type="string">
            <text:p text:style-name="P104">2014/10/<text:span text:style-name="T23">17</text:span>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5">Table</text:p>
          </table:table-cell>
          <table:table-cell table:style-name="表格14.A2" table:number-columns-spanned="6" office:value-type="string">
            <text:p text:style-name="P169">tb_sys_<text:span text:style-name="T28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5">DataBase</text:p>
          </table:table-cell>
          <table:table-cell table:style-name="表格14.A2" office:value-type="string">
            <text:p text:style-name="P104">bbcore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4" office:value-type="string">
            <text:p text:style-name="P85">Descript</text:p>
          </table:table-cell>
          <table:table-cell table:style-name="表格14.A4" table:number-columns-spanned="8" office:value-type="string">
            <text:p text:style-name="P159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5" table:number-columns-spanned="9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94">Field</text:p>
          </table:table-cell>
          <table:table-cell table:style-name="表格14.A5" office:value-type="string">
            <text:p text:style-name="P94">Datatype</text:p>
          </table:table-cell>
          <table:table-cell table:style-name="表格14.A5" office:value-type="string">
            <text:p text:style-name="P94">PK</text:p>
          </table:table-cell>
          <table:table-cell table:style-name="表格14.A5" office:value-type="string">
            <text:p text:style-name="P94">UK</text:p>
          </table:table-cell>
          <table:table-cell table:style-name="表格14.A5" office:value-type="string">
            <text:p text:style-name="P94">IDX</text:p>
          </table:table-cell>
          <table:table-cell table:style-name="表格14.A5" office:value-type="string">
            <text:p text:style-name="P753"><text:span text:style-name="T2">S</text:span><text:span text:style-name="T3">IZE</text:span></text:p>
          </table:table-cell>
          <table:table-cell table:style-name="表格14.A5" office:value-type="string">
            <text:p text:style-name="P753"><text:span text:style-name="T2">D</text:span><text:span text:style-name="T3">EF</text:span></text:p>
          </table:table-cell>
          <table:table-cell table:style-name="表格14.A5" office:value-type="string">
            <text:p text:style-name="P94">Description</text:p>
          </table:table-cell>
          <table:table-cell table:style-name="表格14.A5" office:value-type="string">
            <text:p text:style-name="P94">Remarks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OID</text:p>
          </table:table-cell>
          <table:table-cell table:style-name="表格14.A5" office:value-type="string">
            <text:p text:style-name="P277">CHAR</text:p>
          </table:table-cell>
          <table:table-cell table:style-name="表格14.A5" office:value-type="string">
            <text:p text:style-name="P277">Y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<text:s/></text:p>
          </table:table-cell>
          <table:table-cell table:style-name="表格14.A5" office:value-type="string">
            <text:p text:style-name="P277">36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PK / UUID</text:p>
          </table:table-cell>
          <table:table-cell table:style-name="表格14.A5" office:value-type="string">
            <text:p text:style-name="P277">Default java UUID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8">TEMPLATE_ID</text:p>
          </table:table-cell>
          <table:table-cell table:style-name="表格14.A5" office:value-type="string">
            <text:p text:style-name="P134">VARCHAR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69">Y</text:p>
          </table:table-cell>
          <table:table-cell table:style-name="表格14.A5" office:value-type="string">
            <text:p text:style-name="P765"/>
          </table:table-cell>
          <table:table-cell table:style-name="表格14.A5" office:value-type="string">
            <text:p text:style-name="P278">10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603"><text:span text:style-name="T30">如</text:span>TPLMSG0<text:span text:style-name="T36">0</text:span>01</text:p>
          </table:table-cell>
          <table:table-cell table:style-name="表格14.A5" office:value-type="string">
            <text:p text:style-name="P560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60">TITLE</text:p>
          </table:table-cell>
          <table:table-cell table:style-name="表格14.A9" office:value-type="string">
            <text:p text:style-name="P134">VARCHAR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765"/>
          </table:table-cell>
          <table:table-cell table:style-name="表格14.A9" office:value-type="string">
            <text:p text:style-name="P260"><text:span text:style-name="T38">2</text:span>00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560"/>
          </table:table-cell>
          <table:table-cell table:style-name="表格14.A9" office:value-type="string">
            <text:p text:style-name="P560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63">MESSAGE</text:p>
          </table:table-cell>
          <table:table-cell table:style-name="表格14.A9" office:value-type="string">
            <text:p text:style-name="P134">VARCHAR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765"/>
          </table:table-cell>
          <table:table-cell table:style-name="表格14.A9" office:value-type="string">
            <text:p text:style-name="P250"><text:span text:style-name="T37">4</text:span>0<text:span text:style-name="T24">0</text:span>0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560"/>
          </table:table-cell>
          <table:table-cell table:style-name="表格14.A9" office:value-type="string">
            <text:p text:style-name="P560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86">DESCRIPTION</text:p>
          </table:table-cell>
          <table:table-cell table:style-name="表格14.A9" office:value-type="string">
            <text:p text:style-name="P137">VARCHAR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765"/>
          </table:table-cell>
          <table:table-cell table:style-name="表格14.A9" office:value-type="string">
            <text:p text:style-name="P286">200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560"/>
          </table:table-cell>
          <table:table-cell table:style-name="表格14.A9" office:value-type="string">
            <text:p text:style-name="P560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CUSERID</text:p>
          </table:table-cell>
          <table:table-cell table:style-name="表格14.A5" office:value-type="string">
            <text:p text:style-name="P277">VARCHAR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24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Create data user</text:p>
          </table:table-cell>
          <table:table-cell table:style-name="表格14.A5" office:value-type="string">
            <text:p text:style-name="P20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CDATE</text:p>
          </table:table-cell>
          <table:table-cell table:style-name="表格14.A5" office:value-type="string">
            <text:p text:style-name="P277">DATETIME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Create time</text:p>
          </table:table-cell>
          <table:table-cell table:style-name="表格14.A5" office:value-type="string">
            <text:p text:style-name="P20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UUSERID</text:p>
          </table:table-cell>
          <table:table-cell table:style-name="表格14.A5" office:value-type="string">
            <text:p text:style-name="P277">VARCHAR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24</text:p>
          </table:table-cell>
          <table:table-cell table:style-name="表格14.A5" office:value-type="string">
            <text:p text:style-name="P277">null</text:p>
          </table:table-cell>
          <table:table-cell table:style-name="表格14.A5" office:value-type="string">
            <text:p text:style-name="P277">Update date user</text:p>
          </table:table-cell>
          <table:table-cell table:style-name="表格14.A5" office:value-type="string">
            <text:p text:style-name="P20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UDATE</text:p>
          </table:table-cell>
          <table:table-cell table:style-name="表格14.A5" office:value-type="string">
            <text:p text:style-name="P277">DATETIME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null</text:p>
          </table:table-cell>
          <table:table-cell table:style-name="表格14.A5" office:value-type="string">
            <text:p text:style-name="P277">Update time</text:p>
          </table:table-cell>
          <table:table-cell table:style-name="表格14.A5" office:value-type="string">
            <text:p text:style-name="P20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</table:table>
      <text:list xml:id="list111740447168642" text:continue-numbering="true" text:style-name="WW8Num2">
        <text:list-item>
          <text:h text:style-name="P1531" text:outline-level="1"><text:bookmark-start text:name="__RefHeading__6139_1224920703"/><text:soft-page-break/><text:span text:style-name="T47">TB_SYS_</text:span><text:span text:style-name="T48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86">Project</text:p>
          </table:table-cell>
          <table:table-cell table:style-name="表格15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86">Ver</text:p>
          </table:table-cell>
          <table:table-cell table:style-name="表格15.A1" office:value-type="string">
            <text:p text:style-name="P105">0.5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6">Maintain</text:p>
          </table:table-cell>
          <table:table-cell table:style-name="表格15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6">Date</text:p>
          </table:table-cell>
          <table:table-cell table:style-name="表格15.A2" office:value-type="string">
            <text:p text:style-name="P105">2014/10/<text:span text:style-name="T23">17</text:span>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6">Table</text:p>
          </table:table-cell>
          <table:table-cell table:style-name="表格15.A2" table:number-columns-spanned="6" office:value-type="string">
            <text:p text:style-name="P170">tb_sys_<text:span text:style-name="T28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6">DataBase</text:p>
          </table:table-cell>
          <table:table-cell table:style-name="表格15.A2" office:value-type="string">
            <text:p text:style-name="P105">bbcore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4" office:value-type="string">
            <text:p text:style-name="P86">Descript</text:p>
          </table:table-cell>
          <table:table-cell table:style-name="表格15.A4" table:number-columns-spanned="8" office:value-type="string">
            <text:p text:style-name="P160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5" table:number-columns-spanned="9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95">Field</text:p>
          </table:table-cell>
          <table:table-cell table:style-name="表格15.A5" office:value-type="string">
            <text:p text:style-name="P95">Datatype</text:p>
          </table:table-cell>
          <table:table-cell table:style-name="表格15.A5" office:value-type="string">
            <text:p text:style-name="P95">PK</text:p>
          </table:table-cell>
          <table:table-cell table:style-name="表格15.A5" office:value-type="string">
            <text:p text:style-name="P95">UK</text:p>
          </table:table-cell>
          <table:table-cell table:style-name="表格15.A5" office:value-type="string">
            <text:p text:style-name="P95">IDX</text:p>
          </table:table-cell>
          <table:table-cell table:style-name="表格15.A5" office:value-type="string">
            <text:p text:style-name="P754"><text:span text:style-name="T2">S</text:span><text:span text:style-name="T3">IZE</text:span></text:p>
          </table:table-cell>
          <table:table-cell table:style-name="表格15.A5" office:value-type="string">
            <text:p text:style-name="P754"><text:span text:style-name="T2">D</text:span><text:span text:style-name="T3">EF</text:span></text:p>
          </table:table-cell>
          <table:table-cell table:style-name="表格15.A5" office:value-type="string">
            <text:p text:style-name="P95">Description</text:p>
          </table:table-cell>
          <table:table-cell table:style-name="表格15.A5" office:value-type="string">
            <text:p text:style-name="P95">Remarks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OID</text:p>
          </table:table-cell>
          <table:table-cell table:style-name="表格15.A5" office:value-type="string">
            <text:p text:style-name="P280">CHAR</text:p>
          </table:table-cell>
          <table:table-cell table:style-name="表格15.A5" office:value-type="string">
            <text:p text:style-name="P280">Y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<text:s/></text:p>
          </table:table-cell>
          <table:table-cell table:style-name="表格15.A5" office:value-type="string">
            <text:p text:style-name="P280">36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PK / UUID</text:p>
          </table:table-cell>
          <table:table-cell table:style-name="表格15.A5" office:value-type="string">
            <text:p text:style-name="P280">Default java UUID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9">TEMPLATE_ID</text:p>
          </table:table-cell>
          <table:table-cell table:style-name="表格15.A5" office:value-type="string">
            <text:p text:style-name="P135">VARCHAR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70">Y</text:p>
          </table:table-cell>
          <table:table-cell table:style-name="表格15.A5" office:value-type="string">
            <text:p text:style-name="P766"/>
          </table:table-cell>
          <table:table-cell table:style-name="表格15.A5" office:value-type="string">
            <text:p text:style-name="P279">10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605">TB_SYS_TEMPLATE.TEMPLATE_ID</text:p>
          </table:table-cell>
          <table:table-cell table:style-name="表格15.A5" office:value-type="string">
            <text:p text:style-name="P561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83">IS_TITLE</text:p>
          </table:table-cell>
          <table:table-cell table:style-name="表格15.A9" office:value-type="string">
            <text:p text:style-name="P136">VARCHAR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285">Y</text:p>
          </table:table-cell>
          <table:table-cell table:style-name="表格15.A9" office:value-type="string">
            <text:p text:style-name="P766"/>
          </table:table-cell>
          <table:table-cell table:style-name="表格15.A9" office:value-type="string">
            <text:p text:style-name="P283">1</text:p>
          </table:table-cell>
          <table:table-cell table:style-name="表格15.A9" office:value-type="string">
            <text:p text:style-name="P284">N</text:p>
          </table:table-cell>
          <table:table-cell table:style-name="表格15.A9" office:value-type="string">
            <text:p text:style-name="P619">是否為<text:span text:style-name="T39">title 或內文</text:span></text:p>
          </table:table-cell>
          <table:table-cell table:style-name="表格15.A9" office:value-type="string">
            <text:p text:style-name="P561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82">TEMPLATE_VAR</text:p>
          </table:table-cell>
          <table:table-cell table:style-name="表格15.A9" office:value-type="string">
            <text:p text:style-name="P135">VARCHAR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281">Y</text:p>
          </table:table-cell>
          <table:table-cell table:style-name="表格15.A9" office:value-type="string">
            <text:p text:style-name="P766"/>
          </table:table-cell>
          <table:table-cell table:style-name="表格15.A9" office:value-type="string">
            <text:p text:style-name="P282">100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604">Template <text:span text:style-name="T30">的變數</text:span></text:p>
          </table:table-cell>
          <table:table-cell table:style-name="表格15.A9" office:value-type="string">
            <text:p text:style-name="P561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82">OBJECT_VAR</text:p>
          </table:table-cell>
          <table:table-cell table:style-name="表格15.A9" office:value-type="string">
            <text:p text:style-name="P135">VARCHAR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766"/>
          </table:table-cell>
          <table:table-cell table:style-name="表格15.A9" office:value-type="string">
            <text:p text:style-name="P282">100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619">object 的變數</text:p>
          </table:table-cell>
          <table:table-cell table:style-name="表格15.A9" office:value-type="string">
            <text:p text:style-name="P561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CUSERID</text:p>
          </table:table-cell>
          <table:table-cell table:style-name="表格15.A5" office:value-type="string">
            <text:p text:style-name="P280">VARCHAR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24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Create data user</text:p>
          </table:table-cell>
          <table:table-cell table:style-name="表格15.A5" office:value-type="string">
            <text:p text:style-name="P20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CDATE</text:p>
          </table:table-cell>
          <table:table-cell table:style-name="表格15.A5" office:value-type="string">
            <text:p text:style-name="P280">DATETIME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Create time</text:p>
          </table:table-cell>
          <table:table-cell table:style-name="表格15.A5" office:value-type="string">
            <text:p text:style-name="P20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UUSERID</text:p>
          </table:table-cell>
          <table:table-cell table:style-name="表格15.A5" office:value-type="string">
            <text:p text:style-name="P280">VARCHAR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24</text:p>
          </table:table-cell>
          <table:table-cell table:style-name="表格15.A5" office:value-type="string">
            <text:p text:style-name="P280">null</text:p>
          </table:table-cell>
          <table:table-cell table:style-name="表格15.A5" office:value-type="string">
            <text:p text:style-name="P280">Update date user</text:p>
          </table:table-cell>
          <table:table-cell table:style-name="表格15.A5" office:value-type="string">
            <text:p text:style-name="P20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UDATE</text:p>
          </table:table-cell>
          <table:table-cell table:style-name="表格15.A5" office:value-type="string">
            <text:p text:style-name="P280">DATETIME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null</text:p>
          </table:table-cell>
          <table:table-cell table:style-name="表格15.A5" office:value-type="string">
            <text:p text:style-name="P280">Update time</text:p>
          </table:table-cell>
          <table:table-cell table:style-name="表格15.A5" office:value-type="string">
            <text:p text:style-name="P20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8"/>
      <text:p text:style-name="P17"/>
      <text:p text:style-name="P17"/>
      <text:list xml:id="list111740484171906" text:continue-numbering="true" text:style-name="WW8Num2">
        <text:list-item>
          <text:h text:style-name="P1523" text:outline-level="1"><text:bookmark-start text:name="__RefHeading__6973_1507293065"/>TB_SYS_<text:span text:style-name="T28">MSG_NOTICE_CONFIG</text:span><text:bookmark-end text:name="__RefHeading__6973_1507293065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p text:style-name="P87">Project</text:p>
          </table:table-cell>
          <table:table-cell table:style-name="表格16.A1" table:number-columns-spanned="6" office:value-type="string">
            <text:p text:style-name="P10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p text:style-name="P87">Ver</text:p>
          </table:table-cell>
          <table:table-cell table:style-name="表格16.A1" office:value-type="string">
            <text:p text:style-name="P106">0.5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7">Maintain</text:p>
          </table:table-cell>
          <table:table-cell table:style-name="表格16.A2" table:number-columns-spanned="6" office:value-type="string">
            <text:p text:style-name="P10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7">Date</text:p>
          </table:table-cell>
          <table:table-cell table:style-name="表格16.A2" office:value-type="string">
            <text:p text:style-name="P106">2014/10/<text:span text:style-name="T23">18</text:span>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7">Table</text:p>
          </table:table-cell>
          <table:table-cell table:style-name="表格16.A2" table:number-columns-spanned="6" office:value-type="string">
            <text:p text:style-name="P171">tb_sys_<text:span text:style-name="T28">msg_notice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7">DataBase</text:p>
          </table:table-cell>
          <table:table-cell table:style-name="表格16.A2" office:value-type="string">
            <text:p text:style-name="P106">bbcore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4" office:value-type="string">
            <text:p text:style-name="P87">Descript</text:p>
          </table:table-cell>
          <table:table-cell table:style-name="表格16.A4" table:number-columns-spanned="8" office:value-type="string">
            <text:p text:style-name="P161">提供<text:span text:style-name="T45">WebMessagePublishListener.java呼叫當前該使用哪組繼承BaseMessagePublishService.java的Impl service-class , 這組service-class主要是產生推堆訊息內容實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96">Field</text:p>
          </table:table-cell>
          <table:table-cell table:style-name="表格16.A5" office:value-type="string">
            <text:p text:style-name="P96">Datatype</text:p>
          </table:table-cell>
          <table:table-cell table:style-name="表格16.A5" office:value-type="string">
            <text:p text:style-name="P96">PK</text:p>
          </table:table-cell>
          <table:table-cell table:style-name="表格16.A5" office:value-type="string">
            <text:p text:style-name="P96">UK</text:p>
          </table:table-cell>
          <table:table-cell table:style-name="表格16.A5" office:value-type="string">
            <text:p text:style-name="P96">IDX</text:p>
          </table:table-cell>
          <table:table-cell table:style-name="表格16.A5" office:value-type="string">
            <text:p text:style-name="P755"><text:span text:style-name="T2">S</text:span><text:span text:style-name="T3">IZE</text:span></text:p>
          </table:table-cell>
          <table:table-cell table:style-name="表格16.A5" office:value-type="string">
            <text:p text:style-name="P755"><text:span text:style-name="T2">D</text:span><text:span text:style-name="T3">EF</text:span></text:p>
          </table:table-cell>
          <table:table-cell table:style-name="表格16.A5" office:value-type="string">
            <text:p text:style-name="P96">Description</text:p>
          </table:table-cell>
          <table:table-cell table:style-name="表格16.A5" office:value-type="string">
            <text:p text:style-name="P96">Remarks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OID</text:p>
          </table:table-cell>
          <table:table-cell table:style-name="表格16.A5" office:value-type="string">
            <text:p text:style-name="P287">CHAR</text:p>
          </table:table-cell>
          <table:table-cell table:style-name="表格16.A5" office:value-type="string">
            <text:p text:style-name="P287">Y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<text:s/></text:p>
          </table:table-cell>
          <table:table-cell table:style-name="表格16.A5" office:value-type="string">
            <text:p text:style-name="P287">36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PK / UUID</text:p>
          </table:table-cell>
          <table:table-cell table:style-name="表格16.A5" office:value-type="string">
            <text:p text:style-name="P287">Default java UUID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65"><text:span text:style-name="T40">MSG</text:span>_ID</text:p>
          </table:table-cell>
          <table:table-cell table:style-name="表格16.A5" office:value-type="string">
            <text:p text:style-name="P138">VARCHAR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71">Y</text:p>
          </table:table-cell>
          <table:table-cell table:style-name="表格16.A5" office:value-type="string">
            <text:p text:style-name="P767"/>
          </table:table-cell>
          <table:table-cell table:style-name="表格16.A5" office:value-type="string">
            <text:p text:style-name="P265">1<text:span text:style-name="T40">0</text:span>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606"><text:span text:style-name="T30">如 </text:span>MSG001 </text:p>
          </table:table-cell>
          <table:table-cell table:style-name="表格16.A5" office:value-type="string">
            <text:p text:style-name="P562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89">SYSTEM</text:p>
          </table:table-cell>
          <table:table-cell table:style-name="表格16.A9" office:value-type="string">
            <text:p text:style-name="P139">VARCHAR</text:p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291"/>
          </table:table-cell>
          <table:table-cell table:style-name="表格16.A9" office:value-type="string">
            <text:p text:style-name="P767"/>
          </table:table-cell>
          <table:table-cell table:style-name="表格16.A9" office:value-type="string">
            <text:p text:style-name="P289">10</text:p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620">如 <text:span text:style-name="T41">CORE</text:span></text:p>
          </table:table-cell>
          <table:table-cell table:style-name="表格16.A9" office:value-type="string">
            <text:p text:style-name="P562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88">CLASS_<text:span text:style-name="T42">NAME</text:span></text:p>
          </table:table-cell>
          <table:table-cell table:style-name="表格16.A9" office:value-type="string">
            <text:p text:style-name="P138">VARCHAR</text:p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767"/>
          </table:table-cell>
          <table:table-cell table:style-name="表格16.A9" office:value-type="string">
            <text:p text:style-name="P290">255</text:p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620">如 <text:span text:style-name="T40">com.test.SysMsgServiceImpl</text:span></text:p>
          </table:table-cell>
          <table:table-cell table:style-name="表格16.A9" office:value-type="string">
            <text:p text:style-name="P562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CUSERID</text:p>
          </table:table-cell>
          <table:table-cell table:style-name="表格16.A5" office:value-type="string">
            <text:p text:style-name="P287">VARCHAR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24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Create data user</text:p>
          </table:table-cell>
          <table:table-cell table:style-name="表格16.A5" office:value-type="string">
            <text:p text:style-name="P20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CDATE</text:p>
          </table:table-cell>
          <table:table-cell table:style-name="表格16.A5" office:value-type="string">
            <text:p text:style-name="P287">DATETIME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Create time</text:p>
          </table:table-cell>
          <table:table-cell table:style-name="表格16.A5" office:value-type="string">
            <text:p text:style-name="P20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UUSERID</text:p>
          </table:table-cell>
          <table:table-cell table:style-name="表格16.A5" office:value-type="string">
            <text:p text:style-name="P287">VARCHAR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24</text:p>
          </table:table-cell>
          <table:table-cell table:style-name="表格16.A5" office:value-type="string">
            <text:p text:style-name="P287">null</text:p>
          </table:table-cell>
          <table:table-cell table:style-name="表格16.A5" office:value-type="string">
            <text:p text:style-name="P287">Update date user</text:p>
          </table:table-cell>
          <table:table-cell table:style-name="表格16.A5" office:value-type="string">
            <text:p text:style-name="P20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UDATE</text:p>
          </table:table-cell>
          <table:table-cell table:style-name="表格16.A5" office:value-type="string">
            <text:p text:style-name="P287">DATETIME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null</text:p>
          </table:table-cell>
          <table:table-cell table:style-name="表格16.A5" office:value-type="string">
            <text:p text:style-name="P287">Update time</text:p>
          </table:table-cell>
          <table:table-cell table:style-name="表格16.A5" office:value-type="string">
            <text:p text:style-name="P20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9"/>
      <text:p text:style-name="P19"/>
      <text:list xml:id="list111740520169245" text:continue-numbering="true" text:style-name="WW8Num2">
        <text:list-item>
          <text:h text:style-name="P1524" text:outline-level="1"><text:bookmark-start text:name="__RefHeading__7410_1829345708"/><text:soft-page-break/>TB_SYS_<text:span text:style-name="T107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88">Project</text:p>
          </table:table-cell>
          <table:table-cell table:style-name="表格17.A1" table:number-columns-spanned="6" office:value-type="string">
            <text:p text:style-name="P10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88">Ver</text:p>
          </table:table-cell>
          <table:table-cell table:style-name="表格17.A1" office:value-type="string">
            <text:p text:style-name="P107">0.5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88">Maintain</text:p>
          </table:table-cell>
          <table:table-cell table:style-name="表格17.A2" table:number-columns-spanned="6" office:value-type="string">
            <text:p text:style-name="P10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8">Date</text:p>
          </table:table-cell>
          <table:table-cell table:style-name="表格17.A2" office:value-type="string">
            <text:p text:style-name="P107">2014/10/<text:span text:style-name="T107">22</text:span>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88">Table</text:p>
          </table:table-cell>
          <table:table-cell table:style-name="表格17.A2" table:number-columns-spanned="6" office:value-type="string">
            <text:p text:style-name="P172">tb_sys_<text:span text:style-name="T107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8">DataBase</text:p>
          </table:table-cell>
          <table:table-cell table:style-name="表格17.A2" office:value-type="string">
            <text:p text:style-name="P107">bbcore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4" office:value-type="string">
            <text:p text:style-name="P88">Descript</text:p>
          </table:table-cell>
          <table:table-cell table:style-name="表格17.A4" table:number-columns-spanned="8" office:value-type="string">
            <text:p text:style-name="P162">提供<text:span text:style-name="T107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5" table:number-columns-spanned="9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97">Field</text:p>
          </table:table-cell>
          <table:table-cell table:style-name="表格17.A5" office:value-type="string">
            <text:p text:style-name="P97">Datatype</text:p>
          </table:table-cell>
          <table:table-cell table:style-name="表格17.A5" office:value-type="string">
            <text:p text:style-name="P97">PK</text:p>
          </table:table-cell>
          <table:table-cell table:style-name="表格17.A5" office:value-type="string">
            <text:p text:style-name="P97">UK</text:p>
          </table:table-cell>
          <table:table-cell table:style-name="表格17.A5" office:value-type="string">
            <text:p text:style-name="P97">IDX</text:p>
          </table:table-cell>
          <table:table-cell table:style-name="表格17.A5" office:value-type="string">
            <text:p text:style-name="P756"><text:span text:style-name="T2">S</text:span><text:span text:style-name="T3">IZE</text:span></text:p>
          </table:table-cell>
          <table:table-cell table:style-name="表格17.A5" office:value-type="string">
            <text:p text:style-name="P756"><text:span text:style-name="T2">D</text:span><text:span text:style-name="T3">EF</text:span></text:p>
          </table:table-cell>
          <table:table-cell table:style-name="表格17.A5" office:value-type="string">
            <text:p text:style-name="P97">Description</text:p>
          </table:table-cell>
          <table:table-cell table:style-name="表格17.A5" office:value-type="string">
            <text:p text:style-name="P97">Remarks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OID</text:p>
          </table:table-cell>
          <table:table-cell table:style-name="表格17.A5" office:value-type="string">
            <text:p text:style-name="P301">CHAR</text:p>
          </table:table-cell>
          <table:table-cell table:style-name="表格17.A5" office:value-type="string">
            <text:p text:style-name="P301">Y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<text:s/></text:p>
          </table:table-cell>
          <table:table-cell table:style-name="表格17.A5" office:value-type="string">
            <text:p text:style-name="P301">36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PK / UUID</text:p>
          </table:table-cell>
          <table:table-cell table:style-name="表格17.A5" office:value-type="string">
            <text:p text:style-name="P301">Default java UUID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66"><text:span text:style-name="T108">WS</text:span>_ID</text:p>
          </table:table-cell>
          <table:table-cell table:style-name="表格17.A5" office:value-type="string">
            <text:p text:style-name="P141">VARCHAR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72">Y</text:p>
          </table:table-cell>
          <table:table-cell table:style-name="表格17.A5" office:value-type="string">
            <text:p text:style-name="P768"/>
          </table:table-cell>
          <table:table-cell table:style-name="表格17.A5" office:value-type="string">
            <text:p text:style-name="P266">1<text:span text:style-name="T40">0</text:span>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607"><text:span text:style-name="T30">如 </text:span><text:span text:style-name="T31">WS001</text:span> </text:p>
          </table:table-cell>
          <table:table-cell table:style-name="表格17.A5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89">SYSTEM</text:p>
          </table:table-cell>
          <table:table-cell table:style-name="表格17.A9" office:value-type="string">
            <text:p text:style-name="P139">VARCHAR</text:p>
          </table:table-cell>
          <table:table-cell table:style-name="表格17.A9" office:value-type="string">
            <text:p text:style-name="P203"/>
          </table:table-cell>
          <table:table-cell table:style-name="表格17.A9" office:value-type="string">
            <text:p text:style-name="P291"/>
          </table:table-cell>
          <table:table-cell table:style-name="表格17.A9" office:value-type="string">
            <text:p text:style-name="P767"/>
          </table:table-cell>
          <table:table-cell table:style-name="表格17.A9" office:value-type="string">
            <text:p text:style-name="P289">10</text:p>
          </table:table-cell>
          <table:table-cell table:style-name="表格17.A9" office:value-type="string">
            <text:p text:style-name="P203"/>
          </table:table-cell>
          <table:table-cell table:style-name="表格17.A9" office:value-type="string">
            <text:p text:style-name="P620">如 <text:span text:style-name="T41">CORE</text:span></text:p>
          </table:table-cell>
          <table:table-cell table:style-name="表格17.A9" office:value-type="string">
            <text:p text:style-name="P562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2">TYPE</text:p>
          </table:table-cell>
          <table:table-cell table:style-name="表格17.A9" office:value-type="string">
            <text:p text:style-name="P142">VARCHAR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292"/>
          </table:table-cell>
          <table:table-cell table:style-name="表格17.A9" office:value-type="string">
            <text:p text:style-name="P768"/>
          </table:table-cell>
          <table:table-cell table:style-name="表格17.A9" office:value-type="string">
            <text:p text:style-name="P302">4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631">SOAP, REST</text:p>
          </table:table-cell>
          <table:table-cell table:style-name="表格17.A9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2">BEAN_ID</text:p>
          </table:table-cell>
          <table:table-cell table:style-name="表格17.A9" office:value-type="string">
            <text:p text:style-name="P142">VARCHAR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768"/>
          </table:table-cell>
          <table:table-cell table:style-name="表格17.A9" office:value-type="string">
            <text:p text:style-name="P302">255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631">Spring bean id</text:p>
          </table:table-cell>
          <table:table-cell table:style-name="表格17.A9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2">PUBLISH_ADDRESS</text:p>
          </table:table-cell>
          <table:table-cell table:style-name="表格17.A9" office:value-type="string">
            <text:p text:style-name="P142">VARCHAR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768"/>
          </table:table-cell>
          <table:table-cell table:style-name="表格17.A9" office:value-type="string">
            <text:p text:style-name="P302">255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621">只有 <text:span text:style-name="T108">TYPE = 'SOAP' 才需要</text:span></text:p>
            <text:p text:style-name="P621">如: /<text:span text:style-name="T109">hello</text:span></text:p>
          </table:table-cell>
          <table:table-cell table:style-name="表格17.A9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3">DESCRIPTION</text:p>
          </table:table-cell>
          <table:table-cell table:style-name="表格17.A9" office:value-type="string">
            <text:p text:style-name="P143">VARCHAR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768"/>
          </table:table-cell>
          <table:table-cell table:style-name="表格17.A9" office:value-type="string">
            <text:p text:style-name="P303">500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621"/>
          </table:table-cell>
          <table:table-cell table:style-name="表格17.A9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CUSERID</text:p>
          </table:table-cell>
          <table:table-cell table:style-name="表格17.A5" office:value-type="string">
            <text:p text:style-name="P301">VARCHAR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24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Create data user</text:p>
          </table:table-cell>
          <table:table-cell table:style-name="表格17.A5" office:value-type="string">
            <text:p text:style-name="P20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CDATE</text:p>
          </table:table-cell>
          <table:table-cell table:style-name="表格17.A5" office:value-type="string">
            <text:p text:style-name="P301">DATETIME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Create time</text:p>
          </table:table-cell>
          <table:table-cell table:style-name="表格17.A5" office:value-type="string">
            <text:p text:style-name="P20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UUSERID</text:p>
          </table:table-cell>
          <table:table-cell table:style-name="表格17.A5" office:value-type="string">
            <text:p text:style-name="P301">VARCHAR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24</text:p>
          </table:table-cell>
          <table:table-cell table:style-name="表格17.A5" office:value-type="string">
            <text:p text:style-name="P301">null</text:p>
          </table:table-cell>
          <table:table-cell table:style-name="表格17.A5" office:value-type="string">
            <text:p text:style-name="P301">Update date user</text:p>
          </table:table-cell>
          <table:table-cell table:style-name="表格17.A5" office:value-type="string">
            <text:p text:style-name="P20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UDATE</text:p>
          </table:table-cell>
          <table:table-cell table:style-name="表格17.A5" office:value-type="string">
            <text:p text:style-name="P301">DATETIME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null</text:p>
          </table:table-cell>
          <table:table-cell table:style-name="表格17.A5" office:value-type="string">
            <text:p text:style-name="P301">Update time</text:p>
          </table:table-cell>
          <table:table-cell table:style-name="表格17.A5" office:value-type="string">
            <text:p text:style-name="P20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20"/>
      <text:p text:style-name="P20"/>
      <text:list xml:id="list111740564180460" text:continue-numbering="true" text:style-name="WW8Num2">
        <text:list-item>
          <text:h text:style-name="P1532" text:outline-level="1"><text:bookmark-start text:name="__RefHeading__7894_832783559"/><text:span text:style-name="T47">TB_SYS_</text:span><text:span text:style-name="T50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89">Project</text:p>
          </table:table-cell>
          <table:table-cell table:style-name="表格18.A1" table:number-columns-spanned="6" office:value-type="string">
            <text:p text:style-name="P10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89">Ver</text:p>
          </table:table-cell>
          <table:table-cell table:style-name="表格18.A1" office:value-type="string">
            <text:p text:style-name="P108">0.5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89">Maintain</text:p>
          </table:table-cell>
          <table:table-cell table:style-name="表格18.A2" table:number-columns-spanned="6" office:value-type="string">
            <text:p text:style-name="P10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89">Date</text:p>
          </table:table-cell>
          <table:table-cell table:style-name="表格18.A2" office:value-type="string">
            <text:p text:style-name="P108">2014/10/<text:span text:style-name="T107">23</text:span>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89">Table</text:p>
          </table:table-cell>
          <table:table-cell table:style-name="表格18.A2" table:number-columns-spanned="6" office:value-type="string">
            <text:p text:style-name="P173">tb_sys_<text:span text:style-name="T112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89">DataBase</text:p>
          </table:table-cell>
          <table:table-cell table:style-name="表格18.A2" office:value-type="string">
            <text:p text:style-name="P108">bbcore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4" office:value-type="string">
            <text:p text:style-name="P89">Descript</text:p>
          </table:table-cell>
          <table:table-cell table:style-name="表格18.A4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5" table:number-columns-spanned="9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98">Field</text:p>
          </table:table-cell>
          <table:table-cell table:style-name="表格18.A5" office:value-type="string">
            <text:p text:style-name="P98">Datatype</text:p>
          </table:table-cell>
          <table:table-cell table:style-name="表格18.A5" office:value-type="string">
            <text:p text:style-name="P98">PK</text:p>
          </table:table-cell>
          <table:table-cell table:style-name="表格18.A5" office:value-type="string">
            <text:p text:style-name="P98">UK</text:p>
          </table:table-cell>
          <table:table-cell table:style-name="表格18.A5" office:value-type="string">
            <text:p text:style-name="P98">IDX</text:p>
          </table:table-cell>
          <table:table-cell table:style-name="表格18.A5" office:value-type="string">
            <text:p text:style-name="P757"><text:span text:style-name="T2">S</text:span><text:span text:style-name="T3">IZE</text:span></text:p>
          </table:table-cell>
          <table:table-cell table:style-name="表格18.A5" office:value-type="string">
            <text:p text:style-name="P757"><text:span text:style-name="T2">D</text:span><text:span text:style-name="T3">EF</text:span></text:p>
          </table:table-cell>
          <table:table-cell table:style-name="表格18.A5" office:value-type="string">
            <text:p text:style-name="P98">Description</text:p>
          </table:table-cell>
          <table:table-cell table:style-name="表格18.A5" office:value-type="string">
            <text:p text:style-name="P98">Remarks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OID</text:p>
          </table:table-cell>
          <table:table-cell table:style-name="表格18.A5" office:value-type="string">
            <text:p text:style-name="P304">CHAR</text:p>
          </table:table-cell>
          <table:table-cell table:style-name="表格18.A5" office:value-type="string">
            <text:p text:style-name="P304">Y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<text:s/></text:p>
          </table:table-cell>
          <table:table-cell table:style-name="表格18.A5" office:value-type="string">
            <text:p text:style-name="P304">36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PK / UUID</text:p>
          </table:table-cell>
          <table:table-cell table:style-name="表格18.A5" office:value-type="string">
            <text:p text:style-name="P304">Default java UUID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67"><text:span text:style-name="T113">EXPR</text:span>_ID</text:p>
          </table:table-cell>
          <table:table-cell table:style-name="表格18.A5" office:value-type="string">
            <text:p text:style-name="P144">VARCHAR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73">Y</text:p>
          </table:table-cell>
          <table:table-cell table:style-name="表格18.A5" office:value-type="string">
            <text:p text:style-name="P769"/>
          </table:table-cell>
          <table:table-cell table:style-name="表格18.A5" office:value-type="string">
            <text:p text:style-name="P305">20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608"><text:span text:style-name="T30">如 </text:span><text:span text:style-name="T34">EXPR0001</text:span></text:p>
          </table:table-cell>
          <table:table-cell table:style-name="表格18.A5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7">TYPE</text:p>
          </table:table-cell>
          <table:table-cell table:style-name="表格18.A9" office:value-type="string">
            <text:p text:style-name="P147">VARCHAR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293"/>
          </table:table-cell>
          <table:table-cell table:style-name="表格18.A9" office:value-type="string">
            <text:p text:style-name="P769"/>
          </table:table-cell>
          <table:table-cell table:style-name="表格18.A9" office:value-type="string">
            <text:p text:style-name="P309">10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633">PYTHON , GROOVY, BSH</text:p>
          </table:table-cell>
          <table:table-cell table:style-name="表格18.A9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5">NAME</text:p>
          </table:table-cell>
          <table:table-cell table:style-name="表格18.A9" office:value-type="string">
            <text:p text:style-name="P145">VARCHAR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293"/>
          </table:table-cell>
          <table:table-cell table:style-name="表格18.A9" office:value-type="string">
            <text:p text:style-name="P769"/>
          </table:table-cell>
          <table:table-cell table:style-name="表格18.A9" office:value-type="string">
            <text:p text:style-name="P305">100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622"/>
          </table:table-cell>
          <table:table-cell table:style-name="表格18.A9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5">CONTENT</text:p>
          </table:table-cell>
          <table:table-cell table:style-name="表格18.A9" office:value-type="string">
            <text:p text:style-name="P145">VARCHAR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293"/>
          </table:table-cell>
          <table:table-cell table:style-name="表格18.A9" office:value-type="string">
            <text:p text:style-name="P769"/>
          </table:table-cell>
          <table:table-cell table:style-name="表格18.A9" office:value-type="string">
            <text:p text:style-name="P305">8000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632"/>
          </table:table-cell>
          <table:table-cell table:style-name="表格18.A9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6">DESCRIPTION</text:p>
          </table:table-cell>
          <table:table-cell table:style-name="表格18.A9" office:value-type="string">
            <text:p text:style-name="P146">VARCHAR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769"/>
          </table:table-cell>
          <table:table-cell table:style-name="表格18.A9" office:value-type="string">
            <text:p text:style-name="P306">500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632"/>
          </table:table-cell>
          <table:table-cell table:style-name="表格18.A9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CUSERID</text:p>
          </table:table-cell>
          <table:table-cell table:style-name="表格18.A5" office:value-type="string">
            <text:p text:style-name="P304">VARCHAR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24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Create data user</text:p>
          </table:table-cell>
          <table:table-cell table:style-name="表格18.A5" office:value-type="string">
            <text:p text:style-name="P20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CDATE</text:p>
          </table:table-cell>
          <table:table-cell table:style-name="表格18.A5" office:value-type="string">
            <text:p text:style-name="P304">DATETIME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Create time</text:p>
          </table:table-cell>
          <table:table-cell table:style-name="表格18.A5" office:value-type="string">
            <text:p text:style-name="P20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UUSERID</text:p>
          </table:table-cell>
          <table:table-cell table:style-name="表格18.A5" office:value-type="string">
            <text:p text:style-name="P304">VARCHAR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24</text:p>
          </table:table-cell>
          <table:table-cell table:style-name="表格18.A5" office:value-type="string">
            <text:p text:style-name="P304">null</text:p>
          </table:table-cell>
          <table:table-cell table:style-name="表格18.A5" office:value-type="string">
            <text:p text:style-name="P304">Update date user</text:p>
          </table:table-cell>
          <table:table-cell table:style-name="表格18.A5" office:value-type="string">
            <text:p text:style-name="P20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UDATE</text:p>
          </table:table-cell>
          <table:table-cell table:style-name="表格18.A5" office:value-type="string">
            <text:p text:style-name="P304">DATETIME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null</text:p>
          </table:table-cell>
          <table:table-cell table:style-name="表格18.A5" office:value-type="string">
            <text:p text:style-name="P304">Update time</text:p>
          </table:table-cell>
          <table:table-cell table:style-name="表格18.A5" office:value-type="string">
            <text:p text:style-name="P20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21"/>
      <text:list xml:id="list111740603177930" text:continue-numbering="true" text:style-name="WW8Num2">
        <text:list-item>
          <text:h text:style-name="P1533" text:outline-level="1"><text:bookmark-start text:name="__RefHeading__8355_722345540"/><text:soft-page-break/><text:span text:style-name="T47">TB_SYS_</text:span><text:span text:style-name="T53">BEAN</text:span><text:span text:style-name="T51">_</text:span><text:span text:style-name="T52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90">Project</text:p>
          </table:table-cell>
          <table:table-cell table:style-name="表格19.A1" table:number-columns-spanned="6" office:value-type="string">
            <text:p text:style-name="P10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90">Ver</text:p>
          </table:table-cell>
          <table:table-cell table:style-name="表格19.A1" office:value-type="string">
            <text:p text:style-name="P109">0.5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90">Maintain</text:p>
          </table:table-cell>
          <table:table-cell table:style-name="表格19.A2" table:number-columns-spanned="6" office:value-type="string">
            <text:p text:style-name="P10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90">Date</text:p>
          </table:table-cell>
          <table:table-cell table:style-name="表格19.A2" office:value-type="string">
            <text:p text:style-name="P109">2014/10/<text:span text:style-name="T107">24</text:span>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90">Table</text:p>
          </table:table-cell>
          <table:table-cell table:style-name="表格19.A2" table:number-columns-spanned="6" office:value-type="string">
            <text:p text:style-name="P174">tb_sys_<text:span text:style-name="T114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90">DataBase</text:p>
          </table:table-cell>
          <table:table-cell table:style-name="表格19.A2" office:value-type="string">
            <text:p text:style-name="P109">bbcore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4" office:value-type="string">
            <text:p text:style-name="P90">Descript</text:p>
          </table:table-cell>
          <table:table-cell table:style-name="表格19.A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5" table:number-columns-spanned="9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99">Field</text:p>
          </table:table-cell>
          <table:table-cell table:style-name="表格19.A5" office:value-type="string">
            <text:p text:style-name="P99">Datatype</text:p>
          </table:table-cell>
          <table:table-cell table:style-name="表格19.A5" office:value-type="string">
            <text:p text:style-name="P99">PK</text:p>
          </table:table-cell>
          <table:table-cell table:style-name="表格19.A5" office:value-type="string">
            <text:p text:style-name="P99">UK</text:p>
          </table:table-cell>
          <table:table-cell table:style-name="表格19.A5" office:value-type="string">
            <text:p text:style-name="P99">IDX</text:p>
          </table:table-cell>
          <table:table-cell table:style-name="表格19.A5" office:value-type="string">
            <text:p text:style-name="P758"><text:span text:style-name="T2">S</text:span><text:span text:style-name="T3">IZE</text:span></text:p>
          </table:table-cell>
          <table:table-cell table:style-name="表格19.A5" office:value-type="string">
            <text:p text:style-name="P758"><text:span text:style-name="T2">D</text:span><text:span text:style-name="T3">EF</text:span></text:p>
          </table:table-cell>
          <table:table-cell table:style-name="表格19.A5" office:value-type="string">
            <text:p text:style-name="P99">Description</text:p>
          </table:table-cell>
          <table:table-cell table:style-name="表格19.A5" office:value-type="string">
            <text:p text:style-name="P99">Remarks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OID</text:p>
          </table:table-cell>
          <table:table-cell table:style-name="表格19.A5" office:value-type="string">
            <text:p text:style-name="P311">CHAR</text:p>
          </table:table-cell>
          <table:table-cell table:style-name="表格19.A5" office:value-type="string">
            <text:p text:style-name="P311">Y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<text:s/></text:p>
          </table:table-cell>
          <table:table-cell table:style-name="表格19.A5" office:value-type="string">
            <text:p text:style-name="P311">36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PK / UUID</text:p>
          </table:table-cell>
          <table:table-cell table:style-name="表格19.A5" office:value-type="string">
            <text:p text:style-name="P311">Default java UUID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2">BEAN_ID</text:p>
          </table:table-cell>
          <table:table-cell table:style-name="表格19.A5" office:value-type="string">
            <text:p text:style-name="P148">VARCHAR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3">Y</text:p>
          </table:table-cell>
          <table:table-cell table:style-name="表格19.A5" office:value-type="string">
            <text:p text:style-name="P770"/>
          </table:table-cell>
          <table:table-cell table:style-name="表格19.A5" office:value-type="string">
            <text:p text:style-name="P312">255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648"/>
          </table:table-cell>
          <table:table-cell table:style-name="表格19.A5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12">METHOD</text:p>
          </table:table-cell>
          <table:table-cell table:style-name="表格19.A9" office:value-type="string">
            <text:p text:style-name="P148">VARCHAR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313">Y</text:p>
          </table:table-cell>
          <table:table-cell table:style-name="表格19.A9" office:value-type="string">
            <text:p text:style-name="P770"/>
          </table:table-cell>
          <table:table-cell table:style-name="表格19.A9" office:value-type="string">
            <text:p text:style-name="P312">100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634"/>
          </table:table-cell>
          <table:table-cell table:style-name="表格19.A9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32">SYSTEM</text:p>
          </table:table-cell>
          <table:table-cell table:style-name="表格19.A9" office:value-type="string">
            <text:p text:style-name="P152">VARCHAR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333">Y</text:p>
          </table:table-cell>
          <table:table-cell table:style-name="表格19.A9" office:value-type="string">
            <text:p text:style-name="P770"/>
          </table:table-cell>
          <table:table-cell table:style-name="表格19.A9" office:value-type="string">
            <text:p text:style-name="P332">10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640">TB_SYS.SYS_ID</text:p>
          </table:table-cell>
          <table:table-cell table:style-name="表格19.A9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12">ENABLE_FLAG</text:p>
          </table:table-cell>
          <table:table-cell table:style-name="表格19.A9" office:value-type="string">
            <text:p text:style-name="P148">VARCHAR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294"/>
          </table:table-cell>
          <table:table-cell table:style-name="表格19.A9" office:value-type="string">
            <text:p text:style-name="P770"/>
          </table:table-cell>
          <table:table-cell table:style-name="表格19.A9" office:value-type="string">
            <text:p text:style-name="P312">1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638">Y / N</text:p>
          </table:table-cell>
          <table:table-cell table:style-name="表格19.A9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34">DESCRIPTION</text:p>
          </table:table-cell>
          <table:table-cell table:style-name="表格19.A9" office:value-type="string">
            <text:p text:style-name="P153">VARCHAR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294"/>
          </table:table-cell>
          <table:table-cell table:style-name="表格19.A9" office:value-type="string">
            <text:p text:style-name="P770"/>
          </table:table-cell>
          <table:table-cell table:style-name="表格19.A9" office:value-type="string">
            <text:p text:style-name="P334">500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638"/>
          </table:table-cell>
          <table:table-cell table:style-name="表格19.A9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CUSERID</text:p>
          </table:table-cell>
          <table:table-cell table:style-name="表格19.A5" office:value-type="string">
            <text:p text:style-name="P311">VARCHAR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24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Create data user</text:p>
          </table:table-cell>
          <table:table-cell table:style-name="表格19.A5" office:value-type="string">
            <text:p text:style-name="P20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CDATE</text:p>
          </table:table-cell>
          <table:table-cell table:style-name="表格19.A5" office:value-type="string">
            <text:p text:style-name="P311">DATETIME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Create time</text:p>
          </table:table-cell>
          <table:table-cell table:style-name="表格19.A5" office:value-type="string">
            <text:p text:style-name="P20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UUSERID</text:p>
          </table:table-cell>
          <table:table-cell table:style-name="表格19.A5" office:value-type="string">
            <text:p text:style-name="P311">VARCHAR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24</text:p>
          </table:table-cell>
          <table:table-cell table:style-name="表格19.A5" office:value-type="string">
            <text:p text:style-name="P311">null</text:p>
          </table:table-cell>
          <table:table-cell table:style-name="表格19.A5" office:value-type="string">
            <text:p text:style-name="P311">Update date user</text:p>
          </table:table-cell>
          <table:table-cell table:style-name="表格19.A5" office:value-type="string">
            <text:p text:style-name="P20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UDATE</text:p>
          </table:table-cell>
          <table:table-cell table:style-name="表格19.A5" office:value-type="string">
            <text:p text:style-name="P311">DATETIME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null</text:p>
          </table:table-cell>
          <table:table-cell table:style-name="表格19.A5" office:value-type="string">
            <text:p text:style-name="P311">Update time</text:p>
          </table:table-cell>
          <table:table-cell table:style-name="表格19.A5" office:value-type="string">
            <text:p text:style-name="P20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/>
      <text:p text:style-name="P22"/>
      <text:list xml:id="list111740641182716" text:continue-numbering="true" text:style-name="WW8Num2">
        <text:list-item>
          <text:h text:style-name="P1534" text:outline-level="1"><text:bookmark-start text:name="__RefHeading__8357_722345540"/><text:span text:style-name="T47">TB_SYS_</text:span><text:span text:style-name="T53">BEAN</text:span><text:span text:style-name="T51">_</text:span><text:span text:style-name="T52">HELP_</text:span><text:span text:style-name="T54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91">Project</text:p>
          </table:table-cell>
          <table:table-cell table:style-name="表格20.A1" table:number-columns-spanned="6" office:value-type="string">
            <text:p text:style-name="P11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91">Ver</text:p>
          </table:table-cell>
          <table:table-cell table:style-name="表格20.A1" office:value-type="string">
            <text:p text:style-name="P110">0.5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91">Maintain</text:p>
          </table:table-cell>
          <table:table-cell table:style-name="表格20.A2" table:number-columns-spanned="6" office:value-type="string">
            <text:p text:style-name="P11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91">Date</text:p>
          </table:table-cell>
          <table:table-cell table:style-name="表格20.A2" office:value-type="string">
            <text:p text:style-name="P110">2014/10/<text:span text:style-name="T107">24</text:span>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91">Table</text:p>
          </table:table-cell>
          <table:table-cell table:style-name="表格20.A2" table:number-columns-spanned="6" office:value-type="string">
            <text:p text:style-name="P175">tb_sys_<text:span text:style-name="T114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91">DataBase</text:p>
          </table:table-cell>
          <table:table-cell table:style-name="表格20.A2" office:value-type="string">
            <text:p text:style-name="P110">bbcore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4" office:value-type="string">
            <text:p text:style-name="P91">Descript</text:p>
          </table:table-cell>
          <table:table-cell table:style-name="表格20.A4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5" table:number-columns-spanned="9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00">Field</text:p>
          </table:table-cell>
          <table:table-cell table:style-name="表格20.A5" office:value-type="string">
            <text:p text:style-name="P100">Datatype</text:p>
          </table:table-cell>
          <table:table-cell table:style-name="表格20.A5" office:value-type="string">
            <text:p text:style-name="P100">PK</text:p>
          </table:table-cell>
          <table:table-cell table:style-name="表格20.A5" office:value-type="string">
            <text:p text:style-name="P100">UK</text:p>
          </table:table-cell>
          <table:table-cell table:style-name="表格20.A5" office:value-type="string">
            <text:p text:style-name="P100">IDX</text:p>
          </table:table-cell>
          <table:table-cell table:style-name="表格20.A5" office:value-type="string">
            <text:p text:style-name="P759"><text:span text:style-name="T2">S</text:span><text:span text:style-name="T3">IZE</text:span></text:p>
          </table:table-cell>
          <table:table-cell table:style-name="表格20.A5" office:value-type="string">
            <text:p text:style-name="P759"><text:span text:style-name="T2">D</text:span><text:span text:style-name="T3">EF</text:span></text:p>
          </table:table-cell>
          <table:table-cell table:style-name="表格20.A5" office:value-type="string">
            <text:p text:style-name="P100">Description</text:p>
          </table:table-cell>
          <table:table-cell table:style-name="表格20.A5" office:value-type="string">
            <text:p text:style-name="P100">Remarks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OID</text:p>
          </table:table-cell>
          <table:table-cell table:style-name="表格20.A5" office:value-type="string">
            <text:p text:style-name="P314">CHAR</text:p>
          </table:table-cell>
          <table:table-cell table:style-name="表格20.A5" office:value-type="string">
            <text:p text:style-name="P314">Y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<text:s/></text:p>
          </table:table-cell>
          <table:table-cell table:style-name="表格20.A5" office:value-type="string">
            <text:p text:style-name="P314">36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PK / UUID</text:p>
          </table:table-cell>
          <table:table-cell table:style-name="表格20.A5" office:value-type="string">
            <text:p text:style-name="P314">Default java UUID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<text:span text:style-name="T116">HELP_</text:span>OID</text:p>
          </table:table-cell>
          <table:table-cell table:style-name="表格20.A5" office:value-type="string">
            <text:p text:style-name="P314">CHAR</text:p>
          </table:table-cell>
          <table:table-cell table:style-name="表格20.A5" office:value-type="string">
            <text:p text:style-name="P314"/>
          </table:table-cell>
          <table:table-cell table:style-name="表格20.A5" office:value-type="string">
            <text:p text:style-name="P464">Y</text:p>
          </table:table-cell>
          <table:table-cell table:style-name="表格20.A5" office:value-type="string">
            <text:p text:style-name="P314"><text:s/><text:span text:style-name="T121">Y</text:span></text:p>
          </table:table-cell>
          <table:table-cell table:style-name="表格20.A5" office:value-type="string">
            <text:p text:style-name="P314">36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649">TB_SYS_BEAN_HELP.OID</text:p>
          </table:table-cell>
          <table:table-cell table:style-name="表格20.A5" office:value-type="string">
            <text:p text:style-name="P566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15">EXPR_ID</text:p>
          </table:table-cell>
          <table:table-cell table:style-name="表格20.A9" office:value-type="string">
            <text:p text:style-name="P149">VARCHAR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318">Y</text:p>
          </table:table-cell>
          <table:table-cell table:style-name="表格20.A9" office:value-type="string">
            <text:p text:style-name="P771"/>
          </table:table-cell>
          <table:table-cell table:style-name="表格20.A9" office:value-type="string">
            <text:p text:style-name="P315">20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643">TB_SYS_EXPRESSION.EXPR_ID</text:p>
          </table:table-cell>
          <table:table-cell table:style-name="表格20.A9" office:value-type="string">
            <text:p text:style-name="P566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16">EXPR_SEQ</text:p>
          </table:table-cell>
          <table:table-cell table:style-name="表格20.A9" office:value-type="string">
            <text:p text:style-name="P150">VARCHAR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318"/>
          </table:table-cell>
          <table:table-cell table:style-name="表格20.A9" office:value-type="string">
            <text:p text:style-name="P771"/>
          </table:table-cell>
          <table:table-cell table:style-name="表格20.A9" office:value-type="string">
            <text:p text:style-name="P316">10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639">如 <text:span text:style-name="T115">AA001 用來決定expression執行順序</text:span></text:p>
          </table:table-cell>
          <table:table-cell table:style-name="表格20.A9" office:value-type="string">
            <text:p text:style-name="P566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26"><text:span text:style-name="T122">RUN_</text:span>TYPE</text:p>
          </table:table-cell>
          <table:table-cell table:style-name="表格20.A9" office:value-type="string">
            <text:p text:style-name="P151">VARCHAR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463">Y</text:p>
          </table:table-cell>
          <table:table-cell table:style-name="表格20.A9" office:value-type="string">
            <text:p text:style-name="P771"/>
          </table:table-cell>
          <table:table-cell table:style-name="表格20.A9" office:value-type="string">
            <text:p text:style-name="P325">10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646">BEFORE / AFTER</text:p>
            <text:p text:style-name="P647">指在 <text:span text:style-name="T123">method </text:span></text:p>
            <text:p text:style-name="P650">before執行前跑 expression </text:p>
            <text:p text:style-name="P650">after執行後跑 expression</text:p>
          </table:table-cell>
          <table:table-cell table:style-name="表格20.A9" office:value-type="string">
            <text:p text:style-name="P566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CUSERID</text:p>
          </table:table-cell>
          <table:table-cell table:style-name="表格20.A5" office:value-type="string">
            <text:p text:style-name="P314">VARCHAR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24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Create data user</text:p>
          </table:table-cell>
          <table:table-cell table:style-name="表格20.A5" office:value-type="string">
            <text:p text:style-name="P20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CDATE</text:p>
          </table:table-cell>
          <table:table-cell table:style-name="表格20.A5" office:value-type="string">
            <text:p text:style-name="P314">DATETIME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Create time</text:p>
          </table:table-cell>
          <table:table-cell table:style-name="表格20.A5" office:value-type="string">
            <text:p text:style-name="P20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UUSERID</text:p>
          </table:table-cell>
          <table:table-cell table:style-name="表格20.A5" office:value-type="string">
            <text:p text:style-name="P314">VARCHAR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24</text:p>
          </table:table-cell>
          <table:table-cell table:style-name="表格20.A5" office:value-type="string">
            <text:p text:style-name="P314">null</text:p>
          </table:table-cell>
          <table:table-cell table:style-name="表格20.A5" office:value-type="string">
            <text:p text:style-name="P314">Update date user</text:p>
          </table:table-cell>
          <table:table-cell table:style-name="表格20.A5" office:value-type="string">
            <text:p text:style-name="P20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UDATE</text:p>
          </table:table-cell>
          <table:table-cell table:style-name="表格20.A5" office:value-type="string">
            <text:p text:style-name="P314">DATETIME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null</text:p>
          </table:table-cell>
          <table:table-cell table:style-name="表格20.A5" office:value-type="string">
            <text:p text:style-name="P314">Update time</text:p>
          </table:table-cell>
          <table:table-cell table:style-name="表格20.A5" office:value-type="string">
            <text:p text:style-name="P20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/>
      <text:p text:style-name="P23"/>
      <text:p text:style-name="P23"><text:soft-page-break/></text:p>
      <text:list xml:id="list111740679150904" text:continue-numbering="true" text:style-name="WW8Num2">
        <text:list-item>
          <text:h text:style-name="P1535" text:outline-level="1"><text:bookmark-start text:name="__RefHeading__8359_722345540"/><text:span text:style-name="T47">TB_SYS_</text:span><text:span text:style-name="T53">BEAN</text:span><text:span text:style-name="T51">_</text:span><text:span text:style-name="T52">HELP_</text:span><text:span text:style-name="T56">EXPR_</text:span><text:span text:style-name="T55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11740681163324" text:continue-numbering="true" text:style-name="WW8Num2">
              <text:list-item>
                <text:p text:style-name="P995">Project</text:p>
              </text:list-item>
            </text:list>
          </table:table-cell>
          <table:table-cell table:style-name="表格21.A1" table:number-columns-spanned="6" office:value-type="string">
            <text:list xml:id="list111740681175026" text:continue-numbering="true" text:style-name="WW8Num2">
              <text:list-item>
                <text:p text:style-name="P108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11740682150906" text:continue-numbering="true" text:style-name="WW8Num2">
              <text:list-item>
                <text:p text:style-name="P995">Ver</text:p>
              </text:list-item>
            </text:list>
          </table:table-cell>
          <table:table-cell table:style-name="表格21.A1" office:value-type="string">
            <text:list xml:id="list111740682159065" text:continue-numbering="true" text:style-name="WW8Num2">
              <text:list-item>
                <text:p text:style-name="P1081">0.5</text:p>
              </text:list-item>
            </text:list>
          </table:table-cell>
          <table:table-cell table:style-name="表格21.J1" office:value-type="string">
            <text:list xml:id="list111740682175177" text:continue-numbering="true" text:style-name="WW8Num2">
              <text:list-item>
                <text:p text:style-name="P847"/>
              </text:list-item>
            </text:list>
          </table:table-cell>
          <table:table-cell table:style-name="表格21.K1" office:value-type="string">
            <text:list xml:id="list111740683182591" text:continue-numbering="true" text:style-name="WW8Num2">
              <text:list-item>
                <text:p text:style-name="P847"/>
              </text:list-item>
            </text:list>
          </table:table-cell>
          <table:table-cell table:style-name="表格21.K1" office:value-type="string">
            <text:list xml:id="list111740683165056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11740683162817" text:continue-numbering="true" text:style-name="WW8Num2">
              <text:list-item>
                <text:p text:style-name="P995">Maintain</text:p>
              </text:list-item>
            </text:list>
          </table:table-cell>
          <table:table-cell table:style-name="表格21.A2" table:number-columns-spanned="6" office:value-type="string">
            <text:list xml:id="list111740683177695" text:continue-numbering="true" text:style-name="WW8Num2">
              <text:list-item>
                <text:p text:style-name="P108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11740684168086" text:continue-numbering="true" text:style-name="WW8Num2">
              <text:list-item>
                <text:p text:style-name="P995">Date</text:p>
              </text:list-item>
            </text:list>
          </table:table-cell>
          <table:table-cell table:style-name="表格21.A2" office:value-type="string">
            <text:list xml:id="list111740684159083" text:continue-numbering="true" text:style-name="WW8Num2">
              <text:list-item>
                <text:p text:style-name="P1081">2014/10/<text:span text:style-name="T107">24</text:span></text:p>
              </text:list-item>
            </text:list>
          </table:table-cell>
          <table:table-cell table:style-name="表格21.J1" office:value-type="string">
            <text:list xml:id="list111740685179757" text:continue-numbering="true" text:style-name="WW8Num2">
              <text:list-item>
                <text:p text:style-name="P847"/>
              </text:list-item>
            </text:list>
          </table:table-cell>
          <table:table-cell table:style-name="表格21.K1" office:value-type="string">
            <text:list xml:id="list111740685152149" text:continue-numbering="true" text:style-name="WW8Num2">
              <text:list-item>
                <text:p text:style-name="P847"/>
              </text:list-item>
            </text:list>
          </table:table-cell>
          <table:table-cell table:style-name="表格21.K1" office:value-type="string">
            <text:list xml:id="list111740685167430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11740685167968" text:continue-numbering="true" text:style-name="WW8Num2">
              <text:list-item>
                <text:p text:style-name="P995">Table</text:p>
              </text:list-item>
            </text:list>
          </table:table-cell>
          <table:table-cell table:style-name="表格21.A2" table:number-columns-spanned="6" office:value-type="string">
            <text:list xml:id="list111740686151868" text:continue-numbering="true" text:style-name="WW8Num2">
              <text:list-item>
                <text:p text:style-name="P1185">tb_sys_<text:span text:style-name="T114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11740686180958" text:continue-numbering="true" text:style-name="WW8Num2">
              <text:list-item>
                <text:p text:style-name="P995">DataBase</text:p>
              </text:list-item>
            </text:list>
          </table:table-cell>
          <table:table-cell table:style-name="表格21.A2" office:value-type="string">
            <text:list xml:id="list111740687159113" text:continue-numbering="true" text:style-name="WW8Num2">
              <text:list-item>
                <text:p text:style-name="P1081">bbcore</text:p>
              </text:list-item>
            </text:list>
          </table:table-cell>
          <table:table-cell table:style-name="表格21.J1" office:value-type="string">
            <text:list xml:id="list111740687152451" text:continue-numbering="true" text:style-name="WW8Num2">
              <text:list-item>
                <text:p text:style-name="P847"/>
              </text:list-item>
            </text:list>
          </table:table-cell>
          <table:table-cell table:style-name="表格21.K1" office:value-type="string">
            <text:list xml:id="list111740687164243" text:continue-numbering="true" text:style-name="WW8Num2">
              <text:list-item>
                <text:p text:style-name="P847"/>
              </text:list-item>
            </text:list>
          </table:table-cell>
          <table:table-cell table:style-name="表格21.K1" office:value-type="string">
            <text:list xml:id="list111740688156059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11740688173127" text:continue-numbering="true" text:style-name="WW8Num2">
              <text:list-item>
                <text:p text:style-name="P995">Descript</text:p>
              </text:list-item>
            </text:list>
          </table:table-cell>
          <table:table-cell table:style-name="表格21.A4" table:number-columns-spanned="8" office:value-type="string">
            <text:list xml:id="list111740688167849" text:continue-numbering="true" text:style-name="WW8Num2">
              <text:list-item>
                <text:p text:style-name="P11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11740689155713" text:continue-numbering="true" text:style-name="WW8Num2">
              <text:list-item>
                <text:p text:style-name="P847"/>
              </text:list-item>
            </text:list>
          </table:table-cell>
          <table:table-cell table:style-name="表格21.K1" office:value-type="string">
            <text:list xml:id="list111740689159603" text:continue-numbering="true" text:style-name="WW8Num2">
              <text:list-item>
                <text:p text:style-name="P847"/>
              </text:list-item>
            </text:list>
          </table:table-cell>
          <table:table-cell table:style-name="表格21.K1" office:value-type="string">
            <text:list xml:id="list111740689152412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11740690161231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11740690154591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1740690154022" text:continue-numbering="true" text:style-name="WW8Num2">
              <text:list-item>
                <text:p text:style-name="P1038">Field</text:p>
              </text:list-item>
            </text:list>
          </table:table-cell>
          <table:table-cell table:style-name="表格21.A5" office:value-type="string">
            <text:list xml:id="list111740691182235" text:continue-numbering="true" text:style-name="WW8Num2">
              <text:list-item>
                <text:p text:style-name="P1038">Datatype</text:p>
              </text:list-item>
            </text:list>
          </table:table-cell>
          <table:table-cell table:style-name="表格21.A5" office:value-type="string">
            <text:list xml:id="list111740691172108" text:continue-numbering="true" text:style-name="WW8Num2">
              <text:list-item>
                <text:p text:style-name="P1038">PK</text:p>
              </text:list-item>
            </text:list>
          </table:table-cell>
          <table:table-cell table:style-name="表格21.A5" office:value-type="string">
            <text:list xml:id="list111740691155834" text:continue-numbering="true" text:style-name="WW8Num2">
              <text:list-item>
                <text:p text:style-name="P1038">UK</text:p>
              </text:list-item>
            </text:list>
          </table:table-cell>
          <table:table-cell table:style-name="表格21.A5" office:value-type="string">
            <text:list xml:id="list111740692158046" text:continue-numbering="true" text:style-name="WW8Num2">
              <text:list-item>
                <text:p text:style-name="P1038">IDX</text:p>
              </text:list-item>
            </text:list>
          </table:table-cell>
          <table:table-cell table:style-name="表格21.A5" office:value-type="string">
            <text:list xml:id="list111740692179219" text:continue-numbering="true" text:style-name="WW8Num2">
              <text:list-item>
                <text:p text:style-name="P952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11740693155332" text:continue-numbering="true" text:style-name="WW8Num2">
              <text:list-item>
                <text:p text:style-name="P952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11740694181301" text:continue-numbering="true" text:style-name="WW8Num2">
              <text:list-item>
                <text:p text:style-name="P1038">Description</text:p>
              </text:list-item>
            </text:list>
          </table:table-cell>
          <table:table-cell table:style-name="表格21.A5" office:value-type="string">
            <text:list xml:id="list111740694168328" text:continue-numbering="true" text:style-name="WW8Num2">
              <text:list-item>
                <text:p text:style-name="P1038">Remarks</text:p>
              </text:list-item>
            </text:list>
          </table:table-cell>
          <table:table-cell table:style-name="表格21.J5" table:number-columns-spanned="3" office:value-type="string">
            <text:list xml:id="list111740694179729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1740695168607" text:continue-numbering="true" text:style-name="WW8Num2">
              <text:list-item>
                <text:p text:style-name="P1228">OID</text:p>
              </text:list-item>
            </text:list>
          </table:table-cell>
          <table:table-cell table:style-name="表格21.A5" office:value-type="string">
            <text:list xml:id="list111740695163688" text:continue-numbering="true" text:style-name="WW8Num2">
              <text:list-item>
                <text:p text:style-name="P1228">CHAR</text:p>
              </text:list-item>
            </text:list>
          </table:table-cell>
          <table:table-cell table:style-name="表格21.A5" office:value-type="string">
            <text:list xml:id="list111740695151265" text:continue-numbering="true" text:style-name="WW8Num2">
              <text:list-item>
                <text:p text:style-name="P1228">Y</text:p>
              </text:list-item>
            </text:list>
          </table:table-cell>
          <table:table-cell table:style-name="表格21.A5" office:value-type="string">
            <text:list xml:id="list111740696155494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696176057" text:continue-numbering="true" text:style-name="WW8Num2">
              <text:list-item>
                <text:p text:style-name="P1228"><text:s/></text:p>
              </text:list-item>
            </text:list>
          </table:table-cell>
          <table:table-cell table:style-name="表格21.A5" office:value-type="string">
            <text:list xml:id="list111740697163085" text:continue-numbering="true" text:style-name="WW8Num2">
              <text:list-item>
                <text:p text:style-name="P1228">36</text:p>
              </text:list-item>
            </text:list>
          </table:table-cell>
          <table:table-cell table:style-name="表格21.A5" office:value-type="string">
            <text:list xml:id="list111740697151124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697168490" text:continue-numbering="true" text:style-name="WW8Num2">
              <text:list-item>
                <text:p text:style-name="P1228">PK / UUID</text:p>
              </text:list-item>
            </text:list>
          </table:table-cell>
          <table:table-cell table:style-name="表格21.A5" office:value-type="string">
            <text:list xml:id="list111740698177499" text:continue-numbering="true" text:style-name="WW8Num2">
              <text:list-item>
                <text:p text:style-name="P1228">Default java UUID</text:p>
              </text:list-item>
            </text:list>
          </table:table-cell>
          <table:table-cell table:style-name="表格21.J5" table:number-columns-spanned="3" office:value-type="string">
            <text:list xml:id="list111740698163485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1740698150915" text:continue-numbering="true" text:style-name="WW8Num2">
              <text:list-item>
                <text:p text:style-name="P1340">HELP_EXPR_OID</text:p>
              </text:list-item>
            </text:list>
          </table:table-cell>
          <table:table-cell table:style-name="表格21.A5" office:value-type="string">
            <text:list xml:id="list111740699153408" text:continue-numbering="true" text:style-name="WW8Num2">
              <text:list-item>
                <text:p text:style-name="P1228">CHAR</text:p>
              </text:list-item>
            </text:list>
          </table:table-cell>
          <table:table-cell table:style-name="表格21.A5" office:value-type="string">
            <text:list xml:id="list111740699177003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21.A5" office:value-type="string">
            <text:list xml:id="list111740699154806" text:continue-numbering="true" text:style-name="WW8Num2">
              <text:list-item>
                <text:p text:style-name="P1341">Y</text:p>
              </text:list-item>
            </text:list>
          </table:table-cell>
          <table:table-cell table:style-name="表格21.A5" office:value-type="string">
            <text:list xml:id="list111740700158116" text:continue-numbering="true" text:style-name="WW8Num2">
              <text:list-item>
                <text:p text:style-name="P1228"><text:s/><text:span text:style-name="T121">Y</text:span></text:p>
              </text:list-item>
            </text:list>
          </table:table-cell>
          <table:table-cell table:style-name="表格21.A5" office:value-type="string">
            <text:list xml:id="list111740700172508" text:continue-numbering="true" text:style-name="WW8Num2">
              <text:list-item>
                <text:p text:style-name="P1228">36</text:p>
              </text:list-item>
            </text:list>
          </table:table-cell>
          <table:table-cell table:style-name="表格21.A5" office:value-type="string">
            <text:p text:style-name="P207"/>
          </table:table-cell>
          <table:table-cell table:style-name="表格21.A5" office:value-type="string">
            <text:p text:style-name="P651">TB_SYS_BEAN_HELP_EXPR.OID</text:p>
          </table:table-cell>
          <table:table-cell table:style-name="表格21.A5" office:value-type="string">
            <text:p text:style-name="P566"/>
          </table:table-cell>
          <table:table-cell table:style-name="表格21.J5" table:number-columns-spanned="3" office:value-type="string">
            <text:list xml:id="list111740701176095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22">METHOD_RESULT_<text:span text:style-name="T119">FLAG</text:span></text:p>
          </table:table-cell>
          <table:table-cell table:style-name="表格21.A9" office:value-type="string">
            <text:list xml:id="list111740702173760" text:continue-numbering="true" text:style-name="WW8Num2">
              <text:list-item>
                <text:p text:style-name="P1271">VARCHAR</text:p>
              </text:list-item>
            </text:list>
          </table:table-cell>
          <table:table-cell table:style-name="表格21.A9" office:value-type="string">
            <text:p text:style-name="P207"/>
          </table:table-cell>
          <table:table-cell table:style-name="表格21.A9" office:value-type="string">
            <text:p text:style-name="P319"/>
          </table:table-cell>
          <table:table-cell table:style-name="表格21.A9" office:value-type="string">
            <text:p text:style-name="P771"/>
          </table:table-cell>
          <table:table-cell table:style-name="表格21.A9" office:value-type="string">
            <text:p text:style-name="P324">1</text:p>
          </table:table-cell>
          <table:table-cell table:style-name="表格21.A9" office:value-type="string">
            <text:p text:style-name="P327">'N'</text:p>
          </table:table-cell>
          <table:table-cell table:style-name="表格21.A9" office:value-type="string">
            <text:p text:style-name="P645">Y / N</text:p>
            <text:p text:style-name="P645">是否把<text:span text:style-name="T120">method回傳的物件放入 script expression</text:span></text:p>
          </table:table-cell>
          <table:table-cell table:style-name="表格21.A9" office:value-type="string">
            <text:p text:style-name="P610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11740705151694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17">METHOD_PARAM_CLASS</text:p>
          </table:table-cell>
          <table:table-cell table:style-name="表格21.A9" office:value-type="string">
            <text:list xml:id="list111740706169027" text:continue-numbering="true" text:style-name="WW8Num2">
              <text:list-item>
                <text:p text:style-name="P1272">VARCHAR</text:p>
              </text:list-item>
            </text:list>
          </table:table-cell>
          <table:table-cell table:style-name="表格21.A9" office:value-type="string">
            <text:p text:style-name="P207"/>
          </table:table-cell>
          <table:table-cell table:style-name="表格21.A9" office:value-type="string">
            <text:p text:style-name="P319"/>
          </table:table-cell>
          <table:table-cell table:style-name="表格21.A9" office:value-type="string">
            <text:p text:style-name="P771"/>
          </table:table-cell>
          <table:table-cell table:style-name="表格21.A9" office:value-type="string">
            <text:p text:style-name="P317">255</text:p>
          </table:table-cell>
          <table:table-cell table:style-name="表格21.A9" office:value-type="string">
            <text:p text:style-name="P330">' '</text:p>
          </table:table-cell>
          <table:table-cell table:style-name="表格21.A9" office:value-type="string">
            <text:p text:style-name="P644">Server method 的參數物件</text:p>
            <text:p text:style-name="P643">如 <text:span text:style-name="T117">test.vo.AccountVO</text:span></text:p>
          </table:table-cell>
          <table:table-cell table:style-name="表格21.A9" office:value-type="string">
            <text:p text:style-name="P323">METHOD_RESULT_<text:span text:style-name="T119">FLAG ='Y' </text:span><text:span text:style-name="T35">不用寫這個欄位</text:span></text:p>
          </table:table-cell>
          <table:table-cell table:style-name="表格21.J5" table:number-columns-spanned="3" office:value-type="string">
            <text:list xml:id="list111740709163959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11740709157136" text:continue-numbering="true" text:style-name="WW8Num2">
              <text:list-item>
                <text:p text:style-name="P1342">METHOD_PARAM_INDEX</text:p>
              </text:list-item>
            </text:list>
          </table:table-cell>
          <table:table-cell table:style-name="表格21.A9" office:value-type="string">
            <text:list xml:id="list111740710165907" text:continue-numbering="true" text:style-name="WW8Num2">
              <text:list-item>
                <text:p text:style-name="P1342">INT</text:p>
              </text:list-item>
            </text:list>
          </table:table-cell>
          <table:table-cell table:style-name="表格21.A9" office:value-type="string">
            <text:list xml:id="list111740710162258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9" office:value-type="string">
            <text:list xml:id="list111740711158892" text:continue-numbering="true" text:style-name="WW8Num2">
              <text:list-item>
                <text:p text:style-name="P1343"/>
              </text:list-item>
            </text:list>
          </table:table-cell>
          <table:table-cell table:style-name="表格21.A9" office:value-type="string">
            <text:list xml:id="list111740711165580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9" office:value-type="string">
            <text:list xml:id="list111740711180113" text:continue-numbering="true" text:style-name="WW8Num2">
              <text:list-item>
                <text:p text:style-name="P1342">3</text:p>
              </text:list-item>
            </text:list>
          </table:table-cell>
          <table:table-cell table:style-name="表格21.A9" office:value-type="string">
            <text:list xml:id="list111740712172610" text:continue-numbering="true" text:style-name="WW8Num2">
              <text:list-item>
                <text:p text:style-name="P1346">0</text:p>
              </text:list-item>
            </text:list>
          </table:table-cell>
          <table:table-cell table:style-name="表格21.A9" office:value-type="string">
            <text:list xml:id="list111740712175076" text:continue-numbering="true" text:style-name="WW8Num2">
              <text:list-item>
                <text:p text:style-name="P1459">0 ~ 999 指參數的位址</text:p>
              </text:list-item>
            </text:list>
          </table:table-cell>
          <table:table-cell table:style-name="表格21.A9" office:value-type="string">
            <text:list xml:id="list111740713176081" text:continue-numbering="true" text:style-name="WW8Num2">
              <text:list-item>
                <text:p text:style-name="P1349">METHOD_RESULT_<text:span text:style-name="T119">FLAG ='Y' </text:span><text:span text:style-name="T35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11740713155588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11740714164394" text:continue-numbering="true" text:style-name="WW8Num2">
              <text:list-item>
                <text:p text:style-name="P1350">VAR_NAME</text:p>
              </text:list-item>
            </text:list>
          </table:table-cell>
          <table:table-cell table:style-name="表格21.A9" office:value-type="string">
            <text:list xml:id="list111740714168935" text:continue-numbering="true" text:style-name="WW8Num2">
              <text:list-item>
                <text:p text:style-name="P1272">VARCHAR</text:p>
              </text:list-item>
            </text:list>
          </table:table-cell>
          <table:table-cell table:style-name="表格21.A9" office:value-type="string">
            <text:list xml:id="list11174071416507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9" office:value-type="string">
            <text:list xml:id="list111740715150750" text:continue-numbering="true" text:style-name="WW8Num2">
              <text:list-item>
                <text:p text:style-name="P1343">Y</text:p>
              </text:list-item>
            </text:list>
          </table:table-cell>
          <table:table-cell table:style-name="表格21.A9" office:value-type="string">
            <text:list xml:id="list111740715179397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9" office:value-type="string">
            <text:list xml:id="list111740716166806" text:continue-numbering="true" text:style-name="WW8Num2">
              <text:list-item>
                <text:p text:style-name="P1350">255</text:p>
              </text:list-item>
            </text:list>
          </table:table-cell>
          <table:table-cell table:style-name="表格21.A9" office:value-type="string">
            <text:list xml:id="list111740716171905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9" office:value-type="string">
            <text:list xml:id="list111740717167642" text:continue-numbering="true" text:style-name="WW8Num2">
              <text:list-item>
                <text:p text:style-name="P1460">給<text:span text:style-name="T118">script expression 的變數</text:span></text:p>
              </text:list-item>
              <text:list-item>
                <text:p text:style-name="P1460">如: <text:span text:style-name="T118">account</text:span></text:p>
              </text:list-item>
            </text:list>
          </table:table-cell>
          <table:table-cell table:style-name="表格21.A9" office:value-type="string">
            <text:list xml:id="list111740717162550" text:continue-numbering="true" text:style-name="WW8Num2">
              <text:list-item>
                <text:p text:style-name="P1485"/>
              </text:list-item>
            </text:list>
          </table:table-cell>
          <table:table-cell table:style-name="表格21.J5" table:number-columns-spanned="3" office:value-type="string">
            <text:list xml:id="list111740718169435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1740718179826" text:continue-numbering="true" text:style-name="WW8Num2">
              <text:list-item>
                <text:p text:style-name="P1228">CUSERID</text:p>
              </text:list-item>
            </text:list>
          </table:table-cell>
          <table:table-cell table:style-name="表格21.A5" office:value-type="string">
            <text:list xml:id="list111740718152589" text:continue-numbering="true" text:style-name="WW8Num2">
              <text:list-item>
                <text:p text:style-name="P1228">VARCHAR</text:p>
              </text:list-item>
            </text:list>
          </table:table-cell>
          <table:table-cell table:style-name="表格21.A5" office:value-type="string">
            <text:list xml:id="list11174071917703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19166108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015961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0164350" text:continue-numbering="true" text:style-name="WW8Num2">
              <text:list-item>
                <text:p text:style-name="P1228">24</text:p>
              </text:list-item>
            </text:list>
          </table:table-cell>
          <table:table-cell table:style-name="表格21.A5" office:value-type="string">
            <text:list xml:id="list111740720182460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1181620" text:continue-numbering="true" text:style-name="WW8Num2">
              <text:list-item>
                <text:p text:style-name="P1228">Create data user</text:p>
              </text:list-item>
            </text:list>
          </table:table-cell>
          <table:table-cell table:style-name="表格21.A5" office:value-type="string">
            <text:list xml:id="list11174072217853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J5" table:number-columns-spanned="3" office:value-type="string">
            <text:list xml:id="list111740722182391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1740722171774" text:continue-numbering="true" text:style-name="WW8Num2">
              <text:list-item>
                <text:p text:style-name="P1228">CDATE</text:p>
              </text:list-item>
            </text:list>
          </table:table-cell>
          <table:table-cell table:style-name="表格21.A5" office:value-type="string">
            <text:list xml:id="list111740723164579" text:continue-numbering="true" text:style-name="WW8Num2">
              <text:list-item>
                <text:p text:style-name="P1228">DATETIME</text:p>
              </text:list-item>
            </text:list>
          </table:table-cell>
          <table:table-cell table:style-name="表格21.A5" office:value-type="string">
            <text:list xml:id="list111740723166072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4158428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4168182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5164548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5156662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5177084" text:continue-numbering="true" text:style-name="WW8Num2">
              <text:list-item>
                <text:p text:style-name="P1228">Create time</text:p>
              </text:list-item>
            </text:list>
          </table:table-cell>
          <table:table-cell table:style-name="表格21.A5" office:value-type="string">
            <text:list xml:id="list111740726156871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J5" table:number-columns-spanned="3" office:value-type="string">
            <text:list xml:id="list111740726180544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1740727174837" text:continue-numbering="true" text:style-name="WW8Num2">
              <text:list-item>
                <text:p text:style-name="P1228">UUSERID</text:p>
              </text:list-item>
            </text:list>
          </table:table-cell>
          <table:table-cell table:style-name="表格21.A5" office:value-type="string">
            <text:list xml:id="list111740727181926" text:continue-numbering="true" text:style-name="WW8Num2">
              <text:list-item>
                <text:p text:style-name="P1228">VARCHAR</text:p>
              </text:list-item>
            </text:list>
          </table:table-cell>
          <table:table-cell table:style-name="表格21.A5" office:value-type="string">
            <text:list xml:id="list111740728173715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8161154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8157060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29181310" text:continue-numbering="true" text:style-name="WW8Num2">
              <text:list-item>
                <text:p text:style-name="P1228">24</text:p>
              </text:list-item>
            </text:list>
          </table:table-cell>
          <table:table-cell table:style-name="表格21.A5" office:value-type="string">
            <text:list xml:id="list111740730166974" text:continue-numbering="true" text:style-name="WW8Num2">
              <text:list-item>
                <text:p text:style-name="P1228">null</text:p>
              </text:list-item>
            </text:list>
          </table:table-cell>
          <table:table-cell table:style-name="表格21.A5" office:value-type="string">
            <text:list xml:id="list111740730161386" text:continue-numbering="true" text:style-name="WW8Num2">
              <text:list-item>
                <text:p text:style-name="P1228">Update date user</text:p>
              </text:list-item>
            </text:list>
          </table:table-cell>
          <table:table-cell table:style-name="表格21.A5" office:value-type="string">
            <text:list xml:id="list111740731157007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J5" table:number-columns-spanned="3" office:value-type="string">
            <text:list xml:id="list111740731160911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11740731181876" text:continue-numbering="true" text:style-name="WW8Num2">
              <text:list-item>
                <text:p text:style-name="P1228">UDATE</text:p>
              </text:list-item>
            </text:list>
          </table:table-cell>
          <table:table-cell table:style-name="表格21.A5" office:value-type="string">
            <text:list xml:id="list111740732153478" text:continue-numbering="true" text:style-name="WW8Num2">
              <text:list-item>
                <text:p text:style-name="P1228">DATETIME</text:p>
              </text:list-item>
            </text:list>
          </table:table-cell>
          <table:table-cell table:style-name="表格21.A5" office:value-type="string">
            <text:list xml:id="list111740732179971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32158627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33156397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34152126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A5" office:value-type="string">
            <text:list xml:id="list111740734155314" text:continue-numbering="true" text:style-name="WW8Num2">
              <text:list-item>
                <text:p text:style-name="P1228">null</text:p>
              </text:list-item>
            </text:list>
          </table:table-cell>
          <table:table-cell table:style-name="表格21.A5" office:value-type="string">
            <text:list xml:id="list111740735154705" text:continue-numbering="true" text:style-name="WW8Num2">
              <text:list-item>
                <text:p text:style-name="P1228">Update time</text:p>
              </text:list-item>
            </text:list>
          </table:table-cell>
          <table:table-cell table:style-name="表格21.A5" office:value-type="string">
            <text:list xml:id="list111740735173039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21.J5" table:number-columns-spanned="3" office:value-type="string">
            <text:list xml:id="list111740736151374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</table:table>
      <text:list xml:id="list111740736179064" text:continue-numbering="true" text:style-name="WW8Num2">
        <text:list-item>
          <text:p text:style-name="P890"/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11740743167255" text:continue-numbering="true" text:style-name="WW8Num2">
        <text:list-item>
          <text:h text:style-name="P1536" text:outline-level="1"><text:bookmark-start text:name="__RefHeading__9785_1923556911"/><text:soft-page-break/><text:span text:style-name="T47">TB_SYS_</text:span><text:span text:style-name="T57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11740744160021" text:continue-numbering="true" text:style-name="WW8Num2">
              <text:list-item>
                <text:p text:style-name="P996">Project</text:p>
              </text:list-item>
            </text:list>
          </table:table-cell>
          <table:table-cell table:style-name="表格22.A1" table:number-columns-spanned="6" office:value-type="string">
            <text:list xml:id="list111740744173178" text:continue-numbering="true" text:style-name="WW8Num2">
              <text:list-item>
                <text:p text:style-name="P108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11740745159327" text:continue-numbering="true" text:style-name="WW8Num2">
              <text:list-item>
                <text:p text:style-name="P996">Ver</text:p>
              </text:list-item>
            </text:list>
          </table:table-cell>
          <table:table-cell table:style-name="表格22.A1" office:value-type="string">
            <text:list xml:id="list111740745173225" text:continue-numbering="true" text:style-name="WW8Num2">
              <text:list-item>
                <text:p text:style-name="P1082">0.5</text:p>
              </text:list-item>
            </text:list>
          </table:table-cell>
          <table:table-cell table:style-name="表格22.J1" office:value-type="string">
            <text:list xml:id="list111740745181584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K1" office:value-type="string">
            <text:list xml:id="list111740746154236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K1" office:value-type="string">
            <text:list xml:id="list111740746176256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11740746179464" text:continue-numbering="true" text:style-name="WW8Num2">
              <text:list-item>
                <text:p text:style-name="P996">Maintain</text:p>
              </text:list-item>
            </text:list>
          </table:table-cell>
          <table:table-cell table:style-name="表格22.A2" table:number-columns-spanned="6" office:value-type="string">
            <text:list xml:id="list111740747179755" text:continue-numbering="true" text:style-name="WW8Num2">
              <text:list-item>
                <text:p text:style-name="P108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11740748167746" text:continue-numbering="true" text:style-name="WW8Num2">
              <text:list-item>
                <text:p text:style-name="P996">Date</text:p>
              </text:list-item>
            </text:list>
          </table:table-cell>
          <table:table-cell table:style-name="表格22.A2" office:value-type="string">
            <text:list xml:id="list111740748164971" text:continue-numbering="true" text:style-name="WW8Num2">
              <text:list-item>
                <text:p text:style-name="P1082">2014/10/<text:span text:style-name="T107">29</text:span></text:p>
              </text:list-item>
            </text:list>
          </table:table-cell>
          <table:table-cell table:style-name="表格22.J1" office:value-type="string">
            <text:list xml:id="list111740749162261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K1" office:value-type="string">
            <text:list xml:id="list111740749176211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K1" office:value-type="string">
            <text:list xml:id="list111740749182358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11740750167625" text:continue-numbering="true" text:style-name="WW8Num2">
              <text:list-item>
                <text:p text:style-name="P996">Table</text:p>
              </text:list-item>
            </text:list>
          </table:table-cell>
          <table:table-cell table:style-name="表格22.A2" table:number-columns-spanned="6" office:value-type="string">
            <text:list xml:id="list111740750167208" text:continue-numbering="true" text:style-name="WW8Num2">
              <text:list-item>
                <text:p text:style-name="P1186">tb_sys_<text:span text:style-name="T124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11740750157014" text:continue-numbering="true" text:style-name="WW8Num2">
              <text:list-item>
                <text:p text:style-name="P996">DataBase</text:p>
              </text:list-item>
            </text:list>
          </table:table-cell>
          <table:table-cell table:style-name="表格22.A2" office:value-type="string">
            <text:list xml:id="list111740751182686" text:continue-numbering="true" text:style-name="WW8Num2">
              <text:list-item>
                <text:p text:style-name="P1082">bbcore</text:p>
              </text:list-item>
            </text:list>
          </table:table-cell>
          <table:table-cell table:style-name="表格22.J1" office:value-type="string">
            <text:list xml:id="list111740751156224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K1" office:value-type="string">
            <text:list xml:id="list111740751156701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K1" office:value-type="string">
            <text:list xml:id="list111740752157355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11740752181317" text:continue-numbering="true" text:style-name="WW8Num2">
              <text:list-item>
                <text:p text:style-name="P996">Descript</text:p>
              </text:list-item>
            </text:list>
          </table:table-cell>
          <table:table-cell table:style-name="表格22.A4" table:number-columns-spanned="8" office:value-type="string">
            <text:list xml:id="list111740752180887" text:continue-numbering="true" text:style-name="WW8Num2">
              <text:list-item>
                <text:p text:style-name="P1125">範例 /<text:span text:style-name="T135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11740753159086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K1" office:value-type="string">
            <text:list xml:id="list111740753162291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K1" office:value-type="string">
            <text:list xml:id="list111740753160249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11740754172827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11740754175687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1740755176766" text:continue-numbering="true" text:style-name="WW8Num2">
              <text:list-item>
                <text:p text:style-name="P1039">Field</text:p>
              </text:list-item>
            </text:list>
          </table:table-cell>
          <table:table-cell table:style-name="表格22.A5" office:value-type="string">
            <text:list xml:id="list111740755159831" text:continue-numbering="true" text:style-name="WW8Num2">
              <text:list-item>
                <text:p text:style-name="P1039">Datatype</text:p>
              </text:list-item>
            </text:list>
          </table:table-cell>
          <table:table-cell table:style-name="表格22.A5" office:value-type="string">
            <text:list xml:id="list111740756156737" text:continue-numbering="true" text:style-name="WW8Num2">
              <text:list-item>
                <text:p text:style-name="P1039">PK</text:p>
              </text:list-item>
            </text:list>
          </table:table-cell>
          <table:table-cell table:style-name="表格22.A5" office:value-type="string">
            <text:list xml:id="list111740756170325" text:continue-numbering="true" text:style-name="WW8Num2">
              <text:list-item>
                <text:p text:style-name="P1039">UK</text:p>
              </text:list-item>
            </text:list>
          </table:table-cell>
          <table:table-cell table:style-name="表格22.A5" office:value-type="string">
            <text:list xml:id="list111740756179217" text:continue-numbering="true" text:style-name="WW8Num2">
              <text:list-item>
                <text:p text:style-name="P1039">IDX</text:p>
              </text:list-item>
            </text:list>
          </table:table-cell>
          <table:table-cell table:style-name="表格22.A5" office:value-type="string">
            <text:list xml:id="list111740757159907" text:continue-numbering="true" text:style-name="WW8Num2">
              <text:list-item>
                <text:p text:style-name="P953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11740757169100" text:continue-numbering="true" text:style-name="WW8Num2">
              <text:list-item>
                <text:p text:style-name="P953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11740758154657" text:continue-numbering="true" text:style-name="WW8Num2">
              <text:list-item>
                <text:p text:style-name="P1039">Description</text:p>
              </text:list-item>
            </text:list>
          </table:table-cell>
          <table:table-cell table:style-name="表格22.A5" office:value-type="string">
            <text:list xml:id="list111740758180966" text:continue-numbering="true" text:style-name="WW8Num2">
              <text:list-item>
                <text:p text:style-name="P1039">Remarks</text:p>
              </text:list-item>
            </text:list>
          </table:table-cell>
          <table:table-cell table:style-name="表格22.J5" table:number-columns-spanned="3" office:value-type="string">
            <text:list xml:id="list111740758167869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1740759178353" text:continue-numbering="true" text:style-name="WW8Num2">
              <text:list-item>
                <text:p text:style-name="P1273">OID</text:p>
              </text:list-item>
            </text:list>
          </table:table-cell>
          <table:table-cell table:style-name="表格22.A5" office:value-type="string">
            <text:list xml:id="list111740759169628" text:continue-numbering="true" text:style-name="WW8Num2">
              <text:list-item>
                <text:p text:style-name="P1273">CHAR</text:p>
              </text:list-item>
            </text:list>
          </table:table-cell>
          <table:table-cell table:style-name="表格22.A5" office:value-type="string">
            <text:list xml:id="list111740759171253" text:continue-numbering="true" text:style-name="WW8Num2">
              <text:list-item>
                <text:p text:style-name="P1273">Y</text:p>
              </text:list-item>
            </text:list>
          </table:table-cell>
          <table:table-cell table:style-name="表格22.A5" office:value-type="string">
            <text:list xml:id="list111740760158288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60155386" text:continue-numbering="true" text:style-name="WW8Num2">
              <text:list-item>
                <text:p text:style-name="P1273"><text:s/></text:p>
              </text:list-item>
            </text:list>
          </table:table-cell>
          <table:table-cell table:style-name="表格22.A5" office:value-type="string">
            <text:list xml:id="list111740760176378" text:continue-numbering="true" text:style-name="WW8Num2">
              <text:list-item>
                <text:p text:style-name="P1273">36</text:p>
              </text:list-item>
            </text:list>
          </table:table-cell>
          <table:table-cell table:style-name="表格22.A5" office:value-type="string">
            <text:list xml:id="list111740761170098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61180557" text:continue-numbering="true" text:style-name="WW8Num2">
              <text:list-item>
                <text:p text:style-name="P1273">PK / UUID</text:p>
              </text:list-item>
            </text:list>
          </table:table-cell>
          <table:table-cell table:style-name="表格22.A5" office:value-type="string">
            <text:list xml:id="list111740761164328" text:continue-numbering="true" text:style-name="WW8Num2">
              <text:list-item>
                <text:p text:style-name="P1273">Default java UUID</text:p>
              </text:list-item>
            </text:list>
          </table:table-cell>
          <table:table-cell table:style-name="表格22.J5" table:number-columns-spanned="3" office:value-type="string">
            <text:list xml:id="list111740762181188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332">SYSTEM</text:p>
          </table:table-cell>
          <table:table-cell table:style-name="表格22.A5" office:value-type="string">
            <text:p text:style-name="P152">VARCHAR</text:p>
          </table:table-cell>
          <table:table-cell table:style-name="表格22.A5" office:value-type="string">
            <text:p text:style-name="P206"/>
          </table:table-cell>
          <table:table-cell table:style-name="表格22.A5" office:value-type="string">
            <text:p text:style-name="P333"/>
          </table:table-cell>
          <table:table-cell table:style-name="表格22.A5" office:value-type="string">
            <text:p text:style-name="P783">Y</text:p>
          </table:table-cell>
          <table:table-cell table:style-name="表格22.A5" office:value-type="string">
            <text:p text:style-name="P332">10</text:p>
          </table:table-cell>
          <table:table-cell table:style-name="表格22.A5" office:value-type="string">
            <text:p text:style-name="P206"/>
          </table:table-cell>
          <table:table-cell table:style-name="表格22.A5" office:value-type="string">
            <text:p text:style-name="P640">TB_SYS.SYS_ID</text:p>
          </table:table-cell>
          <table:table-cell table:style-name="表格22.A5" office:value-type="string">
            <text:p text:style-name="P565"/>
          </table:table-cell>
          <table:table-cell table:style-name="表格22.J5" table:number-columns-spanned="3" office:value-type="string">
            <text:list xml:id="list11174076716885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35">SUB_DIR</text:p>
          </table:table-cell>
          <table:table-cell table:style-name="表格22.A9" office:value-type="string">
            <text:p text:style-name="P152">VARCHAR</text:p>
          </table:table-cell>
          <table:table-cell table:style-name="表格22.A9" office:value-type="string">
            <text:p text:style-name="P208"/>
          </table:table-cell>
          <table:table-cell table:style-name="表格22.A9" office:value-type="string">
            <text:p text:style-name="P320"/>
          </table:table-cell>
          <table:table-cell table:style-name="表格22.A9" office:value-type="string">
            <text:p text:style-name="P799">Y</text:p>
          </table:table-cell>
          <table:table-cell table:style-name="表格22.A9" office:value-type="string">
            <text:p text:style-name="P346">4</text:p>
          </table:table-cell>
          <table:table-cell table:style-name="表格22.A9" office:value-type="string">
            <text:p text:style-name="P328"/>
          </table:table-cell>
          <table:table-cell table:style-name="表格22.A9" office:value-type="string">
            <text:p text:style-name="P652">如: 2014</text:p>
          </table:table-cell>
          <table:table-cell table:style-name="表格22.A9" office:value-type="string">
            <text:p text:style-name="P655"/>
          </table:table-cell>
          <table:table-cell table:style-name="表格22.J5" table:number-columns-spanned="3" office:value-type="string">
            <text:list xml:id="list111740770180888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36">TYPE</text:p>
          </table:table-cell>
          <table:table-cell table:style-name="表格22.A9" office:value-type="string">
            <text:list xml:id="list111740771163356" text:continue-numbering="true" text:style-name="WW8Num2">
              <text:list-item>
                <text:p text:style-name="P1126">VARCHAR</text:p>
              </text:list-item>
            </text:list>
          </table:table-cell>
          <table:table-cell table:style-name="表格22.A9" office:value-type="string">
            <text:p text:style-name="P208"/>
          </table:table-cell>
          <table:table-cell table:style-name="表格22.A9" office:value-type="string">
            <text:p text:style-name="P320"/>
          </table:table-cell>
          <table:table-cell table:style-name="表格22.A9" office:value-type="string">
            <text:p text:style-name="P783">Y</text:p>
          </table:table-cell>
          <table:table-cell table:style-name="表格22.A9" office:value-type="string">
            <text:p text:style-name="P336">10</text:p>
          </table:table-cell>
          <table:table-cell table:style-name="表格22.A9" office:value-type="string">
            <text:p text:style-name="P331"/>
          </table:table-cell>
          <table:table-cell table:style-name="表格22.A9" office:value-type="string">
            <text:p text:style-name="P653"><text:span text:style-name="T134">tmp</text:span>, <text:span text:style-name="T134">image, common</text:span></text:p>
          </table:table-cell>
          <table:table-cell table:style-name="表格22.A9" office:value-type="string">
            <text:p text:style-name="P746"/>
          </table:table-cell>
          <table:table-cell table:style-name="表格22.J5" table:number-columns-spanned="3" office:value-type="string">
            <text:list xml:id="list111740773181801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11740774180643" text:continue-numbering="true" text:style-name="WW8Num2">
              <text:list-item>
                <text:p text:style-name="P1351">FILE_NAME</text:p>
              </text:list-item>
            </text:list>
          </table:table-cell>
          <table:table-cell table:style-name="表格22.A9" office:value-type="string">
            <text:list xml:id="list111740774182785" text:continue-numbering="true" text:style-name="WW8Num2">
              <text:list-item>
                <text:p text:style-name="P1134">VARCHAR</text:p>
              </text:list-item>
            </text:list>
          </table:table-cell>
          <table:table-cell table:style-name="表格22.A9" office:value-type="string">
            <text:list xml:id="list111740775171895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75161430" text:continue-numbering="true" text:style-name="WW8Num2">
              <text:list-item>
                <text:p text:style-name="P1344"/>
              </text:list-item>
            </text:list>
          </table:table-cell>
          <table:table-cell table:style-name="表格22.A9" office:value-type="string">
            <text:list xml:id="list111740775180515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76175733" text:continue-numbering="true" text:style-name="WW8Num2">
              <text:list-item>
                <text:p text:style-name="P1351">50</text:p>
              </text:list-item>
            </text:list>
          </table:table-cell>
          <table:table-cell table:style-name="表格22.A9" office:value-type="string">
            <text:list xml:id="list111740776166273" text:continue-numbering="true" text:style-name="WW8Num2">
              <text:list-item>
                <text:p text:style-name="P1347"/>
              </text:list-item>
            </text:list>
          </table:table-cell>
          <table:table-cell table:style-name="表格22.A9" office:value-type="string">
            <text:list xml:id="list111740776176518" text:continue-numbering="true" text:style-name="WW8Num2">
              <text:list-item>
                <text:p text:style-name="P1462">Uuid + 副檔名</text:p>
              </text:list-item>
            </text:list>
          </table:table-cell>
          <table:table-cell table:style-name="表格22.A9" office:value-type="string">
            <text:list xml:id="list111740777157552" text:continue-numbering="true" text:style-name="WW8Num2">
              <text:list-item>
                <text:p text:style-name="P1480"/>
              </text:list-item>
            </text:list>
          </table:table-cell>
          <table:table-cell table:style-name="表格22.J5" table:number-columns-spanned="3" office:value-type="string">
            <text:list xml:id="list11174077715960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11740777163591" text:continue-numbering="true" text:style-name="WW8Num2">
              <text:list-item>
                <text:p text:style-name="P1351">SHOW_NAME</text:p>
              </text:list-item>
            </text:list>
          </table:table-cell>
          <table:table-cell table:style-name="表格22.A9" office:value-type="string">
            <text:list xml:id="list111740778174746" text:continue-numbering="true" text:style-name="WW8Num2">
              <text:list-item>
                <text:p text:style-name="P1127">VARCHAR</text:p>
              </text:list-item>
            </text:list>
          </table:table-cell>
          <table:table-cell table:style-name="表格22.A9" office:value-type="string">
            <text:list xml:id="list111740779157049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79153288" text:continue-numbering="true" text:style-name="WW8Num2">
              <text:list-item>
                <text:p text:style-name="P1344"/>
              </text:list-item>
            </text:list>
          </table:table-cell>
          <table:table-cell table:style-name="表格22.A9" office:value-type="string">
            <text:list xml:id="list111740780150793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80179180" text:continue-numbering="true" text:style-name="WW8Num2">
              <text:list-item>
                <text:p text:style-name="P1351">255</text:p>
              </text:list-item>
            </text:list>
          </table:table-cell>
          <table:table-cell table:style-name="表格22.A9" office:value-type="string">
            <text:list xml:id="list111740781174530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81156269" text:continue-numbering="true" text:style-name="WW8Num2">
              <text:list-item>
                <text:p text:style-name="P1462">File show name</text:p>
              </text:list-item>
            </text:list>
          </table:table-cell>
          <table:table-cell table:style-name="表格22.A9" office:value-type="string">
            <text:list xml:id="list111740781154835" text:continue-numbering="true" text:style-name="WW8Num2">
              <text:list-item>
                <text:p text:style-name="P1486"/>
              </text:list-item>
            </text:list>
          </table:table-cell>
          <table:table-cell table:style-name="表格22.J5" table:number-columns-spanned="3" office:value-type="string">
            <text:list xml:id="list111740782180129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11740782172973" text:continue-numbering="true" text:style-name="WW8Num2">
              <text:list-item>
                <text:p text:style-name="P1353">IS_<text:span text:style-name="T125">FILE</text:span></text:p>
              </text:list-item>
            </text:list>
          </table:table-cell>
          <table:table-cell table:style-name="表格22.A9" office:value-type="string">
            <text:list xml:id="list111740783166612" text:continue-numbering="true" text:style-name="WW8Num2">
              <text:list-item>
                <text:p text:style-name="P1135">VARCHAR</text:p>
              </text:list-item>
            </text:list>
          </table:table-cell>
          <table:table-cell table:style-name="表格22.A9" office:value-type="string">
            <text:list xml:id="list111740783176489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84174013" text:continue-numbering="true" text:style-name="WW8Num2">
              <text:list-item>
                <text:p text:style-name="P1344"/>
              </text:list-item>
            </text:list>
          </table:table-cell>
          <table:table-cell table:style-name="表格22.A9" office:value-type="string">
            <text:list xml:id="list111740784150521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84178510" text:continue-numbering="true" text:style-name="WW8Num2">
              <text:list-item>
                <text:p text:style-name="P1353">1</text:p>
              </text:list-item>
            </text:list>
          </table:table-cell>
          <table:table-cell table:style-name="表格22.A9" office:value-type="string">
            <text:list xml:id="list111740785152616" text:continue-numbering="true" text:style-name="WW8Num2">
              <text:list-item>
                <text:p text:style-name="P1354">'Y'</text:p>
              </text:list-item>
            </text:list>
          </table:table-cell>
          <table:table-cell table:style-name="表格22.A9" office:value-type="string">
            <text:list xml:id="list111740785182331" text:continue-numbering="true" text:style-name="WW8Num2">
              <text:list-item>
                <text:p text:style-name="P1464">Y 表示用blob存</text:p>
              </text:list-item>
              <text:list-item>
                <text:p text:style-name="P1464">N 用實體檔案存</text:p>
              </text:list-item>
            </text:list>
          </table:table-cell>
          <table:table-cell table:style-name="表格22.A9" office:value-type="string">
            <text:list xml:id="list111740786169608" text:continue-numbering="true" text:style-name="WW8Num2">
              <text:list-item>
                <text:p text:style-name="P1486"/>
              </text:list-item>
            </text:list>
          </table:table-cell>
          <table:table-cell table:style-name="表格22.J5" table:number-columns-spanned="3" office:value-type="string">
            <text:list xml:id="list11174078616454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11740787160939" text:continue-numbering="true" text:style-name="WW8Num2">
              <text:list-item>
                <text:p text:style-name="P1355">CONTENT</text:p>
              </text:list-item>
            </text:list>
          </table:table-cell>
          <table:table-cell table:style-name="表格22.A9" office:value-type="string">
            <text:list xml:id="list111740787165726" text:continue-numbering="true" text:style-name="WW8Num2">
              <text:list-item>
                <text:p text:style-name="P1136">MEDIUMBLOB</text:p>
              </text:list-item>
            </text:list>
          </table:table-cell>
          <table:table-cell table:style-name="表格22.A9" office:value-type="string">
            <text:list xml:id="list111740787176485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88162464" text:continue-numbering="true" text:style-name="WW8Num2">
              <text:list-item>
                <text:p text:style-name="P1344"/>
              </text:list-item>
            </text:list>
          </table:table-cell>
          <table:table-cell table:style-name="表格22.A9" office:value-type="string">
            <text:list xml:id="list111740788180204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89157762" text:continue-numbering="true" text:style-name="WW8Num2">
              <text:list-item>
                <text:p text:style-name="P1351"/>
              </text:list-item>
            </text:list>
          </table:table-cell>
          <table:table-cell table:style-name="表格22.A9" office:value-type="string">
            <text:list xml:id="list111740789177413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9" office:value-type="string">
            <text:list xml:id="list111740789176666" text:continue-numbering="true" text:style-name="WW8Num2">
              <text:list-item>
                <text:p text:style-name="P1462"/>
              </text:list-item>
            </text:list>
          </table:table-cell>
          <table:table-cell table:style-name="表格22.A9" office:value-type="string">
            <text:list xml:id="list111740790176811" text:continue-numbering="true" text:style-name="WW8Num2">
              <text:list-item>
                <text:p text:style-name="P1486"/>
              </text:list-item>
            </text:list>
          </table:table-cell>
          <table:table-cell table:style-name="表格22.J5" table:number-columns-spanned="3" office:value-type="string">
            <text:list xml:id="list111740790172982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1740790174541" text:continue-numbering="true" text:style-name="WW8Num2">
              <text:list-item>
                <text:p text:style-name="P1273">CUSERID</text:p>
              </text:list-item>
            </text:list>
          </table:table-cell>
          <table:table-cell table:style-name="表格22.A5" office:value-type="string">
            <text:list xml:id="list111740791178066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22.A5" office:value-type="string">
            <text:list xml:id="list111740791158484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2181070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2165589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3174672" text:continue-numbering="true" text:style-name="WW8Num2">
              <text:list-item>
                <text:p text:style-name="P1273">24</text:p>
              </text:list-item>
            </text:list>
          </table:table-cell>
          <table:table-cell table:style-name="表格22.A5" office:value-type="string">
            <text:list xml:id="list111740793179612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3160435" text:continue-numbering="true" text:style-name="WW8Num2">
              <text:list-item>
                <text:p text:style-name="P1273">Create data user</text:p>
              </text:list-item>
            </text:list>
          </table:table-cell>
          <table:table-cell table:style-name="表格22.A5" office:value-type="string">
            <text:list xml:id="list111740794167404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J5" table:number-columns-spanned="3" office:value-type="string">
            <text:list xml:id="list111740794177782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1740794168236" text:continue-numbering="true" text:style-name="WW8Num2">
              <text:list-item>
                <text:p text:style-name="P1273">CDATE</text:p>
              </text:list-item>
            </text:list>
          </table:table-cell>
          <table:table-cell table:style-name="表格22.A5" office:value-type="string">
            <text:list xml:id="list111740795162622" text:continue-numbering="true" text:style-name="WW8Num2">
              <text:list-item>
                <text:p text:style-name="P1273">DATETIME</text:p>
              </text:list-item>
            </text:list>
          </table:table-cell>
          <table:table-cell table:style-name="表格22.A5" office:value-type="string">
            <text:list xml:id="list111740795174300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5167221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6181889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6171461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6175087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7175424" text:continue-numbering="true" text:style-name="WW8Num2">
              <text:list-item>
                <text:p text:style-name="P1273">Create time</text:p>
              </text:list-item>
            </text:list>
          </table:table-cell>
          <table:table-cell table:style-name="表格22.A5" office:value-type="string">
            <text:list xml:id="list111740797175827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J5" table:number-columns-spanned="3" office:value-type="string">
            <text:list xml:id="list111740798179893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1740798172465" text:continue-numbering="true" text:style-name="WW8Num2">
              <text:list-item>
                <text:p text:style-name="P1273">UUSERID</text:p>
              </text:list-item>
            </text:list>
          </table:table-cell>
          <table:table-cell table:style-name="表格22.A5" office:value-type="string">
            <text:list xml:id="list111740798167809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22.A5" office:value-type="string">
            <text:list xml:id="list111740799153012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9170081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799164856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800166924" text:continue-numbering="true" text:style-name="WW8Num2">
              <text:list-item>
                <text:p text:style-name="P1273">24</text:p>
              </text:list-item>
            </text:list>
          </table:table-cell>
          <table:table-cell table:style-name="表格22.A5" office:value-type="string">
            <text:list xml:id="list111740800172604" text:continue-numbering="true" text:style-name="WW8Num2">
              <text:list-item>
                <text:p text:style-name="P1273">null</text:p>
              </text:list-item>
            </text:list>
          </table:table-cell>
          <table:table-cell table:style-name="表格22.A5" office:value-type="string">
            <text:list xml:id="list111740800157594" text:continue-numbering="true" text:style-name="WW8Num2">
              <text:list-item>
                <text:p text:style-name="P1273">Update date user</text:p>
              </text:list-item>
            </text:list>
          </table:table-cell>
          <table:table-cell table:style-name="表格22.A5" office:value-type="string">
            <text:list xml:id="list111740801165410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J5" table:number-columns-spanned="3" office:value-type="string">
            <text:list xml:id="list111740801166737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11740801168803" text:continue-numbering="true" text:style-name="WW8Num2">
              <text:list-item>
                <text:p text:style-name="P1273">UDATE</text:p>
              </text:list-item>
            </text:list>
          </table:table-cell>
          <table:table-cell table:style-name="表格22.A5" office:value-type="string">
            <text:list xml:id="list111740802181888" text:continue-numbering="true" text:style-name="WW8Num2">
              <text:list-item>
                <text:p text:style-name="P1273">DATETIME</text:p>
              </text:list-item>
            </text:list>
          </table:table-cell>
          <table:table-cell table:style-name="表格22.A5" office:value-type="string">
            <text:list xml:id="list111740802152734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803153493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803170926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803174487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A5" office:value-type="string">
            <text:list xml:id="list111740804159150" text:continue-numbering="true" text:style-name="WW8Num2">
              <text:list-item>
                <text:p text:style-name="P1273">null</text:p>
              </text:list-item>
            </text:list>
          </table:table-cell>
          <table:table-cell table:style-name="表格22.A5" office:value-type="string">
            <text:list xml:id="list111740804172707" text:continue-numbering="true" text:style-name="WW8Num2">
              <text:list-item>
                <text:p text:style-name="P1273">Update time</text:p>
              </text:list-item>
            </text:list>
          </table:table-cell>
          <table:table-cell table:style-name="表格22.A5" office:value-type="string">
            <text:list xml:id="list111740804155662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22.J5" table:number-columns-spanned="3" office:value-type="string">
            <text:list xml:id="list111740805176926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</table:table>
      <text:list xml:id="list111740805161642" text:continue-numbering="true" text:style-name="WW8Num2">
        <text:list-item>
          <text:p text:style-name="P891"/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11740810168894" text:continue-numbering="true" text:style-name="WW8Num2">
        <text:list-item>
          <text:h text:style-name="P1537" text:outline-level="1"><text:bookmark-start text:name="__RefHeading__10568_19264099"/><text:soft-page-break/><text:span text:style-name="T47">TB_SYS_</text:span><text:span text:style-name="T58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11740811155141" text:continue-numbering="true" text:style-name="WW8Num2">
              <text:list-item>
                <text:p text:style-name="P997">Project</text:p>
              </text:list-item>
            </text:list>
          </table:table-cell>
          <table:table-cell table:style-name="表格23.A1" table:number-columns-spanned="6" office:value-type="string">
            <text:list xml:id="list111740811151708" text:continue-numbering="true" text:style-name="WW8Num2">
              <text:list-item>
                <text:p text:style-name="P108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11740811177929" text:continue-numbering="true" text:style-name="WW8Num2">
              <text:list-item>
                <text:p text:style-name="P997">Ver</text:p>
              </text:list-item>
            </text:list>
          </table:table-cell>
          <table:table-cell table:style-name="表格23.A1" office:value-type="string">
            <text:list xml:id="list111740812160219" text:continue-numbering="true" text:style-name="WW8Num2">
              <text:list-item>
                <text:p text:style-name="P1083">0.5</text:p>
              </text:list-item>
            </text:list>
          </table:table-cell>
          <table:table-cell table:style-name="表格23.J1" office:value-type="string">
            <text:list xml:id="list111740812179466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3.K1" office:value-type="string">
            <text:list xml:id="list111740813153275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3.K1" office:value-type="string">
            <text:list xml:id="list111740813167260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11740813179725" text:continue-numbering="true" text:style-name="WW8Num2">
              <text:list-item>
                <text:p text:style-name="P997">Maintain</text:p>
              </text:list-item>
            </text:list>
          </table:table-cell>
          <table:table-cell table:style-name="表格23.A2" table:number-columns-spanned="6" office:value-type="string">
            <text:list xml:id="list111740813151343" text:continue-numbering="true" text:style-name="WW8Num2">
              <text:list-item>
                <text:p text:style-name="P108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11740814167769" text:continue-numbering="true" text:style-name="WW8Num2">
              <text:list-item>
                <text:p text:style-name="P997">Date</text:p>
              </text:list-item>
            </text:list>
          </table:table-cell>
          <table:table-cell table:style-name="表格23.A2" office:value-type="string">
            <text:list xml:id="list111740814171163" text:continue-numbering="true" text:style-name="WW8Num2">
              <text:list-item>
                <text:p text:style-name="P1083">2014/10/<text:span text:style-name="T107">29</text:span></text:p>
              </text:list-item>
            </text:list>
          </table:table-cell>
          <table:table-cell table:style-name="表格23.J1" office:value-type="string">
            <text:list xml:id="list111740815152129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3.K1" office:value-type="string">
            <text:list xml:id="list111740815165121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3.K1" office:value-type="string">
            <text:list xml:id="list111740815159197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11740816162660" text:continue-numbering="true" text:style-name="WW8Num2">
              <text:list-item>
                <text:p text:style-name="P997">Table</text:p>
              </text:list-item>
            </text:list>
          </table:table-cell>
          <table:table-cell table:style-name="表格23.A2" table:number-columns-spanned="6" office:value-type="string">
            <text:list xml:id="list111740816153643" text:continue-numbering="true" text:style-name="WW8Num2">
              <text:list-item>
                <text:p text:style-name="P1187">tb_sys_<text:span text:style-name="T127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11740817153775" text:continue-numbering="true" text:style-name="WW8Num2">
              <text:list-item>
                <text:p text:style-name="P997">DataBase</text:p>
              </text:list-item>
            </text:list>
          </table:table-cell>
          <table:table-cell table:style-name="表格23.A2" office:value-type="string">
            <text:list xml:id="list111740817155079" text:continue-numbering="true" text:style-name="WW8Num2">
              <text:list-item>
                <text:p text:style-name="P1083">bbcore</text:p>
              </text:list-item>
            </text:list>
          </table:table-cell>
          <table:table-cell table:style-name="表格23.J1" office:value-type="string">
            <text:list xml:id="list111740817170241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3.K1" office:value-type="string">
            <text:list xml:id="list111740818175232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3.K1" office:value-type="string">
            <text:list xml:id="list111740818160879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11740818155532" text:continue-numbering="true" text:style-name="WW8Num2">
              <text:list-item>
                <text:p text:style-name="P997">Descript</text:p>
              </text:list-item>
            </text:list>
          </table:table-cell>
          <table:table-cell table:style-name="表格23.A4" table:number-columns-spanned="8" office:value-type="string">
            <text:list xml:id="list111740819177898" text:continue-numbering="true" text:style-name="WW8Num2">
              <text:list-item>
                <text:p text:style-name="P1139">Jasper報表上傳後的資料紀錄, 執行時將 CONTENT 解壓縮至設定的報表目錄夾/REPORT_ID/</text:p>
              </text:list-item>
              <text:list-item>
                <text:p text:style-name="P1140">假如<text:span text:style-name="T131">REPORT_ID 為 A01 且</text:span>報表目錄為 /<text:span text:style-name="T131">var/jasper</text:span></text:p>
              </text:list-item>
              <text:list-item>
                <text:p text:style-name="P1140">執行部署為 /<text:span text:style-name="T131">var/jasper/A01</text:span></text:p>
              </text:list-item>
              <text:list-item>
                <text:p text:style-name="P1141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11740821164454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3.K1" office:value-type="string">
            <text:list xml:id="list111740821170014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3.K1" office:value-type="string">
            <text:list xml:id="list111740821157600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11740822170890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11740822154409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1740823164390" text:continue-numbering="true" text:style-name="WW8Num2">
              <text:list-item>
                <text:p text:style-name="P1040">Field</text:p>
              </text:list-item>
            </text:list>
          </table:table-cell>
          <table:table-cell table:style-name="表格23.A5" office:value-type="string">
            <text:list xml:id="list111740823177108" text:continue-numbering="true" text:style-name="WW8Num2">
              <text:list-item>
                <text:p text:style-name="P1040">Datatype</text:p>
              </text:list-item>
            </text:list>
          </table:table-cell>
          <table:table-cell table:style-name="表格23.A5" office:value-type="string">
            <text:list xml:id="list111740823156230" text:continue-numbering="true" text:style-name="WW8Num2">
              <text:list-item>
                <text:p text:style-name="P1040">PK</text:p>
              </text:list-item>
            </text:list>
          </table:table-cell>
          <table:table-cell table:style-name="表格23.A5" office:value-type="string">
            <text:list xml:id="list111740823173615" text:continue-numbering="true" text:style-name="WW8Num2">
              <text:list-item>
                <text:p text:style-name="P1040">UK</text:p>
              </text:list-item>
            </text:list>
          </table:table-cell>
          <table:table-cell table:style-name="表格23.A5" office:value-type="string">
            <text:list xml:id="list111740824155557" text:continue-numbering="true" text:style-name="WW8Num2">
              <text:list-item>
                <text:p text:style-name="P1040">IDX</text:p>
              </text:list-item>
            </text:list>
          </table:table-cell>
          <table:table-cell table:style-name="表格23.A5" office:value-type="string">
            <text:list xml:id="list111740824166626" text:continue-numbering="true" text:style-name="WW8Num2">
              <text:list-item>
                <text:p text:style-name="P954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11740825167100" text:continue-numbering="true" text:style-name="WW8Num2">
              <text:list-item>
                <text:p text:style-name="P954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11740825171310" text:continue-numbering="true" text:style-name="WW8Num2">
              <text:list-item>
                <text:p text:style-name="P1040">Description</text:p>
              </text:list-item>
            </text:list>
          </table:table-cell>
          <table:table-cell table:style-name="表格23.A5" office:value-type="string">
            <text:list xml:id="list111740826165836" text:continue-numbering="true" text:style-name="WW8Num2">
              <text:list-item>
                <text:p text:style-name="P1040">Remarks</text:p>
              </text:list-item>
            </text:list>
          </table:table-cell>
          <table:table-cell table:style-name="表格23.J5" table:number-columns-spanned="3" office:value-type="string">
            <text:list xml:id="list11174082617056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1740826178504" text:continue-numbering="true" text:style-name="WW8Num2">
              <text:list-item>
                <text:p text:style-name="P1274">OID</text:p>
              </text:list-item>
            </text:list>
          </table:table-cell>
          <table:table-cell table:style-name="表格23.A5" office:value-type="string">
            <text:list xml:id="list111740827176284" text:continue-numbering="true" text:style-name="WW8Num2">
              <text:list-item>
                <text:p text:style-name="P1274">CHAR</text:p>
              </text:list-item>
            </text:list>
          </table:table-cell>
          <table:table-cell table:style-name="表格23.A5" office:value-type="string">
            <text:list xml:id="list111740827165509" text:continue-numbering="true" text:style-name="WW8Num2">
              <text:list-item>
                <text:p text:style-name="P1274">Y</text:p>
              </text:list-item>
            </text:list>
          </table:table-cell>
          <table:table-cell table:style-name="表格23.A5" office:value-type="string">
            <text:list xml:id="list111740828157264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28172749" text:continue-numbering="true" text:style-name="WW8Num2">
              <text:list-item>
                <text:p text:style-name="P1274"><text:s/></text:p>
              </text:list-item>
            </text:list>
          </table:table-cell>
          <table:table-cell table:style-name="表格23.A5" office:value-type="string">
            <text:list xml:id="list111740828170087" text:continue-numbering="true" text:style-name="WW8Num2">
              <text:list-item>
                <text:p text:style-name="P1274">36</text:p>
              </text:list-item>
            </text:list>
          </table:table-cell>
          <table:table-cell table:style-name="表格23.A5" office:value-type="string">
            <text:list xml:id="list111740829178776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29163960" text:continue-numbering="true" text:style-name="WW8Num2">
              <text:list-item>
                <text:p text:style-name="P1274">PK / UUID</text:p>
              </text:list-item>
            </text:list>
          </table:table-cell>
          <table:table-cell table:style-name="表格23.A5" office:value-type="string">
            <text:list xml:id="list111740830150962" text:continue-numbering="true" text:style-name="WW8Num2">
              <text:list-item>
                <text:p text:style-name="P1274">Default java UUID</text:p>
              </text:list-item>
            </text:list>
          </table:table-cell>
          <table:table-cell table:style-name="表格23.J5" table:number-columns-spanned="3" office:value-type="string">
            <text:list xml:id="list111740830154855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340">REPORT_ID</text:p>
          </table:table-cell>
          <table:table-cell table:style-name="表格23.A5" office:value-type="string">
            <text:list xml:id="list111740831166287" text:continue-numbering="true" text:style-name="WW8Num2">
              <text:list-item>
                <text:p text:style-name="P1275">VARCHAR</text:p>
              </text:list-item>
            </text:list>
          </table:table-cell>
          <table:table-cell table:style-name="表格23.A5" office:value-type="string">
            <text:p text:style-name="P209"/>
          </table:table-cell>
          <table:table-cell table:style-name="表格23.A5" office:value-type="string">
            <text:p text:style-name="P341">Y</text:p>
          </table:table-cell>
          <table:table-cell table:style-name="表格23.A5" office:value-type="string">
            <text:p text:style-name="P784"/>
          </table:table-cell>
          <table:table-cell table:style-name="表格23.A5" office:value-type="string">
            <text:p text:style-name="P345">50</text:p>
          </table:table-cell>
          <table:table-cell table:style-name="表格23.A5" office:value-type="string">
            <text:p text:style-name="P209"/>
          </table:table-cell>
          <table:table-cell table:style-name="表格23.A5" office:value-type="string">
            <text:p text:style-name="P657">BSCJASPER<text:span text:style-name="T128">0</text:span>0001</text:p>
          </table:table-cell>
          <table:table-cell table:style-name="表格23.A5" office:value-type="string">
            <text:p text:style-name="P567"/>
          </table:table-cell>
          <table:table-cell table:style-name="表格23.J5" table:number-columns-spanned="3" office:value-type="string">
            <text:list xml:id="list111740833161777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42">FILE</text:p>
          </table:table-cell>
          <table:table-cell table:style-name="表格23.A9" office:value-type="string">
            <text:list xml:id="list111740834165418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23.A9" office:value-type="string">
            <text:p text:style-name="P209"/>
          </table:table-cell>
          <table:table-cell table:style-name="表格23.A9" office:value-type="string">
            <text:p text:style-name="P321"/>
          </table:table-cell>
          <table:table-cell table:style-name="表格23.A9" office:value-type="string">
            <text:p text:style-name="P772"/>
          </table:table-cell>
          <table:table-cell table:style-name="表格23.A9" office:value-type="string">
            <text:p text:style-name="P345">100</text:p>
          </table:table-cell>
          <table:table-cell table:style-name="表格23.A9" office:value-type="string">
            <text:p text:style-name="P329"/>
          </table:table-cell>
          <table:table-cell table:style-name="表格23.A9" office:value-type="string">
            <text:p text:style-name="P658">BSCJASPER<text:span text:style-name="T128">0</text:span>0001.<text:span text:style-name="T129">jasper</text:span></text:p>
          </table:table-cell>
          <table:table-cell table:style-name="表格23.A9" office:value-type="string">
            <text:p text:style-name="P656"/>
          </table:table-cell>
          <table:table-cell table:style-name="表格23.J5" table:number-columns-spanned="3" office:value-type="string">
            <text:list xml:id="list111740837158737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43">IS_COMPILE</text:p>
          </table:table-cell>
          <table:table-cell table:style-name="表格23.A9" office:value-type="string">
            <text:list xml:id="list111740838160408" text:continue-numbering="true" text:style-name="WW8Num2">
              <text:list-item>
                <text:p text:style-name="P1277">VARCHAR</text:p>
              </text:list-item>
            </text:list>
          </table:table-cell>
          <table:table-cell table:style-name="表格23.A9" office:value-type="string">
            <text:p text:style-name="P209"/>
          </table:table-cell>
          <table:table-cell table:style-name="表格23.A9" office:value-type="string">
            <text:p text:style-name="P321"/>
          </table:table-cell>
          <table:table-cell table:style-name="表格23.A9" office:value-type="string">
            <text:p text:style-name="P784"/>
          </table:table-cell>
          <table:table-cell table:style-name="表格23.A9" office:value-type="string">
            <text:p text:style-name="P343">1</text:p>
          </table:table-cell>
          <table:table-cell table:style-name="表格23.A9" office:value-type="string">
            <text:p text:style-name="P344">'N'</text:p>
          </table:table-cell>
          <table:table-cell table:style-name="表格23.A9" office:value-type="string">
            <text:p text:style-name="P654">是否線上<text:span text:style-name="T133">compile jrxml檔</text:span></text:p>
          </table:table-cell>
          <table:table-cell table:style-name="表格23.A9" office:value-type="string">
            <text:p text:style-name="P747"/>
          </table:table-cell>
          <table:table-cell table:style-name="表格23.J5" table:number-columns-spanned="3" office:value-type="string">
            <text:list xml:id="list111740841178305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11740842168889" text:continue-numbering="true" text:style-name="WW8Num2">
              <text:list-item>
                <text:p text:style-name="P1357">CONTENT</text:p>
              </text:list-item>
            </text:list>
          </table:table-cell>
          <table:table-cell table:style-name="表格23.A9" office:value-type="string">
            <text:list xml:id="list111740842167661" text:continue-numbering="true" text:style-name="WW8Num2">
              <text:list-item>
                <text:p text:style-name="P1137">MEDIUMBLOB</text:p>
              </text:list-item>
            </text:list>
          </table:table-cell>
          <table:table-cell table:style-name="表格23.A9" office:value-type="string">
            <text:list xml:id="list11174084216273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9" office:value-type="string">
            <text:list xml:id="list111740843183183" text:continue-numbering="true" text:style-name="WW8Num2">
              <text:list-item>
                <text:p text:style-name="P1345"/>
              </text:list-item>
            </text:list>
          </table:table-cell>
          <table:table-cell table:style-name="表格23.A9" office:value-type="string">
            <text:list xml:id="list111740843181748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9" office:value-type="string">
            <text:list xml:id="list111740844152394" text:continue-numbering="true" text:style-name="WW8Num2">
              <text:list-item>
                <text:p text:style-name="P1352"/>
              </text:list-item>
            </text:list>
          </table:table-cell>
          <table:table-cell table:style-name="表格23.A9" office:value-type="string">
            <text:list xml:id="list111740844181678" text:continue-numbering="true" text:style-name="WW8Num2">
              <text:list-item>
                <text:p text:style-name="P1348"/>
              </text:list-item>
            </text:list>
          </table:table-cell>
          <table:table-cell table:style-name="表格23.A9" office:value-type="string">
            <text:list xml:id="list111740844175998" text:continue-numbering="true" text:style-name="WW8Num2">
              <text:list-item>
                <text:p text:style-name="P1463">上傳的<text:span text:style-name="T130">zip壓縮檔, 目錄需與REPORT_ID相同名</text:span></text:p>
              </text:list-item>
            </text:list>
          </table:table-cell>
          <table:table-cell table:style-name="表格23.A9" office:value-type="string">
            <text:list xml:id="list111740845179848" text:continue-numbering="true" text:style-name="WW8Num2">
              <text:list-item>
                <text:p text:style-name="P1481"/>
              </text:list-item>
            </text:list>
          </table:table-cell>
          <table:table-cell table:style-name="表格23.J5" table:number-columns-spanned="3" office:value-type="string">
            <text:list xml:id="list111740846179632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11740846181846" text:continue-numbering="true" text:style-name="WW8Num2">
              <text:list-item>
                <text:p text:style-name="P1358">DESCRIPTION</text:p>
              </text:list-item>
            </text:list>
          </table:table-cell>
          <table:table-cell table:style-name="表格23.A9" office:value-type="string">
            <text:list xml:id="list111740846178489" text:continue-numbering="true" text:style-name="WW8Num2">
              <text:list-item>
                <text:p text:style-name="P1356">VARCHAR</text:p>
              </text:list-item>
            </text:list>
          </table:table-cell>
          <table:table-cell table:style-name="表格23.A9" office:value-type="string">
            <text:list xml:id="list111740847171133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9" office:value-type="string">
            <text:list xml:id="list111740847153494" text:continue-numbering="true" text:style-name="WW8Num2">
              <text:list-item>
                <text:p text:style-name="P1345"/>
              </text:list-item>
            </text:list>
          </table:table-cell>
          <table:table-cell table:style-name="表格23.A9" office:value-type="string">
            <text:list xml:id="list111740847159118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9" office:value-type="string">
            <text:list xml:id="list111740848177167" text:continue-numbering="true" text:style-name="WW8Num2">
              <text:list-item>
                <text:p text:style-name="P1358">500</text:p>
              </text:list-item>
            </text:list>
          </table:table-cell>
          <table:table-cell table:style-name="表格23.A9" office:value-type="string">
            <text:list xml:id="list111740848158908" text:continue-numbering="true" text:style-name="WW8Num2">
              <text:list-item>
                <text:p text:style-name="P1348"/>
              </text:list-item>
            </text:list>
          </table:table-cell>
          <table:table-cell table:style-name="表格23.A9" office:value-type="string">
            <text:list xml:id="list111740848159189" text:continue-numbering="true" text:style-name="WW8Num2">
              <text:list-item>
                <text:p text:style-name="P1463"/>
              </text:list-item>
            </text:list>
          </table:table-cell>
          <table:table-cell table:style-name="表格23.A9" office:value-type="string">
            <text:list xml:id="list111740849178716" text:continue-numbering="true" text:style-name="WW8Num2">
              <text:list-item>
                <text:p text:style-name="P1481"/>
              </text:list-item>
            </text:list>
          </table:table-cell>
          <table:table-cell table:style-name="表格23.J5" table:number-columns-spanned="3" office:value-type="string">
            <text:list xml:id="list111740849177090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1740849164815" text:continue-numbering="true" text:style-name="WW8Num2">
              <text:list-item>
                <text:p text:style-name="P1274">CUSERID</text:p>
              </text:list-item>
            </text:list>
          </table:table-cell>
          <table:table-cell table:style-name="表格23.A5" office:value-type="string">
            <text:list xml:id="list111740850168797" text:continue-numbering="true" text:style-name="WW8Num2">
              <text:list-item>
                <text:p text:style-name="P1274">VARCHAR</text:p>
              </text:list-item>
            </text:list>
          </table:table-cell>
          <table:table-cell table:style-name="表格23.A5" office:value-type="string">
            <text:list xml:id="list111740850164226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1150746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1173289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1179238" text:continue-numbering="true" text:style-name="WW8Num2">
              <text:list-item>
                <text:p text:style-name="P1274">24</text:p>
              </text:list-item>
            </text:list>
          </table:table-cell>
          <table:table-cell table:style-name="表格23.A5" office:value-type="string">
            <text:list xml:id="list11174085215952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2173887" text:continue-numbering="true" text:style-name="WW8Num2">
              <text:list-item>
                <text:p text:style-name="P1274">Create data user</text:p>
              </text:list-item>
            </text:list>
          </table:table-cell>
          <table:table-cell table:style-name="表格23.A5" office:value-type="string">
            <text:list xml:id="list111740852170534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J5" table:number-columns-spanned="3" office:value-type="string">
            <text:list xml:id="list111740853164970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1740853163494" text:continue-numbering="true" text:style-name="WW8Num2">
              <text:list-item>
                <text:p text:style-name="P1274">CDATE</text:p>
              </text:list-item>
            </text:list>
          </table:table-cell>
          <table:table-cell table:style-name="表格23.A5" office:value-type="string">
            <text:list xml:id="list111740853171783" text:continue-numbering="true" text:style-name="WW8Num2">
              <text:list-item>
                <text:p text:style-name="P1274">DATETIME</text:p>
              </text:list-item>
            </text:list>
          </table:table-cell>
          <table:table-cell table:style-name="表格23.A5" office:value-type="string">
            <text:list xml:id="list111740854172563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4161810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4161183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5157581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5153201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5159342" text:continue-numbering="true" text:style-name="WW8Num2">
              <text:list-item>
                <text:p text:style-name="P1274">Create time</text:p>
              </text:list-item>
            </text:list>
          </table:table-cell>
          <table:table-cell table:style-name="表格23.A5" office:value-type="string">
            <text:list xml:id="list111740856172140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J5" table:number-columns-spanned="3" office:value-type="string">
            <text:list xml:id="list111740856156867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1740857159798" text:continue-numbering="true" text:style-name="WW8Num2">
              <text:list-item>
                <text:p text:style-name="P1274">UUSERID</text:p>
              </text:list-item>
            </text:list>
          </table:table-cell>
          <table:table-cell table:style-name="表格23.A5" office:value-type="string">
            <text:list xml:id="list111740857151080" text:continue-numbering="true" text:style-name="WW8Num2">
              <text:list-item>
                <text:p text:style-name="P1274">VARCHAR</text:p>
              </text:list-item>
            </text:list>
          </table:table-cell>
          <table:table-cell table:style-name="表格23.A5" office:value-type="string">
            <text:list xml:id="list11174085715318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8175817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8167125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58150907" text:continue-numbering="true" text:style-name="WW8Num2">
              <text:list-item>
                <text:p text:style-name="P1274">24</text:p>
              </text:list-item>
            </text:list>
          </table:table-cell>
          <table:table-cell table:style-name="表格23.A5" office:value-type="string">
            <text:list xml:id="list111740859166170" text:continue-numbering="true" text:style-name="WW8Num2">
              <text:list-item>
                <text:p text:style-name="P1274">null</text:p>
              </text:list-item>
            </text:list>
          </table:table-cell>
          <table:table-cell table:style-name="表格23.A5" office:value-type="string">
            <text:list xml:id="list111740859160702" text:continue-numbering="true" text:style-name="WW8Num2">
              <text:list-item>
                <text:p text:style-name="P1274">Update date user</text:p>
              </text:list-item>
            </text:list>
          </table:table-cell>
          <table:table-cell table:style-name="表格23.A5" office:value-type="string">
            <text:list xml:id="list111740859153791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J5" table:number-columns-spanned="3" office:value-type="string">
            <text:list xml:id="list111740860164512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11740860156478" text:continue-numbering="true" text:style-name="WW8Num2">
              <text:list-item>
                <text:p text:style-name="P1274">UDATE</text:p>
              </text:list-item>
            </text:list>
          </table:table-cell>
          <table:table-cell table:style-name="表格23.A5" office:value-type="string">
            <text:list xml:id="list111740860175062" text:continue-numbering="true" text:style-name="WW8Num2">
              <text:list-item>
                <text:p text:style-name="P1274">DATETIME</text:p>
              </text:list-item>
            </text:list>
          </table:table-cell>
          <table:table-cell table:style-name="表格23.A5" office:value-type="string">
            <text:list xml:id="list111740861181034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61153737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61178759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6215249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A5" office:value-type="string">
            <text:list xml:id="list111740862171793" text:continue-numbering="true" text:style-name="WW8Num2">
              <text:list-item>
                <text:p text:style-name="P1274">null</text:p>
              </text:list-item>
            </text:list>
          </table:table-cell>
          <table:table-cell table:style-name="表格23.A5" office:value-type="string">
            <text:list xml:id="list111740863179154" text:continue-numbering="true" text:style-name="WW8Num2">
              <text:list-item>
                <text:p text:style-name="P1274">Update time</text:p>
              </text:list-item>
            </text:list>
          </table:table-cell>
          <table:table-cell table:style-name="表格23.A5" office:value-type="string">
            <text:list xml:id="list11174086315352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23.J5" table:number-columns-spanned="3" office:value-type="string">
            <text:list xml:id="list111740863172250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</table:table>
      <text:p text:style-name="P69"/>
      <text:p text:style-name="P69"/>
      <text:list xml:id="list111740864152956" text:continue-numbering="true" text:style-name="WW8Num2">
        <text:list-item>
          <text:h text:style-name="P1538" text:outline-level="1"><text:bookmark-start text:name="__RefHeading__10570_19264099"/><text:span text:style-name="T47">TB_SYS_</text:span><text:span text:style-name="T58">JREPORT_</text:span><text:span text:style-name="T59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11740865168949" text:continue-numbering="true" text:style-name="WW8Num2">
              <text:list-item>
                <text:p text:style-name="P998">Project</text:p>
              </text:list-item>
            </text:list>
          </table:table-cell>
          <table:table-cell table:style-name="表格24.A1" table:number-columns-spanned="6" office:value-type="string">
            <text:list xml:id="list111740865154977" text:continue-numbering="true" text:style-name="WW8Num2">
              <text:list-item>
                <text:p text:style-name="P108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11740865156872" text:continue-numbering="true" text:style-name="WW8Num2">
              <text:list-item>
                <text:p text:style-name="P998">Ver</text:p>
              </text:list-item>
            </text:list>
          </table:table-cell>
          <table:table-cell table:style-name="表格24.A1" office:value-type="string">
            <text:list xml:id="list111740866167169" text:continue-numbering="true" text:style-name="WW8Num2">
              <text:list-item>
                <text:p text:style-name="P1084">0.5</text:p>
              </text:list-item>
            </text:list>
          </table:table-cell>
          <table:table-cell table:style-name="表格24.J1" office:value-type="string">
            <text:list xml:id="list111740866154813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4.K1" office:value-type="string">
            <text:list xml:id="list111740866182593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4.K1" office:value-type="string">
            <text:list xml:id="list111740867168385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11740867158347" text:continue-numbering="true" text:style-name="WW8Num2">
              <text:list-item>
                <text:p text:style-name="P998">Maintain</text:p>
              </text:list-item>
            </text:list>
          </table:table-cell>
          <table:table-cell table:style-name="表格24.A2" table:number-columns-spanned="6" office:value-type="string">
            <text:list xml:id="list111740867160765" text:continue-numbering="true" text:style-name="WW8Num2">
              <text:list-item>
                <text:p text:style-name="P108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11740868154666" text:continue-numbering="true" text:style-name="WW8Num2">
              <text:list-item>
                <text:p text:style-name="P998">Date</text:p>
              </text:list-item>
            </text:list>
          </table:table-cell>
          <table:table-cell table:style-name="表格24.A2" office:value-type="string">
            <text:list xml:id="list111740868169548" text:continue-numbering="true" text:style-name="WW8Num2">
              <text:list-item>
                <text:p text:style-name="P1084">2014/10/<text:span text:style-name="T107">29</text:span></text:p>
              </text:list-item>
            </text:list>
          </table:table-cell>
          <table:table-cell table:style-name="表格24.J1" office:value-type="string">
            <text:list xml:id="list111740868151386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4.K1" office:value-type="string">
            <text:list xml:id="list111740869159617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4.K1" office:value-type="string">
            <text:list xml:id="list111740869157702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11740869164537" text:continue-numbering="true" text:style-name="WW8Num2">
              <text:list-item>
                <text:p text:style-name="P998">Table</text:p>
              </text:list-item>
            </text:list>
          </table:table-cell>
          <table:table-cell table:style-name="表格24.A2" table:number-columns-spanned="6" office:value-type="string">
            <text:list xml:id="list111740870178251" text:continue-numbering="true" text:style-name="WW8Num2">
              <text:list-item>
                <text:p text:style-name="P1188">tb_sys_<text:span text:style-name="T127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11740870167749" text:continue-numbering="true" text:style-name="WW8Num2">
              <text:list-item>
                <text:p text:style-name="P998">DataBase</text:p>
              </text:list-item>
            </text:list>
          </table:table-cell>
          <table:table-cell table:style-name="表格24.A2" office:value-type="string">
            <text:list xml:id="list111740870182582" text:continue-numbering="true" text:style-name="WW8Num2">
              <text:list-item>
                <text:p text:style-name="P1084">bbcore</text:p>
              </text:list-item>
            </text:list>
          </table:table-cell>
          <table:table-cell table:style-name="表格24.J1" office:value-type="string">
            <text:list xml:id="list111740871175354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4.K1" office:value-type="string">
            <text:list xml:id="list111740871172634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4.K1" office:value-type="string">
            <text:list xml:id="list111740871172005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11740871167729" text:continue-numbering="true" text:style-name="WW8Num2">
              <text:list-item>
                <text:p text:style-name="P998">Descript</text:p>
              </text:list-item>
            </text:list>
          </table:table-cell>
          <table:table-cell table:style-name="表格24.A4" table:number-columns-spanned="8" office:value-type="string">
            <text:list xml:id="list111740872181940" text:continue-numbering="true" text:style-name="WW8Num2">
              <text:list-item>
                <text:p text:style-name="P114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11740872170085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4.K1" office:value-type="string">
            <text:list xml:id="list111740872155989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4.K1" office:value-type="string">
            <text:list xml:id="list111740873170094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11740873170390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11740873151091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1740887181714" text:continue-numbering="true" text:style-name="WW8Num2">
              <text:list-item>
                <text:p text:style-name="P1041">Field</text:p>
              </text:list-item>
            </text:list>
          </table:table-cell>
          <table:table-cell table:style-name="表格24.A5" office:value-type="string">
            <text:list xml:id="list111740888173445" text:continue-numbering="true" text:style-name="WW8Num2">
              <text:list-item>
                <text:p text:style-name="P1041">Datatype</text:p>
              </text:list-item>
            </text:list>
          </table:table-cell>
          <table:table-cell table:style-name="表格24.A5" office:value-type="string">
            <text:list xml:id="list111740888155114" text:continue-numbering="true" text:style-name="WW8Num2">
              <text:list-item>
                <text:p text:style-name="P1041">PK</text:p>
              </text:list-item>
            </text:list>
          </table:table-cell>
          <table:table-cell table:style-name="表格24.A5" office:value-type="string">
            <text:list xml:id="list111740889158900" text:continue-numbering="true" text:style-name="WW8Num2">
              <text:list-item>
                <text:p text:style-name="P1041">UK</text:p>
              </text:list-item>
            </text:list>
          </table:table-cell>
          <table:table-cell table:style-name="表格24.A5" office:value-type="string">
            <text:list xml:id="list111740889171288" text:continue-numbering="true" text:style-name="WW8Num2">
              <text:list-item>
                <text:p text:style-name="P1041">IDX</text:p>
              </text:list-item>
            </text:list>
          </table:table-cell>
          <table:table-cell table:style-name="表格24.A5" office:value-type="string">
            <text:list xml:id="list111740889173969" text:continue-numbering="true" text:style-name="WW8Num2">
              <text:list-item>
                <text:p text:style-name="P955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11740890155497" text:continue-numbering="true" text:style-name="WW8Num2">
              <text:list-item>
                <text:p text:style-name="P955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11740890160650" text:continue-numbering="true" text:style-name="WW8Num2">
              <text:list-item>
                <text:p text:style-name="P1041">Description</text:p>
              </text:list-item>
            </text:list>
          </table:table-cell>
          <table:table-cell table:style-name="表格24.A5" office:value-type="string">
            <text:list xml:id="list111740891163798" text:continue-numbering="true" text:style-name="WW8Num2">
              <text:list-item>
                <text:p text:style-name="P1041">Remarks</text:p>
              </text:list-item>
            </text:list>
          </table:table-cell>
          <table:table-cell table:style-name="表格24.J5" table:number-columns-spanned="3" office:value-type="string">
            <text:list xml:id="list111740891151000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1740891156756" text:continue-numbering="true" text:style-name="WW8Num2">
              <text:list-item>
                <text:p text:style-name="P1278">OID</text:p>
              </text:list-item>
            </text:list>
          </table:table-cell>
          <table:table-cell table:style-name="表格24.A5" office:value-type="string">
            <text:list xml:id="list111740892152521" text:continue-numbering="true" text:style-name="WW8Num2">
              <text:list-item>
                <text:p text:style-name="P1278">CHAR</text:p>
              </text:list-item>
            </text:list>
          </table:table-cell>
          <table:table-cell table:style-name="表格24.A5" office:value-type="string">
            <text:list xml:id="list111740892167775" text:continue-numbering="true" text:style-name="WW8Num2">
              <text:list-item>
                <text:p text:style-name="P1278">Y</text:p>
              </text:list-item>
            </text:list>
          </table:table-cell>
          <table:table-cell table:style-name="表格24.A5" office:value-type="string">
            <text:list xml:id="list11174089316964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893166592" text:continue-numbering="true" text:style-name="WW8Num2">
              <text:list-item>
                <text:p text:style-name="P1278"><text:s/></text:p>
              </text:list-item>
            </text:list>
          </table:table-cell>
          <table:table-cell table:style-name="表格24.A5" office:value-type="string">
            <text:list xml:id="list111740893174075" text:continue-numbering="true" text:style-name="WW8Num2">
              <text:list-item>
                <text:p text:style-name="P1278">36</text:p>
              </text:list-item>
            </text:list>
          </table:table-cell>
          <table:table-cell table:style-name="表格24.A5" office:value-type="string">
            <text:list xml:id="list11174089415504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894157590" text:continue-numbering="true" text:style-name="WW8Num2">
              <text:list-item>
                <text:p text:style-name="P1278">PK / UUID</text:p>
              </text:list-item>
            </text:list>
          </table:table-cell>
          <table:table-cell table:style-name="表格24.A5" office:value-type="string">
            <text:list xml:id="list111740895167986" text:continue-numbering="true" text:style-name="WW8Num2">
              <text:list-item>
                <text:p text:style-name="P1278">Default java UUID</text:p>
              </text:list-item>
            </text:list>
          </table:table-cell>
          <table:table-cell table:style-name="表格24.J5" table:number-columns-spanned="3" office:value-type="string">
            <text:list xml:id="list11174089517546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1740895168284" text:continue-numbering="true" text:style-name="WW8Num2">
              <text:list-item>
                <text:p text:style-name="P1359">REPORT_ID</text:p>
              </text:list-item>
            </text:list>
          </table:table-cell>
          <table:table-cell table:style-name="表格24.A5" office:value-type="string">
            <text:list xml:id="list111740896159915" text:continue-numbering="true" text:style-name="WW8Num2">
              <text:list-item>
                <text:p text:style-name="P1278">VARCHAR</text:p>
              </text:list-item>
            </text:list>
          </table:table-cell>
          <table:table-cell table:style-name="表格24.A5" office:value-type="string">
            <text:list xml:id="list111740896178027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897156308" text:continue-numbering="true" text:style-name="WW8Num2">
              <text:list-item>
                <text:p text:style-name="P1360">Y</text:p>
              </text:list-item>
            </text:list>
          </table:table-cell>
          <table:table-cell table:style-name="表格24.A5" office:value-type="string">
            <text:list xml:id="list111740897170636" text:continue-numbering="true" text:style-name="WW8Num2">
              <text:list-item>
                <text:p text:style-name="P1361"/>
              </text:list-item>
            </text:list>
          </table:table-cell>
          <table:table-cell table:style-name="表格24.A5" office:value-type="string">
            <text:list xml:id="list111740897155454" text:continue-numbering="true" text:style-name="WW8Num2">
              <text:list-item>
                <text:p text:style-name="P1362">50</text:p>
              </text:list-item>
            </text:list>
          </table:table-cell>
          <table:table-cell table:style-name="表格24.A5" office:value-type="string">
            <text:list xml:id="list111740898180357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898159496" text:continue-numbering="true" text:style-name="WW8Num2">
              <text:list-item>
                <text:p text:style-name="P1465">BSCJASPER<text:span text:style-name="T128">0</text:span>0001</text:p>
              </text:list-item>
            </text:list>
          </table:table-cell>
          <table:table-cell table:style-name="表格24.A5" office:value-type="string">
            <text:list xml:id="list111740899166696" text:continue-numbering="true" text:style-name="WW8Num2">
              <text:list-item>
                <text:p text:style-name="P1487"/>
              </text:list-item>
            </text:list>
          </table:table-cell>
          <table:table-cell table:style-name="表格24.J5" table:number-columns-spanned="3" office:value-type="string">
            <text:list xml:id="list111740899172993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11740899173887" text:continue-numbering="true" text:style-name="WW8Num2">
              <text:list-item>
                <text:p text:style-name="P1182">URL_PARAM</text:p>
              </text:list-item>
            </text:list>
          </table:table-cell>
          <table:table-cell table:style-name="表格24.A9" office:value-type="string">
            <text:list xml:id="list111740900178261" text:continue-numbering="true" text:style-name="WW8Num2">
              <text:list-item>
                <text:p text:style-name="P1279">VARCHAR</text:p>
              </text:list-item>
            </text:list>
          </table:table-cell>
          <table:table-cell table:style-name="表格24.A9" office:value-type="string">
            <text:list xml:id="list111740900157710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9" office:value-type="string">
            <text:list xml:id="list111740901151267" text:continue-numbering="true" text:style-name="WW8Num2">
              <text:list-item>
                <text:p text:style-name="P1363"/>
              </text:list-item>
            </text:list>
          </table:table-cell>
          <table:table-cell table:style-name="表格24.A9" office:value-type="string">
            <text:list xml:id="list11174090117090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9" office:value-type="string">
            <text:list xml:id="list111740902182359" text:continue-numbering="true" text:style-name="WW8Num2">
              <text:list-item>
                <text:p text:style-name="P1362">100</text:p>
              </text:list-item>
            </text:list>
          </table:table-cell>
          <table:table-cell table:style-name="表格24.A9" office:value-type="string">
            <text:list xml:id="list111740902165437" text:continue-numbering="true" text:style-name="WW8Num2">
              <text:list-item>
                <text:p text:style-name="P1364"/>
              </text:list-item>
            </text:list>
          </table:table-cell>
          <table:table-cell table:style-name="表格24.A9" office:value-type="string">
            <text:list xml:id="list111740902182781" text:continue-numbering="true" text:style-name="WW8Num2">
              <text:list-item>
                <text:p text:style-name="P1465">呼叫報表<text:span text:style-name="T132">url參數</text:span></text:p>
              </text:list-item>
            </text:list>
          </table:table-cell>
          <table:table-cell table:style-name="表格24.A9" office:value-type="string">
            <text:list xml:id="list111740903157845" text:continue-numbering="true" text:style-name="WW8Num2">
              <text:list-item>
                <text:p text:style-name="P1467"/>
              </text:list-item>
            </text:list>
          </table:table-cell>
          <table:table-cell table:style-name="表格24.J5" table:number-columns-spanned="3" office:value-type="string">
            <text:list xml:id="list111740904157879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11740904182341" text:continue-numbering="true" text:style-name="WW8Num2">
              <text:list-item>
                <text:p text:style-name="P1183">RPT_PARAM</text:p>
              </text:list-item>
            </text:list>
          </table:table-cell>
          <table:table-cell table:style-name="表格24.A9" office:value-type="string">
            <text:list xml:id="list111740904159405" text:continue-numbering="true" text:style-name="WW8Num2">
              <text:list-item>
                <text:p text:style-name="P1279">VARCHAR</text:p>
              </text:list-item>
            </text:list>
          </table:table-cell>
          <table:table-cell table:style-name="表格24.A9" office:value-type="string">
            <text:list xml:id="list111740905179565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9" office:value-type="string">
            <text:list xml:id="list111740905169907" text:continue-numbering="true" text:style-name="WW8Num2">
              <text:list-item>
                <text:p text:style-name="P1363">Y</text:p>
              </text:list-item>
            </text:list>
          </table:table-cell>
          <table:table-cell table:style-name="表格24.A9" office:value-type="string">
            <text:list xml:id="list111740905151548" text:continue-numbering="true" text:style-name="WW8Num2">
              <text:list-item>
                <text:p text:style-name="P1361"/>
              </text:list-item>
            </text:list>
          </table:table-cell>
          <table:table-cell table:style-name="表格24.A9" office:value-type="string">
            <text:list xml:id="list111740906180672" text:continue-numbering="true" text:style-name="WW8Num2">
              <text:list-item>
                <text:p text:style-name="P1362">100</text:p>
              </text:list-item>
            </text:list>
          </table:table-cell>
          <table:table-cell table:style-name="表格24.A9" office:value-type="string">
            <text:list xml:id="list111740906167112" text:continue-numbering="true" text:style-name="WW8Num2">
              <text:list-item>
                <text:p text:style-name="P1365"/>
              </text:list-item>
            </text:list>
          </table:table-cell>
          <table:table-cell table:style-name="表格24.A9" office:value-type="string">
            <text:list xml:id="list111740907178722" text:continue-numbering="true" text:style-name="WW8Num2">
              <text:list-item>
                <text:p text:style-name="P1466"><text:span text:style-name="T132">執行jasper</text:span>報表需要參數</text:p>
              </text:list-item>
            </text:list>
          </table:table-cell>
          <table:table-cell table:style-name="表格24.A9" office:value-type="string">
            <text:list xml:id="list111740907161907" text:continue-numbering="true" text:style-name="WW8Num2">
              <text:list-item>
                <text:p text:style-name="P1482"/>
              </text:list-item>
            </text:list>
          </table:table-cell>
          <table:table-cell table:style-name="表格24.J5" table:number-columns-spanned="3" office:value-type="string">
            <text:list xml:id="list111740908152918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1740908161371" text:continue-numbering="true" text:style-name="WW8Num2">
              <text:list-item>
                <text:p text:style-name="P1278">CUSERID</text:p>
              </text:list-item>
            </text:list>
          </table:table-cell>
          <table:table-cell table:style-name="表格24.A5" office:value-type="string">
            <text:list xml:id="list111740908175794" text:continue-numbering="true" text:style-name="WW8Num2">
              <text:list-item>
                <text:p text:style-name="P1278">VARCHAR</text:p>
              </text:list-item>
            </text:list>
          </table:table-cell>
          <table:table-cell table:style-name="表格24.A5" office:value-type="string">
            <text:list xml:id="list11174090917514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0916953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09159418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0173685" text:continue-numbering="true" text:style-name="WW8Num2">
              <text:list-item>
                <text:p text:style-name="P1278">24</text:p>
              </text:list-item>
            </text:list>
          </table:table-cell>
          <table:table-cell table:style-name="表格24.A5" office:value-type="string">
            <text:list xml:id="list111740910158589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1166061" text:continue-numbering="true" text:style-name="WW8Num2">
              <text:list-item>
                <text:p text:style-name="P1278">Create data user</text:p>
              </text:list-item>
            </text:list>
          </table:table-cell>
          <table:table-cell table:style-name="表格24.A5" office:value-type="string">
            <text:list xml:id="list111740911170353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J5" table:number-columns-spanned="3" office:value-type="string">
            <text:list xml:id="list111740911157340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1740912169833" text:continue-numbering="true" text:style-name="WW8Num2">
              <text:list-item>
                <text:p text:style-name="P1278">CDATE</text:p>
              </text:list-item>
            </text:list>
          </table:table-cell>
          <table:table-cell table:style-name="表格24.A5" office:value-type="string">
            <text:list xml:id="list111740912178182" text:continue-numbering="true" text:style-name="WW8Num2">
              <text:list-item>
                <text:p text:style-name="P1278">DATETIME</text:p>
              </text:list-item>
            </text:list>
          </table:table-cell>
          <table:table-cell table:style-name="表格24.A5" office:value-type="string">
            <text:list xml:id="list11174091216622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315347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315268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4155158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415437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4165100" text:continue-numbering="true" text:style-name="WW8Num2">
              <text:list-item>
                <text:p text:style-name="P1278">Create time</text:p>
              </text:list-item>
            </text:list>
          </table:table-cell>
          <table:table-cell table:style-name="表格24.A5" office:value-type="string">
            <text:list xml:id="list111740915170443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J5" table:number-columns-spanned="3" office:value-type="string">
            <text:list xml:id="list111740915165230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1740915155122" text:continue-numbering="true" text:style-name="WW8Num2">
              <text:list-item>
                <text:p text:style-name="P1278">UUSERID</text:p>
              </text:list-item>
            </text:list>
          </table:table-cell>
          <table:table-cell table:style-name="表格24.A5" office:value-type="string">
            <text:list xml:id="list111740916160655" text:continue-numbering="true" text:style-name="WW8Num2">
              <text:list-item>
                <text:p text:style-name="P1278">VARCHAR</text:p>
              </text:list-item>
            </text:list>
          </table:table-cell>
          <table:table-cell table:style-name="表格24.A5" office:value-type="string">
            <text:list xml:id="list11174091618046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717485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7180021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18159698" text:continue-numbering="true" text:style-name="WW8Num2">
              <text:list-item>
                <text:p text:style-name="P1278">24</text:p>
              </text:list-item>
            </text:list>
          </table:table-cell>
          <table:table-cell table:style-name="表格24.A5" office:value-type="string">
            <text:list xml:id="list111740918174396" text:continue-numbering="true" text:style-name="WW8Num2">
              <text:list-item>
                <text:p text:style-name="P1278">null</text:p>
              </text:list-item>
            </text:list>
          </table:table-cell>
          <table:table-cell table:style-name="表格24.A5" office:value-type="string">
            <text:list xml:id="list111740918172842" text:continue-numbering="true" text:style-name="WW8Num2">
              <text:list-item>
                <text:p text:style-name="P1278">Update date user</text:p>
              </text:list-item>
            </text:list>
          </table:table-cell>
          <table:table-cell table:style-name="表格24.A5" office:value-type="string">
            <text:list xml:id="list11174091915847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J5" table:number-columns-spanned="3" office:value-type="string">
            <text:list xml:id="list111740919178646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11740919181212" text:continue-numbering="true" text:style-name="WW8Num2">
              <text:list-item>
                <text:p text:style-name="P1278">UDATE</text:p>
              </text:list-item>
            </text:list>
          </table:table-cell>
          <table:table-cell table:style-name="表格24.A5" office:value-type="string">
            <text:list xml:id="list111740920181645" text:continue-numbering="true" text:style-name="WW8Num2">
              <text:list-item>
                <text:p text:style-name="P1278">DATETIME</text:p>
              </text:list-item>
            </text:list>
          </table:table-cell>
          <table:table-cell table:style-name="表格24.A5" office:value-type="string">
            <text:list xml:id="list111740920170077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21176819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2117102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21173247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A5" office:value-type="string">
            <text:list xml:id="list111740922176783" text:continue-numbering="true" text:style-name="WW8Num2">
              <text:list-item>
                <text:p text:style-name="P1278">null</text:p>
              </text:list-item>
            </text:list>
          </table:table-cell>
          <table:table-cell table:style-name="表格24.A5" office:value-type="string">
            <text:list xml:id="list111740922159493" text:continue-numbering="true" text:style-name="WW8Num2">
              <text:list-item>
                <text:p text:style-name="P1278">Update time</text:p>
              </text:list-item>
            </text:list>
          </table:table-cell>
          <table:table-cell table:style-name="表格24.A5" office:value-type="string">
            <text:list xml:id="list111740922176033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24.J5" table:number-columns-spanned="3" office:value-type="string">
            <text:list xml:id="list11174092315277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</table:table>
      <text:p text:style-name="P70"/>
      <text:list xml:id="list111740923169375" text:continue-numbering="true" text:style-name="WW8Num2">
        <text:list-item>
          <text:h text:style-name="P1539" text:outline-level="1"><text:bookmark-start text:name="__RefHeading__11806_1241572173"/><text:soft-page-break/><text:span text:style-name="T47">TB_SYS_</text:span><text:span text:style-name="T60">C</text:span><text:span text:style-name="T61">TX</text:span><text:span text:style-name="T60">_</text:span><text:span text:style-name="T62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11740924152232" text:continue-numbering="true" text:style-name="WW8Num2">
              <text:list-item>
                <text:p text:style-name="P999">Project</text:p>
              </text:list-item>
            </text:list>
          </table:table-cell>
          <table:table-cell table:style-name="表格25.A1" table:number-columns-spanned="6" office:value-type="string">
            <text:list xml:id="list111740925174978" text:continue-numbering="true" text:style-name="WW8Num2">
              <text:list-item>
                <text:p text:style-name="P108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11740925165126" text:continue-numbering="true" text:style-name="WW8Num2">
              <text:list-item>
                <text:p text:style-name="P999">Ver</text:p>
              </text:list-item>
            </text:list>
          </table:table-cell>
          <table:table-cell table:style-name="表格25.A1" office:value-type="string">
            <text:list xml:id="list111740925151664" text:continue-numbering="true" text:style-name="WW8Num2">
              <text:list-item>
                <text:p text:style-name="P1085">0.5</text:p>
              </text:list-item>
            </text:list>
          </table:table-cell>
          <table:table-cell table:style-name="表格25.J1" office:value-type="string">
            <text:list xml:id="list111740926170431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5.K1" office:value-type="string">
            <text:list xml:id="list111740926155866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5.K1" office:value-type="string">
            <text:list xml:id="list111740926160101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11740927156003" text:continue-numbering="true" text:style-name="WW8Num2">
              <text:list-item>
                <text:p text:style-name="P999">Maintain</text:p>
              </text:list-item>
            </text:list>
          </table:table-cell>
          <table:table-cell table:style-name="表格25.A2" table:number-columns-spanned="6" office:value-type="string">
            <text:list xml:id="list111740927160507" text:continue-numbering="true" text:style-name="WW8Num2">
              <text:list-item>
                <text:p text:style-name="P108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11740927165418" text:continue-numbering="true" text:style-name="WW8Num2">
              <text:list-item>
                <text:p text:style-name="P999">Date</text:p>
              </text:list-item>
            </text:list>
          </table:table-cell>
          <table:table-cell table:style-name="表格25.A2" office:value-type="string">
            <text:list xml:id="list111740928159404" text:continue-numbering="true" text:style-name="WW8Num2">
              <text:list-item>
                <text:p text:style-name="P1085">2014/1<text:span text:style-name="T137">1</text:span>/<text:span text:style-name="T137">02</text:span></text:p>
              </text:list-item>
            </text:list>
          </table:table-cell>
          <table:table-cell table:style-name="表格25.J1" office:value-type="string">
            <text:list xml:id="list111740928172328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5.K1" office:value-type="string">
            <text:list xml:id="list111740928167706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5.K1" office:value-type="string">
            <text:list xml:id="list111740929170181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11740929169520" text:continue-numbering="true" text:style-name="WW8Num2">
              <text:list-item>
                <text:p text:style-name="P999">Table</text:p>
              </text:list-item>
            </text:list>
          </table:table-cell>
          <table:table-cell table:style-name="表格25.A2" table:number-columns-spanned="6" office:value-type="string">
            <text:list xml:id="list111740929151508" text:continue-numbering="true" text:style-name="WW8Num2">
              <text:list-item>
                <text:p text:style-name="P1189">tb_sys_<text:span text:style-name="T136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11740930182701" text:continue-numbering="true" text:style-name="WW8Num2">
              <text:list-item>
                <text:p text:style-name="P999">DataBase</text:p>
              </text:list-item>
            </text:list>
          </table:table-cell>
          <table:table-cell table:style-name="表格25.A2" office:value-type="string">
            <text:list xml:id="list111740930160392" text:continue-numbering="true" text:style-name="WW8Num2">
              <text:list-item>
                <text:p text:style-name="P1085">bbcore</text:p>
              </text:list-item>
            </text:list>
          </table:table-cell>
          <table:table-cell table:style-name="表格25.J1" office:value-type="string">
            <text:list xml:id="list111740930152755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5.K1" office:value-type="string">
            <text:list xml:id="list111740931161843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5.K1" office:value-type="string">
            <text:list xml:id="list111740931151327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11740931157637" text:continue-numbering="true" text:style-name="WW8Num2">
              <text:list-item>
                <text:p text:style-name="P999">Descript</text:p>
              </text:list-item>
            </text:list>
          </table:table-cell>
          <table:table-cell table:style-name="表格25.A4" table:number-columns-spanned="8" office:value-type="string">
            <text:list xml:id="list111740932155781" text:continue-numbering="true" text:style-name="WW8Num2">
              <text:list-item>
                <text:p text:style-name="P114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11740932171359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5.K1" office:value-type="string">
            <text:list xml:id="list111740932156659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5.K1" office:value-type="string">
            <text:list xml:id="list111740933164224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11740933154350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11740933157329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11740934176461" text:continue-numbering="true" text:style-name="WW8Num2">
              <text:list-item>
                <text:p text:style-name="P1042">Field</text:p>
              </text:list-item>
            </text:list>
          </table:table-cell>
          <table:table-cell table:style-name="表格25.A5" office:value-type="string">
            <text:list xml:id="list111740934174046" text:continue-numbering="true" text:style-name="WW8Num2">
              <text:list-item>
                <text:p text:style-name="P1042">Datatype</text:p>
              </text:list-item>
            </text:list>
          </table:table-cell>
          <table:table-cell table:style-name="表格25.A5" office:value-type="string">
            <text:list xml:id="list111740934172241" text:continue-numbering="true" text:style-name="WW8Num2">
              <text:list-item>
                <text:p text:style-name="P1042">PK</text:p>
              </text:list-item>
            </text:list>
          </table:table-cell>
          <table:table-cell table:style-name="表格25.A5" office:value-type="string">
            <text:list xml:id="list111740935179512" text:continue-numbering="true" text:style-name="WW8Num2">
              <text:list-item>
                <text:p text:style-name="P1042">UK</text:p>
              </text:list-item>
            </text:list>
          </table:table-cell>
          <table:table-cell table:style-name="表格25.A5" office:value-type="string">
            <text:list xml:id="list111740935178868" text:continue-numbering="true" text:style-name="WW8Num2">
              <text:list-item>
                <text:p text:style-name="P1042">IDX</text:p>
              </text:list-item>
            </text:list>
          </table:table-cell>
          <table:table-cell table:style-name="表格25.A5" office:value-type="string">
            <text:list xml:id="list111740935151770" text:continue-numbering="true" text:style-name="WW8Num2">
              <text:list-item>
                <text:p text:style-name="P956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11740936167561" text:continue-numbering="true" text:style-name="WW8Num2">
              <text:list-item>
                <text:p text:style-name="P956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11740936168264" text:continue-numbering="true" text:style-name="WW8Num2">
              <text:list-item>
                <text:p text:style-name="P1042">Description</text:p>
              </text:list-item>
            </text:list>
          </table:table-cell>
          <table:table-cell table:style-name="表格25.A5" office:value-type="string">
            <text:list xml:id="list111740936155926" text:continue-numbering="true" text:style-name="WW8Num2">
              <text:list-item>
                <text:p text:style-name="P1042">Remarks</text:p>
              </text:list-item>
            </text:list>
          </table:table-cell>
          <table:table-cell table:style-name="表格25.J5" table:number-columns-spanned="3" office:value-type="string">
            <text:list xml:id="list11174093716569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11740937178967" text:continue-numbering="true" text:style-name="WW8Num2">
              <text:list-item>
                <text:p text:style-name="P1280">OID</text:p>
              </text:list-item>
            </text:list>
          </table:table-cell>
          <table:table-cell table:style-name="表格25.A5" office:value-type="string">
            <text:list xml:id="list111740937178133" text:continue-numbering="true" text:style-name="WW8Num2">
              <text:list-item>
                <text:p text:style-name="P1280">CHAR</text:p>
              </text:list-item>
            </text:list>
          </table:table-cell>
          <table:table-cell table:style-name="表格25.A5" office:value-type="string">
            <text:list xml:id="list111740938169740" text:continue-numbering="true" text:style-name="WW8Num2">
              <text:list-item>
                <text:p text:style-name="P1280">Y</text:p>
              </text:list-item>
            </text:list>
          </table:table-cell>
          <table:table-cell table:style-name="表格25.A5" office:value-type="string">
            <text:list xml:id="list11174093815507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39159359" text:continue-numbering="true" text:style-name="WW8Num2">
              <text:list-item>
                <text:p text:style-name="P1280"><text:s/></text:p>
              </text:list-item>
            </text:list>
          </table:table-cell>
          <table:table-cell table:style-name="表格25.A5" office:value-type="string">
            <text:list xml:id="list111740939169952" text:continue-numbering="true" text:style-name="WW8Num2">
              <text:list-item>
                <text:p text:style-name="P1280">36</text:p>
              </text:list-item>
            </text:list>
          </table:table-cell>
          <table:table-cell table:style-name="表格25.A5" office:value-type="string">
            <text:list xml:id="list111740939174688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40172711" text:continue-numbering="true" text:style-name="WW8Num2">
              <text:list-item>
                <text:p text:style-name="P1280">PK / UUID</text:p>
              </text:list-item>
            </text:list>
          </table:table-cell>
          <table:table-cell table:style-name="表格25.A5" office:value-type="string">
            <text:list xml:id="list111740940153455" text:continue-numbering="true" text:style-name="WW8Num2">
              <text:list-item>
                <text:p text:style-name="P1280">Default java UUID</text:p>
              </text:list-item>
            </text:list>
          </table:table-cell>
          <table:table-cell table:style-name="表格25.J5" table:number-columns-spanned="3" office:value-type="string">
            <text:list xml:id="list111740940170353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332">SYSTEM</text:p>
          </table:table-cell>
          <table:table-cell table:style-name="表格25.A8" office:value-type="string">
            <text:p text:style-name="P351">VARCHAR</text:p>
          </table:table-cell>
          <table:table-cell table:style-name="表格25.A8" office:value-type="string">
            <text:p text:style-name="P206"/>
          </table:table-cell>
          <table:table-cell table:style-name="表格25.A8" office:value-type="string">
            <text:p text:style-name="P347">Y</text:p>
          </table:table-cell>
          <table:table-cell table:style-name="表格25.A8" office:value-type="string">
            <text:p text:style-name="P783"/>
          </table:table-cell>
          <table:table-cell table:style-name="表格25.A8" office:value-type="string">
            <text:p text:style-name="P332">10</text:p>
          </table:table-cell>
          <table:table-cell table:style-name="表格25.A8" office:value-type="string">
            <text:p text:style-name="P206"/>
          </table:table-cell>
          <table:table-cell table:style-name="表格25.A8" office:value-type="string">
            <text:p text:style-name="P640">TB_SYS.SYS_ID</text:p>
          </table:table-cell>
          <table:table-cell table:style-name="表格25.A8" office:value-type="string">
            <text:p text:style-name="P565"/>
          </table:table-cell>
          <table:table-cell table:style-name="表格25.J5" table:number-columns-spanned="3" office:value-type="string">
            <text:list xml:id="list111740943181965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88">CLASS_<text:span text:style-name="T42">NAME</text:span></text:p>
          </table:table-cell>
          <table:table-cell table:style-name="表格25.A8" office:value-type="string">
            <text:p text:style-name="P287">VARCHAR</text:p>
          </table:table-cell>
          <table:table-cell table:style-name="表格25.A8" office:value-type="string">
            <text:p text:style-name="P203"/>
          </table:table-cell>
          <table:table-cell table:style-name="表格25.A8" office:value-type="string">
            <text:p text:style-name="P347">Y</text:p>
          </table:table-cell>
          <table:table-cell table:style-name="表格25.A8" office:value-type="string">
            <text:p text:style-name="P767"/>
          </table:table-cell>
          <table:table-cell table:style-name="表格25.A8" office:value-type="string">
            <text:p text:style-name="P290">255</text:p>
          </table:table-cell>
          <table:table-cell table:style-name="表格25.A8" office:value-type="string">
            <text:p text:style-name="P203"/>
          </table:table-cell>
          <table:table-cell table:style-name="表格25.A8" office:value-type="string">
            <text:p text:style-name="P620">如 <text:span text:style-name="T40">com.test.DeployTest</text:span></text:p>
          </table:table-cell>
          <table:table-cell table:style-name="表格25.A8" office:value-type="string">
            <text:p text:style-name="P562"/>
          </table:table-cell>
          <table:table-cell table:style-name="表格25.J5" table:number-columns-spanned="3" office:value-type="string">
            <text:list xml:id="list11174094615751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11740946181282" text:continue-numbering="true" text:style-name="WW8Num2">
              <text:list-item>
                <text:p text:style-name="P1368">TYPE</text:p>
              </text:list-item>
            </text:list>
          </table:table-cell>
          <table:table-cell table:style-name="表格25.A8" office:value-type="string">
            <text:list xml:id="list111740947166630" text:continue-numbering="true" text:style-name="WW8Num2">
              <text:list-item>
                <text:p text:style-name="P1281">VARCHAR</text:p>
              </text:list-item>
            </text:list>
          </table:table-cell>
          <table:table-cell table:style-name="表格25.A8" office:value-type="string">
            <text:list xml:id="list11174094716947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8" office:value-type="string">
            <text:list xml:id="list111740948176150" text:continue-numbering="true" text:style-name="WW8Num2">
              <text:list-item>
                <text:p text:style-name="P1369">Y</text:p>
              </text:list-item>
            </text:list>
          </table:table-cell>
          <table:table-cell table:style-name="表格25.A8" office:value-type="string">
            <text:list xml:id="list111740948156292" text:continue-numbering="true" text:style-name="WW8Num2">
              <text:list-item>
                <text:p text:style-name="P1372"><text:s/></text:p>
              </text:list-item>
            </text:list>
          </table:table-cell>
          <table:table-cell table:style-name="表格25.A8" office:value-type="string">
            <text:list xml:id="list111740948159882" text:continue-numbering="true" text:style-name="WW8Num2">
              <text:list-item>
                <text:p text:style-name="P1368">10</text:p>
              </text:list-item>
            </text:list>
          </table:table-cell>
          <table:table-cell table:style-name="表格25.A8" office:value-type="string">
            <text:list xml:id="list111740949172281" text:continue-numbering="true" text:style-name="WW8Num2">
              <text:list-item>
                <text:p text:style-name="P1366"/>
              </text:list-item>
            </text:list>
          </table:table-cell>
          <table:table-cell table:style-name="表格25.A8" office:value-type="string">
            <text:list xml:id="list111740949155867" text:continue-numbering="true" text:style-name="WW8Num2">
              <text:list-item>
                <text:p text:style-name="P1468">INIT<text:span text:style-name="T139">IALIZE</text:span> 或 <text:span text:style-name="T138">DESTROY</text:span></text:p>
              </text:list-item>
            </text:list>
          </table:table-cell>
          <table:table-cell table:style-name="表格25.A8" office:value-type="string">
            <text:list xml:id="list111740950150423" text:continue-numbering="true" text:style-name="WW8Num2">
              <text:list-item>
                <text:p text:style-name="P1483"/>
              </text:list-item>
            </text:list>
          </table:table-cell>
          <table:table-cell table:style-name="表格25.J5" table:number-columns-spanned="3" office:value-type="string">
            <text:list xml:id="list111740951160361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11740951153172" text:continue-numbering="true" text:style-name="WW8Num2">
              <text:list-item>
                <text:p text:style-name="P1374">DESCRIPTION</text:p>
              </text:list-item>
            </text:list>
          </table:table-cell>
          <table:table-cell table:style-name="表格25.A8" office:value-type="string">
            <text:list xml:id="list111740951178461" text:continue-numbering="true" text:style-name="WW8Num2">
              <text:list-item>
                <text:p text:style-name="P1282">VARCHAR</text:p>
              </text:list-item>
            </text:list>
          </table:table-cell>
          <table:table-cell table:style-name="表格25.A8" office:value-type="string">
            <text:list xml:id="list11174095215515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8" office:value-type="string">
            <text:list xml:id="list111740952154723" text:continue-numbering="true" text:style-name="WW8Num2">
              <text:list-item>
                <text:p text:style-name="P1369"/>
              </text:list-item>
            </text:list>
          </table:table-cell>
          <table:table-cell table:style-name="表格25.A8" office:value-type="string">
            <text:list xml:id="list111740952154184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5.A8" office:value-type="string">
            <text:list xml:id="list111740953160985" text:continue-numbering="true" text:style-name="WW8Num2">
              <text:list-item>
                <text:p text:style-name="P1374">500</text:p>
              </text:list-item>
            </text:list>
          </table:table-cell>
          <table:table-cell table:style-name="表格25.A8" office:value-type="string">
            <text:list xml:id="list111740953175191" text:continue-numbering="true" text:style-name="WW8Num2">
              <text:list-item>
                <text:p text:style-name="P1366"/>
              </text:list-item>
            </text:list>
          </table:table-cell>
          <table:table-cell table:style-name="表格25.A8" office:value-type="string">
            <text:list xml:id="list111740953156800" text:continue-numbering="true" text:style-name="WW8Num2">
              <text:list-item>
                <text:p text:style-name="P1468"/>
              </text:list-item>
            </text:list>
          </table:table-cell>
          <table:table-cell table:style-name="表格25.A8" office:value-type="string">
            <text:list xml:id="list111740954164750" text:continue-numbering="true" text:style-name="WW8Num2">
              <text:list-item>
                <text:p text:style-name="P1483"/>
              </text:list-item>
            </text:list>
          </table:table-cell>
          <table:table-cell table:style-name="表格25.J5" table:number-columns-spanned="3" office:value-type="string">
            <text:list xml:id="list111740954157046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11740955164213" text:continue-numbering="true" text:style-name="WW8Num2">
              <text:list-item>
                <text:p text:style-name="P1280">CUSERID</text:p>
              </text:list-item>
            </text:list>
          </table:table-cell>
          <table:table-cell table:style-name="表格25.A5" office:value-type="string">
            <text:list xml:id="list111740955174979" text:continue-numbering="true" text:style-name="WW8Num2">
              <text:list-item>
                <text:p text:style-name="P1280">VARCHAR</text:p>
              </text:list-item>
            </text:list>
          </table:table-cell>
          <table:table-cell table:style-name="表格25.A5" office:value-type="string">
            <text:list xml:id="list11174095517450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5616972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5618065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56175042" text:continue-numbering="true" text:style-name="WW8Num2">
              <text:list-item>
                <text:p text:style-name="P1280">24</text:p>
              </text:list-item>
            </text:list>
          </table:table-cell>
          <table:table-cell table:style-name="表格25.A5" office:value-type="string">
            <text:list xml:id="list111740957174186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57152958" text:continue-numbering="true" text:style-name="WW8Num2">
              <text:list-item>
                <text:p text:style-name="P1280">Create data user</text:p>
              </text:list-item>
            </text:list>
          </table:table-cell>
          <table:table-cell table:style-name="表格25.A5" office:value-type="string">
            <text:list xml:id="list11174095717460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J5" table:number-columns-spanned="3" office:value-type="string">
            <text:list xml:id="list111740958166452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11740958179384" text:continue-numbering="true" text:style-name="WW8Num2">
              <text:list-item>
                <text:p text:style-name="P1280">CDATE</text:p>
              </text:list-item>
            </text:list>
          </table:table-cell>
          <table:table-cell table:style-name="表格25.A5" office:value-type="string">
            <text:list xml:id="list111740958173792" text:continue-numbering="true" text:style-name="WW8Num2">
              <text:list-item>
                <text:p text:style-name="P1280">DATETIME</text:p>
              </text:list-item>
            </text:list>
          </table:table-cell>
          <table:table-cell table:style-name="表格25.A5" office:value-type="string">
            <text:list xml:id="list111740959176960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59163276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017166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016709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017096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1180485" text:continue-numbering="true" text:style-name="WW8Num2">
              <text:list-item>
                <text:p text:style-name="P1280">Create time</text:p>
              </text:list-item>
            </text:list>
          </table:table-cell>
          <table:table-cell table:style-name="表格25.A5" office:value-type="string">
            <text:list xml:id="list11174096116289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J5" table:number-columns-spanned="3" office:value-type="string">
            <text:list xml:id="list111740961172684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11740962155008" text:continue-numbering="true" text:style-name="WW8Num2">
              <text:list-item>
                <text:p text:style-name="P1280">UUSERID</text:p>
              </text:list-item>
            </text:list>
          </table:table-cell>
          <table:table-cell table:style-name="表格25.A5" office:value-type="string">
            <text:list xml:id="list111740962180671" text:continue-numbering="true" text:style-name="WW8Num2">
              <text:list-item>
                <text:p text:style-name="P1280">VARCHAR</text:p>
              </text:list-item>
            </text:list>
          </table:table-cell>
          <table:table-cell table:style-name="表格25.A5" office:value-type="string">
            <text:list xml:id="list111740962178978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315879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316841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3164681" text:continue-numbering="true" text:style-name="WW8Num2">
              <text:list-item>
                <text:p text:style-name="P1280">24</text:p>
              </text:list-item>
            </text:list>
          </table:table-cell>
          <table:table-cell table:style-name="表格25.A5" office:value-type="string">
            <text:list xml:id="list111740964172269" text:continue-numbering="true" text:style-name="WW8Num2">
              <text:list-item>
                <text:p text:style-name="P1280">null</text:p>
              </text:list-item>
            </text:list>
          </table:table-cell>
          <table:table-cell table:style-name="表格25.A5" office:value-type="string">
            <text:list xml:id="list111740964157927" text:continue-numbering="true" text:style-name="WW8Num2">
              <text:list-item>
                <text:p text:style-name="P1280">Update date user</text:p>
              </text:list-item>
            </text:list>
          </table:table-cell>
          <table:table-cell table:style-name="表格25.A5" office:value-type="string">
            <text:list xml:id="list11174096516645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J5" table:number-columns-spanned="3" office:value-type="string">
            <text:list xml:id="list111740965157375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11740965183087" text:continue-numbering="true" text:style-name="WW8Num2">
              <text:list-item>
                <text:p text:style-name="P1280">UDATE</text:p>
              </text:list-item>
            </text:list>
          </table:table-cell>
          <table:table-cell table:style-name="表格25.A5" office:value-type="string">
            <text:list xml:id="list111740966179574" text:continue-numbering="true" text:style-name="WW8Num2">
              <text:list-item>
                <text:p text:style-name="P1280">DATETIME</text:p>
              </text:list-item>
            </text:list>
          </table:table-cell>
          <table:table-cell table:style-name="表格25.A5" office:value-type="string">
            <text:list xml:id="list111740966171719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615093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716981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716697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A5" office:value-type="string">
            <text:list xml:id="list111740967162051" text:continue-numbering="true" text:style-name="WW8Num2">
              <text:list-item>
                <text:p text:style-name="P1280">null</text:p>
              </text:list-item>
            </text:list>
          </table:table-cell>
          <table:table-cell table:style-name="表格25.A5" office:value-type="string">
            <text:list xml:id="list111740968182901" text:continue-numbering="true" text:style-name="WW8Num2">
              <text:list-item>
                <text:p text:style-name="P1280">Update time</text:p>
              </text:list-item>
            </text:list>
          </table:table-cell>
          <table:table-cell table:style-name="表格25.A5" office:value-type="string">
            <text:list xml:id="list11174096815571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25.J5" table:number-columns-spanned="3" office:value-type="string">
            <text:list xml:id="list11174096815058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</table:table>
      <text:list xml:id="list111740969154957" text:continue-numbering="true" text:style-name="WW8Num2">
        <text:list-item>
          <text:p text:style-name="P892"/>
        </text:list-item>
      </text:list>
      <text:p text:style-name="P29"/>
      <text:p text:style-name="P29"/>
      <text:list xml:id="list111740969152646" text:continue-numbering="true" text:style-name="WW8Num2">
        <text:list-item>
          <text:h text:style-name="P1540" text:outline-level="1"><text:bookmark-start text:name="__RefHeading__19488_315683219"/><text:span text:style-name="T47">TB_SYS_</text:span><text:span text:style-name="T81">TWITTER</text:span><text:bookmark-end text:name="__RefHeading__19488_315683219"/></text:h>
        </text:list-item>
      </text:list>
      <table:table table:name="表格42" table:style-name="表格42">
        <table:table-column table:style-name="表格42.A"/>
        <table:table-column table:style-name="表格42.B"/>
        <table:table-column table:style-name="表格42.C" table:number-columns-repeated="2"/>
        <table:table-column table:style-name="表格42.E" table:number-columns-repeated="3"/>
        <table:table-column table:style-name="表格42.H"/>
        <table:table-column table:style-name="表格42.I"/>
        <table:table-column table:style-name="表格42.J"/>
        <table:table-column table:style-name="表格42.K"/>
        <table:table-column table:style-name="表格42.L"/>
        <table:table-row table:style-name="表格42.1">
          <table:table-cell table:style-name="表格42.A1" office:value-type="string">
            <text:list xml:id="list111740970177400" text:continue-numbering="true" text:style-name="WW8Num2">
              <text:list-item>
                <text:p text:style-name="P1000">Project</text:p>
              </text:list-item>
            </text:list>
          </table:table-cell>
          <table:table-cell table:style-name="表格42.A1" table:number-columns-spanned="6" office:value-type="string">
            <text:list xml:id="list111740970177340" text:continue-numbering="true" text:style-name="WW8Num2">
              <text:list-item>
                <text:p text:style-name="P108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1" office:value-type="string">
            <text:list xml:id="list111740971178133" text:continue-numbering="true" text:style-name="WW8Num2">
              <text:list-item>
                <text:p text:style-name="P1000">Ver</text:p>
              </text:list-item>
            </text:list>
          </table:table-cell>
          <table:table-cell table:style-name="表格42.A1" office:value-type="string">
            <text:list xml:id="list111740971176014" text:continue-numbering="true" text:style-name="WW8Num2">
              <text:list-item>
                <text:p text:style-name="P1086">0.5</text:p>
              </text:list-item>
            </text:list>
          </table:table-cell>
          <table:table-cell table:style-name="表格42.J1" office:value-type="string">
            <text:list xml:id="list11174097115892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42.K1" office:value-type="string">
            <text:list xml:id="list111740972168336" text:continue-numbering="true" text:style-name="WW8Num2">
              <text:list-item>
                <text:p text:style-name="P852"/>
              </text:list-item>
            </text:list>
          </table:table-cell>
          <table:table-cell table:style-name="表格42.K1" office:value-type="string">
            <text:list xml:id="list111740972159930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111740972164345" text:continue-numbering="true" text:style-name="WW8Num2">
              <text:list-item>
                <text:p text:style-name="P1000">Maintain</text:p>
              </text:list-item>
            </text:list>
          </table:table-cell>
          <table:table-cell table:style-name="表格42.A2" table:number-columns-spanned="6" office:value-type="string">
            <text:list xml:id="list111740973179319" text:continue-numbering="true" text:style-name="WW8Num2">
              <text:list-item>
                <text:p text:style-name="P108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111740973168697" text:continue-numbering="true" text:style-name="WW8Num2">
              <text:list-item>
                <text:p text:style-name="P1000">Date</text:p>
              </text:list-item>
            </text:list>
          </table:table-cell>
          <table:table-cell table:style-name="表格42.A2" office:value-type="string">
            <text:list xml:id="list111740973183154" text:continue-numbering="true" text:style-name="WW8Num2">
              <text:list-item>
                <text:p text:style-name="P1086">2014/1<text:span text:style-name="T176">2/18</text:span></text:p>
              </text:list-item>
            </text:list>
          </table:table-cell>
          <table:table-cell table:style-name="表格42.J1" office:value-type="string">
            <text:list xml:id="list111740974181306" text:continue-numbering="true" text:style-name="WW8Num2">
              <text:list-item>
                <text:p text:style-name="P852"/>
              </text:list-item>
            </text:list>
          </table:table-cell>
          <table:table-cell table:style-name="表格42.K1" office:value-type="string">
            <text:list xml:id="list111740974176320" text:continue-numbering="true" text:style-name="WW8Num2">
              <text:list-item>
                <text:p text:style-name="P852"/>
              </text:list-item>
            </text:list>
          </table:table-cell>
          <table:table-cell table:style-name="表格42.K1" office:value-type="string">
            <text:list xml:id="list111740974159298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111740975152939" text:continue-numbering="true" text:style-name="WW8Num2">
              <text:list-item>
                <text:p text:style-name="P1000">Table</text:p>
              </text:list-item>
            </text:list>
          </table:table-cell>
          <table:table-cell table:style-name="表格42.A2" table:number-columns-spanned="6" office:value-type="string">
            <text:list xml:id="list111740975165393" text:continue-numbering="true" text:style-name="WW8Num2">
              <text:list-item>
                <text:p text:style-name="P1190">tb_sys_<text:span text:style-name="T176">twitt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111740975176682" text:continue-numbering="true" text:style-name="WW8Num2">
              <text:list-item>
                <text:p text:style-name="P1000">DataBase</text:p>
              </text:list-item>
            </text:list>
          </table:table-cell>
          <table:table-cell table:style-name="表格42.A2" office:value-type="string">
            <text:list xml:id="list111740976156268" text:continue-numbering="true" text:style-name="WW8Num2">
              <text:list-item>
                <text:p text:style-name="P1086">bbcore</text:p>
              </text:list-item>
            </text:list>
          </table:table-cell>
          <table:table-cell table:style-name="表格42.J1" office:value-type="string">
            <text:list xml:id="list111740976174066" text:continue-numbering="true" text:style-name="WW8Num2">
              <text:list-item>
                <text:p text:style-name="P852"/>
              </text:list-item>
            </text:list>
          </table:table-cell>
          <table:table-cell table:style-name="表格42.K1" office:value-type="string">
            <text:list xml:id="list111740976178349" text:continue-numbering="true" text:style-name="WW8Num2">
              <text:list-item>
                <text:p text:style-name="P852"/>
              </text:list-item>
            </text:list>
          </table:table-cell>
          <table:table-cell table:style-name="表格42.K1" office:value-type="string">
            <text:list xml:id="list111740977161282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42.1">
          <table:table-cell table:style-name="表格42.A4" office:value-type="string">
            <text:list xml:id="list111740977161059" text:continue-numbering="true" text:style-name="WW8Num2">
              <text:list-item>
                <text:p text:style-name="P1000">Descript</text:p>
              </text:list-item>
            </text:list>
          </table:table-cell>
          <table:table-cell table:style-name="表格42.A4" table:number-columns-spanned="8" office:value-type="string">
            <text:list xml:id="list111740977164181" text:continue-numbering="true" text:style-name="WW8Num2">
              <text:list-item>
                <text:p text:style-name="P114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1" office:value-type="string">
            <text:list xml:id="list111740978160565" text:continue-numbering="true" text:style-name="WW8Num2">
              <text:list-item>
                <text:p text:style-name="P852"/>
              </text:list-item>
            </text:list>
          </table:table-cell>
          <table:table-cell table:style-name="表格42.K1" office:value-type="string">
            <text:list xml:id="list111740978163999" text:continue-numbering="true" text:style-name="WW8Num2">
              <text:list-item>
                <text:p text:style-name="P852"/>
              </text:list-item>
            </text:list>
          </table:table-cell>
          <table:table-cell table:style-name="表格42.K1" office:value-type="string">
            <text:list xml:id="list111740978162800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42.1">
          <table:table-cell table:style-name="表格42.A5" table:number-columns-spanned="9" office:value-type="string">
            <text:list xml:id="list111740979162116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5" table:number-columns-spanned="3" office:value-type="string">
            <text:list xml:id="list111740979157090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11740979171239" text:continue-numbering="true" text:style-name="WW8Num2">
              <text:list-item>
                <text:p text:style-name="P1043">Field</text:p>
              </text:list-item>
            </text:list>
          </table:table-cell>
          <table:table-cell table:style-name="表格42.A5" office:value-type="string">
            <text:list xml:id="list111740980181679" text:continue-numbering="true" text:style-name="WW8Num2">
              <text:list-item>
                <text:p text:style-name="P1043">Datatype</text:p>
              </text:list-item>
            </text:list>
          </table:table-cell>
          <table:table-cell table:style-name="表格42.A5" office:value-type="string">
            <text:list xml:id="list111740980152701" text:continue-numbering="true" text:style-name="WW8Num2">
              <text:list-item>
                <text:p text:style-name="P1043">PK</text:p>
              </text:list-item>
            </text:list>
          </table:table-cell>
          <table:table-cell table:style-name="表格42.A5" office:value-type="string">
            <text:list xml:id="list111740980159183" text:continue-numbering="true" text:style-name="WW8Num2">
              <text:list-item>
                <text:p text:style-name="P1043">UK</text:p>
              </text:list-item>
            </text:list>
          </table:table-cell>
          <table:table-cell table:style-name="表格42.A5" office:value-type="string">
            <text:list xml:id="list111740981158997" text:continue-numbering="true" text:style-name="WW8Num2">
              <text:list-item>
                <text:p text:style-name="P1043">IDX</text:p>
              </text:list-item>
            </text:list>
          </table:table-cell>
          <table:table-cell table:style-name="表格42.A5" office:value-type="string">
            <text:list xml:id="list111740981161860" text:continue-numbering="true" text:style-name="WW8Num2">
              <text:list-item>
                <text:p text:style-name="P957"><text:span text:style-name="T2">S</text:span><text:span text:style-name="T3">IZE</text:span></text:p>
              </text:list-item>
            </text:list>
          </table:table-cell>
          <table:table-cell table:style-name="表格42.A5" office:value-type="string">
            <text:list xml:id="list111740981179113" text:continue-numbering="true" text:style-name="WW8Num2">
              <text:list-item>
                <text:p text:style-name="P957"><text:span text:style-name="T2">D</text:span><text:span text:style-name="T3">EF</text:span></text:p>
              </text:list-item>
            </text:list>
          </table:table-cell>
          <table:table-cell table:style-name="表格42.A5" office:value-type="string">
            <text:list xml:id="list111740982164563" text:continue-numbering="true" text:style-name="WW8Num2">
              <text:list-item>
                <text:p text:style-name="P1043">Description</text:p>
              </text:list-item>
            </text:list>
          </table:table-cell>
          <table:table-cell table:style-name="表格42.A5" office:value-type="string">
            <text:list xml:id="list111740982161977" text:continue-numbering="true" text:style-name="WW8Num2">
              <text:list-item>
                <text:p text:style-name="P1043">Remarks</text:p>
              </text:list-item>
            </text:list>
          </table:table-cell>
          <table:table-cell table:style-name="表格42.J5" table:number-columns-spanned="3" office:value-type="string">
            <text:list xml:id="list111740983161418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11740983153984" text:continue-numbering="true" text:style-name="WW8Num2">
              <text:list-item>
                <text:p text:style-name="P1283">OID</text:p>
              </text:list-item>
            </text:list>
          </table:table-cell>
          <table:table-cell table:style-name="表格42.A5" office:value-type="string">
            <text:list xml:id="list111740983158350" text:continue-numbering="true" text:style-name="WW8Num2">
              <text:list-item>
                <text:p text:style-name="P1283">CHAR</text:p>
              </text:list-item>
            </text:list>
          </table:table-cell>
          <table:table-cell table:style-name="表格42.A5" office:value-type="string">
            <text:list xml:id="list111740984154623" text:continue-numbering="true" text:style-name="WW8Num2">
              <text:list-item>
                <text:p text:style-name="P1283">Y</text:p>
              </text:list-item>
            </text:list>
          </table:table-cell>
          <table:table-cell table:style-name="表格42.A5" office:value-type="string">
            <text:list xml:id="list111740984156300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0984173108" text:continue-numbering="true" text:style-name="WW8Num2">
              <text:list-item>
                <text:p text:style-name="P1283"><text:s/></text:p>
              </text:list-item>
            </text:list>
          </table:table-cell>
          <table:table-cell table:style-name="表格42.A5" office:value-type="string">
            <text:list xml:id="list111740985159106" text:continue-numbering="true" text:style-name="WW8Num2">
              <text:list-item>
                <text:p text:style-name="P1283">36</text:p>
              </text:list-item>
            </text:list>
          </table:table-cell>
          <table:table-cell table:style-name="表格42.A5" office:value-type="string">
            <text:list xml:id="list11174098516286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0985167928" text:continue-numbering="true" text:style-name="WW8Num2">
              <text:list-item>
                <text:p text:style-name="P1283">PK / UUID</text:p>
              </text:list-item>
            </text:list>
          </table:table-cell>
          <table:table-cell table:style-name="表格42.A5" office:value-type="string">
            <text:list xml:id="list111740986153101" text:continue-numbering="true" text:style-name="WW8Num2">
              <text:list-item>
                <text:p text:style-name="P1283">Default java UUID</text:p>
              </text:list-item>
            </text:list>
          </table:table-cell>
          <table:table-cell table:style-name="表格42.J5" table:number-columns-spanned="3" office:value-type="string">
            <text:list xml:id="list111740986163044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32">SYSTEM</text:p>
          </table:table-cell>
          <table:table-cell table:style-name="表格42.A8" office:value-type="string">
            <text:p text:style-name="P351">VARCHAR</text:p>
          </table:table-cell>
          <table:table-cell table:style-name="表格42.A8" office:value-type="string">
            <text:p text:style-name="P206"/>
          </table:table-cell>
          <table:table-cell table:style-name="表格42.A8" office:value-type="string">
            <text:p text:style-name="P347">Y</text:p>
          </table:table-cell>
          <table:table-cell table:style-name="表格42.A8" office:value-type="string">
            <text:p text:style-name="P783"/>
          </table:table-cell>
          <table:table-cell table:style-name="表格42.A8" office:value-type="string">
            <text:p text:style-name="P332">10</text:p>
          </table:table-cell>
          <table:table-cell table:style-name="表格42.A8" office:value-type="string">
            <text:p text:style-name="P206"/>
          </table:table-cell>
          <table:table-cell table:style-name="表格42.A8" office:value-type="string">
            <text:p text:style-name="P640">TB_SYS.SYS_ID</text:p>
          </table:table-cell>
          <table:table-cell table:style-name="表格42.A8" office:value-type="string">
            <text:p text:style-name="P565"/>
          </table:table-cell>
          <table:table-cell table:style-name="表格42.J5" table:number-columns-spanned="3" office:value-type="string">
            <text:list xml:id="list111740989157064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72">TITLE</text:p>
          </table:table-cell>
          <table:table-cell table:style-name="表格42.A8" office:value-type="string">
            <text:p text:style-name="P473">VARCHAR</text:p>
          </table:table-cell>
          <table:table-cell table:style-name="表格42.A8" office:value-type="string">
            <text:p text:style-name="P206"/>
          </table:table-cell>
          <table:table-cell table:style-name="表格42.A8" office:value-type="string">
            <text:p text:style-name="P347"/>
          </table:table-cell>
          <table:table-cell table:style-name="表格42.A8" office:value-type="string">
            <text:p text:style-name="P783"/>
          </table:table-cell>
          <table:table-cell table:style-name="表格42.A8" office:value-type="string">
            <text:p text:style-name="P474">30</text:p>
          </table:table-cell>
          <table:table-cell table:style-name="表格42.A8" office:value-type="string">
            <text:p text:style-name="P206"/>
          </table:table-cell>
          <table:table-cell table:style-name="表格42.A8" office:value-type="string">
            <text:p text:style-name="P640"/>
          </table:table-cell>
          <table:table-cell table:style-name="表格42.A8" office:value-type="string">
            <text:p text:style-name="P565"/>
          </table:table-cell>
          <table:table-cell table:style-name="表格42.J5" table:number-columns-spanned="3" office:value-type="string">
            <text:list xml:id="list111740992162512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71">ENABLE_FLAG</text:p>
          </table:table-cell>
          <table:table-cell table:style-name="表格42.A8" office:value-type="string">
            <text:list xml:id="list111740993153936" text:continue-numbering="true" text:style-name="WW8Num2">
              <text:list-item>
                <text:p text:style-name="P1283">VARCHAR</text:p>
              </text:list-item>
            </text:list>
          </table:table-cell>
          <table:table-cell table:style-name="表格42.A8" office:value-type="string">
            <text:p text:style-name="P224"/>
          </table:table-cell>
          <table:table-cell table:style-name="表格42.A8" office:value-type="string">
            <text:p text:style-name="P349"/>
          </table:table-cell>
          <table:table-cell table:style-name="表格42.A8" office:value-type="string">
            <text:p text:style-name="P778"/>
          </table:table-cell>
          <table:table-cell table:style-name="表格42.A8" office:value-type="string">
            <text:p text:style-name="P471">1</text:p>
          </table:table-cell>
          <table:table-cell table:style-name="表格42.A8" office:value-type="string">
            <text:p text:style-name="P224"/>
          </table:table-cell>
          <table:table-cell table:style-name="表格42.A8" office:value-type="string">
            <text:p text:style-name="P628"/>
          </table:table-cell>
          <table:table-cell table:style-name="表格42.A8" office:value-type="string">
            <text:p text:style-name="P581"/>
          </table:table-cell>
          <table:table-cell table:style-name="表格42.J5" table:number-columns-spanned="3" office:value-type="string">
            <text:list xml:id="list111740995163571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91">CONTENT</text:p>
          </table:table-cell>
          <table:table-cell table:style-name="表格42.A8" office:value-type="string">
            <text:list xml:id="list111740995177678" text:continue-numbering="true" text:style-name="WW8Num2">
              <text:list-item>
                <text:p text:style-name="P1376">BLOB</text:p>
              </text:list-item>
            </text:list>
          </table:table-cell>
          <table:table-cell table:style-name="表格42.A8" office:value-type="string">
            <text:p text:style-name="P214"/>
          </table:table-cell>
          <table:table-cell table:style-name="表格42.A8" office:value-type="string">
            <text:p text:style-name="P355"/>
          </table:table-cell>
          <table:table-cell table:style-name="表格42.A8" office:value-type="string">
            <text:p text:style-name="P789"/>
          </table:table-cell>
          <table:table-cell table:style-name="表格42.A8" office:value-type="string">
            <text:p text:style-name="P389"/>
          </table:table-cell>
          <table:table-cell table:style-name="表格42.A8" office:value-type="string">
            <text:p text:style-name="P407">null</text:p>
          </table:table-cell>
          <table:table-cell table:style-name="表格42.A8" office:value-type="string">
            <text:p text:style-name="P661"/>
          </table:table-cell>
          <table:table-cell table:style-name="表格42.A8" office:value-type="string">
            <text:p text:style-name="P572"/>
          </table:table-cell>
          <table:table-cell table:style-name="表格42.J5" table:number-columns-spanned="3" office:value-type="string">
            <text:list xml:id="list111740998169571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11740999174950" text:continue-numbering="true" text:style-name="WW8Num2">
              <text:list-item>
                <text:p text:style-name="P1283">CUSERID</text:p>
              </text:list-item>
            </text:list>
          </table:table-cell>
          <table:table-cell table:style-name="表格42.A5" office:value-type="string">
            <text:list xml:id="list111740999177545" text:continue-numbering="true" text:style-name="WW8Num2">
              <text:list-item>
                <text:p text:style-name="P1283">VARCHAR</text:p>
              </text:list-item>
            </text:list>
          </table:table-cell>
          <table:table-cell table:style-name="表格42.A5" office:value-type="string">
            <text:list xml:id="list111741000178698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0166012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0162618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1160496" text:continue-numbering="true" text:style-name="WW8Num2">
              <text:list-item>
                <text:p text:style-name="P1283">24</text:p>
              </text:list-item>
            </text:list>
          </table:table-cell>
          <table:table-cell table:style-name="表格42.A5" office:value-type="string">
            <text:list xml:id="list111741001171371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2173273" text:continue-numbering="true" text:style-name="WW8Num2">
              <text:list-item>
                <text:p text:style-name="P1283">Create data user</text:p>
              </text:list-item>
            </text:list>
          </table:table-cell>
          <table:table-cell table:style-name="表格42.A5" office:value-type="string">
            <text:list xml:id="list111741002165603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J5" table:number-columns-spanned="3" office:value-type="string">
            <text:list xml:id="list111741002168182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11741003153237" text:continue-numbering="true" text:style-name="WW8Num2">
              <text:list-item>
                <text:p text:style-name="P1283">CDATE</text:p>
              </text:list-item>
            </text:list>
          </table:table-cell>
          <table:table-cell table:style-name="表格42.A5" office:value-type="string">
            <text:list xml:id="list111741003179422" text:continue-numbering="true" text:style-name="WW8Num2">
              <text:list-item>
                <text:p text:style-name="P1283">DATETIME</text:p>
              </text:list-item>
            </text:list>
          </table:table-cell>
          <table:table-cell table:style-name="表格42.A5" office:value-type="string">
            <text:list xml:id="list111741003162947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4155204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4175716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5169867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5156271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5161259" text:continue-numbering="true" text:style-name="WW8Num2">
              <text:list-item>
                <text:p text:style-name="P1283">Create time</text:p>
              </text:list-item>
            </text:list>
          </table:table-cell>
          <table:table-cell table:style-name="表格42.A5" office:value-type="string">
            <text:list xml:id="list111741006166254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J5" table:number-columns-spanned="3" office:value-type="string">
            <text:list xml:id="list111741006173484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11741007182928" text:continue-numbering="true" text:style-name="WW8Num2">
              <text:list-item>
                <text:p text:style-name="P1283">UUSERID</text:p>
              </text:list-item>
            </text:list>
          </table:table-cell>
          <table:table-cell table:style-name="表格42.A5" office:value-type="string">
            <text:list xml:id="list111741007177472" text:continue-numbering="true" text:style-name="WW8Num2">
              <text:list-item>
                <text:p text:style-name="P1283">VARCHAR</text:p>
              </text:list-item>
            </text:list>
          </table:table-cell>
          <table:table-cell table:style-name="表格42.A5" office:value-type="string">
            <text:list xml:id="list111741007153225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818183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8152841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08181226" text:continue-numbering="true" text:style-name="WW8Num2">
              <text:list-item>
                <text:p text:style-name="P1283">24</text:p>
              </text:list-item>
            </text:list>
          </table:table-cell>
          <table:table-cell table:style-name="表格42.A5" office:value-type="string">
            <text:list xml:id="list111741009181902" text:continue-numbering="true" text:style-name="WW8Num2">
              <text:list-item>
                <text:p text:style-name="P1283">null</text:p>
              </text:list-item>
            </text:list>
          </table:table-cell>
          <table:table-cell table:style-name="表格42.A5" office:value-type="string">
            <text:list xml:id="list111741009175995" text:continue-numbering="true" text:style-name="WW8Num2">
              <text:list-item>
                <text:p text:style-name="P1283">Update date user</text:p>
              </text:list-item>
            </text:list>
          </table:table-cell>
          <table:table-cell table:style-name="表格42.A5" office:value-type="string">
            <text:list xml:id="list111741009181785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J5" table:number-columns-spanned="3" office:value-type="string">
            <text:list xml:id="list111741010156217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11741010176476" text:continue-numbering="true" text:style-name="WW8Num2">
              <text:list-item>
                <text:p text:style-name="P1283">UDATE</text:p>
              </text:list-item>
            </text:list>
          </table:table-cell>
          <table:table-cell table:style-name="表格42.A5" office:value-type="string">
            <text:list xml:id="list111741011151327" text:continue-numbering="true" text:style-name="WW8Num2">
              <text:list-item>
                <text:p text:style-name="P1283">DATETIME</text:p>
              </text:list-item>
            </text:list>
          </table:table-cell>
          <table:table-cell table:style-name="表格42.A5" office:value-type="string">
            <text:list xml:id="list111741011176963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11160186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1215055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1217824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A5" office:value-type="string">
            <text:list xml:id="list111741012166829" text:continue-numbering="true" text:style-name="WW8Num2">
              <text:list-item>
                <text:p text:style-name="P1283">null</text:p>
              </text:list-item>
            </text:list>
          </table:table-cell>
          <table:table-cell table:style-name="表格42.A5" office:value-type="string">
            <text:list xml:id="list111741013158728" text:continue-numbering="true" text:style-name="WW8Num2">
              <text:list-item>
                <text:p text:style-name="P1283">Update time</text:p>
              </text:list-item>
            </text:list>
          </table:table-cell>
          <table:table-cell table:style-name="表格42.A5" office:value-type="string">
            <text:list xml:id="list111741013169170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2.J5" table:number-columns-spanned="3" office:value-type="string">
            <text:list xml:id="list111741013159896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</table:table>
      <text:list xml:id="list111741014163783" text:continue-numbering="true" text:style-name="WW8Num2">
        <text:list-item>
          <text:p text:style-name="P893"/>
        </text:list-item>
      </text:list>
      <text:p text:style-name="P46"/>
      <text:p text:style-name="P29"/>
      <text:list xml:id="list111741014179172" text:continue-numbering="true" text:style-name="WW8Num2">
        <text:list-item>
          <text:h text:style-name="P1541" text:outline-level="1"><text:bookmark-start text:name="__RefHeading__21242_1227445181"/><text:soft-page-break/><text:span text:style-name="T47">TB_SYS_</text:span><text:span text:style-name="T86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11741015169730" text:continue-numbering="true" text:style-name="WW8Num2">
              <text:list-item>
                <text:p text:style-name="P1001">Project</text:p>
              </text:list-item>
            </text:list>
          </table:table-cell>
          <table:table-cell table:style-name="表格46.A1" table:number-columns-spanned="6" office:value-type="string">
            <text:list xml:id="list111741015176628" text:continue-numbering="true" text:style-name="WW8Num2">
              <text:list-item>
                <text:p text:style-name="P108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11741016166956" text:continue-numbering="true" text:style-name="WW8Num2">
              <text:list-item>
                <text:p text:style-name="P1001">Ver</text:p>
              </text:list-item>
            </text:list>
          </table:table-cell>
          <table:table-cell table:style-name="表格46.A1" office:value-type="string">
            <text:list xml:id="list111741016175240" text:continue-numbering="true" text:style-name="WW8Num2">
              <text:list-item>
                <text:p text:style-name="P1087">0.5</text:p>
              </text:list-item>
            </text:list>
          </table:table-cell>
          <table:table-cell table:style-name="表格46.J1" office:value-type="string">
            <text:list xml:id="list111741016159189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6.K1" office:value-type="string">
            <text:list xml:id="list111741017160892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6.K1" office:value-type="string">
            <text:list xml:id="list111741017175053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11741017156473" text:continue-numbering="true" text:style-name="WW8Num2">
              <text:list-item>
                <text:p text:style-name="P1001">Maintain</text:p>
              </text:list-item>
            </text:list>
          </table:table-cell>
          <table:table-cell table:style-name="表格46.A2" table:number-columns-spanned="6" office:value-type="string">
            <text:list xml:id="list111741018173900" text:continue-numbering="true" text:style-name="WW8Num2">
              <text:list-item>
                <text:p text:style-name="P108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11741018152768" text:continue-numbering="true" text:style-name="WW8Num2">
              <text:list-item>
                <text:p text:style-name="P1001">Date</text:p>
              </text:list-item>
            </text:list>
          </table:table-cell>
          <table:table-cell table:style-name="表格46.A2" office:value-type="string">
            <text:list xml:id="list111741018161100" text:continue-numbering="true" text:style-name="WW8Num2">
              <text:list-item>
                <text:p text:style-name="P1087">2014/1<text:span text:style-name="T176">2/23</text:span></text:p>
              </text:list-item>
            </text:list>
          </table:table-cell>
          <table:table-cell table:style-name="表格46.J1" office:value-type="string">
            <text:list xml:id="list11174101916975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6.K1" office:value-type="string">
            <text:list xml:id="list111741019158917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6.K1" office:value-type="string">
            <text:list xml:id="list111741019174641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11741020173990" text:continue-numbering="true" text:style-name="WW8Num2">
              <text:list-item>
                <text:p text:style-name="P1001">Table</text:p>
              </text:list-item>
            </text:list>
          </table:table-cell>
          <table:table-cell table:style-name="表格46.A2" table:number-columns-spanned="6" office:value-type="string">
            <text:list xml:id="list111741020162634" text:continue-numbering="true" text:style-name="WW8Num2">
              <text:list-item>
                <text:p text:style-name="P1191">tb_sys_<text:span text:style-name="T181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11741020169156" text:continue-numbering="true" text:style-name="WW8Num2">
              <text:list-item>
                <text:p text:style-name="P1001">DataBase</text:p>
              </text:list-item>
            </text:list>
          </table:table-cell>
          <table:table-cell table:style-name="表格46.A2" office:value-type="string">
            <text:list xml:id="list111741021156118" text:continue-numbering="true" text:style-name="WW8Num2">
              <text:list-item>
                <text:p text:style-name="P1087">bbcore</text:p>
              </text:list-item>
            </text:list>
          </table:table-cell>
          <table:table-cell table:style-name="表格46.J1" office:value-type="string">
            <text:list xml:id="list111741021158229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6.K1" office:value-type="string">
            <text:list xml:id="list111741021167718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6.K1" office:value-type="string">
            <text:list xml:id="list111741022164338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11741022160064" text:continue-numbering="true" text:style-name="WW8Num2">
              <text:list-item>
                <text:p text:style-name="P1001">Descript</text:p>
              </text:list-item>
            </text:list>
          </table:table-cell>
          <table:table-cell table:style-name="表格46.A4" table:number-columns-spanned="8" office:value-type="string">
            <text:list xml:id="list111741022181045" text:continue-numbering="true" text:style-name="WW8Num2">
              <text:list-item>
                <text:p text:style-name="P11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1174102318251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6.K1" office:value-type="string">
            <text:list xml:id="list11174102316061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6.K1" office:value-type="string">
            <text:list xml:id="list111741023161215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11741024166757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11741024151185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1741024174628" text:continue-numbering="true" text:style-name="WW8Num2">
              <text:list-item>
                <text:p text:style-name="P1044">Field</text:p>
              </text:list-item>
            </text:list>
          </table:table-cell>
          <table:table-cell table:style-name="表格46.A5" office:value-type="string">
            <text:list xml:id="list111741025152534" text:continue-numbering="true" text:style-name="WW8Num2">
              <text:list-item>
                <text:p text:style-name="P1044">Datatype</text:p>
              </text:list-item>
            </text:list>
          </table:table-cell>
          <table:table-cell table:style-name="表格46.A5" office:value-type="string">
            <text:list xml:id="list111741025155248" text:continue-numbering="true" text:style-name="WW8Num2">
              <text:list-item>
                <text:p text:style-name="P1044">PK</text:p>
              </text:list-item>
            </text:list>
          </table:table-cell>
          <table:table-cell table:style-name="表格46.A5" office:value-type="string">
            <text:list xml:id="list111741025176321" text:continue-numbering="true" text:style-name="WW8Num2">
              <text:list-item>
                <text:p text:style-name="P1044">UK</text:p>
              </text:list-item>
            </text:list>
          </table:table-cell>
          <table:table-cell table:style-name="表格46.A5" office:value-type="string">
            <text:list xml:id="list111741025165859" text:continue-numbering="true" text:style-name="WW8Num2">
              <text:list-item>
                <text:p text:style-name="P1044">IDX</text:p>
              </text:list-item>
            </text:list>
          </table:table-cell>
          <table:table-cell table:style-name="表格46.A5" office:value-type="string">
            <text:list xml:id="list111741026158445" text:continue-numbering="true" text:style-name="WW8Num2">
              <text:list-item>
                <text:p text:style-name="P958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11741026151661" text:continue-numbering="true" text:style-name="WW8Num2">
              <text:list-item>
                <text:p text:style-name="P958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11741027154696" text:continue-numbering="true" text:style-name="WW8Num2">
              <text:list-item>
                <text:p text:style-name="P1044">Description</text:p>
              </text:list-item>
            </text:list>
          </table:table-cell>
          <table:table-cell table:style-name="表格46.A5" office:value-type="string">
            <text:list xml:id="list111741027166676" text:continue-numbering="true" text:style-name="WW8Num2">
              <text:list-item>
                <text:p text:style-name="P1044">Remarks</text:p>
              </text:list-item>
            </text:list>
          </table:table-cell>
          <table:table-cell table:style-name="表格46.J5" table:number-columns-spanned="3" office:value-type="string">
            <text:list xml:id="list111741027176454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1741028158179" text:continue-numbering="true" text:style-name="WW8Num2">
              <text:list-item>
                <text:p text:style-name="P1284">OID</text:p>
              </text:list-item>
            </text:list>
          </table:table-cell>
          <table:table-cell table:style-name="表格46.A5" office:value-type="string">
            <text:list xml:id="list111741028177567" text:continue-numbering="true" text:style-name="WW8Num2">
              <text:list-item>
                <text:p text:style-name="P1284">CHAR</text:p>
              </text:list-item>
            </text:list>
          </table:table-cell>
          <table:table-cell table:style-name="表格46.A5" office:value-type="string">
            <text:list xml:id="list111741028150559" text:continue-numbering="true" text:style-name="WW8Num2">
              <text:list-item>
                <text:p text:style-name="P1284">Y</text:p>
              </text:list-item>
            </text:list>
          </table:table-cell>
          <table:table-cell table:style-name="表格46.A5" office:value-type="string">
            <text:list xml:id="list111741029150578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29175921" text:continue-numbering="true" text:style-name="WW8Num2">
              <text:list-item>
                <text:p text:style-name="P1284"><text:s/></text:p>
              </text:list-item>
            </text:list>
          </table:table-cell>
          <table:table-cell table:style-name="表格46.A5" office:value-type="string">
            <text:list xml:id="list111741030168637" text:continue-numbering="true" text:style-name="WW8Num2">
              <text:list-item>
                <text:p text:style-name="P1284">36</text:p>
              </text:list-item>
            </text:list>
          </table:table-cell>
          <table:table-cell table:style-name="表格46.A5" office:value-type="string">
            <text:list xml:id="list111741030155632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30161925" text:continue-numbering="true" text:style-name="WW8Num2">
              <text:list-item>
                <text:p text:style-name="P1284">PK / UUID</text:p>
              </text:list-item>
            </text:list>
          </table:table-cell>
          <table:table-cell table:style-name="表格46.A5" office:value-type="string">
            <text:list xml:id="list111741031177965" text:continue-numbering="true" text:style-name="WW8Num2">
              <text:list-item>
                <text:p text:style-name="P1284">Default java UUID</text:p>
              </text:list-item>
            </text:list>
          </table:table-cell>
          <table:table-cell table:style-name="表格46.J5" table:number-columns-spanned="3" office:value-type="string">
            <text:list xml:id="list111741031165677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1">MAIL_ID</text:p>
          </table:table-cell>
          <table:table-cell table:style-name="表格46.A8" office:value-type="string">
            <text:list xml:id="list111741032181170" text:continue-numbering="true" text:style-name="WW8Num2">
              <text:list-item>
                <text:p text:style-name="P1285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493">Y</text:p>
          </table:table-cell>
          <table:table-cell table:style-name="表格46.A8" office:value-type="string">
            <text:p text:style-name="P833">Y</text:p>
          </table:table-cell>
          <table:table-cell table:style-name="表格46.A8" office:value-type="string">
            <text:p text:style-name="P492">17</text:p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723">20141223<text:span text:style-name="T182">000000001</text:span></text:p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35153415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1">SUBJECT</text:p>
          </table:table-cell>
          <table:table-cell table:style-name="表格46.A8" office:value-type="string">
            <text:list xml:id="list111741035169228" text:continue-numbering="true" text:style-name="WW8Num2">
              <text:list-item>
                <text:p text:style-name="P1285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5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1">200</text:p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642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38177763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4">TEXT</text:p>
          </table:table-cell>
          <table:table-cell table:style-name="表格46.A8" office:value-type="string">
            <text:list xml:id="list111741038177626" text:continue-numbering="true" text:style-name="WW8Num2">
              <text:list-item>
                <text:p text:style-name="P1399">BLOL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50"/>
          </table:table-cell>
          <table:table-cell table:style-name="表格46.A8" office:value-type="string">
            <text:p text:style-name="P779"/>
          </table:table-cell>
          <table:table-cell table:style-name="表格46.A8" office:value-type="string">
            <text:p text:style-name="P494"/>
          </table:table-cell>
          <table:table-cell table:style-name="表格46.A8" office:value-type="string">
            <text:p text:style-name="P496">null</text:p>
          </table:table-cell>
          <table:table-cell table:style-name="表格46.A8" office:value-type="string">
            <text:p text:style-name="P629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41160428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5">MAIL_FROM</text:p>
          </table:table-cell>
          <table:table-cell table:style-name="表格46.A8" office:value-type="string">
            <text:list xml:id="list111741041170370" text:continue-numbering="true" text:style-name="WW8Num2">
              <text:list-item>
                <text:p text:style-name="P1377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5">100</text:p>
          </table:table-cell>
          <table:table-cell table:style-name="表格46.A8" office:value-type="string">
            <text:p text:style-name="P408"/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44172112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5">MAIL_TO</text:p>
          </table:table-cell>
          <table:table-cell table:style-name="表格46.A8" office:value-type="string">
            <text:list xml:id="list111741045172136" text:continue-numbering="true" text:style-name="WW8Num2">
              <text:list-item>
                <text:p text:style-name="P1377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5">100</text:p>
          </table:table-cell>
          <table:table-cell table:style-name="表格46.A8" office:value-type="string">
            <text:p text:style-name="P408"/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4716775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5">MAIL_CC</text:p>
          </table:table-cell>
          <table:table-cell table:style-name="表格46.A8" office:value-type="string">
            <text:list xml:id="list111741048175913" text:continue-numbering="true" text:style-name="WW8Num2">
              <text:list-item>
                <text:p text:style-name="P1377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5">1000</text:p>
          </table:table-cell>
          <table:table-cell table:style-name="表格46.A8" office:value-type="string">
            <text:p text:style-name="P496">null</text:p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5017106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5">MAIL_BCC</text:p>
          </table:table-cell>
          <table:table-cell table:style-name="表格46.A8" office:value-type="string">
            <text:list xml:id="list111741051161897" text:continue-numbering="true" text:style-name="WW8Num2">
              <text:list-item>
                <text:p text:style-name="P1377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5">1000</text:p>
          </table:table-cell>
          <table:table-cell table:style-name="表格46.A8" office:value-type="string">
            <text:p text:style-name="P496">null</text:p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53171386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7">SUCCESS_FLAG</text:p>
          </table:table-cell>
          <table:table-cell table:style-name="表格46.A8" office:value-type="string">
            <text:list xml:id="list111741054153127" text:continue-numbering="true" text:style-name="WW8Num2">
              <text:list-item>
                <text:p text:style-name="P1378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834">Y</text:p>
          </table:table-cell>
          <table:table-cell table:style-name="表格46.A8" office:value-type="string">
            <text:p text:style-name="P497">1</text:p>
          </table:table-cell>
          <table:table-cell table:style-name="表格46.A8" office:value-type="string">
            <text:p text:style-name="P498">N</text:p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57161204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7">SUCCESS_TIME</text:p>
          </table:table-cell>
          <table:table-cell table:style-name="表格46.A8" office:value-type="string">
            <text:list xml:id="list111741057177857" text:continue-numbering="true" text:style-name="WW8Num2">
              <text:list-item>
                <text:p text:style-name="P1378">DATETIME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498">null</text:p>
          </table:table-cell>
          <table:table-cell table:style-name="表格46.A8" office:value-type="string">
            <text:p text:style-name="P724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60155441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9">RETAIN_FLAG</text:p>
          </table:table-cell>
          <table:table-cell table:style-name="表格46.A8" office:value-type="string">
            <text:list xml:id="list111741060164620" text:continue-numbering="true" text:style-name="WW8Num2">
              <text:list-item>
                <text:p text:style-name="P1379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9">1</text:p>
          </table:table-cell>
          <table:table-cell table:style-name="表格46.A8" office:value-type="string">
            <text:p text:style-name="P500">N</text:p>
          </table:table-cell>
          <table:table-cell table:style-name="表格46.A8" office:value-type="string">
            <text:p text:style-name="P666">當為<text:span text:style-name="T183">Y實發完mail後保留, 反之刪除此筆紀錄</text:span></text:p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111741063155692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1741063151079" text:continue-numbering="true" text:style-name="WW8Num2">
              <text:list-item>
                <text:p text:style-name="P1284">CUSERID</text:p>
              </text:list-item>
            </text:list>
          </table:table-cell>
          <table:table-cell table:style-name="表格46.A5" office:value-type="string">
            <text:list xml:id="list111741063169423" text:continue-numbering="true" text:style-name="WW8Num2">
              <text:list-item>
                <text:p text:style-name="P1284">VARCHAR</text:p>
              </text:list-item>
            </text:list>
          </table:table-cell>
          <table:table-cell table:style-name="表格46.A5" office:value-type="string">
            <text:list xml:id="list111741064156921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64177222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64180849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65150633" text:continue-numbering="true" text:style-name="WW8Num2">
              <text:list-item>
                <text:p text:style-name="P1284">24</text:p>
              </text:list-item>
            </text:list>
          </table:table-cell>
          <table:table-cell table:style-name="表格46.A5" office:value-type="string">
            <text:list xml:id="list111741065153351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66175052" text:continue-numbering="true" text:style-name="WW8Num2">
              <text:list-item>
                <text:p text:style-name="P1284">Create data user</text:p>
              </text:list-item>
            </text:list>
          </table:table-cell>
          <table:table-cell table:style-name="表格46.A5" office:value-type="string">
            <text:list xml:id="list111741066181522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J5" table:number-columns-spanned="3" office:value-type="string">
            <text:list xml:id="list111741066168499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1741067164070" text:continue-numbering="true" text:style-name="WW8Num2">
              <text:list-item>
                <text:p text:style-name="P1284">CDATE</text:p>
              </text:list-item>
            </text:list>
          </table:table-cell>
          <table:table-cell table:style-name="表格46.A5" office:value-type="string">
            <text:list xml:id="list111741067167866" text:continue-numbering="true" text:style-name="WW8Num2">
              <text:list-item>
                <text:p text:style-name="P1284">DATETIME</text:p>
              </text:list-item>
            </text:list>
          </table:table-cell>
          <table:table-cell table:style-name="表格46.A5" office:value-type="string">
            <text:list xml:id="list111741067162529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68178487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68158405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68167064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69151324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69159053" text:continue-numbering="true" text:style-name="WW8Num2">
              <text:list-item>
                <text:p text:style-name="P1284">Create time</text:p>
              </text:list-item>
            </text:list>
          </table:table-cell>
          <table:table-cell table:style-name="表格46.A5" office:value-type="string">
            <text:list xml:id="list111741070166002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J5" table:number-columns-spanned="3" office:value-type="string">
            <text:list xml:id="list111741070172294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1741070161708" text:continue-numbering="true" text:style-name="WW8Num2">
              <text:list-item>
                <text:p text:style-name="P1284">UUSERID</text:p>
              </text:list-item>
            </text:list>
          </table:table-cell>
          <table:table-cell table:style-name="表格46.A5" office:value-type="string">
            <text:list xml:id="list111741071177991" text:continue-numbering="true" text:style-name="WW8Num2">
              <text:list-item>
                <text:p text:style-name="P1284">VARCHAR</text:p>
              </text:list-item>
            </text:list>
          </table:table-cell>
          <table:table-cell table:style-name="表格46.A5" office:value-type="string">
            <text:list xml:id="list111741071163779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71154265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72167594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72180332" text:continue-numbering="true" text:style-name="WW8Num2">
              <text:list-item>
                <text:p text:style-name="P1284">24</text:p>
              </text:list-item>
            </text:list>
          </table:table-cell>
          <table:table-cell table:style-name="表格46.A5" office:value-type="string">
            <text:list xml:id="list111741072175668" text:continue-numbering="true" text:style-name="WW8Num2">
              <text:list-item>
                <text:p text:style-name="P1284">null</text:p>
              </text:list-item>
            </text:list>
          </table:table-cell>
          <table:table-cell table:style-name="表格46.A5" office:value-type="string">
            <text:list xml:id="list111741073152805" text:continue-numbering="true" text:style-name="WW8Num2">
              <text:list-item>
                <text:p text:style-name="P1284">Update date user</text:p>
              </text:list-item>
            </text:list>
          </table:table-cell>
          <table:table-cell table:style-name="表格46.A5" office:value-type="string">
            <text:list xml:id="list111741073156963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J5" table:number-columns-spanned="3" office:value-type="string">
            <text:list xml:id="list111741073158248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11741074176593" text:continue-numbering="true" text:style-name="WW8Num2">
              <text:list-item>
                <text:p text:style-name="P1284">UDATE</text:p>
              </text:list-item>
            </text:list>
          </table:table-cell>
          <table:table-cell table:style-name="表格46.A5" office:value-type="string">
            <text:list xml:id="list111741074175835" text:continue-numbering="true" text:style-name="WW8Num2">
              <text:list-item>
                <text:p text:style-name="P1284">DATETIME</text:p>
              </text:list-item>
            </text:list>
          </table:table-cell>
          <table:table-cell table:style-name="表格46.A5" office:value-type="string">
            <text:list xml:id="list111741074160536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75167425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75162135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75158294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A5" office:value-type="string">
            <text:list xml:id="list111741076166089" text:continue-numbering="true" text:style-name="WW8Num2">
              <text:list-item>
                <text:p text:style-name="P1284">null</text:p>
              </text:list-item>
            </text:list>
          </table:table-cell>
          <table:table-cell table:style-name="表格46.A5" office:value-type="string">
            <text:list xml:id="list111741076162253" text:continue-numbering="true" text:style-name="WW8Num2">
              <text:list-item>
                <text:p text:style-name="P1284">Update time</text:p>
              </text:list-item>
            </text:list>
          </table:table-cell>
          <table:table-cell table:style-name="表格46.A5" office:value-type="string">
            <text:list xml:id="list111741077171926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6.J5" table:number-columns-spanned="3" office:value-type="string">
            <text:list xml:id="list111741077158192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</table:table>
      <text:list xml:id="list111741077173364" text:continue-numbering="true" text:style-name="WW8Num2">
        <text:list-item>
          <text:p text:style-name="P894"/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11741081162850" text:continue-numbering="true" text:style-name="WW8Num2">
        <text:list-item>
          <text:h text:style-name="P1542" text:outline-level="1"><text:bookmark-start text:name="__RefHeading__28453_885058517"/><text:soft-page-break/><text:span text:style-name="T47">TB_SYS_</text:span><text:span text:style-name="T105">EVENT_</text:span><text:span text:style-name="T10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11741082169497" text:continue-numbering="true" text:style-name="WW8Num2">
              <text:list-item>
                <text:p text:style-name="P1036">Project</text:p>
              </text:list-item>
            </text:list>
          </table:table-cell>
          <table:table-cell table:style-name="表格62.A1" table:number-columns-spanned="6" office:value-type="string">
            <text:list xml:id="list111741083164122" text:continue-numbering="true" text:style-name="WW8Num2">
              <text:list-item>
                <text:p text:style-name="P112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11741083169432" text:continue-numbering="true" text:style-name="WW8Num2">
              <text:list-item>
                <text:p text:style-name="P1036">Ver</text:p>
              </text:list-item>
            </text:list>
          </table:table-cell>
          <table:table-cell table:style-name="表格62.A1" office:value-type="string">
            <text:list xml:id="list111741083169231" text:continue-numbering="true" text:style-name="WW8Num2">
              <text:list-item>
                <text:p text:style-name="P1122">0.5</text:p>
              </text:list-item>
            </text:list>
          </table:table-cell>
          <table:table-cell table:style-name="表格62.J1" office:value-type="string">
            <text:list xml:id="list111741084156425" text:continue-numbering="true" text:style-name="WW8Num2">
              <text:list-item>
                <text:p text:style-name="P888"/>
              </text:list-item>
            </text:list>
          </table:table-cell>
          <table:table-cell table:style-name="表格62.K1" office:value-type="string">
            <text:list xml:id="list111741084182892" text:continue-numbering="true" text:style-name="WW8Num2">
              <text:list-item>
                <text:p text:style-name="P888"/>
              </text:list-item>
            </text:list>
          </table:table-cell>
          <table:table-cell table:style-name="表格62.K1" office:value-type="string">
            <text:list xml:id="list111741084181182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11741085171785" text:continue-numbering="true" text:style-name="WW8Num2">
              <text:list-item>
                <text:p text:style-name="P1036">Maintain</text:p>
              </text:list-item>
            </text:list>
          </table:table-cell>
          <table:table-cell table:style-name="表格62.A2" table:number-columns-spanned="6" office:value-type="string">
            <text:list xml:id="list111741085161359" text:continue-numbering="true" text:style-name="WW8Num2">
              <text:list-item>
                <text:p text:style-name="P112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11741085178233" text:continue-numbering="true" text:style-name="WW8Num2">
              <text:list-item>
                <text:p text:style-name="P1036">Date</text:p>
              </text:list-item>
            </text:list>
          </table:table-cell>
          <table:table-cell table:style-name="表格62.A2" office:value-type="string">
            <text:list xml:id="list111741086151994" text:continue-numbering="true" text:style-name="WW8Num2">
              <text:list-item>
                <text:p text:style-name="P1122">201<text:span text:style-name="T206">5</text:span>/<text:span text:style-name="T206">04/23</text:span></text:p>
              </text:list-item>
            </text:list>
          </table:table-cell>
          <table:table-cell table:style-name="表格62.J1" office:value-type="string">
            <text:list xml:id="list111741086164904" text:continue-numbering="true" text:style-name="WW8Num2">
              <text:list-item>
                <text:p text:style-name="P888"/>
              </text:list-item>
            </text:list>
          </table:table-cell>
          <table:table-cell table:style-name="表格62.K1" office:value-type="string">
            <text:list xml:id="list111741086154105" text:continue-numbering="true" text:style-name="WW8Num2">
              <text:list-item>
                <text:p text:style-name="P888"/>
              </text:list-item>
            </text:list>
          </table:table-cell>
          <table:table-cell table:style-name="表格62.K1" office:value-type="string">
            <text:list xml:id="list111741087168807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11741087159727" text:continue-numbering="true" text:style-name="WW8Num2">
              <text:list-item>
                <text:p text:style-name="P1036">Table</text:p>
              </text:list-item>
            </text:list>
          </table:table-cell>
          <table:table-cell table:style-name="表格62.A2" table:number-columns-spanned="6" office:value-type="string">
            <text:list xml:id="list111741087152468" text:continue-numbering="true" text:style-name="WW8Num2">
              <text:list-item>
                <text:p text:style-name="P1192">tb_sys_<text:span text:style-name="T206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11741088180703" text:continue-numbering="true" text:style-name="WW8Num2">
              <text:list-item>
                <text:p text:style-name="P1036">DataBase</text:p>
              </text:list-item>
            </text:list>
          </table:table-cell>
          <table:table-cell table:style-name="表格62.A2" office:value-type="string">
            <text:list xml:id="list111741088154749" text:continue-numbering="true" text:style-name="WW8Num2">
              <text:list-item>
                <text:p text:style-name="P1122">bbcore</text:p>
              </text:list-item>
            </text:list>
          </table:table-cell>
          <table:table-cell table:style-name="表格62.J1" office:value-type="string">
            <text:list xml:id="list11174108816603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62.K1" office:value-type="string">
            <text:list xml:id="list111741089183098" text:continue-numbering="true" text:style-name="WW8Num2">
              <text:list-item>
                <text:p text:style-name="P888"/>
              </text:list-item>
            </text:list>
          </table:table-cell>
          <table:table-cell table:style-name="表格62.K1" office:value-type="string">
            <text:list xml:id="list111741089179846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11741089180990" text:continue-numbering="true" text:style-name="WW8Num2">
              <text:list-item>
                <text:p text:style-name="P1036">Descript</text:p>
              </text:list-item>
            </text:list>
          </table:table-cell>
          <table:table-cell table:style-name="表格62.A4" table:number-columns-spanned="8" office:value-type="string">
            <text:list xml:id="list111741090174575" text:continue-numbering="true" text:style-name="WW8Num2">
              <text:list-item>
                <text:p text:style-name="P11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1174109017453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62.K1" office:value-type="string">
            <text:list xml:id="list111741090169796" text:continue-numbering="true" text:style-name="WW8Num2">
              <text:list-item>
                <text:p text:style-name="P888"/>
              </text:list-item>
            </text:list>
          </table:table-cell>
          <table:table-cell table:style-name="表格62.K1" office:value-type="string">
            <text:list xml:id="list111741091173814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11741091151984" text:continue-numbering="true" text:style-name="WW8Num2">
              <text:list-item>
                <text:p text:style-name="P9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11741091154822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1741092167845" text:continue-numbering="true" text:style-name="WW8Num2">
              <text:list-item>
                <text:p text:style-name="P1079">Field</text:p>
              </text:list-item>
            </text:list>
          </table:table-cell>
          <table:table-cell table:style-name="表格62.A5" office:value-type="string">
            <text:list xml:id="list111741092153810" text:continue-numbering="true" text:style-name="WW8Num2">
              <text:list-item>
                <text:p text:style-name="P1079">Datatype</text:p>
              </text:list-item>
            </text:list>
          </table:table-cell>
          <table:table-cell table:style-name="表格62.A5" office:value-type="string">
            <text:list xml:id="list111741092163164" text:continue-numbering="true" text:style-name="WW8Num2">
              <text:list-item>
                <text:p text:style-name="P1079">PK</text:p>
              </text:list-item>
            </text:list>
          </table:table-cell>
          <table:table-cell table:style-name="表格62.A5" office:value-type="string">
            <text:list xml:id="list111741093155452" text:continue-numbering="true" text:style-name="WW8Num2">
              <text:list-item>
                <text:p text:style-name="P1079">UK</text:p>
              </text:list-item>
            </text:list>
          </table:table-cell>
          <table:table-cell table:style-name="表格62.A5" office:value-type="string">
            <text:list xml:id="list111741093171022" text:continue-numbering="true" text:style-name="WW8Num2">
              <text:list-item>
                <text:p text:style-name="P1079">IDX</text:p>
              </text:list-item>
            </text:list>
          </table:table-cell>
          <table:table-cell table:style-name="表格62.A5" office:value-type="string">
            <text:list xml:id="list111741093166772" text:continue-numbering="true" text:style-name="WW8Num2">
              <text:list-item>
                <text:p text:style-name="P993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11741094173087" text:continue-numbering="true" text:style-name="WW8Num2">
              <text:list-item>
                <text:p text:style-name="P993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11741094154677" text:continue-numbering="true" text:style-name="WW8Num2">
              <text:list-item>
                <text:p text:style-name="P1079">Description</text:p>
              </text:list-item>
            </text:list>
          </table:table-cell>
          <table:table-cell table:style-name="表格62.A5" office:value-type="string">
            <text:list xml:id="list111741095182688" text:continue-numbering="true" text:style-name="WW8Num2">
              <text:list-item>
                <text:p text:style-name="P1079">Remarks</text:p>
              </text:list-item>
            </text:list>
          </table:table-cell>
          <table:table-cell table:style-name="表格62.J5" table:number-columns-spanned="3" office:value-type="string">
            <text:list xml:id="list111741095175239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1741095163274" text:continue-numbering="true" text:style-name="WW8Num2">
              <text:list-item>
                <text:p text:style-name="P1495">OID</text:p>
              </text:list-item>
            </text:list>
          </table:table-cell>
          <table:table-cell table:style-name="表格62.A5" office:value-type="string">
            <text:list xml:id="list111741096158154" text:continue-numbering="true" text:style-name="WW8Num2">
              <text:list-item>
                <text:p text:style-name="P1495">CHAR</text:p>
              </text:list-item>
            </text:list>
          </table:table-cell>
          <table:table-cell table:style-name="表格62.A5" office:value-type="string">
            <text:list xml:id="list111741096154975" text:continue-numbering="true" text:style-name="WW8Num2">
              <text:list-item>
                <text:p text:style-name="P1495">Y</text:p>
              </text:list-item>
            </text:list>
          </table:table-cell>
          <table:table-cell table:style-name="表格62.A5" office:value-type="string">
            <text:list xml:id="list111741096169744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097178971" text:continue-numbering="true" text:style-name="WW8Num2">
              <text:list-item>
                <text:p text:style-name="P1495"><text:s/></text:p>
              </text:list-item>
            </text:list>
          </table:table-cell>
          <table:table-cell table:style-name="表格62.A5" office:value-type="string">
            <text:list xml:id="list111741097159827" text:continue-numbering="true" text:style-name="WW8Num2">
              <text:list-item>
                <text:p text:style-name="P1495">36</text:p>
              </text:list-item>
            </text:list>
          </table:table-cell>
          <table:table-cell table:style-name="表格62.A5" office:value-type="string">
            <text:list xml:id="list111741097159380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098152646" text:continue-numbering="true" text:style-name="WW8Num2">
              <text:list-item>
                <text:p text:style-name="P1495">PK / UUID</text:p>
              </text:list-item>
            </text:list>
          </table:table-cell>
          <table:table-cell table:style-name="表格62.A5" office:value-type="string">
            <text:list xml:id="list111741098168766" text:continue-numbering="true" text:style-name="WW8Num2">
              <text:list-item>
                <text:p text:style-name="P1495">Default java UUID</text:p>
              </text:list-item>
            </text:list>
          </table:table-cell>
          <table:table-cell table:style-name="表格62.J5" table:number-columns-spanned="3" office:value-type="string">
            <text:list xml:id="list111741098168410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1498">USER</text:p>
          </table:table-cell>
          <table:table-cell table:style-name="表格62.A8" office:value-type="string">
            <text:list xml:id="list111741099163952" text:continue-numbering="true" text:style-name="WW8Num2">
              <text:list-item>
                <text:p text:style-name="P1497">VARCHAR</text:p>
              </text:list-item>
            </text:list>
          </table:table-cell>
          <table:table-cell table:style-name="表格62.A8" office:value-type="string">
            <text:p text:style-name="P1501"/>
          </table:table-cell>
          <table:table-cell table:style-name="表格62.A8" office:value-type="string">
            <text:p text:style-name="P1502"/>
          </table:table-cell>
          <table:table-cell table:style-name="表格62.A8" office:value-type="string">
            <text:p text:style-name="P1516">Y</text:p>
          </table:table-cell>
          <table:table-cell table:style-name="表格62.A8" office:value-type="string">
            <text:p text:style-name="P1498">24</text:p>
          </table:table-cell>
          <table:table-cell table:style-name="表格62.A8" office:value-type="string">
            <text:p text:style-name="P1501"/>
          </table:table-cell>
          <table:table-cell table:style-name="表格62.A8" office:value-type="string">
            <text:p text:style-name="P1506"/>
          </table:table-cell>
          <table:table-cell table:style-name="表格62.A8" office:value-type="string">
            <text:p text:style-name="P1510"/>
          </table:table-cell>
          <table:table-cell table:style-name="表格62.J5" table:number-columns-spanned="3" office:value-type="string">
            <text:list xml:id="list111741101155300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1512">SYS_ID</text:p>
          </table:table-cell>
          <table:table-cell table:style-name="表格62.A8" office:value-type="string">
            <text:list xml:id="list111741102182931" text:continue-numbering="true" text:style-name="WW8Num2">
              <text:list-item>
                <text:p text:style-name="P1497">VARCHAR</text:p>
              </text:list-item>
            </text:list>
          </table:table-cell>
          <table:table-cell table:style-name="表格62.A8" office:value-type="string">
            <text:p text:style-name="P1501"/>
          </table:table-cell>
          <table:table-cell table:style-name="表格62.A8" office:value-type="string">
            <text:p text:style-name="P1500"/>
          </table:table-cell>
          <table:table-cell table:style-name="表格62.A8" office:value-type="string">
            <text:p text:style-name="P1517"/>
          </table:table-cell>
          <table:table-cell table:style-name="表格62.A8" office:value-type="string">
            <text:p text:style-name="P1504">10</text:p>
          </table:table-cell>
          <table:table-cell table:style-name="表格62.A8" office:value-type="string">
            <text:p text:style-name="P1501"/>
          </table:table-cell>
          <table:table-cell table:style-name="表格62.A8" office:value-type="string">
            <text:p text:style-name="P1508">TB_SYS.SYS_ID</text:p>
          </table:table-cell>
          <table:table-cell table:style-name="表格62.A8" office:value-type="string">
            <text:p text:style-name="P1511"/>
          </table:table-cell>
          <table:table-cell table:style-name="表格62.J5" table:number-columns-spanned="3" office:value-type="string">
            <text:list xml:id="list111741104173519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1503">EXECUTE_<text:span text:style-name="T205">EVENT</text:span></text:p>
          </table:table-cell>
          <table:table-cell table:style-name="表格62.A8" office:value-type="string">
            <text:list xml:id="list111741105155377" text:continue-numbering="true" text:style-name="WW8Num2">
              <text:list-item>
                <text:p text:style-name="P1496">VARCHAR</text:p>
              </text:list-item>
            </text:list>
          </table:table-cell>
          <table:table-cell table:style-name="表格62.A8" office:value-type="string">
            <text:p text:style-name="P1501"/>
          </table:table-cell>
          <table:table-cell table:style-name="表格62.A8" office:value-type="string">
            <text:p text:style-name="P1500"/>
          </table:table-cell>
          <table:table-cell table:style-name="表格62.A8" office:value-type="string">
            <text:p text:style-name="P1515"/>
          </table:table-cell>
          <table:table-cell table:style-name="表格62.A8" office:value-type="string">
            <text:p text:style-name="P1498">255</text:p>
          </table:table-cell>
          <table:table-cell table:style-name="表格62.A8" office:value-type="string">
            <text:p text:style-name="P1501"/>
          </table:table-cell>
          <table:table-cell table:style-name="表格62.A8" office:value-type="string">
            <text:p text:style-name="P1507"><text:span text:style-name="T211">bean</text:span>的id 或</text:p>
            <text:p text:style-name="P1507">controller的 <text:span text:style-name="T214">action url</text:span></text:p>
          </table:table-cell>
          <table:table-cell table:style-name="表格62.A8" office:value-type="string">
            <text:p text:style-name="P1511"><text:span text:style-name="T208">t</text:span>est.bs<text:span text:style-name="T214">@</text:span>create</text:p>
            <text:p text:style-name="P1509">tset.action</text:p>
          </table:table-cell>
          <table:table-cell table:style-name="表格62.J5" table:number-columns-spanned="3" office:value-type="string">
            <text:list xml:id="list111741108170812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1498">IS_PERMIT</text:p>
          </table:table-cell>
          <table:table-cell table:style-name="表格62.A8" office:value-type="string">
            <text:list xml:id="list111741109169650" text:continue-numbering="true" text:style-name="WW8Num2">
              <text:list-item>
                <text:p text:style-name="P1496">VARCHAR</text:p>
              </text:list-item>
            </text:list>
          </table:table-cell>
          <table:table-cell table:style-name="表格62.A8" office:value-type="string">
            <text:p text:style-name="P1501"/>
          </table:table-cell>
          <table:table-cell table:style-name="表格62.A8" office:value-type="string">
            <text:p text:style-name="P1500"/>
          </table:table-cell>
          <table:table-cell table:style-name="表格62.A8" office:value-type="string">
            <text:p text:style-name="P1515"/>
          </table:table-cell>
          <table:table-cell table:style-name="表格62.A8" office:value-type="string">
            <text:p text:style-name="P1498">1</text:p>
          </table:table-cell>
          <table:table-cell table:style-name="表格62.A8" office:value-type="string">
            <text:p text:style-name="P1499">N</text:p>
          </table:table-cell>
          <table:table-cell table:style-name="表格62.A8" office:value-type="string">
            <text:p text:style-name="P1505"/>
          </table:table-cell>
          <table:table-cell table:style-name="表格62.A8" office:value-type="string">
            <text:p text:style-name="P1510"/>
          </table:table-cell>
          <table:table-cell table:style-name="表格62.J5" table:number-columns-spanned="3" office:value-type="string">
            <text:list xml:id="list111741111171260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1741111181002" text:continue-numbering="true" text:style-name="WW8Num2">
              <text:list-item>
                <text:p text:style-name="P1495">CUSERID</text:p>
              </text:list-item>
            </text:list>
          </table:table-cell>
          <table:table-cell table:style-name="表格62.A5" office:value-type="string">
            <text:list xml:id="list111741112163150" text:continue-numbering="true" text:style-name="WW8Num2">
              <text:list-item>
                <text:p text:style-name="P1495">VARCHAR</text:p>
              </text:list-item>
            </text:list>
          </table:table-cell>
          <table:table-cell table:style-name="表格62.A5" office:value-type="string">
            <text:list xml:id="list111741112164781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2156092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3164350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3165913" text:continue-numbering="true" text:style-name="WW8Num2">
              <text:list-item>
                <text:p text:style-name="P1495">24</text:p>
              </text:list-item>
            </text:list>
          </table:table-cell>
          <table:table-cell table:style-name="表格62.A5" office:value-type="string">
            <text:list xml:id="list111741113179861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4165992" text:continue-numbering="true" text:style-name="WW8Num2">
              <text:list-item>
                <text:p text:style-name="P1495">Create data user</text:p>
              </text:list-item>
            </text:list>
          </table:table-cell>
          <table:table-cell table:style-name="表格62.A5" office:value-type="string">
            <text:list xml:id="list111741114150541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J5" table:number-columns-spanned="3" office:value-type="string">
            <text:list xml:id="list111741114172785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1741115158015" text:continue-numbering="true" text:style-name="WW8Num2">
              <text:list-item>
                <text:p text:style-name="P1495">CDATE</text:p>
              </text:list-item>
            </text:list>
          </table:table-cell>
          <table:table-cell table:style-name="表格62.A5" office:value-type="string">
            <text:list xml:id="list111741115156691" text:continue-numbering="true" text:style-name="WW8Num2">
              <text:list-item>
                <text:p text:style-name="P1495">DATETIME</text:p>
              </text:list-item>
            </text:list>
          </table:table-cell>
          <table:table-cell table:style-name="表格62.A5" office:value-type="string">
            <text:list xml:id="list111741115179794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6160658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6154439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6152439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7150508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7176820" text:continue-numbering="true" text:style-name="WW8Num2">
              <text:list-item>
                <text:p text:style-name="P1495">Create time</text:p>
              </text:list-item>
            </text:list>
          </table:table-cell>
          <table:table-cell table:style-name="表格62.A5" office:value-type="string">
            <text:list xml:id="list111741117160854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J5" table:number-columns-spanned="3" office:value-type="string">
            <text:list xml:id="list111741118154158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1741118180828" text:continue-numbering="true" text:style-name="WW8Num2">
              <text:list-item>
                <text:p text:style-name="P1495">UUSERID</text:p>
              </text:list-item>
            </text:list>
          </table:table-cell>
          <table:table-cell table:style-name="表格62.A5" office:value-type="string">
            <text:list xml:id="list111741118175840" text:continue-numbering="true" text:style-name="WW8Num2">
              <text:list-item>
                <text:p text:style-name="P1495">VARCHAR</text:p>
              </text:list-item>
            </text:list>
          </table:table-cell>
          <table:table-cell table:style-name="表格62.A5" office:value-type="string">
            <text:list xml:id="list111741119156577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9154150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19159022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20160129" text:continue-numbering="true" text:style-name="WW8Num2">
              <text:list-item>
                <text:p text:style-name="P1495">24</text:p>
              </text:list-item>
            </text:list>
          </table:table-cell>
          <table:table-cell table:style-name="表格62.A5" office:value-type="string">
            <text:list xml:id="list111741121166066" text:continue-numbering="true" text:style-name="WW8Num2">
              <text:list-item>
                <text:p text:style-name="P1495">null</text:p>
              </text:list-item>
            </text:list>
          </table:table-cell>
          <table:table-cell table:style-name="表格62.A5" office:value-type="string">
            <text:list xml:id="list111741121164175" text:continue-numbering="true" text:style-name="WW8Num2">
              <text:list-item>
                <text:p text:style-name="P1495">Update date user</text:p>
              </text:list-item>
            </text:list>
          </table:table-cell>
          <table:table-cell table:style-name="表格62.A5" office:value-type="string">
            <text:list xml:id="list111741121171228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J5" table:number-columns-spanned="3" office:value-type="string">
            <text:list xml:id="list111741122178750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11741122151915" text:continue-numbering="true" text:style-name="WW8Num2">
              <text:list-item>
                <text:p text:style-name="P1495">UDATE</text:p>
              </text:list-item>
            </text:list>
          </table:table-cell>
          <table:table-cell table:style-name="表格62.A5" office:value-type="string">
            <text:list xml:id="list111741123180118" text:continue-numbering="true" text:style-name="WW8Num2">
              <text:list-item>
                <text:p text:style-name="P1495">DATETIME</text:p>
              </text:list-item>
            </text:list>
          </table:table-cell>
          <table:table-cell table:style-name="表格62.A5" office:value-type="string">
            <text:list xml:id="list111741123169199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23181383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24178504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24153879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A5" office:value-type="string">
            <text:list xml:id="list111741124173415" text:continue-numbering="true" text:style-name="WW8Num2">
              <text:list-item>
                <text:p text:style-name="P1495">null</text:p>
              </text:list-item>
            </text:list>
          </table:table-cell>
          <table:table-cell table:style-name="表格62.A5" office:value-type="string">
            <text:list xml:id="list111741125166766" text:continue-numbering="true" text:style-name="WW8Num2">
              <text:list-item>
                <text:p text:style-name="P1495">Update time</text:p>
              </text:list-item>
            </text:list>
          </table:table-cell>
          <table:table-cell table:style-name="表格62.A5" office:value-type="string">
            <text:list xml:id="list111741125151012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62.J5" table:number-columns-spanned="3" office:value-type="string">
            <text:list xml:id="list111741125157838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</table:table>
      <text:list xml:id="list111741126160605" text:continue-numbering="true" text:style-name="WW8Num2">
        <text:list-item>
          <text:p text:style-name="P896"/>
        </text:list-item>
      </text:list>
      <text:p text:style-name="P907"/>
      <text:p text:style-name="P907"/>
      <text:list xml:id="list111741127163769" text:continue-numbering="true" text:style-name="WW8Num2">
        <text:list-item>
          <text:h text:style-name="P1543" text:outline-level="1"><text:bookmark-start text:name="__RefHeading__28455_885058517"/><text:span text:style-name="T47">TB_SYS_</text:span><text:span text:style-name="T103">LOG</text:span><text:span text:style-name="T10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11741127154815" text:continue-numbering="true" text:style-name="WW8Num2">
              <text:list-item>
                <text:p text:style-name="P1037">Project</text:p>
              </text:list-item>
            </text:list>
          </table:table-cell>
          <table:table-cell table:style-name="表格63.A1" table:number-columns-spanned="6" office:value-type="string">
            <text:list xml:id="list111741128157199" text:continue-numbering="true" text:style-name="WW8Num2">
              <text:list-item>
                <text:p text:style-name="P112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11741128177383" text:continue-numbering="true" text:style-name="WW8Num2">
              <text:list-item>
                <text:p text:style-name="P1037">Ver</text:p>
              </text:list-item>
            </text:list>
          </table:table-cell>
          <table:table-cell table:style-name="表格63.A1" office:value-type="string">
            <text:list xml:id="list111741128156725" text:continue-numbering="true" text:style-name="WW8Num2">
              <text:list-item>
                <text:p text:style-name="P1123">0.5</text:p>
              </text:list-item>
            </text:list>
          </table:table-cell>
          <table:table-cell table:style-name="表格63.J1" office:value-type="string">
            <text:list xml:id="list111741129175678" text:continue-numbering="true" text:style-name="WW8Num2">
              <text:list-item>
                <text:p text:style-name="P889"/>
              </text:list-item>
            </text:list>
          </table:table-cell>
          <table:table-cell table:style-name="表格63.K1" office:value-type="string">
            <text:list xml:id="list111741129165368" text:continue-numbering="true" text:style-name="WW8Num2">
              <text:list-item>
                <text:p text:style-name="P889"/>
              </text:list-item>
            </text:list>
          </table:table-cell>
          <table:table-cell table:style-name="表格63.K1" office:value-type="string">
            <text:list xml:id="list111741130156732" text:continue-numbering="true" text:style-name="WW8Num2">
              <text:list-item>
                <text:p text:style-name="P88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11741130181325" text:continue-numbering="true" text:style-name="WW8Num2">
              <text:list-item>
                <text:p text:style-name="P1037">Maintain</text:p>
              </text:list-item>
            </text:list>
          </table:table-cell>
          <table:table-cell table:style-name="表格63.A2" table:number-columns-spanned="6" office:value-type="string">
            <text:list xml:id="list111741130160243" text:continue-numbering="true" text:style-name="WW8Num2">
              <text:list-item>
                <text:p text:style-name="P112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11741131164899" text:continue-numbering="true" text:style-name="WW8Num2">
              <text:list-item>
                <text:p text:style-name="P1037">Date</text:p>
              </text:list-item>
            </text:list>
          </table:table-cell>
          <table:table-cell table:style-name="表格63.A2" office:value-type="string">
            <text:list xml:id="list111741131175640" text:continue-numbering="true" text:style-name="WW8Num2">
              <text:list-item>
                <text:p text:style-name="P1123">201<text:span text:style-name="T206">5</text:span>/<text:span text:style-name="T206">04/23</text:span></text:p>
              </text:list-item>
            </text:list>
          </table:table-cell>
          <table:table-cell table:style-name="表格63.J1" office:value-type="string">
            <text:list xml:id="list111741132178394" text:continue-numbering="true" text:style-name="WW8Num2">
              <text:list-item>
                <text:p text:style-name="P889"/>
              </text:list-item>
            </text:list>
          </table:table-cell>
          <table:table-cell table:style-name="表格63.K1" office:value-type="string">
            <text:list xml:id="list111741132180255" text:continue-numbering="true" text:style-name="WW8Num2">
              <text:list-item>
                <text:p text:style-name="P889"/>
              </text:list-item>
            </text:list>
          </table:table-cell>
          <table:table-cell table:style-name="表格63.K1" office:value-type="string">
            <text:list xml:id="list111741132175968" text:continue-numbering="true" text:style-name="WW8Num2">
              <text:list-item>
                <text:p text:style-name="P88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11741132171874" text:continue-numbering="true" text:style-name="WW8Num2">
              <text:list-item>
                <text:p text:style-name="P1037">Table</text:p>
              </text:list-item>
            </text:list>
          </table:table-cell>
          <table:table-cell table:style-name="表格63.A2" table:number-columns-spanned="6" office:value-type="string">
            <text:list xml:id="list111741133159549" text:continue-numbering="true" text:style-name="WW8Num2">
              <text:list-item>
                <text:p text:style-name="P1193">tb_sys_<text:span text:style-name="T207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11741133152693" text:continue-numbering="true" text:style-name="WW8Num2">
              <text:list-item>
                <text:p text:style-name="P1037">DataBase</text:p>
              </text:list-item>
            </text:list>
          </table:table-cell>
          <table:table-cell table:style-name="表格63.A2" office:value-type="string">
            <text:list xml:id="list111741134182562" text:continue-numbering="true" text:style-name="WW8Num2">
              <text:list-item>
                <text:p text:style-name="P1123">bbcore</text:p>
              </text:list-item>
            </text:list>
          </table:table-cell>
          <table:table-cell table:style-name="表格63.J1" office:value-type="string">
            <text:list xml:id="list111741134153101" text:continue-numbering="true" text:style-name="WW8Num2">
              <text:list-item>
                <text:p text:style-name="P889"/>
              </text:list-item>
            </text:list>
          </table:table-cell>
          <table:table-cell table:style-name="表格63.K1" office:value-type="string">
            <text:list xml:id="list111741134173740" text:continue-numbering="true" text:style-name="WW8Num2">
              <text:list-item>
                <text:p text:style-name="P889"/>
              </text:list-item>
            </text:list>
          </table:table-cell>
          <table:table-cell table:style-name="表格63.K1" office:value-type="string">
            <text:list xml:id="list111741135157217" text:continue-numbering="true" text:style-name="WW8Num2">
              <text:list-item>
                <text:p text:style-name="P889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11741135167288" text:continue-numbering="true" text:style-name="WW8Num2">
              <text:list-item>
                <text:p text:style-name="P1037">Descript</text:p>
              </text:list-item>
            </text:list>
          </table:table-cell>
          <table:table-cell table:style-name="表格63.A4" table:number-columns-spanned="8" office:value-type="string">
            <text:list xml:id="list111741135178492" text:continue-numbering="true" text:style-name="WW8Num2">
              <text:list-item>
                <text:p text:style-name="P11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11741136169929" text:continue-numbering="true" text:style-name="WW8Num2">
              <text:list-item>
                <text:p text:style-name="P889"/>
              </text:list-item>
            </text:list>
          </table:table-cell>
          <table:table-cell table:style-name="表格63.K1" office:value-type="string">
            <text:list xml:id="list111741136180489" text:continue-numbering="true" text:style-name="WW8Num2">
              <text:list-item>
                <text:p text:style-name="P889"/>
              </text:list-item>
            </text:list>
          </table:table-cell>
          <table:table-cell table:style-name="表格63.K1" office:value-type="string">
            <text:list xml:id="list111741136161599" text:continue-numbering="true" text:style-name="WW8Num2">
              <text:list-item>
                <text:p text:style-name="P889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11741137162985" text:continue-numbering="true" text:style-name="WW8Num2">
              <text:list-item>
                <text:p text:style-name="P9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11741137162425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1741137164947" text:continue-numbering="true" text:style-name="WW8Num2">
              <text:list-item>
                <text:p text:style-name="P1080">Field</text:p>
              </text:list-item>
            </text:list>
          </table:table-cell>
          <table:table-cell table:style-name="表格63.A5" office:value-type="string">
            <text:list xml:id="list111741138169111" text:continue-numbering="true" text:style-name="WW8Num2">
              <text:list-item>
                <text:p text:style-name="P1080">Datatype</text:p>
              </text:list-item>
            </text:list>
          </table:table-cell>
          <table:table-cell table:style-name="表格63.A5" office:value-type="string">
            <text:list xml:id="list111741138160583" text:continue-numbering="true" text:style-name="WW8Num2">
              <text:list-item>
                <text:p text:style-name="P1080">PK</text:p>
              </text:list-item>
            </text:list>
          </table:table-cell>
          <table:table-cell table:style-name="表格63.A5" office:value-type="string">
            <text:list xml:id="list111741138171507" text:continue-numbering="true" text:style-name="WW8Num2">
              <text:list-item>
                <text:p text:style-name="P1080">UK</text:p>
              </text:list-item>
            </text:list>
          </table:table-cell>
          <table:table-cell table:style-name="表格63.A5" office:value-type="string">
            <text:list xml:id="list111741139174631" text:continue-numbering="true" text:style-name="WW8Num2">
              <text:list-item>
                <text:p text:style-name="P1080">IDX</text:p>
              </text:list-item>
            </text:list>
          </table:table-cell>
          <table:table-cell table:style-name="表格63.A5" office:value-type="string">
            <text:list xml:id="list111741139163731" text:continue-numbering="true" text:style-name="WW8Num2">
              <text:list-item>
                <text:p text:style-name="P994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11741139161062" text:continue-numbering="true" text:style-name="WW8Num2">
              <text:list-item>
                <text:p text:style-name="P994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11741140182039" text:continue-numbering="true" text:style-name="WW8Num2">
              <text:list-item>
                <text:p text:style-name="P1080">Description</text:p>
              </text:list-item>
            </text:list>
          </table:table-cell>
          <table:table-cell table:style-name="表格63.A5" office:value-type="string">
            <text:list xml:id="list111741140179382" text:continue-numbering="true" text:style-name="WW8Num2">
              <text:list-item>
                <text:p text:style-name="P1080">Remarks</text:p>
              </text:list-item>
            </text:list>
          </table:table-cell>
          <table:table-cell table:style-name="表格63.J5" table:number-columns-spanned="3" office:value-type="string">
            <text:list xml:id="list111741141151349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1741141154775" text:continue-numbering="true" text:style-name="WW8Num2">
              <text:list-item>
                <text:p text:style-name="P1339">OID</text:p>
              </text:list-item>
            </text:list>
          </table:table-cell>
          <table:table-cell table:style-name="表格63.A5" office:value-type="string">
            <text:list xml:id="list111741141182530" text:continue-numbering="true" text:style-name="WW8Num2">
              <text:list-item>
                <text:p text:style-name="P1339">CHAR</text:p>
              </text:list-item>
            </text:list>
          </table:table-cell>
          <table:table-cell table:style-name="表格63.A5" office:value-type="string">
            <text:list xml:id="list111741142154747" text:continue-numbering="true" text:style-name="WW8Num2">
              <text:list-item>
                <text:p text:style-name="P1339">Y</text:p>
              </text:list-item>
            </text:list>
          </table:table-cell>
          <table:table-cell table:style-name="表格63.A5" office:value-type="string">
            <text:list xml:id="list111741142169113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42155282" text:continue-numbering="true" text:style-name="WW8Num2">
              <text:list-item>
                <text:p text:style-name="P1339"><text:s/></text:p>
              </text:list-item>
            </text:list>
          </table:table-cell>
          <table:table-cell table:style-name="表格63.A5" office:value-type="string">
            <text:list xml:id="list111741143166879" text:continue-numbering="true" text:style-name="WW8Num2">
              <text:list-item>
                <text:p text:style-name="P1339">36</text:p>
              </text:list-item>
            </text:list>
          </table:table-cell>
          <table:table-cell table:style-name="表格63.A5" office:value-type="string">
            <text:list xml:id="list111741143162752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44178288" text:continue-numbering="true" text:style-name="WW8Num2">
              <text:list-item>
                <text:p text:style-name="P1339">PK / UUID</text:p>
              </text:list-item>
            </text:list>
          </table:table-cell>
          <table:table-cell table:style-name="表格63.A5" office:value-type="string">
            <text:list xml:id="list111741144180820" text:continue-numbering="true" text:style-name="WW8Num2">
              <text:list-item>
                <text:p text:style-name="P1339">Default java UUID</text:p>
              </text:list-item>
            </text:list>
          </table:table-cell>
          <table:table-cell table:style-name="表格63.J5" table:number-columns-spanned="3" office:value-type="string">
            <text:list xml:id="list111741144161279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1458">USER</text:p>
          </table:table-cell>
          <table:table-cell table:style-name="表格63.A8" office:value-type="string">
            <text:list xml:id="list111741145160613" text:continue-numbering="true" text:style-name="WW8Num2">
              <text:list-item>
                <text:p text:style-name="P1339">VARCHAR</text:p>
              </text:list-item>
            </text:list>
          </table:table-cell>
          <table:table-cell table:style-name="表格63.A8" office:value-type="string">
            <text:p text:style-name="P1455"/>
          </table:table-cell>
          <table:table-cell table:style-name="表格63.A8" office:value-type="string">
            <text:p text:style-name="P1456"/>
          </table:table-cell>
          <table:table-cell table:style-name="表格63.A8" office:value-type="string">
            <text:p text:style-name="P1514">Y</text:p>
          </table:table-cell>
          <table:table-cell table:style-name="表格63.A8" office:value-type="string">
            <text:p text:style-name="P1458">24</text:p>
          </table:table-cell>
          <table:table-cell table:style-name="表格63.A8" office:value-type="string">
            <text:p text:style-name="P1455"/>
          </table:table-cell>
          <table:table-cell table:style-name="表格63.A8" office:value-type="string">
            <text:p text:style-name="P1479"/>
          </table:table-cell>
          <table:table-cell table:style-name="表格63.A8" office:value-type="string">
            <text:p text:style-name="P1491"/>
          </table:table-cell>
          <table:table-cell table:style-name="表格63.J5" table:number-columns-spanned="3" office:value-type="string">
            <text:list xml:id="list111741148150704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1741148179276" text:continue-numbering="true" text:style-name="WW8Num2">
              <text:list-item>
                <text:p text:style-name="P1339">CUSERID</text:p>
              </text:list-item>
            </text:list>
          </table:table-cell>
          <table:table-cell table:style-name="表格63.A5" office:value-type="string">
            <text:list xml:id="list111741148158509" text:continue-numbering="true" text:style-name="WW8Num2">
              <text:list-item>
                <text:p text:style-name="P1339">VARCHAR</text:p>
              </text:list-item>
            </text:list>
          </table:table-cell>
          <table:table-cell table:style-name="表格63.A5" office:value-type="string">
            <text:list xml:id="list111741149152797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49173706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0159800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0153147" text:continue-numbering="true" text:style-name="WW8Num2">
              <text:list-item>
                <text:p text:style-name="P1339">24</text:p>
              </text:list-item>
            </text:list>
          </table:table-cell>
          <table:table-cell table:style-name="表格63.A5" office:value-type="string">
            <text:list xml:id="list111741150171385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1152733" text:continue-numbering="true" text:style-name="WW8Num2">
              <text:list-item>
                <text:p text:style-name="P1339">Create data user</text:p>
              </text:list-item>
            </text:list>
          </table:table-cell>
          <table:table-cell table:style-name="表格63.A5" office:value-type="string">
            <text:list xml:id="list111741151155276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J5" table:number-columns-spanned="3" office:value-type="string">
            <text:list xml:id="list111741152159969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1741152175849" text:continue-numbering="true" text:style-name="WW8Num2">
              <text:list-item>
                <text:p text:style-name="P1339">CDATE</text:p>
              </text:list-item>
            </text:list>
          </table:table-cell>
          <table:table-cell table:style-name="表格63.A5" office:value-type="string">
            <text:list xml:id="list111741152181609" text:continue-numbering="true" text:style-name="WW8Num2">
              <text:list-item>
                <text:p text:style-name="P1339">DATETIME</text:p>
              </text:list-item>
            </text:list>
          </table:table-cell>
          <table:table-cell table:style-name="表格63.A5" office:value-type="string">
            <text:list xml:id="list111741153180499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3179656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3176384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4176646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5170712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5157921" text:continue-numbering="true" text:style-name="WW8Num2">
              <text:list-item>
                <text:p text:style-name="P1339">Create time</text:p>
              </text:list-item>
            </text:list>
          </table:table-cell>
          <table:table-cell table:style-name="表格63.A5" office:value-type="string">
            <text:list xml:id="list111741155180407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J5" table:number-columns-spanned="3" office:value-type="string">
            <text:list xml:id="list111741156172309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1741156163655" text:continue-numbering="true" text:style-name="WW8Num2">
              <text:list-item>
                <text:p text:style-name="P1339">UUSERID</text:p>
              </text:list-item>
            </text:list>
          </table:table-cell>
          <table:table-cell table:style-name="表格63.A5" office:value-type="string">
            <text:list xml:id="list111741157164347" text:continue-numbering="true" text:style-name="WW8Num2">
              <text:list-item>
                <text:p text:style-name="P1339">VARCHAR</text:p>
              </text:list-item>
            </text:list>
          </table:table-cell>
          <table:table-cell table:style-name="表格63.A5" office:value-type="string">
            <text:list xml:id="list111741157168053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8169464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8152720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59181653" text:continue-numbering="true" text:style-name="WW8Num2">
              <text:list-item>
                <text:p text:style-name="P1339">24</text:p>
              </text:list-item>
            </text:list>
          </table:table-cell>
          <table:table-cell table:style-name="表格63.A5" office:value-type="string">
            <text:list xml:id="list111741159155021" text:continue-numbering="true" text:style-name="WW8Num2">
              <text:list-item>
                <text:p text:style-name="P1339">null</text:p>
              </text:list-item>
            </text:list>
          </table:table-cell>
          <table:table-cell table:style-name="表格63.A5" office:value-type="string">
            <text:list xml:id="list111741160180286" text:continue-numbering="true" text:style-name="WW8Num2">
              <text:list-item>
                <text:p text:style-name="P1339">Update date user</text:p>
              </text:list-item>
            </text:list>
          </table:table-cell>
          <table:table-cell table:style-name="表格63.A5" office:value-type="string">
            <text:list xml:id="list111741160169292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J5" table:number-columns-spanned="3" office:value-type="string">
            <text:list xml:id="list111741160157680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11741161155400" text:continue-numbering="true" text:style-name="WW8Num2">
              <text:list-item>
                <text:p text:style-name="P1339">UDATE</text:p>
              </text:list-item>
            </text:list>
          </table:table-cell>
          <table:table-cell table:style-name="表格63.A5" office:value-type="string">
            <text:list xml:id="list111741161180065" text:continue-numbering="true" text:style-name="WW8Num2">
              <text:list-item>
                <text:p text:style-name="P1339">DATETIME</text:p>
              </text:list-item>
            </text:list>
          </table:table-cell>
          <table:table-cell table:style-name="表格63.A5" office:value-type="string">
            <text:list xml:id="list111741161152931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62169577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62168358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62151220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A5" office:value-type="string">
            <text:list xml:id="list111741163167469" text:continue-numbering="true" text:style-name="WW8Num2">
              <text:list-item>
                <text:p text:style-name="P1339">null</text:p>
              </text:list-item>
            </text:list>
          </table:table-cell>
          <table:table-cell table:style-name="表格63.A5" office:value-type="string">
            <text:list xml:id="list111741163172806" text:continue-numbering="true" text:style-name="WW8Num2">
              <text:list-item>
                <text:p text:style-name="P1339">Update time</text:p>
              </text:list-item>
            </text:list>
          </table:table-cell>
          <table:table-cell table:style-name="表格63.A5" office:value-type="string">
            <text:list xml:id="list111741164165151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63.J5" table:number-columns-spanned="3" office:value-type="string">
            <text:list xml:id="list111741164159127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</table:table>
      <text:list xml:id="list111741164161239" text:continue-numbering="true" text:style-name="WW8Num2">
        <text:list-item>
          <text:p text:style-name="P897"/>
        </text:list-item>
      </text:list>
      <text:p text:style-name="P908"/>
      <text:p text:style-name="P908"/>
      <text:p text:style-name="P907"/>
      <text:p text:style-name="P907"/>
      <text:list xml:id="list111741166167503" text:continue-numbering="true" text:style-name="WW8Num2">
        <text:list-item>
          <text:h text:style-name="P1544" text:outline-level="1"><text:bookmark-start text:name="__RefHeading__11816_96411672"/><text:soft-page-break/><text:span text:style-name="T47">B</text:span><text:span text:style-name="T65">B</text:span><text:span text:style-name="T47">_</text:span><text:span text:style-name="T63">ORGANIZATION</text:span><text:bookmark-end text:name="__RefHeading__11816_96411672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111741167167598" text:continue-numbering="true" text:style-name="WW8Num2">
              <text:list-item>
                <text:p text:style-name="P1002">Project</text:p>
              </text:list-item>
            </text:list>
          </table:table-cell>
          <table:table-cell table:style-name="表格26.A1" table:number-columns-spanned="6" office:value-type="string">
            <text:list xml:id="list111741167153581" text:continue-numbering="true" text:style-name="WW8Num2">
              <text:list-item>
                <text:p text:style-name="P108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111741167157193" text:continue-numbering="true" text:style-name="WW8Num2">
              <text:list-item>
                <text:p text:style-name="P1002">Ver</text:p>
              </text:list-item>
            </text:list>
          </table:table-cell>
          <table:table-cell table:style-name="表格26.A1" office:value-type="string">
            <text:list xml:id="list111741168156511" text:continue-numbering="true" text:style-name="WW8Num2">
              <text:list-item>
                <text:p text:style-name="P1088">0.5</text:p>
              </text:list-item>
            </text:list>
          </table:table-cell>
          <table:table-cell table:style-name="表格26.J1" office:value-type="string">
            <text:list xml:id="list11174116816507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6.K1" office:value-type="string">
            <text:list xml:id="list11174116815636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6.K1" office:value-type="string">
            <text:list xml:id="list111741169169413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11741169170554" text:continue-numbering="true" text:style-name="WW8Num2">
              <text:list-item>
                <text:p text:style-name="P1002">Maintain</text:p>
              </text:list-item>
            </text:list>
          </table:table-cell>
          <table:table-cell table:style-name="表格26.A2" table:number-columns-spanned="6" office:value-type="string">
            <text:list xml:id="list111741169157770" text:continue-numbering="true" text:style-name="WW8Num2">
              <text:list-item>
                <text:p text:style-name="P108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11741170168323" text:continue-numbering="true" text:style-name="WW8Num2">
              <text:list-item>
                <text:p text:style-name="P1002">Date</text:p>
              </text:list-item>
            </text:list>
          </table:table-cell>
          <table:table-cell table:style-name="表格26.A2" office:value-type="string">
            <text:list xml:id="list111741170174739" text:continue-numbering="true" text:style-name="WW8Num2">
              <text:list-item>
                <text:p text:style-name="P1088">2014/1<text:span text:style-name="T137">1</text:span>/<text:span text:style-name="T137">06</text:span></text:p>
              </text:list-item>
            </text:list>
          </table:table-cell>
          <table:table-cell table:style-name="表格26.J1" office:value-type="string">
            <text:list xml:id="list111741170160865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6.K1" office:value-type="string">
            <text:list xml:id="list111741171171625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6.K1" office:value-type="string">
            <text:list xml:id="list111741171161447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11741171156891" text:continue-numbering="true" text:style-name="WW8Num2">
              <text:list-item>
                <text:p text:style-name="P1002">Table</text:p>
              </text:list-item>
            </text:list>
          </table:table-cell>
          <table:table-cell table:style-name="表格26.A2" table:number-columns-spanned="6" office:value-type="string">
            <text:list xml:id="list111741172165796" text:continue-numbering="true" text:style-name="WW8Num2">
              <text:list-item>
                <text:p text:style-name="P1194">b<text:span text:style-name="T141">b</text:span>_<text:span text:style-name="T140">organiza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11741172172173" text:continue-numbering="true" text:style-name="WW8Num2">
              <text:list-item>
                <text:p text:style-name="P1002">DataBase</text:p>
              </text:list-item>
            </text:list>
          </table:table-cell>
          <table:table-cell table:style-name="表格26.A2" office:value-type="string">
            <text:list xml:id="list111741173177586" text:continue-numbering="true" text:style-name="WW8Num2">
              <text:list-item>
                <text:p text:style-name="P1088">bbcore</text:p>
              </text:list-item>
            </text:list>
          </table:table-cell>
          <table:table-cell table:style-name="表格26.J1" office:value-type="string">
            <text:list xml:id="list11174117315861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6.K1" office:value-type="string">
            <text:list xml:id="list11174117315852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6.K1" office:value-type="string">
            <text:list xml:id="list111741174181481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111741174178334" text:continue-numbering="true" text:style-name="WW8Num2">
              <text:list-item>
                <text:p text:style-name="P1002">Descript</text:p>
              </text:list-item>
            </text:list>
          </table:table-cell>
          <table:table-cell table:style-name="表格26.A4" table:number-columns-spanned="8" office:value-type="string">
            <text:list xml:id="list111741174162584" text:continue-numbering="true" text:style-name="WW8Num2">
              <text:list-item>
                <text:p text:style-name="P11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111741175178953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6.K1" office:value-type="string">
            <text:list xml:id="list111741175164996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6.K1" office:value-type="string">
            <text:list xml:id="list111741175159198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111741175162657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11174117615700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11741176156291" text:continue-numbering="true" text:style-name="WW8Num2">
              <text:list-item>
                <text:p text:style-name="P1045">Field</text:p>
              </text:list-item>
            </text:list>
          </table:table-cell>
          <table:table-cell table:style-name="表格26.A5" office:value-type="string">
            <text:list xml:id="list111741176172694" text:continue-numbering="true" text:style-name="WW8Num2">
              <text:list-item>
                <text:p text:style-name="P1045">Datatype</text:p>
              </text:list-item>
            </text:list>
          </table:table-cell>
          <table:table-cell table:style-name="表格26.A5" office:value-type="string">
            <text:list xml:id="list111741177180564" text:continue-numbering="true" text:style-name="WW8Num2">
              <text:list-item>
                <text:p text:style-name="P1045">PK</text:p>
              </text:list-item>
            </text:list>
          </table:table-cell>
          <table:table-cell table:style-name="表格26.A5" office:value-type="string">
            <text:list xml:id="list111741177161386" text:continue-numbering="true" text:style-name="WW8Num2">
              <text:list-item>
                <text:p text:style-name="P1045">UK</text:p>
              </text:list-item>
            </text:list>
          </table:table-cell>
          <table:table-cell table:style-name="表格26.A5" office:value-type="string">
            <text:list xml:id="list111741177153771" text:continue-numbering="true" text:style-name="WW8Num2">
              <text:list-item>
                <text:p text:style-name="P1045">IDX</text:p>
              </text:list-item>
            </text:list>
          </table:table-cell>
          <table:table-cell table:style-name="表格26.A5" office:value-type="string">
            <text:list xml:id="list111741178150795" text:continue-numbering="true" text:style-name="WW8Num2">
              <text:list-item>
                <text:p text:style-name="P959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111741178163696" text:continue-numbering="true" text:style-name="WW8Num2">
              <text:list-item>
                <text:p text:style-name="P959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111741179153313" text:continue-numbering="true" text:style-name="WW8Num2">
              <text:list-item>
                <text:p text:style-name="P1045">Description</text:p>
              </text:list-item>
            </text:list>
          </table:table-cell>
          <table:table-cell table:style-name="表格26.A5" office:value-type="string">
            <text:list xml:id="list111741179159010" text:continue-numbering="true" text:style-name="WW8Num2">
              <text:list-item>
                <text:p text:style-name="P1045">Remarks</text:p>
              </text:list-item>
            </text:list>
          </table:table-cell>
          <table:table-cell table:style-name="表格26.J5" table:number-columns-spanned="3" office:value-type="string">
            <text:list xml:id="list111741180154457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11741180174517" text:continue-numbering="true" text:style-name="WW8Num2">
              <text:list-item>
                <text:p text:style-name="P1286">OID</text:p>
              </text:list-item>
            </text:list>
          </table:table-cell>
          <table:table-cell table:style-name="表格26.A5" office:value-type="string">
            <text:list xml:id="list111741180176075" text:continue-numbering="true" text:style-name="WW8Num2">
              <text:list-item>
                <text:p text:style-name="P1286">CHAR</text:p>
              </text:list-item>
            </text:list>
          </table:table-cell>
          <table:table-cell table:style-name="表格26.A5" office:value-type="string">
            <text:list xml:id="list111741181152949" text:continue-numbering="true" text:style-name="WW8Num2">
              <text:list-item>
                <text:p text:style-name="P1286">Y</text:p>
              </text:list-item>
            </text:list>
          </table:table-cell>
          <table:table-cell table:style-name="表格26.A5" office:value-type="string">
            <text:list xml:id="list111741181154212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181151746" text:continue-numbering="true" text:style-name="WW8Num2">
              <text:list-item>
                <text:p text:style-name="P1286"><text:s/></text:p>
              </text:list-item>
            </text:list>
          </table:table-cell>
          <table:table-cell table:style-name="表格26.A5" office:value-type="string">
            <text:list xml:id="list111741182158044" text:continue-numbering="true" text:style-name="WW8Num2">
              <text:list-item>
                <text:p text:style-name="P1286">36</text:p>
              </text:list-item>
            </text:list>
          </table:table-cell>
          <table:table-cell table:style-name="表格26.A5" office:value-type="string">
            <text:list xml:id="list111741182183007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182166160" text:continue-numbering="true" text:style-name="WW8Num2">
              <text:list-item>
                <text:p text:style-name="P1286">PK / UUID</text:p>
              </text:list-item>
            </text:list>
          </table:table-cell>
          <table:table-cell table:style-name="表格26.A5" office:value-type="string">
            <text:list xml:id="list111741183178235" text:continue-numbering="true" text:style-name="WW8Num2">
              <text:list-item>
                <text:p text:style-name="P1286">Default java UUID</text:p>
              </text:list-item>
            </text:list>
          </table:table-cell>
          <table:table-cell table:style-name="表格26.J5" table:number-columns-spanned="3" office:value-type="string">
            <text:list xml:id="list111741183161717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52">ORG_ID</text:p>
          </table:table-cell>
          <table:table-cell table:style-name="表格26.A8" office:value-type="string">
            <text:list xml:id="list111741184160713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26.A8" office:value-type="string">
            <text:p text:style-name="P210"/>
          </table:table-cell>
          <table:table-cell table:style-name="表格26.A8" office:value-type="string">
            <text:p text:style-name="P353">Y</text:p>
          </table:table-cell>
          <table:table-cell table:style-name="表格26.A8" office:value-type="string">
            <text:p text:style-name="P785"/>
          </table:table-cell>
          <table:table-cell table:style-name="表格26.A8" office:value-type="string">
            <text:p text:style-name="P352">10</text:p>
          </table:table-cell>
          <table:table-cell table:style-name="表格26.A8" office:value-type="string">
            <text:p text:style-name="P210"/>
          </table:table-cell>
          <table:table-cell table:style-name="表格26.A8" office:value-type="string">
            <text:p text:style-name="P641"/>
          </table:table-cell>
          <table:table-cell table:style-name="表格26.A8" office:value-type="string">
            <text:p text:style-name="P568"/>
          </table:table-cell>
          <table:table-cell table:style-name="表格26.J5" table:number-columns-spanned="3" office:value-type="string">
            <text:list xml:id="list11174118617502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52">NAME</text:p>
          </table:table-cell>
          <table:table-cell table:style-name="表格26.A8" office:value-type="string">
            <text:list xml:id="list111741187175213" text:continue-numbering="true" text:style-name="WW8Num2">
              <text:list-item>
                <text:p text:style-name="P1287">VARCHAR</text:p>
              </text:list-item>
            </text:list>
          </table:table-cell>
          <table:table-cell table:style-name="表格26.A8" office:value-type="string">
            <text:p text:style-name="P210"/>
          </table:table-cell>
          <table:table-cell table:style-name="表格26.A8" office:value-type="string">
            <text:p text:style-name="P348"/>
          </table:table-cell>
          <table:table-cell table:style-name="表格26.A8" office:value-type="string">
            <text:p text:style-name="P773"/>
          </table:table-cell>
          <table:table-cell table:style-name="表格26.A8" office:value-type="string">
            <text:p text:style-name="P352">200</text:p>
          </table:table-cell>
          <table:table-cell table:style-name="表格26.A8" office:value-type="string">
            <text:p text:style-name="P210"/>
          </table:table-cell>
          <table:table-cell table:style-name="表格26.A8" office:value-type="string">
            <text:p text:style-name="P623"/>
          </table:table-cell>
          <table:table-cell table:style-name="表格26.A8" office:value-type="string">
            <text:p text:style-name="P568"/>
          </table:table-cell>
          <table:table-cell table:style-name="表格26.J5" table:number-columns-spanned="3" office:value-type="string">
            <text:list xml:id="list111741189158206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11741190165517" text:continue-numbering="true" text:style-name="WW8Num2">
              <text:list-item>
                <text:p text:style-name="P1400">ADDRESS</text:p>
              </text:list-item>
            </text:list>
          </table:table-cell>
          <table:table-cell table:style-name="表格26.A8" office:value-type="string">
            <text:list xml:id="list111741190177101" text:continue-numbering="true" text:style-name="WW8Num2">
              <text:list-item>
                <text:p text:style-name="P1288">VARCHAR</text:p>
              </text:list-item>
            </text:list>
          </table:table-cell>
          <table:table-cell table:style-name="表格26.A8" office:value-type="string">
            <text:list xml:id="list11174119115442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8" office:value-type="string">
            <text:list xml:id="list111741191159669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6.A8" office:value-type="string">
            <text:list xml:id="list111741191166271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6.A8" office:value-type="string">
            <text:list xml:id="list111741192167920" text:continue-numbering="true" text:style-name="WW8Num2">
              <text:list-item>
                <text:p text:style-name="P1400">500</text:p>
              </text:list-item>
            </text:list>
          </table:table-cell>
          <table:table-cell table:style-name="表格26.A8" office:value-type="string">
            <text:list xml:id="list111741192177181" text:continue-numbering="true" text:style-name="WW8Num2">
              <text:list-item>
                <text:p text:style-name="P1367"/>
              </text:list-item>
            </text:list>
          </table:table-cell>
          <table:table-cell table:style-name="表格26.A8" office:value-type="string">
            <text:list xml:id="list111741192182341" text:continue-numbering="true" text:style-name="WW8Num2">
              <text:list-item>
                <text:p text:style-name="P1469"/>
              </text:list-item>
            </text:list>
          </table:table-cell>
          <table:table-cell table:style-name="表格26.A8" office:value-type="string">
            <text:list xml:id="list111741193152622" text:continue-numbering="true" text:style-name="WW8Num2">
              <text:list-item>
                <text:p text:style-name="P1484"/>
              </text:list-item>
            </text:list>
          </table:table-cell>
          <table:table-cell table:style-name="表格26.J5" table:number-columns-spanned="3" office:value-type="string">
            <text:list xml:id="list11174119317817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11741193168905" text:continue-numbering="true" text:style-name="WW8Num2">
              <text:list-item>
                <text:p text:style-name="P1401">LAT</text:p>
              </text:list-item>
            </text:list>
          </table:table-cell>
          <table:table-cell table:style-name="表格26.A8" office:value-type="string">
            <text:list xml:id="list111741194151771" text:continue-numbering="true" text:style-name="WW8Num2">
              <text:list-item>
                <text:p text:style-name="P1287">VARCHAR</text:p>
              </text:list-item>
            </text:list>
          </table:table-cell>
          <table:table-cell table:style-name="表格26.A8" office:value-type="string">
            <text:list xml:id="list111741194177639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8" office:value-type="string">
            <text:list xml:id="list111741195182700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6.A8" office:value-type="string">
            <text:list xml:id="list111741195179858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6.A8" office:value-type="string">
            <text:list xml:id="list111741195173173" text:continue-numbering="true" text:style-name="WW8Num2">
              <text:list-item>
                <text:p text:style-name="P1401">20</text:p>
              </text:list-item>
            </text:list>
          </table:table-cell>
          <table:table-cell table:style-name="表格26.A8" office:value-type="string">
            <text:list xml:id="list111741196157051" text:continue-numbering="true" text:style-name="WW8Num2">
              <text:list-item>
                <text:p text:style-name="P1367"/>
              </text:list-item>
            </text:list>
          </table:table-cell>
          <table:table-cell table:style-name="表格26.A8" office:value-type="string">
            <text:list xml:id="list111741196182536" text:continue-numbering="true" text:style-name="WW8Num2">
              <text:list-item>
                <text:p text:style-name="P1469"/>
              </text:list-item>
            </text:list>
          </table:table-cell>
          <table:table-cell table:style-name="表格26.A8" office:value-type="string">
            <text:list xml:id="list111741196159344" text:continue-numbering="true" text:style-name="WW8Num2">
              <text:list-item>
                <text:p text:style-name="P1484"/>
              </text:list-item>
            </text:list>
          </table:table-cell>
          <table:table-cell table:style-name="表格26.J5" table:number-columns-spanned="3" office:value-type="string">
            <text:list xml:id="list111741197164412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11741197171586" text:continue-numbering="true" text:style-name="WW8Num2">
              <text:list-item>
                <text:p text:style-name="P1401">LNG</text:p>
              </text:list-item>
            </text:list>
          </table:table-cell>
          <table:table-cell table:style-name="表格26.A8" office:value-type="string">
            <text:list xml:id="list111741197154017" text:continue-numbering="true" text:style-name="WW8Num2">
              <text:list-item>
                <text:p text:style-name="P1287">VARCHAR</text:p>
              </text:list-item>
            </text:list>
          </table:table-cell>
          <table:table-cell table:style-name="表格26.A8" office:value-type="string">
            <text:list xml:id="list11174119816182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8" office:value-type="string">
            <text:list xml:id="list111741198159251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6.A8" office:value-type="string">
            <text:list xml:id="list111741199167520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6.A8" office:value-type="string">
            <text:list xml:id="list111741199164762" text:continue-numbering="true" text:style-name="WW8Num2">
              <text:list-item>
                <text:p text:style-name="P1401">20</text:p>
              </text:list-item>
            </text:list>
          </table:table-cell>
          <table:table-cell table:style-name="表格26.A8" office:value-type="string">
            <text:list xml:id="list111741199183159" text:continue-numbering="true" text:style-name="WW8Num2">
              <text:list-item>
                <text:p text:style-name="P1367"/>
              </text:list-item>
            </text:list>
          </table:table-cell>
          <table:table-cell table:style-name="表格26.A8" office:value-type="string">
            <text:list xml:id="list111741200180080" text:continue-numbering="true" text:style-name="WW8Num2">
              <text:list-item>
                <text:p text:style-name="P1469"/>
              </text:list-item>
            </text:list>
          </table:table-cell>
          <table:table-cell table:style-name="表格26.A8" office:value-type="string">
            <text:list xml:id="list111741200162375" text:continue-numbering="true" text:style-name="WW8Num2">
              <text:list-item>
                <text:p text:style-name="P1484"/>
              </text:list-item>
            </text:list>
          </table:table-cell>
          <table:table-cell table:style-name="表格26.J5" table:number-columns-spanned="3" office:value-type="string">
            <text:list xml:id="list111741200153901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11741201152359" text:continue-numbering="true" text:style-name="WW8Num2">
              <text:list-item>
                <text:p text:style-name="P1375">DESCRIPTION</text:p>
              </text:list-item>
            </text:list>
          </table:table-cell>
          <table:table-cell table:style-name="表格26.A8" office:value-type="string">
            <text:list xml:id="list111741201168554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26.A8" office:value-type="string">
            <text:list xml:id="list111741201178558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8" office:value-type="string">
            <text:list xml:id="list111741202168024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6.A8" office:value-type="string">
            <text:list xml:id="list111741202161664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6.A8" office:value-type="string">
            <text:list xml:id="list111741202151316" text:continue-numbering="true" text:style-name="WW8Num2">
              <text:list-item>
                <text:p text:style-name="P1375">500</text:p>
              </text:list-item>
            </text:list>
          </table:table-cell>
          <table:table-cell table:style-name="表格26.A8" office:value-type="string">
            <text:list xml:id="list111741203159904" text:continue-numbering="true" text:style-name="WW8Num2">
              <text:list-item>
                <text:p text:style-name="P1367"/>
              </text:list-item>
            </text:list>
          </table:table-cell>
          <table:table-cell table:style-name="表格26.A8" office:value-type="string">
            <text:list xml:id="list111741203156882" text:continue-numbering="true" text:style-name="WW8Num2">
              <text:list-item>
                <text:p text:style-name="P1469"/>
              </text:list-item>
            </text:list>
          </table:table-cell>
          <table:table-cell table:style-name="表格26.A8" office:value-type="string">
            <text:list xml:id="list111741203182441" text:continue-numbering="true" text:style-name="WW8Num2">
              <text:list-item>
                <text:p text:style-name="P1484"/>
              </text:list-item>
            </text:list>
          </table:table-cell>
          <table:table-cell table:style-name="表格26.J5" table:number-columns-spanned="3" office:value-type="string">
            <text:list xml:id="list111741204178954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11741204175271" text:continue-numbering="true" text:style-name="WW8Num2">
              <text:list-item>
                <text:p text:style-name="P1286">CUSERID</text:p>
              </text:list-item>
            </text:list>
          </table:table-cell>
          <table:table-cell table:style-name="表格26.A5" office:value-type="string">
            <text:list xml:id="list111741204153156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26.A5" office:value-type="string">
            <text:list xml:id="list111741205168959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0518260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06181098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06169654" text:continue-numbering="true" text:style-name="WW8Num2">
              <text:list-item>
                <text:p text:style-name="P1286">24</text:p>
              </text:list-item>
            </text:list>
          </table:table-cell>
          <table:table-cell table:style-name="表格26.A5" office:value-type="string">
            <text:list xml:id="list111741206157877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07171076" text:continue-numbering="true" text:style-name="WW8Num2">
              <text:list-item>
                <text:p text:style-name="P1286">Create data user</text:p>
              </text:list-item>
            </text:list>
          </table:table-cell>
          <table:table-cell table:style-name="表格26.A5" office:value-type="string">
            <text:list xml:id="list11174120717136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J5" table:number-columns-spanned="3" office:value-type="string">
            <text:list xml:id="list111741207179527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11741208151485" text:continue-numbering="true" text:style-name="WW8Num2">
              <text:list-item>
                <text:p text:style-name="P1286">CDATE</text:p>
              </text:list-item>
            </text:list>
          </table:table-cell>
          <table:table-cell table:style-name="表格26.A5" office:value-type="string">
            <text:list xml:id="list111741208159284" text:continue-numbering="true" text:style-name="WW8Num2">
              <text:list-item>
                <text:p text:style-name="P1286">DATETIME</text:p>
              </text:list-item>
            </text:list>
          </table:table-cell>
          <table:table-cell table:style-name="表格26.A5" office:value-type="string">
            <text:list xml:id="list11174120815071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09168226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0917892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0915249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1016933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10164013" text:continue-numbering="true" text:style-name="WW8Num2">
              <text:list-item>
                <text:p text:style-name="P1286">Create time</text:p>
              </text:list-item>
            </text:list>
          </table:table-cell>
          <table:table-cell table:style-name="表格26.A5" office:value-type="string">
            <text:list xml:id="list111741211159577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J5" table:number-columns-spanned="3" office:value-type="string">
            <text:list xml:id="list111741211167036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11741211183057" text:continue-numbering="true" text:style-name="WW8Num2">
              <text:list-item>
                <text:p text:style-name="P1286">UUSERID</text:p>
              </text:list-item>
            </text:list>
          </table:table-cell>
          <table:table-cell table:style-name="表格26.A5" office:value-type="string">
            <text:list xml:id="list111741212170244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26.A5" office:value-type="string">
            <text:list xml:id="list11174121215949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1215325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1317389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13168357" text:continue-numbering="true" text:style-name="WW8Num2">
              <text:list-item>
                <text:p text:style-name="P1286">24</text:p>
              </text:list-item>
            </text:list>
          </table:table-cell>
          <table:table-cell table:style-name="表格26.A5" office:value-type="string">
            <text:list xml:id="list111741213173506" text:continue-numbering="true" text:style-name="WW8Num2">
              <text:list-item>
                <text:p text:style-name="P1286">null</text:p>
              </text:list-item>
            </text:list>
          </table:table-cell>
          <table:table-cell table:style-name="表格26.A5" office:value-type="string">
            <text:list xml:id="list111741214161743" text:continue-numbering="true" text:style-name="WW8Num2">
              <text:list-item>
                <text:p text:style-name="P1286">Update date user</text:p>
              </text:list-item>
            </text:list>
          </table:table-cell>
          <table:table-cell table:style-name="表格26.A5" office:value-type="string">
            <text:list xml:id="list111741214163310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J5" table:number-columns-spanned="3" office:value-type="string">
            <text:list xml:id="list111741214180333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11741215154957" text:continue-numbering="true" text:style-name="WW8Num2">
              <text:list-item>
                <text:p text:style-name="P1286">UDATE</text:p>
              </text:list-item>
            </text:list>
          </table:table-cell>
          <table:table-cell table:style-name="表格26.A5" office:value-type="string">
            <text:list xml:id="list111741215159943" text:continue-numbering="true" text:style-name="WW8Num2">
              <text:list-item>
                <text:p text:style-name="P1286">DATETIME</text:p>
              </text:list-item>
            </text:list>
          </table:table-cell>
          <table:table-cell table:style-name="表格26.A5" office:value-type="string">
            <text:list xml:id="list11174121516037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16166339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16179390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1716777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A5" office:value-type="string">
            <text:list xml:id="list111741217168509" text:continue-numbering="true" text:style-name="WW8Num2">
              <text:list-item>
                <text:p text:style-name="P1286">null</text:p>
              </text:list-item>
            </text:list>
          </table:table-cell>
          <table:table-cell table:style-name="表格26.A5" office:value-type="string">
            <text:list xml:id="list111741217172307" text:continue-numbering="true" text:style-name="WW8Num2">
              <text:list-item>
                <text:p text:style-name="P1286">Update time</text:p>
              </text:list-item>
            </text:list>
          </table:table-cell>
          <table:table-cell table:style-name="表格26.A5" office:value-type="string">
            <text:list xml:id="list111741218153378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26.J5" table:number-columns-spanned="3" office:value-type="string">
            <text:list xml:id="list111741218152181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</table:table>
      <text:list xml:id="list111741218161895" text:continue-numbering="true" text:style-name="WW8Num2">
        <text:list-item>
          <text:p text:style-name="P895"/>
        </text:list-item>
      </text:list>
      <text:p text:style-name="P30"/>
      <text:list xml:id="list111741219175486" text:continue-numbering="true" text:style-name="WW8Num2">
        <text:list-item>
          <text:h text:style-name="P1545" text:outline-level="1"><text:bookmark-start text:name="__RefHeading__11818_96411672"/><text:span text:style-name="T47">B</text:span><text:span text:style-name="T65">B</text:span><text:span text:style-name="T47">_</text:span><text:span text:style-name="T63">ORGANIZATION_</text:span><text:span text:style-name="T64">PAR</text:span><text:bookmark-end text:name="__RefHeading__11818_96411672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111741220167270" text:continue-numbering="true" text:style-name="WW8Num2">
              <text:list-item>
                <text:p text:style-name="P1003">Project</text:p>
              </text:list-item>
            </text:list>
          </table:table-cell>
          <table:table-cell table:style-name="表格27.A1" table:number-columns-spanned="6" office:value-type="string">
            <text:list xml:id="list111741220152667" text:continue-numbering="true" text:style-name="WW8Num2">
              <text:list-item>
                <text:p text:style-name="P108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111741220155361" text:continue-numbering="true" text:style-name="WW8Num2">
              <text:list-item>
                <text:p text:style-name="P1003">Ver</text:p>
              </text:list-item>
            </text:list>
          </table:table-cell>
          <table:table-cell table:style-name="表格27.A1" office:value-type="string">
            <text:list xml:id="list111741221173775" text:continue-numbering="true" text:style-name="WW8Num2">
              <text:list-item>
                <text:p text:style-name="P1089">0.5</text:p>
              </text:list-item>
            </text:list>
          </table:table-cell>
          <table:table-cell table:style-name="表格27.J1" office:value-type="string">
            <text:list xml:id="list11174122118213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7.K1" office:value-type="string">
            <text:list xml:id="list111741221175959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7.K1" office:value-type="string">
            <text:list xml:id="list111741222180385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11741222163505" text:continue-numbering="true" text:style-name="WW8Num2">
              <text:list-item>
                <text:p text:style-name="P1003">Maintain</text:p>
              </text:list-item>
            </text:list>
          </table:table-cell>
          <table:table-cell table:style-name="表格27.A2" table:number-columns-spanned="6" office:value-type="string">
            <text:list xml:id="list111741222182439" text:continue-numbering="true" text:style-name="WW8Num2">
              <text:list-item>
                <text:p text:style-name="P108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11741223168066" text:continue-numbering="true" text:style-name="WW8Num2">
              <text:list-item>
                <text:p text:style-name="P1003">Date</text:p>
              </text:list-item>
            </text:list>
          </table:table-cell>
          <table:table-cell table:style-name="表格27.A2" office:value-type="string">
            <text:list xml:id="list111741223160047" text:continue-numbering="true" text:style-name="WW8Num2">
              <text:list-item>
                <text:p text:style-name="P1089">2014/1<text:span text:style-name="T137">1</text:span>/<text:span text:style-name="T137">06</text:span></text:p>
              </text:list-item>
            </text:list>
          </table:table-cell>
          <table:table-cell table:style-name="表格27.J1" office:value-type="string">
            <text:list xml:id="list111741224158240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7.K1" office:value-type="string">
            <text:list xml:id="list111741224172883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7.K1" office:value-type="string">
            <text:list xml:id="list111741224158935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11741225150884" text:continue-numbering="true" text:style-name="WW8Num2">
              <text:list-item>
                <text:p text:style-name="P1003">Table</text:p>
              </text:list-item>
            </text:list>
          </table:table-cell>
          <table:table-cell table:style-name="表格27.A2" table:number-columns-spanned="6" office:value-type="string">
            <text:list xml:id="list111741225155422" text:continue-numbering="true" text:style-name="WW8Num2">
              <text:list-item>
                <text:p text:style-name="P1195">b<text:span text:style-name="T141">b</text:span>_<text:span text:style-name="T140">organization_pa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11741225167874" text:continue-numbering="true" text:style-name="WW8Num2">
              <text:list-item>
                <text:p text:style-name="P1003">DataBase</text:p>
              </text:list-item>
            </text:list>
          </table:table-cell>
          <table:table-cell table:style-name="表格27.A2" office:value-type="string">
            <text:list xml:id="list111741226167053" text:continue-numbering="true" text:style-name="WW8Num2">
              <text:list-item>
                <text:p text:style-name="P1089">bbcore</text:p>
              </text:list-item>
            </text:list>
          </table:table-cell>
          <table:table-cell table:style-name="表格27.J1" office:value-type="string">
            <text:list xml:id="list11174122615806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7.K1" office:value-type="string">
            <text:list xml:id="list111741226170663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7.K1" office:value-type="string">
            <text:list xml:id="list111741227174673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111741227155813" text:continue-numbering="true" text:style-name="WW8Num2">
              <text:list-item>
                <text:p text:style-name="P1003">Descript</text:p>
              </text:list-item>
            </text:list>
          </table:table-cell>
          <table:table-cell table:style-name="表格27.A4" table:number-columns-spanned="8" office:value-type="string">
            <text:list xml:id="list111741227155684" text:continue-numbering="true" text:style-name="WW8Num2">
              <text:list-item>
                <text:p text:style-name="P11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111741228180966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7.K1" office:value-type="string">
            <text:list xml:id="list111741228154829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7.K1" office:value-type="string">
            <text:list xml:id="list111741228153279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111741229173927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111741229162217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11741229161569" text:continue-numbering="true" text:style-name="WW8Num2">
              <text:list-item>
                <text:p text:style-name="P1046">Field</text:p>
              </text:list-item>
            </text:list>
          </table:table-cell>
          <table:table-cell table:style-name="表格27.A5" office:value-type="string">
            <text:list xml:id="list111741230171825" text:continue-numbering="true" text:style-name="WW8Num2">
              <text:list-item>
                <text:p text:style-name="P1046">Datatype</text:p>
              </text:list-item>
            </text:list>
          </table:table-cell>
          <table:table-cell table:style-name="表格27.A5" office:value-type="string">
            <text:list xml:id="list111741230167434" text:continue-numbering="true" text:style-name="WW8Num2">
              <text:list-item>
                <text:p text:style-name="P1046">PK</text:p>
              </text:list-item>
            </text:list>
          </table:table-cell>
          <table:table-cell table:style-name="表格27.A5" office:value-type="string">
            <text:list xml:id="list111741230160531" text:continue-numbering="true" text:style-name="WW8Num2">
              <text:list-item>
                <text:p text:style-name="P1046">UK</text:p>
              </text:list-item>
            </text:list>
          </table:table-cell>
          <table:table-cell table:style-name="表格27.A5" office:value-type="string">
            <text:list xml:id="list111741231178993" text:continue-numbering="true" text:style-name="WW8Num2">
              <text:list-item>
                <text:p text:style-name="P1046">IDX</text:p>
              </text:list-item>
            </text:list>
          </table:table-cell>
          <table:table-cell table:style-name="表格27.A5" office:value-type="string">
            <text:list xml:id="list111741231170330" text:continue-numbering="true" text:style-name="WW8Num2">
              <text:list-item>
                <text:p text:style-name="P960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111741232181954" text:continue-numbering="true" text:style-name="WW8Num2">
              <text:list-item>
                <text:p text:style-name="P960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111741232156816" text:continue-numbering="true" text:style-name="WW8Num2">
              <text:list-item>
                <text:p text:style-name="P1046">Description</text:p>
              </text:list-item>
            </text:list>
          </table:table-cell>
          <table:table-cell table:style-name="表格27.A5" office:value-type="string">
            <text:list xml:id="list111741232155653" text:continue-numbering="true" text:style-name="WW8Num2">
              <text:list-item>
                <text:p text:style-name="P1046">Remarks</text:p>
              </text:list-item>
            </text:list>
          </table:table-cell>
          <table:table-cell table:style-name="表格27.J5" table:number-columns-spanned="3" office:value-type="string">
            <text:list xml:id="list111741233154164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11741233173169" text:continue-numbering="true" text:style-name="WW8Num2">
              <text:list-item>
                <text:p text:style-name="P1289">OID</text:p>
              </text:list-item>
            </text:list>
          </table:table-cell>
          <table:table-cell table:style-name="表格27.A5" office:value-type="string">
            <text:list xml:id="list111741234155662" text:continue-numbering="true" text:style-name="WW8Num2">
              <text:list-item>
                <text:p text:style-name="P1289">CHAR</text:p>
              </text:list-item>
            </text:list>
          </table:table-cell>
          <table:table-cell table:style-name="表格27.A5" office:value-type="string">
            <text:list xml:id="list111741234151594" text:continue-numbering="true" text:style-name="WW8Num2">
              <text:list-item>
                <text:p text:style-name="P1289">Y</text:p>
              </text:list-item>
            </text:list>
          </table:table-cell>
          <table:table-cell table:style-name="表格27.A5" office:value-type="string">
            <text:list xml:id="list111741234164137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35158631" text:continue-numbering="true" text:style-name="WW8Num2">
              <text:list-item>
                <text:p text:style-name="P1289"><text:s/></text:p>
              </text:list-item>
            </text:list>
          </table:table-cell>
          <table:table-cell table:style-name="表格27.A5" office:value-type="string">
            <text:list xml:id="list111741235159595" text:continue-numbering="true" text:style-name="WW8Num2">
              <text:list-item>
                <text:p text:style-name="P1289">36</text:p>
              </text:list-item>
            </text:list>
          </table:table-cell>
          <table:table-cell table:style-name="表格27.A5" office:value-type="string">
            <text:list xml:id="list111741236173909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36151336" text:continue-numbering="true" text:style-name="WW8Num2">
              <text:list-item>
                <text:p text:style-name="P1289">PK / UUID</text:p>
              </text:list-item>
            </text:list>
          </table:table-cell>
          <table:table-cell table:style-name="表格27.A5" office:value-type="string">
            <text:list xml:id="list111741236154985" text:continue-numbering="true" text:style-name="WW8Num2">
              <text:list-item>
                <text:p text:style-name="P1289">Default java UUID</text:p>
              </text:list-item>
            </text:list>
          </table:table-cell>
          <table:table-cell table:style-name="表格27.J5" table:number-columns-spanned="3" office:value-type="string">
            <text:list xml:id="list11174123716490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61">ORG_ID</text:p>
          </table:table-cell>
          <table:table-cell table:style-name="表格27.A8" office:value-type="string">
            <text:list xml:id="list111741237176970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27.A8" office:value-type="string">
            <text:p text:style-name="P211"/>
          </table:table-cell>
          <table:table-cell table:style-name="表格27.A8" office:value-type="string">
            <text:p text:style-name="P354">Y</text:p>
          </table:table-cell>
          <table:table-cell table:style-name="表格27.A8" office:value-type="string">
            <text:p text:style-name="P786"/>
          </table:table-cell>
          <table:table-cell table:style-name="表格27.A8" office:value-type="string">
            <text:p text:style-name="P361">10</text:p>
          </table:table-cell>
          <table:table-cell table:style-name="表格27.A8" office:value-type="string">
            <text:p text:style-name="P211"/>
          </table:table-cell>
          <table:table-cell table:style-name="表格27.A8" office:value-type="string">
            <text:p text:style-name="P659">BB_ORGANIZATION.ORG_ID</text:p>
          </table:table-cell>
          <table:table-cell table:style-name="表格27.A8" office:value-type="string">
            <text:p text:style-name="P569"/>
          </table:table-cell>
          <table:table-cell table:style-name="表格27.J5" table:number-columns-spanned="3" office:value-type="string">
            <text:list xml:id="list111741240177143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62">PAR_ID</text:p>
          </table:table-cell>
          <table:table-cell table:style-name="表格27.A8" office:value-type="string">
            <text:list xml:id="list111741240155442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27.A8" office:value-type="string">
            <text:p text:style-name="P211"/>
          </table:table-cell>
          <table:table-cell table:style-name="表格27.A8" office:value-type="string">
            <text:p text:style-name="P363">Y</text:p>
          </table:table-cell>
          <table:table-cell table:style-name="表格27.A8" office:value-type="string">
            <text:p text:style-name="P774"/>
          </table:table-cell>
          <table:table-cell table:style-name="表格27.A8" office:value-type="string">
            <text:p text:style-name="P362">10</text:p>
          </table:table-cell>
          <table:table-cell table:style-name="表格27.A8" office:value-type="string">
            <text:p text:style-name="P211"/>
          </table:table-cell>
          <table:table-cell table:style-name="表格27.A8" office:value-type="string">
            <text:p text:style-name="P659">BB_ORGANIZATION.ORG_ID</text:p>
          </table:table-cell>
          <table:table-cell table:style-name="表格27.A8" office:value-type="string">
            <text:p text:style-name="P569"/>
          </table:table-cell>
          <table:table-cell table:style-name="表格27.J5" table:number-columns-spanned="3" office:value-type="string">
            <text:list xml:id="list11174124316778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11741243162812" text:continue-numbering="true" text:style-name="WW8Num2">
              <text:list-item>
                <text:p text:style-name="P1289">CUSERID</text:p>
              </text:list-item>
            </text:list>
          </table:table-cell>
          <table:table-cell table:style-name="表格27.A5" office:value-type="string">
            <text:list xml:id="list111741244181707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27.A5" office:value-type="string">
            <text:list xml:id="list111741244156728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4415311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45169718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45153366" text:continue-numbering="true" text:style-name="WW8Num2">
              <text:list-item>
                <text:p text:style-name="P1289">24</text:p>
              </text:list-item>
            </text:list>
          </table:table-cell>
          <table:table-cell table:style-name="表格27.A5" office:value-type="string">
            <text:list xml:id="list111741246162800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46152930" text:continue-numbering="true" text:style-name="WW8Num2">
              <text:list-item>
                <text:p text:style-name="P1289">Create data user</text:p>
              </text:list-item>
            </text:list>
          </table:table-cell>
          <table:table-cell table:style-name="表格27.A5" office:value-type="string">
            <text:list xml:id="list111741246182777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J5" table:number-columns-spanned="3" office:value-type="string">
            <text:list xml:id="list111741247171680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11741247174548" text:continue-numbering="true" text:style-name="WW8Num2">
              <text:list-item>
                <text:p text:style-name="P1289">CDATE</text:p>
              </text:list-item>
            </text:list>
          </table:table-cell>
          <table:table-cell table:style-name="表格27.A5" office:value-type="string">
            <text:list xml:id="list111741248183151" text:continue-numbering="true" text:style-name="WW8Num2">
              <text:list-item>
                <text:p text:style-name="P1289">DATETIME</text:p>
              </text:list-item>
            </text:list>
          </table:table-cell>
          <table:table-cell table:style-name="表格27.A5" office:value-type="string">
            <text:list xml:id="list111741248180455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48173529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49158308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49178254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50154335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50160110" text:continue-numbering="true" text:style-name="WW8Num2">
              <text:list-item>
                <text:p text:style-name="P1289">Create time</text:p>
              </text:list-item>
            </text:list>
          </table:table-cell>
          <table:table-cell table:style-name="表格27.A5" office:value-type="string">
            <text:list xml:id="list11174125016625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J5" table:number-columns-spanned="3" office:value-type="string">
            <text:list xml:id="list111741251158509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11741251152234" text:continue-numbering="true" text:style-name="WW8Num2">
              <text:list-item>
                <text:p text:style-name="P1289">UUSERID</text:p>
              </text:list-item>
            </text:list>
          </table:table-cell>
          <table:table-cell table:style-name="表格27.A5" office:value-type="string">
            <text:list xml:id="list111741252170010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27.A5" office:value-type="string">
            <text:list xml:id="list11174125217549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5215969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53181846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53179135" text:continue-numbering="true" text:style-name="WW8Num2">
              <text:list-item>
                <text:p text:style-name="P1289">24</text:p>
              </text:list-item>
            </text:list>
          </table:table-cell>
          <table:table-cell table:style-name="表格27.A5" office:value-type="string">
            <text:list xml:id="list111741254179419" text:continue-numbering="true" text:style-name="WW8Num2">
              <text:list-item>
                <text:p text:style-name="P1289">null</text:p>
              </text:list-item>
            </text:list>
          </table:table-cell>
          <table:table-cell table:style-name="表格27.A5" office:value-type="string">
            <text:list xml:id="list111741254159792" text:continue-numbering="true" text:style-name="WW8Num2">
              <text:list-item>
                <text:p text:style-name="P1289">Update date user</text:p>
              </text:list-item>
            </text:list>
          </table:table-cell>
          <table:table-cell table:style-name="表格27.A5" office:value-type="string">
            <text:list xml:id="list11174125415619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J5" table:number-columns-spanned="3" office:value-type="string">
            <text:list xml:id="list11174125517016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11741255163640" text:continue-numbering="true" text:style-name="WW8Num2">
              <text:list-item>
                <text:p text:style-name="P1289">UDATE</text:p>
              </text:list-item>
            </text:list>
          </table:table-cell>
          <table:table-cell table:style-name="表格27.A5" office:value-type="string">
            <text:list xml:id="list111741256155292" text:continue-numbering="true" text:style-name="WW8Num2">
              <text:list-item>
                <text:p text:style-name="P1289">DATETIME</text:p>
              </text:list-item>
            </text:list>
          </table:table-cell>
          <table:table-cell table:style-name="表格27.A5" office:value-type="string">
            <text:list xml:id="list11174125617679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5617187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57172346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57162749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A5" office:value-type="string">
            <text:list xml:id="list111741258156159" text:continue-numbering="true" text:style-name="WW8Num2">
              <text:list-item>
                <text:p text:style-name="P1289">null</text:p>
              </text:list-item>
            </text:list>
          </table:table-cell>
          <table:table-cell table:style-name="表格27.A5" office:value-type="string">
            <text:list xml:id="list111741258150538" text:continue-numbering="true" text:style-name="WW8Num2">
              <text:list-item>
                <text:p text:style-name="P1289">Update time</text:p>
              </text:list-item>
            </text:list>
          </table:table-cell>
          <table:table-cell table:style-name="表格27.A5" office:value-type="string">
            <text:list xml:id="list11174125816304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27.J5" table:number-columns-spanned="3" office:value-type="string">
            <text:list xml:id="list111741259167204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</table:table>
      <text:p text:style-name="P31"/>
      <text:p text:style-name="P31"/>
      <text:list xml:id="list111741260156916" text:continue-numbering="true" text:style-name="WW8Num2">
        <text:list-item>
          <text:h text:style-name="P1546" text:outline-level="1"><text:bookmark-start text:name="__RefHeading__12656_188845631"/><text:soft-page-break/><text:span text:style-name="T47">B</text:span><text:span text:style-name="T65">B</text:span><text:span text:style-name="T47">_</text:span><text:span text:style-name="T66">EMPLOYEE</text:span><text:bookmark-end text:name="__RefHeading__12656_188845631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111741261176361" text:continue-numbering="true" text:style-name="WW8Num2">
              <text:list-item>
                <text:p text:style-name="P1004">Project</text:p>
              </text:list-item>
            </text:list>
          </table:table-cell>
          <table:table-cell table:style-name="表格28.A1" table:number-columns-spanned="6" office:value-type="string">
            <text:list xml:id="list111741261183119" text:continue-numbering="true" text:style-name="WW8Num2">
              <text:list-item>
                <text:p text:style-name="P109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111741261153594" text:continue-numbering="true" text:style-name="WW8Num2">
              <text:list-item>
                <text:p text:style-name="P1004">Ver</text:p>
              </text:list-item>
            </text:list>
          </table:table-cell>
          <table:table-cell table:style-name="表格28.A1" office:value-type="string">
            <text:list xml:id="list111741262154192" text:continue-numbering="true" text:style-name="WW8Num2">
              <text:list-item>
                <text:p text:style-name="P1090">0.5</text:p>
              </text:list-item>
            </text:list>
          </table:table-cell>
          <table:table-cell table:style-name="表格28.J1" office:value-type="string">
            <text:list xml:id="list111741262157311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8.K1" office:value-type="string">
            <text:list xml:id="list111741263173008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8.K1" office:value-type="string">
            <text:list xml:id="list111741263177135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11741263172622" text:continue-numbering="true" text:style-name="WW8Num2">
              <text:list-item>
                <text:p text:style-name="P1004">Maintain</text:p>
              </text:list-item>
            </text:list>
          </table:table-cell>
          <table:table-cell table:style-name="表格28.A2" table:number-columns-spanned="6" office:value-type="string">
            <text:list xml:id="list111741264153132" text:continue-numbering="true" text:style-name="WW8Num2">
              <text:list-item>
                <text:p text:style-name="P109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11741264158743" text:continue-numbering="true" text:style-name="WW8Num2">
              <text:list-item>
                <text:p text:style-name="P1004">Date</text:p>
              </text:list-item>
            </text:list>
          </table:table-cell>
          <table:table-cell table:style-name="表格28.A2" office:value-type="string">
            <text:list xml:id="list111741264182900" text:continue-numbering="true" text:style-name="WW8Num2">
              <text:list-item>
                <text:p text:style-name="P1090">2014/1<text:span text:style-name="T137">1</text:span>/<text:span text:style-name="T142">11</text:span></text:p>
              </text:list-item>
            </text:list>
          </table:table-cell>
          <table:table-cell table:style-name="表格28.J1" office:value-type="string">
            <text:list xml:id="list11174126515998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8.K1" office:value-type="string">
            <text:list xml:id="list11174126516870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8.K1" office:value-type="string">
            <text:list xml:id="list111741265171467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11741266153130" text:continue-numbering="true" text:style-name="WW8Num2">
              <text:list-item>
                <text:p text:style-name="P1004">Table</text:p>
              </text:list-item>
            </text:list>
          </table:table-cell>
          <table:table-cell table:style-name="表格28.A2" table:number-columns-spanned="6" office:value-type="string">
            <text:list xml:id="list111741266155548" text:continue-numbering="true" text:style-name="WW8Num2">
              <text:list-item>
                <text:p text:style-name="P1196">b<text:span text:style-name="T141">b</text:span>_<text:span text:style-name="T142">employe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11741267177348" text:continue-numbering="true" text:style-name="WW8Num2">
              <text:list-item>
                <text:p text:style-name="P1004">DataBase</text:p>
              </text:list-item>
            </text:list>
          </table:table-cell>
          <table:table-cell table:style-name="表格28.A2" office:value-type="string">
            <text:list xml:id="list111741267165186" text:continue-numbering="true" text:style-name="WW8Num2">
              <text:list-item>
                <text:p text:style-name="P1090">bbcore</text:p>
              </text:list-item>
            </text:list>
          </table:table-cell>
          <table:table-cell table:style-name="表格28.J1" office:value-type="string">
            <text:list xml:id="list111741268161434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8.K1" office:value-type="string">
            <text:list xml:id="list11174126818074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8.K1" office:value-type="string">
            <text:list xml:id="list111741268158062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111741269155020" text:continue-numbering="true" text:style-name="WW8Num2">
              <text:list-item>
                <text:p text:style-name="P1004">Descript</text:p>
              </text:list-item>
            </text:list>
          </table:table-cell>
          <table:table-cell table:style-name="表格28.A4" table:number-columns-spanned="8" office:value-type="string">
            <text:list xml:id="list111741269158758" text:continue-numbering="true" text:style-name="WW8Num2">
              <text:list-item>
                <text:p text:style-name="P11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11174126918084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8.K1" office:value-type="string">
            <text:list xml:id="list11174127017627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8.K1" office:value-type="string">
            <text:list xml:id="list111741270159155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111741270151615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111741271166065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11741271161093" text:continue-numbering="true" text:style-name="WW8Num2">
              <text:list-item>
                <text:p text:style-name="P1047">Field</text:p>
              </text:list-item>
            </text:list>
          </table:table-cell>
          <table:table-cell table:style-name="表格28.A5" office:value-type="string">
            <text:list xml:id="list111741271166721" text:continue-numbering="true" text:style-name="WW8Num2">
              <text:list-item>
                <text:p text:style-name="P1047">Datatype</text:p>
              </text:list-item>
            </text:list>
          </table:table-cell>
          <table:table-cell table:style-name="表格28.A5" office:value-type="string">
            <text:list xml:id="list111741272171481" text:continue-numbering="true" text:style-name="WW8Num2">
              <text:list-item>
                <text:p text:style-name="P1047">PK</text:p>
              </text:list-item>
            </text:list>
          </table:table-cell>
          <table:table-cell table:style-name="表格28.A5" office:value-type="string">
            <text:list xml:id="list111741272160088" text:continue-numbering="true" text:style-name="WW8Num2">
              <text:list-item>
                <text:p text:style-name="P1047">UK</text:p>
              </text:list-item>
            </text:list>
          </table:table-cell>
          <table:table-cell table:style-name="表格28.A5" office:value-type="string">
            <text:list xml:id="list111741272162357" text:continue-numbering="true" text:style-name="WW8Num2">
              <text:list-item>
                <text:p text:style-name="P1047">IDX</text:p>
              </text:list-item>
            </text:list>
          </table:table-cell>
          <table:table-cell table:style-name="表格28.A5" office:value-type="string">
            <text:list xml:id="list111741273173571" text:continue-numbering="true" text:style-name="WW8Num2">
              <text:list-item>
                <text:p text:style-name="P961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111741273171548" text:continue-numbering="true" text:style-name="WW8Num2">
              <text:list-item>
                <text:p text:style-name="P961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111741274169779" text:continue-numbering="true" text:style-name="WW8Num2">
              <text:list-item>
                <text:p text:style-name="P1047">Description</text:p>
              </text:list-item>
            </text:list>
          </table:table-cell>
          <table:table-cell table:style-name="表格28.A5" office:value-type="string">
            <text:list xml:id="list111741274150517" text:continue-numbering="true" text:style-name="WW8Num2">
              <text:list-item>
                <text:p text:style-name="P1047">Remarks</text:p>
              </text:list-item>
            </text:list>
          </table:table-cell>
          <table:table-cell table:style-name="表格28.J5" table:number-columns-spanned="3" office:value-type="string">
            <text:list xml:id="list111741274180493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11741275167261" text:continue-numbering="true" text:style-name="WW8Num2">
              <text:list-item>
                <text:p text:style-name="P1290">OID</text:p>
              </text:list-item>
            </text:list>
          </table:table-cell>
          <table:table-cell table:style-name="表格28.A5" office:value-type="string">
            <text:list xml:id="list111741275177304" text:continue-numbering="true" text:style-name="WW8Num2">
              <text:list-item>
                <text:p text:style-name="P1290">CHAR</text:p>
              </text:list-item>
            </text:list>
          </table:table-cell>
          <table:table-cell table:style-name="表格28.A5" office:value-type="string">
            <text:list xml:id="list111741276175510" text:continue-numbering="true" text:style-name="WW8Num2">
              <text:list-item>
                <text:p text:style-name="P1290">Y</text:p>
              </text:list-item>
            </text:list>
          </table:table-cell>
          <table:table-cell table:style-name="表格28.A5" office:value-type="string">
            <text:list xml:id="list111741276163070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76166988" text:continue-numbering="true" text:style-name="WW8Num2">
              <text:list-item>
                <text:p text:style-name="P1290"><text:s/></text:p>
              </text:list-item>
            </text:list>
          </table:table-cell>
          <table:table-cell table:style-name="表格28.A5" office:value-type="string">
            <text:list xml:id="list111741277171968" text:continue-numbering="true" text:style-name="WW8Num2">
              <text:list-item>
                <text:p text:style-name="P1290">36</text:p>
              </text:list-item>
            </text:list>
          </table:table-cell>
          <table:table-cell table:style-name="表格28.A5" office:value-type="string">
            <text:list xml:id="list111741277177016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78169861" text:continue-numbering="true" text:style-name="WW8Num2">
              <text:list-item>
                <text:p text:style-name="P1290">PK / UUID</text:p>
              </text:list-item>
            </text:list>
          </table:table-cell>
          <table:table-cell table:style-name="表格28.A5" office:value-type="string">
            <text:list xml:id="list111741278176495" text:continue-numbering="true" text:style-name="WW8Num2">
              <text:list-item>
                <text:p text:style-name="P1290">Default java UUID</text:p>
              </text:list-item>
            </text:list>
          </table:table-cell>
          <table:table-cell table:style-name="表格28.J5" table:number-columns-spanned="3" office:value-type="string">
            <text:list xml:id="list111741278157296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87">ACCOUNT</text:p>
          </table:table-cell>
          <table:table-cell table:style-name="表格28.A8" office:value-type="string">
            <text:list xml:id="list111741279163936" text:continue-numbering="true" text:style-name="WW8Num2">
              <text:list-item>
                <text:p text:style-name="P1291">VARCHAR</text:p>
              </text:list-item>
            </text:list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388">Y</text:p>
          </table:table-cell>
          <table:table-cell table:style-name="表格28.A8" office:value-type="string">
            <text:p text:style-name="P787"/>
          </table:table-cell>
          <table:table-cell table:style-name="表格28.A8" office:value-type="string">
            <text:p text:style-name="P387">24</text:p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668">TB_ACCOUNT.ACCOUNT</text:p>
          </table:table-cell>
          <table:table-cell table:style-name="表格28.A8" office:value-type="string">
            <text:p text:style-name="P570"/>
          </table:table-cell>
          <table:table-cell table:style-name="表格28.J5" table:number-columns-spanned="3" office:value-type="string">
            <text:list xml:id="list111741282164900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65">EMP_ID</text:p>
          </table:table-cell>
          <table:table-cell table:style-name="表格28.A8" office:value-type="string">
            <text:list xml:id="list111741282151247" text:continue-numbering="true" text:style-name="WW8Num2">
              <text:list-item>
                <text:p text:style-name="P1292">VARCHAR</text:p>
              </text:list-item>
            </text:list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366">Y</text:p>
          </table:table-cell>
          <table:table-cell table:style-name="表格28.A8" office:value-type="string">
            <text:p text:style-name="P787"/>
          </table:table-cell>
          <table:table-cell table:style-name="表格28.A8" office:value-type="string">
            <text:p text:style-name="P365">10</text:p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660"/>
          </table:table-cell>
          <table:table-cell table:style-name="表格28.A8" office:value-type="string">
            <text:p text:style-name="P570"/>
          </table:table-cell>
          <table:table-cell table:style-name="表格28.J5" table:number-columns-spanned="3" office:value-type="string">
            <text:list xml:id="list111741285150745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85">FULL_NAME</text:p>
          </table:table-cell>
          <table:table-cell table:style-name="表格28.A8" office:value-type="string">
            <text:list xml:id="list111741285153802" text:continue-numbering="true" text:style-name="WW8Num2">
              <text:list-item>
                <text:p text:style-name="P1293">VARCHAR</text:p>
              </text:list-item>
            </text:list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364"/>
          </table:table-cell>
          <table:table-cell table:style-name="表格28.A8" office:value-type="string">
            <text:p text:style-name="P775"/>
          </table:table-cell>
          <table:table-cell table:style-name="表格28.A8" office:value-type="string">
            <text:p text:style-name="P385">100</text:p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660"/>
          </table:table-cell>
          <table:table-cell table:style-name="表格28.A8" office:value-type="string">
            <text:p text:style-name="P570"/>
          </table:table-cell>
          <table:table-cell table:style-name="表格28.J5" table:number-columns-spanned="3" office:value-type="string">
            <text:list xml:id="list111741288164404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86">JOB_TITLE</text:p>
          </table:table-cell>
          <table:table-cell table:style-name="表格28.A8" office:value-type="string">
            <text:list xml:id="list111741288180209" text:continue-numbering="true" text:style-name="WW8Num2">
              <text:list-item>
                <text:p text:style-name="P1294">VARCHAR</text:p>
              </text:list-item>
            </text:list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364"/>
          </table:table-cell>
          <table:table-cell table:style-name="表格28.A8" office:value-type="string">
            <text:p text:style-name="P775"/>
          </table:table-cell>
          <table:table-cell table:style-name="表格28.A8" office:value-type="string">
            <text:p text:style-name="P386">100</text:p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660"/>
          </table:table-cell>
          <table:table-cell table:style-name="表格28.A8" office:value-type="string">
            <text:p text:style-name="P570"/>
          </table:table-cell>
          <table:table-cell table:style-name="表格28.J5" table:number-columns-spanned="3" office:value-type="string">
            <text:list xml:id="list111741291177086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11741291163969" text:continue-numbering="true" text:style-name="WW8Num2">
              <text:list-item>
                <text:p text:style-name="P1290">CUSERID</text:p>
              </text:list-item>
            </text:list>
          </table:table-cell>
          <table:table-cell table:style-name="表格28.A5" office:value-type="string">
            <text:list xml:id="list111741292152618" text:continue-numbering="true" text:style-name="WW8Num2">
              <text:list-item>
                <text:p text:style-name="P1290">VARCHAR</text:p>
              </text:list-item>
            </text:list>
          </table:table-cell>
          <table:table-cell table:style-name="表格28.A5" office:value-type="string">
            <text:list xml:id="list111741292152583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93174548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93169580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93162840" text:continue-numbering="true" text:style-name="WW8Num2">
              <text:list-item>
                <text:p text:style-name="P1290">24</text:p>
              </text:list-item>
            </text:list>
          </table:table-cell>
          <table:table-cell table:style-name="表格28.A5" office:value-type="string">
            <text:list xml:id="list111741294174184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94175214" text:continue-numbering="true" text:style-name="WW8Num2">
              <text:list-item>
                <text:p text:style-name="P1290">Create data user</text:p>
              </text:list-item>
            </text:list>
          </table:table-cell>
          <table:table-cell table:style-name="表格28.A5" office:value-type="string">
            <text:list xml:id="list111741295156331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J5" table:number-columns-spanned="3" office:value-type="string">
            <text:list xml:id="list111741295172407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11741295165694" text:continue-numbering="true" text:style-name="WW8Num2">
              <text:list-item>
                <text:p text:style-name="P1290">CDATE</text:p>
              </text:list-item>
            </text:list>
          </table:table-cell>
          <table:table-cell table:style-name="表格28.A5" office:value-type="string">
            <text:list xml:id="list111741296154457" text:continue-numbering="true" text:style-name="WW8Num2">
              <text:list-item>
                <text:p text:style-name="P1290">DATETIME</text:p>
              </text:list-item>
            </text:list>
          </table:table-cell>
          <table:table-cell table:style-name="表格28.A5" office:value-type="string">
            <text:list xml:id="list111741296183011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97164899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97171646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97173061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98155861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298172199" text:continue-numbering="true" text:style-name="WW8Num2">
              <text:list-item>
                <text:p text:style-name="P1290">Create time</text:p>
              </text:list-item>
            </text:list>
          </table:table-cell>
          <table:table-cell table:style-name="表格28.A5" office:value-type="string">
            <text:list xml:id="list111741299172830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J5" table:number-columns-spanned="3" office:value-type="string">
            <text:list xml:id="list111741299174054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11741299180022" text:continue-numbering="true" text:style-name="WW8Num2">
              <text:list-item>
                <text:p text:style-name="P1290">UUSERID</text:p>
              </text:list-item>
            </text:list>
          </table:table-cell>
          <table:table-cell table:style-name="表格28.A5" office:value-type="string">
            <text:list xml:id="list111741300158139" text:continue-numbering="true" text:style-name="WW8Num2">
              <text:list-item>
                <text:p text:style-name="P1290">VARCHAR</text:p>
              </text:list-item>
            </text:list>
          </table:table-cell>
          <table:table-cell table:style-name="表格28.A5" office:value-type="string">
            <text:list xml:id="list111741300177282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301156186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301174266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301178955" text:continue-numbering="true" text:style-name="WW8Num2">
              <text:list-item>
                <text:p text:style-name="P1290">24</text:p>
              </text:list-item>
            </text:list>
          </table:table-cell>
          <table:table-cell table:style-name="表格28.A5" office:value-type="string">
            <text:list xml:id="list111741302169015" text:continue-numbering="true" text:style-name="WW8Num2">
              <text:list-item>
                <text:p text:style-name="P1290">null</text:p>
              </text:list-item>
            </text:list>
          </table:table-cell>
          <table:table-cell table:style-name="表格28.A5" office:value-type="string">
            <text:list xml:id="list111741302151628" text:continue-numbering="true" text:style-name="WW8Num2">
              <text:list-item>
                <text:p text:style-name="P1290">Update date user</text:p>
              </text:list-item>
            </text:list>
          </table:table-cell>
          <table:table-cell table:style-name="表格28.A5" office:value-type="string">
            <text:list xml:id="list111741303171379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J5" table:number-columns-spanned="3" office:value-type="string">
            <text:list xml:id="list111741303158010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11741303165347" text:continue-numbering="true" text:style-name="WW8Num2">
              <text:list-item>
                <text:p text:style-name="P1290">UDATE</text:p>
              </text:list-item>
            </text:list>
          </table:table-cell>
          <table:table-cell table:style-name="表格28.A5" office:value-type="string">
            <text:list xml:id="list111741304172760" text:continue-numbering="true" text:style-name="WW8Num2">
              <text:list-item>
                <text:p text:style-name="P1290">DATETIME</text:p>
              </text:list-item>
            </text:list>
          </table:table-cell>
          <table:table-cell table:style-name="表格28.A5" office:value-type="string">
            <text:list xml:id="list111741304154201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304168743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305158588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305178224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A5" office:value-type="string">
            <text:list xml:id="list111741305161578" text:continue-numbering="true" text:style-name="WW8Num2">
              <text:list-item>
                <text:p text:style-name="P1290">null</text:p>
              </text:list-item>
            </text:list>
          </table:table-cell>
          <table:table-cell table:style-name="表格28.A5" office:value-type="string">
            <text:list xml:id="list111741306170095" text:continue-numbering="true" text:style-name="WW8Num2">
              <text:list-item>
                <text:p text:style-name="P1290">Update time</text:p>
              </text:list-item>
            </text:list>
          </table:table-cell>
          <table:table-cell table:style-name="表格28.A5" office:value-type="string">
            <text:list xml:id="list111741306160185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28.J5" table:number-columns-spanned="3" office:value-type="string">
            <text:list xml:id="list111741307157566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list xml:id="list111741308169588" text:continue-numbering="true" text:style-name="WW8Num2">
        <text:list-item>
          <text:h text:style-name="P1547" text:outline-level="1"><text:bookmark-start text:name="__RefHeading__12659_188845631"/><text:span text:style-name="T47">B</text:span><text:span text:style-name="T65">B</text:span><text:span text:style-name="T47">_</text:span><text:span text:style-name="T66">EMPLOYEE_</text:span><text:span text:style-name="T67">ORGA</text:span><text:bookmark-end text:name="__RefHeading__12659_188845631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111741309153907" text:continue-numbering="true" text:style-name="WW8Num2">
              <text:list-item>
                <text:p text:style-name="P1005">Project</text:p>
              </text:list-item>
            </text:list>
          </table:table-cell>
          <table:table-cell table:style-name="表格29.A1" table:number-columns-spanned="6" office:value-type="string">
            <text:list xml:id="list111741310155846" text:continue-numbering="true" text:style-name="WW8Num2">
              <text:list-item>
                <text:p text:style-name="P109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111741310155275" text:continue-numbering="true" text:style-name="WW8Num2">
              <text:list-item>
                <text:p text:style-name="P1005">Ver</text:p>
              </text:list-item>
            </text:list>
          </table:table-cell>
          <table:table-cell table:style-name="表格29.A1" office:value-type="string">
            <text:list xml:id="list111741310154607" text:continue-numbering="true" text:style-name="WW8Num2">
              <text:list-item>
                <text:p text:style-name="P1091">0.5</text:p>
              </text:list-item>
            </text:list>
          </table:table-cell>
          <table:table-cell table:style-name="表格29.J1" office:value-type="string">
            <text:list xml:id="list111741311172827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9.K1" office:value-type="string">
            <text:list xml:id="list111741311156988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9.K1" office:value-type="string">
            <text:list xml:id="list111741311169695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11741311171281" text:continue-numbering="true" text:style-name="WW8Num2">
              <text:list-item>
                <text:p text:style-name="P1005">Maintain</text:p>
              </text:list-item>
            </text:list>
          </table:table-cell>
          <table:table-cell table:style-name="表格29.A2" table:number-columns-spanned="6" office:value-type="string">
            <text:list xml:id="list111741312159642" text:continue-numbering="true" text:style-name="WW8Num2">
              <text:list-item>
                <text:p text:style-name="P109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11741312157008" text:continue-numbering="true" text:style-name="WW8Num2">
              <text:list-item>
                <text:p text:style-name="P1005">Date</text:p>
              </text:list-item>
            </text:list>
          </table:table-cell>
          <table:table-cell table:style-name="表格29.A2" office:value-type="string">
            <text:list xml:id="list111741313173610" text:continue-numbering="true" text:style-name="WW8Num2">
              <text:list-item>
                <text:p text:style-name="P1091">2014/1<text:span text:style-name="T137">1</text:span>/<text:span text:style-name="T142">11</text:span></text:p>
              </text:list-item>
            </text:list>
          </table:table-cell>
          <table:table-cell table:style-name="表格29.J1" office:value-type="string">
            <text:list xml:id="list111741313163805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9.K1" office:value-type="string">
            <text:list xml:id="list111741313153460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9.K1" office:value-type="string">
            <text:list xml:id="list111741314177739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11741314159202" text:continue-numbering="true" text:style-name="WW8Num2">
              <text:list-item>
                <text:p text:style-name="P1005">Table</text:p>
              </text:list-item>
            </text:list>
          </table:table-cell>
          <table:table-cell table:style-name="表格29.A2" table:number-columns-spanned="6" office:value-type="string">
            <text:list xml:id="list111741314162812" text:continue-numbering="true" text:style-name="WW8Num2">
              <text:list-item>
                <text:p text:style-name="P1197">b<text:span text:style-name="T141">b</text:span>_<text:span text:style-name="T142">employee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11741315155518" text:continue-numbering="true" text:style-name="WW8Num2">
              <text:list-item>
                <text:p text:style-name="P1005">DataBase</text:p>
              </text:list-item>
            </text:list>
          </table:table-cell>
          <table:table-cell table:style-name="表格29.A2" office:value-type="string">
            <text:list xml:id="list111741315181818" text:continue-numbering="true" text:style-name="WW8Num2">
              <text:list-item>
                <text:p text:style-name="P1091">bbcore</text:p>
              </text:list-item>
            </text:list>
          </table:table-cell>
          <table:table-cell table:style-name="表格29.J1" office:value-type="string">
            <text:list xml:id="list111741316159278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9.K1" office:value-type="string">
            <text:list xml:id="list111741316160270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9.K1" office:value-type="string">
            <text:list xml:id="list111741316164517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111741317167398" text:continue-numbering="true" text:style-name="WW8Num2">
              <text:list-item>
                <text:p text:style-name="P1005">Descript</text:p>
              </text:list-item>
            </text:list>
          </table:table-cell>
          <table:table-cell table:style-name="表格29.A4" table:number-columns-spanned="8" office:value-type="string">
            <text:list xml:id="list111741317180227" text:continue-numbering="true" text:style-name="WW8Num2">
              <text:list-item>
                <text:p text:style-name="P11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111741317150850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9.K1" office:value-type="string">
            <text:list xml:id="list111741318171314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9.K1" office:value-type="string">
            <text:list xml:id="list111741318155398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111741318162444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111741318156452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11741319171341" text:continue-numbering="true" text:style-name="WW8Num2">
              <text:list-item>
                <text:p text:style-name="P1048">Field</text:p>
              </text:list-item>
            </text:list>
          </table:table-cell>
          <table:table-cell table:style-name="表格29.A5" office:value-type="string">
            <text:list xml:id="list111741319156340" text:continue-numbering="true" text:style-name="WW8Num2">
              <text:list-item>
                <text:p text:style-name="P1048">Datatype</text:p>
              </text:list-item>
            </text:list>
          </table:table-cell>
          <table:table-cell table:style-name="表格29.A5" office:value-type="string">
            <text:list xml:id="list111741319165840" text:continue-numbering="true" text:style-name="WW8Num2">
              <text:list-item>
                <text:p text:style-name="P1048">PK</text:p>
              </text:list-item>
            </text:list>
          </table:table-cell>
          <table:table-cell table:style-name="表格29.A5" office:value-type="string">
            <text:list xml:id="list111741320165303" text:continue-numbering="true" text:style-name="WW8Num2">
              <text:list-item>
                <text:p text:style-name="P1048">UK</text:p>
              </text:list-item>
            </text:list>
          </table:table-cell>
          <table:table-cell table:style-name="表格29.A5" office:value-type="string">
            <text:list xml:id="list111741320171199" text:continue-numbering="true" text:style-name="WW8Num2">
              <text:list-item>
                <text:p text:style-name="P1048">IDX</text:p>
              </text:list-item>
            </text:list>
          </table:table-cell>
          <table:table-cell table:style-name="表格29.A5" office:value-type="string">
            <text:list xml:id="list111741320154654" text:continue-numbering="true" text:style-name="WW8Num2">
              <text:list-item>
                <text:p text:style-name="P962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111741321175247" text:continue-numbering="true" text:style-name="WW8Num2">
              <text:list-item>
                <text:p text:style-name="P962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111741321162756" text:continue-numbering="true" text:style-name="WW8Num2">
              <text:list-item>
                <text:p text:style-name="P1048">Description</text:p>
              </text:list-item>
            </text:list>
          </table:table-cell>
          <table:table-cell table:style-name="表格29.A5" office:value-type="string">
            <text:list xml:id="list111741322182268" text:continue-numbering="true" text:style-name="WW8Num2">
              <text:list-item>
                <text:p text:style-name="P1048">Remarks</text:p>
              </text:list-item>
            </text:list>
          </table:table-cell>
          <table:table-cell table:style-name="表格29.J5" table:number-columns-spanned="3" office:value-type="string">
            <text:list xml:id="list111741322164734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11741322182124" text:continue-numbering="true" text:style-name="WW8Num2">
              <text:list-item>
                <text:p text:style-name="P1295">OID</text:p>
              </text:list-item>
            </text:list>
          </table:table-cell>
          <table:table-cell table:style-name="表格29.A5" office:value-type="string">
            <text:list xml:id="list111741323152433" text:continue-numbering="true" text:style-name="WW8Num2">
              <text:list-item>
                <text:p text:style-name="P1295">CHAR</text:p>
              </text:list-item>
            </text:list>
          </table:table-cell>
          <table:table-cell table:style-name="表格29.A5" office:value-type="string">
            <text:list xml:id="list111741323177760" text:continue-numbering="true" text:style-name="WW8Num2">
              <text:list-item>
                <text:p text:style-name="P1295">Y</text:p>
              </text:list-item>
            </text:list>
          </table:table-cell>
          <table:table-cell table:style-name="表格29.A5" office:value-type="string">
            <text:list xml:id="list111741323167244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24166738" text:continue-numbering="true" text:style-name="WW8Num2">
              <text:list-item>
                <text:p text:style-name="P1295"><text:s/></text:p>
              </text:list-item>
            </text:list>
          </table:table-cell>
          <table:table-cell table:style-name="表格29.A5" office:value-type="string">
            <text:list xml:id="list111741324181013" text:continue-numbering="true" text:style-name="WW8Num2">
              <text:list-item>
                <text:p text:style-name="P1295">36</text:p>
              </text:list-item>
            </text:list>
          </table:table-cell>
          <table:table-cell table:style-name="表格29.A5" office:value-type="string">
            <text:list xml:id="list111741325169913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25176561" text:continue-numbering="true" text:style-name="WW8Num2">
              <text:list-item>
                <text:p text:style-name="P1295">PK / UUID</text:p>
              </text:list-item>
            </text:list>
          </table:table-cell>
          <table:table-cell table:style-name="表格29.A5" office:value-type="string">
            <text:list xml:id="list111741325178448" text:continue-numbering="true" text:style-name="WW8Num2">
              <text:list-item>
                <text:p text:style-name="P1295">Default java UUID</text:p>
              </text:list-item>
            </text:list>
          </table:table-cell>
          <table:table-cell table:style-name="表格29.J5" table:number-columns-spanned="3" office:value-type="string">
            <text:list xml:id="list111741326166987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80">EMP_ID</text:p>
          </table:table-cell>
          <table:table-cell table:style-name="表格29.A8" office:value-type="string">
            <text:list xml:id="list111741326154374" text:continue-numbering="true" text:style-name="WW8Num2">
              <text:list-item>
                <text:p text:style-name="P1295">VARCHAR</text:p>
              </text:list-item>
            </text:list>
          </table:table-cell>
          <table:table-cell table:style-name="表格29.A8" office:value-type="string">
            <text:p text:style-name="P213"/>
          </table:table-cell>
          <table:table-cell table:style-name="表格29.A8" office:value-type="string">
            <text:p text:style-name="P367">Y</text:p>
          </table:table-cell>
          <table:table-cell table:style-name="表格29.A8" office:value-type="string">
            <text:p text:style-name="P788"/>
          </table:table-cell>
          <table:table-cell table:style-name="表格29.A8" office:value-type="string">
            <text:p text:style-name="P380">10</text:p>
          </table:table-cell>
          <table:table-cell table:style-name="表格29.A8" office:value-type="string">
            <text:p text:style-name="P213"/>
          </table:table-cell>
          <table:table-cell table:style-name="表格29.A8" office:value-type="string">
            <text:p text:style-name="P667">BB_EMPLOYEE.EMP_ID</text:p>
          </table:table-cell>
          <table:table-cell table:style-name="表格29.A8" office:value-type="string">
            <text:p text:style-name="P571"/>
          </table:table-cell>
          <table:table-cell table:style-name="表格29.J5" table:number-columns-spanned="3" office:value-type="string">
            <text:list xml:id="list111741329182336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61">ORG_ID</text:p>
          </table:table-cell>
          <table:table-cell table:style-name="表格29.A8" office:value-type="string">
            <text:list xml:id="list111741329171078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29.A8" office:value-type="string">
            <text:p text:style-name="P211"/>
          </table:table-cell>
          <table:table-cell table:style-name="表格29.A8" office:value-type="string">
            <text:p text:style-name="P354">Y</text:p>
          </table:table-cell>
          <table:table-cell table:style-name="表格29.A8" office:value-type="string">
            <text:p text:style-name="P786"/>
          </table:table-cell>
          <table:table-cell table:style-name="表格29.A8" office:value-type="string">
            <text:p text:style-name="P361">10</text:p>
          </table:table-cell>
          <table:table-cell table:style-name="表格29.A8" office:value-type="string">
            <text:p text:style-name="P211"/>
          </table:table-cell>
          <table:table-cell table:style-name="表格29.A8" office:value-type="string">
            <text:p text:style-name="P659">BB_ORGANIZATION.ORG_ID</text:p>
          </table:table-cell>
          <table:table-cell table:style-name="表格29.A8" office:value-type="string">
            <text:p text:style-name="P569"/>
          </table:table-cell>
          <table:table-cell table:style-name="表格29.J5" table:number-columns-spanned="3" office:value-type="string">
            <text:list xml:id="list111741332169286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11741332176766" text:continue-numbering="true" text:style-name="WW8Num2">
              <text:list-item>
                <text:p text:style-name="P1295">CUSERID</text:p>
              </text:list-item>
            </text:list>
          </table:table-cell>
          <table:table-cell table:style-name="表格29.A5" office:value-type="string">
            <text:list xml:id="list111741332150497" text:continue-numbering="true" text:style-name="WW8Num2">
              <text:list-item>
                <text:p text:style-name="P1295">VARCHAR</text:p>
              </text:list-item>
            </text:list>
          </table:table-cell>
          <table:table-cell table:style-name="表格29.A5" office:value-type="string">
            <text:list xml:id="list111741333151429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33175204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3317019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34154381" text:continue-numbering="true" text:style-name="WW8Num2">
              <text:list-item>
                <text:p text:style-name="P1295">24</text:p>
              </text:list-item>
            </text:list>
          </table:table-cell>
          <table:table-cell table:style-name="表格29.A5" office:value-type="string">
            <text:list xml:id="list111741334166834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34174597" text:continue-numbering="true" text:style-name="WW8Num2">
              <text:list-item>
                <text:p text:style-name="P1295">Create data user</text:p>
              </text:list-item>
            </text:list>
          </table:table-cell>
          <table:table-cell table:style-name="表格29.A5" office:value-type="string">
            <text:list xml:id="list111741335179130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J5" table:number-columns-spanned="3" office:value-type="string">
            <text:list xml:id="list111741335165953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11741335165547" text:continue-numbering="true" text:style-name="WW8Num2">
              <text:list-item>
                <text:p text:style-name="P1295">CDATE</text:p>
              </text:list-item>
            </text:list>
          </table:table-cell>
          <table:table-cell table:style-name="表格29.A5" office:value-type="string">
            <text:list xml:id="list111741336156829" text:continue-numbering="true" text:style-name="WW8Num2">
              <text:list-item>
                <text:p text:style-name="P1295">DATETIME</text:p>
              </text:list-item>
            </text:list>
          </table:table-cell>
          <table:table-cell table:style-name="表格29.A5" office:value-type="string">
            <text:list xml:id="list111741336159652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3716759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37173357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3717485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38168142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38180011" text:continue-numbering="true" text:style-name="WW8Num2">
              <text:list-item>
                <text:p text:style-name="P1295">Create time</text:p>
              </text:list-item>
            </text:list>
          </table:table-cell>
          <table:table-cell table:style-name="表格29.A5" office:value-type="string">
            <text:list xml:id="list111741338164854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J5" table:number-columns-spanned="3" office:value-type="string">
            <text:list xml:id="list111741339178462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11741339161152" text:continue-numbering="true" text:style-name="WW8Num2">
              <text:list-item>
                <text:p text:style-name="P1295">UUSERID</text:p>
              </text:list-item>
            </text:list>
          </table:table-cell>
          <table:table-cell table:style-name="表格29.A5" office:value-type="string">
            <text:list xml:id="list111741339178552" text:continue-numbering="true" text:style-name="WW8Num2">
              <text:list-item>
                <text:p text:style-name="P1295">VARCHAR</text:p>
              </text:list-item>
            </text:list>
          </table:table-cell>
          <table:table-cell table:style-name="表格29.A5" office:value-type="string">
            <text:list xml:id="list11174134017104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40154248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40152977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41181663" text:continue-numbering="true" text:style-name="WW8Num2">
              <text:list-item>
                <text:p text:style-name="P1295">24</text:p>
              </text:list-item>
            </text:list>
          </table:table-cell>
          <table:table-cell table:style-name="表格29.A5" office:value-type="string">
            <text:list xml:id="list111741341165611" text:continue-numbering="true" text:style-name="WW8Num2">
              <text:list-item>
                <text:p text:style-name="P1295">null</text:p>
              </text:list-item>
            </text:list>
          </table:table-cell>
          <table:table-cell table:style-name="表格29.A5" office:value-type="string">
            <text:list xml:id="list111741342176082" text:continue-numbering="true" text:style-name="WW8Num2">
              <text:list-item>
                <text:p text:style-name="P1295">Update date user</text:p>
              </text:list-item>
            </text:list>
          </table:table-cell>
          <table:table-cell table:style-name="表格29.A5" office:value-type="string">
            <text:list xml:id="list111741342183082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J5" table:number-columns-spanned="3" office:value-type="string">
            <text:list xml:id="list111741342156081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11741343173149" text:continue-numbering="true" text:style-name="WW8Num2">
              <text:list-item>
                <text:p text:style-name="P1295">UDATE</text:p>
              </text:list-item>
            </text:list>
          </table:table-cell>
          <table:table-cell table:style-name="表格29.A5" office:value-type="string">
            <text:list xml:id="list111741343182720" text:continue-numbering="true" text:style-name="WW8Num2">
              <text:list-item>
                <text:p text:style-name="P1295">DATETIME</text:p>
              </text:list-item>
            </text:list>
          </table:table-cell>
          <table:table-cell table:style-name="表格29.A5" office:value-type="string">
            <text:list xml:id="list11174134315175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44153531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44174503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44167654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A5" office:value-type="string">
            <text:list xml:id="list111741345155796" text:continue-numbering="true" text:style-name="WW8Num2">
              <text:list-item>
                <text:p text:style-name="P1295">null</text:p>
              </text:list-item>
            </text:list>
          </table:table-cell>
          <table:table-cell table:style-name="表格29.A5" office:value-type="string">
            <text:list xml:id="list111741345159737" text:continue-numbering="true" text:style-name="WW8Num2">
              <text:list-item>
                <text:p text:style-name="P1295">Update time</text:p>
              </text:list-item>
            </text:list>
          </table:table-cell>
          <table:table-cell table:style-name="表格29.A5" office:value-type="string">
            <text:list xml:id="list11174134515421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29.J5" table:number-columns-spanned="3" office:value-type="string">
            <text:list xml:id="list111741346171891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</table:table>
      <text:p text:style-name="P33"/>
      <text:p text:style-name="P33"/>
      <text:list xml:id="list111741347170174" text:continue-numbering="true" text:style-name="WW8Num2">
        <text:list-item>
          <text:h text:style-name="P1548" text:outline-level="1"><text:bookmark-start text:name="__RefHeading__13447_1029224104"/><text:soft-page-break/><text:span text:style-name="T47">B</text:span><text:span text:style-name="T65">B</text:span><text:span text:style-name="T47">_</text:span><text:span text:style-name="T68">VISION</text:span><text:bookmark-end text:name="__RefHeading__13447_102922410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111741348168776" text:continue-numbering="true" text:style-name="WW8Num2">
              <text:list-item>
                <text:p text:style-name="P1006">Project</text:p>
              </text:list-item>
            </text:list>
          </table:table-cell>
          <table:table-cell table:style-name="表格30.A1" table:number-columns-spanned="6" office:value-type="string">
            <text:list xml:id="list111741348160089" text:continue-numbering="true" text:style-name="WW8Num2">
              <text:list-item>
                <text:p text:style-name="P109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111741349174926" text:continue-numbering="true" text:style-name="WW8Num2">
              <text:list-item>
                <text:p text:style-name="P1006">Ver</text:p>
              </text:list-item>
            </text:list>
          </table:table-cell>
          <table:table-cell table:style-name="表格30.A1" office:value-type="string">
            <text:list xml:id="list111741349166249" text:continue-numbering="true" text:style-name="WW8Num2">
              <text:list-item>
                <text:p text:style-name="P1092">0.5</text:p>
              </text:list-item>
            </text:list>
          </table:table-cell>
          <table:table-cell table:style-name="表格30.J1" office:value-type="string">
            <text:list xml:id="list111741349160218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0.K1" office:value-type="string">
            <text:list xml:id="list11174135016286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0.K1" office:value-type="string">
            <text:list xml:id="list111741350159332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11741350167833" text:continue-numbering="true" text:style-name="WW8Num2">
              <text:list-item>
                <text:p text:style-name="P1006">Maintain</text:p>
              </text:list-item>
            </text:list>
          </table:table-cell>
          <table:table-cell table:style-name="表格30.A2" table:number-columns-spanned="6" office:value-type="string">
            <text:list xml:id="list111741350164397" text:continue-numbering="true" text:style-name="WW8Num2">
              <text:list-item>
                <text:p text:style-name="P109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11741351175811" text:continue-numbering="true" text:style-name="WW8Num2">
              <text:list-item>
                <text:p text:style-name="P1006">Date</text:p>
              </text:list-item>
            </text:list>
          </table:table-cell>
          <table:table-cell table:style-name="表格30.A2" office:value-type="string">
            <text:list xml:id="list111741351182080" text:continue-numbering="true" text:style-name="WW8Num2">
              <text:list-item>
                <text:p text:style-name="P1092">2014/1<text:span text:style-name="T137">1</text:span>/<text:span text:style-name="T142">13</text:span></text:p>
              </text:list-item>
            </text:list>
          </table:table-cell>
          <table:table-cell table:style-name="表格30.J1" office:value-type="string">
            <text:list xml:id="list111741352156034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0.K1" office:value-type="string">
            <text:list xml:id="list111741352158782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0.K1" office:value-type="string">
            <text:list xml:id="list111741352160112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11741353170972" text:continue-numbering="true" text:style-name="WW8Num2">
              <text:list-item>
                <text:p text:style-name="P1006">Table</text:p>
              </text:list-item>
            </text:list>
          </table:table-cell>
          <table:table-cell table:style-name="表格30.A2" table:number-columns-spanned="6" office:value-type="string">
            <text:list xml:id="list111741353176132" text:continue-numbering="true" text:style-name="WW8Num2">
              <text:list-item>
                <text:p text:style-name="P1198">b<text:span text:style-name="T141">b</text:span>_<text:span text:style-name="T143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11741353177402" text:continue-numbering="true" text:style-name="WW8Num2">
              <text:list-item>
                <text:p text:style-name="P1006">DataBase</text:p>
              </text:list-item>
            </text:list>
          </table:table-cell>
          <table:table-cell table:style-name="表格30.A2" office:value-type="string">
            <text:list xml:id="list111741354175804" text:continue-numbering="true" text:style-name="WW8Num2">
              <text:list-item>
                <text:p text:style-name="P1092">bbcore</text:p>
              </text:list-item>
            </text:list>
          </table:table-cell>
          <table:table-cell table:style-name="表格30.J1" office:value-type="string">
            <text:list xml:id="list111741354164022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0.K1" office:value-type="string">
            <text:list xml:id="list111741354164210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0.K1" office:value-type="string">
            <text:list xml:id="list111741355179701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111741355173115" text:continue-numbering="true" text:style-name="WW8Num2">
              <text:list-item>
                <text:p text:style-name="P1006">Descript</text:p>
              </text:list-item>
            </text:list>
          </table:table-cell>
          <table:table-cell table:style-name="表格30.A4" table:number-columns-spanned="8" office:value-type="string">
            <text:list xml:id="list111741355153127" text:continue-numbering="true" text:style-name="WW8Num2">
              <text:list-item>
                <text:p text:style-name="P11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111741356174487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0.K1" office:value-type="string">
            <text:list xml:id="list111741356159070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0.K1" office:value-type="string">
            <text:list xml:id="list111741356178865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111741357151536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111741357164603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11741357168499" text:continue-numbering="true" text:style-name="WW8Num2">
              <text:list-item>
                <text:p text:style-name="P1049">Field</text:p>
              </text:list-item>
            </text:list>
          </table:table-cell>
          <table:table-cell table:style-name="表格30.A5" office:value-type="string">
            <text:list xml:id="list111741358174455" text:continue-numbering="true" text:style-name="WW8Num2">
              <text:list-item>
                <text:p text:style-name="P1049">Datatype</text:p>
              </text:list-item>
            </text:list>
          </table:table-cell>
          <table:table-cell table:style-name="表格30.A5" office:value-type="string">
            <text:list xml:id="list111741358170774" text:continue-numbering="true" text:style-name="WW8Num2">
              <text:list-item>
                <text:p text:style-name="P1049">PK</text:p>
              </text:list-item>
            </text:list>
          </table:table-cell>
          <table:table-cell table:style-name="表格30.A5" office:value-type="string">
            <text:list xml:id="list111741358150882" text:continue-numbering="true" text:style-name="WW8Num2">
              <text:list-item>
                <text:p text:style-name="P1049">UK</text:p>
              </text:list-item>
            </text:list>
          </table:table-cell>
          <table:table-cell table:style-name="表格30.A5" office:value-type="string">
            <text:list xml:id="list111741359153777" text:continue-numbering="true" text:style-name="WW8Num2">
              <text:list-item>
                <text:p text:style-name="P1049">IDX</text:p>
              </text:list-item>
            </text:list>
          </table:table-cell>
          <table:table-cell table:style-name="表格30.A5" office:value-type="string">
            <text:list xml:id="list111741359157984" text:continue-numbering="true" text:style-name="WW8Num2">
              <text:list-item>
                <text:p text:style-name="P963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111741360169457" text:continue-numbering="true" text:style-name="WW8Num2">
              <text:list-item>
                <text:p text:style-name="P963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111741360152982" text:continue-numbering="true" text:style-name="WW8Num2">
              <text:list-item>
                <text:p text:style-name="P1049">Description</text:p>
              </text:list-item>
            </text:list>
          </table:table-cell>
          <table:table-cell table:style-name="表格30.A5" office:value-type="string">
            <text:list xml:id="list111741360156431" text:continue-numbering="true" text:style-name="WW8Num2">
              <text:list-item>
                <text:p text:style-name="P1049">Remarks</text:p>
              </text:list-item>
            </text:list>
          </table:table-cell>
          <table:table-cell table:style-name="表格30.J5" table:number-columns-spanned="3" office:value-type="string">
            <text:list xml:id="list111741361178523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11741361151167" text:continue-numbering="true" text:style-name="WW8Num2">
              <text:list-item>
                <text:p text:style-name="P1296">OID</text:p>
              </text:list-item>
            </text:list>
          </table:table-cell>
          <table:table-cell table:style-name="表格30.A5" office:value-type="string">
            <text:list xml:id="list111741361182886" text:continue-numbering="true" text:style-name="WW8Num2">
              <text:list-item>
                <text:p text:style-name="P1296">CHAR</text:p>
              </text:list-item>
            </text:list>
          </table:table-cell>
          <table:table-cell table:style-name="表格30.A5" office:value-type="string">
            <text:list xml:id="list111741362154219" text:continue-numbering="true" text:style-name="WW8Num2">
              <text:list-item>
                <text:p text:style-name="P1296">Y</text:p>
              </text:list-item>
            </text:list>
          </table:table-cell>
          <table:table-cell table:style-name="表格30.A5" office:value-type="string">
            <text:list xml:id="list111741362179739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62178942" text:continue-numbering="true" text:style-name="WW8Num2">
              <text:list-item>
                <text:p text:style-name="P1296"><text:s/></text:p>
              </text:list-item>
            </text:list>
          </table:table-cell>
          <table:table-cell table:style-name="表格30.A5" office:value-type="string">
            <text:list xml:id="list111741363156399" text:continue-numbering="true" text:style-name="WW8Num2">
              <text:list-item>
                <text:p text:style-name="P1296">36</text:p>
              </text:list-item>
            </text:list>
          </table:table-cell>
          <table:table-cell table:style-name="表格30.A5" office:value-type="string">
            <text:list xml:id="list111741363166917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64161782" text:continue-numbering="true" text:style-name="WW8Num2">
              <text:list-item>
                <text:p text:style-name="P1296">PK / UUID</text:p>
              </text:list-item>
            </text:list>
          </table:table-cell>
          <table:table-cell table:style-name="表格30.A5" office:value-type="string">
            <text:list xml:id="list111741364155833" text:continue-numbering="true" text:style-name="WW8Num2">
              <text:list-item>
                <text:p text:style-name="P1296">Default java UUID</text:p>
              </text:list-item>
            </text:list>
          </table:table-cell>
          <table:table-cell table:style-name="表格30.J5" table:number-columns-spanned="3" office:value-type="string">
            <text:list xml:id="list111741364178714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1"><text:span text:style-name="T144">VIS</text:span>_ID</text:p>
          </table:table-cell>
          <table:table-cell table:style-name="表格30.A8" office:value-type="string">
            <text:list xml:id="list111741365157355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368">Y</text:p>
          </table:table-cell>
          <table:table-cell table:style-name="表格30.A8" office:value-type="string">
            <text:p text:style-name="P789"/>
          </table:table-cell>
          <table:table-cell table:style-name="表格30.A8" office:value-type="string">
            <text:p text:style-name="P381">1<text:span text:style-name="T145">4</text:span></text:p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669">VIS2014<text:span text:style-name="T145">1113</text:span>001</text:p>
          </table:table-cell>
          <table:table-cell table:style-name="表格30.A8" office:value-type="string">
            <text:p text:style-name="P572"/>
          </table:table-cell>
          <table:table-cell table:style-name="表格30.J5" table:number-columns-spanned="3" office:value-type="string">
            <text:list xml:id="list111741368170955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9">TITLE</text:p>
          </table:table-cell>
          <table:table-cell table:style-name="表格30.A8" office:value-type="string">
            <text:list xml:id="list111741368154914" text:continue-numbering="true" text:style-name="WW8Num2">
              <text:list-item>
                <text:p text:style-name="P1297">VARCHAR</text:p>
              </text:list-item>
            </text:list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355"/>
          </table:table-cell>
          <table:table-cell table:style-name="表格30.A8" office:value-type="string">
            <text:p text:style-name="P789"/>
          </table:table-cell>
          <table:table-cell table:style-name="表格30.A8" office:value-type="string">
            <text:p text:style-name="P389">100</text:p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661"/>
          </table:table-cell>
          <table:table-cell table:style-name="表格30.A8" office:value-type="string">
            <text:p text:style-name="P572"/>
          </table:table-cell>
          <table:table-cell table:style-name="表格30.J5" table:number-columns-spanned="3" office:value-type="string">
            <text:list xml:id="list111741371164710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1">CONTENT</text:p>
          </table:table-cell>
          <table:table-cell table:style-name="表格30.A8" office:value-type="string">
            <text:list xml:id="list111741372158836" text:continue-numbering="true" text:style-name="WW8Num2">
              <text:list-item>
                <text:p text:style-name="P1376">BLOB</text:p>
              </text:list-item>
            </text:list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355"/>
          </table:table-cell>
          <table:table-cell table:style-name="表格30.A8" office:value-type="string">
            <text:p text:style-name="P789"/>
          </table:table-cell>
          <table:table-cell table:style-name="表格30.A8" office:value-type="string">
            <text:p text:style-name="P389"/>
          </table:table-cell>
          <table:table-cell table:style-name="表格30.A8" office:value-type="string">
            <text:p text:style-name="P407">null</text:p>
          </table:table-cell>
          <table:table-cell table:style-name="表格30.A8" office:value-type="string">
            <text:p text:style-name="P661"/>
          </table:table-cell>
          <table:table-cell table:style-name="表格30.A8" office:value-type="string">
            <text:p text:style-name="P572"/>
          </table:table-cell>
          <table:table-cell table:style-name="表格30.J5" table:number-columns-spanned="3" office:value-type="string">
            <text:list xml:id="list111741374167336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11741374165153" text:continue-numbering="true" text:style-name="WW8Num2">
              <text:list-item>
                <text:p text:style-name="P1296">CUSERID</text:p>
              </text:list-item>
            </text:list>
          </table:table-cell>
          <table:table-cell table:style-name="表格30.A5" office:value-type="string">
            <text:list xml:id="list111741375163048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30.A5" office:value-type="string">
            <text:list xml:id="list111741375158897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76164587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76167596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76180880" text:continue-numbering="true" text:style-name="WW8Num2">
              <text:list-item>
                <text:p text:style-name="P1296">24</text:p>
              </text:list-item>
            </text:list>
          </table:table-cell>
          <table:table-cell table:style-name="表格30.A5" office:value-type="string">
            <text:list xml:id="list111741377170529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77167847" text:continue-numbering="true" text:style-name="WW8Num2">
              <text:list-item>
                <text:p text:style-name="P1296">Create data user</text:p>
              </text:list-item>
            </text:list>
          </table:table-cell>
          <table:table-cell table:style-name="表格30.A5" office:value-type="string">
            <text:list xml:id="list111741378161944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J5" table:number-columns-spanned="3" office:value-type="string">
            <text:list xml:id="list111741378157357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11741378151908" text:continue-numbering="true" text:style-name="WW8Num2">
              <text:list-item>
                <text:p text:style-name="P1296">CDATE</text:p>
              </text:list-item>
            </text:list>
          </table:table-cell>
          <table:table-cell table:style-name="表格30.A5" office:value-type="string">
            <text:list xml:id="list111741379172873" text:continue-numbering="true" text:style-name="WW8Num2">
              <text:list-item>
                <text:p text:style-name="P1296">DATETIME</text:p>
              </text:list-item>
            </text:list>
          </table:table-cell>
          <table:table-cell table:style-name="表格30.A5" office:value-type="string">
            <text:list xml:id="list111741379173230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79160691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0172978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0178299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0153602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1179004" text:continue-numbering="true" text:style-name="WW8Num2">
              <text:list-item>
                <text:p text:style-name="P1296">Create time</text:p>
              </text:list-item>
            </text:list>
          </table:table-cell>
          <table:table-cell table:style-name="表格30.A5" office:value-type="string">
            <text:list xml:id="list111741381162253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J5" table:number-columns-spanned="3" office:value-type="string">
            <text:list xml:id="list111741382179272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11741382169344" text:continue-numbering="true" text:style-name="WW8Num2">
              <text:list-item>
                <text:p text:style-name="P1296">UUSERID</text:p>
              </text:list-item>
            </text:list>
          </table:table-cell>
          <table:table-cell table:style-name="表格30.A5" office:value-type="string">
            <text:list xml:id="list111741382169550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30.A5" office:value-type="string">
            <text:list xml:id="list111741383156468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3159873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3165576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4162524" text:continue-numbering="true" text:style-name="WW8Num2">
              <text:list-item>
                <text:p text:style-name="P1296">24</text:p>
              </text:list-item>
            </text:list>
          </table:table-cell>
          <table:table-cell table:style-name="表格30.A5" office:value-type="string">
            <text:list xml:id="list111741384157082" text:continue-numbering="true" text:style-name="WW8Num2">
              <text:list-item>
                <text:p text:style-name="P1296">null</text:p>
              </text:list-item>
            </text:list>
          </table:table-cell>
          <table:table-cell table:style-name="表格30.A5" office:value-type="string">
            <text:list xml:id="list111741385150880" text:continue-numbering="true" text:style-name="WW8Num2">
              <text:list-item>
                <text:p text:style-name="P1296">Update date user</text:p>
              </text:list-item>
            </text:list>
          </table:table-cell>
          <table:table-cell table:style-name="表格30.A5" office:value-type="string">
            <text:list xml:id="list111741385157500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J5" table:number-columns-spanned="3" office:value-type="string">
            <text:list xml:id="list111741385166543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11741386155798" text:continue-numbering="true" text:style-name="WW8Num2">
              <text:list-item>
                <text:p text:style-name="P1296">UDATE</text:p>
              </text:list-item>
            </text:list>
          </table:table-cell>
          <table:table-cell table:style-name="表格30.A5" office:value-type="string">
            <text:list xml:id="list111741386173676" text:continue-numbering="true" text:style-name="WW8Num2">
              <text:list-item>
                <text:p text:style-name="P1296">DATETIME</text:p>
              </text:list-item>
            </text:list>
          </table:table-cell>
          <table:table-cell table:style-name="表格30.A5" office:value-type="string">
            <text:list xml:id="list111741386173398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7163526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7154012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8169628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A5" office:value-type="string">
            <text:list xml:id="list111741388175680" text:continue-numbering="true" text:style-name="WW8Num2">
              <text:list-item>
                <text:p text:style-name="P1296">null</text:p>
              </text:list-item>
            </text:list>
          </table:table-cell>
          <table:table-cell table:style-name="表格30.A5" office:value-type="string">
            <text:list xml:id="list111741388169435" text:continue-numbering="true" text:style-name="WW8Num2">
              <text:list-item>
                <text:p text:style-name="P1296">Update time</text:p>
              </text:list-item>
            </text:list>
          </table:table-cell>
          <table:table-cell table:style-name="表格30.A5" office:value-type="string">
            <text:list xml:id="list111741390181292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30.J5" table:number-columns-spanned="3" office:value-type="string">
            <text:list xml:id="list111741391161727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list xml:id="list111741392169886" text:continue-numbering="true" text:style-name="WW8Num2">
        <text:list-item>
          <text:h text:style-name="P1549" text:outline-level="1"><text:bookmark-start text:name="__RefHeading__13449_1029224104"/><text:span text:style-name="T47">B</text:span><text:span text:style-name="T65">B</text:span><text:span text:style-name="T47">_</text:span><text:span text:style-name="T69">PERSPECTIVE</text:span><text:bookmark-end text:name="__RefHeading__13449_1029224104"/></text:h>
        </text:list-item>
      </text:list>
      <table:table table:name="表格31" table:style-name="表格31">
        <table:table-column table:style-name="表格31.A"/>
        <table:table-column table:style-name="表格31.B"/>
        <table:table-column table:style-name="表格31.C" table:number-columns-repeated="2"/>
        <table:table-column table:style-name="表格31.E" table:number-columns-repeated="3"/>
        <table:table-column table:style-name="表格31.H"/>
        <table:table-column table:style-name="表格31.I"/>
        <table:table-column table:style-name="表格31.J"/>
        <table:table-column table:style-name="表格31.K"/>
        <table:table-column table:style-name="表格31.L"/>
        <table:table-row table:style-name="表格31.1">
          <table:table-cell table:style-name="表格31.A1" office:value-type="string">
            <text:list xml:id="list111741393157096" text:continue-numbering="true" text:style-name="WW8Num2">
              <text:list-item>
                <text:p text:style-name="P1007">Project</text:p>
              </text:list-item>
            </text:list>
          </table:table-cell>
          <table:table-cell table:style-name="表格31.A1" table:number-columns-spanned="6" office:value-type="string">
            <text:list xml:id="list111741393170569" text:continue-numbering="true" text:style-name="WW8Num2">
              <text:list-item>
                <text:p text:style-name="P109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1" office:value-type="string">
            <text:list xml:id="list111741394157979" text:continue-numbering="true" text:style-name="WW8Num2">
              <text:list-item>
                <text:p text:style-name="P1007">Ver</text:p>
              </text:list-item>
            </text:list>
          </table:table-cell>
          <table:table-cell table:style-name="表格31.A1" office:value-type="string">
            <text:list xml:id="list111741394170926" text:continue-numbering="true" text:style-name="WW8Num2">
              <text:list-item>
                <text:p text:style-name="P1093">0.5</text:p>
              </text:list-item>
            </text:list>
          </table:table-cell>
          <table:table-cell table:style-name="表格31.J1" office:value-type="string">
            <text:list xml:id="list111741394177993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1.K1" office:value-type="string">
            <text:list xml:id="list111741395153901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1.K1" office:value-type="string">
            <text:list xml:id="list111741395174421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111741395170900" text:continue-numbering="true" text:style-name="WW8Num2">
              <text:list-item>
                <text:p text:style-name="P1007">Maintain</text:p>
              </text:list-item>
            </text:list>
          </table:table-cell>
          <table:table-cell table:style-name="表格31.A2" table:number-columns-spanned="6" office:value-type="string">
            <text:list xml:id="list111741396151588" text:continue-numbering="true" text:style-name="WW8Num2">
              <text:list-item>
                <text:p text:style-name="P109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111741396177723" text:continue-numbering="true" text:style-name="WW8Num2">
              <text:list-item>
                <text:p text:style-name="P1007">Date</text:p>
              </text:list-item>
            </text:list>
          </table:table-cell>
          <table:table-cell table:style-name="表格31.A2" office:value-type="string">
            <text:list xml:id="list111741396182161" text:continue-numbering="true" text:style-name="WW8Num2">
              <text:list-item>
                <text:p text:style-name="P1093">2014/1<text:span text:style-name="T137">1</text:span>/<text:span text:style-name="T142">13</text:span></text:p>
              </text:list-item>
            </text:list>
          </table:table-cell>
          <table:table-cell table:style-name="表格31.J1" office:value-type="string">
            <text:list xml:id="list111741397170991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1.K1" office:value-type="string">
            <text:list xml:id="list111741397150567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1.K1" office:value-type="string">
            <text:list xml:id="list111741397172085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111741398159705" text:continue-numbering="true" text:style-name="WW8Num2">
              <text:list-item>
                <text:p text:style-name="P1007">Table</text:p>
              </text:list-item>
            </text:list>
          </table:table-cell>
          <table:table-cell table:style-name="表格31.A2" table:number-columns-spanned="6" office:value-type="string">
            <text:list xml:id="list111741398159664" text:continue-numbering="true" text:style-name="WW8Num2">
              <text:list-item>
                <text:p text:style-name="P1199">b<text:span text:style-name="T141">b</text:span>_<text:span text:style-name="T143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111741399159057" text:continue-numbering="true" text:style-name="WW8Num2">
              <text:list-item>
                <text:p text:style-name="P1007">DataBase</text:p>
              </text:list-item>
            </text:list>
          </table:table-cell>
          <table:table-cell table:style-name="表格31.A2" office:value-type="string">
            <text:list xml:id="list111741399155823" text:continue-numbering="true" text:style-name="WW8Num2">
              <text:list-item>
                <text:p text:style-name="P1093">bbcore</text:p>
              </text:list-item>
            </text:list>
          </table:table-cell>
          <table:table-cell table:style-name="表格31.J1" office:value-type="string">
            <text:list xml:id="list111741399153283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1.K1" office:value-type="string">
            <text:list xml:id="list111741400165164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1.K1" office:value-type="string">
            <text:list xml:id="list111741400164980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31.1">
          <table:table-cell table:style-name="表格31.A4" office:value-type="string">
            <text:list xml:id="list111741400160196" text:continue-numbering="true" text:style-name="WW8Num2">
              <text:list-item>
                <text:p text:style-name="P1007">Descript</text:p>
              </text:list-item>
            </text:list>
          </table:table-cell>
          <table:table-cell table:style-name="表格31.A4" table:number-columns-spanned="8" office:value-type="string">
            <text:list xml:id="list111741401165966" text:continue-numbering="true" text:style-name="WW8Num2">
              <text:list-item>
                <text:p text:style-name="P11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1" office:value-type="string">
            <text:list xml:id="list11174140116625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1.K1" office:value-type="string">
            <text:list xml:id="list111741401153401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1.K1" office:value-type="string">
            <text:list xml:id="list111741402154631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31.1">
          <table:table-cell table:style-name="表格31.A5" table:number-columns-spanned="9" office:value-type="string">
            <text:list xml:id="list111741402171534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5" table:number-columns-spanned="3" office:value-type="string">
            <text:list xml:id="list111741402153044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11741403173924" text:continue-numbering="true" text:style-name="WW8Num2">
              <text:list-item>
                <text:p text:style-name="P1050">Field</text:p>
              </text:list-item>
            </text:list>
          </table:table-cell>
          <table:table-cell table:style-name="表格31.A5" office:value-type="string">
            <text:list xml:id="list111741403176316" text:continue-numbering="true" text:style-name="WW8Num2">
              <text:list-item>
                <text:p text:style-name="P1050">Datatype</text:p>
              </text:list-item>
            </text:list>
          </table:table-cell>
          <table:table-cell table:style-name="表格31.A5" office:value-type="string">
            <text:list xml:id="list111741403172169" text:continue-numbering="true" text:style-name="WW8Num2">
              <text:list-item>
                <text:p text:style-name="P1050">PK</text:p>
              </text:list-item>
            </text:list>
          </table:table-cell>
          <table:table-cell table:style-name="表格31.A5" office:value-type="string">
            <text:list xml:id="list111741404154579" text:continue-numbering="true" text:style-name="WW8Num2">
              <text:list-item>
                <text:p text:style-name="P1050">UK</text:p>
              </text:list-item>
            </text:list>
          </table:table-cell>
          <table:table-cell table:style-name="表格31.A5" office:value-type="string">
            <text:list xml:id="list111741404180057" text:continue-numbering="true" text:style-name="WW8Num2">
              <text:list-item>
                <text:p text:style-name="P1050">IDX</text:p>
              </text:list-item>
            </text:list>
          </table:table-cell>
          <table:table-cell table:style-name="表格31.A5" office:value-type="string">
            <text:list xml:id="list111741404160841" text:continue-numbering="true" text:style-name="WW8Num2">
              <text:list-item>
                <text:p text:style-name="P964"><text:span text:style-name="T2">S</text:span><text:span text:style-name="T3">IZE</text:span></text:p>
              </text:list-item>
            </text:list>
          </table:table-cell>
          <table:table-cell table:style-name="表格31.A5" office:value-type="string">
            <text:list xml:id="list111741405169952" text:continue-numbering="true" text:style-name="WW8Num2">
              <text:list-item>
                <text:p text:style-name="P964"><text:span text:style-name="T2">D</text:span><text:span text:style-name="T3">EF</text:span></text:p>
              </text:list-item>
            </text:list>
          </table:table-cell>
          <table:table-cell table:style-name="表格31.A5" office:value-type="string">
            <text:list xml:id="list111741405164633" text:continue-numbering="true" text:style-name="WW8Num2">
              <text:list-item>
                <text:p text:style-name="P1050">Description</text:p>
              </text:list-item>
            </text:list>
          </table:table-cell>
          <table:table-cell table:style-name="表格31.A5" office:value-type="string">
            <text:list xml:id="list111741406174047" text:continue-numbering="true" text:style-name="WW8Num2">
              <text:list-item>
                <text:p text:style-name="P1050">Remarks</text:p>
              </text:list-item>
            </text:list>
          </table:table-cell>
          <table:table-cell table:style-name="表格31.J5" table:number-columns-spanned="3" office:value-type="string">
            <text:list xml:id="list111741406167143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11741406167858" text:continue-numbering="true" text:style-name="WW8Num2">
              <text:list-item>
                <text:p text:style-name="P1298">OID</text:p>
              </text:list-item>
            </text:list>
          </table:table-cell>
          <table:table-cell table:style-name="表格31.A5" office:value-type="string">
            <text:list xml:id="list111741407175582" text:continue-numbering="true" text:style-name="WW8Num2">
              <text:list-item>
                <text:p text:style-name="P1298">CHAR</text:p>
              </text:list-item>
            </text:list>
          </table:table-cell>
          <table:table-cell table:style-name="表格31.A5" office:value-type="string">
            <text:list xml:id="list111741407158501" text:continue-numbering="true" text:style-name="WW8Num2">
              <text:list-item>
                <text:p text:style-name="P1298">Y</text:p>
              </text:list-item>
            </text:list>
          </table:table-cell>
          <table:table-cell table:style-name="表格31.A5" office:value-type="string">
            <text:list xml:id="list111741407166301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08168509" text:continue-numbering="true" text:style-name="WW8Num2">
              <text:list-item>
                <text:p text:style-name="P1298"><text:s/></text:p>
              </text:list-item>
            </text:list>
          </table:table-cell>
          <table:table-cell table:style-name="表格31.A5" office:value-type="string">
            <text:list xml:id="list111741408153459" text:continue-numbering="true" text:style-name="WW8Num2">
              <text:list-item>
                <text:p text:style-name="P1298">36</text:p>
              </text:list-item>
            </text:list>
          </table:table-cell>
          <table:table-cell table:style-name="表格31.A5" office:value-type="string">
            <text:list xml:id="list111741409166147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09152943" text:continue-numbering="true" text:style-name="WW8Num2">
              <text:list-item>
                <text:p text:style-name="P1298">PK / UUID</text:p>
              </text:list-item>
            </text:list>
          </table:table-cell>
          <table:table-cell table:style-name="表格31.A5" office:value-type="string">
            <text:list xml:id="list111741409155334" text:continue-numbering="true" text:style-name="WW8Num2">
              <text:list-item>
                <text:p text:style-name="P1298">Default java UUID</text:p>
              </text:list-item>
            </text:list>
          </table:table-cell>
          <table:table-cell table:style-name="表格31.J5" table:number-columns-spanned="3" office:value-type="string">
            <text:list xml:id="list111741410164122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82"><text:span text:style-name="T146">PER</text:span>_ID</text:p>
          </table:table-cell>
          <table:table-cell table:style-name="表格31.A8" office:value-type="string">
            <text:list xml:id="list111741410163969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69">Y</text:p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382">1<text:span text:style-name="T145">4</text:span></text:p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670"><text:span text:style-name="T147">PER</text:span>2014<text:span text:style-name="T145">1113</text:span>001</text:p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111741413174803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2">VIS_ID</text:p>
          </table:table-cell>
          <table:table-cell table:style-name="表格31.A8" office:value-type="string">
            <text:list xml:id="list111741414155451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31.A8" office:value-type="string">
            <text:p text:style-name="P214"/>
          </table:table-cell>
          <table:table-cell table:style-name="表格31.A8" office:value-type="string">
            <text:p text:style-name="P368"/>
          </table:table-cell>
          <table:table-cell table:style-name="表格31.A8" office:value-type="string">
            <text:p text:style-name="P800">Y</text:p>
          </table:table-cell>
          <table:table-cell table:style-name="表格31.A8" office:value-type="string">
            <text:p text:style-name="P381">1<text:span text:style-name="T145">4</text:span></text:p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676">BB_VISION.VIS_ID</text:p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111741416155931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3">NAME</text:p>
          </table:table-cell>
          <table:table-cell table:style-name="表格31.A8" office:value-type="string">
            <text:list xml:id="list111741417168605" text:continue-numbering="true" text:style-name="WW8Num2">
              <text:list-item>
                <text:p text:style-name="P1380">VARCHAR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393">100</text:p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111741419154468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5">WEIGHT</text:p>
          </table:table-cell>
          <table:table-cell table:style-name="表格31.A8" office:value-type="string">
            <text:list xml:id="list111741420172312" text:continue-numbering="true" text:style-name="WW8Num2">
              <text:list-item>
                <text:p text:style-name="P1402">DECIMAL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395">5,2</text:p>
          </table:table-cell>
          <table:table-cell table:style-name="表格31.A8" office:value-type="string">
            <text:p text:style-name="P396">0.0</text:p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111741422165908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0">TARGET</text:p>
          </table:table-cell>
          <table:table-cell table:style-name="表格31.A8" office:value-type="string">
            <text:list xml:id="list111741423172617" text:continue-numbering="true" text:style-name="WW8Num2">
              <text:list-item>
                <text:p text:style-name="P1404">FLOAT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402">1<text:span text:style-name="T148">2,</text:span>2</text:p>
          </table:table-cell>
          <table:table-cell table:style-name="表格31.A8" office:value-type="string">
            <text:p text:style-name="P458">0.0</text:p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111741425180186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0">MIN</text:p>
          </table:table-cell>
          <table:table-cell table:style-name="表格31.A8" office:value-type="string">
            <text:list xml:id="list111741426152967" text:continue-numbering="true" text:style-name="WW8Num2">
              <text:list-item>
                <text:p text:style-name="P1404">FLOAT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402">1<text:span text:style-name="T148">2,</text:span>2</text:p>
          </table:table-cell>
          <table:table-cell table:style-name="表格31.A8" office:value-type="string">
            <text:p text:style-name="P458">0.0</text:p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111741428159889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4">DESCRIPTION</text:p>
          </table:table-cell>
          <table:table-cell table:style-name="表格31.A8" office:value-type="string">
            <text:list xml:id="list111741429153012" text:continue-numbering="true" text:style-name="WW8Num2">
              <text:list-item>
                <text:p text:style-name="P1405">VARCHAR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404">500</text:p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111741432156730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11741432171211" text:continue-numbering="true" text:style-name="WW8Num2">
              <text:list-item>
                <text:p text:style-name="P1298">CUSERID</text:p>
              </text:list-item>
            </text:list>
          </table:table-cell>
          <table:table-cell table:style-name="表格31.A5" office:value-type="string">
            <text:list xml:id="list111741432175324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31.A5" office:value-type="string">
            <text:list xml:id="list111741433154826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33181322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33172254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34173847" text:continue-numbering="true" text:style-name="WW8Num2">
              <text:list-item>
                <text:p text:style-name="P1298">24</text:p>
              </text:list-item>
            </text:list>
          </table:table-cell>
          <table:table-cell table:style-name="表格31.A5" office:value-type="string">
            <text:list xml:id="list111741434164094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34175176" text:continue-numbering="true" text:style-name="WW8Num2">
              <text:list-item>
                <text:p text:style-name="P1298">Create data user</text:p>
              </text:list-item>
            </text:list>
          </table:table-cell>
          <table:table-cell table:style-name="表格31.A5" office:value-type="string">
            <text:list xml:id="list111741435181081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J5" table:number-columns-spanned="3" office:value-type="string">
            <text:list xml:id="list111741435173959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11741435156231" text:continue-numbering="true" text:style-name="WW8Num2">
              <text:list-item>
                <text:p text:style-name="P1298">CDATE</text:p>
              </text:list-item>
            </text:list>
          </table:table-cell>
          <table:table-cell table:style-name="表格31.A5" office:value-type="string">
            <text:list xml:id="list111741436168411" text:continue-numbering="true" text:style-name="WW8Num2">
              <text:list-item>
                <text:p text:style-name="P1298">DATETIME</text:p>
              </text:list-item>
            </text:list>
          </table:table-cell>
          <table:table-cell table:style-name="表格31.A5" office:value-type="string">
            <text:list xml:id="list111741437156309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37169267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38165224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38162122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39162320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39173230" text:continue-numbering="true" text:style-name="WW8Num2">
              <text:list-item>
                <text:p text:style-name="P1298">Create time</text:p>
              </text:list-item>
            </text:list>
          </table:table-cell>
          <table:table-cell table:style-name="表格31.A5" office:value-type="string">
            <text:list xml:id="list111741439169845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J5" table:number-columns-spanned="3" office:value-type="string">
            <text:list xml:id="list111741440178924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11741440172562" text:continue-numbering="true" text:style-name="WW8Num2">
              <text:list-item>
                <text:p text:style-name="P1298">UUSERID</text:p>
              </text:list-item>
            </text:list>
          </table:table-cell>
          <table:table-cell table:style-name="表格31.A5" office:value-type="string">
            <text:list xml:id="list111741440158001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31.A5" office:value-type="string">
            <text:list xml:id="list111741441166547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41179424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42176784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42162796" text:continue-numbering="true" text:style-name="WW8Num2">
              <text:list-item>
                <text:p text:style-name="P1298">24</text:p>
              </text:list-item>
            </text:list>
          </table:table-cell>
          <table:table-cell table:style-name="表格31.A5" office:value-type="string">
            <text:list xml:id="list111741442159743" text:continue-numbering="true" text:style-name="WW8Num2">
              <text:list-item>
                <text:p text:style-name="P1298">null</text:p>
              </text:list-item>
            </text:list>
          </table:table-cell>
          <table:table-cell table:style-name="表格31.A5" office:value-type="string">
            <text:list xml:id="list111741443161021" text:continue-numbering="true" text:style-name="WW8Num2">
              <text:list-item>
                <text:p text:style-name="P1298">Update date user</text:p>
              </text:list-item>
            </text:list>
          </table:table-cell>
          <table:table-cell table:style-name="表格31.A5" office:value-type="string">
            <text:list xml:id="list111741443167248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J5" table:number-columns-spanned="3" office:value-type="string">
            <text:list xml:id="list111741443175518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11741444176978" text:continue-numbering="true" text:style-name="WW8Num2">
              <text:list-item>
                <text:p text:style-name="P1298">UDATE</text:p>
              </text:list-item>
            </text:list>
          </table:table-cell>
          <table:table-cell table:style-name="表格31.A5" office:value-type="string">
            <text:list xml:id="list111741444182028" text:continue-numbering="true" text:style-name="WW8Num2">
              <text:list-item>
                <text:p text:style-name="P1298">DATETIME</text:p>
              </text:list-item>
            </text:list>
          </table:table-cell>
          <table:table-cell table:style-name="表格31.A5" office:value-type="string">
            <text:list xml:id="list111741445152398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45161380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45170755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46168757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A5" office:value-type="string">
            <text:list xml:id="list111741446166239" text:continue-numbering="true" text:style-name="WW8Num2">
              <text:list-item>
                <text:p text:style-name="P1298">null</text:p>
              </text:list-item>
            </text:list>
          </table:table-cell>
          <table:table-cell table:style-name="表格31.A5" office:value-type="string">
            <text:list xml:id="list111741446169934" text:continue-numbering="true" text:style-name="WW8Num2">
              <text:list-item>
                <text:p text:style-name="P1298">Update time</text:p>
              </text:list-item>
            </text:list>
          </table:table-cell>
          <table:table-cell table:style-name="表格31.A5" office:value-type="string">
            <text:list xml:id="list111741447176685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31.J5" table:number-columns-spanned="3" office:value-type="string">
            <text:list xml:id="list111741447166072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</table:table>
      <text:list xml:id="list111741447159764" text:continue-numbering="true" text:style-name="WW8Num2">
        <text:list-item>
          <text:h text:style-name="P1550" text:outline-level="1"><text:bookmark-start text:name="__RefHeading__17506_953661027"/><text:soft-page-break/><text:span text:style-name="T47">B</text:span><text:span text:style-name="T65">B</text:span><text:span text:style-name="T47">_</text:span><text:span text:style-name="T76">OBJECTIVE</text:span><text:bookmark-end text:name="__RefHeading__17506_953661027"/></text:h>
        </text:list-item>
      </text:list>
      <table:table table:name="表格38" table:style-name="表格38">
        <table:table-column table:style-name="表格38.A"/>
        <table:table-column table:style-name="表格38.B"/>
        <table:table-column table:style-name="表格38.C" table:number-columns-repeated="2"/>
        <table:table-column table:style-name="表格38.E" table:number-columns-repeated="3"/>
        <table:table-column table:style-name="表格38.H"/>
        <table:table-column table:style-name="表格38.I"/>
        <table:table-column table:style-name="表格38.J"/>
        <table:table-column table:style-name="表格38.K"/>
        <table:table-column table:style-name="表格38.L"/>
        <table:table-row table:style-name="表格38.1">
          <table:table-cell table:style-name="表格38.A1" office:value-type="string">
            <text:list xml:id="list111741448173368" text:continue-numbering="true" text:style-name="WW8Num2">
              <text:list-item>
                <text:p text:style-name="P1008">Project</text:p>
              </text:list-item>
            </text:list>
          </table:table-cell>
          <table:table-cell table:style-name="表格38.A1" table:number-columns-spanned="6" office:value-type="string">
            <text:list xml:id="list111741449163730" text:continue-numbering="true" text:style-name="WW8Num2">
              <text:list-item>
                <text:p text:style-name="P109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1" office:value-type="string">
            <text:list xml:id="list111741449168158" text:continue-numbering="true" text:style-name="WW8Num2">
              <text:list-item>
                <text:p text:style-name="P1008">Ver</text:p>
              </text:list-item>
            </text:list>
          </table:table-cell>
          <table:table-cell table:style-name="表格38.A1" office:value-type="string">
            <text:list xml:id="list111741450168673" text:continue-numbering="true" text:style-name="WW8Num2">
              <text:list-item>
                <text:p text:style-name="P1094">0.5</text:p>
              </text:list-item>
            </text:list>
          </table:table-cell>
          <table:table-cell table:style-name="表格38.J1" office:value-type="string">
            <text:list xml:id="list111741450157272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8.K1" office:value-type="string">
            <text:list xml:id="list111741450175585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8.K1" office:value-type="string">
            <text:list xml:id="list111741451157230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111741451152190" text:continue-numbering="true" text:style-name="WW8Num2">
              <text:list-item>
                <text:p text:style-name="P1008">Maintain</text:p>
              </text:list-item>
            </text:list>
          </table:table-cell>
          <table:table-cell table:style-name="表格38.A2" table:number-columns-spanned="6" office:value-type="string">
            <text:list xml:id="list111741451182291" text:continue-numbering="true" text:style-name="WW8Num2">
              <text:list-item>
                <text:p text:style-name="P109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111741452166196" text:continue-numbering="true" text:style-name="WW8Num2">
              <text:list-item>
                <text:p text:style-name="P1008">Date</text:p>
              </text:list-item>
            </text:list>
          </table:table-cell>
          <table:table-cell table:style-name="表格38.A2" office:value-type="string">
            <text:list xml:id="list111741452175075" text:continue-numbering="true" text:style-name="WW8Num2">
              <text:list-item>
                <text:p text:style-name="P1094">2014/1<text:span text:style-name="T137">1</text:span>/<text:span text:style-name="T142">13</text:span></text:p>
              </text:list-item>
            </text:list>
          </table:table-cell>
          <table:table-cell table:style-name="表格38.J1" office:value-type="string">
            <text:list xml:id="list11174145215937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8.K1" office:value-type="string">
            <text:list xml:id="list111741453151445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8.K1" office:value-type="string">
            <text:list xml:id="list111741453161245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111741453170398" text:continue-numbering="true" text:style-name="WW8Num2">
              <text:list-item>
                <text:p text:style-name="P1008">Table</text:p>
              </text:list-item>
            </text:list>
          </table:table-cell>
          <table:table-cell table:style-name="表格38.A2" table:number-columns-spanned="6" office:value-type="string">
            <text:list xml:id="list111741454152191" text:continue-numbering="true" text:style-name="WW8Num2">
              <text:list-item>
                <text:p text:style-name="P1200">b<text:span text:style-name="T141">b</text:span>_<text:span text:style-name="T164">objectiv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111741454181152" text:continue-numbering="true" text:style-name="WW8Num2">
              <text:list-item>
                <text:p text:style-name="P1008">DataBase</text:p>
              </text:list-item>
            </text:list>
          </table:table-cell>
          <table:table-cell table:style-name="表格38.A2" office:value-type="string">
            <text:list xml:id="list111741455181346" text:continue-numbering="true" text:style-name="WW8Num2">
              <text:list-item>
                <text:p text:style-name="P1094">bbcore</text:p>
              </text:list-item>
            </text:list>
          </table:table-cell>
          <table:table-cell table:style-name="表格38.J1" office:value-type="string">
            <text:list xml:id="list111741455167769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8.K1" office:value-type="string">
            <text:list xml:id="list111741455174513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8.K1" office:value-type="string">
            <text:list xml:id="list111741456163876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38.1">
          <table:table-cell table:style-name="表格38.A4" office:value-type="string">
            <text:list xml:id="list111741456165574" text:continue-numbering="true" text:style-name="WW8Num2">
              <text:list-item>
                <text:p text:style-name="P1008">Descript</text:p>
              </text:list-item>
            </text:list>
          </table:table-cell>
          <table:table-cell table:style-name="表格38.A4" table:number-columns-spanned="8" office:value-type="string">
            <text:list xml:id="list111741456173468" text:continue-numbering="true" text:style-name="WW8Num2">
              <text:list-item>
                <text:p text:style-name="P11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1" office:value-type="string">
            <text:list xml:id="list111741457163546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8.K1" office:value-type="string">
            <text:list xml:id="list111741457174097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8.K1" office:value-type="string">
            <text:list xml:id="list111741457183050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38.1">
          <table:table-cell table:style-name="表格38.A5" table:number-columns-spanned="9" office:value-type="string">
            <text:list xml:id="list111741458167411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5" table:number-columns-spanned="3" office:value-type="string">
            <text:list xml:id="list111741458158377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11741458174441" text:continue-numbering="true" text:style-name="WW8Num2">
              <text:list-item>
                <text:p text:style-name="P1051">Field</text:p>
              </text:list-item>
            </text:list>
          </table:table-cell>
          <table:table-cell table:style-name="表格38.A5" office:value-type="string">
            <text:list xml:id="list111741459155380" text:continue-numbering="true" text:style-name="WW8Num2">
              <text:list-item>
                <text:p text:style-name="P1051">Datatype</text:p>
              </text:list-item>
            </text:list>
          </table:table-cell>
          <table:table-cell table:style-name="表格38.A5" office:value-type="string">
            <text:list xml:id="list111741459153503" text:continue-numbering="true" text:style-name="WW8Num2">
              <text:list-item>
                <text:p text:style-name="P1051">PK</text:p>
              </text:list-item>
            </text:list>
          </table:table-cell>
          <table:table-cell table:style-name="表格38.A5" office:value-type="string">
            <text:list xml:id="list111741459169385" text:continue-numbering="true" text:style-name="WW8Num2">
              <text:list-item>
                <text:p text:style-name="P1051">UK</text:p>
              </text:list-item>
            </text:list>
          </table:table-cell>
          <table:table-cell table:style-name="表格38.A5" office:value-type="string">
            <text:list xml:id="list111741460182169" text:continue-numbering="true" text:style-name="WW8Num2">
              <text:list-item>
                <text:p text:style-name="P1051">IDX</text:p>
              </text:list-item>
            </text:list>
          </table:table-cell>
          <table:table-cell table:style-name="表格38.A5" office:value-type="string">
            <text:list xml:id="list111741460164111" text:continue-numbering="true" text:style-name="WW8Num2">
              <text:list-item>
                <text:p text:style-name="P965"><text:span text:style-name="T2">S</text:span><text:span text:style-name="T3">IZE</text:span></text:p>
              </text:list-item>
            </text:list>
          </table:table-cell>
          <table:table-cell table:style-name="表格38.A5" office:value-type="string">
            <text:list xml:id="list111741460158860" text:continue-numbering="true" text:style-name="WW8Num2">
              <text:list-item>
                <text:p text:style-name="P965"><text:span text:style-name="T2">D</text:span><text:span text:style-name="T3">EF</text:span></text:p>
              </text:list-item>
            </text:list>
          </table:table-cell>
          <table:table-cell table:style-name="表格38.A5" office:value-type="string">
            <text:list xml:id="list111741461168297" text:continue-numbering="true" text:style-name="WW8Num2">
              <text:list-item>
                <text:p text:style-name="P1051">Description</text:p>
              </text:list-item>
            </text:list>
          </table:table-cell>
          <table:table-cell table:style-name="表格38.A5" office:value-type="string">
            <text:list xml:id="list111741461172041" text:continue-numbering="true" text:style-name="WW8Num2">
              <text:list-item>
                <text:p text:style-name="P1051">Remarks</text:p>
              </text:list-item>
            </text:list>
          </table:table-cell>
          <table:table-cell table:style-name="表格38.J5" table:number-columns-spanned="3" office:value-type="string">
            <text:list xml:id="list111741462172787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11741462154243" text:continue-numbering="true" text:style-name="WW8Num2">
              <text:list-item>
                <text:p text:style-name="P1299">OID</text:p>
              </text:list-item>
            </text:list>
          </table:table-cell>
          <table:table-cell table:style-name="表格38.A5" office:value-type="string">
            <text:list xml:id="list111741462150746" text:continue-numbering="true" text:style-name="WW8Num2">
              <text:list-item>
                <text:p text:style-name="P1299">CHAR</text:p>
              </text:list-item>
            </text:list>
          </table:table-cell>
          <table:table-cell table:style-name="表格38.A5" office:value-type="string">
            <text:list xml:id="list111741463154866" text:continue-numbering="true" text:style-name="WW8Num2">
              <text:list-item>
                <text:p text:style-name="P1299">Y</text:p>
              </text:list-item>
            </text:list>
          </table:table-cell>
          <table:table-cell table:style-name="表格38.A5" office:value-type="string">
            <text:list xml:id="list111741463172230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63179361" text:continue-numbering="true" text:style-name="WW8Num2">
              <text:list-item>
                <text:p text:style-name="P1299"><text:s/></text:p>
              </text:list-item>
            </text:list>
          </table:table-cell>
          <table:table-cell table:style-name="表格38.A5" office:value-type="string">
            <text:list xml:id="list111741464174072" text:continue-numbering="true" text:style-name="WW8Num2">
              <text:list-item>
                <text:p text:style-name="P1299">36</text:p>
              </text:list-item>
            </text:list>
          </table:table-cell>
          <table:table-cell table:style-name="表格38.A5" office:value-type="string">
            <text:list xml:id="list11174146416651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65168451" text:continue-numbering="true" text:style-name="WW8Num2">
              <text:list-item>
                <text:p text:style-name="P1299">PK / UUID</text:p>
              </text:list-item>
            </text:list>
          </table:table-cell>
          <table:table-cell table:style-name="表格38.A5" office:value-type="string">
            <text:list xml:id="list111741465153864" text:continue-numbering="true" text:style-name="WW8Num2">
              <text:list-item>
                <text:p text:style-name="P1299">Default java UUID</text:p>
              </text:list-item>
            </text:list>
          </table:table-cell>
          <table:table-cell table:style-name="表格38.J5" table:number-columns-spanned="3" office:value-type="string">
            <text:list xml:id="list11174146515838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84"><text:span text:style-name="T165">OBJ</text:span>_ID</text:p>
          </table:table-cell>
          <table:table-cell table:style-name="表格38.A8" office:value-type="string">
            <text:list xml:id="list111741466180696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74">Y</text:p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384">1<text:span text:style-name="T145">4</text:span></text:p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672"><text:span text:style-name="T166">OBJ</text:span>2014<text:span text:style-name="T145">1113</text:span>001</text:p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11174146916985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84"><text:span text:style-name="T146">PER</text:span>_ID</text:p>
          </table:table-cell>
          <table:table-cell table:style-name="表格38.A8" office:value-type="string">
            <text:list xml:id="list111741469181972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74"/>
          </table:table-cell>
          <table:table-cell table:style-name="表格38.A8" office:value-type="string">
            <text:p text:style-name="P820">Y</text:p>
          </table:table-cell>
          <table:table-cell table:style-name="表格38.A8" office:value-type="string">
            <text:p text:style-name="P384">1<text:span text:style-name="T145">4</text:span></text:p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672"><text:span text:style-name="T147">PER</text:span>2014<text:span text:style-name="T145">1113</text:span>001</text:p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111741472172785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4">NAME</text:p>
          </table:table-cell>
          <table:table-cell table:style-name="表格38.A8" office:value-type="string">
            <text:list xml:id="list111741473171851" text:continue-numbering="true" text:style-name="WW8Num2">
              <text:list-item>
                <text:p text:style-name="P1381">VARCHAR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394">100</text:p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111741475182937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9">WEIGHT</text:p>
          </table:table-cell>
          <table:table-cell table:style-name="表格38.A8" office:value-type="string">
            <text:list xml:id="list111741476176209" text:continue-numbering="true" text:style-name="WW8Num2">
              <text:list-item>
                <text:p text:style-name="P1403">DECIMAL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399">5,2</text:p>
          </table:table-cell>
          <table:table-cell table:style-name="表格38.A8" office:value-type="string">
            <text:p text:style-name="P398">0.0</text:p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111741478175671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1">TARGET</text:p>
          </table:table-cell>
          <table:table-cell table:style-name="表格38.A8" office:value-type="string">
            <text:list xml:id="list111741479177547" text:continue-numbering="true" text:style-name="WW8Num2">
              <text:list-item>
                <text:p text:style-name="P1406">FLOAT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403">1<text:span text:style-name="T148">2,</text:span>2</text:p>
          </table:table-cell>
          <table:table-cell table:style-name="表格38.A8" office:value-type="string">
            <text:p text:style-name="P458">0.0</text:p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111741482176617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1">MIN</text:p>
          </table:table-cell>
          <table:table-cell table:style-name="表格38.A8" office:value-type="string">
            <text:list xml:id="list111741483165227" text:continue-numbering="true" text:style-name="WW8Num2">
              <text:list-item>
                <text:p text:style-name="P1406">FLOAT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403">1<text:span text:style-name="T148">2,</text:span>2</text:p>
          </table:table-cell>
          <table:table-cell table:style-name="表格38.A8" office:value-type="string">
            <text:p text:style-name="P458">0.0</text:p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11174148516026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6">DESCRIPTION</text:p>
          </table:table-cell>
          <table:table-cell table:style-name="表格38.A8" office:value-type="string">
            <text:list xml:id="list111741486160782" text:continue-numbering="true" text:style-name="WW8Num2">
              <text:list-item>
                <text:p text:style-name="P1406">VARCHAR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406">500</text:p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111741488155355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11741488176741" text:continue-numbering="true" text:style-name="WW8Num2">
              <text:list-item>
                <text:p text:style-name="P1299">CUSERID</text:p>
              </text:list-item>
            </text:list>
          </table:table-cell>
          <table:table-cell table:style-name="表格38.A5" office:value-type="string">
            <text:list xml:id="list111741489165857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38.A5" office:value-type="string">
            <text:list xml:id="list111741489176977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0170181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017582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0155764" text:continue-numbering="true" text:style-name="WW8Num2">
              <text:list-item>
                <text:p text:style-name="P1299">24</text:p>
              </text:list-item>
            </text:list>
          </table:table-cell>
          <table:table-cell table:style-name="表格38.A5" office:value-type="string">
            <text:list xml:id="list11174149115447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1178472" text:continue-numbering="true" text:style-name="WW8Num2">
              <text:list-item>
                <text:p text:style-name="P1299">Create data user</text:p>
              </text:list-item>
            </text:list>
          </table:table-cell>
          <table:table-cell table:style-name="表格38.A5" office:value-type="string">
            <text:list xml:id="list11174149116196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J5" table:number-columns-spanned="3" office:value-type="string">
            <text:list xml:id="list111741492172522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11741492153842" text:continue-numbering="true" text:style-name="WW8Num2">
              <text:list-item>
                <text:p text:style-name="P1299">CDATE</text:p>
              </text:list-item>
            </text:list>
          </table:table-cell>
          <table:table-cell table:style-name="表格38.A5" office:value-type="string">
            <text:list xml:id="list111741492171316" text:continue-numbering="true" text:style-name="WW8Num2">
              <text:list-item>
                <text:p text:style-name="P1299">DATETIME</text:p>
              </text:list-item>
            </text:list>
          </table:table-cell>
          <table:table-cell table:style-name="表格38.A5" office:value-type="string">
            <text:list xml:id="list111741493151565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3181656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4152553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4151694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418189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5178401" text:continue-numbering="true" text:style-name="WW8Num2">
              <text:list-item>
                <text:p text:style-name="P1299">Create time</text:p>
              </text:list-item>
            </text:list>
          </table:table-cell>
          <table:table-cell table:style-name="表格38.A5" office:value-type="string">
            <text:list xml:id="list11174149515493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J5" table:number-columns-spanned="3" office:value-type="string">
            <text:list xml:id="list111741495152912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11741496161623" text:continue-numbering="true" text:style-name="WW8Num2">
              <text:list-item>
                <text:p text:style-name="P1299">UUSERID</text:p>
              </text:list-item>
            </text:list>
          </table:table-cell>
          <table:table-cell table:style-name="表格38.A5" office:value-type="string">
            <text:list xml:id="list111741496165210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38.A5" office:value-type="string">
            <text:list xml:id="list111741496165434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717544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7162706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498181292" text:continue-numbering="true" text:style-name="WW8Num2">
              <text:list-item>
                <text:p text:style-name="P1299">24</text:p>
              </text:list-item>
            </text:list>
          </table:table-cell>
          <table:table-cell table:style-name="表格38.A5" office:value-type="string">
            <text:list xml:id="list111741498169595" text:continue-numbering="true" text:style-name="WW8Num2">
              <text:list-item>
                <text:p text:style-name="P1299">null</text:p>
              </text:list-item>
            </text:list>
          </table:table-cell>
          <table:table-cell table:style-name="表格38.A5" office:value-type="string">
            <text:list xml:id="list111741499166056" text:continue-numbering="true" text:style-name="WW8Num2">
              <text:list-item>
                <text:p text:style-name="P1299">Update date user</text:p>
              </text:list-item>
            </text:list>
          </table:table-cell>
          <table:table-cell table:style-name="表格38.A5" office:value-type="string">
            <text:list xml:id="list111741499159364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J5" table:number-columns-spanned="3" office:value-type="string">
            <text:list xml:id="list111741499155834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11741500152550" text:continue-numbering="true" text:style-name="WW8Num2">
              <text:list-item>
                <text:p text:style-name="P1299">UDATE</text:p>
              </text:list-item>
            </text:list>
          </table:table-cell>
          <table:table-cell table:style-name="表格38.A5" office:value-type="string">
            <text:list xml:id="list111741500179563" text:continue-numbering="true" text:style-name="WW8Num2">
              <text:list-item>
                <text:p text:style-name="P1299">DATETIME</text:p>
              </text:list-item>
            </text:list>
          </table:table-cell>
          <table:table-cell table:style-name="表格38.A5" office:value-type="string">
            <text:list xml:id="list111741500169586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501159364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501168201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50115890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A5" office:value-type="string">
            <text:list xml:id="list111741502165261" text:continue-numbering="true" text:style-name="WW8Num2">
              <text:list-item>
                <text:p text:style-name="P1299">null</text:p>
              </text:list-item>
            </text:list>
          </table:table-cell>
          <table:table-cell table:style-name="表格38.A5" office:value-type="string">
            <text:list xml:id="list111741502169547" text:continue-numbering="true" text:style-name="WW8Num2">
              <text:list-item>
                <text:p text:style-name="P1299">Update time</text:p>
              </text:list-item>
            </text:list>
          </table:table-cell>
          <table:table-cell table:style-name="表格38.A5" office:value-type="string">
            <text:list xml:id="list111741502161201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38.J5" table:number-columns-spanned="3" office:value-type="string">
            <text:list xml:id="list111741503162055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</table:table>
      <text:p text:style-name="P42"/>
      <text:p text:style-name="P42"/>
      <text:p text:style-name="P4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11741507182048" text:continue-numbering="true" text:style-name="WW8Num2">
        <text:list-item>
          <text:h text:style-name="P1551" text:outline-level="1"><text:bookmark-start text:name="__RefHeading__15138_679456773"/><text:soft-page-break/><text:span text:style-name="T47">B</text:span><text:span text:style-name="T65">B</text:span><text:span text:style-name="T47">_</text:span><text:span text:style-name="T70">KPI</text:span><text:bookmark-end text:name="__RefHeading__15138_679456773"/></text:h>
        </text:list-item>
      </text:list>
      <table:table table:name="表格32" table:style-name="表格32">
        <table:table-column table:style-name="表格32.A"/>
        <table:table-column table:style-name="表格32.B"/>
        <table:table-column table:style-name="表格32.C" table:number-columns-repeated="2"/>
        <table:table-column table:style-name="表格32.E" table:number-columns-repeated="3"/>
        <table:table-column table:style-name="表格32.H"/>
        <table:table-column table:style-name="表格32.I"/>
        <table:table-column table:style-name="表格32.J"/>
        <table:table-column table:style-name="表格32.K"/>
        <table:table-column table:style-name="表格32.L"/>
        <table:table-row table:style-name="表格32.1">
          <table:table-cell table:style-name="表格32.A1" office:value-type="string">
            <text:list xml:id="list111741508155255" text:continue-numbering="true" text:style-name="WW8Num2">
              <text:list-item>
                <text:p text:style-name="P1009">Project</text:p>
              </text:list-item>
            </text:list>
          </table:table-cell>
          <table:table-cell table:style-name="表格32.A1" table:number-columns-spanned="6" office:value-type="string">
            <text:list xml:id="list111741508177596" text:continue-numbering="true" text:style-name="WW8Num2">
              <text:list-item>
                <text:p text:style-name="P109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1" office:value-type="string">
            <text:list xml:id="list111741509176517" text:continue-numbering="true" text:style-name="WW8Num2">
              <text:list-item>
                <text:p text:style-name="P1009">Ver</text:p>
              </text:list-item>
            </text:list>
          </table:table-cell>
          <table:table-cell table:style-name="表格32.A1" office:value-type="string">
            <text:list xml:id="list111741509158990" text:continue-numbering="true" text:style-name="WW8Num2">
              <text:list-item>
                <text:p text:style-name="P1095">0.5</text:p>
              </text:list-item>
            </text:list>
          </table:table-cell>
          <table:table-cell table:style-name="表格32.J1" office:value-type="string">
            <text:list xml:id="list111741509152245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2.K1" office:value-type="string">
            <text:list xml:id="list111741510174633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2.K1" office:value-type="string">
            <text:list xml:id="list111741510153349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111741510168316" text:continue-numbering="true" text:style-name="WW8Num2">
              <text:list-item>
                <text:p text:style-name="P1009">Maintain</text:p>
              </text:list-item>
            </text:list>
          </table:table-cell>
          <table:table-cell table:style-name="表格32.A2" table:number-columns-spanned="6" office:value-type="string">
            <text:list xml:id="list111741511151268" text:continue-numbering="true" text:style-name="WW8Num2">
              <text:list-item>
                <text:p text:style-name="P109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11741511163953" text:continue-numbering="true" text:style-name="WW8Num2">
              <text:list-item>
                <text:p text:style-name="P1009">Date</text:p>
              </text:list-item>
            </text:list>
          </table:table-cell>
          <table:table-cell table:style-name="表格32.A2" office:value-type="string">
            <text:list xml:id="list111741511155115" text:continue-numbering="true" text:style-name="WW8Num2">
              <text:list-item>
                <text:p text:style-name="P1095">201<text:span text:style-name="T202">5</text:span>/<text:span text:style-name="T202">03</text:span>/<text:span text:style-name="T142">10</text:span></text:p>
              </text:list-item>
            </text:list>
          </table:table-cell>
          <table:table-cell table:style-name="表格32.J1" office:value-type="string">
            <text:list xml:id="list111741512172235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2.K1" office:value-type="string">
            <text:list xml:id="list11174151216005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2.K1" office:value-type="string">
            <text:list xml:id="list111741513160794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111741513168313" text:continue-numbering="true" text:style-name="WW8Num2">
              <text:list-item>
                <text:p text:style-name="P1009">Table</text:p>
              </text:list-item>
            </text:list>
          </table:table-cell>
          <table:table-cell table:style-name="表格32.A2" table:number-columns-spanned="6" office:value-type="string">
            <text:list xml:id="list111741513163785" text:continue-numbering="true" text:style-name="WW8Num2">
              <text:list-item>
                <text:p text:style-name="P1201">b<text:span text:style-name="T141">b</text:span>_<text:span text:style-name="T149">kpi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11741514161666" text:continue-numbering="true" text:style-name="WW8Num2">
              <text:list-item>
                <text:p text:style-name="P1009">DataBase</text:p>
              </text:list-item>
            </text:list>
          </table:table-cell>
          <table:table-cell table:style-name="表格32.A2" office:value-type="string">
            <text:list xml:id="list111741514181897" text:continue-numbering="true" text:style-name="WW8Num2">
              <text:list-item>
                <text:p text:style-name="P1095">bbcore</text:p>
              </text:list-item>
            </text:list>
          </table:table-cell>
          <table:table-cell table:style-name="表格32.J1" office:value-type="string">
            <text:list xml:id="list111741515162893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2.K1" office:value-type="string">
            <text:list xml:id="list11174151515620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2.K1" office:value-type="string">
            <text:list xml:id="list111741515166930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32.1">
          <table:table-cell table:style-name="表格32.A4" office:value-type="string">
            <text:list xml:id="list111741516157976" text:continue-numbering="true" text:style-name="WW8Num2">
              <text:list-item>
                <text:p text:style-name="P1009">Descript</text:p>
              </text:list-item>
            </text:list>
          </table:table-cell>
          <table:table-cell table:style-name="表格32.A4" table:number-columns-spanned="8" office:value-type="string">
            <text:list xml:id="list111741516178731" text:continue-numbering="true" text:style-name="WW8Num2">
              <text:list-item>
                <text:p text:style-name="P11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1" office:value-type="string">
            <text:list xml:id="list111741516156975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2.K1" office:value-type="string">
            <text:list xml:id="list111741517181594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2.K1" office:value-type="string">
            <text:list xml:id="list111741517167272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32.1">
          <table:table-cell table:style-name="表格32.A5" table:number-columns-spanned="9" office:value-type="string">
            <text:list xml:id="list111741517169725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5" table:number-columns-spanned="3" office:value-type="string">
            <text:list xml:id="list111741518180911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11741518154935" text:continue-numbering="true" text:style-name="WW8Num2">
              <text:list-item>
                <text:p text:style-name="P1052">Field</text:p>
              </text:list-item>
            </text:list>
          </table:table-cell>
          <table:table-cell table:style-name="表格32.A5" office:value-type="string">
            <text:list xml:id="list111741518167929" text:continue-numbering="true" text:style-name="WW8Num2">
              <text:list-item>
                <text:p text:style-name="P1052">Datatype</text:p>
              </text:list-item>
            </text:list>
          </table:table-cell>
          <table:table-cell table:style-name="表格32.A5" office:value-type="string">
            <text:list xml:id="list111741519171800" text:continue-numbering="true" text:style-name="WW8Num2">
              <text:list-item>
                <text:p text:style-name="P1052">PK</text:p>
              </text:list-item>
            </text:list>
          </table:table-cell>
          <table:table-cell table:style-name="表格32.A5" office:value-type="string">
            <text:list xml:id="list111741519176185" text:continue-numbering="true" text:style-name="WW8Num2">
              <text:list-item>
                <text:p text:style-name="P1052">UK</text:p>
              </text:list-item>
            </text:list>
          </table:table-cell>
          <table:table-cell table:style-name="表格32.A5" office:value-type="string">
            <text:list xml:id="list111741519156488" text:continue-numbering="true" text:style-name="WW8Num2">
              <text:list-item>
                <text:p text:style-name="P1052">IDX</text:p>
              </text:list-item>
            </text:list>
          </table:table-cell>
          <table:table-cell table:style-name="表格32.A5" office:value-type="string">
            <text:list xml:id="list111741520159991" text:continue-numbering="true" text:style-name="WW8Num2">
              <text:list-item>
                <text:p text:style-name="P966"><text:span text:style-name="T2">S</text:span><text:span text:style-name="T3">IZE</text:span></text:p>
              </text:list-item>
            </text:list>
          </table:table-cell>
          <table:table-cell table:style-name="表格32.A5" office:value-type="string">
            <text:list xml:id="list111741520165057" text:continue-numbering="true" text:style-name="WW8Num2">
              <text:list-item>
                <text:p text:style-name="P966"><text:span text:style-name="T2">D</text:span><text:span text:style-name="T3">EF</text:span></text:p>
              </text:list-item>
            </text:list>
          </table:table-cell>
          <table:table-cell table:style-name="表格32.A5" office:value-type="string">
            <text:list xml:id="list111741521179854" text:continue-numbering="true" text:style-name="WW8Num2">
              <text:list-item>
                <text:p text:style-name="P1052">Description</text:p>
              </text:list-item>
            </text:list>
          </table:table-cell>
          <table:table-cell table:style-name="表格32.A5" office:value-type="string">
            <text:list xml:id="list111741521159384" text:continue-numbering="true" text:style-name="WW8Num2">
              <text:list-item>
                <text:p text:style-name="P1052">Remarks</text:p>
              </text:list-item>
            </text:list>
          </table:table-cell>
          <table:table-cell table:style-name="表格32.J5" table:number-columns-spanned="3" office:value-type="string">
            <text:list xml:id="list111741521151383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11741521163568" text:continue-numbering="true" text:style-name="WW8Num2">
              <text:list-item>
                <text:p text:style-name="P1300">OID</text:p>
              </text:list-item>
            </text:list>
          </table:table-cell>
          <table:table-cell table:style-name="表格32.A5" office:value-type="string">
            <text:list xml:id="list111741522150871" text:continue-numbering="true" text:style-name="WW8Num2">
              <text:list-item>
                <text:p text:style-name="P1300">CHAR</text:p>
              </text:list-item>
            </text:list>
          </table:table-cell>
          <table:table-cell table:style-name="表格32.A5" office:value-type="string">
            <text:list xml:id="list111741522168574" text:continue-numbering="true" text:style-name="WW8Num2">
              <text:list-item>
                <text:p text:style-name="P1300">Y</text:p>
              </text:list-item>
            </text:list>
          </table:table-cell>
          <table:table-cell table:style-name="表格32.A5" office:value-type="string">
            <text:list xml:id="list111741523170531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23165204" text:continue-numbering="true" text:style-name="WW8Num2">
              <text:list-item>
                <text:p text:style-name="P1300"><text:s/></text:p>
              </text:list-item>
            </text:list>
          </table:table-cell>
          <table:table-cell table:style-name="表格32.A5" office:value-type="string">
            <text:list xml:id="list111741523157462" text:continue-numbering="true" text:style-name="WW8Num2">
              <text:list-item>
                <text:p text:style-name="P1300">36</text:p>
              </text:list-item>
            </text:list>
          </table:table-cell>
          <table:table-cell table:style-name="表格32.A5" office:value-type="string">
            <text:list xml:id="list111741524170690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24158738" text:continue-numbering="true" text:style-name="WW8Num2">
              <text:list-item>
                <text:p text:style-name="P1300">PK / UUID</text:p>
              </text:list-item>
            </text:list>
          </table:table-cell>
          <table:table-cell table:style-name="表格32.A5" office:value-type="string">
            <text:list xml:id="list111741525167318" text:continue-numbering="true" text:style-name="WW8Num2">
              <text:list-item>
                <text:p text:style-name="P1300">Default java UUID</text:p>
              </text:list-item>
            </text:list>
          </table:table-cell>
          <table:table-cell table:style-name="表格32.J5" table:number-columns-spanned="3" office:value-type="string">
            <text:list xml:id="list111741525170333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9">ID</text:p>
          </table:table-cell>
          <table:table-cell table:style-name="表格32.A8" office:value-type="string">
            <text:list xml:id="list111741526152321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410">Y</text:p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12">14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71"/>
          </table:table-cell>
          <table:table-cell table:style-name="表格32.A8" office:value-type="string">
            <text:p text:style-name="P624">自定義</text:p>
          </table:table-cell>
          <table:table-cell table:style-name="表格32.J5" table:number-columns-spanned="3" office:value-type="string">
            <text:list xml:id="list111741528181596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83"><text:span text:style-name="T167">OBJ</text:span>_ID</text:p>
          </table:table-cell>
          <table:table-cell table:style-name="表格32.A8" office:value-type="string">
            <text:list xml:id="list111741532175586" text:continue-numbering="true" text:style-name="WW8Num2">
              <text:list-item>
                <text:p text:style-name="P1300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70"/>
          </table:table-cell>
          <table:table-cell table:style-name="表格32.A8" office:value-type="string">
            <text:p text:style-name="P811">Y</text:p>
          </table:table-cell>
          <table:table-cell table:style-name="表格32.A8" office:value-type="string">
            <text:p text:style-name="P383">1<text:span text:style-name="T145">4</text:span>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79">BB_<text:span text:style-name="T167">OBJECTIVE</text:span>.<text:span text:style-name="T167">OBJ</text:span>_ID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39171326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4">NAME</text:p>
          </table:table-cell>
          <table:table-cell table:style-name="表格32.A8" office:value-type="string">
            <text:list xml:id="list111741539154963" text:continue-numbering="true" text:style-name="WW8Num2">
              <text:list-item>
                <text:p text:style-name="P1382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812">Y</text:p>
          </table:table-cell>
          <table:table-cell table:style-name="表格32.A8" office:value-type="string">
            <text:p text:style-name="P414">100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63"/>
          </table:table-cell>
          <table:table-cell table:style-name="表格32.A8" office:value-type="string">
            <text:p text:style-name="P624">要檢查<text:span text:style-name="T152">KPI名稱不要重復</text:span></text:p>
          </table:table-cell>
          <table:table-cell table:style-name="表格32.J5" table:number-columns-spanned="3" office:value-type="string">
            <text:list xml:id="list111741542169932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5">DESCRIPTION</text:p>
          </table:table-cell>
          <table:table-cell table:style-name="表格32.A8" office:value-type="string">
            <text:list xml:id="list111741542182436" text:continue-numbering="true" text:style-name="WW8Num2">
              <text:list-item>
                <text:p text:style-name="P1383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15">500</text:p>
          </table:table-cell>
          <table:table-cell table:style-name="表格32.A8" office:value-type="string">
            <text:p text:style-name="P397"/>
          </table:table-cell>
          <table:table-cell table:style-name="表格32.A8" office:value-type="string">
            <text:p text:style-name="P663"/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45156674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6">WEIGHT</text:p>
          </table:table-cell>
          <table:table-cell table:style-name="表格32.A8" office:value-type="string">
            <text:list xml:id="list111741546154666" text:continue-numbering="true" text:style-name="WW8Num2">
              <text:list-item>
                <text:p text:style-name="P1407">DECIMAL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16">5,2</text:p>
          </table:table-cell>
          <table:table-cell table:style-name="表格32.A8" office:value-type="string">
            <text:p text:style-name="P430">0.00</text:p>
          </table:table-cell>
          <table:table-cell table:style-name="表格32.A8" office:value-type="string">
            <text:p text:style-name="P663"/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48153879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7">UNIT</text:p>
          </table:table-cell>
          <table:table-cell table:style-name="表格32.A8" office:value-type="string">
            <text:list xml:id="list111741548173455" text:continue-numbering="true" text:style-name="WW8Num2">
              <text:list-item>
                <text:p text:style-name="P1384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17">20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63"/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51154653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8">FOR_ID</text:p>
          </table:table-cell>
          <table:table-cell table:style-name="表格32.A8" office:value-type="string">
            <text:list xml:id="list111741551160638" text:continue-numbering="true" text:style-name="WW8Num2">
              <text:list-item>
                <text:p text:style-name="P1385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822">Y</text:p>
          </table:table-cell>
          <table:table-cell table:style-name="表格32.A8" office:value-type="string">
            <text:p text:style-name="P420">14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80">BB_FORMULA.FOR_ID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54167788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0">TARGET</text:p>
          </table:table-cell>
          <table:table-cell table:style-name="表格32.A8" office:value-type="string">
            <text:list xml:id="list111741554170980" text:continue-numbering="true" text:style-name="WW8Num2">
              <text:list-item>
                <text:p text:style-name="P1404">FLOAT</text:p>
              </text:list-item>
            </text:list>
          </table:table-cell>
          <table:table-cell table:style-name="表格32.A8" office:value-type="string">
            <text:p text:style-name="P215"/>
          </table:table-cell>
          <table:table-cell table:style-name="表格32.A8" office:value-type="string">
            <text:p text:style-name="P356"/>
          </table:table-cell>
          <table:table-cell table:style-name="表格32.A8" office:value-type="string">
            <text:p text:style-name="P790"/>
          </table:table-cell>
          <table:table-cell table:style-name="表格32.A8" office:value-type="string">
            <text:p text:style-name="P402">1<text:span text:style-name="T148">2,</text:span>2</text:p>
          </table:table-cell>
          <table:table-cell table:style-name="表格32.A8" office:value-type="string">
            <text:p text:style-name="P435">0.00</text:p>
          </table:table-cell>
          <table:table-cell table:style-name="表格32.A8" office:value-type="string">
            <text:p text:style-name="P662"/>
          </table:table-cell>
          <table:table-cell table:style-name="表格32.A8" office:value-type="string">
            <text:p text:style-name="P573"/>
          </table:table-cell>
          <table:table-cell table:style-name="表格32.J5" table:number-columns-spanned="3" office:value-type="string">
            <text:list xml:id="list111741557164450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0">MIN</text:p>
          </table:table-cell>
          <table:table-cell table:style-name="表格32.A8" office:value-type="string">
            <text:list xml:id="list111741558156967" text:continue-numbering="true" text:style-name="WW8Num2">
              <text:list-item>
                <text:p text:style-name="P1404">FLOAT</text:p>
              </text:list-item>
            </text:list>
          </table:table-cell>
          <table:table-cell table:style-name="表格32.A8" office:value-type="string">
            <text:p text:style-name="P215"/>
          </table:table-cell>
          <table:table-cell table:style-name="表格32.A8" office:value-type="string">
            <text:p text:style-name="P356"/>
          </table:table-cell>
          <table:table-cell table:style-name="表格32.A8" office:value-type="string">
            <text:p text:style-name="P790"/>
          </table:table-cell>
          <table:table-cell table:style-name="表格32.A8" office:value-type="string">
            <text:p text:style-name="P402">1<text:span text:style-name="T148">2,</text:span>2</text:p>
          </table:table-cell>
          <table:table-cell table:style-name="表格32.A8" office:value-type="string">
            <text:p text:style-name="P435">0.00</text:p>
          </table:table-cell>
          <table:table-cell table:style-name="表格32.A8" office:value-type="string">
            <text:p text:style-name="P662"/>
          </table:table-cell>
          <table:table-cell table:style-name="表格32.A8" office:value-type="string">
            <text:p text:style-name="P573"/>
          </table:table-cell>
          <table:table-cell table:style-name="表格32.J5" table:number-columns-spanned="3" office:value-type="string">
            <text:list xml:id="list111741560166988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2">MANAGEMENT</text:p>
          </table:table-cell>
          <table:table-cell table:style-name="表格32.A8" office:value-type="string">
            <text:list xml:id="list111741561176625" text:continue-numbering="true" text:style-name="WW8Num2">
              <text:list-item>
                <text:p text:style-name="P1386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22">1</text:p>
          </table:table-cell>
          <table:table-cell table:style-name="表格32.A8" office:value-type="string">
            <text:p text:style-name="P434">1</text:p>
          </table:table-cell>
          <table:table-cell table:style-name="表格32.A8" office:value-type="string">
            <text:p text:style-name="P681">1越大越好, </text:p>
            <text:p text:style-name="P681">2越小越好, </text:p>
            <text:p text:style-name="P681">3越準越好</text:p>
          </table:table-cell>
          <table:table-cell table:style-name="表格32.A8" office:value-type="string">
            <text:p text:style-name="P683">得出的分數與<text:span text:style-name="T150">TARGET或MIN比較</text:span></text:p>
          </table:table-cell>
          <table:table-cell table:style-name="表格32.J5" table:number-columns-spanned="3" office:value-type="string">
            <text:list xml:id="list111741564168820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71"><text:bookmark text:name="result_box"/>COMPARE_TYPE</text:p>
            <text:p text:style-name="P422"/>
          </table:table-cell>
          <table:table-cell table:style-name="表格32.A8" office:value-type="string">
            <text:list xml:id="list111741564150666" text:continue-numbering="true" text:style-name="WW8Num2">
              <text:list-item>
                <text:p text:style-name="P1387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31">1</text:p>
          </table:table-cell>
          <table:table-cell table:style-name="表格32.A8" office:value-type="string">
            <text:p text:style-name="P432">1</text:p>
          </table:table-cell>
          <table:table-cell table:style-name="表格32.A8" office:value-type="string">
            <text:p text:style-name="P685">1.與<text:span text:style-name="T151">TARGET比較</text:span></text:p>
            <text:p text:style-name="P686">2.與MIN比較</text:p>
          </table:table-cell>
          <table:table-cell table:style-name="表格32.A8" office:value-type="string">
            <text:p text:style-name="P683"/>
          </table:table-cell>
          <table:table-cell table:style-name="表格32.J5" table:number-columns-spanned="3" office:value-type="string">
            <text:list xml:id="list111741567182684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3">CAL</text:p>
          </table:table-cell>
          <table:table-cell table:style-name="表格32.A8" office:value-type="string">
            <text:list xml:id="list111741568153048" text:continue-numbering="true" text:style-name="WW8Num2">
              <text:list-item>
                <text:p text:style-name="P1388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23">1<text:span text:style-name="T202">4</text:span></text:p>
          </table:table-cell>
          <table:table-cell table:style-name="表格32.A8" office:value-type="string">
            <text:p text:style-name="P434"/>
          </table:table-cell>
          <table:table-cell table:style-name="表格32.A8" office:value-type="string">
            <text:p text:style-name="P744">BB_AGGREGATION_METHOD.AGGR_ID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70160125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4">DATA_TYPE</text:p>
          </table:table-cell>
          <table:table-cell table:style-name="表格32.A8" office:value-type="string">
            <text:list xml:id="list111741571179575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05"/>
          </table:table-cell>
          <table:table-cell table:style-name="表格32.A8" office:value-type="string">
            <text:p text:style-name="P433">1</text:p>
          </table:table-cell>
          <table:table-cell table:style-name="表格32.A8" office:value-type="string">
            <text:p text:style-name="P684">1 部門 KPI</text:p>
            <text:p text:style-name="P684">2 個人 KPI</text:p>
            <text:p text:style-name="P684">3 部門 / 個人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74171257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5">ORGA_MEASURE_SEPARATE</text:p>
          </table:table-cell>
          <table:table-cell table:style-name="表格32.A8" office:value-type="string">
            <text:list xml:id="list111741574168849" text:continue-numbering="true" text:style-name="WW8Num2">
              <text:list-item>
                <text:p text:style-name="P1390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25">1</text:p>
          </table:table-cell>
          <table:table-cell table:style-name="表格32.A8" office:value-type="string">
            <text:p text:style-name="P426">N</text:p>
          </table:table-cell>
          <table:table-cell table:style-name="表格32.A8" office:value-type="string">
            <text:p text:style-name="P687">KPI部門數據資料是否依各部門分開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77168482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7">USER_MEASURE_SEPARATE</text:p>
          </table:table-cell>
          <table:table-cell table:style-name="表格32.A8" office:value-type="string">
            <text:list xml:id="list111741577182866" text:continue-numbering="true" text:style-name="WW8Num2">
              <text:list-item>
                <text:p text:style-name="P1391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28">1</text:p>
          </table:table-cell>
          <table:table-cell table:style-name="表格32.A8" office:value-type="string">
            <text:p text:style-name="P429">N</text:p>
          </table:table-cell>
          <table:table-cell table:style-name="表格32.A8" office:value-type="string">
            <text:p text:style-name="P688">KPI員工數據資料是否依各員工分開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80177483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65"><text:span text:style-name="T170">QUASI_</text:span>RANGE</text:p>
          </table:table-cell>
          <table:table-cell table:style-name="表格32.A8" office:value-type="string">
            <text:list xml:id="list111741581158770" text:continue-numbering="true" text:style-name="WW8Num2">
              <text:list-item>
                <text:p text:style-name="P1408">INT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65">3</text:p>
          </table:table-cell>
          <table:table-cell table:style-name="表格32.A8" office:value-type="string">
            <text:p text:style-name="P430">0</text:p>
          </table:table-cell>
          <table:table-cell table:style-name="表格32.A8" office:value-type="string">
            <text:p text:style-name="P682">越準越好用的分數落在的區間範圍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111741583166070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11741583177521" text:continue-numbering="true" text:style-name="WW8Num2">
              <text:list-item>
                <text:p text:style-name="P1300">CUSERID</text:p>
              </text:list-item>
            </text:list>
          </table:table-cell>
          <table:table-cell table:style-name="表格32.A5" office:value-type="string">
            <text:list xml:id="list111741584169629" text:continue-numbering="true" text:style-name="WW8Num2">
              <text:list-item>
                <text:p text:style-name="P1300">VARCHAR</text:p>
              </text:list-item>
            </text:list>
          </table:table-cell>
          <table:table-cell table:style-name="表格32.A5" office:value-type="string">
            <text:list xml:id="list111741584176750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84164013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85152006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85165932" text:continue-numbering="true" text:style-name="WW8Num2">
              <text:list-item>
                <text:p text:style-name="P1300">24</text:p>
              </text:list-item>
            </text:list>
          </table:table-cell>
          <table:table-cell table:style-name="表格32.A5" office:value-type="string">
            <text:list xml:id="list111741585168028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86179284" text:continue-numbering="true" text:style-name="WW8Num2">
              <text:list-item>
                <text:p text:style-name="P1300">Create data user</text:p>
              </text:list-item>
            </text:list>
          </table:table-cell>
          <table:table-cell table:style-name="表格32.A5" office:value-type="string">
            <text:list xml:id="list111741586153278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J5" table:number-columns-spanned="3" office:value-type="string">
            <text:list xml:id="list111741586174269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11741587170618" text:continue-numbering="true" text:style-name="WW8Num2">
              <text:list-item>
                <text:p text:style-name="P1300">CDATE</text:p>
              </text:list-item>
            </text:list>
          </table:table-cell>
          <table:table-cell table:style-name="表格32.A5" office:value-type="string">
            <text:list xml:id="list111741587158656" text:continue-numbering="true" text:style-name="WW8Num2">
              <text:list-item>
                <text:p text:style-name="P1300">DATETIME</text:p>
              </text:list-item>
            </text:list>
          </table:table-cell>
          <table:table-cell table:style-name="表格32.A5" office:value-type="string">
            <text:list xml:id="list111741588174952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88171316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88168946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89159748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89158938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89167267" text:continue-numbering="true" text:style-name="WW8Num2">
              <text:list-item>
                <text:p text:style-name="P1300">Create time</text:p>
              </text:list-item>
            </text:list>
          </table:table-cell>
          <table:table-cell table:style-name="表格32.A5" office:value-type="string">
            <text:list xml:id="list111741590182300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J5" table:number-columns-spanned="3" office:value-type="string">
            <text:list xml:id="list111741590155304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11741590177105" text:continue-numbering="true" text:style-name="WW8Num2">
              <text:list-item>
                <text:p text:style-name="P1300">UUSERID</text:p>
              </text:list-item>
            </text:list>
          </table:table-cell>
          <table:table-cell table:style-name="表格32.A5" office:value-type="string">
            <text:list xml:id="list111741591156448" text:continue-numbering="true" text:style-name="WW8Num2">
              <text:list-item>
                <text:p text:style-name="P1300">VARCHAR</text:p>
              </text:list-item>
            </text:list>
          </table:table-cell>
          <table:table-cell table:style-name="表格32.A5" office:value-type="string">
            <text:list xml:id="list111741591171331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92153942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92155031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92163738" text:continue-numbering="true" text:style-name="WW8Num2">
              <text:list-item>
                <text:p text:style-name="P1300">24</text:p>
              </text:list-item>
            </text:list>
          </table:table-cell>
          <table:table-cell table:style-name="表格32.A5" office:value-type="string">
            <text:list xml:id="list111741593181420" text:continue-numbering="true" text:style-name="WW8Num2">
              <text:list-item>
                <text:p text:style-name="P1300">null</text:p>
              </text:list-item>
            </text:list>
          </table:table-cell>
          <table:table-cell table:style-name="表格32.A5" office:value-type="string">
            <text:list xml:id="list111741593167381" text:continue-numbering="true" text:style-name="WW8Num2">
              <text:list-item>
                <text:p text:style-name="P1300">Update date user</text:p>
              </text:list-item>
            </text:list>
          </table:table-cell>
          <table:table-cell table:style-name="表格32.A5" office:value-type="string">
            <text:list xml:id="list111741593154666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J5" table:number-columns-spanned="3" office:value-type="string">
            <text:list xml:id="list111741594154349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11741594175060" text:continue-numbering="true" text:style-name="WW8Num2">
              <text:list-item>
                <text:p text:style-name="P1300">UDATE</text:p>
              </text:list-item>
            </text:list>
          </table:table-cell>
          <table:table-cell table:style-name="表格32.A5" office:value-type="string">
            <text:list xml:id="list111741594160316" text:continue-numbering="true" text:style-name="WW8Num2">
              <text:list-item>
                <text:p text:style-name="P1300">DATETIME</text:p>
              </text:list-item>
            </text:list>
          </table:table-cell>
          <table:table-cell table:style-name="表格32.A5" office:value-type="string">
            <text:list xml:id="list111741595151962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95180723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95168698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96168287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A5" office:value-type="string">
            <text:list xml:id="list111741596162483" text:continue-numbering="true" text:style-name="WW8Num2">
              <text:list-item>
                <text:p text:style-name="P1300">null</text:p>
              </text:list-item>
            </text:list>
          </table:table-cell>
          <table:table-cell table:style-name="表格32.A5" office:value-type="string">
            <text:list xml:id="list111741597173661" text:continue-numbering="true" text:style-name="WW8Num2">
              <text:list-item>
                <text:p text:style-name="P1300">Update time</text:p>
              </text:list-item>
            </text:list>
          </table:table-cell>
          <table:table-cell table:style-name="表格32.A5" office:value-type="string">
            <text:list xml:id="list111741597158941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32.J5" table:number-columns-spanned="3" office:value-type="string">
            <text:list xml:id="list111741597162702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11741599175324" text:continue-numbering="true" text:style-name="WW8Num2">
        <text:list-item>
          <text:h text:style-name="P1528" text:outline-level="1"><text:bookmark-start text:name="__RefHeading__18458_26598187"/><text:soft-page-break/>越準越好分數處理方式<text:bookmark-end text:name="__RefHeading__18458_26598187"/></text:h>
        </text:list-item>
      </text:list>
      <text:p text:style-name="P72">增加輸入一個區間 ( <text:span text:style-name="T173">QUASI_</text:span><text:span text:style-name="T172">RANGE </text:span><text:span text:style-name="T171">) </text:span><text:s/>如:</text:p>
      <text:p text:style-name="P72">0%, 1%, 3%, 5%, 7%, 10%, 15%, 20%, 25%, 30%, 35%, 40%, 45%, 50%, 55%, 60%, 65%, 70%, 75%, 80%, 85% ,90%, 95%, 100%</text:p>
      <text:p text:style-name="P72"/>
      <text:p text:style-name="P72"/>
      <text:p text:style-name="P72">假定</text:p>
      <text:p text:style-name="P72"/>
      <text:p text:style-name="P72">1. TARGET = 100</text:p>
      <text:p text:style-name="P72">2. MIN = 50</text:p>
      <text:p text:style-name="P72">3. 區間<text:span text:style-name="T173">QUASI_</text:span><text:span text:style-name="T172">RANGE</text:span>為 3%</text:p>
      <text:p text:style-name="P72"/>
      <text:p text:style-name="P72"/>
      <text:p text:style-name="P72">A. 與TARGET比較時</text:p>
      <text:p text:style-name="P72"/>
      <text:p text:style-name="P72"><text:s text:c="4"/>算出的分數score</text:p>
      <text:p text:style-name="P72"><text:s text:c="4"/>區間值 TARGET * (<text:span text:style-name="T173">QUASI_</text:span><text:span text:style-name="T172">RANGE</text:span> / 100.0)</text:p>
      <text:p text:style-name="P72"><text:s text:c="4"/>100 * (3.0 / 100.0) = 3</text:p>
      <text:p text:style-name="P72"><text:s text:c="3"/></text:p>
      <text:p text:style-name="P72"><text:s text:c="4"/>落在此區間皆可 <text:s text:c="2"/></text:p>
      <text:p text:style-name="P72"><text:s text:c="5"/>score &gt;= TARGET - 3 AND score &lt;= TARGET + 3</text:p>
      <text:p text:style-name="P72"/>
      <text:p text:style-name="P72"/>
      <text:p text:style-name="P72">B. 與MIN比較時</text:p>
      <text:p text:style-name="P72"/>
      <text:p text:style-name="P72"><text:s text:c="4"/>算出的分數score</text:p>
      <text:p text:style-name="P72"><text:s text:c="4"/>區間值 MIN * (<text:span text:style-name="T173">QUASI_</text:span><text:span text:style-name="T172">RANGE</text:span> / 100.0)</text:p>
      <text:p text:style-name="P72"><text:s text:c="4"/>50 * (3.0 / 100.0) = 1.5</text:p>
      <text:p text:style-name="P72"/>
      <text:p text:style-name="P72"><text:s text:c="4"/>落在此區間皆可 <text:s text:c="2"/></text:p>
      <text:p text:style-name="P72"><text:s text:c="5"/>score &gt;= TARGET - 1.5 AND score &lt;= TARGET + 1.5</text:p>
      <text:p text:style-name="P72"/>
      <text:p text:style-name="P72"/>
      <text:p text:style-name="P72">** 注意當區間選為 0% 時就直接拿TARGET或MIN來比較</text:p>
      <text:p text:style-name="P73"/>
      <text:p text:style-name="P73"/>
      <text:p text:style-name="P73"/>
      <text:p text:style-name="P73"/>
      <text:p text:style-name="P73"/>
      <text:p text:style-name="P73"/>
      <text:list xml:id="list111741609177411" text:continue-numbering="true" text:style-name="WW8Num2">
        <text:list-item>
          <text:h text:style-name="P1552" text:outline-level="1"><text:bookmark-start text:name="__RefHeading__15140_679456773"/><text:soft-page-break/><text:span text:style-name="T47">B</text:span><text:span text:style-name="T65">B</text:span><text:span text:style-name="T47">_</text:span><text:span text:style-name="T71">KPI_ORGA</text:span><text:bookmark-end text:name="__RefHeading__15140_679456773"/></text:h>
        </text:list-item>
      </text:list>
      <table:table table:name="表格33" table:style-name="表格33">
        <table:table-column table:style-name="表格33.A"/>
        <table:table-column table:style-name="表格33.B"/>
        <table:table-column table:style-name="表格33.C" table:number-columns-repeated="2"/>
        <table:table-column table:style-name="表格33.E" table:number-columns-repeated="3"/>
        <table:table-column table:style-name="表格33.H"/>
        <table:table-column table:style-name="表格33.I"/>
        <table:table-column table:style-name="表格33.J"/>
        <table:table-column table:style-name="表格33.K"/>
        <table:table-column table:style-name="表格33.L"/>
        <table:table-row table:style-name="表格33.1">
          <table:table-cell table:style-name="表格33.A1" office:value-type="string">
            <text:list xml:id="list111741610158663" text:continue-numbering="true" text:style-name="WW8Num2">
              <text:list-item>
                <text:p text:style-name="P1010">Project</text:p>
              </text:list-item>
            </text:list>
          </table:table-cell>
          <table:table-cell table:style-name="表格33.A1" table:number-columns-spanned="6" office:value-type="string">
            <text:list xml:id="list111741610175999" text:continue-numbering="true" text:style-name="WW8Num2">
              <text:list-item>
                <text:p text:style-name="P109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1" office:value-type="string">
            <text:list xml:id="list111741610158527" text:continue-numbering="true" text:style-name="WW8Num2">
              <text:list-item>
                <text:p text:style-name="P1010">Ver</text:p>
              </text:list-item>
            </text:list>
          </table:table-cell>
          <table:table-cell table:style-name="表格33.A1" office:value-type="string">
            <text:list xml:id="list111741611173689" text:continue-numbering="true" text:style-name="WW8Num2">
              <text:list-item>
                <text:p text:style-name="P1096">0.5</text:p>
              </text:list-item>
            </text:list>
          </table:table-cell>
          <table:table-cell table:style-name="表格33.J1" office:value-type="string">
            <text:list xml:id="list111741611155594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3.K1" office:value-type="string">
            <text:list xml:id="list111741611167816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3.K1" office:value-type="string">
            <text:list xml:id="list111741612153386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111741612163299" text:continue-numbering="true" text:style-name="WW8Num2">
              <text:list-item>
                <text:p text:style-name="P1010">Maintain</text:p>
              </text:list-item>
            </text:list>
          </table:table-cell>
          <table:table-cell table:style-name="表格33.A2" table:number-columns-spanned="6" office:value-type="string">
            <text:list xml:id="list111741612182858" text:continue-numbering="true" text:style-name="WW8Num2">
              <text:list-item>
                <text:p text:style-name="P109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111741613177937" text:continue-numbering="true" text:style-name="WW8Num2">
              <text:list-item>
                <text:p text:style-name="P1010">Date</text:p>
              </text:list-item>
            </text:list>
          </table:table-cell>
          <table:table-cell table:style-name="表格33.A2" office:value-type="string">
            <text:list xml:id="list111741613163765" text:continue-numbering="true" text:style-name="WW8Num2">
              <text:list-item>
                <text:p text:style-name="P1096">2014/1<text:span text:style-name="T137">1</text:span>/<text:span text:style-name="T142">13</text:span></text:p>
              </text:list-item>
            </text:list>
          </table:table-cell>
          <table:table-cell table:style-name="表格33.J1" office:value-type="string">
            <text:list xml:id="list11174161317460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3.K1" office:value-type="string">
            <text:list xml:id="list11174161418297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3.K1" office:value-type="string">
            <text:list xml:id="list111741614181322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111741614152742" text:continue-numbering="true" text:style-name="WW8Num2">
              <text:list-item>
                <text:p text:style-name="P1010">Table</text:p>
              </text:list-item>
            </text:list>
          </table:table-cell>
          <table:table-cell table:style-name="表格33.A2" table:number-columns-spanned="6" office:value-type="string">
            <text:list xml:id="list111741615179375" text:continue-numbering="true" text:style-name="WW8Num2">
              <text:list-item>
                <text:p text:style-name="P1202">b<text:span text:style-name="T141">b</text:span>_<text:span text:style-name="T153">kpi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111741615182444" text:continue-numbering="true" text:style-name="WW8Num2">
              <text:list-item>
                <text:p text:style-name="P1010">DataBase</text:p>
              </text:list-item>
            </text:list>
          </table:table-cell>
          <table:table-cell table:style-name="表格33.A2" office:value-type="string">
            <text:list xml:id="list111741616158233" text:continue-numbering="true" text:style-name="WW8Num2">
              <text:list-item>
                <text:p text:style-name="P1096">bbcore</text:p>
              </text:list-item>
            </text:list>
          </table:table-cell>
          <table:table-cell table:style-name="表格33.J1" office:value-type="string">
            <text:list xml:id="list11174161618036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3.K1" office:value-type="string">
            <text:list xml:id="list11174161617513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3.K1" office:value-type="string">
            <text:list xml:id="list111741617163589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33.1">
          <table:table-cell table:style-name="表格33.A4" office:value-type="string">
            <text:list xml:id="list111741617155223" text:continue-numbering="true" text:style-name="WW8Num2">
              <text:list-item>
                <text:p text:style-name="P1010">Descript</text:p>
              </text:list-item>
            </text:list>
          </table:table-cell>
          <table:table-cell table:style-name="表格33.A4" table:number-columns-spanned="8" office:value-type="string">
            <text:list xml:id="list111741617175684" text:continue-numbering="true" text:style-name="WW8Num2">
              <text:list-item>
                <text:p text:style-name="P11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1" office:value-type="string">
            <text:list xml:id="list11174161815232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3.K1" office:value-type="string">
            <text:list xml:id="list11174161815066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3.K1" office:value-type="string">
            <text:list xml:id="list111741618161851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33.1">
          <table:table-cell table:style-name="表格33.A5" table:number-columns-spanned="9" office:value-type="string">
            <text:list xml:id="list111741619163170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5" table:number-columns-spanned="3" office:value-type="string">
            <text:list xml:id="list11174161917268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11741619159151" text:continue-numbering="true" text:style-name="WW8Num2">
              <text:list-item>
                <text:p text:style-name="P1053">Field</text:p>
              </text:list-item>
            </text:list>
          </table:table-cell>
          <table:table-cell table:style-name="表格33.A5" office:value-type="string">
            <text:list xml:id="list111741620168726" text:continue-numbering="true" text:style-name="WW8Num2">
              <text:list-item>
                <text:p text:style-name="P1053">Datatype</text:p>
              </text:list-item>
            </text:list>
          </table:table-cell>
          <table:table-cell table:style-name="表格33.A5" office:value-type="string">
            <text:list xml:id="list111741620174669" text:continue-numbering="true" text:style-name="WW8Num2">
              <text:list-item>
                <text:p text:style-name="P1053">PK</text:p>
              </text:list-item>
            </text:list>
          </table:table-cell>
          <table:table-cell table:style-name="表格33.A5" office:value-type="string">
            <text:list xml:id="list111741620178833" text:continue-numbering="true" text:style-name="WW8Num2">
              <text:list-item>
                <text:p text:style-name="P1053">UK</text:p>
              </text:list-item>
            </text:list>
          </table:table-cell>
          <table:table-cell table:style-name="表格33.A5" office:value-type="string">
            <text:list xml:id="list111741621164733" text:continue-numbering="true" text:style-name="WW8Num2">
              <text:list-item>
                <text:p text:style-name="P1053">IDX</text:p>
              </text:list-item>
            </text:list>
          </table:table-cell>
          <table:table-cell table:style-name="表格33.A5" office:value-type="string">
            <text:list xml:id="list111741621166209" text:continue-numbering="true" text:style-name="WW8Num2">
              <text:list-item>
                <text:p text:style-name="P967"><text:span text:style-name="T2">S</text:span><text:span text:style-name="T3">IZE</text:span></text:p>
              </text:list-item>
            </text:list>
          </table:table-cell>
          <table:table-cell table:style-name="表格33.A5" office:value-type="string">
            <text:list xml:id="list111741621175433" text:continue-numbering="true" text:style-name="WW8Num2">
              <text:list-item>
                <text:p text:style-name="P967"><text:span text:style-name="T2">D</text:span><text:span text:style-name="T3">EF</text:span></text:p>
              </text:list-item>
            </text:list>
          </table:table-cell>
          <table:table-cell table:style-name="表格33.A5" office:value-type="string">
            <text:list xml:id="list111741622154722" text:continue-numbering="true" text:style-name="WW8Num2">
              <text:list-item>
                <text:p text:style-name="P1053">Description</text:p>
              </text:list-item>
            </text:list>
          </table:table-cell>
          <table:table-cell table:style-name="表格33.A5" office:value-type="string">
            <text:list xml:id="list111741622166901" text:continue-numbering="true" text:style-name="WW8Num2">
              <text:list-item>
                <text:p text:style-name="P1053">Remarks</text:p>
              </text:list-item>
            </text:list>
          </table:table-cell>
          <table:table-cell table:style-name="表格33.J5" table:number-columns-spanned="3" office:value-type="string">
            <text:list xml:id="list11174162315445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11741623152799" text:continue-numbering="true" text:style-name="WW8Num2">
              <text:list-item>
                <text:p text:style-name="P1302">OID</text:p>
              </text:list-item>
            </text:list>
          </table:table-cell>
          <table:table-cell table:style-name="表格33.A5" office:value-type="string">
            <text:list xml:id="list111741623158581" text:continue-numbering="true" text:style-name="WW8Num2">
              <text:list-item>
                <text:p text:style-name="P1302">CHAR</text:p>
              </text:list-item>
            </text:list>
          </table:table-cell>
          <table:table-cell table:style-name="表格33.A5" office:value-type="string">
            <text:list xml:id="list111741624176003" text:continue-numbering="true" text:style-name="WW8Num2">
              <text:list-item>
                <text:p text:style-name="P1302">Y</text:p>
              </text:list-item>
            </text:list>
          </table:table-cell>
          <table:table-cell table:style-name="表格33.A5" office:value-type="string">
            <text:list xml:id="list111741624153497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24171904" text:continue-numbering="true" text:style-name="WW8Num2">
              <text:list-item>
                <text:p text:style-name="P1302"><text:s/></text:p>
              </text:list-item>
            </text:list>
          </table:table-cell>
          <table:table-cell table:style-name="表格33.A5" office:value-type="string">
            <text:list xml:id="list111741625159874" text:continue-numbering="true" text:style-name="WW8Num2">
              <text:list-item>
                <text:p text:style-name="P1302">36</text:p>
              </text:list-item>
            </text:list>
          </table:table-cell>
          <table:table-cell table:style-name="表格33.A5" office:value-type="string">
            <text:list xml:id="list11174162516583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25153025" text:continue-numbering="true" text:style-name="WW8Num2">
              <text:list-item>
                <text:p text:style-name="P1302">PK / UUID</text:p>
              </text:list-item>
            </text:list>
          </table:table-cell>
          <table:table-cell table:style-name="表格33.A5" office:value-type="string">
            <text:list xml:id="list111741626153707" text:continue-numbering="true" text:style-name="WW8Num2">
              <text:list-item>
                <text:p text:style-name="P1302">Default java UUID</text:p>
              </text:list-item>
            </text:list>
          </table:table-cell>
          <table:table-cell table:style-name="表格33.J5" table:number-columns-spanned="3" office:value-type="string">
            <text:list xml:id="list111741626152287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409"><text:span text:style-name="T154">KPI_</text:span>ID</text:p>
          </table:table-cell>
          <table:table-cell table:style-name="表格33.A8" office:value-type="string">
            <text:list xml:id="list111741627181146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33.A8" office:value-type="string">
            <text:p text:style-name="P216"/>
          </table:table-cell>
          <table:table-cell table:style-name="表格33.A8" office:value-type="string">
            <text:p text:style-name="P436">Y</text:p>
          </table:table-cell>
          <table:table-cell table:style-name="表格33.A8" office:value-type="string">
            <text:p text:style-name="P814"/>
          </table:table-cell>
          <table:table-cell table:style-name="表格33.A8" office:value-type="string">
            <text:p text:style-name="P412">14</text:p>
          </table:table-cell>
          <table:table-cell table:style-name="表格33.A8" office:value-type="string">
            <text:p text:style-name="P216"/>
          </table:table-cell>
          <table:table-cell table:style-name="表格33.A8" office:value-type="string">
            <text:p text:style-name="P689">BB_KPI.ID</text:p>
          </table:table-cell>
          <table:table-cell table:style-name="表格33.A8" office:value-type="string">
            <text:p text:style-name="P624"/>
          </table:table-cell>
          <table:table-cell table:style-name="表格33.J5" table:number-columns-spanned="3" office:value-type="string">
            <text:list xml:id="list111741629154325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361">ORG_ID</text:p>
          </table:table-cell>
          <table:table-cell table:style-name="表格33.A8" office:value-type="string">
            <text:list xml:id="list111741630162769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33.A8" office:value-type="string">
            <text:p text:style-name="P211"/>
          </table:table-cell>
          <table:table-cell table:style-name="表格33.A8" office:value-type="string">
            <text:p text:style-name="P354">Y</text:p>
          </table:table-cell>
          <table:table-cell table:style-name="表格33.A8" office:value-type="string">
            <text:p text:style-name="P786"/>
          </table:table-cell>
          <table:table-cell table:style-name="表格33.A8" office:value-type="string">
            <text:p text:style-name="P361">10</text:p>
          </table:table-cell>
          <table:table-cell table:style-name="表格33.A8" office:value-type="string">
            <text:p text:style-name="P211"/>
          </table:table-cell>
          <table:table-cell table:style-name="表格33.A8" office:value-type="string">
            <text:p text:style-name="P659">BB_ORGANIZATION.ORG_ID</text:p>
          </table:table-cell>
          <table:table-cell table:style-name="表格33.A8" office:value-type="string">
            <text:p text:style-name="P569"/>
          </table:table-cell>
          <table:table-cell table:style-name="表格33.J5" table:number-columns-spanned="3" office:value-type="string">
            <text:list xml:id="list111741632179209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11741633150604" text:continue-numbering="true" text:style-name="WW8Num2">
              <text:list-item>
                <text:p text:style-name="P1302">CUSERID</text:p>
              </text:list-item>
            </text:list>
          </table:table-cell>
          <table:table-cell table:style-name="表格33.A5" office:value-type="string">
            <text:list xml:id="list111741633178543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33.A5" office:value-type="string">
            <text:list xml:id="list11174163417362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3415398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34151599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35164393" text:continue-numbering="true" text:style-name="WW8Num2">
              <text:list-item>
                <text:p text:style-name="P1302">24</text:p>
              </text:list-item>
            </text:list>
          </table:table-cell>
          <table:table-cell table:style-name="表格33.A5" office:value-type="string">
            <text:list xml:id="list11174163516873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35159961" text:continue-numbering="true" text:style-name="WW8Num2">
              <text:list-item>
                <text:p text:style-name="P1302">Create data user</text:p>
              </text:list-item>
            </text:list>
          </table:table-cell>
          <table:table-cell table:style-name="表格33.A5" office:value-type="string">
            <text:list xml:id="list111741636153176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J5" table:number-columns-spanned="3" office:value-type="string">
            <text:list xml:id="list111741636153686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11741636159449" text:continue-numbering="true" text:style-name="WW8Num2">
              <text:list-item>
                <text:p text:style-name="P1302">CDATE</text:p>
              </text:list-item>
            </text:list>
          </table:table-cell>
          <table:table-cell table:style-name="表格33.A5" office:value-type="string">
            <text:list xml:id="list111741637162318" text:continue-numbering="true" text:style-name="WW8Num2">
              <text:list-item>
                <text:p text:style-name="P1302">DATETIME</text:p>
              </text:list-item>
            </text:list>
          </table:table-cell>
          <table:table-cell table:style-name="表格33.A5" office:value-type="string">
            <text:list xml:id="list11174163718013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38163568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3816379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38177176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3915385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39176594" text:continue-numbering="true" text:style-name="WW8Num2">
              <text:list-item>
                <text:p text:style-name="P1302">Create time</text:p>
              </text:list-item>
            </text:list>
          </table:table-cell>
          <table:table-cell table:style-name="表格33.A5" office:value-type="string">
            <text:list xml:id="list111741639158401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J5" table:number-columns-spanned="3" office:value-type="string">
            <text:list xml:id="list11174164015763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11741640156368" text:continue-numbering="true" text:style-name="WW8Num2">
              <text:list-item>
                <text:p text:style-name="P1302">UUSERID</text:p>
              </text:list-item>
            </text:list>
          </table:table-cell>
          <table:table-cell table:style-name="表格33.A5" office:value-type="string">
            <text:list xml:id="list111741640171815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33.A5" office:value-type="string">
            <text:list xml:id="list11174164116959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41150706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4217662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42169251" text:continue-numbering="true" text:style-name="WW8Num2">
              <text:list-item>
                <text:p text:style-name="P1302">24</text:p>
              </text:list-item>
            </text:list>
          </table:table-cell>
          <table:table-cell table:style-name="表格33.A5" office:value-type="string">
            <text:list xml:id="list111741642160431" text:continue-numbering="true" text:style-name="WW8Num2">
              <text:list-item>
                <text:p text:style-name="P1302">null</text:p>
              </text:list-item>
            </text:list>
          </table:table-cell>
          <table:table-cell table:style-name="表格33.A5" office:value-type="string">
            <text:list xml:id="list111741643181459" text:continue-numbering="true" text:style-name="WW8Num2">
              <text:list-item>
                <text:p text:style-name="P1302">Update date user</text:p>
              </text:list-item>
            </text:list>
          </table:table-cell>
          <table:table-cell table:style-name="表格33.A5" office:value-type="string">
            <text:list xml:id="list111741643150909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J5" table:number-columns-spanned="3" office:value-type="string">
            <text:list xml:id="list111741643178161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11741644173616" text:continue-numbering="true" text:style-name="WW8Num2">
              <text:list-item>
                <text:p text:style-name="P1302">UDATE</text:p>
              </text:list-item>
            </text:list>
          </table:table-cell>
          <table:table-cell table:style-name="表格33.A5" office:value-type="string">
            <text:list xml:id="list111741644156116" text:continue-numbering="true" text:style-name="WW8Num2">
              <text:list-item>
                <text:p text:style-name="P1302">DATETIME</text:p>
              </text:list-item>
            </text:list>
          </table:table-cell>
          <table:table-cell table:style-name="表格33.A5" office:value-type="string">
            <text:list xml:id="list11174164417566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45152556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45157753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4615796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A5" office:value-type="string">
            <text:list xml:id="list111741646164584" text:continue-numbering="true" text:style-name="WW8Num2">
              <text:list-item>
                <text:p text:style-name="P1302">null</text:p>
              </text:list-item>
            </text:list>
          </table:table-cell>
          <table:table-cell table:style-name="表格33.A5" office:value-type="string">
            <text:list xml:id="list111741646172049" text:continue-numbering="true" text:style-name="WW8Num2">
              <text:list-item>
                <text:p text:style-name="P1302">Update time</text:p>
              </text:list-item>
            </text:list>
          </table:table-cell>
          <table:table-cell table:style-name="表格33.A5" office:value-type="string">
            <text:list xml:id="list11174164716618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33.J5" table:number-columns-spanned="3" office:value-type="string">
            <text:list xml:id="list11174164718264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</table:table>
      <text:p text:style-name="P37"/>
      <text:p text:style-name="P37"/>
      <text:p text:style-name="P37"/>
      <text:list xml:id="list111741648171618" text:continue-numbering="true" text:style-name="WW8Num2">
        <text:list-item>
          <text:h text:style-name="P1553" text:outline-level="1"><text:bookmark-start text:name="__RefHeading__15142_679456773"/><text:span text:style-name="T47">B</text:span><text:span text:style-name="T65">B</text:span><text:span text:style-name="T47">_</text:span><text:span text:style-name="T71">KPI_</text:span><text:span text:style-name="T72">EMPL</text:span><text:bookmark-end text:name="__RefHeading__15142_679456773"/></text:h>
        </text:list-item>
      </text:list>
      <table:table table:name="表格34" table:style-name="表格34">
        <table:table-column table:style-name="表格34.A"/>
        <table:table-column table:style-name="表格34.B"/>
        <table:table-column table:style-name="表格34.C" table:number-columns-repeated="2"/>
        <table:table-column table:style-name="表格34.E" table:number-columns-repeated="3"/>
        <table:table-column table:style-name="表格34.H"/>
        <table:table-column table:style-name="表格34.I"/>
        <table:table-column table:style-name="表格34.J"/>
        <table:table-column table:style-name="表格34.K"/>
        <table:table-column table:style-name="表格34.L"/>
        <table:table-row table:style-name="表格34.1">
          <table:table-cell table:style-name="表格34.A1" office:value-type="string">
            <text:list xml:id="list111741649165044" text:continue-numbering="true" text:style-name="WW8Num2">
              <text:list-item>
                <text:p text:style-name="P1011">Project</text:p>
              </text:list-item>
            </text:list>
          </table:table-cell>
          <table:table-cell table:style-name="表格34.A1" table:number-columns-spanned="6" office:value-type="string">
            <text:list xml:id="list111741650159303" text:continue-numbering="true" text:style-name="WW8Num2">
              <text:list-item>
                <text:p text:style-name="P109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1" office:value-type="string">
            <text:list xml:id="list111741650178211" text:continue-numbering="true" text:style-name="WW8Num2">
              <text:list-item>
                <text:p text:style-name="P1011">Ver</text:p>
              </text:list-item>
            </text:list>
          </table:table-cell>
          <table:table-cell table:style-name="表格34.A1" office:value-type="string">
            <text:list xml:id="list111741650160325" text:continue-numbering="true" text:style-name="WW8Num2">
              <text:list-item>
                <text:p text:style-name="P1097">0.5</text:p>
              </text:list-item>
            </text:list>
          </table:table-cell>
          <table:table-cell table:style-name="表格34.J1" office:value-type="string">
            <text:list xml:id="list111741651178803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4.K1" office:value-type="string">
            <text:list xml:id="list111741651165146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4.K1" office:value-type="string">
            <text:list xml:id="list111741651157379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111741652179041" text:continue-numbering="true" text:style-name="WW8Num2">
              <text:list-item>
                <text:p text:style-name="P1011">Maintain</text:p>
              </text:list-item>
            </text:list>
          </table:table-cell>
          <table:table-cell table:style-name="表格34.A2" table:number-columns-spanned="6" office:value-type="string">
            <text:list xml:id="list111741652152937" text:continue-numbering="true" text:style-name="WW8Num2">
              <text:list-item>
                <text:p text:style-name="P109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111741652160151" text:continue-numbering="true" text:style-name="WW8Num2">
              <text:list-item>
                <text:p text:style-name="P1011">Date</text:p>
              </text:list-item>
            </text:list>
          </table:table-cell>
          <table:table-cell table:style-name="表格34.A2" office:value-type="string">
            <text:list xml:id="list111741653165997" text:continue-numbering="true" text:style-name="WW8Num2">
              <text:list-item>
                <text:p text:style-name="P1097">2014/1<text:span text:style-name="T137">1</text:span>/<text:span text:style-name="T142">13</text:span></text:p>
              </text:list-item>
            </text:list>
          </table:table-cell>
          <table:table-cell table:style-name="表格34.J1" office:value-type="string">
            <text:list xml:id="list111741653181048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4.K1" office:value-type="string">
            <text:list xml:id="list111741654168100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4.K1" office:value-type="string">
            <text:list xml:id="list111741654162791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111741654170176" text:continue-numbering="true" text:style-name="WW8Num2">
              <text:list-item>
                <text:p text:style-name="P1011">Table</text:p>
              </text:list-item>
            </text:list>
          </table:table-cell>
          <table:table-cell table:style-name="表格34.A2" table:number-columns-spanned="6" office:value-type="string">
            <text:list xml:id="list111741655154302" text:continue-numbering="true" text:style-name="WW8Num2">
              <text:list-item>
                <text:p text:style-name="P1203">b<text:span text:style-name="T141">b</text:span>_<text:span text:style-name="T153">kpi_emp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111741655159192" text:continue-numbering="true" text:style-name="WW8Num2">
              <text:list-item>
                <text:p text:style-name="P1011">DataBase</text:p>
              </text:list-item>
            </text:list>
          </table:table-cell>
          <table:table-cell table:style-name="表格34.A2" office:value-type="string">
            <text:list xml:id="list111741655164154" text:continue-numbering="true" text:style-name="WW8Num2">
              <text:list-item>
                <text:p text:style-name="P1097">bbcore</text:p>
              </text:list-item>
            </text:list>
          </table:table-cell>
          <table:table-cell table:style-name="表格34.J1" office:value-type="string">
            <text:list xml:id="list111741656170290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4.K1" office:value-type="string">
            <text:list xml:id="list111741656160349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4.K1" office:value-type="string">
            <text:list xml:id="list111741656163156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34.1">
          <table:table-cell table:style-name="表格34.A4" office:value-type="string">
            <text:list xml:id="list111741657158711" text:continue-numbering="true" text:style-name="WW8Num2">
              <text:list-item>
                <text:p text:style-name="P1011">Descript</text:p>
              </text:list-item>
            </text:list>
          </table:table-cell>
          <table:table-cell table:style-name="表格34.A4" table:number-columns-spanned="8" office:value-type="string">
            <text:list xml:id="list111741657178344" text:continue-numbering="true" text:style-name="WW8Num2">
              <text:list-item>
                <text:p text:style-name="P11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1" office:value-type="string">
            <text:list xml:id="list111741657160572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4.K1" office:value-type="string">
            <text:list xml:id="list111741658156214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4.K1" office:value-type="string">
            <text:list xml:id="list111741658161557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34.1">
          <table:table-cell table:style-name="表格34.A5" table:number-columns-spanned="9" office:value-type="string">
            <text:list xml:id="list111741658170308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5" table:number-columns-spanned="3" office:value-type="string">
            <text:list xml:id="list111741659179649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11741659157403" text:continue-numbering="true" text:style-name="WW8Num2">
              <text:list-item>
                <text:p text:style-name="P1054">Field</text:p>
              </text:list-item>
            </text:list>
          </table:table-cell>
          <table:table-cell table:style-name="表格34.A5" office:value-type="string">
            <text:list xml:id="list111741659180424" text:continue-numbering="true" text:style-name="WW8Num2">
              <text:list-item>
                <text:p text:style-name="P1054">Datatype</text:p>
              </text:list-item>
            </text:list>
          </table:table-cell>
          <table:table-cell table:style-name="表格34.A5" office:value-type="string">
            <text:list xml:id="list111741660174206" text:continue-numbering="true" text:style-name="WW8Num2">
              <text:list-item>
                <text:p text:style-name="P1054">PK</text:p>
              </text:list-item>
            </text:list>
          </table:table-cell>
          <table:table-cell table:style-name="表格34.A5" office:value-type="string">
            <text:list xml:id="list111741660160085" text:continue-numbering="true" text:style-name="WW8Num2">
              <text:list-item>
                <text:p text:style-name="P1054">UK</text:p>
              </text:list-item>
            </text:list>
          </table:table-cell>
          <table:table-cell table:style-name="表格34.A5" office:value-type="string">
            <text:list xml:id="list111741660177562" text:continue-numbering="true" text:style-name="WW8Num2">
              <text:list-item>
                <text:p text:style-name="P1054">IDX</text:p>
              </text:list-item>
            </text:list>
          </table:table-cell>
          <table:table-cell table:style-name="表格34.A5" office:value-type="string">
            <text:list xml:id="list111741661159841" text:continue-numbering="true" text:style-name="WW8Num2">
              <text:list-item>
                <text:p text:style-name="P968"><text:span text:style-name="T2">S</text:span><text:span text:style-name="T3">IZE</text:span></text:p>
              </text:list-item>
            </text:list>
          </table:table-cell>
          <table:table-cell table:style-name="表格34.A5" office:value-type="string">
            <text:list xml:id="list111741661179575" text:continue-numbering="true" text:style-name="WW8Num2">
              <text:list-item>
                <text:p text:style-name="P968"><text:span text:style-name="T2">D</text:span><text:span text:style-name="T3">EF</text:span></text:p>
              </text:list-item>
            </text:list>
          </table:table-cell>
          <table:table-cell table:style-name="表格34.A5" office:value-type="string">
            <text:list xml:id="list111741662156007" text:continue-numbering="true" text:style-name="WW8Num2">
              <text:list-item>
                <text:p text:style-name="P1054">Description</text:p>
              </text:list-item>
            </text:list>
          </table:table-cell>
          <table:table-cell table:style-name="表格34.A5" office:value-type="string">
            <text:list xml:id="list111741662166322" text:continue-numbering="true" text:style-name="WW8Num2">
              <text:list-item>
                <text:p text:style-name="P1054">Remarks</text:p>
              </text:list-item>
            </text:list>
          </table:table-cell>
          <table:table-cell table:style-name="表格34.J5" table:number-columns-spanned="3" office:value-type="string">
            <text:list xml:id="list111741662160623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11741663160137" text:continue-numbering="true" text:style-name="WW8Num2">
              <text:list-item>
                <text:p text:style-name="P1303">OID</text:p>
              </text:list-item>
            </text:list>
          </table:table-cell>
          <table:table-cell table:style-name="表格34.A5" office:value-type="string">
            <text:list xml:id="list111741663154547" text:continue-numbering="true" text:style-name="WW8Num2">
              <text:list-item>
                <text:p text:style-name="P1303">CHAR</text:p>
              </text:list-item>
            </text:list>
          </table:table-cell>
          <table:table-cell table:style-name="表格34.A5" office:value-type="string">
            <text:list xml:id="list111741663158848" text:continue-numbering="true" text:style-name="WW8Num2">
              <text:list-item>
                <text:p text:style-name="P1303">Y</text:p>
              </text:list-item>
            </text:list>
          </table:table-cell>
          <table:table-cell table:style-name="表格34.A5" office:value-type="string">
            <text:list xml:id="list111741664169515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64157475" text:continue-numbering="true" text:style-name="WW8Num2">
              <text:list-item>
                <text:p text:style-name="P1303"><text:s/></text:p>
              </text:list-item>
            </text:list>
          </table:table-cell>
          <table:table-cell table:style-name="表格34.A5" office:value-type="string">
            <text:list xml:id="list111741665172996" text:continue-numbering="true" text:style-name="WW8Num2">
              <text:list-item>
                <text:p text:style-name="P1303">36</text:p>
              </text:list-item>
            </text:list>
          </table:table-cell>
          <table:table-cell table:style-name="表格34.A5" office:value-type="string">
            <text:list xml:id="list111741665152310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65162579" text:continue-numbering="true" text:style-name="WW8Num2">
              <text:list-item>
                <text:p text:style-name="P1303">PK / UUID</text:p>
              </text:list-item>
            </text:list>
          </table:table-cell>
          <table:table-cell table:style-name="表格34.A5" office:value-type="string">
            <text:list xml:id="list111741666160468" text:continue-numbering="true" text:style-name="WW8Num2">
              <text:list-item>
                <text:p text:style-name="P1303">Default java UUID</text:p>
              </text:list-item>
            </text:list>
          </table:table-cell>
          <table:table-cell table:style-name="表格34.J5" table:number-columns-spanned="3" office:value-type="string">
            <text:list xml:id="list111741666182199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411"><text:span text:style-name="T154">KPI_</text:span>ID</text:p>
          </table:table-cell>
          <table:table-cell table:style-name="表格34.A8" office:value-type="string">
            <text:list xml:id="list111741667175944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34.A8" office:value-type="string">
            <text:p text:style-name="P217"/>
          </table:table-cell>
          <table:table-cell table:style-name="表格34.A8" office:value-type="string">
            <text:p text:style-name="P437">Y</text:p>
          </table:table-cell>
          <table:table-cell table:style-name="表格34.A8" office:value-type="string">
            <text:p text:style-name="P815"/>
          </table:table-cell>
          <table:table-cell table:style-name="表格34.A8" office:value-type="string">
            <text:p text:style-name="P413">14</text:p>
          </table:table-cell>
          <table:table-cell table:style-name="表格34.A8" office:value-type="string">
            <text:p text:style-name="P217"/>
          </table:table-cell>
          <table:table-cell table:style-name="表格34.A8" office:value-type="string">
            <text:p text:style-name="P690">BB_KPI.ID</text:p>
          </table:table-cell>
          <table:table-cell table:style-name="表格34.A8" office:value-type="string">
            <text:p text:style-name="P625"/>
          </table:table-cell>
          <table:table-cell table:style-name="表格34.J5" table:number-columns-spanned="3" office:value-type="string">
            <text:list xml:id="list111741670177620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365">EMP_ID</text:p>
          </table:table-cell>
          <table:table-cell table:style-name="表格34.A8" office:value-type="string">
            <text:list xml:id="list111741670154277" text:continue-numbering="true" text:style-name="WW8Num2">
              <text:list-item>
                <text:p text:style-name="P1292">VARCHAR</text:p>
              </text:list-item>
            </text:list>
          </table:table-cell>
          <table:table-cell table:style-name="表格34.A8" office:value-type="string">
            <text:p text:style-name="P212"/>
          </table:table-cell>
          <table:table-cell table:style-name="表格34.A8" office:value-type="string">
            <text:p text:style-name="P366">Y</text:p>
          </table:table-cell>
          <table:table-cell table:style-name="表格34.A8" office:value-type="string">
            <text:p text:style-name="P787"/>
          </table:table-cell>
          <table:table-cell table:style-name="表格34.A8" office:value-type="string">
            <text:p text:style-name="P365">10</text:p>
          </table:table-cell>
          <table:table-cell table:style-name="表格34.A8" office:value-type="string">
            <text:p text:style-name="P212"/>
          </table:table-cell>
          <table:table-cell table:style-name="表格34.A8" office:value-type="string">
            <text:p text:style-name="P694">BB_EMPLOYEE.EMP_ID</text:p>
          </table:table-cell>
          <table:table-cell table:style-name="表格34.A8" office:value-type="string">
            <text:p text:style-name="P570"/>
          </table:table-cell>
          <table:table-cell table:style-name="表格34.J5" table:number-columns-spanned="3" office:value-type="string">
            <text:list xml:id="list111741673176707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11741673183016" text:continue-numbering="true" text:style-name="WW8Num2">
              <text:list-item>
                <text:p text:style-name="P1303">CUSERID</text:p>
              </text:list-item>
            </text:list>
          </table:table-cell>
          <table:table-cell table:style-name="表格34.A5" office:value-type="string">
            <text:list xml:id="list111741673167277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34.A5" office:value-type="string">
            <text:list xml:id="list11174167417194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74171510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75162997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75174482" text:continue-numbering="true" text:style-name="WW8Num2">
              <text:list-item>
                <text:p text:style-name="P1303">24</text:p>
              </text:list-item>
            </text:list>
          </table:table-cell>
          <table:table-cell table:style-name="表格34.A5" office:value-type="string">
            <text:list xml:id="list111741675165342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76150977" text:continue-numbering="true" text:style-name="WW8Num2">
              <text:list-item>
                <text:p text:style-name="P1303">Create data user</text:p>
              </text:list-item>
            </text:list>
          </table:table-cell>
          <table:table-cell table:style-name="表格34.A5" office:value-type="string">
            <text:list xml:id="list111741676167792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J5" table:number-columns-spanned="3" office:value-type="string">
            <text:list xml:id="list111741677175950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11741677151077" text:continue-numbering="true" text:style-name="WW8Num2">
              <text:list-item>
                <text:p text:style-name="P1303">CDATE</text:p>
              </text:list-item>
            </text:list>
          </table:table-cell>
          <table:table-cell table:style-name="表格34.A5" office:value-type="string">
            <text:list xml:id="list111741677175799" text:continue-numbering="true" text:style-name="WW8Num2">
              <text:list-item>
                <text:p text:style-name="P1303">DATETIME</text:p>
              </text:list-item>
            </text:list>
          </table:table-cell>
          <table:table-cell table:style-name="表格34.A5" office:value-type="string">
            <text:list xml:id="list111741678158831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78168173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79153267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79182034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79155285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80169241" text:continue-numbering="true" text:style-name="WW8Num2">
              <text:list-item>
                <text:p text:style-name="P1303">Create time</text:p>
              </text:list-item>
            </text:list>
          </table:table-cell>
          <table:table-cell table:style-name="表格34.A5" office:value-type="string">
            <text:list xml:id="list111741680169365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J5" table:number-columns-spanned="3" office:value-type="string">
            <text:list xml:id="list111741681169591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11741681164225" text:continue-numbering="true" text:style-name="WW8Num2">
              <text:list-item>
                <text:p text:style-name="P1303">UUSERID</text:p>
              </text:list-item>
            </text:list>
          </table:table-cell>
          <table:table-cell table:style-name="表格34.A5" office:value-type="string">
            <text:list xml:id="list111741681153923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34.A5" office:value-type="string">
            <text:list xml:id="list111741682172427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82183163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82176390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83152389" text:continue-numbering="true" text:style-name="WW8Num2">
              <text:list-item>
                <text:p text:style-name="P1303">24</text:p>
              </text:list-item>
            </text:list>
          </table:table-cell>
          <table:table-cell table:style-name="表格34.A5" office:value-type="string">
            <text:list xml:id="list111741683179479" text:continue-numbering="true" text:style-name="WW8Num2">
              <text:list-item>
                <text:p text:style-name="P1303">null</text:p>
              </text:list-item>
            </text:list>
          </table:table-cell>
          <table:table-cell table:style-name="表格34.A5" office:value-type="string">
            <text:list xml:id="list111741684160357" text:continue-numbering="true" text:style-name="WW8Num2">
              <text:list-item>
                <text:p text:style-name="P1303">Update date user</text:p>
              </text:list-item>
            </text:list>
          </table:table-cell>
          <table:table-cell table:style-name="表格34.A5" office:value-type="string">
            <text:list xml:id="list111741684167131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J5" table:number-columns-spanned="3" office:value-type="string">
            <text:list xml:id="list111741684169541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11741685169940" text:continue-numbering="true" text:style-name="WW8Num2">
              <text:list-item>
                <text:p text:style-name="P1303">UDATE</text:p>
              </text:list-item>
            </text:list>
          </table:table-cell>
          <table:table-cell table:style-name="表格34.A5" office:value-type="string">
            <text:list xml:id="list111741685164149" text:continue-numbering="true" text:style-name="WW8Num2">
              <text:list-item>
                <text:p text:style-name="P1303">DATETIME</text:p>
              </text:list-item>
            </text:list>
          </table:table-cell>
          <table:table-cell table:style-name="表格34.A5" office:value-type="string">
            <text:list xml:id="list111741685156820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86155356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86178697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86156902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A5" office:value-type="string">
            <text:list xml:id="list111741687171985" text:continue-numbering="true" text:style-name="WW8Num2">
              <text:list-item>
                <text:p text:style-name="P1303">null</text:p>
              </text:list-item>
            </text:list>
          </table:table-cell>
          <table:table-cell table:style-name="表格34.A5" office:value-type="string">
            <text:list xml:id="list111741687174711" text:continue-numbering="true" text:style-name="WW8Num2">
              <text:list-item>
                <text:p text:style-name="P1303">Update time</text:p>
              </text:list-item>
            </text:list>
          </table:table-cell>
          <table:table-cell table:style-name="表格34.A5" office:value-type="string">
            <text:list xml:id="list111741688151166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34.J5" table:number-columns-spanned="3" office:value-type="string">
            <text:list xml:id="list111741688160753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</table:table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list xml:id="list111741690161462" text:continue-numbering="true" text:style-name="WW8Num2">
        <text:list-item>
          <text:h text:style-name="P1554" text:outline-level="1"><text:bookmark-start text:name="__RefHeading__15144_679456773"/><text:soft-page-break/><text:span text:style-name="T47">B</text:span><text:span text:style-name="T65">B</text:span><text:span text:style-name="T47">_</text:span><text:span text:style-name="T73">FORMULA</text:span><text:bookmark-end text:name="__RefHeading__15144_679456773"/></text:h>
        </text:list-item>
      </text:list>
      <table:table table:name="表格35" table:style-name="表格35">
        <table:table-column table:style-name="表格35.A"/>
        <table:table-column table:style-name="表格35.B"/>
        <table:table-column table:style-name="表格35.C" table:number-columns-repeated="2"/>
        <table:table-column table:style-name="表格35.E" table:number-columns-repeated="3"/>
        <table:table-column table:style-name="表格35.H"/>
        <table:table-column table:style-name="表格35.I"/>
        <table:table-column table:style-name="表格35.J"/>
        <table:table-column table:style-name="表格35.K"/>
        <table:table-column table:style-name="表格35.L"/>
        <table:table-row table:style-name="表格35.1">
          <table:table-cell table:style-name="表格35.A1" office:value-type="string">
            <text:list xml:id="list111741691155134" text:continue-numbering="true" text:style-name="WW8Num2">
              <text:list-item>
                <text:p text:style-name="P1012">Project</text:p>
              </text:list-item>
            </text:list>
          </table:table-cell>
          <table:table-cell table:style-name="表格35.A1" table:number-columns-spanned="6" office:value-type="string">
            <text:list xml:id="list111741691179854" text:continue-numbering="true" text:style-name="WW8Num2">
              <text:list-item>
                <text:p text:style-name="P109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1" office:value-type="string">
            <text:list xml:id="list111741692158226" text:continue-numbering="true" text:style-name="WW8Num2">
              <text:list-item>
                <text:p text:style-name="P1012">Ver</text:p>
              </text:list-item>
            </text:list>
          </table:table-cell>
          <table:table-cell table:style-name="表格35.A1" office:value-type="string">
            <text:list xml:id="list111741692167579" text:continue-numbering="true" text:style-name="WW8Num2">
              <text:list-item>
                <text:p text:style-name="P1098">0.5</text:p>
              </text:list-item>
            </text:list>
          </table:table-cell>
          <table:table-cell table:style-name="表格35.J1" office:value-type="string">
            <text:list xml:id="list11174169218014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5.K1" office:value-type="string">
            <text:list xml:id="list11174169315270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5.K1" office:value-type="string">
            <text:list xml:id="list111741693151886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111741693151300" text:continue-numbering="true" text:style-name="WW8Num2">
              <text:list-item>
                <text:p text:style-name="P1012">Maintain</text:p>
              </text:list-item>
            </text:list>
          </table:table-cell>
          <table:table-cell table:style-name="表格35.A2" table:number-columns-spanned="6" office:value-type="string">
            <text:list xml:id="list111741694182367" text:continue-numbering="true" text:style-name="WW8Num2">
              <text:list-item>
                <text:p text:style-name="P109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111741694153613" text:continue-numbering="true" text:style-name="WW8Num2">
              <text:list-item>
                <text:p text:style-name="P1012">Date</text:p>
              </text:list-item>
            </text:list>
          </table:table-cell>
          <table:table-cell table:style-name="表格35.A2" office:value-type="string">
            <text:list xml:id="list111741694162869" text:continue-numbering="true" text:style-name="WW8Num2">
              <text:list-item>
                <text:p text:style-name="P1098">2014/1<text:span text:style-name="T137">1</text:span>/<text:span text:style-name="T142">13</text:span></text:p>
              </text:list-item>
            </text:list>
          </table:table-cell>
          <table:table-cell table:style-name="表格35.J1" office:value-type="string">
            <text:list xml:id="list11174169516456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5.K1" office:value-type="string">
            <text:list xml:id="list11174169516784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5.K1" office:value-type="string">
            <text:list xml:id="list111741695153932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111741696161125" text:continue-numbering="true" text:style-name="WW8Num2">
              <text:list-item>
                <text:p text:style-name="P1012">Table</text:p>
              </text:list-item>
            </text:list>
          </table:table-cell>
          <table:table-cell table:style-name="表格35.A2" table:number-columns-spanned="6" office:value-type="string">
            <text:list xml:id="list111741696170428" text:continue-numbering="true" text:style-name="WW8Num2">
              <text:list-item>
                <text:p text:style-name="P1204">b<text:span text:style-name="T141">b</text:span>_<text:span text:style-name="T163">formu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111741697153540" text:continue-numbering="true" text:style-name="WW8Num2">
              <text:list-item>
                <text:p text:style-name="P1012">DataBase</text:p>
              </text:list-item>
            </text:list>
          </table:table-cell>
          <table:table-cell table:style-name="表格35.A2" office:value-type="string">
            <text:list xml:id="list111741697171440" text:continue-numbering="true" text:style-name="WW8Num2">
              <text:list-item>
                <text:p text:style-name="P1098">bbcore</text:p>
              </text:list-item>
            </text:list>
          </table:table-cell>
          <table:table-cell table:style-name="表格35.J1" office:value-type="string">
            <text:list xml:id="list111741697165967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5.K1" office:value-type="string">
            <text:list xml:id="list11174169817151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5.K1" office:value-type="string">
            <text:list xml:id="list111741698162900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35.1">
          <table:table-cell table:style-name="表格35.A4" office:value-type="string">
            <text:list xml:id="list111741698156518" text:continue-numbering="true" text:style-name="WW8Num2">
              <text:list-item>
                <text:p text:style-name="P1012">Descript</text:p>
              </text:list-item>
            </text:list>
          </table:table-cell>
          <table:table-cell table:style-name="表格35.A4" table:number-columns-spanned="8" office:value-type="string">
            <text:list xml:id="list111741699182078" text:continue-numbering="true" text:style-name="WW8Num2">
              <text:list-item>
                <text:p text:style-name="P11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1" office:value-type="string">
            <text:list xml:id="list11174169917670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5.K1" office:value-type="string">
            <text:list xml:id="list111741699182410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5.K1" office:value-type="string">
            <text:list xml:id="list111741700159462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35.1">
          <table:table-cell table:style-name="表格35.A5" table:number-columns-spanned="9" office:value-type="string">
            <text:list xml:id="list111741700176789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5" table:number-columns-spanned="3" office:value-type="string">
            <text:list xml:id="list111741700175091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11741701161934" text:continue-numbering="true" text:style-name="WW8Num2">
              <text:list-item>
                <text:p text:style-name="P1055">Field</text:p>
              </text:list-item>
            </text:list>
          </table:table-cell>
          <table:table-cell table:style-name="表格35.A5" office:value-type="string">
            <text:list xml:id="list111741701169675" text:continue-numbering="true" text:style-name="WW8Num2">
              <text:list-item>
                <text:p text:style-name="P1055">Datatype</text:p>
              </text:list-item>
            </text:list>
          </table:table-cell>
          <table:table-cell table:style-name="表格35.A5" office:value-type="string">
            <text:list xml:id="list111741701157015" text:continue-numbering="true" text:style-name="WW8Num2">
              <text:list-item>
                <text:p text:style-name="P1055">PK</text:p>
              </text:list-item>
            </text:list>
          </table:table-cell>
          <table:table-cell table:style-name="表格35.A5" office:value-type="string">
            <text:list xml:id="list111741702171414" text:continue-numbering="true" text:style-name="WW8Num2">
              <text:list-item>
                <text:p text:style-name="P1055">UK</text:p>
              </text:list-item>
            </text:list>
          </table:table-cell>
          <table:table-cell table:style-name="表格35.A5" office:value-type="string">
            <text:list xml:id="list111741702158240" text:continue-numbering="true" text:style-name="WW8Num2">
              <text:list-item>
                <text:p text:style-name="P1055">IDX</text:p>
              </text:list-item>
            </text:list>
          </table:table-cell>
          <table:table-cell table:style-name="表格35.A5" office:value-type="string">
            <text:list xml:id="list111741702180706" text:continue-numbering="true" text:style-name="WW8Num2">
              <text:list-item>
                <text:p text:style-name="P969"><text:span text:style-name="T2">S</text:span><text:span text:style-name="T3">IZE</text:span></text:p>
              </text:list-item>
            </text:list>
          </table:table-cell>
          <table:table-cell table:style-name="表格35.A5" office:value-type="string">
            <text:list xml:id="list111741703158445" text:continue-numbering="true" text:style-name="WW8Num2">
              <text:list-item>
                <text:p text:style-name="P969"><text:span text:style-name="T2">D</text:span><text:span text:style-name="T3">EF</text:span></text:p>
              </text:list-item>
            </text:list>
          </table:table-cell>
          <table:table-cell table:style-name="表格35.A5" office:value-type="string">
            <text:list xml:id="list111741703157062" text:continue-numbering="true" text:style-name="WW8Num2">
              <text:list-item>
                <text:p text:style-name="P1055">Description</text:p>
              </text:list-item>
            </text:list>
          </table:table-cell>
          <table:table-cell table:style-name="表格35.A5" office:value-type="string">
            <text:list xml:id="list111741704180350" text:continue-numbering="true" text:style-name="WW8Num2">
              <text:list-item>
                <text:p text:style-name="P1055">Remarks</text:p>
              </text:list-item>
            </text:list>
          </table:table-cell>
          <table:table-cell table:style-name="表格35.J5" table:number-columns-spanned="3" office:value-type="string">
            <text:list xml:id="list111741704166785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11741704172580" text:continue-numbering="true" text:style-name="WW8Num2">
              <text:list-item>
                <text:p text:style-name="P1304">OID</text:p>
              </text:list-item>
            </text:list>
          </table:table-cell>
          <table:table-cell table:style-name="表格35.A5" office:value-type="string">
            <text:list xml:id="list111741705169191" text:continue-numbering="true" text:style-name="WW8Num2">
              <text:list-item>
                <text:p text:style-name="P1304">CHAR</text:p>
              </text:list-item>
            </text:list>
          </table:table-cell>
          <table:table-cell table:style-name="表格35.A5" office:value-type="string">
            <text:list xml:id="list111741705163720" text:continue-numbering="true" text:style-name="WW8Num2">
              <text:list-item>
                <text:p text:style-name="P1304">Y</text:p>
              </text:list-item>
            </text:list>
          </table:table-cell>
          <table:table-cell table:style-name="表格35.A5" office:value-type="string">
            <text:list xml:id="list111741706164378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06151926" text:continue-numbering="true" text:style-name="WW8Num2">
              <text:list-item>
                <text:p text:style-name="P1304"><text:s/></text:p>
              </text:list-item>
            </text:list>
          </table:table-cell>
          <table:table-cell table:style-name="表格35.A5" office:value-type="string">
            <text:list xml:id="list111741706180958" text:continue-numbering="true" text:style-name="WW8Num2">
              <text:list-item>
                <text:p text:style-name="P1304">36</text:p>
              </text:list-item>
            </text:list>
          </table:table-cell>
          <table:table-cell table:style-name="表格35.A5" office:value-type="string">
            <text:list xml:id="list11174170715619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07177167" text:continue-numbering="true" text:style-name="WW8Num2">
              <text:list-item>
                <text:p text:style-name="P1304">PK / UUID</text:p>
              </text:list-item>
            </text:list>
          </table:table-cell>
          <table:table-cell table:style-name="表格35.A5" office:value-type="string">
            <text:list xml:id="list111741707151690" text:continue-numbering="true" text:style-name="WW8Num2">
              <text:list-item>
                <text:p text:style-name="P1304">Default java UUID</text:p>
              </text:list-item>
            </text:list>
          </table:table-cell>
          <table:table-cell table:style-name="表格35.J5" table:number-columns-spanned="3" office:value-type="string">
            <text:list xml:id="list111741708172032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18">FOR_ID</text:p>
          </table:table-cell>
          <table:table-cell table:style-name="表格35.A8" office:value-type="string">
            <text:list xml:id="list111741708159706" text:continue-numbering="true" text:style-name="WW8Num2">
              <text:list-item>
                <text:p text:style-name="P1385">VARCHAR</text:p>
              </text:list-item>
            </text:list>
          </table:table-cell>
          <table:table-cell table:style-name="表格35.A8" office:value-type="string">
            <text:p text:style-name="P216"/>
          </table:table-cell>
          <table:table-cell table:style-name="表格35.A8" office:value-type="string">
            <text:p text:style-name="P438">Y</text:p>
          </table:table-cell>
          <table:table-cell table:style-name="表格35.A8" office:value-type="string">
            <text:p text:style-name="P791"/>
          </table:table-cell>
          <table:table-cell table:style-name="表格35.A8" office:value-type="string">
            <text:p text:style-name="P420">14</text:p>
          </table:table-cell>
          <table:table-cell table:style-name="表格35.A8" office:value-type="string">
            <text:p text:style-name="P216"/>
          </table:table-cell>
          <table:table-cell table:style-name="表格35.A8" office:value-type="string">
            <text:p text:style-name="P691"/>
          </table:table-cell>
          <table:table-cell table:style-name="表格35.A8" office:value-type="string">
            <text:p text:style-name="P626"/>
          </table:table-cell>
          <table:table-cell table:style-name="表格35.J5" table:number-columns-spanned="3" office:value-type="string">
            <text:list xml:id="list111741711163528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0">NAME</text:p>
          </table:table-cell>
          <table:table-cell table:style-name="表格35.A8" office:value-type="string">
            <text:list xml:id="list111741711158462" text:continue-numbering="true" text:style-name="WW8Num2">
              <text:list-item>
                <text:p text:style-name="P1392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816">Y</text:p>
          </table:table-cell>
          <table:table-cell table:style-name="表格35.A8" office:value-type="string">
            <text:p text:style-name="P440">100</text:p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695"/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111741714155147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07">TYPE</text:p>
          </table:table-cell>
          <table:table-cell table:style-name="表格35.A8" office:value-type="string">
            <text:p text:style-name="P147">VARCHAR</text:p>
          </table:table-cell>
          <table:table-cell table:style-name="表格35.A8" office:value-type="string">
            <text:p text:style-name="P205"/>
          </table:table-cell>
          <table:table-cell table:style-name="表格35.A8" office:value-type="string">
            <text:p text:style-name="P293"/>
          </table:table-cell>
          <table:table-cell table:style-name="表格35.A8" office:value-type="string">
            <text:p text:style-name="P769"/>
          </table:table-cell>
          <table:table-cell table:style-name="表格35.A8" office:value-type="string">
            <text:p text:style-name="P309">10</text:p>
          </table:table-cell>
          <table:table-cell table:style-name="表格35.A8" office:value-type="string">
            <text:p text:style-name="P205"/>
          </table:table-cell>
          <table:table-cell table:style-name="表格35.A8" office:value-type="string">
            <text:p text:style-name="P633">PYTHON , GROOVY, BSH</text:p>
          </table:table-cell>
          <table:table-cell table:style-name="表格35.A8" office:value-type="string">
            <text:p text:style-name="P564"/>
          </table:table-cell>
          <table:table-cell table:style-name="表格35.J5" table:number-columns-spanned="3" office:value-type="string">
            <text:list xml:id="list111741717169419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2"><text:span text:style-name="T155">RETURN_</text:span>MODE</text:p>
          </table:table-cell>
          <table:table-cell table:style-name="表格35.A8" office:value-type="string">
            <text:list xml:id="list111741718152580" text:continue-numbering="true" text:style-name="WW8Num2">
              <text:list-item>
                <text:p text:style-name="P1128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792"/>
          </table:table-cell>
          <table:table-cell table:style-name="表格35.A8" office:value-type="string">
            <text:p text:style-name="P442">1</text:p>
          </table:table-cell>
          <table:table-cell table:style-name="表格35.A8" office:value-type="string">
            <text:p text:style-name="P443">D</text:p>
          </table:table-cell>
          <table:table-cell table:style-name="表格35.A8" office:value-type="string">
            <text:p text:style-name="P698">D <text:span text:style-name="T156">(預</text:span>設<text:span text:style-name="T156">)</text:span></text:p>
            <text:p text:style-name="P698">C <text:span text:style-name="T156">(</text:span>自定回傳變數<text:span text:style-name="T156">)</text:span></text:p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111741721155747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5">RETURN_VAR</text:p>
          </table:table-cell>
          <table:table-cell table:style-name="表格35.A8" office:value-type="string">
            <text:list xml:id="list111741721180180" text:continue-numbering="true" text:style-name="WW8Num2">
              <text:list-item>
                <text:p text:style-name="P1129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792"/>
          </table:table-cell>
          <table:table-cell table:style-name="表格35.A8" office:value-type="string">
            <text:p text:style-name="P445">50</text:p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695">回傳變數名稱, 只有在 <text:span text:style-name="T155">RETURN_MODE = 'C' 的情況才要輸入</text:span></text:p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111741724181952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8">EXPRESSION</text:p>
          </table:table-cell>
          <table:table-cell table:style-name="表格35.A8" office:value-type="string">
            <text:list xml:id="list111741724158060" text:continue-numbering="true" text:style-name="WW8Num2">
              <text:list-item>
                <text:p text:style-name="P1130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792"/>
          </table:table-cell>
          <table:table-cell table:style-name="表格35.A8" office:value-type="string">
            <text:p text:style-name="P459">500</text:p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695">公式內容</text:p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111741727173449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6">DESCRIPTION</text:p>
          </table:table-cell>
          <table:table-cell table:style-name="表格35.A8" office:value-type="string">
            <text:list xml:id="list111741727157057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792"/>
          </table:table-cell>
          <table:table-cell table:style-name="表格35.A8" office:value-type="string">
            <text:p text:style-name="P446">500</text:p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695"/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111741730157341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11741730165486" text:continue-numbering="true" text:style-name="WW8Num2">
              <text:list-item>
                <text:p text:style-name="P1304">CUSERID</text:p>
              </text:list-item>
            </text:list>
          </table:table-cell>
          <table:table-cell table:style-name="表格35.A5" office:value-type="string">
            <text:list xml:id="list111741730183037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35.A5" office:value-type="string">
            <text:list xml:id="list111741731174328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1165115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115674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2175313" text:continue-numbering="true" text:style-name="WW8Num2">
              <text:list-item>
                <text:p text:style-name="P1304">24</text:p>
              </text:list-item>
            </text:list>
          </table:table-cell>
          <table:table-cell table:style-name="表格35.A5" office:value-type="string">
            <text:list xml:id="list11174173217167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3174867" text:continue-numbering="true" text:style-name="WW8Num2">
              <text:list-item>
                <text:p text:style-name="P1304">Create data user</text:p>
              </text:list-item>
            </text:list>
          </table:table-cell>
          <table:table-cell table:style-name="表格35.A5" office:value-type="string">
            <text:list xml:id="list111741733152675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J5" table:number-columns-spanned="3" office:value-type="string">
            <text:list xml:id="list111741733151451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11741734167462" text:continue-numbering="true" text:style-name="WW8Num2">
              <text:list-item>
                <text:p text:style-name="P1304">CDATE</text:p>
              </text:list-item>
            </text:list>
          </table:table-cell>
          <table:table-cell table:style-name="表格35.A5" office:value-type="string">
            <text:list xml:id="list111741734180445" text:continue-numbering="true" text:style-name="WW8Num2">
              <text:list-item>
                <text:p text:style-name="P1304">DATETIME</text:p>
              </text:list-item>
            </text:list>
          </table:table-cell>
          <table:table-cell table:style-name="表格35.A5" office:value-type="string">
            <text:list xml:id="list111741734172259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516761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516180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5150905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615449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6163827" text:continue-numbering="true" text:style-name="WW8Num2">
              <text:list-item>
                <text:p text:style-name="P1304">Create time</text:p>
              </text:list-item>
            </text:list>
          </table:table-cell>
          <table:table-cell table:style-name="表格35.A5" office:value-type="string">
            <text:list xml:id="list111741737162491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J5" table:number-columns-spanned="3" office:value-type="string">
            <text:list xml:id="list111741737169677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11741737167559" text:continue-numbering="true" text:style-name="WW8Num2">
              <text:list-item>
                <text:p text:style-name="P1304">UUSERID</text:p>
              </text:list-item>
            </text:list>
          </table:table-cell>
          <table:table-cell table:style-name="表格35.A5" office:value-type="string">
            <text:list xml:id="list111741738176120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35.A5" office:value-type="string">
            <text:list xml:id="list11174173817522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815678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9164949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39171182" text:continue-numbering="true" text:style-name="WW8Num2">
              <text:list-item>
                <text:p text:style-name="P1304">24</text:p>
              </text:list-item>
            </text:list>
          </table:table-cell>
          <table:table-cell table:style-name="表格35.A5" office:value-type="string">
            <text:list xml:id="list111741739179513" text:continue-numbering="true" text:style-name="WW8Num2">
              <text:list-item>
                <text:p text:style-name="P1304">null</text:p>
              </text:list-item>
            </text:list>
          </table:table-cell>
          <table:table-cell table:style-name="表格35.A5" office:value-type="string">
            <text:list xml:id="list111741740158150" text:continue-numbering="true" text:style-name="WW8Num2">
              <text:list-item>
                <text:p text:style-name="P1304">Update date user</text:p>
              </text:list-item>
            </text:list>
          </table:table-cell>
          <table:table-cell table:style-name="表格35.A5" office:value-type="string">
            <text:list xml:id="list111741740170179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J5" table:number-columns-spanned="3" office:value-type="string">
            <text:list xml:id="list111741740168012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11741741160997" text:continue-numbering="true" text:style-name="WW8Num2">
              <text:list-item>
                <text:p text:style-name="P1304">UDATE</text:p>
              </text:list-item>
            </text:list>
          </table:table-cell>
          <table:table-cell table:style-name="表格35.A5" office:value-type="string">
            <text:list xml:id="list111741741170861" text:continue-numbering="true" text:style-name="WW8Num2">
              <text:list-item>
                <text:p text:style-name="P1304">DATETIME</text:p>
              </text:list-item>
            </text:list>
          </table:table-cell>
          <table:table-cell table:style-name="表格35.A5" office:value-type="string">
            <text:list xml:id="list11174174218254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42180715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42156101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43160728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A5" office:value-type="string">
            <text:list xml:id="list111741743161257" text:continue-numbering="true" text:style-name="WW8Num2">
              <text:list-item>
                <text:p text:style-name="P1304">null</text:p>
              </text:list-item>
            </text:list>
          </table:table-cell>
          <table:table-cell table:style-name="表格35.A5" office:value-type="string">
            <text:list xml:id="list111741743155461" text:continue-numbering="true" text:style-name="WW8Num2">
              <text:list-item>
                <text:p text:style-name="P1304">Update time</text:p>
              </text:list-item>
            </text:list>
          </table:table-cell>
          <table:table-cell table:style-name="表格35.A5" office:value-type="string">
            <text:list xml:id="list11174174418309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35.J5" table:number-columns-spanned="3" office:value-type="string">
            <text:list xml:id="list111741744158522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11741749166861" text:continue-numbering="true" text:style-name="WW8Num2">
        <text:list-item>
          <text:h text:style-name="P1555" text:outline-level="1"><text:bookmark-start text:name="__RefHeading__27461_1860957965"/><text:soft-page-break/><text:span text:style-name="T47">B</text:span><text:span text:style-name="T65">B</text:span><text:span text:style-name="T47">_</text:span><text:span text:style-name="T101">AGGREGATION_METHOD</text:span><text:bookmark-end text:name="__RefHeading__27461_1860957965"/></text:h>
        </text:list-item>
      </text:list>
      <table:table table:name="表格60" table:style-name="表格60">
        <table:table-column table:style-name="表格60.A"/>
        <table:table-column table:style-name="表格60.B"/>
        <table:table-column table:style-name="表格60.C" table:number-columns-repeated="2"/>
        <table:table-column table:style-name="表格60.E" table:number-columns-repeated="3"/>
        <table:table-column table:style-name="表格60.H"/>
        <table:table-column table:style-name="表格60.I"/>
        <table:table-column table:style-name="表格60.J"/>
        <table:table-column table:style-name="表格60.K"/>
        <table:table-column table:style-name="表格60.L"/>
        <table:table-row table:style-name="表格60.1">
          <table:table-cell table:style-name="表格60.A1" office:value-type="string">
            <text:list xml:id="list111741750156604" text:continue-numbering="true" text:style-name="WW8Num2">
              <text:list-item>
                <text:p text:style-name="P1013">Project</text:p>
              </text:list-item>
            </text:list>
          </table:table-cell>
          <table:table-cell table:style-name="表格60.A1" table:number-columns-spanned="6" office:value-type="string">
            <text:list xml:id="list111741750179369" text:continue-numbering="true" text:style-name="WW8Num2">
              <text:list-item>
                <text:p text:style-name="P109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1" office:value-type="string">
            <text:list xml:id="list111741751173734" text:continue-numbering="true" text:style-name="WW8Num2">
              <text:list-item>
                <text:p text:style-name="P1013">Ver</text:p>
              </text:list-item>
            </text:list>
          </table:table-cell>
          <table:table-cell table:style-name="表格60.A1" office:value-type="string">
            <text:list xml:id="list111741751165265" text:continue-numbering="true" text:style-name="WW8Num2">
              <text:list-item>
                <text:p text:style-name="P1099">0.5</text:p>
              </text:list-item>
            </text:list>
          </table:table-cell>
          <table:table-cell table:style-name="表格60.J1" office:value-type="string">
            <text:list xml:id="list111741751155806" text:continue-numbering="true" text:style-name="WW8Num2">
              <text:list-item>
                <text:p text:style-name="P865"/>
              </text:list-item>
            </text:list>
          </table:table-cell>
          <table:table-cell table:style-name="表格60.K1" office:value-type="string">
            <text:list xml:id="list111741752179391" text:continue-numbering="true" text:style-name="WW8Num2">
              <text:list-item>
                <text:p text:style-name="P865"/>
              </text:list-item>
            </text:list>
          </table:table-cell>
          <table:table-cell table:style-name="表格60.K1" office:value-type="string">
            <text:list xml:id="list111741752172660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111741752163130" text:continue-numbering="true" text:style-name="WW8Num2">
              <text:list-item>
                <text:p text:style-name="P1013">Maintain</text:p>
              </text:list-item>
            </text:list>
          </table:table-cell>
          <table:table-cell table:style-name="表格60.A2" table:number-columns-spanned="6" office:value-type="string">
            <text:list xml:id="list111741753170663" text:continue-numbering="true" text:style-name="WW8Num2">
              <text:list-item>
                <text:p text:style-name="P109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111741753165075" text:continue-numbering="true" text:style-name="WW8Num2">
              <text:list-item>
                <text:p text:style-name="P1013">Date</text:p>
              </text:list-item>
            </text:list>
          </table:table-cell>
          <table:table-cell table:style-name="表格60.A2" office:value-type="string">
            <text:list xml:id="list111741753154598" text:continue-numbering="true" text:style-name="WW8Num2">
              <text:list-item>
                <text:p text:style-name="P1099">201<text:span text:style-name="T200">5</text:span>/<text:span text:style-name="T200">03</text:span>/<text:span text:style-name="T142">10</text:span></text:p>
              </text:list-item>
            </text:list>
          </table:table-cell>
          <table:table-cell table:style-name="表格60.J1" office:value-type="string">
            <text:list xml:id="list11174175417998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60.K1" office:value-type="string">
            <text:list xml:id="list111741754172231" text:continue-numbering="true" text:style-name="WW8Num2">
              <text:list-item>
                <text:p text:style-name="P865"/>
              </text:list-item>
            </text:list>
          </table:table-cell>
          <table:table-cell table:style-name="表格60.K1" office:value-type="string">
            <text:list xml:id="list111741755150695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111741755179724" text:continue-numbering="true" text:style-name="WW8Num2">
              <text:list-item>
                <text:p text:style-name="P1013">Table</text:p>
              </text:list-item>
            </text:list>
          </table:table-cell>
          <table:table-cell table:style-name="表格60.A2" table:number-columns-spanned="6" office:value-type="string">
            <text:list xml:id="list111741755168706" text:continue-numbering="true" text:style-name="WW8Num2">
              <text:list-item>
                <text:p text:style-name="P1205">b<text:span text:style-name="T141">b</text:span>_<text:span text:style-name="T199">aggregation_metho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111741756180262" text:continue-numbering="true" text:style-name="WW8Num2">
              <text:list-item>
                <text:p text:style-name="P1013">DataBase</text:p>
              </text:list-item>
            </text:list>
          </table:table-cell>
          <table:table-cell table:style-name="表格60.A2" office:value-type="string">
            <text:list xml:id="list111741756163413" text:continue-numbering="true" text:style-name="WW8Num2">
              <text:list-item>
                <text:p text:style-name="P1099">bbcore</text:p>
              </text:list-item>
            </text:list>
          </table:table-cell>
          <table:table-cell table:style-name="表格60.J1" office:value-type="string">
            <text:list xml:id="list111741757153060" text:continue-numbering="true" text:style-name="WW8Num2">
              <text:list-item>
                <text:p text:style-name="P865"/>
              </text:list-item>
            </text:list>
          </table:table-cell>
          <table:table-cell table:style-name="表格60.K1" office:value-type="string">
            <text:list xml:id="list111741757176146" text:continue-numbering="true" text:style-name="WW8Num2">
              <text:list-item>
                <text:p text:style-name="P865"/>
              </text:list-item>
            </text:list>
          </table:table-cell>
          <table:table-cell table:style-name="表格60.K1" office:value-type="string">
            <text:list xml:id="list111741757162150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60.1">
          <table:table-cell table:style-name="表格60.A4" office:value-type="string">
            <text:list xml:id="list111741757157317" text:continue-numbering="true" text:style-name="WW8Num2">
              <text:list-item>
                <text:p text:style-name="P1013">Descript</text:p>
              </text:list-item>
            </text:list>
          </table:table-cell>
          <table:table-cell table:style-name="表格60.A4" table:number-columns-spanned="8" office:value-type="string">
            <text:list xml:id="list111741758168390" text:continue-numbering="true" text:style-name="WW8Num2">
              <text:list-item>
                <text:p text:style-name="P11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1" office:value-type="string">
            <text:list xml:id="list11174175816750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60.K1" office:value-type="string">
            <text:list xml:id="list11174175915440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60.K1" office:value-type="string">
            <text:list xml:id="list111741759177379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60.1">
          <table:table-cell table:style-name="表格60.A5" table:number-columns-spanned="9" office:value-type="string">
            <text:list xml:id="list111741759167935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5" table:number-columns-spanned="3" office:value-type="string">
            <text:list xml:id="list111741759166637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11741760157137" text:continue-numbering="true" text:style-name="WW8Num2">
              <text:list-item>
                <text:p text:style-name="P1056">Field</text:p>
              </text:list-item>
            </text:list>
          </table:table-cell>
          <table:table-cell table:style-name="表格60.A5" office:value-type="string">
            <text:list xml:id="list111741760155857" text:continue-numbering="true" text:style-name="WW8Num2">
              <text:list-item>
                <text:p text:style-name="P1056">Datatype</text:p>
              </text:list-item>
            </text:list>
          </table:table-cell>
          <table:table-cell table:style-name="表格60.A5" office:value-type="string">
            <text:list xml:id="list111741760180413" text:continue-numbering="true" text:style-name="WW8Num2">
              <text:list-item>
                <text:p text:style-name="P1056">PK</text:p>
              </text:list-item>
            </text:list>
          </table:table-cell>
          <table:table-cell table:style-name="表格60.A5" office:value-type="string">
            <text:list xml:id="list111741761168551" text:continue-numbering="true" text:style-name="WW8Num2">
              <text:list-item>
                <text:p text:style-name="P1056">UK</text:p>
              </text:list-item>
            </text:list>
          </table:table-cell>
          <table:table-cell table:style-name="表格60.A5" office:value-type="string">
            <text:list xml:id="list111741761154766" text:continue-numbering="true" text:style-name="WW8Num2">
              <text:list-item>
                <text:p text:style-name="P1056">IDX</text:p>
              </text:list-item>
            </text:list>
          </table:table-cell>
          <table:table-cell table:style-name="表格60.A5" office:value-type="string">
            <text:list xml:id="list111741762181848" text:continue-numbering="true" text:style-name="WW8Num2">
              <text:list-item>
                <text:p text:style-name="P970"><text:span text:style-name="T2">S</text:span><text:span text:style-name="T3">IZE</text:span></text:p>
              </text:list-item>
            </text:list>
          </table:table-cell>
          <table:table-cell table:style-name="表格60.A5" office:value-type="string">
            <text:list xml:id="list111741762155435" text:continue-numbering="true" text:style-name="WW8Num2">
              <text:list-item>
                <text:p text:style-name="P970"><text:span text:style-name="T2">D</text:span><text:span text:style-name="T3">EF</text:span></text:p>
              </text:list-item>
            </text:list>
          </table:table-cell>
          <table:table-cell table:style-name="表格60.A5" office:value-type="string">
            <text:list xml:id="list111741763181579" text:continue-numbering="true" text:style-name="WW8Num2">
              <text:list-item>
                <text:p text:style-name="P1056">Description</text:p>
              </text:list-item>
            </text:list>
          </table:table-cell>
          <table:table-cell table:style-name="表格60.A5" office:value-type="string">
            <text:list xml:id="list111741763173973" text:continue-numbering="true" text:style-name="WW8Num2">
              <text:list-item>
                <text:p text:style-name="P1056">Remarks</text:p>
              </text:list-item>
            </text:list>
          </table:table-cell>
          <table:table-cell table:style-name="表格60.J5" table:number-columns-spanned="3" office:value-type="string">
            <text:list xml:id="list111741763167781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11741764165340" text:continue-numbering="true" text:style-name="WW8Num2">
              <text:list-item>
                <text:p text:style-name="P1305">OID</text:p>
              </text:list-item>
            </text:list>
          </table:table-cell>
          <table:table-cell table:style-name="表格60.A5" office:value-type="string">
            <text:list xml:id="list111741764183026" text:continue-numbering="true" text:style-name="WW8Num2">
              <text:list-item>
                <text:p text:style-name="P1305">CHAR</text:p>
              </text:list-item>
            </text:list>
          </table:table-cell>
          <table:table-cell table:style-name="表格60.A5" office:value-type="string">
            <text:list xml:id="list111741764175022" text:continue-numbering="true" text:style-name="WW8Num2">
              <text:list-item>
                <text:p text:style-name="P1305">Y</text:p>
              </text:list-item>
            </text:list>
          </table:table-cell>
          <table:table-cell table:style-name="表格60.A5" office:value-type="string">
            <text:list xml:id="list111741765179506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65156269" text:continue-numbering="true" text:style-name="WW8Num2">
              <text:list-item>
                <text:p text:style-name="P1305"><text:s/></text:p>
              </text:list-item>
            </text:list>
          </table:table-cell>
          <table:table-cell table:style-name="表格60.A5" office:value-type="string">
            <text:list xml:id="list111741765181912" text:continue-numbering="true" text:style-name="WW8Num2">
              <text:list-item>
                <text:p text:style-name="P1305">36</text:p>
              </text:list-item>
            </text:list>
          </table:table-cell>
          <table:table-cell table:style-name="表格60.A5" office:value-type="string">
            <text:list xml:id="list111741766178930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66157186" text:continue-numbering="true" text:style-name="WW8Num2">
              <text:list-item>
                <text:p text:style-name="P1305">PK / UUID</text:p>
              </text:list-item>
            </text:list>
          </table:table-cell>
          <table:table-cell table:style-name="表格60.A5" office:value-type="string">
            <text:list xml:id="list111741767150630" text:continue-numbering="true" text:style-name="WW8Num2">
              <text:list-item>
                <text:p text:style-name="P1305">Default java UUID</text:p>
              </text:list-item>
            </text:list>
          </table:table-cell>
          <table:table-cell table:style-name="表格60.J5" table:number-columns-spanned="3" office:value-type="string">
            <text:list xml:id="list111741767172722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19"><text:span text:style-name="T201">AGGR</text:span>_ID</text:p>
          </table:table-cell>
          <table:table-cell table:style-name="表格60.A8" office:value-type="string">
            <text:list xml:id="list111741768164563" text:continue-numbering="true" text:style-name="WW8Num2">
              <text:list-item>
                <text:p text:style-name="P1393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439">Y</text:p>
          </table:table-cell>
          <table:table-cell table:style-name="表格60.A8" office:value-type="string">
            <text:p text:style-name="P797"/>
          </table:table-cell>
          <table:table-cell table:style-name="表格60.A8" office:value-type="string">
            <text:p text:style-name="P421">14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93"/>
          </table:table-cell>
          <table:table-cell table:style-name="表格60.A8" office:value-type="string">
            <text:p text:style-name="P630"/>
          </table:table-cell>
          <table:table-cell table:style-name="表格60.J5" table:number-columns-spanned="3" office:value-type="string">
            <text:list xml:id="list111741770162577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1">NAME</text:p>
          </table:table-cell>
          <table:table-cell table:style-name="表格60.A8" office:value-type="string">
            <text:list xml:id="list111741771181090" text:continue-numbering="true" text:style-name="WW8Num2">
              <text:list-item>
                <text:p text:style-name="P1393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554"/>
          </table:table-cell>
          <table:table-cell table:style-name="表格60.A8" office:value-type="string">
            <text:p text:style-name="P818">Y</text:p>
          </table:table-cell>
          <table:table-cell table:style-name="表格60.A8" office:value-type="string">
            <text:p text:style-name="P441">10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743">Name 要檢查是否重複</text:p>
            <text:p text:style-name="P743">目前有:</text:p>
            <text:p text:style-name="P743">加總</text:p>
            <text:p text:style-name="P743">平均</text:p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111741774173697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08">TYPE</text:p>
          </table:table-cell>
          <table:table-cell table:style-name="表格60.A8" office:value-type="string">
            <text:p text:style-name="P155">VARCHAR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297"/>
          </table:table-cell>
          <table:table-cell table:style-name="表格60.A8" office:value-type="string">
            <text:p text:style-name="P780"/>
          </table:table-cell>
          <table:table-cell table:style-name="表格60.A8" office:value-type="string">
            <text:p text:style-name="P310">1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37">PYTHON , GROOVY, BSH</text:p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111741777170845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9">EXPRESSION<text:span text:style-name="T201">1</text:span></text:p>
          </table:table-cell>
          <table:table-cell table:style-name="表格60.A8" office:value-type="string">
            <text:list xml:id="list111741777174795" text:continue-numbering="true" text:style-name="WW8Num2">
              <text:list-item>
                <text:p text:style-name="P1132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379"/>
          </table:table-cell>
          <table:table-cell table:style-name="表格60.A8" office:value-type="string">
            <text:p text:style-name="P797"/>
          </table:table-cell>
          <table:table-cell table:style-name="表格60.A8" office:value-type="string">
            <text:p text:style-name="P460"><text:span text:style-name="T201">40</text:span>0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97">算<text:span text:style-name="T201">KPI分數</text:span></text:p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111741780170096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50">EXPRESSION<text:span text:style-name="T201">2</text:span></text:p>
          </table:table-cell>
          <table:table-cell table:style-name="表格60.A8" office:value-type="string">
            <text:list xml:id="list111741781166376" text:continue-numbering="true" text:style-name="WW8Num2">
              <text:list-item>
                <text:p text:style-name="P1133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379"/>
          </table:table-cell>
          <table:table-cell table:style-name="表格60.A8" office:value-type="string">
            <text:p text:style-name="P797"/>
          </table:table-cell>
          <table:table-cell table:style-name="表格60.A8" office:value-type="string">
            <text:p text:style-name="P553">400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97">算<text:span text:style-name="T201">KPI 日期區間分數</text:span></text:p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111741783170940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7">DESCRIPTION</text:p>
          </table:table-cell>
          <table:table-cell table:style-name="表格60.A8" office:value-type="string">
            <text:list xml:id="list111741784176956" text:continue-numbering="true" text:style-name="WW8Num2">
              <text:list-item>
                <text:p text:style-name="P1132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379"/>
          </table:table-cell>
          <table:table-cell table:style-name="表格60.A8" office:value-type="string">
            <text:p text:style-name="P797"/>
          </table:table-cell>
          <table:table-cell table:style-name="表格60.A8" office:value-type="string">
            <text:p text:style-name="P447">50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97"/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111741786181944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11741786162683" text:continue-numbering="true" text:style-name="WW8Num2">
              <text:list-item>
                <text:p text:style-name="P1305">CUSERID</text:p>
              </text:list-item>
            </text:list>
          </table:table-cell>
          <table:table-cell table:style-name="表格60.A5" office:value-type="string">
            <text:list xml:id="list111741787153597" text:continue-numbering="true" text:style-name="WW8Num2">
              <text:list-item>
                <text:p text:style-name="P1305">VARCHAR</text:p>
              </text:list-item>
            </text:list>
          </table:table-cell>
          <table:table-cell table:style-name="表格60.A5" office:value-type="string">
            <text:list xml:id="list111741787178376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88180066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88150744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88175129" text:continue-numbering="true" text:style-name="WW8Num2">
              <text:list-item>
                <text:p text:style-name="P1305">24</text:p>
              </text:list-item>
            </text:list>
          </table:table-cell>
          <table:table-cell table:style-name="表格60.A5" office:value-type="string">
            <text:list xml:id="list11174178916105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89175283" text:continue-numbering="true" text:style-name="WW8Num2">
              <text:list-item>
                <text:p text:style-name="P1305">Create data user</text:p>
              </text:list-item>
            </text:list>
          </table:table-cell>
          <table:table-cell table:style-name="表格60.A5" office:value-type="string">
            <text:list xml:id="list111741789178490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J5" table:number-columns-spanned="3" office:value-type="string">
            <text:list xml:id="list111741790161839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11741790152164" text:continue-numbering="true" text:style-name="WW8Num2">
              <text:list-item>
                <text:p text:style-name="P1305">CDATE</text:p>
              </text:list-item>
            </text:list>
          </table:table-cell>
          <table:table-cell table:style-name="表格60.A5" office:value-type="string">
            <text:list xml:id="list111741790159865" text:continue-numbering="true" text:style-name="WW8Num2">
              <text:list-item>
                <text:p text:style-name="P1305">DATETIME</text:p>
              </text:list-item>
            </text:list>
          </table:table-cell>
          <table:table-cell table:style-name="表格60.A5" office:value-type="string">
            <text:list xml:id="list11174179116237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117665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2181950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2156074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2171834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3176130" text:continue-numbering="true" text:style-name="WW8Num2">
              <text:list-item>
                <text:p text:style-name="P1305">Create time</text:p>
              </text:list-item>
            </text:list>
          </table:table-cell>
          <table:table-cell table:style-name="表格60.A5" office:value-type="string">
            <text:list xml:id="list11174179316484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J5" table:number-columns-spanned="3" office:value-type="string">
            <text:list xml:id="list111741793167240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11741794154126" text:continue-numbering="true" text:style-name="WW8Num2">
              <text:list-item>
                <text:p text:style-name="P1305">UUSERID</text:p>
              </text:list-item>
            </text:list>
          </table:table-cell>
          <table:table-cell table:style-name="表格60.A5" office:value-type="string">
            <text:list xml:id="list111741794168126" text:continue-numbering="true" text:style-name="WW8Num2">
              <text:list-item>
                <text:p text:style-name="P1305">VARCHAR</text:p>
              </text:list-item>
            </text:list>
          </table:table-cell>
          <table:table-cell table:style-name="表格60.A5" office:value-type="string">
            <text:list xml:id="list11174179515138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516346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517797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6156859" text:continue-numbering="true" text:style-name="WW8Num2">
              <text:list-item>
                <text:p text:style-name="P1305">24</text:p>
              </text:list-item>
            </text:list>
          </table:table-cell>
          <table:table-cell table:style-name="表格60.A5" office:value-type="string">
            <text:list xml:id="list111741796169502" text:continue-numbering="true" text:style-name="WW8Num2">
              <text:list-item>
                <text:p text:style-name="P1305">null</text:p>
              </text:list-item>
            </text:list>
          </table:table-cell>
          <table:table-cell table:style-name="表格60.A5" office:value-type="string">
            <text:list xml:id="list111741796152114" text:continue-numbering="true" text:style-name="WW8Num2">
              <text:list-item>
                <text:p text:style-name="P1305">Update date user</text:p>
              </text:list-item>
            </text:list>
          </table:table-cell>
          <table:table-cell table:style-name="表格60.A5" office:value-type="string">
            <text:list xml:id="list111741797160625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J5" table:number-columns-spanned="3" office:value-type="string">
            <text:list xml:id="list111741797162991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11741797168375" text:continue-numbering="true" text:style-name="WW8Num2">
              <text:list-item>
                <text:p text:style-name="P1305">UDATE</text:p>
              </text:list-item>
            </text:list>
          </table:table-cell>
          <table:table-cell table:style-name="表格60.A5" office:value-type="string">
            <text:list xml:id="list111741798170315" text:continue-numbering="true" text:style-name="WW8Num2">
              <text:list-item>
                <text:p text:style-name="P1305">DATETIME</text:p>
              </text:list-item>
            </text:list>
          </table:table-cell>
          <table:table-cell table:style-name="表格60.A5" office:value-type="string">
            <text:list xml:id="list11174179815660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916417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9168070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79915128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A5" office:value-type="string">
            <text:list xml:id="list111741800173001" text:continue-numbering="true" text:style-name="WW8Num2">
              <text:list-item>
                <text:p text:style-name="P1305">null</text:p>
              </text:list-item>
            </text:list>
          </table:table-cell>
          <table:table-cell table:style-name="表格60.A5" office:value-type="string">
            <text:list xml:id="list111741800178277" text:continue-numbering="true" text:style-name="WW8Num2">
              <text:list-item>
                <text:p text:style-name="P1305">Update time</text:p>
              </text:list-item>
            </text:list>
          </table:table-cell>
          <table:table-cell table:style-name="表格60.A5" office:value-type="string">
            <text:list xml:id="list11174180017788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60.J5" table:number-columns-spanned="3" office:value-type="string">
            <text:list xml:id="list111741801157063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11741806163461" text:continue-numbering="true" text:style-name="WW8Num2">
        <text:list-item>
          <text:h text:style-name="P1556" text:outline-level="1"><text:bookmark-start text:name="__RefHeading__15146_679456773"/><text:soft-page-break/><text:span text:style-name="T47">B</text:span><text:span text:style-name="T65">B</text:span><text:span text:style-name="T47">_</text:span><text:span text:style-name="T74">MEASURE_DATA</text:span><text:bookmark-end text:name="__RefHeading__15146_679456773"/></text:h>
        </text:list-item>
      </text:list>
      <table:table table:name="表格36" table:style-name="表格36">
        <table:table-column table:style-name="表格36.A"/>
        <table:table-column table:style-name="表格36.B"/>
        <table:table-column table:style-name="表格36.C" table:number-columns-repeated="2"/>
        <table:table-column table:style-name="表格36.E" table:number-columns-repeated="3"/>
        <table:table-column table:style-name="表格36.H"/>
        <table:table-column table:style-name="表格36.I"/>
        <table:table-column table:style-name="表格36.J"/>
        <table:table-column table:style-name="表格36.K"/>
        <table:table-column table:style-name="表格36.L"/>
        <table:table-row table:style-name="表格36.1">
          <table:table-cell table:style-name="表格36.A1" office:value-type="string">
            <text:list xml:id="list111741807170739" text:continue-numbering="true" text:style-name="WW8Num2">
              <text:list-item>
                <text:p text:style-name="P1014">Project</text:p>
              </text:list-item>
            </text:list>
          </table:table-cell>
          <table:table-cell table:style-name="表格36.A1" table:number-columns-spanned="6" office:value-type="string">
            <text:list xml:id="list111741807150564" text:continue-numbering="true" text:style-name="WW8Num2">
              <text:list-item>
                <text:p text:style-name="P110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1" office:value-type="string">
            <text:list xml:id="list111741807175891" text:continue-numbering="true" text:style-name="WW8Num2">
              <text:list-item>
                <text:p text:style-name="P1014">Ver</text:p>
              </text:list-item>
            </text:list>
          </table:table-cell>
          <table:table-cell table:style-name="表格36.A1" office:value-type="string">
            <text:list xml:id="list111741808181486" text:continue-numbering="true" text:style-name="WW8Num2">
              <text:list-item>
                <text:p text:style-name="P1100">0.5</text:p>
              </text:list-item>
            </text:list>
          </table:table-cell>
          <table:table-cell table:style-name="表格36.J1" office:value-type="string">
            <text:list xml:id="list111741808172247" text:continue-numbering="true" text:style-name="WW8Num2">
              <text:list-item>
                <text:p text:style-name="P866"/>
              </text:list-item>
            </text:list>
          </table:table-cell>
          <table:table-cell table:style-name="表格36.K1" office:value-type="string">
            <text:list xml:id="list111741808157793" text:continue-numbering="true" text:style-name="WW8Num2">
              <text:list-item>
                <text:p text:style-name="P866"/>
              </text:list-item>
            </text:list>
          </table:table-cell>
          <table:table-cell table:style-name="表格36.K1" office:value-type="string">
            <text:list xml:id="list111741809173284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111741809165667" text:continue-numbering="true" text:style-name="WW8Num2">
              <text:list-item>
                <text:p text:style-name="P1014">Maintain</text:p>
              </text:list-item>
            </text:list>
          </table:table-cell>
          <table:table-cell table:style-name="表格36.A2" table:number-columns-spanned="6" office:value-type="string">
            <text:list xml:id="list111741809157054" text:continue-numbering="true" text:style-name="WW8Num2">
              <text:list-item>
                <text:p text:style-name="P110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111741810169432" text:continue-numbering="true" text:style-name="WW8Num2">
              <text:list-item>
                <text:p text:style-name="P1014">Date</text:p>
              </text:list-item>
            </text:list>
          </table:table-cell>
          <table:table-cell table:style-name="表格36.A2" office:value-type="string">
            <text:list xml:id="list111741810152184" text:continue-numbering="true" text:style-name="WW8Num2">
              <text:list-item>
                <text:p text:style-name="P1100">2014/1<text:span text:style-name="T137">1</text:span>/<text:span text:style-name="T142">13</text:span></text:p>
              </text:list-item>
            </text:list>
          </table:table-cell>
          <table:table-cell table:style-name="表格36.J1" office:value-type="string">
            <text:list xml:id="list111741810156605" text:continue-numbering="true" text:style-name="WW8Num2">
              <text:list-item>
                <text:p text:style-name="P866"/>
              </text:list-item>
            </text:list>
          </table:table-cell>
          <table:table-cell table:style-name="表格36.K1" office:value-type="string">
            <text:list xml:id="list111741811166382" text:continue-numbering="true" text:style-name="WW8Num2">
              <text:list-item>
                <text:p text:style-name="P866"/>
              </text:list-item>
            </text:list>
          </table:table-cell>
          <table:table-cell table:style-name="表格36.K1" office:value-type="string">
            <text:list xml:id="list111741811178954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111741811157597" text:continue-numbering="true" text:style-name="WW8Num2">
              <text:list-item>
                <text:p text:style-name="P1014">Table</text:p>
              </text:list-item>
            </text:list>
          </table:table-cell>
          <table:table-cell table:style-name="表格36.A2" table:number-columns-spanned="6" office:value-type="string">
            <text:list xml:id="list111741812156002" text:continue-numbering="true" text:style-name="WW8Num2">
              <text:list-item>
                <text:p text:style-name="P1206">b<text:span text:style-name="T141">b</text:span>_<text:span text:style-name="T157">measure_dat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111741812161799" text:continue-numbering="true" text:style-name="WW8Num2">
              <text:list-item>
                <text:p text:style-name="P1014">DataBase</text:p>
              </text:list-item>
            </text:list>
          </table:table-cell>
          <table:table-cell table:style-name="表格36.A2" office:value-type="string">
            <text:list xml:id="list111741813155877" text:continue-numbering="true" text:style-name="WW8Num2">
              <text:list-item>
                <text:p text:style-name="P1100">bbcore</text:p>
              </text:list-item>
            </text:list>
          </table:table-cell>
          <table:table-cell table:style-name="表格36.J1" office:value-type="string">
            <text:list xml:id="list11174181317762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36.K1" office:value-type="string">
            <text:list xml:id="list111741813165528" text:continue-numbering="true" text:style-name="WW8Num2">
              <text:list-item>
                <text:p text:style-name="P866"/>
              </text:list-item>
            </text:list>
          </table:table-cell>
          <table:table-cell table:style-name="表格36.K1" office:value-type="string">
            <text:list xml:id="list111741814158473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36.1">
          <table:table-cell table:style-name="表格36.A4" office:value-type="string">
            <text:list xml:id="list111741814174395" text:continue-numbering="true" text:style-name="WW8Num2">
              <text:list-item>
                <text:p text:style-name="P1014">Descript</text:p>
              </text:list-item>
            </text:list>
          </table:table-cell>
          <table:table-cell table:style-name="表格36.A4" table:number-columns-spanned="8" office:value-type="string">
            <text:list xml:id="list111741814171263" text:continue-numbering="true" text:style-name="WW8Num2">
              <text:list-item>
                <text:p text:style-name="P11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1" office:value-type="string">
            <text:list xml:id="list111741815173014" text:continue-numbering="true" text:style-name="WW8Num2">
              <text:list-item>
                <text:p text:style-name="P866"/>
              </text:list-item>
            </text:list>
          </table:table-cell>
          <table:table-cell table:style-name="表格36.K1" office:value-type="string">
            <text:list xml:id="list11174181515599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36.K1" office:value-type="string">
            <text:list xml:id="list111741815166259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36.1">
          <table:table-cell table:style-name="表格36.A5" table:number-columns-spanned="9" office:value-type="string">
            <text:list xml:id="list111741816174900" text:continue-numbering="true" text:style-name="WW8Num2">
              <text:list-item>
                <text:p text:style-name="P14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5" table:number-columns-spanned="3" office:value-type="string">
            <text:list xml:id="list111741816164833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11741816154491" text:continue-numbering="true" text:style-name="WW8Num2">
              <text:list-item>
                <text:p text:style-name="P1057">Field</text:p>
              </text:list-item>
            </text:list>
          </table:table-cell>
          <table:table-cell table:style-name="表格36.A5" office:value-type="string">
            <text:list xml:id="list111741817171391" text:continue-numbering="true" text:style-name="WW8Num2">
              <text:list-item>
                <text:p text:style-name="P1057">Datatype</text:p>
              </text:list-item>
            </text:list>
          </table:table-cell>
          <table:table-cell table:style-name="表格36.A5" office:value-type="string">
            <text:list xml:id="list111741817160752" text:continue-numbering="true" text:style-name="WW8Num2">
              <text:list-item>
                <text:p text:style-name="P1057">PK</text:p>
              </text:list-item>
            </text:list>
          </table:table-cell>
          <table:table-cell table:style-name="表格36.A5" office:value-type="string">
            <text:list xml:id="list111741818161366" text:continue-numbering="true" text:style-name="WW8Num2">
              <text:list-item>
                <text:p text:style-name="P1057">UK</text:p>
              </text:list-item>
            </text:list>
          </table:table-cell>
          <table:table-cell table:style-name="表格36.A5" office:value-type="string">
            <text:list xml:id="list111741818167017" text:continue-numbering="true" text:style-name="WW8Num2">
              <text:list-item>
                <text:p text:style-name="P1057">IDX</text:p>
              </text:list-item>
            </text:list>
          </table:table-cell>
          <table:table-cell table:style-name="表格36.A5" office:value-type="string">
            <text:list xml:id="list111741818173838" text:continue-numbering="true" text:style-name="WW8Num2">
              <text:list-item>
                <text:p text:style-name="P971"><text:span text:style-name="T2">S</text:span><text:span text:style-name="T3">IZE</text:span></text:p>
              </text:list-item>
            </text:list>
          </table:table-cell>
          <table:table-cell table:style-name="表格36.A5" office:value-type="string">
            <text:list xml:id="list111741819156274" text:continue-numbering="true" text:style-name="WW8Num2">
              <text:list-item>
                <text:p text:style-name="P971"><text:span text:style-name="T2">D</text:span><text:span text:style-name="T3">EF</text:span></text:p>
              </text:list-item>
            </text:list>
          </table:table-cell>
          <table:table-cell table:style-name="表格36.A5" office:value-type="string">
            <text:list xml:id="list111741819157826" text:continue-numbering="true" text:style-name="WW8Num2">
              <text:list-item>
                <text:p text:style-name="P1057">Description</text:p>
              </text:list-item>
            </text:list>
          </table:table-cell>
          <table:table-cell table:style-name="表格36.A5" office:value-type="string">
            <text:list xml:id="list111741820155400" text:continue-numbering="true" text:style-name="WW8Num2">
              <text:list-item>
                <text:p text:style-name="P1057">Remarks</text:p>
              </text:list-item>
            </text:list>
          </table:table-cell>
          <table:table-cell table:style-name="表格36.J5" table:number-columns-spanned="3" office:value-type="string">
            <text:list xml:id="list111741820167170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11741820166757" text:continue-numbering="true" text:style-name="WW8Num2">
              <text:list-item>
                <text:p text:style-name="P1306">OID</text:p>
              </text:list-item>
            </text:list>
          </table:table-cell>
          <table:table-cell table:style-name="表格36.A5" office:value-type="string">
            <text:list xml:id="list111741821163962" text:continue-numbering="true" text:style-name="WW8Num2">
              <text:list-item>
                <text:p text:style-name="P1306">CHAR</text:p>
              </text:list-item>
            </text:list>
          </table:table-cell>
          <table:table-cell table:style-name="表格36.A5" office:value-type="string">
            <text:list xml:id="list111741821161006" text:continue-numbering="true" text:style-name="WW8Num2">
              <text:list-item>
                <text:p text:style-name="P1306">Y</text:p>
              </text:list-item>
            </text:list>
          </table:table-cell>
          <table:table-cell table:style-name="表格36.A5" office:value-type="string">
            <text:list xml:id="list11174182115952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22180671" text:continue-numbering="true" text:style-name="WW8Num2">
              <text:list-item>
                <text:p text:style-name="P1306"><text:s/></text:p>
              </text:list-item>
            </text:list>
          </table:table-cell>
          <table:table-cell table:style-name="表格36.A5" office:value-type="string">
            <text:list xml:id="list111741822159336" text:continue-numbering="true" text:style-name="WW8Num2">
              <text:list-item>
                <text:p text:style-name="P1306">36</text:p>
              </text:list-item>
            </text:list>
          </table:table-cell>
          <table:table-cell table:style-name="表格36.A5" office:value-type="string">
            <text:list xml:id="list111741822164459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23172566" text:continue-numbering="true" text:style-name="WW8Num2">
              <text:list-item>
                <text:p text:style-name="P1306">PK / UUID</text:p>
              </text:list-item>
            </text:list>
          </table:table-cell>
          <table:table-cell table:style-name="表格36.A5" office:value-type="string">
            <text:list xml:id="list111741823160490" text:continue-numbering="true" text:style-name="WW8Num2">
              <text:list-item>
                <text:p text:style-name="P1306">Default java UUID</text:p>
              </text:list-item>
            </text:list>
          </table:table-cell>
          <table:table-cell table:style-name="表格36.J5" table:number-columns-spanned="3" office:value-type="string">
            <text:list xml:id="list111741824157732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11"><text:span text:style-name="T154">KPI_</text:span>ID</text:p>
          </table:table-cell>
          <table:table-cell table:style-name="表格36.A8" office:value-type="string">
            <text:list xml:id="list111741824175050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36.A8" office:value-type="string">
            <text:p text:style-name="P217"/>
          </table:table-cell>
          <table:table-cell table:style-name="表格36.A8" office:value-type="string">
            <text:p text:style-name="P437">Y</text:p>
          </table:table-cell>
          <table:table-cell table:style-name="表格36.A8" office:value-type="string">
            <text:p text:style-name="P815"/>
          </table:table-cell>
          <table:table-cell table:style-name="表格36.A8" office:value-type="string">
            <text:p text:style-name="P413">14</text:p>
          </table:table-cell>
          <table:table-cell table:style-name="表格36.A8" office:value-type="string">
            <text:p text:style-name="P217"/>
          </table:table-cell>
          <table:table-cell table:style-name="表格36.A8" office:value-type="string">
            <text:p text:style-name="P690">BB_KPI.ID</text:p>
          </table:table-cell>
          <table:table-cell table:style-name="表格36.A8" office:value-type="string">
            <text:p text:style-name="P625"/>
          </table:table-cell>
          <table:table-cell table:style-name="表格36.J5" table:number-columns-spanned="3" office:value-type="string">
            <text:list xml:id="list111741827173962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1">DATE</text:p>
          </table:table-cell>
          <table:table-cell table:style-name="表格36.A8" office:value-type="string">
            <text:list xml:id="list111741827167458" text:continue-numbering="true" text:style-name="WW8Num2">
              <text:list-item>
                <text:p text:style-name="P1394">VARCHAR</text:p>
              </text:list-item>
            </text:list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461">Y</text:p>
          </table:table-cell>
          <table:table-cell table:style-name="表格36.A8" office:value-type="string">
            <text:p text:style-name="P819"/>
          </table:table-cell>
          <table:table-cell table:style-name="表格36.A8" office:value-type="string">
            <text:p text:style-name="P451">8</text:p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701">yyyyMMdd 如 20141205</text:p>
          </table:table-cell>
          <table:table-cell table:style-name="表格36.A8" office:value-type="string">
            <text:p text:style-name="P576"/>
          </table:table-cell>
          <table:table-cell table:style-name="表格36.J5" table:number-columns-spanned="3" office:value-type="string">
            <text:list xml:id="list111741830164612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2">TARGET</text:p>
          </table:table-cell>
          <table:table-cell table:style-name="表格36.A8" office:value-type="string">
            <text:p text:style-name="P154">FLOAT</text:p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295"/>
          </table:table-cell>
          <table:table-cell table:style-name="表格36.A8" office:value-type="string">
            <text:p text:style-name="P776"/>
          </table:table-cell>
          <table:table-cell table:style-name="表格36.A8" office:value-type="string">
            <text:p text:style-name="P452">12.2</text:p>
          </table:table-cell>
          <table:table-cell table:style-name="表格36.A8" office:value-type="string">
            <text:p text:style-name="P453">0.0</text:p>
          </table:table-cell>
          <table:table-cell table:style-name="表格36.A8" office:value-type="string">
            <text:p text:style-name="P635">目標值</text:p>
          </table:table-cell>
          <table:table-cell table:style-name="表格36.A8" office:value-type="string">
            <text:p text:style-name="P576"/>
          </table:table-cell>
          <table:table-cell table:style-name="表格36.J5" table:number-columns-spanned="3" office:value-type="string">
            <text:list xml:id="list111741833182227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2">ACTUAL</text:p>
          </table:table-cell>
          <table:table-cell table:style-name="表格36.A8" office:value-type="string">
            <text:list xml:id="list111741833161458" text:continue-numbering="true" text:style-name="WW8Num2">
              <text:list-item>
                <text:p text:style-name="P1138">FLOAT</text:p>
              </text:list-item>
            </text:list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372"/>
          </table:table-cell>
          <table:table-cell table:style-name="表格36.A8" office:value-type="string">
            <text:p text:style-name="P793"/>
          </table:table-cell>
          <table:table-cell table:style-name="表格36.A8" office:value-type="string">
            <text:p text:style-name="P452">12.2</text:p>
          </table:table-cell>
          <table:table-cell table:style-name="表格36.A8" office:value-type="string">
            <text:p text:style-name="P453">0.0</text:p>
          </table:table-cell>
          <table:table-cell table:style-name="表格36.A8" office:value-type="string">
            <text:p text:style-name="P699">實際值</text:p>
          </table:table-cell>
          <table:table-cell table:style-name="表格36.A8" office:value-type="string">
            <text:p text:style-name="P576"/>
          </table:table-cell>
          <table:table-cell table:style-name="表格36.J5" table:number-columns-spanned="3" office:value-type="string">
            <text:list xml:id="list111741836162590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4">FREQUENCY</text:p>
          </table:table-cell>
          <table:table-cell table:style-name="表格36.A8" office:value-type="string">
            <text:list xml:id="list111741836155636" text:continue-numbering="true" text:style-name="WW8Num2">
              <text:list-item>
                <text:p text:style-name="P1395">VARCHAR</text:p>
              </text:list-item>
            </text:list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461">Y</text:p>
          </table:table-cell>
          <table:table-cell table:style-name="表格36.A8" office:value-type="string">
            <text:p text:style-name="P821"/>
          </table:table-cell>
          <table:table-cell table:style-name="表格36.A8" office:value-type="string">
            <text:p text:style-name="P455">1</text:p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702">1. 日 <text:span text:style-name="T158">(DAY)</text:span></text:p>
            <text:p text:style-name="P703">2. 周 (WEEK)</text:p>
            <text:p text:style-name="P702"><text:span text:style-name="T168">3</text:span>. 月 <text:span text:style-name="T158">(MONTH)</text:span></text:p>
            <text:p text:style-name="P702"><text:span text:style-name="T168">4</text:span>. 季 <text:span text:style-name="T158">(SEASON)</text:span></text:p>
            <text:p text:style-name="P702"><text:span text:style-name="T168">5</text:span>. 半年 <text:span text:style-name="T158">(HALF_OF_A_YEAR)</text:span></text:p>
            <text:p text:style-name="P702"><text:span text:style-name="T168">6</text:span>. 年 <text:span text:style-name="T158">(YEAR)</text:span></text:p>
          </table:table-cell>
          <table:table-cell table:style-name="表格36.A8" office:value-type="string">
            <text:p text:style-name="P576"/>
          </table:table-cell>
          <table:table-cell table:style-name="表格36.J5" table:number-columns-spanned="3" office:value-type="string">
            <text:list xml:id="list111741841174997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61">ORG_ID</text:p>
          </table:table-cell>
          <table:table-cell table:style-name="表格36.A8" office:value-type="string">
            <text:list xml:id="list111741842174327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36.A8" office:value-type="string">
            <text:p text:style-name="P211"/>
          </table:table-cell>
          <table:table-cell table:style-name="表格36.A8" office:value-type="string">
            <text:p text:style-name="P462">Y</text:p>
          </table:table-cell>
          <table:table-cell table:style-name="表格36.A8" office:value-type="string">
            <text:p text:style-name="P821"/>
          </table:table-cell>
          <table:table-cell table:style-name="表格36.A8" office:value-type="string">
            <text:p text:style-name="P361">10</text:p>
          </table:table-cell>
          <table:table-cell table:style-name="表格36.A8" office:value-type="string">
            <text:p text:style-name="P211">*</text:p>
          </table:table-cell>
          <table:table-cell table:style-name="表格36.A8" office:value-type="string">
            <text:p text:style-name="P664">如果BB_KPI.<text:span text:style-name="T159">ORGA_MEASURE_SEPARATE </text:span><text:span text:style-name="T160">= 'Y' 時放入</text:span></text:p>
            <text:p text:style-name="P659">BB_ORGANIZATION.ORG_ID</text:p>
            <text:p text:style-name="P659"/>
            <text:p text:style-name="P664">如果<text:span text:style-name="T159">ORGA_MEASURE_SEPARATE </text:span><text:span text:style-name="T160">= 'N' 放入 *</text:span></text:p>
          </table:table-cell>
          <table:table-cell table:style-name="表格36.A8" office:value-type="string">
            <text:p text:style-name="P569"/>
          </table:table-cell>
          <table:table-cell table:style-name="表格36.J5" table:number-columns-spanned="3" office:value-type="string">
            <text:list xml:id="list111741846156658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65">EMP_ID</text:p>
          </table:table-cell>
          <table:table-cell table:style-name="表格36.A8" office:value-type="string">
            <text:list xml:id="list111741847155081" text:continue-numbering="true" text:style-name="WW8Num2">
              <text:list-item>
                <text:p text:style-name="P1292">VARCHAR</text:p>
              </text:list-item>
            </text:list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462">Y</text:p>
          </table:table-cell>
          <table:table-cell table:style-name="表格36.A8" office:value-type="string">
            <text:p text:style-name="P821"/>
          </table:table-cell>
          <table:table-cell table:style-name="表格36.A8" office:value-type="string">
            <text:p text:style-name="P365">10</text:p>
          </table:table-cell>
          <table:table-cell table:style-name="表格36.A8" office:value-type="string">
            <text:p text:style-name="P212">*</text:p>
          </table:table-cell>
          <table:table-cell table:style-name="表格36.A8" office:value-type="string">
            <text:p text:style-name="P664">如果BB_KPI.<text:span text:style-name="T161">USER</text:span><text:span text:style-name="T159">_MEASURE_SEPARATE </text:span><text:span text:style-name="T160">= 'Y' 時放入</text:span></text:p>
            <text:p text:style-name="P659">BB_<text:span text:style-name="T161">EMPLOYEE</text:span>.<text:span text:style-name="T161">EMP</text:span>_ID</text:p>
            <text:p text:style-name="P659"/>
            <text:p text:style-name="P664">如果<text:span text:style-name="T161">USER</text:span><text:span text:style-name="T159">_MEASURE_SEPARATE </text:span><text:span text:style-name="T160">= 'N' 放入 *</text:span></text:p>
          </table:table-cell>
          <table:table-cell table:style-name="表格36.A8" office:value-type="string">
            <text:p text:style-name="P570"/>
          </table:table-cell>
          <table:table-cell table:style-name="表格36.J5" table:number-columns-spanned="3" office:value-type="string">
            <text:list xml:id="list111741851156514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11741851155374" text:continue-numbering="true" text:style-name="WW8Num2">
              <text:list-item>
                <text:p text:style-name="P1306">CUSERID</text:p>
              </text:list-item>
            </text:list>
          </table:table-cell>
          <table:table-cell table:style-name="表格36.A5" office:value-type="string">
            <text:list xml:id="list111741852153140" text:continue-numbering="true" text:style-name="WW8Num2">
              <text:list-item>
                <text:p text:style-name="P1306">VARCHAR</text:p>
              </text:list-item>
            </text:list>
          </table:table-cell>
          <table:table-cell table:style-name="表格36.A5" office:value-type="string">
            <text:list xml:id="list11174185218171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53163098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53160136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53163677" text:continue-numbering="true" text:style-name="WW8Num2">
              <text:list-item>
                <text:p text:style-name="P1306">24</text:p>
              </text:list-item>
            </text:list>
          </table:table-cell>
          <table:table-cell table:style-name="表格36.A5" office:value-type="string">
            <text:list xml:id="list11174185417374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54182189" text:continue-numbering="true" text:style-name="WW8Num2">
              <text:list-item>
                <text:p text:style-name="P1306">Create data user</text:p>
              </text:list-item>
            </text:list>
          </table:table-cell>
          <table:table-cell table:style-name="表格36.A5" office:value-type="string">
            <text:list xml:id="list111741855181129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J5" table:number-columns-spanned="3" office:value-type="string">
            <text:list xml:id="list111741855166003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11741855151912" text:continue-numbering="true" text:style-name="WW8Num2">
              <text:list-item>
                <text:p text:style-name="P1306">CDATE</text:p>
              </text:list-item>
            </text:list>
          </table:table-cell>
          <table:table-cell table:style-name="表格36.A5" office:value-type="string">
            <text:list xml:id="list111741856175067" text:continue-numbering="true" text:style-name="WW8Num2">
              <text:list-item>
                <text:p text:style-name="P1306">DATETIME</text:p>
              </text:list-item>
            </text:list>
          </table:table-cell>
          <table:table-cell table:style-name="表格36.A5" office:value-type="string">
            <text:list xml:id="list111741856182075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57152805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5717528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5716441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58167011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58174263" text:continue-numbering="true" text:style-name="WW8Num2">
              <text:list-item>
                <text:p text:style-name="P1306">Create time</text:p>
              </text:list-item>
            </text:list>
          </table:table-cell>
          <table:table-cell table:style-name="表格36.A5" office:value-type="string">
            <text:list xml:id="list111741859152230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J5" table:number-columns-spanned="3" office:value-type="string">
            <text:list xml:id="list111741859166539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11741859158324" text:continue-numbering="true" text:style-name="WW8Num2">
              <text:list-item>
                <text:p text:style-name="P1306">UUSERID</text:p>
              </text:list-item>
            </text:list>
          </table:table-cell>
          <table:table-cell table:style-name="表格36.A5" office:value-type="string">
            <text:list xml:id="list111741860162270" text:continue-numbering="true" text:style-name="WW8Num2">
              <text:list-item>
                <text:p text:style-name="P1306">VARCHAR</text:p>
              </text:list-item>
            </text:list>
          </table:table-cell>
          <table:table-cell table:style-name="表格36.A5" office:value-type="string">
            <text:list xml:id="list11174186017519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6015771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61170755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61159982" text:continue-numbering="true" text:style-name="WW8Num2">
              <text:list-item>
                <text:p text:style-name="P1306">24</text:p>
              </text:list-item>
            </text:list>
          </table:table-cell>
          <table:table-cell table:style-name="表格36.A5" office:value-type="string">
            <text:list xml:id="list111741862163900" text:continue-numbering="true" text:style-name="WW8Num2">
              <text:list-item>
                <text:p text:style-name="P1306">null</text:p>
              </text:list-item>
            </text:list>
          </table:table-cell>
          <table:table-cell table:style-name="表格36.A5" office:value-type="string">
            <text:list xml:id="list111741862182162" text:continue-numbering="true" text:style-name="WW8Num2">
              <text:list-item>
                <text:p text:style-name="P1306">Update date user</text:p>
              </text:list-item>
            </text:list>
          </table:table-cell>
          <table:table-cell table:style-name="表格36.A5" office:value-type="string">
            <text:list xml:id="list111741862153723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J5" table:number-columns-spanned="3" office:value-type="string">
            <text:list xml:id="list111741863154866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11741863173608" text:continue-numbering="true" text:style-name="WW8Num2">
              <text:list-item>
                <text:p text:style-name="P1306">UDATE</text:p>
              </text:list-item>
            </text:list>
          </table:table-cell>
          <table:table-cell table:style-name="表格36.A5" office:value-type="string">
            <text:list xml:id="list111741864168482" text:continue-numbering="true" text:style-name="WW8Num2">
              <text:list-item>
                <text:p text:style-name="P1306">DATETIME</text:p>
              </text:list-item>
            </text:list>
          </table:table-cell>
          <table:table-cell table:style-name="表格36.A5" office:value-type="string">
            <text:list xml:id="list111741864152850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64171675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65153123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65151949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A5" office:value-type="string">
            <text:list xml:id="list111741865171515" text:continue-numbering="true" text:style-name="WW8Num2">
              <text:list-item>
                <text:p text:style-name="P1306">null</text:p>
              </text:list-item>
            </text:list>
          </table:table-cell>
          <table:table-cell table:style-name="表格36.A5" office:value-type="string">
            <text:list xml:id="list111741866151198" text:continue-numbering="true" text:style-name="WW8Num2">
              <text:list-item>
                <text:p text:style-name="P1306">Update time</text:p>
              </text:list-item>
            </text:list>
          </table:table-cell>
          <table:table-cell table:style-name="表格36.A5" office:value-type="string">
            <text:list xml:id="list111741866181536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36.J5" table:number-columns-spanned="3" office:value-type="string">
            <text:list xml:id="list111741867174540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11741870179933" text:continue-numbering="true" text:style-name="WW8Num2">
        <text:list-item>
          <text:h text:style-name="P1557" text:outline-level="1"><text:bookmark-start text:name="__RefHeading__15150_679456773"/><text:soft-page-break/><text:span text:style-name="T47">B</text:span><text:span text:style-name="T65">B</text:span><text:span text:style-name="T47">_</text:span><text:span text:style-name="T75">SCORE_COLOR</text:span><text:bookmark-end text:name="__RefHeading__15150_679456773"/></text:h>
        </text:list-item>
      </text:list>
      <table:table table:name="表格37" table:style-name="表格37">
        <table:table-column table:style-name="表格37.A"/>
        <table:table-column table:style-name="表格37.B"/>
        <table:table-column table:style-name="表格37.C" table:number-columns-repeated="2"/>
        <table:table-column table:style-name="表格37.E" table:number-columns-repeated="3"/>
        <table:table-column table:style-name="表格37.H"/>
        <table:table-column table:style-name="表格37.I"/>
        <table:table-column table:style-name="表格37.J"/>
        <table:table-column table:style-name="表格37.K"/>
        <table:table-column table:style-name="表格37.L"/>
        <table:table-row table:style-name="表格37.1">
          <table:table-cell table:style-name="表格37.A1" office:value-type="string">
            <text:list xml:id="list111741871172887" text:continue-numbering="true" text:style-name="WW8Num2">
              <text:list-item>
                <text:p text:style-name="P1015">Project</text:p>
              </text:list-item>
            </text:list>
          </table:table-cell>
          <table:table-cell table:style-name="表格37.A1" table:number-columns-spanned="6" office:value-type="string">
            <text:list xml:id="list111741871164885" text:continue-numbering="true" text:style-name="WW8Num2">
              <text:list-item>
                <text:p text:style-name="P110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1" office:value-type="string">
            <text:list xml:id="list111741872166860" text:continue-numbering="true" text:style-name="WW8Num2">
              <text:list-item>
                <text:p text:style-name="P1015">Ver</text:p>
              </text:list-item>
            </text:list>
          </table:table-cell>
          <table:table-cell table:style-name="表格37.A1" office:value-type="string">
            <text:list xml:id="list111741872178565" text:continue-numbering="true" text:style-name="WW8Num2">
              <text:list-item>
                <text:p text:style-name="P1101">0.5</text:p>
              </text:list-item>
            </text:list>
          </table:table-cell>
          <table:table-cell table:style-name="表格37.J1" office:value-type="string">
            <text:list xml:id="list11174187215403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7.K1" office:value-type="string">
            <text:list xml:id="list11174187315291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7.K1" office:value-type="string">
            <text:list xml:id="list111741873165230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111741873173528" text:continue-numbering="true" text:style-name="WW8Num2">
              <text:list-item>
                <text:p text:style-name="P1015">Maintain</text:p>
              </text:list-item>
            </text:list>
          </table:table-cell>
          <table:table-cell table:style-name="表格37.A2" table:number-columns-spanned="6" office:value-type="string">
            <text:list xml:id="list111741874173387" text:continue-numbering="true" text:style-name="WW8Num2">
              <text:list-item>
                <text:p text:style-name="P110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111741874158736" text:continue-numbering="true" text:style-name="WW8Num2">
              <text:list-item>
                <text:p text:style-name="P1015">Date</text:p>
              </text:list-item>
            </text:list>
          </table:table-cell>
          <table:table-cell table:style-name="表格37.A2" office:value-type="string">
            <text:list xml:id="list111741875152274" text:continue-numbering="true" text:style-name="WW8Num2">
              <text:list-item>
                <text:p text:style-name="P1101">2014/1<text:span text:style-name="T137">1</text:span>/<text:span text:style-name="T142">13</text:span></text:p>
              </text:list-item>
            </text:list>
          </table:table-cell>
          <table:table-cell table:style-name="表格37.J1" office:value-type="string">
            <text:list xml:id="list111741875167435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7.K1" office:value-type="string">
            <text:list xml:id="list111741875158676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7.K1" office:value-type="string">
            <text:list xml:id="list111741876182861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111741876169173" text:continue-numbering="true" text:style-name="WW8Num2">
              <text:list-item>
                <text:p text:style-name="P1015">Table</text:p>
              </text:list-item>
            </text:list>
          </table:table-cell>
          <table:table-cell table:style-name="表格37.A2" table:number-columns-spanned="6" office:value-type="string">
            <text:list xml:id="list111741876154390" text:continue-numbering="true" text:style-name="WW8Num2">
              <text:list-item>
                <text:p text:style-name="P1207">b<text:span text:style-name="T141">b</text:span>_<text:span text:style-name="T162">score_colo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111741877151480" text:continue-numbering="true" text:style-name="WW8Num2">
              <text:list-item>
                <text:p text:style-name="P1015">DataBase</text:p>
              </text:list-item>
            </text:list>
          </table:table-cell>
          <table:table-cell table:style-name="表格37.A2" office:value-type="string">
            <text:list xml:id="list111741877176343" text:continue-numbering="true" text:style-name="WW8Num2">
              <text:list-item>
                <text:p text:style-name="P1101">bbcore</text:p>
              </text:list-item>
            </text:list>
          </table:table-cell>
          <table:table-cell table:style-name="表格37.J1" office:value-type="string">
            <text:list xml:id="list111741878151768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7.K1" office:value-type="string">
            <text:list xml:id="list11174187815702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7.K1" office:value-type="string">
            <text:list xml:id="list111741878151037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37.1">
          <table:table-cell table:style-name="表格37.A4" office:value-type="string">
            <text:list xml:id="list111741879152999" text:continue-numbering="true" text:style-name="WW8Num2">
              <text:list-item>
                <text:p text:style-name="P1015">Descript</text:p>
              </text:list-item>
            </text:list>
          </table:table-cell>
          <table:table-cell table:style-name="表格37.A4" table:number-columns-spanned="8" office:value-type="string">
            <text:list xml:id="list111741879171460" text:continue-numbering="true" text:style-name="WW8Num2">
              <text:list-item>
                <text:p text:style-name="P11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1" office:value-type="string">
            <text:list xml:id="list11174188016328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7.K1" office:value-type="string">
            <text:list xml:id="list11174188016062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7.K1" office:value-type="string">
            <text:list xml:id="list111741880152689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37.1">
          <table:table-cell table:style-name="表格37.A5" table:number-columns-spanned="9" office:value-type="string">
            <text:list xml:id="list111741881172618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5" table:number-columns-spanned="3" office:value-type="string">
            <text:list xml:id="list111741881164560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11741881158971" text:continue-numbering="true" text:style-name="WW8Num2">
              <text:list-item>
                <text:p text:style-name="P1058">Field</text:p>
              </text:list-item>
            </text:list>
          </table:table-cell>
          <table:table-cell table:style-name="表格37.A5" office:value-type="string">
            <text:list xml:id="list111741882167289" text:continue-numbering="true" text:style-name="WW8Num2">
              <text:list-item>
                <text:p text:style-name="P1058">Datatype</text:p>
              </text:list-item>
            </text:list>
          </table:table-cell>
          <table:table-cell table:style-name="表格37.A5" office:value-type="string">
            <text:list xml:id="list111741882182384" text:continue-numbering="true" text:style-name="WW8Num2">
              <text:list-item>
                <text:p text:style-name="P1058">PK</text:p>
              </text:list-item>
            </text:list>
          </table:table-cell>
          <table:table-cell table:style-name="表格37.A5" office:value-type="string">
            <text:list xml:id="list111741882153064" text:continue-numbering="true" text:style-name="WW8Num2">
              <text:list-item>
                <text:p text:style-name="P1058">UK</text:p>
              </text:list-item>
            </text:list>
          </table:table-cell>
          <table:table-cell table:style-name="表格37.A5" office:value-type="string">
            <text:list xml:id="list111741883161625" text:continue-numbering="true" text:style-name="WW8Num2">
              <text:list-item>
                <text:p text:style-name="P1058">IDX</text:p>
              </text:list-item>
            </text:list>
          </table:table-cell>
          <table:table-cell table:style-name="表格37.A5" office:value-type="string">
            <text:list xml:id="list111741883157352" text:continue-numbering="true" text:style-name="WW8Num2">
              <text:list-item>
                <text:p text:style-name="P972"><text:span text:style-name="T2">S</text:span><text:span text:style-name="T3">IZE</text:span></text:p>
              </text:list-item>
            </text:list>
          </table:table-cell>
          <table:table-cell table:style-name="表格37.A5" office:value-type="string">
            <text:list xml:id="list111741883182857" text:continue-numbering="true" text:style-name="WW8Num2">
              <text:list-item>
                <text:p text:style-name="P972"><text:span text:style-name="T2">D</text:span><text:span text:style-name="T3">EF</text:span></text:p>
              </text:list-item>
            </text:list>
          </table:table-cell>
          <table:table-cell table:style-name="表格37.A5" office:value-type="string">
            <text:list xml:id="list111741884181610" text:continue-numbering="true" text:style-name="WW8Num2">
              <text:list-item>
                <text:p text:style-name="P1058">Description</text:p>
              </text:list-item>
            </text:list>
          </table:table-cell>
          <table:table-cell table:style-name="表格37.A5" office:value-type="string">
            <text:list xml:id="list111741884160238" text:continue-numbering="true" text:style-name="WW8Num2">
              <text:list-item>
                <text:p text:style-name="P1058">Remarks</text:p>
              </text:list-item>
            </text:list>
          </table:table-cell>
          <table:table-cell table:style-name="表格37.J5" table:number-columns-spanned="3" office:value-type="string">
            <text:list xml:id="list111741885172767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11741885162819" text:continue-numbering="true" text:style-name="WW8Num2">
              <text:list-item>
                <text:p text:style-name="P1307">OID</text:p>
              </text:list-item>
            </text:list>
          </table:table-cell>
          <table:table-cell table:style-name="表格37.A5" office:value-type="string">
            <text:list xml:id="list111741886179804" text:continue-numbering="true" text:style-name="WW8Num2">
              <text:list-item>
                <text:p text:style-name="P1307">CHAR</text:p>
              </text:list-item>
            </text:list>
          </table:table-cell>
          <table:table-cell table:style-name="表格37.A5" office:value-type="string">
            <text:list xml:id="list111741886170224" text:continue-numbering="true" text:style-name="WW8Num2">
              <text:list-item>
                <text:p text:style-name="P1307">Y</text:p>
              </text:list-item>
            </text:list>
          </table:table-cell>
          <table:table-cell table:style-name="表格37.A5" office:value-type="string">
            <text:list xml:id="list111741886181131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887161576" text:continue-numbering="true" text:style-name="WW8Num2">
              <text:list-item>
                <text:p text:style-name="P1307"><text:s/></text:p>
              </text:list-item>
            </text:list>
          </table:table-cell>
          <table:table-cell table:style-name="表格37.A5" office:value-type="string">
            <text:list xml:id="list111741887154295" text:continue-numbering="true" text:style-name="WW8Num2">
              <text:list-item>
                <text:p text:style-name="P1307">36</text:p>
              </text:list-item>
            </text:list>
          </table:table-cell>
          <table:table-cell table:style-name="表格37.A5" office:value-type="string">
            <text:list xml:id="list111741888174795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888174202" text:continue-numbering="true" text:style-name="WW8Num2">
              <text:list-item>
                <text:p text:style-name="P1307">PK / UUID</text:p>
              </text:list-item>
            </text:list>
          </table:table-cell>
          <table:table-cell table:style-name="表格37.A5" office:value-type="string">
            <text:list xml:id="list111741888166685" text:continue-numbering="true" text:style-name="WW8Num2">
              <text:list-item>
                <text:p text:style-name="P1307">Default java UUID</text:p>
              </text:list-item>
            </text:list>
          </table:table-cell>
          <table:table-cell table:style-name="表格37.J5" table:number-columns-spanned="3" office:value-type="string">
            <text:list xml:id="list111741889171987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6"><text:span text:style-name="T169">SCORE_</text:span>MIN</text:p>
          </table:table-cell>
          <table:table-cell table:style-name="表格37.A8" office:value-type="string">
            <text:list xml:id="list111741890163011" text:continue-numbering="true" text:style-name="WW8Num2">
              <text:list-item>
                <text:p text:style-name="P1409">INT</text:p>
              </text:list-item>
            </text:list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457">Y</text:p>
          </table:table-cell>
          <table:table-cell table:style-name="表格37.A8" office:value-type="string">
            <text:p text:style-name="P794"/>
          </table:table-cell>
          <table:table-cell table:style-name="表格37.A8" office:value-type="string">
            <text:p text:style-name="P456">12</text:p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692"/>
          </table:table-cell>
          <table:table-cell table:style-name="表格37.A8" office:value-type="string">
            <text:p text:style-name="P627"/>
          </table:table-cell>
          <table:table-cell table:style-name="表格37.J5" table:number-columns-spanned="3" office:value-type="string">
            <text:list xml:id="list111741892156141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6"><text:span text:style-name="T169">SCORE_</text:span>MAX</text:p>
          </table:table-cell>
          <table:table-cell table:style-name="表格37.A8" office:value-type="string">
            <text:list xml:id="list111741893169711" text:continue-numbering="true" text:style-name="WW8Num2">
              <text:list-item>
                <text:p text:style-name="P1409">INT</text:p>
              </text:list-item>
            </text:list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457">Y</text:p>
          </table:table-cell>
          <table:table-cell table:style-name="表格37.A8" office:value-type="string">
            <text:p text:style-name="P817"/>
          </table:table-cell>
          <table:table-cell table:style-name="表格37.A8" office:value-type="string">
            <text:p text:style-name="P456">12</text:p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696"/>
          </table:table-cell>
          <table:table-cell table:style-name="表格37.A8" office:value-type="string">
            <text:p text:style-name="P577"/>
          </table:table-cell>
          <table:table-cell table:style-name="表格37.J5" table:number-columns-spanned="3" office:value-type="string">
            <text:list xml:id="list111741895164127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6">FONT_COLOR</text:p>
          </table:table-cell>
          <table:table-cell table:style-name="表格37.A8" office:value-type="string">
            <text:list xml:id="list111741896180955" text:continue-numbering="true" text:style-name="WW8Num2">
              <text:list-item>
                <text:p text:style-name="P1308">VARCHAR</text:p>
              </text:list-item>
            </text:list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296"/>
          </table:table-cell>
          <table:table-cell table:style-name="表格37.A8" office:value-type="string">
            <text:p text:style-name="P777"/>
          </table:table-cell>
          <table:table-cell table:style-name="表格37.A8" office:value-type="string">
            <text:p text:style-name="P456">7</text:p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636"/>
          </table:table-cell>
          <table:table-cell table:style-name="表格37.A8" office:value-type="string">
            <text:p text:style-name="P577"/>
          </table:table-cell>
          <table:table-cell table:style-name="表格37.J5" table:number-columns-spanned="3" office:value-type="string">
            <text:list xml:id="list111741898157934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6">BG_COLOR</text:p>
          </table:table-cell>
          <table:table-cell table:style-name="表格37.A8" office:value-type="string">
            <text:list xml:id="list111741899176206" text:continue-numbering="true" text:style-name="WW8Num2">
              <text:list-item>
                <text:p text:style-name="P1308">VARCHAR</text:p>
              </text:list-item>
            </text:list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373"/>
          </table:table-cell>
          <table:table-cell table:style-name="表格37.A8" office:value-type="string">
            <text:p text:style-name="P794"/>
          </table:table-cell>
          <table:table-cell table:style-name="表格37.A8" office:value-type="string">
            <text:p text:style-name="P456">7</text:p>
          </table:table-cell>
          <table:table-cell table:style-name="表格37.A8" office:value-type="string">
            <text:p text:style-name="P444"/>
          </table:table-cell>
          <table:table-cell table:style-name="表格37.A8" office:value-type="string">
            <text:p text:style-name="P700"/>
          </table:table-cell>
          <table:table-cell table:style-name="表格37.A8" office:value-type="string">
            <text:p text:style-name="P577"/>
          </table:table-cell>
          <table:table-cell table:style-name="表格37.J5" table:number-columns-spanned="3" office:value-type="string">
            <text:list xml:id="list111741901162581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11741902167670" text:continue-numbering="true" text:style-name="WW8Num2">
              <text:list-item>
                <text:p text:style-name="P1307">CUSERID</text:p>
              </text:list-item>
            </text:list>
          </table:table-cell>
          <table:table-cell table:style-name="表格37.A5" office:value-type="string">
            <text:list xml:id="list111741902176611" text:continue-numbering="true" text:style-name="WW8Num2">
              <text:list-item>
                <text:p text:style-name="P1307">VARCHAR</text:p>
              </text:list-item>
            </text:list>
          </table:table-cell>
          <table:table-cell table:style-name="表格37.A5" office:value-type="string">
            <text:list xml:id="list111741902179162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03154221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03183101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04150884" text:continue-numbering="true" text:style-name="WW8Num2">
              <text:list-item>
                <text:p text:style-name="P1307">24</text:p>
              </text:list-item>
            </text:list>
          </table:table-cell>
          <table:table-cell table:style-name="表格37.A5" office:value-type="string">
            <text:list xml:id="list111741904154270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04164753" text:continue-numbering="true" text:style-name="WW8Num2">
              <text:list-item>
                <text:p text:style-name="P1307">Create data user</text:p>
              </text:list-item>
            </text:list>
          </table:table-cell>
          <table:table-cell table:style-name="表格37.A5" office:value-type="string">
            <text:list xml:id="list111741905177088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J5" table:number-columns-spanned="3" office:value-type="string">
            <text:list xml:id="list111741905166730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11741905151770" text:continue-numbering="true" text:style-name="WW8Num2">
              <text:list-item>
                <text:p text:style-name="P1307">CDATE</text:p>
              </text:list-item>
            </text:list>
          </table:table-cell>
          <table:table-cell table:style-name="表格37.A5" office:value-type="string">
            <text:list xml:id="list111741906151122" text:continue-numbering="true" text:style-name="WW8Num2">
              <text:list-item>
                <text:p text:style-name="P1307">DATETIME</text:p>
              </text:list-item>
            </text:list>
          </table:table-cell>
          <table:table-cell table:style-name="表格37.A5" office:value-type="string">
            <text:list xml:id="list111741906168800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07152584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07182790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07182745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08182252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08175167" text:continue-numbering="true" text:style-name="WW8Num2">
              <text:list-item>
                <text:p text:style-name="P1307">Create time</text:p>
              </text:list-item>
            </text:list>
          </table:table-cell>
          <table:table-cell table:style-name="表格37.A5" office:value-type="string">
            <text:list xml:id="list111741908171539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J5" table:number-columns-spanned="3" office:value-type="string">
            <text:list xml:id="list111741909163040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11741909151946" text:continue-numbering="true" text:style-name="WW8Num2">
              <text:list-item>
                <text:p text:style-name="P1307">UUSERID</text:p>
              </text:list-item>
            </text:list>
          </table:table-cell>
          <table:table-cell table:style-name="表格37.A5" office:value-type="string">
            <text:list xml:id="list111741910169612" text:continue-numbering="true" text:style-name="WW8Num2">
              <text:list-item>
                <text:p text:style-name="P1307">VARCHAR</text:p>
              </text:list-item>
            </text:list>
          </table:table-cell>
          <table:table-cell table:style-name="表格37.A5" office:value-type="string">
            <text:list xml:id="list111741910162804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10161314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11160089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11182181" text:continue-numbering="true" text:style-name="WW8Num2">
              <text:list-item>
                <text:p text:style-name="P1307">24</text:p>
              </text:list-item>
            </text:list>
          </table:table-cell>
          <table:table-cell table:style-name="表格37.A5" office:value-type="string">
            <text:list xml:id="list111741911171357" text:continue-numbering="true" text:style-name="WW8Num2">
              <text:list-item>
                <text:p text:style-name="P1307">null</text:p>
              </text:list-item>
            </text:list>
          </table:table-cell>
          <table:table-cell table:style-name="表格37.A5" office:value-type="string">
            <text:list xml:id="list111741912180495" text:continue-numbering="true" text:style-name="WW8Num2">
              <text:list-item>
                <text:p text:style-name="P1307">Update date user</text:p>
              </text:list-item>
            </text:list>
          </table:table-cell>
          <table:table-cell table:style-name="表格37.A5" office:value-type="string">
            <text:list xml:id="list111741912170836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J5" table:number-columns-spanned="3" office:value-type="string">
            <text:list xml:id="list111741913155812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11741913157643" text:continue-numbering="true" text:style-name="WW8Num2">
              <text:list-item>
                <text:p text:style-name="P1307">UDATE</text:p>
              </text:list-item>
            </text:list>
          </table:table-cell>
          <table:table-cell table:style-name="表格37.A5" office:value-type="string">
            <text:list xml:id="list111741913168645" text:continue-numbering="true" text:style-name="WW8Num2">
              <text:list-item>
                <text:p text:style-name="P1307">DATETIME</text:p>
              </text:list-item>
            </text:list>
          </table:table-cell>
          <table:table-cell table:style-name="表格37.A5" office:value-type="string">
            <text:list xml:id="list111741914180090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14172962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14171716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15181052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A5" office:value-type="string">
            <text:list xml:id="list111741916175660" text:continue-numbering="true" text:style-name="WW8Num2">
              <text:list-item>
                <text:p text:style-name="P1307">null</text:p>
              </text:list-item>
            </text:list>
          </table:table-cell>
          <table:table-cell table:style-name="表格37.A5" office:value-type="string">
            <text:list xml:id="list111741916153224" text:continue-numbering="true" text:style-name="WW8Num2">
              <text:list-item>
                <text:p text:style-name="P1307">Update time</text:p>
              </text:list-item>
            </text:list>
          </table:table-cell>
          <table:table-cell table:style-name="表格37.A5" office:value-type="string">
            <text:list xml:id="list111741917166752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37.J5" table:number-columns-spanned="3" office:value-type="string">
            <text:list xml:id="list111741918157376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</table:table>
      <text:p text:style-name="P41"/>
      <text:p text:style-name="P41"/>
      <text:p text:style-name="P41"/>
      <text:p text:style-name="P41"/>
      <text:p text:style-name="P41"/>
      <text:list xml:id="list111741919170966" text:continue-numbering="true" text:style-name="WW8Num2">
        <text:list-item>
          <text:h text:style-name="P1525" text:outline-level="1"/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11741923182306" text:continue-numbering="true" text:style-name="WW8Num2">
        <text:list-item>
          <text:h text:style-name="P1558" text:outline-level="1"><text:bookmark-start text:name="__RefHeading__18598_569668784"/><text:soft-page-break/><text:span text:style-name="T47">B</text:span><text:span text:style-name="T65">B</text:span><text:span text:style-name="T47">_</text:span><text:span text:style-name="T77">STRATEGY_MAP</text:span><text:bookmark-end text:name="__RefHeading__18598_569668784"/></text:h>
        </text:list-item>
      </text:list>
      <table:table table:name="表格40" table:style-name="表格40">
        <table:table-column table:style-name="表格40.A"/>
        <table:table-column table:style-name="表格40.B"/>
        <table:table-column table:style-name="表格40.C" table:number-columns-repeated="2"/>
        <table:table-column table:style-name="表格40.E" table:number-columns-repeated="3"/>
        <table:table-column table:style-name="表格40.H"/>
        <table:table-column table:style-name="表格40.I"/>
        <table:table-column table:style-name="表格40.J"/>
        <table:table-column table:style-name="表格40.K"/>
        <table:table-column table:style-name="表格40.L"/>
        <table:table-row table:style-name="表格40.1">
          <table:table-cell table:style-name="表格40.A1" office:value-type="string">
            <text:list xml:id="list111741924179464" text:continue-numbering="true" text:style-name="WW8Num2">
              <text:list-item>
                <text:p text:style-name="P1016">Project</text:p>
              </text:list-item>
            </text:list>
          </table:table-cell>
          <table:table-cell table:style-name="表格40.A1" table:number-columns-spanned="6" office:value-type="string">
            <text:list xml:id="list111741924170917" text:continue-numbering="true" text:style-name="WW8Num2">
              <text:list-item>
                <text:p text:style-name="P110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1" office:value-type="string">
            <text:list xml:id="list111741924165841" text:continue-numbering="true" text:style-name="WW8Num2">
              <text:list-item>
                <text:p text:style-name="P1016">Ver</text:p>
              </text:list-item>
            </text:list>
          </table:table-cell>
          <table:table-cell table:style-name="表格40.A1" office:value-type="string">
            <text:list xml:id="list111741925174965" text:continue-numbering="true" text:style-name="WW8Num2">
              <text:list-item>
                <text:p text:style-name="P1102">0.5</text:p>
              </text:list-item>
            </text:list>
          </table:table-cell>
          <table:table-cell table:style-name="表格40.J1" office:value-type="string">
            <text:list xml:id="list111741925182142" text:continue-numbering="true" text:style-name="WW8Num2">
              <text:list-item>
                <text:p text:style-name="P868"/>
              </text:list-item>
            </text:list>
          </table:table-cell>
          <table:table-cell table:style-name="表格40.K1" office:value-type="string">
            <text:list xml:id="list111741925155702" text:continue-numbering="true" text:style-name="WW8Num2">
              <text:list-item>
                <text:p text:style-name="P868"/>
              </text:list-item>
            </text:list>
          </table:table-cell>
          <table:table-cell table:style-name="表格40.K1" office:value-type="string">
            <text:list xml:id="list111741926166536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111741926179539" text:continue-numbering="true" text:style-name="WW8Num2">
              <text:list-item>
                <text:p text:style-name="P1016">Maintain</text:p>
              </text:list-item>
            </text:list>
          </table:table-cell>
          <table:table-cell table:style-name="表格40.A2" table:number-columns-spanned="6" office:value-type="string">
            <text:list xml:id="list111741926172573" text:continue-numbering="true" text:style-name="WW8Num2">
              <text:list-item>
                <text:p text:style-name="P110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111741927165102" text:continue-numbering="true" text:style-name="WW8Num2">
              <text:list-item>
                <text:p text:style-name="P1016">Date</text:p>
              </text:list-item>
            </text:list>
          </table:table-cell>
          <table:table-cell table:style-name="表格40.A2" office:value-type="string">
            <text:list xml:id="list111741927151258" text:continue-numbering="true" text:style-name="WW8Num2">
              <text:list-item>
                <text:p text:style-name="P1102">2014/1<text:span text:style-name="T174">2</text:span>/<text:span text:style-name="T142">16</text:span></text:p>
              </text:list-item>
            </text:list>
          </table:table-cell>
          <table:table-cell table:style-name="表格40.J1" office:value-type="string">
            <text:list xml:id="list111741928157740" text:continue-numbering="true" text:style-name="WW8Num2">
              <text:list-item>
                <text:p text:style-name="P868"/>
              </text:list-item>
            </text:list>
          </table:table-cell>
          <table:table-cell table:style-name="表格40.K1" office:value-type="string">
            <text:list xml:id="list111741928167011" text:continue-numbering="true" text:style-name="WW8Num2">
              <text:list-item>
                <text:p text:style-name="P868"/>
              </text:list-item>
            </text:list>
          </table:table-cell>
          <table:table-cell table:style-name="表格40.K1" office:value-type="string">
            <text:list xml:id="list111741928167659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111741929178880" text:continue-numbering="true" text:style-name="WW8Num2">
              <text:list-item>
                <text:p text:style-name="P1016">Table</text:p>
              </text:list-item>
            </text:list>
          </table:table-cell>
          <table:table-cell table:style-name="表格40.A2" table:number-columns-spanned="6" office:value-type="string">
            <text:list xml:id="list111741929154151" text:continue-numbering="true" text:style-name="WW8Num2">
              <text:list-item>
                <text:p text:style-name="P1208">b<text:span text:style-name="T141">b</text:span>_<text:span text:style-name="T174">strategy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111741930170924" text:continue-numbering="true" text:style-name="WW8Num2">
              <text:list-item>
                <text:p text:style-name="P1016">DataBase</text:p>
              </text:list-item>
            </text:list>
          </table:table-cell>
          <table:table-cell table:style-name="表格40.A2" office:value-type="string">
            <text:list xml:id="list111741930171679" text:continue-numbering="true" text:style-name="WW8Num2">
              <text:list-item>
                <text:p text:style-name="P1102">bbcore</text:p>
              </text:list-item>
            </text:list>
          </table:table-cell>
          <table:table-cell table:style-name="表格40.J1" office:value-type="string">
            <text:list xml:id="list111741930166704" text:continue-numbering="true" text:style-name="WW8Num2">
              <text:list-item>
                <text:p text:style-name="P868"/>
              </text:list-item>
            </text:list>
          </table:table-cell>
          <table:table-cell table:style-name="表格40.K1" office:value-type="string">
            <text:list xml:id="list111741931180593" text:continue-numbering="true" text:style-name="WW8Num2">
              <text:list-item>
                <text:p text:style-name="P868"/>
              </text:list-item>
            </text:list>
          </table:table-cell>
          <table:table-cell table:style-name="表格40.K1" office:value-type="string">
            <text:list xml:id="list111741931153152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40.1">
          <table:table-cell table:style-name="表格40.A4" office:value-type="string">
            <text:list xml:id="list111741931175817" text:continue-numbering="true" text:style-name="WW8Num2">
              <text:list-item>
                <text:p text:style-name="P1016">Descript</text:p>
              </text:list-item>
            </text:list>
          </table:table-cell>
          <table:table-cell table:style-name="表格40.A4" table:number-columns-spanned="8" office:value-type="string">
            <text:list xml:id="list111741932157505" text:continue-numbering="true" text:style-name="WW8Num2">
              <text:list-item>
                <text:p text:style-name="P11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1" office:value-type="string">
            <text:list xml:id="list111741932172757" text:continue-numbering="true" text:style-name="WW8Num2">
              <text:list-item>
                <text:p text:style-name="P868"/>
              </text:list-item>
            </text:list>
          </table:table-cell>
          <table:table-cell table:style-name="表格40.K1" office:value-type="string">
            <text:list xml:id="list111741932163728" text:continue-numbering="true" text:style-name="WW8Num2">
              <text:list-item>
                <text:p text:style-name="P868"/>
              </text:list-item>
            </text:list>
          </table:table-cell>
          <table:table-cell table:style-name="表格40.K1" office:value-type="string">
            <text:list xml:id="list111741933180131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40.1">
          <table:table-cell table:style-name="表格40.A5" table:number-columns-spanned="9" office:value-type="string">
            <text:list xml:id="list111741933175759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5" table:number-columns-spanned="3" office:value-type="string">
            <text:list xml:id="list111741934163470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11741934162237" text:continue-numbering="true" text:style-name="WW8Num2">
              <text:list-item>
                <text:p text:style-name="P1059">Field</text:p>
              </text:list-item>
            </text:list>
          </table:table-cell>
          <table:table-cell table:style-name="表格40.A5" office:value-type="string">
            <text:list xml:id="list111741934180829" text:continue-numbering="true" text:style-name="WW8Num2">
              <text:list-item>
                <text:p text:style-name="P1059">Datatype</text:p>
              </text:list-item>
            </text:list>
          </table:table-cell>
          <table:table-cell table:style-name="表格40.A5" office:value-type="string">
            <text:list xml:id="list111741935165601" text:continue-numbering="true" text:style-name="WW8Num2">
              <text:list-item>
                <text:p text:style-name="P1059">PK</text:p>
              </text:list-item>
            </text:list>
          </table:table-cell>
          <table:table-cell table:style-name="表格40.A5" office:value-type="string">
            <text:list xml:id="list111741935178009" text:continue-numbering="true" text:style-name="WW8Num2">
              <text:list-item>
                <text:p text:style-name="P1059">UK</text:p>
              </text:list-item>
            </text:list>
          </table:table-cell>
          <table:table-cell table:style-name="表格40.A5" office:value-type="string">
            <text:list xml:id="list111741936155738" text:continue-numbering="true" text:style-name="WW8Num2">
              <text:list-item>
                <text:p text:style-name="P1059">IDX</text:p>
              </text:list-item>
            </text:list>
          </table:table-cell>
          <table:table-cell table:style-name="表格40.A5" office:value-type="string">
            <text:list xml:id="list111741936153803" text:continue-numbering="true" text:style-name="WW8Num2">
              <text:list-item>
                <text:p text:style-name="P973"><text:span text:style-name="T2">S</text:span><text:span text:style-name="T3">IZE</text:span></text:p>
              </text:list-item>
            </text:list>
          </table:table-cell>
          <table:table-cell table:style-name="表格40.A5" office:value-type="string">
            <text:list xml:id="list111741936158985" text:continue-numbering="true" text:style-name="WW8Num2">
              <text:list-item>
                <text:p text:style-name="P973"><text:span text:style-name="T2">D</text:span><text:span text:style-name="T3">EF</text:span></text:p>
              </text:list-item>
            </text:list>
          </table:table-cell>
          <table:table-cell table:style-name="表格40.A5" office:value-type="string">
            <text:list xml:id="list111741937159694" text:continue-numbering="true" text:style-name="WW8Num2">
              <text:list-item>
                <text:p text:style-name="P1059">Description</text:p>
              </text:list-item>
            </text:list>
          </table:table-cell>
          <table:table-cell table:style-name="表格40.A5" office:value-type="string">
            <text:list xml:id="list111741937180339" text:continue-numbering="true" text:style-name="WW8Num2">
              <text:list-item>
                <text:p text:style-name="P1059">Remarks</text:p>
              </text:list-item>
            </text:list>
          </table:table-cell>
          <table:table-cell table:style-name="表格40.J5" table:number-columns-spanned="3" office:value-type="string">
            <text:list xml:id="list111741938179547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11741938150796" text:continue-numbering="true" text:style-name="WW8Num2">
              <text:list-item>
                <text:p text:style-name="P1309">OID</text:p>
              </text:list-item>
            </text:list>
          </table:table-cell>
          <table:table-cell table:style-name="表格40.A5" office:value-type="string">
            <text:list xml:id="list111741939152047" text:continue-numbering="true" text:style-name="WW8Num2">
              <text:list-item>
                <text:p text:style-name="P1309">CHAR</text:p>
              </text:list-item>
            </text:list>
          </table:table-cell>
          <table:table-cell table:style-name="表格40.A5" office:value-type="string">
            <text:list xml:id="list111741939168398" text:continue-numbering="true" text:style-name="WW8Num2">
              <text:list-item>
                <text:p text:style-name="P1309">Y</text:p>
              </text:list-item>
            </text:list>
          </table:table-cell>
          <table:table-cell table:style-name="表格40.A5" office:value-type="string">
            <text:list xml:id="list111741939157513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40157059" text:continue-numbering="true" text:style-name="WW8Num2">
              <text:list-item>
                <text:p text:style-name="P1309"><text:s/></text:p>
              </text:list-item>
            </text:list>
          </table:table-cell>
          <table:table-cell table:style-name="表格40.A5" office:value-type="string">
            <text:list xml:id="list111741940161026" text:continue-numbering="true" text:style-name="WW8Num2">
              <text:list-item>
                <text:p text:style-name="P1309">36</text:p>
              </text:list-item>
            </text:list>
          </table:table-cell>
          <table:table-cell table:style-name="表格40.A5" office:value-type="string">
            <text:list xml:id="list111741941152944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41179990" text:continue-numbering="true" text:style-name="WW8Num2">
              <text:list-item>
                <text:p text:style-name="P1309">PK / UUID</text:p>
              </text:list-item>
            </text:list>
          </table:table-cell>
          <table:table-cell table:style-name="表格40.A5" office:value-type="string">
            <text:list xml:id="list111741941162369" text:continue-numbering="true" text:style-name="WW8Num2">
              <text:list-item>
                <text:p text:style-name="P1309">Default java UUID</text:p>
              </text:list-item>
            </text:list>
          </table:table-cell>
          <table:table-cell table:style-name="表格40.J5" table:number-columns-spanned="3" office:value-type="string">
            <text:list xml:id="list111741942152988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8" office:value-type="string">
            <text:p text:style-name="P381"><text:span text:style-name="T144">VIS</text:span>_ID</text:p>
          </table:table-cell>
          <table:table-cell table:style-name="表格40.A8" office:value-type="string">
            <text:list xml:id="list111741942163171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40.A8" office:value-type="string">
            <text:p text:style-name="P214"/>
          </table:table-cell>
          <table:table-cell table:style-name="表格40.A8" office:value-type="string">
            <text:p text:style-name="P368">Y</text:p>
          </table:table-cell>
          <table:table-cell table:style-name="表格40.A8" office:value-type="string">
            <text:p text:style-name="P789"/>
          </table:table-cell>
          <table:table-cell table:style-name="表格40.A8" office:value-type="string">
            <text:p text:style-name="P381">1<text:span text:style-name="T145">4</text:span></text:p>
          </table:table-cell>
          <table:table-cell table:style-name="表格40.A8" office:value-type="string">
            <text:p text:style-name="P214"/>
          </table:table-cell>
          <table:table-cell table:style-name="表格40.A8" office:value-type="string">
            <text:p text:style-name="P669">VIS2014<text:span text:style-name="T145">1113</text:span>001</text:p>
          </table:table-cell>
          <table:table-cell table:style-name="表格40.A8" office:value-type="string">
            <text:p text:style-name="P572"/>
          </table:table-cell>
          <table:table-cell table:style-name="表格40.J5" table:number-columns-spanned="3" office:value-type="string">
            <text:list xml:id="list111741945161590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11741946170550" text:continue-numbering="true" text:style-name="WW8Num2">
              <text:list-item>
                <text:p text:style-name="P1309">CUSERID</text:p>
              </text:list-item>
            </text:list>
          </table:table-cell>
          <table:table-cell table:style-name="表格40.A5" office:value-type="string">
            <text:list xml:id="list111741946168959" text:continue-numbering="true" text:style-name="WW8Num2">
              <text:list-item>
                <text:p text:style-name="P1309">VARCHAR</text:p>
              </text:list-item>
            </text:list>
          </table:table-cell>
          <table:table-cell table:style-name="表格40.A5" office:value-type="string">
            <text:list xml:id="list111741946164279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47154889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47162963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48158885" text:continue-numbering="true" text:style-name="WW8Num2">
              <text:list-item>
                <text:p text:style-name="P1309">24</text:p>
              </text:list-item>
            </text:list>
          </table:table-cell>
          <table:table-cell table:style-name="表格40.A5" office:value-type="string">
            <text:list xml:id="list111741948181959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48177676" text:continue-numbering="true" text:style-name="WW8Num2">
              <text:list-item>
                <text:p text:style-name="P1309">Create data user</text:p>
              </text:list-item>
            </text:list>
          </table:table-cell>
          <table:table-cell table:style-name="表格40.A5" office:value-type="string">
            <text:list xml:id="list111741949178479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J5" table:number-columns-spanned="3" office:value-type="string">
            <text:list xml:id="list111741949171805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11741950178366" text:continue-numbering="true" text:style-name="WW8Num2">
              <text:list-item>
                <text:p text:style-name="P1309">CDATE</text:p>
              </text:list-item>
            </text:list>
          </table:table-cell>
          <table:table-cell table:style-name="表格40.A5" office:value-type="string">
            <text:list xml:id="list111741950163153" text:continue-numbering="true" text:style-name="WW8Num2">
              <text:list-item>
                <text:p text:style-name="P1309">DATETIME</text:p>
              </text:list-item>
            </text:list>
          </table:table-cell>
          <table:table-cell table:style-name="表格40.A5" office:value-type="string">
            <text:list xml:id="list111741951155690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1177942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1180313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2169260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2177360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2158650" text:continue-numbering="true" text:style-name="WW8Num2">
              <text:list-item>
                <text:p text:style-name="P1309">Create time</text:p>
              </text:list-item>
            </text:list>
          </table:table-cell>
          <table:table-cell table:style-name="表格40.A5" office:value-type="string">
            <text:list xml:id="list111741953161006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J5" table:number-columns-spanned="3" office:value-type="string">
            <text:list xml:id="list111741953180528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11741954167872" text:continue-numbering="true" text:style-name="WW8Num2">
              <text:list-item>
                <text:p text:style-name="P1309">UUSERID</text:p>
              </text:list-item>
            </text:list>
          </table:table-cell>
          <table:table-cell table:style-name="表格40.A5" office:value-type="string">
            <text:list xml:id="list111741954166205" text:continue-numbering="true" text:style-name="WW8Num2">
              <text:list-item>
                <text:p text:style-name="P1309">VARCHAR</text:p>
              </text:list-item>
            </text:list>
          </table:table-cell>
          <table:table-cell table:style-name="表格40.A5" office:value-type="string">
            <text:list xml:id="list111741954176045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5162905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5175181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5170165" text:continue-numbering="true" text:style-name="WW8Num2">
              <text:list-item>
                <text:p text:style-name="P1309">24</text:p>
              </text:list-item>
            </text:list>
          </table:table-cell>
          <table:table-cell table:style-name="表格40.A5" office:value-type="string">
            <text:list xml:id="list111741956156710" text:continue-numbering="true" text:style-name="WW8Num2">
              <text:list-item>
                <text:p text:style-name="P1309">null</text:p>
              </text:list-item>
            </text:list>
          </table:table-cell>
          <table:table-cell table:style-name="表格40.A5" office:value-type="string">
            <text:list xml:id="list111741956163723" text:continue-numbering="true" text:style-name="WW8Num2">
              <text:list-item>
                <text:p text:style-name="P1309">Update date user</text:p>
              </text:list-item>
            </text:list>
          </table:table-cell>
          <table:table-cell table:style-name="表格40.A5" office:value-type="string">
            <text:list xml:id="list111741957156964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J5" table:number-columns-spanned="3" office:value-type="string">
            <text:list xml:id="list111741957178732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11741957156171" text:continue-numbering="true" text:style-name="WW8Num2">
              <text:list-item>
                <text:p text:style-name="P1309">UDATE</text:p>
              </text:list-item>
            </text:list>
          </table:table-cell>
          <table:table-cell table:style-name="表格40.A5" office:value-type="string">
            <text:list xml:id="list111741958166971" text:continue-numbering="true" text:style-name="WW8Num2">
              <text:list-item>
                <text:p text:style-name="P1309">DATETIME</text:p>
              </text:list-item>
            </text:list>
          </table:table-cell>
          <table:table-cell table:style-name="表格40.A5" office:value-type="string">
            <text:list xml:id="list111741958173103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8156915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9156727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59151404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A5" office:value-type="string">
            <text:list xml:id="list111741960166330" text:continue-numbering="true" text:style-name="WW8Num2">
              <text:list-item>
                <text:p text:style-name="P1309">null</text:p>
              </text:list-item>
            </text:list>
          </table:table-cell>
          <table:table-cell table:style-name="表格40.A5" office:value-type="string">
            <text:list xml:id="list111741960164410" text:continue-numbering="true" text:style-name="WW8Num2">
              <text:list-item>
                <text:p text:style-name="P1309">Update time</text:p>
              </text:list-item>
            </text:list>
          </table:table-cell>
          <table:table-cell table:style-name="表格40.A5" office:value-type="string">
            <text:list xml:id="list111741960168176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40.J5" table:number-columns-spanned="3" office:value-type="string">
            <text:list xml:id="list111741961159966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</table:table>
      <text:p text:style-name="P44"/>
      <text:p text:style-name="P44"/>
      <text:p text:style-name="P44"/>
      <text:p text:style-name="P44"/>
      <text:list xml:id="list111741962167637" text:continue-numbering="true" text:style-name="WW8Num2">
        <text:list-item>
          <text:h text:style-name="P1559" text:outline-level="1"><text:bookmark-start text:name="__RefHeading__18600_569668784"/><text:span text:style-name="T47">B</text:span><text:span text:style-name="T65">B</text:span><text:span text:style-name="T47">_</text:span><text:span text:style-name="T77">STRATEGY_MAP_</text:span><text:span text:style-name="T78">NODES</text:span><text:bookmark-end text:name="__RefHeading__18600_569668784"/></text:h>
        </text:list-item>
      </text:list>
      <table:table table:name="表格39" table:style-name="表格39">
        <table:table-column table:style-name="表格39.A"/>
        <table:table-column table:style-name="表格39.B"/>
        <table:table-column table:style-name="表格39.C" table:number-columns-repeated="2"/>
        <table:table-column table:style-name="表格39.E" table:number-columns-repeated="3"/>
        <table:table-column table:style-name="表格39.H"/>
        <table:table-column table:style-name="表格39.I"/>
        <table:table-column table:style-name="表格39.J"/>
        <table:table-column table:style-name="表格39.K"/>
        <table:table-column table:style-name="表格39.L"/>
        <table:table-row table:style-name="表格39.1">
          <table:table-cell table:style-name="表格39.A1" office:value-type="string">
            <text:list xml:id="list111741963169438" text:continue-numbering="true" text:style-name="WW8Num2">
              <text:list-item>
                <text:p text:style-name="P1017">Project</text:p>
              </text:list-item>
            </text:list>
          </table:table-cell>
          <table:table-cell table:style-name="表格39.A1" table:number-columns-spanned="6" office:value-type="string">
            <text:list xml:id="list111741963151401" text:continue-numbering="true" text:style-name="WW8Num2">
              <text:list-item>
                <text:p text:style-name="P110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1" office:value-type="string">
            <text:list xml:id="list111741964172674" text:continue-numbering="true" text:style-name="WW8Num2">
              <text:list-item>
                <text:p text:style-name="P1017">Ver</text:p>
              </text:list-item>
            </text:list>
          </table:table-cell>
          <table:table-cell table:style-name="表格39.A1" office:value-type="string">
            <text:list xml:id="list111741964173817" text:continue-numbering="true" text:style-name="WW8Num2">
              <text:list-item>
                <text:p text:style-name="P1103">0.5</text:p>
              </text:list-item>
            </text:list>
          </table:table-cell>
          <table:table-cell table:style-name="表格39.J1" office:value-type="string">
            <text:list xml:id="list111741964158082" text:continue-numbering="true" text:style-name="WW8Num2">
              <text:list-item>
                <text:p text:style-name="P869"/>
              </text:list-item>
            </text:list>
          </table:table-cell>
          <table:table-cell table:style-name="表格39.K1" office:value-type="string">
            <text:list xml:id="list111741965169611" text:continue-numbering="true" text:style-name="WW8Num2">
              <text:list-item>
                <text:p text:style-name="P869"/>
              </text:list-item>
            </text:list>
          </table:table-cell>
          <table:table-cell table:style-name="表格39.K1" office:value-type="string">
            <text:list xml:id="list111741965181296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111741965173294" text:continue-numbering="true" text:style-name="WW8Num2">
              <text:list-item>
                <text:p text:style-name="P1017">Maintain</text:p>
              </text:list-item>
            </text:list>
          </table:table-cell>
          <table:table-cell table:style-name="表格39.A2" table:number-columns-spanned="6" office:value-type="string">
            <text:list xml:id="list111741966159201" text:continue-numbering="true" text:style-name="WW8Num2">
              <text:list-item>
                <text:p text:style-name="P110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111741966170229" text:continue-numbering="true" text:style-name="WW8Num2">
              <text:list-item>
                <text:p text:style-name="P1017">Date</text:p>
              </text:list-item>
            </text:list>
          </table:table-cell>
          <table:table-cell table:style-name="表格39.A2" office:value-type="string">
            <text:list xml:id="list111741966159644" text:continue-numbering="true" text:style-name="WW8Num2">
              <text:list-item>
                <text:p text:style-name="P1103">2014/1<text:span text:style-name="T174">2</text:span>/<text:span text:style-name="T142">16</text:span></text:p>
              </text:list-item>
            </text:list>
          </table:table-cell>
          <table:table-cell table:style-name="表格39.J1" office:value-type="string">
            <text:list xml:id="list111741967157419" text:continue-numbering="true" text:style-name="WW8Num2">
              <text:list-item>
                <text:p text:style-name="P869"/>
              </text:list-item>
            </text:list>
          </table:table-cell>
          <table:table-cell table:style-name="表格39.K1" office:value-type="string">
            <text:list xml:id="list111741967181858" text:continue-numbering="true" text:style-name="WW8Num2">
              <text:list-item>
                <text:p text:style-name="P869"/>
              </text:list-item>
            </text:list>
          </table:table-cell>
          <table:table-cell table:style-name="表格39.K1" office:value-type="string">
            <text:list xml:id="list111741967160322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111741968163975" text:continue-numbering="true" text:style-name="WW8Num2">
              <text:list-item>
                <text:p text:style-name="P1017">Table</text:p>
              </text:list-item>
            </text:list>
          </table:table-cell>
          <table:table-cell table:style-name="表格39.A2" table:number-columns-spanned="6" office:value-type="string">
            <text:list xml:id="list111741968167424" text:continue-numbering="true" text:style-name="WW8Num2">
              <text:list-item>
                <text:p text:style-name="P1209">b<text:span text:style-name="T141">b</text:span>_<text:span text:style-name="T174">strategy_map_node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111741969176878" text:continue-numbering="true" text:style-name="WW8Num2">
              <text:list-item>
                <text:p text:style-name="P1017">DataBase</text:p>
              </text:list-item>
            </text:list>
          </table:table-cell>
          <table:table-cell table:style-name="表格39.A2" office:value-type="string">
            <text:list xml:id="list111741969178570" text:continue-numbering="true" text:style-name="WW8Num2">
              <text:list-item>
                <text:p text:style-name="P1103">bbcore</text:p>
              </text:list-item>
            </text:list>
          </table:table-cell>
          <table:table-cell table:style-name="表格39.J1" office:value-type="string">
            <text:list xml:id="list111741969159026" text:continue-numbering="true" text:style-name="WW8Num2">
              <text:list-item>
                <text:p text:style-name="P869"/>
              </text:list-item>
            </text:list>
          </table:table-cell>
          <table:table-cell table:style-name="表格39.K1" office:value-type="string">
            <text:list xml:id="list111741970181425" text:continue-numbering="true" text:style-name="WW8Num2">
              <text:list-item>
                <text:p text:style-name="P869"/>
              </text:list-item>
            </text:list>
          </table:table-cell>
          <table:table-cell table:style-name="表格39.K1" office:value-type="string">
            <text:list xml:id="list111741970150526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39.1">
          <table:table-cell table:style-name="表格39.A4" office:value-type="string">
            <text:list xml:id="list111741970171307" text:continue-numbering="true" text:style-name="WW8Num2">
              <text:list-item>
                <text:p text:style-name="P1017">Descript</text:p>
              </text:list-item>
            </text:list>
          </table:table-cell>
          <table:table-cell table:style-name="表格39.A4" table:number-columns-spanned="8" office:value-type="string">
            <text:list xml:id="list111741971164632" text:continue-numbering="true" text:style-name="WW8Num2">
              <text:list-item>
                <text:p text:style-name="P11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1" office:value-type="string">
            <text:list xml:id="list111741971153828" text:continue-numbering="true" text:style-name="WW8Num2">
              <text:list-item>
                <text:p text:style-name="P869"/>
              </text:list-item>
            </text:list>
          </table:table-cell>
          <table:table-cell table:style-name="表格39.K1" office:value-type="string">
            <text:list xml:id="list111741971181496" text:continue-numbering="true" text:style-name="WW8Num2">
              <text:list-item>
                <text:p text:style-name="P869"/>
              </text:list-item>
            </text:list>
          </table:table-cell>
          <table:table-cell table:style-name="表格39.K1" office:value-type="string">
            <text:list xml:id="list111741972158665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39.1">
          <table:table-cell table:style-name="表格39.A5" table:number-columns-spanned="9" office:value-type="string">
            <text:list xml:id="list111741972154588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5" table:number-columns-spanned="3" office:value-type="string">
            <text:list xml:id="list111741972175357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11741973174267" text:continue-numbering="true" text:style-name="WW8Num2">
              <text:list-item>
                <text:p text:style-name="P1060">Field</text:p>
              </text:list-item>
            </text:list>
          </table:table-cell>
          <table:table-cell table:style-name="表格39.A5" office:value-type="string">
            <text:list xml:id="list111741973175763" text:continue-numbering="true" text:style-name="WW8Num2">
              <text:list-item>
                <text:p text:style-name="P1060">Datatype</text:p>
              </text:list-item>
            </text:list>
          </table:table-cell>
          <table:table-cell table:style-name="表格39.A5" office:value-type="string">
            <text:list xml:id="list111741973171649" text:continue-numbering="true" text:style-name="WW8Num2">
              <text:list-item>
                <text:p text:style-name="P1060">PK</text:p>
              </text:list-item>
            </text:list>
          </table:table-cell>
          <table:table-cell table:style-name="表格39.A5" office:value-type="string">
            <text:list xml:id="list111741974181319" text:continue-numbering="true" text:style-name="WW8Num2">
              <text:list-item>
                <text:p text:style-name="P1060">UK</text:p>
              </text:list-item>
            </text:list>
          </table:table-cell>
          <table:table-cell table:style-name="表格39.A5" office:value-type="string">
            <text:list xml:id="list111741974181368" text:continue-numbering="true" text:style-name="WW8Num2">
              <text:list-item>
                <text:p text:style-name="P1060">IDX</text:p>
              </text:list-item>
            </text:list>
          </table:table-cell>
          <table:table-cell table:style-name="表格39.A5" office:value-type="string">
            <text:list xml:id="list111741974178376" text:continue-numbering="true" text:style-name="WW8Num2">
              <text:list-item>
                <text:p text:style-name="P974"><text:span text:style-name="T2">S</text:span><text:span text:style-name="T3">IZE</text:span></text:p>
              </text:list-item>
            </text:list>
          </table:table-cell>
          <table:table-cell table:style-name="表格39.A5" office:value-type="string">
            <text:list xml:id="list111741975155865" text:continue-numbering="true" text:style-name="WW8Num2">
              <text:list-item>
                <text:p text:style-name="P974"><text:span text:style-name="T2">D</text:span><text:span text:style-name="T3">EF</text:span></text:p>
              </text:list-item>
            </text:list>
          </table:table-cell>
          <table:table-cell table:style-name="表格39.A5" office:value-type="string">
            <text:list xml:id="list111741975159382" text:continue-numbering="true" text:style-name="WW8Num2">
              <text:list-item>
                <text:p text:style-name="P1060">Description</text:p>
              </text:list-item>
            </text:list>
          </table:table-cell>
          <table:table-cell table:style-name="表格39.A5" office:value-type="string">
            <text:list xml:id="list111741976177349" text:continue-numbering="true" text:style-name="WW8Num2">
              <text:list-item>
                <text:p text:style-name="P1060">Remarks</text:p>
              </text:list-item>
            </text:list>
          </table:table-cell>
          <table:table-cell table:style-name="表格39.J5" table:number-columns-spanned="3" office:value-type="string">
            <text:list xml:id="list111741976151674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11741976179520" text:continue-numbering="true" text:style-name="WW8Num2">
              <text:list-item>
                <text:p text:style-name="P1310">OID</text:p>
              </text:list-item>
            </text:list>
          </table:table-cell>
          <table:table-cell table:style-name="表格39.A5" office:value-type="string">
            <text:list xml:id="list111741977153386" text:continue-numbering="true" text:style-name="WW8Num2">
              <text:list-item>
                <text:p text:style-name="P1310">CHAR</text:p>
              </text:list-item>
            </text:list>
          </table:table-cell>
          <table:table-cell table:style-name="表格39.A5" office:value-type="string">
            <text:list xml:id="list111741977182508" text:continue-numbering="true" text:style-name="WW8Num2">
              <text:list-item>
                <text:p text:style-name="P1310">Y</text:p>
              </text:list-item>
            </text:list>
          </table:table-cell>
          <table:table-cell table:style-name="表格39.A5" office:value-type="string">
            <text:list xml:id="list11174197715272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1978159882" text:continue-numbering="true" text:style-name="WW8Num2">
              <text:list-item>
                <text:p text:style-name="P1310"><text:s/></text:p>
              </text:list-item>
            </text:list>
          </table:table-cell>
          <table:table-cell table:style-name="表格39.A5" office:value-type="string">
            <text:list xml:id="list111741978162519" text:continue-numbering="true" text:style-name="WW8Num2">
              <text:list-item>
                <text:p text:style-name="P1310">36</text:p>
              </text:list-item>
            </text:list>
          </table:table-cell>
          <table:table-cell table:style-name="表格39.A5" office:value-type="string">
            <text:list xml:id="list111741979176265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1979164885" text:continue-numbering="true" text:style-name="WW8Num2">
              <text:list-item>
                <text:p text:style-name="P1310">PK / UUID</text:p>
              </text:list-item>
            </text:list>
          </table:table-cell>
          <table:table-cell table:style-name="表格39.A5" office:value-type="string">
            <text:list xml:id="list111741979169017" text:continue-numbering="true" text:style-name="WW8Num2">
              <text:list-item>
                <text:p text:style-name="P1310">Default java UUID</text:p>
              </text:list-item>
            </text:list>
          </table:table-cell>
          <table:table-cell table:style-name="表格39.J5" table:number-columns-spanned="3" office:value-type="string">
            <text:list xml:id="list111741980182627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6">M<text:span text:style-name="T175">ASTER</text:span>_OID</text:p>
          </table:table-cell>
          <table:table-cell table:style-name="表格39.A8" office:value-type="string">
            <text:list xml:id="list111741981173908" text:continue-numbering="true" text:style-name="WW8Num2">
              <text:list-item>
                <text:p text:style-name="P1310">CHAR</text:p>
              </text:list-item>
            </text:list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375"/>
          </table:table-cell>
          <table:table-cell table:style-name="表格39.A8" office:value-type="string">
            <text:p text:style-name="P823">Y</text:p>
          </table:table-cell>
          <table:table-cell table:style-name="表格39.A8" office:value-type="string">
            <text:p text:style-name="P466">36</text:p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704">bb_strategy_map.OID</text:p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111741984182950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8">ID</text:p>
          </table:table-cell>
          <table:table-cell table:style-name="表格39.A8" office:value-type="string">
            <text:list xml:id="list111741985182515" text:continue-numbering="true" text:style-name="WW8Num2">
              <text:list-item>
                <text:p text:style-name="P1396">VARCHAR</text:p>
              </text:list-item>
            </text:list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375"/>
          </table:table-cell>
          <table:table-cell table:style-name="表格39.A8" office:value-type="string">
            <text:p text:style-name="P823"/>
          </table:table-cell>
          <table:table-cell table:style-name="表格39.A8" office:value-type="string">
            <text:p text:style-name="P468">14</text:p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706">bb_objective.OBJ_ID</text:p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111741988161328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8">TEXT</text:p>
          </table:table-cell>
          <table:table-cell table:style-name="表格39.A8" office:value-type="string">
            <text:list xml:id="list111741989168763" text:continue-numbering="true" text:style-name="WW8Num2">
              <text:list-item>
                <text:p text:style-name="P1382">VARCHAR</text:p>
              </text:list-item>
            </text:list>
          </table:table-cell>
          <table:table-cell table:style-name="表格39.A8" office:value-type="string">
            <text:p text:style-name="P216"/>
          </table:table-cell>
          <table:table-cell table:style-name="表格39.A8" office:value-type="string">
            <text:p text:style-name="P357"/>
          </table:table-cell>
          <table:table-cell table:style-name="表格39.A8" office:value-type="string">
            <text:p text:style-name="P812"/>
          </table:table-cell>
          <table:table-cell table:style-name="表格39.A8" office:value-type="string">
            <text:p text:style-name="P414">100</text:p>
          </table:table-cell>
          <table:table-cell table:style-name="表格39.A8" office:value-type="string">
            <text:p text:style-name="P216"/>
          </table:table-cell>
          <table:table-cell table:style-name="表格39.A8" office:value-type="string">
            <text:p text:style-name="P706">bb_objective.NAME</text:p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111741992177739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8">POSITION_X</text:p>
          </table:table-cell>
          <table:table-cell table:style-name="表格39.A8" office:value-type="string">
            <text:list xml:id="list111741993156980" text:continue-numbering="true" text:style-name="WW8Num2">
              <text:list-item>
                <text:p text:style-name="P1410">INT</text:p>
              </text:list-item>
            </text:list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375"/>
          </table:table-cell>
          <table:table-cell table:style-name="表格39.A8" office:value-type="string">
            <text:p text:style-name="P823"/>
          </table:table-cell>
          <table:table-cell table:style-name="表格39.A8" office:value-type="string">
            <text:p text:style-name="P469">5</text:p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673"/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111741998179226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8">POSITION_Y</text:p>
          </table:table-cell>
          <table:table-cell table:style-name="表格39.A8" office:value-type="string">
            <text:list xml:id="list111741999182452" text:continue-numbering="true" text:style-name="WW8Num2">
              <text:list-item>
                <text:p text:style-name="P1411">INT</text:p>
              </text:list-item>
            </text:list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375"/>
          </table:table-cell>
          <table:table-cell table:style-name="表格39.A8" office:value-type="string">
            <text:p text:style-name="P823"/>
          </table:table-cell>
          <table:table-cell table:style-name="表格39.A8" office:value-type="string">
            <text:p text:style-name="P469">5</text:p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673"/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111742001162420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11742001162881" text:continue-numbering="true" text:style-name="WW8Num2">
              <text:list-item>
                <text:p text:style-name="P1310">CUSERID</text:p>
              </text:list-item>
            </text:list>
          </table:table-cell>
          <table:table-cell table:style-name="表格39.A5" office:value-type="string">
            <text:list xml:id="list111742002170147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39.A5" office:value-type="string">
            <text:list xml:id="list11174200215803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0317311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03151901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03180814" text:continue-numbering="true" text:style-name="WW8Num2">
              <text:list-item>
                <text:p text:style-name="P1310">24</text:p>
              </text:list-item>
            </text:list>
          </table:table-cell>
          <table:table-cell table:style-name="表格39.A5" office:value-type="string">
            <text:list xml:id="list111742004168084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04156643" text:continue-numbering="true" text:style-name="WW8Num2">
              <text:list-item>
                <text:p text:style-name="P1310">Create data user</text:p>
              </text:list-item>
            </text:list>
          </table:table-cell>
          <table:table-cell table:style-name="表格39.A5" office:value-type="string">
            <text:list xml:id="list111742004166718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J5" table:number-columns-spanned="3" office:value-type="string">
            <text:list xml:id="list111742005155208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11742005180998" text:continue-numbering="true" text:style-name="WW8Num2">
              <text:list-item>
                <text:p text:style-name="P1310">CDATE</text:p>
              </text:list-item>
            </text:list>
          </table:table-cell>
          <table:table-cell table:style-name="表格39.A5" office:value-type="string">
            <text:list xml:id="list111742006167854" text:continue-numbering="true" text:style-name="WW8Num2">
              <text:list-item>
                <text:p text:style-name="P1310">DATETIME</text:p>
              </text:list-item>
            </text:list>
          </table:table-cell>
          <table:table-cell table:style-name="表格39.A5" office:value-type="string">
            <text:list xml:id="list111742006179138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06178509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07152451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07181197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0816790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08165834" text:continue-numbering="true" text:style-name="WW8Num2">
              <text:list-item>
                <text:p text:style-name="P1310">Create time</text:p>
              </text:list-item>
            </text:list>
          </table:table-cell>
          <table:table-cell table:style-name="表格39.A5" office:value-type="string">
            <text:list xml:id="list111742008176856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J5" table:number-columns-spanned="3" office:value-type="string">
            <text:list xml:id="list111742009181167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11742009179160" text:continue-numbering="true" text:style-name="WW8Num2">
              <text:list-item>
                <text:p text:style-name="P1310">UUSERID</text:p>
              </text:list-item>
            </text:list>
          </table:table-cell>
          <table:table-cell table:style-name="表格39.A5" office:value-type="string">
            <text:list xml:id="list111742009160063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39.A5" office:value-type="string">
            <text:list xml:id="list111742010155024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10163969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11161719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11158440" text:continue-numbering="true" text:style-name="WW8Num2">
              <text:list-item>
                <text:p text:style-name="P1310">24</text:p>
              </text:list-item>
            </text:list>
          </table:table-cell>
          <table:table-cell table:style-name="表格39.A5" office:value-type="string">
            <text:list xml:id="list111742011154634" text:continue-numbering="true" text:style-name="WW8Num2">
              <text:list-item>
                <text:p text:style-name="P1310">null</text:p>
              </text:list-item>
            </text:list>
          </table:table-cell>
          <table:table-cell table:style-name="表格39.A5" office:value-type="string">
            <text:list xml:id="list111742012157940" text:continue-numbering="true" text:style-name="WW8Num2">
              <text:list-item>
                <text:p text:style-name="P1310">Update date user</text:p>
              </text:list-item>
            </text:list>
          </table:table-cell>
          <table:table-cell table:style-name="表格39.A5" office:value-type="string">
            <text:list xml:id="list11174201217202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J5" table:number-columns-spanned="3" office:value-type="string">
            <text:list xml:id="list111742012173468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11742013166095" text:continue-numbering="true" text:style-name="WW8Num2">
              <text:list-item>
                <text:p text:style-name="P1310">UDATE</text:p>
              </text:list-item>
            </text:list>
          </table:table-cell>
          <table:table-cell table:style-name="表格39.A5" office:value-type="string">
            <text:list xml:id="list111742013157248" text:continue-numbering="true" text:style-name="WW8Num2">
              <text:list-item>
                <text:p text:style-name="P1310">DATETIME</text:p>
              </text:list-item>
            </text:list>
          </table:table-cell>
          <table:table-cell table:style-name="表格39.A5" office:value-type="string">
            <text:list xml:id="list111742014151169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1416869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14168227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15174697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A5" office:value-type="string">
            <text:list xml:id="list111742015163802" text:continue-numbering="true" text:style-name="WW8Num2">
              <text:list-item>
                <text:p text:style-name="P1310">null</text:p>
              </text:list-item>
            </text:list>
          </table:table-cell>
          <table:table-cell table:style-name="表格39.A5" office:value-type="string">
            <text:list xml:id="list111742015181681" text:continue-numbering="true" text:style-name="WW8Num2">
              <text:list-item>
                <text:p text:style-name="P1310">Update time</text:p>
              </text:list-item>
            </text:list>
          </table:table-cell>
          <table:table-cell table:style-name="表格39.A5" office:value-type="string">
            <text:list xml:id="list111742016156634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39.J5" table:number-columns-spanned="3" office:value-type="string">
            <text:list xml:id="list111742016177088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ext:list xml:id="list111742017170138" text:continue-numbering="true" text:style-name="WW8Num2">
        <text:list-item>
          <text:h text:style-name="P1560" text:outline-level="1"><text:bookmark-start text:name="__RefHeading__18602_569668784"/><text:soft-page-break/><text:span text:style-name="T47">B</text:span><text:span text:style-name="T65">B</text:span><text:span text:style-name="T47">_</text:span><text:span text:style-name="T77">STRATEGY_MAP_</text:span><text:span text:style-name="T79">CONN</text:span><text:span text:style-name="T80">S</text:span><text:bookmark-end text:name="__RefHeading__18602_569668784"/></text:h>
        </text:list-item>
      </text:list>
      <table:table table:name="表格41" table:style-name="表格41">
        <table:table-column table:style-name="表格41.A"/>
        <table:table-column table:style-name="表格41.B"/>
        <table:table-column table:style-name="表格41.C" table:number-columns-repeated="2"/>
        <table:table-column table:style-name="表格41.E" table:number-columns-repeated="3"/>
        <table:table-column table:style-name="表格41.H"/>
        <table:table-column table:style-name="表格41.I"/>
        <table:table-column table:style-name="表格41.J"/>
        <table:table-column table:style-name="表格41.K"/>
        <table:table-column table:style-name="表格41.L"/>
        <table:table-row table:style-name="表格41.1">
          <table:table-cell table:style-name="表格41.A1" office:value-type="string">
            <text:list xml:id="list111742019176472" text:continue-numbering="true" text:style-name="WW8Num2">
              <text:list-item>
                <text:p text:style-name="P1018">Project</text:p>
              </text:list-item>
            </text:list>
          </table:table-cell>
          <table:table-cell table:style-name="表格41.A1" table:number-columns-spanned="6" office:value-type="string">
            <text:list xml:id="list111742019164461" text:continue-numbering="true" text:style-name="WW8Num2">
              <text:list-item>
                <text:p text:style-name="P110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1" office:value-type="string">
            <text:list xml:id="list111742019174510" text:continue-numbering="true" text:style-name="WW8Num2">
              <text:list-item>
                <text:p text:style-name="P1018">Ver</text:p>
              </text:list-item>
            </text:list>
          </table:table-cell>
          <table:table-cell table:style-name="表格41.A1" office:value-type="string">
            <text:list xml:id="list111742020155424" text:continue-numbering="true" text:style-name="WW8Num2">
              <text:list-item>
                <text:p text:style-name="P1104">0.5</text:p>
              </text:list-item>
            </text:list>
          </table:table-cell>
          <table:table-cell table:style-name="表格41.J1" office:value-type="string">
            <text:list xml:id="list111742020167199" text:continue-numbering="true" text:style-name="WW8Num2">
              <text:list-item>
                <text:p text:style-name="P870"/>
              </text:list-item>
            </text:list>
          </table:table-cell>
          <table:table-cell table:style-name="表格41.K1" office:value-type="string">
            <text:list xml:id="list11174202015777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41.K1" office:value-type="string">
            <text:list xml:id="list111742021161453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111742021179588" text:continue-numbering="true" text:style-name="WW8Num2">
              <text:list-item>
                <text:p text:style-name="P1018">Maintain</text:p>
              </text:list-item>
            </text:list>
          </table:table-cell>
          <table:table-cell table:style-name="表格41.A2" table:number-columns-spanned="6" office:value-type="string">
            <text:list xml:id="list111742021155149" text:continue-numbering="true" text:style-name="WW8Num2">
              <text:list-item>
                <text:p text:style-name="P110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111742022162935" text:continue-numbering="true" text:style-name="WW8Num2">
              <text:list-item>
                <text:p text:style-name="P1018">Date</text:p>
              </text:list-item>
            </text:list>
          </table:table-cell>
          <table:table-cell table:style-name="表格41.A2" office:value-type="string">
            <text:list xml:id="list111742022181143" text:continue-numbering="true" text:style-name="WW8Num2">
              <text:list-item>
                <text:p text:style-name="P1104">2014/1<text:span text:style-name="T174">2</text:span>/<text:span text:style-name="T142">16</text:span></text:p>
              </text:list-item>
            </text:list>
          </table:table-cell>
          <table:table-cell table:style-name="表格41.J1" office:value-type="string">
            <text:list xml:id="list11174202215559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41.K1" office:value-type="string">
            <text:list xml:id="list111742023158812" text:continue-numbering="true" text:style-name="WW8Num2">
              <text:list-item>
                <text:p text:style-name="P870"/>
              </text:list-item>
            </text:list>
          </table:table-cell>
          <table:table-cell table:style-name="表格41.K1" office:value-type="string">
            <text:list xml:id="list111742023180553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111742023178211" text:continue-numbering="true" text:style-name="WW8Num2">
              <text:list-item>
                <text:p text:style-name="P1018">Table</text:p>
              </text:list-item>
            </text:list>
          </table:table-cell>
          <table:table-cell table:style-name="表格41.A2" table:number-columns-spanned="6" office:value-type="string">
            <text:list xml:id="list111742024164452" text:continue-numbering="true" text:style-name="WW8Num2">
              <text:list-item>
                <text:p text:style-name="P1210">b<text:span text:style-name="T141">b</text:span>_<text:span text:style-name="T174">strategy_map_conn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111742024174114" text:continue-numbering="true" text:style-name="WW8Num2">
              <text:list-item>
                <text:p text:style-name="P1018">DataBase</text:p>
              </text:list-item>
            </text:list>
          </table:table-cell>
          <table:table-cell table:style-name="表格41.A2" office:value-type="string">
            <text:list xml:id="list111742025177812" text:continue-numbering="true" text:style-name="WW8Num2">
              <text:list-item>
                <text:p text:style-name="P1104">bbcore</text:p>
              </text:list-item>
            </text:list>
          </table:table-cell>
          <table:table-cell table:style-name="表格41.J1" office:value-type="string">
            <text:list xml:id="list111742025173228" text:continue-numbering="true" text:style-name="WW8Num2">
              <text:list-item>
                <text:p text:style-name="P870"/>
              </text:list-item>
            </text:list>
          </table:table-cell>
          <table:table-cell table:style-name="表格41.K1" office:value-type="string">
            <text:list xml:id="list111742025165065" text:continue-numbering="true" text:style-name="WW8Num2">
              <text:list-item>
                <text:p text:style-name="P870"/>
              </text:list-item>
            </text:list>
          </table:table-cell>
          <table:table-cell table:style-name="表格41.K1" office:value-type="string">
            <text:list xml:id="list111742026180529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41.1">
          <table:table-cell table:style-name="表格41.A4" office:value-type="string">
            <text:list xml:id="list111742026172530" text:continue-numbering="true" text:style-name="WW8Num2">
              <text:list-item>
                <text:p text:style-name="P1018">Descript</text:p>
              </text:list-item>
            </text:list>
          </table:table-cell>
          <table:table-cell table:style-name="表格41.A4" table:number-columns-spanned="8" office:value-type="string">
            <text:list xml:id="list111742026162101" text:continue-numbering="true" text:style-name="WW8Num2">
              <text:list-item>
                <text:p text:style-name="P11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1" office:value-type="string">
            <text:list xml:id="list11174202716909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41.K1" office:value-type="string">
            <text:list xml:id="list111742027161339" text:continue-numbering="true" text:style-name="WW8Num2">
              <text:list-item>
                <text:p text:style-name="P870"/>
              </text:list-item>
            </text:list>
          </table:table-cell>
          <table:table-cell table:style-name="表格41.K1" office:value-type="string">
            <text:list xml:id="list111742027176474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41.1">
          <table:table-cell table:style-name="表格41.A5" table:number-columns-spanned="9" office:value-type="string">
            <text:list xml:id="list111742028175531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5" table:number-columns-spanned="3" office:value-type="string">
            <text:list xml:id="list111742028164960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11742028155450" text:continue-numbering="true" text:style-name="WW8Num2">
              <text:list-item>
                <text:p text:style-name="P1061">Field</text:p>
              </text:list-item>
            </text:list>
          </table:table-cell>
          <table:table-cell table:style-name="表格41.A5" office:value-type="string">
            <text:list xml:id="list111742029175089" text:continue-numbering="true" text:style-name="WW8Num2">
              <text:list-item>
                <text:p text:style-name="P1061">Datatype</text:p>
              </text:list-item>
            </text:list>
          </table:table-cell>
          <table:table-cell table:style-name="表格41.A5" office:value-type="string">
            <text:list xml:id="list111742029163689" text:continue-numbering="true" text:style-name="WW8Num2">
              <text:list-item>
                <text:p text:style-name="P1061">PK</text:p>
              </text:list-item>
            </text:list>
          </table:table-cell>
          <table:table-cell table:style-name="表格41.A5" office:value-type="string">
            <text:list xml:id="list111742029173011" text:continue-numbering="true" text:style-name="WW8Num2">
              <text:list-item>
                <text:p text:style-name="P1061">UK</text:p>
              </text:list-item>
            </text:list>
          </table:table-cell>
          <table:table-cell table:style-name="表格41.A5" office:value-type="string">
            <text:list xml:id="list111742030177934" text:continue-numbering="true" text:style-name="WW8Num2">
              <text:list-item>
                <text:p text:style-name="P1061">IDX</text:p>
              </text:list-item>
            </text:list>
          </table:table-cell>
          <table:table-cell table:style-name="表格41.A5" office:value-type="string">
            <text:list xml:id="list111742030173347" text:continue-numbering="true" text:style-name="WW8Num2">
              <text:list-item>
                <text:p text:style-name="P975"><text:span text:style-name="T2">S</text:span><text:span text:style-name="T3">IZE</text:span></text:p>
              </text:list-item>
            </text:list>
          </table:table-cell>
          <table:table-cell table:style-name="表格41.A5" office:value-type="string">
            <text:list xml:id="list111742031174082" text:continue-numbering="true" text:style-name="WW8Num2">
              <text:list-item>
                <text:p text:style-name="P975"><text:span text:style-name="T2">D</text:span><text:span text:style-name="T3">EF</text:span></text:p>
              </text:list-item>
            </text:list>
          </table:table-cell>
          <table:table-cell table:style-name="表格41.A5" office:value-type="string">
            <text:list xml:id="list111742031174784" text:continue-numbering="true" text:style-name="WW8Num2">
              <text:list-item>
                <text:p text:style-name="P1061">Description</text:p>
              </text:list-item>
            </text:list>
          </table:table-cell>
          <table:table-cell table:style-name="表格41.A5" office:value-type="string">
            <text:list xml:id="list111742032157800" text:continue-numbering="true" text:style-name="WW8Num2">
              <text:list-item>
                <text:p text:style-name="P1061">Remarks</text:p>
              </text:list-item>
            </text:list>
          </table:table-cell>
          <table:table-cell table:style-name="表格41.J5" table:number-columns-spanned="3" office:value-type="string">
            <text:list xml:id="list111742032157171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11742032160058" text:continue-numbering="true" text:style-name="WW8Num2">
              <text:list-item>
                <text:p text:style-name="P1311">OID</text:p>
              </text:list-item>
            </text:list>
          </table:table-cell>
          <table:table-cell table:style-name="表格41.A5" office:value-type="string">
            <text:list xml:id="list111742033167265" text:continue-numbering="true" text:style-name="WW8Num2">
              <text:list-item>
                <text:p text:style-name="P1311">CHAR</text:p>
              </text:list-item>
            </text:list>
          </table:table-cell>
          <table:table-cell table:style-name="表格41.A5" office:value-type="string">
            <text:list xml:id="list111742033156136" text:continue-numbering="true" text:style-name="WW8Num2">
              <text:list-item>
                <text:p text:style-name="P1311">Y</text:p>
              </text:list-item>
            </text:list>
          </table:table-cell>
          <table:table-cell table:style-name="表格41.A5" office:value-type="string">
            <text:list xml:id="list111742033163983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34182869" text:continue-numbering="true" text:style-name="WW8Num2">
              <text:list-item>
                <text:p text:style-name="P1311"><text:s/></text:p>
              </text:list-item>
            </text:list>
          </table:table-cell>
          <table:table-cell table:style-name="表格41.A5" office:value-type="string">
            <text:list xml:id="list111742034150655" text:continue-numbering="true" text:style-name="WW8Num2">
              <text:list-item>
                <text:p text:style-name="P1311">36</text:p>
              </text:list-item>
            </text:list>
          </table:table-cell>
          <table:table-cell table:style-name="表格41.A5" office:value-type="string">
            <text:list xml:id="list111742034161154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35180776" text:continue-numbering="true" text:style-name="WW8Num2">
              <text:list-item>
                <text:p text:style-name="P1311">PK / UUID</text:p>
              </text:list-item>
            </text:list>
          </table:table-cell>
          <table:table-cell table:style-name="表格41.A5" office:value-type="string">
            <text:list xml:id="list111742035180885" text:continue-numbering="true" text:style-name="WW8Num2">
              <text:list-item>
                <text:p text:style-name="P1311">Default java UUID</text:p>
              </text:list-item>
            </text:list>
          </table:table-cell>
          <table:table-cell table:style-name="表格41.J5" table:number-columns-spanned="3" office:value-type="string">
            <text:list xml:id="list111742036169444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67">M<text:span text:style-name="T175">ASTER</text:span>_OID</text:p>
          </table:table-cell>
          <table:table-cell table:style-name="表格41.A8" office:value-type="string">
            <text:list xml:id="list111742036182054" text:continue-numbering="true" text:style-name="WW8Num2">
              <text:list-item>
                <text:p text:style-name="P1311">CHAR</text:p>
              </text:list-item>
            </text:list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376"/>
          </table:table-cell>
          <table:table-cell table:style-name="表格41.A8" office:value-type="string">
            <text:p text:style-name="P824">Y</text:p>
          </table:table-cell>
          <table:table-cell table:style-name="表格41.A8" office:value-type="string">
            <text:p text:style-name="P467">36</text:p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705">bb_strategy_map.OID</text:p>
          </table:table-cell>
          <table:table-cell table:style-name="表格41.A8" office:value-type="string">
            <text:p text:style-name="P580"/>
          </table:table-cell>
          <table:table-cell table:style-name="表格41.J5" table:number-columns-spanned="3" office:value-type="string">
            <text:list xml:id="list111742039161536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0">CONNECTION_ID</text:p>
          </table:table-cell>
          <table:table-cell table:style-name="表格41.A8" office:value-type="string">
            <text:list xml:id="list111742039167166" text:continue-numbering="true" text:style-name="WW8Num2">
              <text:list-item>
                <text:p text:style-name="P1396">VARCHAR</text:p>
              </text:list-item>
            </text:list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376"/>
          </table:table-cell>
          <table:table-cell table:style-name="表格41.A8" office:value-type="string">
            <text:p text:style-name="P824"/>
          </table:table-cell>
          <table:table-cell table:style-name="表格41.A8" office:value-type="string">
            <text:p text:style-name="P470">20</text:p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707"/>
          </table:table-cell>
          <table:table-cell table:style-name="表格41.A8" office:value-type="string">
            <text:p text:style-name="P580"/>
          </table:table-cell>
          <table:table-cell table:style-name="表格41.J5" table:number-columns-spanned="3" office:value-type="string">
            <text:list xml:id="list111742042182546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0">SOURCE_ID</text:p>
          </table:table-cell>
          <table:table-cell table:style-name="表格41.A8" office:value-type="string">
            <text:list xml:id="list111742043167584" text:continue-numbering="true" text:style-name="WW8Num2">
              <text:list-item>
                <text:p text:style-name="P1397">VARCHAR</text:p>
              </text:list-item>
            </text:list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359"/>
          </table:table-cell>
          <table:table-cell table:style-name="表格41.A8" office:value-type="string">
            <text:p text:style-name="P813"/>
          </table:table-cell>
          <table:table-cell table:style-name="表格41.A8" office:value-type="string">
            <text:p text:style-name="P470">14</text:p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707"/>
          </table:table-cell>
          <table:table-cell table:style-name="表格41.A8" office:value-type="string">
            <text:p text:style-name="P580"/>
          </table:table-cell>
          <table:table-cell table:style-name="表格41.J5" table:number-columns-spanned="3" office:value-type="string">
            <text:list xml:id="list111742046177349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0">TARGET_ID</text:p>
          </table:table-cell>
          <table:table-cell table:style-name="表格41.A8" office:value-type="string">
            <text:list xml:id="list111742046160092" text:continue-numbering="true" text:style-name="WW8Num2">
              <text:list-item>
                <text:p text:style-name="P1397">VARCHAR</text:p>
              </text:list-item>
            </text:list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376"/>
          </table:table-cell>
          <table:table-cell table:style-name="表格41.A8" office:value-type="string">
            <text:p text:style-name="P824"/>
          </table:table-cell>
          <table:table-cell table:style-name="表格41.A8" office:value-type="string">
            <text:p text:style-name="P470">14</text:p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674"/>
          </table:table-cell>
          <table:table-cell table:style-name="表格41.A8" office:value-type="string">
            <text:p text:style-name="P580"/>
          </table:table-cell>
          <table:table-cell table:style-name="表格41.J5" table:number-columns-spanned="3" office:value-type="string">
            <text:list xml:id="list111742049177205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11742049176317" text:continue-numbering="true" text:style-name="WW8Num2">
              <text:list-item>
                <text:p text:style-name="P1311">CUSERID</text:p>
              </text:list-item>
            </text:list>
          </table:table-cell>
          <table:table-cell table:style-name="表格41.A5" office:value-type="string">
            <text:list xml:id="list111742049171805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41.A5" office:value-type="string">
            <text:list xml:id="list111742050151175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0171351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0160687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1154242" text:continue-numbering="true" text:style-name="WW8Num2">
              <text:list-item>
                <text:p text:style-name="P1311">24</text:p>
              </text:list-item>
            </text:list>
          </table:table-cell>
          <table:table-cell table:style-name="表格41.A5" office:value-type="string">
            <text:list xml:id="list11174205116842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2158675" text:continue-numbering="true" text:style-name="WW8Num2">
              <text:list-item>
                <text:p text:style-name="P1311">Create data user</text:p>
              </text:list-item>
            </text:list>
          </table:table-cell>
          <table:table-cell table:style-name="表格41.A5" office:value-type="string">
            <text:list xml:id="list11174205215224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J5" table:number-columns-spanned="3" office:value-type="string">
            <text:list xml:id="list111742052172368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11742053182322" text:continue-numbering="true" text:style-name="WW8Num2">
              <text:list-item>
                <text:p text:style-name="P1311">CDATE</text:p>
              </text:list-item>
            </text:list>
          </table:table-cell>
          <table:table-cell table:style-name="表格41.A5" office:value-type="string">
            <text:list xml:id="list111742053165388" text:continue-numbering="true" text:style-name="WW8Num2">
              <text:list-item>
                <text:p text:style-name="P1311">DATETIME</text:p>
              </text:list-item>
            </text:list>
          </table:table-cell>
          <table:table-cell table:style-name="表格41.A5" office:value-type="string">
            <text:list xml:id="list11174205317739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4175900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417497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4178014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5166818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5161352" text:continue-numbering="true" text:style-name="WW8Num2">
              <text:list-item>
                <text:p text:style-name="P1311">Create time</text:p>
              </text:list-item>
            </text:list>
          </table:table-cell>
          <table:table-cell table:style-name="表格41.A5" office:value-type="string">
            <text:list xml:id="list111742056152178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J5" table:number-columns-spanned="3" office:value-type="string">
            <text:list xml:id="list111742056176725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11742056170873" text:continue-numbering="true" text:style-name="WW8Num2">
              <text:list-item>
                <text:p text:style-name="P1311">UUSERID</text:p>
              </text:list-item>
            </text:list>
          </table:table-cell>
          <table:table-cell table:style-name="表格41.A5" office:value-type="string">
            <text:list xml:id="list111742057152532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41.A5" office:value-type="string">
            <text:list xml:id="list111742057156894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7164637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8161084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58177527" text:continue-numbering="true" text:style-name="WW8Num2">
              <text:list-item>
                <text:p text:style-name="P1311">24</text:p>
              </text:list-item>
            </text:list>
          </table:table-cell>
          <table:table-cell table:style-name="表格41.A5" office:value-type="string">
            <text:list xml:id="list111742059162159" text:continue-numbering="true" text:style-name="WW8Num2">
              <text:list-item>
                <text:p text:style-name="P1311">null</text:p>
              </text:list-item>
            </text:list>
          </table:table-cell>
          <table:table-cell table:style-name="表格41.A5" office:value-type="string">
            <text:list xml:id="list111742059165434" text:continue-numbering="true" text:style-name="WW8Num2">
              <text:list-item>
                <text:p text:style-name="P1311">Update date user</text:p>
              </text:list-item>
            </text:list>
          </table:table-cell>
          <table:table-cell table:style-name="表格41.A5" office:value-type="string">
            <text:list xml:id="list11174205915608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J5" table:number-columns-spanned="3" office:value-type="string">
            <text:list xml:id="list111742060157167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11742060164028" text:continue-numbering="true" text:style-name="WW8Num2">
              <text:list-item>
                <text:p text:style-name="P1311">UDATE</text:p>
              </text:list-item>
            </text:list>
          </table:table-cell>
          <table:table-cell table:style-name="表格41.A5" office:value-type="string">
            <text:list xml:id="list111742060178041" text:continue-numbering="true" text:style-name="WW8Num2">
              <text:list-item>
                <text:p text:style-name="P1311">DATETIME</text:p>
              </text:list-item>
            </text:list>
          </table:table-cell>
          <table:table-cell table:style-name="表格41.A5" office:value-type="string">
            <text:list xml:id="list11174206118144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61160661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62156038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62159015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A5" office:value-type="string">
            <text:list xml:id="list111742062179161" text:continue-numbering="true" text:style-name="WW8Num2">
              <text:list-item>
                <text:p text:style-name="P1311">null</text:p>
              </text:list-item>
            </text:list>
          </table:table-cell>
          <table:table-cell table:style-name="表格41.A5" office:value-type="string">
            <text:list xml:id="list111742063156980" text:continue-numbering="true" text:style-name="WW8Num2">
              <text:list-item>
                <text:p text:style-name="P1311">Update time</text:p>
              </text:list-item>
            </text:list>
          </table:table-cell>
          <table:table-cell table:style-name="表格41.A5" office:value-type="string">
            <text:list xml:id="list111742063174653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1.J5" table:number-columns-spanned="3" office:value-type="string">
            <text:list xml:id="list111742063152448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</table:table>
      <text:p text:style-name="P47"/>
      <text:p text:style-name="P47"/>
      <text:p text:style-name="P47"/>
      <text:list xml:id="list111742064162700" text:continue-numbering="true" text:style-name="WW8Num2">
        <text:list-item>
          <text:h text:style-name="P1561" text:outline-level="1"><text:bookmark-start text:name="__RefHeading__19900_173492183"/><text:span text:style-name="T47">B</text:span><text:span text:style-name="T65">B</text:span><text:span text:style-name="T47">_</text:span><text:span text:style-name="T77">S</text:span><text:span text:style-name="T82">WOT</text:span><text:bookmark-end text:name="__RefHeading__19900_173492183"/></text:h>
        </text:list-item>
      </text:list>
      <table:table table:name="表格43" table:style-name="表格43">
        <table:table-column table:style-name="表格43.A"/>
        <table:table-column table:style-name="表格43.B"/>
        <table:table-column table:style-name="表格43.C" table:number-columns-repeated="2"/>
        <table:table-column table:style-name="表格43.E" table:number-columns-repeated="3"/>
        <table:table-column table:style-name="表格43.H"/>
        <table:table-column table:style-name="表格43.I"/>
        <table:table-column table:style-name="表格43.J"/>
        <table:table-column table:style-name="表格43.K"/>
        <table:table-column table:style-name="表格43.L"/>
        <table:table-row table:style-name="表格43.1">
          <table:table-cell table:style-name="表格43.A1" office:value-type="string">
            <text:list xml:id="list111742065176411" text:continue-numbering="true" text:style-name="WW8Num2">
              <text:list-item>
                <text:p text:style-name="P1019">Project</text:p>
              </text:list-item>
            </text:list>
          </table:table-cell>
          <table:table-cell table:style-name="表格43.A1" table:number-columns-spanned="6" office:value-type="string">
            <text:list xml:id="list111742066162758" text:continue-numbering="true" text:style-name="WW8Num2">
              <text:list-item>
                <text:p text:style-name="P110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1" office:value-type="string">
            <text:list xml:id="list111742066179306" text:continue-numbering="true" text:style-name="WW8Num2">
              <text:list-item>
                <text:p text:style-name="P1019">Ver</text:p>
              </text:list-item>
            </text:list>
          </table:table-cell>
          <table:table-cell table:style-name="表格43.A1" office:value-type="string">
            <text:list xml:id="list111742066176255" text:continue-numbering="true" text:style-name="WW8Num2">
              <text:list-item>
                <text:p text:style-name="P1105">0.5</text:p>
              </text:list-item>
            </text:list>
          </table:table-cell>
          <table:table-cell table:style-name="表格43.J1" office:value-type="string">
            <text:list xml:id="list111742067174705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3.K1" office:value-type="string">
            <text:list xml:id="list111742067168316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3.K1" office:value-type="string">
            <text:list xml:id="list111742067169828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111742068157573" text:continue-numbering="true" text:style-name="WW8Num2">
              <text:list-item>
                <text:p text:style-name="P1019">Maintain</text:p>
              </text:list-item>
            </text:list>
          </table:table-cell>
          <table:table-cell table:style-name="表格43.A2" table:number-columns-spanned="6" office:value-type="string">
            <text:list xml:id="list111742068153801" text:continue-numbering="true" text:style-name="WW8Num2">
              <text:list-item>
                <text:p text:style-name="P110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111742068166517" text:continue-numbering="true" text:style-name="WW8Num2">
              <text:list-item>
                <text:p text:style-name="P1019">Date</text:p>
              </text:list-item>
            </text:list>
          </table:table-cell>
          <table:table-cell table:style-name="表格43.A2" office:value-type="string">
            <text:list xml:id="list111742069173497" text:continue-numbering="true" text:style-name="WW8Num2">
              <text:list-item>
                <text:p text:style-name="P1105">2014/1<text:span text:style-name="T174">2</text:span>/<text:span text:style-name="T142">19</text:span></text:p>
              </text:list-item>
            </text:list>
          </table:table-cell>
          <table:table-cell table:style-name="表格43.J1" office:value-type="string">
            <text:list xml:id="list111742069180488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3.K1" office:value-type="string">
            <text:list xml:id="list111742070159222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3.K1" office:value-type="string">
            <text:list xml:id="list111742070153606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111742070179961" text:continue-numbering="true" text:style-name="WW8Num2">
              <text:list-item>
                <text:p text:style-name="P1019">Table</text:p>
              </text:list-item>
            </text:list>
          </table:table-cell>
          <table:table-cell table:style-name="表格43.A2" table:number-columns-spanned="6" office:value-type="string">
            <text:list xml:id="list111742071160684" text:continue-numbering="true" text:style-name="WW8Num2">
              <text:list-item>
                <text:p text:style-name="P1211">b<text:span text:style-name="T141">b</text:span>_<text:span text:style-name="T174">swo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111742071151073" text:continue-numbering="true" text:style-name="WW8Num2">
              <text:list-item>
                <text:p text:style-name="P1019">DataBase</text:p>
              </text:list-item>
            </text:list>
          </table:table-cell>
          <table:table-cell table:style-name="表格43.A2" office:value-type="string">
            <text:list xml:id="list111742072161161" text:continue-numbering="true" text:style-name="WW8Num2">
              <text:list-item>
                <text:p text:style-name="P1105">bbcore</text:p>
              </text:list-item>
            </text:list>
          </table:table-cell>
          <table:table-cell table:style-name="表格43.J1" office:value-type="string">
            <text:list xml:id="list111742072178601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3.K1" office:value-type="string">
            <text:list xml:id="list111742072156207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3.K1" office:value-type="string">
            <text:list xml:id="list111742072155161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43.1">
          <table:table-cell table:style-name="表格43.A4" office:value-type="string">
            <text:list xml:id="list111742073150877" text:continue-numbering="true" text:style-name="WW8Num2">
              <text:list-item>
                <text:p text:style-name="P1019">Descript</text:p>
              </text:list-item>
            </text:list>
          </table:table-cell>
          <table:table-cell table:style-name="表格43.A4" table:number-columns-spanned="8" office:value-type="string">
            <text:list xml:id="list111742073150586" text:continue-numbering="true" text:style-name="WW8Num2">
              <text:list-item>
                <text:p text:style-name="P11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1" office:value-type="string">
            <text:list xml:id="list111742074182420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3.K1" office:value-type="string">
            <text:list xml:id="list111742074166889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3.K1" office:value-type="string">
            <text:list xml:id="list111742074159535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43.1">
          <table:table-cell table:style-name="表格43.A5" table:number-columns-spanned="9" office:value-type="string">
            <text:list xml:id="list111742074162360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5" table:number-columns-spanned="3" office:value-type="string">
            <text:list xml:id="list111742075181376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11742075181680" text:continue-numbering="true" text:style-name="WW8Num2">
              <text:list-item>
                <text:p text:style-name="P1062">Field</text:p>
              </text:list-item>
            </text:list>
          </table:table-cell>
          <table:table-cell table:style-name="表格43.A5" office:value-type="string">
            <text:list xml:id="list111742075162680" text:continue-numbering="true" text:style-name="WW8Num2">
              <text:list-item>
                <text:p text:style-name="P1062">Datatype</text:p>
              </text:list-item>
            </text:list>
          </table:table-cell>
          <table:table-cell table:style-name="表格43.A5" office:value-type="string">
            <text:list xml:id="list111742076156100" text:continue-numbering="true" text:style-name="WW8Num2">
              <text:list-item>
                <text:p text:style-name="P1062">PK</text:p>
              </text:list-item>
            </text:list>
          </table:table-cell>
          <table:table-cell table:style-name="表格43.A5" office:value-type="string">
            <text:list xml:id="list111742076179428" text:continue-numbering="true" text:style-name="WW8Num2">
              <text:list-item>
                <text:p text:style-name="P1062">UK</text:p>
              </text:list-item>
            </text:list>
          </table:table-cell>
          <table:table-cell table:style-name="表格43.A5" office:value-type="string">
            <text:list xml:id="list111742077152237" text:continue-numbering="true" text:style-name="WW8Num2">
              <text:list-item>
                <text:p text:style-name="P1062">IDX</text:p>
              </text:list-item>
            </text:list>
          </table:table-cell>
          <table:table-cell table:style-name="表格43.A5" office:value-type="string">
            <text:list xml:id="list111742077157767" text:continue-numbering="true" text:style-name="WW8Num2">
              <text:list-item>
                <text:p text:style-name="P976"><text:span text:style-name="T2">S</text:span><text:span text:style-name="T3">IZE</text:span></text:p>
              </text:list-item>
            </text:list>
          </table:table-cell>
          <table:table-cell table:style-name="表格43.A5" office:value-type="string">
            <text:list xml:id="list111742077163140" text:continue-numbering="true" text:style-name="WW8Num2">
              <text:list-item>
                <text:p text:style-name="P976"><text:span text:style-name="T2">D</text:span><text:span text:style-name="T3">EF</text:span></text:p>
              </text:list-item>
            </text:list>
          </table:table-cell>
          <table:table-cell table:style-name="表格43.A5" office:value-type="string">
            <text:list xml:id="list111742078158940" text:continue-numbering="true" text:style-name="WW8Num2">
              <text:list-item>
                <text:p text:style-name="P1062">Description</text:p>
              </text:list-item>
            </text:list>
          </table:table-cell>
          <table:table-cell table:style-name="表格43.A5" office:value-type="string">
            <text:list xml:id="list111742078180890" text:continue-numbering="true" text:style-name="WW8Num2">
              <text:list-item>
                <text:p text:style-name="P1062">Remarks</text:p>
              </text:list-item>
            </text:list>
          </table:table-cell>
          <table:table-cell table:style-name="表格43.J5" table:number-columns-spanned="3" office:value-type="string">
            <text:list xml:id="list111742079164673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11742079175449" text:continue-numbering="true" text:style-name="WW8Num2">
              <text:list-item>
                <text:p text:style-name="P1312">OID</text:p>
              </text:list-item>
            </text:list>
          </table:table-cell>
          <table:table-cell table:style-name="表格43.A5" office:value-type="string">
            <text:list xml:id="list111742079169431" text:continue-numbering="true" text:style-name="WW8Num2">
              <text:list-item>
                <text:p text:style-name="P1312">CHAR</text:p>
              </text:list-item>
            </text:list>
          </table:table-cell>
          <table:table-cell table:style-name="表格43.A5" office:value-type="string">
            <text:list xml:id="list111742080157499" text:continue-numbering="true" text:style-name="WW8Num2">
              <text:list-item>
                <text:p text:style-name="P1312">Y</text:p>
              </text:list-item>
            </text:list>
          </table:table-cell>
          <table:table-cell table:style-name="表格43.A5" office:value-type="string">
            <text:list xml:id="list111742080152806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080171794" text:continue-numbering="true" text:style-name="WW8Num2">
              <text:list-item>
                <text:p text:style-name="P1312"><text:s/></text:p>
              </text:list-item>
            </text:list>
          </table:table-cell>
          <table:table-cell table:style-name="表格43.A5" office:value-type="string">
            <text:list xml:id="list111742081171257" text:continue-numbering="true" text:style-name="WW8Num2">
              <text:list-item>
                <text:p text:style-name="P1312">36</text:p>
              </text:list-item>
            </text:list>
          </table:table-cell>
          <table:table-cell table:style-name="表格43.A5" office:value-type="string">
            <text:list xml:id="list111742081166966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082182550" text:continue-numbering="true" text:style-name="WW8Num2">
              <text:list-item>
                <text:p text:style-name="P1312">PK / UUID</text:p>
              </text:list-item>
            </text:list>
          </table:table-cell>
          <table:table-cell table:style-name="表格43.A5" office:value-type="string">
            <text:list xml:id="list111742082156255" text:continue-numbering="true" text:style-name="WW8Num2">
              <text:list-item>
                <text:p text:style-name="P1312">Default java UUID</text:p>
              </text:list-item>
            </text:list>
          </table:table-cell>
          <table:table-cell table:style-name="表格43.J5" table:number-columns-spanned="3" office:value-type="string">
            <text:list xml:id="list111742082169917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92">VIS_ID</text:p>
          </table:table-cell>
          <table:table-cell table:style-name="表格43.A8" office:value-type="string">
            <text:list xml:id="list111742083155941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43.A8" office:value-type="string">
            <text:p text:style-name="P214"/>
          </table:table-cell>
          <table:table-cell table:style-name="表格43.A8" office:value-type="string">
            <text:p text:style-name="P475">Y</text:p>
          </table:table-cell>
          <table:table-cell table:style-name="表格43.A8" office:value-type="string">
            <text:p text:style-name="P800"/>
          </table:table-cell>
          <table:table-cell table:style-name="表格43.A8" office:value-type="string">
            <text:p text:style-name="P381">1<text:span text:style-name="T145">4</text:span></text:p>
          </table:table-cell>
          <table:table-cell table:style-name="表格43.A8" office:value-type="string">
            <text:p text:style-name="P215"/>
          </table:table-cell>
          <table:table-cell table:style-name="表格43.A8" office:value-type="string">
            <text:p text:style-name="P676">BB_VISION.VIS_ID</text:p>
          </table:table-cell>
          <table:table-cell table:style-name="表格43.A8" office:value-type="string">
            <text:p text:style-name="P573"/>
          </table:table-cell>
          <table:table-cell table:style-name="表格43.J5" table:number-columns-spanned="3" office:value-type="string">
            <text:list xml:id="list111742085180435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82"><text:span text:style-name="T146">PER</text:span>_ID</text:p>
          </table:table-cell>
          <table:table-cell table:style-name="表格43.A8" office:value-type="string">
            <text:list xml:id="list111742086181448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43.A8" office:value-type="string">
            <text:p text:style-name="P215"/>
          </table:table-cell>
          <table:table-cell table:style-name="表格43.A8" office:value-type="string">
            <text:p text:style-name="P369">Y</text:p>
          </table:table-cell>
          <table:table-cell table:style-name="表格43.A8" office:value-type="string">
            <text:p text:style-name="P790"/>
          </table:table-cell>
          <table:table-cell table:style-name="表格43.A8" office:value-type="string">
            <text:p text:style-name="P382">1<text:span text:style-name="T145">4</text:span></text:p>
          </table:table-cell>
          <table:table-cell table:style-name="表格43.A8" office:value-type="string">
            <text:p text:style-name="P215"/>
          </table:table-cell>
          <table:table-cell table:style-name="表格43.A8" office:value-type="string">
            <text:p text:style-name="P708">BB_PERSPECTIVE.PER_ID</text:p>
          </table:table-cell>
          <table:table-cell table:style-name="表格43.A8" office:value-type="string">
            <text:p text:style-name="P573"/>
          </table:table-cell>
          <table:table-cell table:style-name="表格43.J5" table:number-columns-spanned="3" office:value-type="string">
            <text:list xml:id="list111742089166879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52">ORG_ID</text:p>
          </table:table-cell>
          <table:table-cell table:style-name="表格43.A8" office:value-type="string">
            <text:list xml:id="list111742089182762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43.A8" office:value-type="string">
            <text:p text:style-name="P210"/>
          </table:table-cell>
          <table:table-cell table:style-name="表格43.A8" office:value-type="string">
            <text:p text:style-name="P353">Y</text:p>
          </table:table-cell>
          <table:table-cell table:style-name="表格43.A8" office:value-type="string">
            <text:p text:style-name="P785"/>
          </table:table-cell>
          <table:table-cell table:style-name="表格43.A8" office:value-type="string">
            <text:p text:style-name="P352">10</text:p>
          </table:table-cell>
          <table:table-cell table:style-name="表格43.A8" office:value-type="string">
            <text:p text:style-name="P210"/>
          </table:table-cell>
          <table:table-cell table:style-name="表格43.A8" office:value-type="string">
            <text:p text:style-name="P709">BB_ORGANIZATION.ORG_ID</text:p>
          </table:table-cell>
          <table:table-cell table:style-name="表格43.A8" office:value-type="string">
            <text:p text:style-name="P568"/>
          </table:table-cell>
          <table:table-cell table:style-name="表格43.J5" table:number-columns-spanned="3" office:value-type="string">
            <text:list xml:id="list111742092160072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86">TYPE</text:p>
          </table:table-cell>
          <table:table-cell table:style-name="表格43.A8" office:value-type="string">
            <text:list xml:id="list111742092181342" text:continue-numbering="true" text:style-name="WW8Num2">
              <text:list-item>
                <text:p text:style-name="P1398">VARCHAR</text:p>
              </text:list-item>
            </text:list>
          </table:table-cell>
          <table:table-cell table:style-name="表格43.A8" office:value-type="string">
            <text:p text:style-name="P225"/>
          </table:table-cell>
          <table:table-cell table:style-name="表格43.A8" office:value-type="string">
            <text:p text:style-name="P489">Y</text:p>
          </table:table-cell>
          <table:table-cell table:style-name="表格43.A8" office:value-type="string">
            <text:p text:style-name="P825"/>
          </table:table-cell>
          <table:table-cell table:style-name="表格43.A8" office:value-type="string">
            <text:p text:style-name="P486">1</text:p>
          </table:table-cell>
          <table:table-cell table:style-name="表格43.A8" office:value-type="string">
            <text:p text:style-name="P225"/>
          </table:table-cell>
          <table:table-cell table:style-name="表格43.A8" office:value-type="string">
            <text:p text:style-name="P710">'S'-strengths</text:p>
            <text:p text:style-name="P710">'W'-weaknesses</text:p>
            <text:p text:style-name="P710">'O'-opportunities</text:p>
            <text:p text:style-name="P710">'T'-threats</text:p>
          </table:table-cell>
          <table:table-cell table:style-name="表格43.A8" office:value-type="string">
            <text:p text:style-name="P582"/>
          </table:table-cell>
          <table:table-cell table:style-name="表格43.J5" table:number-columns-spanned="3" office:value-type="string">
            <text:list xml:id="list111742096157305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87">ISSUES</text:p>
          </table:table-cell>
          <table:table-cell table:style-name="表格43.A8" office:value-type="string">
            <text:list xml:id="list111742096166210" text:continue-numbering="true" text:style-name="WW8Num2">
              <text:list-item>
                <text:p text:style-name="P1412">VARCHAR</text:p>
              </text:list-item>
            </text:list>
          </table:table-cell>
          <table:table-cell table:style-name="表格43.A8" office:value-type="string">
            <text:p text:style-name="P225"/>
          </table:table-cell>
          <table:table-cell table:style-name="表格43.A8" office:value-type="string">
            <text:p text:style-name="P377"/>
          </table:table-cell>
          <table:table-cell table:style-name="表格43.A8" office:value-type="string">
            <text:p text:style-name="P825"/>
          </table:table-cell>
          <table:table-cell table:style-name="表格43.A8" office:value-type="string">
            <text:p text:style-name="P487"><text:span text:style-name="T177">5</text:span>00</text:p>
          </table:table-cell>
          <table:table-cell table:style-name="表格43.A8" office:value-type="string">
            <text:p text:style-name="P225"/>
          </table:table-cell>
          <table:table-cell table:style-name="表格43.A8" office:value-type="string">
            <text:p text:style-name="P675"/>
          </table:table-cell>
          <table:table-cell table:style-name="表格43.A8" office:value-type="string">
            <text:p text:style-name="P582"/>
          </table:table-cell>
          <table:table-cell table:style-name="表格43.J5" table:number-columns-spanned="3" office:value-type="string">
            <text:list xml:id="list111742099177162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11742099175858" text:continue-numbering="true" text:style-name="WW8Num2">
              <text:list-item>
                <text:p text:style-name="P1312">CUSERID</text:p>
              </text:list-item>
            </text:list>
          </table:table-cell>
          <table:table-cell table:style-name="表格43.A5" office:value-type="string">
            <text:list xml:id="list111742099159340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43.A5" office:value-type="string">
            <text:list xml:id="list111742100162206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017526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1180614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1177665" text:continue-numbering="true" text:style-name="WW8Num2">
              <text:list-item>
                <text:p text:style-name="P1312">24</text:p>
              </text:list-item>
            </text:list>
          </table:table-cell>
          <table:table-cell table:style-name="表格43.A5" office:value-type="string">
            <text:list xml:id="list111742101182318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2157501" text:continue-numbering="true" text:style-name="WW8Num2">
              <text:list-item>
                <text:p text:style-name="P1312">Create data user</text:p>
              </text:list-item>
            </text:list>
          </table:table-cell>
          <table:table-cell table:style-name="表格43.A5" office:value-type="string">
            <text:list xml:id="list111742102154625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J5" table:number-columns-spanned="3" office:value-type="string">
            <text:list xml:id="list111742102151504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11742103157246" text:continue-numbering="true" text:style-name="WW8Num2">
              <text:list-item>
                <text:p text:style-name="P1312">CDATE</text:p>
              </text:list-item>
            </text:list>
          </table:table-cell>
          <table:table-cell table:style-name="表格43.A5" office:value-type="string">
            <text:list xml:id="list111742103152787" text:continue-numbering="true" text:style-name="WW8Num2">
              <text:list-item>
                <text:p text:style-name="P1312">DATETIME</text:p>
              </text:list-item>
            </text:list>
          </table:table-cell>
          <table:table-cell table:style-name="表格43.A5" office:value-type="string">
            <text:list xml:id="list11174210417130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4183009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417325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5182350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516250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5178706" text:continue-numbering="true" text:style-name="WW8Num2">
              <text:list-item>
                <text:p text:style-name="P1312">Create time</text:p>
              </text:list-item>
            </text:list>
          </table:table-cell>
          <table:table-cell table:style-name="表格43.A5" office:value-type="string">
            <text:list xml:id="list111742106175675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J5" table:number-columns-spanned="3" office:value-type="string">
            <text:list xml:id="list111742106153877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11742106174646" text:continue-numbering="true" text:style-name="WW8Num2">
              <text:list-item>
                <text:p text:style-name="P1312">UUSERID</text:p>
              </text:list-item>
            </text:list>
          </table:table-cell>
          <table:table-cell table:style-name="表格43.A5" office:value-type="string">
            <text:list xml:id="list111742107182968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43.A5" office:value-type="string">
            <text:list xml:id="list111742107152236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815125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815897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08175753" text:continue-numbering="true" text:style-name="WW8Num2">
              <text:list-item>
                <text:p text:style-name="P1312">24</text:p>
              </text:list-item>
            </text:list>
          </table:table-cell>
          <table:table-cell table:style-name="表格43.A5" office:value-type="string">
            <text:list xml:id="list111742109154123" text:continue-numbering="true" text:style-name="WW8Num2">
              <text:list-item>
                <text:p text:style-name="P1312">null</text:p>
              </text:list-item>
            </text:list>
          </table:table-cell>
          <table:table-cell table:style-name="表格43.A5" office:value-type="string">
            <text:list xml:id="list111742109162436" text:continue-numbering="true" text:style-name="WW8Num2">
              <text:list-item>
                <text:p text:style-name="P1312">Update date user</text:p>
              </text:list-item>
            </text:list>
          </table:table-cell>
          <table:table-cell table:style-name="表格43.A5" office:value-type="string">
            <text:list xml:id="list11174210916942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J5" table:number-columns-spanned="3" office:value-type="string">
            <text:list xml:id="list111742110154810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11742110151752" text:continue-numbering="true" text:style-name="WW8Num2">
              <text:list-item>
                <text:p text:style-name="P1312">UDATE</text:p>
              </text:list-item>
            </text:list>
          </table:table-cell>
          <table:table-cell table:style-name="表格43.A5" office:value-type="string">
            <text:list xml:id="list111742111172192" text:continue-numbering="true" text:style-name="WW8Num2">
              <text:list-item>
                <text:p text:style-name="P1312">DATETIME</text:p>
              </text:list-item>
            </text:list>
          </table:table-cell>
          <table:table-cell table:style-name="表格43.A5" office:value-type="string">
            <text:list xml:id="list111742111154046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11159332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12164516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12153784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A5" office:value-type="string">
            <text:list xml:id="list111742112180654" text:continue-numbering="true" text:style-name="WW8Num2">
              <text:list-item>
                <text:p text:style-name="P1312">null</text:p>
              </text:list-item>
            </text:list>
          </table:table-cell>
          <table:table-cell table:style-name="表格43.A5" office:value-type="string">
            <text:list xml:id="list111742113170540" text:continue-numbering="true" text:style-name="WW8Num2">
              <text:list-item>
                <text:p text:style-name="P1312">Update time</text:p>
              </text:list-item>
            </text:list>
          </table:table-cell>
          <table:table-cell table:style-name="表格43.A5" office:value-type="string">
            <text:list xml:id="list111742113169925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43.J5" table:number-columns-spanned="3" office:value-type="string">
            <text:list xml:id="list111742113165422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</table:table>
      <text:p text:style-name="P48"/>
      <text:list xml:id="list111742114151561" text:continue-numbering="true" text:style-name="WW8Num2">
        <text:list-item>
          <text:h text:style-name="P1562" text:outline-level="1"><text:bookmark-start text:name="__RefHeading__20309_2098148859"/><text:soft-page-break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5">MST</text:span><text:bookmark-end text:name="__RefHeading__20309_2098148859"/></text:h>
        </text:list-item>
      </text:list>
      <table:table table:name="表格45" table:style-name="表格45">
        <table:table-column table:style-name="表格45.A"/>
        <table:table-column table:style-name="表格45.B"/>
        <table:table-column table:style-name="表格45.C" table:number-columns-repeated="2"/>
        <table:table-column table:style-name="表格45.E" table:number-columns-repeated="3"/>
        <table:table-column table:style-name="表格45.H"/>
        <table:table-column table:style-name="表格45.I"/>
        <table:table-column table:style-name="表格45.J"/>
        <table:table-column table:style-name="表格45.K"/>
        <table:table-column table:style-name="表格45.L"/>
        <table:table-row table:style-name="表格45.1">
          <table:table-cell table:style-name="表格45.A1" office:value-type="string">
            <text:list xml:id="list111742115168739" text:continue-numbering="true" text:style-name="WW8Num2">
              <text:list-item>
                <text:p text:style-name="P1020">Project</text:p>
              </text:list-item>
            </text:list>
          </table:table-cell>
          <table:table-cell table:style-name="表格45.A1" table:number-columns-spanned="6" office:value-type="string">
            <text:list xml:id="list111742116165893" text:continue-numbering="true" text:style-name="WW8Num2">
              <text:list-item>
                <text:p text:style-name="P110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1" office:value-type="string">
            <text:list xml:id="list111742116151099" text:continue-numbering="true" text:style-name="WW8Num2">
              <text:list-item>
                <text:p text:style-name="P1020">Ver</text:p>
              </text:list-item>
            </text:list>
          </table:table-cell>
          <table:table-cell table:style-name="表格45.A1" office:value-type="string">
            <text:list xml:id="list111742116175796" text:continue-numbering="true" text:style-name="WW8Num2">
              <text:list-item>
                <text:p text:style-name="P1106">0.5</text:p>
              </text:list-item>
            </text:list>
          </table:table-cell>
          <table:table-cell table:style-name="表格45.J1" office:value-type="string">
            <text:list xml:id="list11174211715127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5.K1" office:value-type="string">
            <text:list xml:id="list111742117153744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5.K1" office:value-type="string">
            <text:list xml:id="list111742117175923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111742118162114" text:continue-numbering="true" text:style-name="WW8Num2">
              <text:list-item>
                <text:p text:style-name="P1020">Maintain</text:p>
              </text:list-item>
            </text:list>
          </table:table-cell>
          <table:table-cell table:style-name="表格45.A2" table:number-columns-spanned="6" office:value-type="string">
            <text:list xml:id="list111742118161564" text:continue-numbering="true" text:style-name="WW8Num2">
              <text:list-item>
                <text:p text:style-name="P110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111742118153518" text:continue-numbering="true" text:style-name="WW8Num2">
              <text:list-item>
                <text:p text:style-name="P1020">Date</text:p>
              </text:list-item>
            </text:list>
          </table:table-cell>
          <table:table-cell table:style-name="表格45.A2" office:value-type="string">
            <text:list xml:id="list111742119171275" text:continue-numbering="true" text:style-name="WW8Num2">
              <text:list-item>
                <text:p text:style-name="P1106">2014/1<text:span text:style-name="T174">2</text:span>/<text:span text:style-name="T178">21</text:span></text:p>
              </text:list-item>
            </text:list>
          </table:table-cell>
          <table:table-cell table:style-name="表格45.J1" office:value-type="string">
            <text:list xml:id="list111742119161640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5.K1" office:value-type="string">
            <text:list xml:id="list111742120166373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5.K1" office:value-type="string">
            <text:list xml:id="list111742120183005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111742120182040" text:continue-numbering="true" text:style-name="WW8Num2">
              <text:list-item>
                <text:p text:style-name="P1020">Table</text:p>
              </text:list-item>
            </text:list>
          </table:table-cell>
          <table:table-cell table:style-name="表格45.A2" table:number-columns-spanned="6" office:value-type="string">
            <text:list xml:id="list111742121154545" text:continue-numbering="true" text:style-name="WW8Num2">
              <text:list-item>
                <text:p text:style-name="P1212">b<text:span text:style-name="T141">b</text:span>_<text:span text:style-name="T174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111742121159223" text:continue-numbering="true" text:style-name="WW8Num2">
              <text:list-item>
                <text:p text:style-name="P1020">DataBase</text:p>
              </text:list-item>
            </text:list>
          </table:table-cell>
          <table:table-cell table:style-name="表格45.A2" office:value-type="string">
            <text:list xml:id="list111742121181027" text:continue-numbering="true" text:style-name="WW8Num2">
              <text:list-item>
                <text:p text:style-name="P1106">bbcore</text:p>
              </text:list-item>
            </text:list>
          </table:table-cell>
          <table:table-cell table:style-name="表格45.J1" office:value-type="string">
            <text:list xml:id="list111742122158489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5.K1" office:value-type="string">
            <text:list xml:id="list111742122154227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5.K1" office:value-type="string">
            <text:list xml:id="list111742122163230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45.1">
          <table:table-cell table:style-name="表格45.A4" office:value-type="string">
            <text:list xml:id="list111742123166818" text:continue-numbering="true" text:style-name="WW8Num2">
              <text:list-item>
                <text:p text:style-name="P1020">Descript</text:p>
              </text:list-item>
            </text:list>
          </table:table-cell>
          <table:table-cell table:style-name="表格45.A4" table:number-columns-spanned="8" office:value-type="string">
            <text:list xml:id="list111742123153976" text:continue-numbering="true" text:style-name="WW8Num2">
              <text:list-item>
                <text:p text:style-name="P116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1" office:value-type="string">
            <text:list xml:id="list111742124175362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5.K1" office:value-type="string">
            <text:list xml:id="list111742124150833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5.K1" office:value-type="string">
            <text:list xml:id="list111742124157293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45.1">
          <table:table-cell table:style-name="表格45.A5" table:number-columns-spanned="9" office:value-type="string">
            <text:list xml:id="list111742124167629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5" table:number-columns-spanned="3" office:value-type="string">
            <text:list xml:id="list111742125152867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11742125176301" text:continue-numbering="true" text:style-name="WW8Num2">
              <text:list-item>
                <text:p text:style-name="P1063">Field</text:p>
              </text:list-item>
            </text:list>
          </table:table-cell>
          <table:table-cell table:style-name="表格45.A5" office:value-type="string">
            <text:list xml:id="list111742125166810" text:continue-numbering="true" text:style-name="WW8Num2">
              <text:list-item>
                <text:p text:style-name="P1063">Datatype</text:p>
              </text:list-item>
            </text:list>
          </table:table-cell>
          <table:table-cell table:style-name="表格45.A5" office:value-type="string">
            <text:list xml:id="list111742126165540" text:continue-numbering="true" text:style-name="WW8Num2">
              <text:list-item>
                <text:p text:style-name="P1063">PK</text:p>
              </text:list-item>
            </text:list>
          </table:table-cell>
          <table:table-cell table:style-name="表格45.A5" office:value-type="string">
            <text:list xml:id="list111742126177348" text:continue-numbering="true" text:style-name="WW8Num2">
              <text:list-item>
                <text:p text:style-name="P1063">UK</text:p>
              </text:list-item>
            </text:list>
          </table:table-cell>
          <table:table-cell table:style-name="表格45.A5" office:value-type="string">
            <text:list xml:id="list111742126181405" text:continue-numbering="true" text:style-name="WW8Num2">
              <text:list-item>
                <text:p text:style-name="P1063">IDX</text:p>
              </text:list-item>
            </text:list>
          </table:table-cell>
          <table:table-cell table:style-name="表格45.A5" office:value-type="string">
            <text:list xml:id="list111742127171673" text:continue-numbering="true" text:style-name="WW8Num2">
              <text:list-item>
                <text:p text:style-name="P977"><text:span text:style-name="T2">S</text:span><text:span text:style-name="T3">IZE</text:span></text:p>
              </text:list-item>
            </text:list>
          </table:table-cell>
          <table:table-cell table:style-name="表格45.A5" office:value-type="string">
            <text:list xml:id="list111742127174976" text:continue-numbering="true" text:style-name="WW8Num2">
              <text:list-item>
                <text:p text:style-name="P977"><text:span text:style-name="T2">D</text:span><text:span text:style-name="T3">EF</text:span></text:p>
              </text:list-item>
            </text:list>
          </table:table-cell>
          <table:table-cell table:style-name="表格45.A5" office:value-type="string">
            <text:list xml:id="list111742128151018" text:continue-numbering="true" text:style-name="WW8Num2">
              <text:list-item>
                <text:p text:style-name="P1063">Description</text:p>
              </text:list-item>
            </text:list>
          </table:table-cell>
          <table:table-cell table:style-name="表格45.A5" office:value-type="string">
            <text:list xml:id="list111742128163389" text:continue-numbering="true" text:style-name="WW8Num2">
              <text:list-item>
                <text:p text:style-name="P1063">Remarks</text:p>
              </text:list-item>
            </text:list>
          </table:table-cell>
          <table:table-cell table:style-name="表格45.J5" table:number-columns-spanned="3" office:value-type="string">
            <text:list xml:id="list111742128167364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11742129165920" text:continue-numbering="true" text:style-name="WW8Num2">
              <text:list-item>
                <text:p text:style-name="P1313">OID</text:p>
              </text:list-item>
            </text:list>
          </table:table-cell>
          <table:table-cell table:style-name="表格45.A5" office:value-type="string">
            <text:list xml:id="list111742129179946" text:continue-numbering="true" text:style-name="WW8Num2">
              <text:list-item>
                <text:p text:style-name="P1313">CHAR</text:p>
              </text:list-item>
            </text:list>
          </table:table-cell>
          <table:table-cell table:style-name="表格45.A5" office:value-type="string">
            <text:list xml:id="list111742130165598" text:continue-numbering="true" text:style-name="WW8Num2">
              <text:list-item>
                <text:p text:style-name="P1313">Y</text:p>
              </text:list-item>
            </text:list>
          </table:table-cell>
          <table:table-cell table:style-name="表格45.A5" office:value-type="string">
            <text:list xml:id="list111742130167990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30171520" text:continue-numbering="true" text:style-name="WW8Num2">
              <text:list-item>
                <text:p text:style-name="P1313"><text:s/></text:p>
              </text:list-item>
            </text:list>
          </table:table-cell>
          <table:table-cell table:style-name="表格45.A5" office:value-type="string">
            <text:list xml:id="list111742131151260" text:continue-numbering="true" text:style-name="WW8Num2">
              <text:list-item>
                <text:p text:style-name="P1313">36</text:p>
              </text:list-item>
            </text:list>
          </table:table-cell>
          <table:table-cell table:style-name="表格45.A5" office:value-type="string">
            <text:list xml:id="list111742131157324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31177633" text:continue-numbering="true" text:style-name="WW8Num2">
              <text:list-item>
                <text:p text:style-name="P1313">PK / UUID</text:p>
              </text:list-item>
            </text:list>
          </table:table-cell>
          <table:table-cell table:style-name="表格45.A5" office:value-type="string">
            <text:list xml:id="list111742132165155" text:continue-numbering="true" text:style-name="WW8Num2">
              <text:list-item>
                <text:p text:style-name="P1313">Default java UUID</text:p>
              </text:list-item>
            </text:list>
          </table:table-cell>
          <table:table-cell table:style-name="表格45.J5" table:number-columns-spanned="3" office:value-type="string">
            <text:list xml:id="list111742132171597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111742133180719" text:continue-numbering="true" text:style-name="WW8Num2">
              <text:list-item>
                <text:p text:style-name="P1415">REPORT_ID</text:p>
              </text:list-item>
            </text:list>
          </table:table-cell>
          <table:table-cell table:style-name="表格45.A8" office:value-type="string">
            <text:list xml:id="list111742133179675" text:continue-numbering="true" text:style-name="WW8Num2">
              <text:list-item>
                <text:p text:style-name="P1313">CHAR</text:p>
              </text:list-item>
            </text:list>
          </table:table-cell>
          <table:table-cell table:style-name="表格45.A8" office:value-type="string">
            <text:list xml:id="list111742133178448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8" office:value-type="string">
            <text:list xml:id="list111742134151604" text:continue-numbering="true" text:style-name="WW8Num2">
              <text:list-item>
                <text:p text:style-name="P1418"/>
              </text:list-item>
            </text:list>
          </table:table-cell>
          <table:table-cell table:style-name="表格45.A8" office:value-type="string">
            <text:list xml:id="list111742134175983" text:continue-numbering="true" text:style-name="WW8Num2">
              <text:list-item>
                <text:p text:style-name="P1416">Y</text:p>
              </text:list-item>
            </text:list>
          </table:table-cell>
          <table:table-cell table:style-name="表格45.A8" office:value-type="string">
            <text:list xml:id="list111742134173817" text:continue-numbering="true" text:style-name="WW8Num2">
              <text:list-item>
                <text:p text:style-name="P1415">36</text:p>
              </text:list-item>
            </text:list>
          </table:table-cell>
          <table:table-cell table:style-name="表格45.A8" office:value-type="string">
            <text:list xml:id="list111742135177947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8" office:value-type="string">
            <text:list xml:id="list111742135180007" text:continue-numbering="true" text:style-name="WW8Num2">
              <text:list-item>
                <text:p text:style-name="P1470">Report data UUID</text:p>
              </text:list-item>
            </text:list>
          </table:table-cell>
          <table:table-cell table:style-name="表格45.A8" office:value-type="string">
            <text:list xml:id="list111742135157595" text:continue-numbering="true" text:style-name="WW8Num2">
              <text:list-item>
                <text:p text:style-name="P1488"/>
              </text:list-item>
            </text:list>
          </table:table-cell>
          <table:table-cell table:style-name="表格45.J5" table:number-columns-spanned="3" office:value-type="string">
            <text:list xml:id="list111742136175775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111742136152037" text:continue-numbering="true" text:style-name="WW8Num2">
              <text:list-item>
                <text:p text:style-name="P1421">VISION_TITLE</text:p>
              </text:list-item>
            </text:list>
          </table:table-cell>
          <table:table-cell table:style-name="表格45.A8" office:value-type="string">
            <text:list xml:id="list111742137168655" text:continue-numbering="true" text:style-name="WW8Num2">
              <text:list-item>
                <text:p text:style-name="P1413">VARCHAR</text:p>
              </text:list-item>
            </text:list>
          </table:table-cell>
          <table:table-cell table:style-name="表格45.A8" office:value-type="string">
            <text:list xml:id="list111742137152780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8" office:value-type="string">
            <text:list xml:id="list111742137176598" text:continue-numbering="true" text:style-name="WW8Num2">
              <text:list-item>
                <text:p text:style-name="P1418"/>
              </text:list-item>
            </text:list>
          </table:table-cell>
          <table:table-cell table:style-name="表格45.A8" office:value-type="string">
            <text:list xml:id="list111742138155174" text:continue-numbering="true" text:style-name="WW8Num2">
              <text:list-item>
                <text:p text:style-name="P1422"/>
              </text:list-item>
            </text:list>
          </table:table-cell>
          <table:table-cell table:style-name="表格45.A8" office:value-type="string">
            <text:list xml:id="list111742138182682" text:continue-numbering="true" text:style-name="WW8Num2">
              <text:list-item>
                <text:p text:style-name="P1425">100</text:p>
              </text:list-item>
            </text:list>
          </table:table-cell>
          <table:table-cell table:style-name="表格45.A8" office:value-type="string">
            <text:list xml:id="list111742138181765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8" office:value-type="string">
            <text:list xml:id="list111742139173215" text:continue-numbering="true" text:style-name="WW8Num2">
              <text:list-item>
                <text:p text:style-name="P1472"/>
              </text:list-item>
            </text:list>
          </table:table-cell>
          <table:table-cell table:style-name="表格45.A8" office:value-type="string">
            <text:list xml:id="list111742139171178" text:continue-numbering="true" text:style-name="WW8Num2">
              <text:list-item>
                <text:p text:style-name="P1488"/>
              </text:list-item>
            </text:list>
          </table:table-cell>
          <table:table-cell table:style-name="表格45.J5" table:number-columns-spanned="3" office:value-type="string">
            <text:list xml:id="list111742140166575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111742140182558" text:continue-numbering="true" text:style-name="WW8Num2">
              <text:list-item>
                <text:p text:style-name="P1421">ORG_<text:span text:style-name="T180">NAME</text:span></text:p>
              </text:list-item>
            </text:list>
          </table:table-cell>
          <table:table-cell table:style-name="表格45.A8" office:value-type="string">
            <text:list xml:id="list111742140168840" text:continue-numbering="true" text:style-name="WW8Num2">
              <text:list-item>
                <text:p text:style-name="P1413">VARCHAR</text:p>
              </text:list-item>
            </text:list>
          </table:table-cell>
          <table:table-cell table:style-name="表格45.A8" office:value-type="string">
            <text:list xml:id="list111742141165274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8" office:value-type="string">
            <text:list xml:id="list111742141152615" text:continue-numbering="true" text:style-name="WW8Num2">
              <text:list-item>
                <text:p text:style-name="P1426"/>
              </text:list-item>
            </text:list>
          </table:table-cell>
          <table:table-cell table:style-name="表格45.A8" office:value-type="string">
            <text:list xml:id="list111742141159778" text:continue-numbering="true" text:style-name="WW8Num2">
              <text:list-item>
                <text:p text:style-name="P1427"/>
              </text:list-item>
            </text:list>
          </table:table-cell>
          <table:table-cell table:style-name="表格45.A8" office:value-type="string">
            <text:list xml:id="list111742142156540" text:continue-numbering="true" text:style-name="WW8Num2">
              <text:list-item>
                <text:p text:style-name="P1428">200</text:p>
              </text:list-item>
            </text:list>
          </table:table-cell>
          <table:table-cell table:style-name="表格45.A8" office:value-type="string">
            <text:list xml:id="list111742142153853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8" office:value-type="string">
            <text:list xml:id="list111742143153978" text:continue-numbering="true" text:style-name="WW8Num2">
              <text:list-item>
                <text:p text:style-name="P1473"/>
              </text:list-item>
            </text:list>
          </table:table-cell>
          <table:table-cell table:style-name="表格45.A8" office:value-type="string">
            <text:list xml:id="list111742143165365" text:continue-numbering="true" text:style-name="WW8Num2">
              <text:list-item>
                <text:p text:style-name="P1488"/>
              </text:list-item>
            </text:list>
          </table:table-cell>
          <table:table-cell table:style-name="表格45.J5" table:number-columns-spanned="3" office:value-type="string">
            <text:list xml:id="list111742143181215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11742144170110" text:continue-numbering="true" text:style-name="WW8Num2">
              <text:list-item>
                <text:p text:style-name="P1313">CUSERID</text:p>
              </text:list-item>
            </text:list>
          </table:table-cell>
          <table:table-cell table:style-name="表格45.A5" office:value-type="string">
            <text:list xml:id="list111742144173623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45.A5" office:value-type="string">
            <text:list xml:id="list111742144161338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45165595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45151152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46153849" text:continue-numbering="true" text:style-name="WW8Num2">
              <text:list-item>
                <text:p text:style-name="P1313">24</text:p>
              </text:list-item>
            </text:list>
          </table:table-cell>
          <table:table-cell table:style-name="表格45.A5" office:value-type="string">
            <text:list xml:id="list111742146158835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46152564" text:continue-numbering="true" text:style-name="WW8Num2">
              <text:list-item>
                <text:p text:style-name="P1313">Create data user</text:p>
              </text:list-item>
            </text:list>
          </table:table-cell>
          <table:table-cell table:style-name="表格45.A5" office:value-type="string">
            <text:list xml:id="list111742147181775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J5" table:number-columns-spanned="3" office:value-type="string">
            <text:list xml:id="list111742147166550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11742148159338" text:continue-numbering="true" text:style-name="WW8Num2">
              <text:list-item>
                <text:p text:style-name="P1313">CDATE</text:p>
              </text:list-item>
            </text:list>
          </table:table-cell>
          <table:table-cell table:style-name="表格45.A5" office:value-type="string">
            <text:list xml:id="list111742148157923" text:continue-numbering="true" text:style-name="WW8Num2">
              <text:list-item>
                <text:p text:style-name="P1313">DATETIME</text:p>
              </text:list-item>
            </text:list>
          </table:table-cell>
          <table:table-cell table:style-name="表格45.A5" office:value-type="string">
            <text:list xml:id="list111742148170249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49177561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0161233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0154785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0177725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1176627" text:continue-numbering="true" text:style-name="WW8Num2">
              <text:list-item>
                <text:p text:style-name="P1313">Create time</text:p>
              </text:list-item>
            </text:list>
          </table:table-cell>
          <table:table-cell table:style-name="表格45.A5" office:value-type="string">
            <text:list xml:id="list111742151150821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J5" table:number-columns-spanned="3" office:value-type="string">
            <text:list xml:id="list111742152170178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11742152181698" text:continue-numbering="true" text:style-name="WW8Num2">
              <text:list-item>
                <text:p text:style-name="P1313">UUSERID</text:p>
              </text:list-item>
            </text:list>
          </table:table-cell>
          <table:table-cell table:style-name="表格45.A5" office:value-type="string">
            <text:list xml:id="list111742152170221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45.A5" office:value-type="string">
            <text:list xml:id="list111742153177112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3163076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4167467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4173409" text:continue-numbering="true" text:style-name="WW8Num2">
              <text:list-item>
                <text:p text:style-name="P1313">24</text:p>
              </text:list-item>
            </text:list>
          </table:table-cell>
          <table:table-cell table:style-name="表格45.A5" office:value-type="string">
            <text:list xml:id="list111742154167342" text:continue-numbering="true" text:style-name="WW8Num2">
              <text:list-item>
                <text:p text:style-name="P1313">null</text:p>
              </text:list-item>
            </text:list>
          </table:table-cell>
          <table:table-cell table:style-name="表格45.A5" office:value-type="string">
            <text:list xml:id="list111742155155944" text:continue-numbering="true" text:style-name="WW8Num2">
              <text:list-item>
                <text:p text:style-name="P1313">Update date user</text:p>
              </text:list-item>
            </text:list>
          </table:table-cell>
          <table:table-cell table:style-name="表格45.A5" office:value-type="string">
            <text:list xml:id="list111742155179977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J5" table:number-columns-spanned="3" office:value-type="string">
            <text:list xml:id="list111742156156714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11742156172392" text:continue-numbering="true" text:style-name="WW8Num2">
              <text:list-item>
                <text:p text:style-name="P1313">UDATE</text:p>
              </text:list-item>
            </text:list>
          </table:table-cell>
          <table:table-cell table:style-name="表格45.A5" office:value-type="string">
            <text:list xml:id="list111742156157952" text:continue-numbering="true" text:style-name="WW8Num2">
              <text:list-item>
                <text:p text:style-name="P1313">DATETIME</text:p>
              </text:list-item>
            </text:list>
          </table:table-cell>
          <table:table-cell table:style-name="表格45.A5" office:value-type="string">
            <text:list xml:id="list111742157181426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7182489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7174752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8155338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A5" office:value-type="string">
            <text:list xml:id="list111742158166209" text:continue-numbering="true" text:style-name="WW8Num2">
              <text:list-item>
                <text:p text:style-name="P1313">null</text:p>
              </text:list-item>
            </text:list>
          </table:table-cell>
          <table:table-cell table:style-name="表格45.A5" office:value-type="string">
            <text:list xml:id="list111742159162473" text:continue-numbering="true" text:style-name="WW8Num2">
              <text:list-item>
                <text:p text:style-name="P1313">Update time</text:p>
              </text:list-item>
            </text:list>
          </table:table-cell>
          <table:table-cell table:style-name="表格45.A5" office:value-type="string">
            <text:list xml:id="list111742159180980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45.J5" table:number-columns-spanned="3" office:value-type="string">
            <text:list xml:id="list111742159165820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</table:table>
      <text:p text:style-name="P49"/>
      <text:p text:style-name="P49"/>
      <text:p text:style-name="P49"/>
      <text:list xml:id="list111742160181982" text:continue-numbering="true" text:style-name="WW8Num2">
        <text:list-item>
          <text:h text:style-name="P1563" text:outline-level="1"><text:bookmark-start text:name="__RefHeading__20311_2098148859"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4">DTL</text:span><text:bookmark-end text:name="__RefHeading__20311_2098148859"/></text:h>
        </text:list-item>
      </text:list>
      <table:table table:name="表格44" table:style-name="表格44">
        <table:table-column table:style-name="表格44.A"/>
        <table:table-column table:style-name="表格44.B"/>
        <table:table-column table:style-name="表格44.C" table:number-columns-repeated="2"/>
        <table:table-column table:style-name="表格44.E" table:number-columns-repeated="3"/>
        <table:table-column table:style-name="表格44.H"/>
        <table:table-column table:style-name="表格44.I"/>
        <table:table-column table:style-name="表格44.J"/>
        <table:table-column table:style-name="表格44.K"/>
        <table:table-column table:style-name="表格44.L"/>
        <table:table-row table:style-name="表格44.1">
          <table:table-cell table:style-name="表格44.A1" office:value-type="string">
            <text:list xml:id="list111742162159158" text:continue-numbering="true" text:style-name="WW8Num2">
              <text:list-item>
                <text:p text:style-name="P1021">Project</text:p>
              </text:list-item>
            </text:list>
          </table:table-cell>
          <table:table-cell table:style-name="表格44.A1" table:number-columns-spanned="6" office:value-type="string">
            <text:list xml:id="list111742162157286" text:continue-numbering="true" text:style-name="WW8Num2">
              <text:list-item>
                <text:p text:style-name="P110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1" office:value-type="string">
            <text:list xml:id="list111742162173792" text:continue-numbering="true" text:style-name="WW8Num2">
              <text:list-item>
                <text:p text:style-name="P1021">Ver</text:p>
              </text:list-item>
            </text:list>
          </table:table-cell>
          <table:table-cell table:style-name="表格44.A1" office:value-type="string">
            <text:list xml:id="list111742163151360" text:continue-numbering="true" text:style-name="WW8Num2">
              <text:list-item>
                <text:p text:style-name="P1107">0.5</text:p>
              </text:list-item>
            </text:list>
          </table:table-cell>
          <table:table-cell table:style-name="表格44.J1" office:value-type="string">
            <text:list xml:id="list111742163171113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4.K1" office:value-type="string">
            <text:list xml:id="list111742163169731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4.K1" office:value-type="string">
            <text:list xml:id="list111742164172578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111742164158831" text:continue-numbering="true" text:style-name="WW8Num2">
              <text:list-item>
                <text:p text:style-name="P1021">Maintain</text:p>
              </text:list-item>
            </text:list>
          </table:table-cell>
          <table:table-cell table:style-name="表格44.A2" table:number-columns-spanned="6" office:value-type="string">
            <text:list xml:id="list111742164161079" text:continue-numbering="true" text:style-name="WW8Num2">
              <text:list-item>
                <text:p text:style-name="P110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111742165156611" text:continue-numbering="true" text:style-name="WW8Num2">
              <text:list-item>
                <text:p text:style-name="P1021">Date</text:p>
              </text:list-item>
            </text:list>
          </table:table-cell>
          <table:table-cell table:style-name="表格44.A2" office:value-type="string">
            <text:list xml:id="list111742165163240" text:continue-numbering="true" text:style-name="WW8Num2">
              <text:list-item>
                <text:p text:style-name="P1107">2014/1<text:span text:style-name="T174">2</text:span>/<text:span text:style-name="T178">21</text:span></text:p>
              </text:list-item>
            </text:list>
          </table:table-cell>
          <table:table-cell table:style-name="表格44.J1" office:value-type="string">
            <text:list xml:id="list111742166179919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4.K1" office:value-type="string">
            <text:list xml:id="list111742166151691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4.K1" office:value-type="string">
            <text:list xml:id="list111742166153265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111742167172385" text:continue-numbering="true" text:style-name="WW8Num2">
              <text:list-item>
                <text:p text:style-name="P1021">Table</text:p>
              </text:list-item>
            </text:list>
          </table:table-cell>
          <table:table-cell table:style-name="表格44.A2" table:number-columns-spanned="6" office:value-type="string">
            <text:list xml:id="list111742167179290" text:continue-numbering="true" text:style-name="WW8Num2">
              <text:list-item>
                <text:p text:style-name="P1213">b<text:span text:style-name="T141">b</text:span>_<text:span text:style-name="T174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111742168164608" text:continue-numbering="true" text:style-name="WW8Num2">
              <text:list-item>
                <text:p text:style-name="P1021">DataBase</text:p>
              </text:list-item>
            </text:list>
          </table:table-cell>
          <table:table-cell table:style-name="表格44.A2" office:value-type="string">
            <text:list xml:id="list111742168167499" text:continue-numbering="true" text:style-name="WW8Num2">
              <text:list-item>
                <text:p text:style-name="P1107">bbcore</text:p>
              </text:list-item>
            </text:list>
          </table:table-cell>
          <table:table-cell table:style-name="表格44.J1" office:value-type="string">
            <text:list xml:id="list111742168171233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4.K1" office:value-type="string">
            <text:list xml:id="list111742169177453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4.K1" office:value-type="string">
            <text:list xml:id="list111742169155604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44.1">
          <table:table-cell table:style-name="表格44.A4" office:value-type="string">
            <text:list xml:id="list111742169165420" text:continue-numbering="true" text:style-name="WW8Num2">
              <text:list-item>
                <text:p text:style-name="P1021">Descript</text:p>
              </text:list-item>
            </text:list>
          </table:table-cell>
          <table:table-cell table:style-name="表格44.A4" table:number-columns-spanned="8" office:value-type="string">
            <text:list xml:id="list111742170154988" text:continue-numbering="true" text:style-name="WW8Num2">
              <text:list-item>
                <text:p text:style-name="P11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1" office:value-type="string">
            <text:list xml:id="list111742170164166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4.K1" office:value-type="string">
            <text:list xml:id="list111742170180122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4.K1" office:value-type="string">
            <text:list xml:id="list111742171152296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44.1">
          <table:table-cell table:style-name="表格44.A5" table:number-columns-spanned="9" office:value-type="string">
            <text:list xml:id="list111742171166480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5" table:number-columns-spanned="3" office:value-type="string">
            <text:list xml:id="list111742171179084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11742172155438" text:continue-numbering="true" text:style-name="WW8Num2">
              <text:list-item>
                <text:p text:style-name="P1064">Field</text:p>
              </text:list-item>
            </text:list>
          </table:table-cell>
          <table:table-cell table:style-name="表格44.A5" office:value-type="string">
            <text:list xml:id="list111742172152888" text:continue-numbering="true" text:style-name="WW8Num2">
              <text:list-item>
                <text:p text:style-name="P1064">Datatype</text:p>
              </text:list-item>
            </text:list>
          </table:table-cell>
          <table:table-cell table:style-name="表格44.A5" office:value-type="string">
            <text:list xml:id="list111742172162680" text:continue-numbering="true" text:style-name="WW8Num2">
              <text:list-item>
                <text:p text:style-name="P1064">PK</text:p>
              </text:list-item>
            </text:list>
          </table:table-cell>
          <table:table-cell table:style-name="表格44.A5" office:value-type="string">
            <text:list xml:id="list111742173175631" text:continue-numbering="true" text:style-name="WW8Num2">
              <text:list-item>
                <text:p text:style-name="P1064">UK</text:p>
              </text:list-item>
            </text:list>
          </table:table-cell>
          <table:table-cell table:style-name="表格44.A5" office:value-type="string">
            <text:list xml:id="list111742182174830" text:continue-numbering="true" text:style-name="WW8Num2">
              <text:list-item>
                <text:p text:style-name="P1064">IDX</text:p>
              </text:list-item>
            </text:list>
          </table:table-cell>
          <table:table-cell table:style-name="表格44.A5" office:value-type="string">
            <text:list xml:id="list111742182174167" text:continue-numbering="true" text:style-name="WW8Num2">
              <text:list-item>
                <text:p text:style-name="P978"><text:span text:style-name="T2">S</text:span><text:span text:style-name="T3">IZE</text:span></text:p>
              </text:list-item>
            </text:list>
          </table:table-cell>
          <table:table-cell table:style-name="表格44.A5" office:value-type="string">
            <text:list xml:id="list111742183163391" text:continue-numbering="true" text:style-name="WW8Num2">
              <text:list-item>
                <text:p text:style-name="P978"><text:span text:style-name="T2">D</text:span><text:span text:style-name="T3">EF</text:span></text:p>
              </text:list-item>
            </text:list>
          </table:table-cell>
          <table:table-cell table:style-name="表格44.A5" office:value-type="string">
            <text:list xml:id="list111742184152466" text:continue-numbering="true" text:style-name="WW8Num2">
              <text:list-item>
                <text:p text:style-name="P1064">Description</text:p>
              </text:list-item>
            </text:list>
          </table:table-cell>
          <table:table-cell table:style-name="表格44.A5" office:value-type="string">
            <text:list xml:id="list111742184182823" text:continue-numbering="true" text:style-name="WW8Num2">
              <text:list-item>
                <text:p text:style-name="P1064">Remarks</text:p>
              </text:list-item>
            </text:list>
          </table:table-cell>
          <table:table-cell table:style-name="表格44.J5" table:number-columns-spanned="3" office:value-type="string">
            <text:list xml:id="list111742185151467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11742185154754" text:continue-numbering="true" text:style-name="WW8Num2">
              <text:list-item>
                <text:p text:style-name="P1314">OID</text:p>
              </text:list-item>
            </text:list>
          </table:table-cell>
          <table:table-cell table:style-name="表格44.A5" office:value-type="string">
            <text:list xml:id="list111742185168519" text:continue-numbering="true" text:style-name="WW8Num2">
              <text:list-item>
                <text:p text:style-name="P1314">CHAR</text:p>
              </text:list-item>
            </text:list>
          </table:table-cell>
          <table:table-cell table:style-name="表格44.A5" office:value-type="string">
            <text:list xml:id="list111742186163534" text:continue-numbering="true" text:style-name="WW8Num2">
              <text:list-item>
                <text:p text:style-name="P1314">Y</text:p>
              </text:list-item>
            </text:list>
          </table:table-cell>
          <table:table-cell table:style-name="表格44.A5" office:value-type="string">
            <text:list xml:id="list111742186157608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186154105" text:continue-numbering="true" text:style-name="WW8Num2">
              <text:list-item>
                <text:p text:style-name="P1314"><text:s/></text:p>
              </text:list-item>
            </text:list>
          </table:table-cell>
          <table:table-cell table:style-name="表格44.A5" office:value-type="string">
            <text:list xml:id="list111742187168921" text:continue-numbering="true" text:style-name="WW8Num2">
              <text:list-item>
                <text:p text:style-name="P1314">36</text:p>
              </text:list-item>
            </text:list>
          </table:table-cell>
          <table:table-cell table:style-name="表格44.A5" office:value-type="string">
            <text:list xml:id="list111742187175473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188155122" text:continue-numbering="true" text:style-name="WW8Num2">
              <text:list-item>
                <text:p text:style-name="P1314">PK / UUID</text:p>
              </text:list-item>
            </text:list>
          </table:table-cell>
          <table:table-cell table:style-name="表格44.A5" office:value-type="string">
            <text:list xml:id="list111742188170951" text:continue-numbering="true" text:style-name="WW8Num2">
              <text:list-item>
                <text:p text:style-name="P1314">Default java UUID</text:p>
              </text:list-item>
            </text:list>
          </table:table-cell>
          <table:table-cell table:style-name="表格44.J5" table:number-columns-spanned="3" office:value-type="string">
            <text:list xml:id="list111742188155311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REPORT_ID</text:p>
          </table:table-cell>
          <table:table-cell table:style-name="表格44.A8" office:value-type="string">
            <text:list xml:id="list111742189172396" text:continue-numbering="true" text:style-name="WW8Num2">
              <text:list-item>
                <text:p text:style-name="P1314">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476"/>
          </table:table-cell>
          <table:table-cell table:style-name="表格44.A8" office:value-type="string">
            <text:p text:style-name="P827">Y</text:p>
          </table:table-cell>
          <table:table-cell table:style-name="表格44.A8" office:value-type="string">
            <text:p text:style-name="P490">36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11">Report data UUID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111742191160961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SEQ</text:p>
          </table:table-cell>
          <table:table-cell table:style-name="表格44.A8" office:value-type="string">
            <text:list xml:id="list111742192175695" text:continue-numbering="true" text:style-name="WW8Num2">
              <text:list-item>
                <text:p text:style-name="P1417">INT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476"/>
          </table:table-cell>
          <table:table-cell table:style-name="表格44.A8" office:value-type="string">
            <text:p text:style-name="P801"/>
          </table:table-cell>
          <table:table-cell table:style-name="表格44.A8" office:value-type="string">
            <text:p text:style-name="P490">5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677"/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111742207169072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LABEL</text:p>
          </table:table-cell>
          <table:table-cell table:style-name="表格44.A8" office:value-type="string">
            <text:list xml:id="list111742208156000" text:continue-numbering="true" text:style-name="WW8Num2">
              <text:list-item>
                <text:p text:style-name="P1414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9">1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PERSPECTIVE.NAME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111742210169354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ISSUES1</text:p>
          </table:table-cell>
          <table:table-cell table:style-name="表格44.A8" office:value-type="string">
            <text:list xml:id="list111742211171338" text:continue-numbering="true" text:style-name="WW8Num2">
              <text:list-item>
                <text:p text:style-name="P1414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7">5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SWOT.ISSUES TYPE='S'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111742213162242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ISSUES2</text:p>
          </table:table-cell>
          <table:table-cell table:style-name="表格44.A8" office:value-type="string">
            <text:list xml:id="list111742214174049" text:continue-numbering="true" text:style-name="WW8Num2">
              <text:list-item>
                <text:p text:style-name="P1414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7">5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SWOT.ISSUES TYPE='W'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111742217177884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ISSUES3</text:p>
          </table:table-cell>
          <table:table-cell table:style-name="表格44.A8" office:value-type="string">
            <text:list xml:id="list111742217152086" text:continue-numbering="true" text:style-name="WW8Num2">
              <text:list-item>
                <text:p text:style-name="P1414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7">5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SWOT.ISSUES TYPE='O'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111742220174936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8">ISSUES<text:span text:style-name="T178">4</text:span></text:p>
          </table:table-cell>
          <table:table-cell table:style-name="表格44.A8" office:value-type="string">
            <text:list xml:id="list111742220152687" text:continue-numbering="true" text:style-name="WW8Num2">
              <text:list-item>
                <text:p text:style-name="P1414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7">5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SWOT.ISSUES TYPE='T'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111742223153992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11742223175185" text:continue-numbering="true" text:style-name="WW8Num2">
              <text:list-item>
                <text:p text:style-name="P1314">CUSERID</text:p>
              </text:list-item>
            </text:list>
          </table:table-cell>
          <table:table-cell table:style-name="表格44.A5" office:value-type="string">
            <text:list xml:id="list111742224173099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44.A5" office:value-type="string">
            <text:list xml:id="list111742224157864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24155908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25166055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25162055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44.A5" office:value-type="string">
            <text:list xml:id="list111742226157115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26183057" text:continue-numbering="true" text:style-name="WW8Num2">
              <text:list-item>
                <text:p text:style-name="P1314">Create data user</text:p>
              </text:list-item>
            </text:list>
          </table:table-cell>
          <table:table-cell table:style-name="表格44.A5" office:value-type="string">
            <text:list xml:id="list111742226174568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J5" table:number-columns-spanned="3" office:value-type="string">
            <text:list xml:id="list111742227159050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11742227171552" text:continue-numbering="true" text:style-name="WW8Num2">
              <text:list-item>
                <text:p text:style-name="P1314">CDATE</text:p>
              </text:list-item>
            </text:list>
          </table:table-cell>
          <table:table-cell table:style-name="表格44.A5" office:value-type="string">
            <text:list xml:id="list111742227166556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44.A5" office:value-type="string">
            <text:list xml:id="list11174222817827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28181481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29151431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2916637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29183133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30161715" text:continue-numbering="true" text:style-name="WW8Num2">
              <text:list-item>
                <text:p text:style-name="P1314">Create time</text:p>
              </text:list-item>
            </text:list>
          </table:table-cell>
          <table:table-cell table:style-name="表格44.A5" office:value-type="string">
            <text:list xml:id="list111742230170254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J5" table:number-columns-spanned="3" office:value-type="string">
            <text:list xml:id="list111742230169944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11742231176411" text:continue-numbering="true" text:style-name="WW8Num2">
              <text:list-item>
                <text:p text:style-name="P1314">UUSERID</text:p>
              </text:list-item>
            </text:list>
          </table:table-cell>
          <table:table-cell table:style-name="表格44.A5" office:value-type="string">
            <text:list xml:id="list111742231174554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44.A5" office:value-type="string">
            <text:list xml:id="list11174223117247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3218145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3215789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33167343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44.A5" office:value-type="string">
            <text:list xml:id="list111742233164632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44.A5" office:value-type="string">
            <text:list xml:id="list111742233160322" text:continue-numbering="true" text:style-name="WW8Num2">
              <text:list-item>
                <text:p text:style-name="P1314">Update date user</text:p>
              </text:list-item>
            </text:list>
          </table:table-cell>
          <table:table-cell table:style-name="表格44.A5" office:value-type="string">
            <text:list xml:id="list111742234164548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J5" table:number-columns-spanned="3" office:value-type="string">
            <text:list xml:id="list111742234168621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11742234150612" text:continue-numbering="true" text:style-name="WW8Num2">
              <text:list-item>
                <text:p text:style-name="P1314">UDATE</text:p>
              </text:list-item>
            </text:list>
          </table:table-cell>
          <table:table-cell table:style-name="表格44.A5" office:value-type="string">
            <text:list xml:id="list111742235170539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44.A5" office:value-type="string">
            <text:list xml:id="list111742235154479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36165305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36176459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36168246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A5" office:value-type="string">
            <text:list xml:id="list111742237156609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44.A5" office:value-type="string">
            <text:list xml:id="list111742237165544" text:continue-numbering="true" text:style-name="WW8Num2">
              <text:list-item>
                <text:p text:style-name="P1314">Update time</text:p>
              </text:list-item>
            </text:list>
          </table:table-cell>
          <table:table-cell table:style-name="表格44.A5" office:value-type="string">
            <text:list xml:id="list111742237178702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4.J5" table:number-columns-spanned="3" office:value-type="string">
            <text:list xml:id="list111742238182397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</table:table>
      <text:p text:style-name="P51"/>
      <text:list xml:id="list111742238158845" text:continue-numbering="true" text:style-name="WW8Num2">
        <text:list-item>
          <text:h text:style-name="P1564" text:outline-level="1"><text:bookmark-start text:name="__RefHeading__21874_718747835"/><text:soft-page-break/><text:span text:style-name="T47">B</text:span><text:span text:style-name="T65">B</text:span><text:span text:style-name="T47">_</text:span><text:span text:style-name="T87">WORKSPACE</text:span><text:bookmark-end text:name="__RefHeading__21874_718747835"/></text:h>
        </text:list-item>
      </text:list>
      <table:table table:name="表格47" table:style-name="表格47">
        <table:table-column table:style-name="表格47.A"/>
        <table:table-column table:style-name="表格47.B"/>
        <table:table-column table:style-name="表格47.C" table:number-columns-repeated="2"/>
        <table:table-column table:style-name="表格47.E" table:number-columns-repeated="3"/>
        <table:table-column table:style-name="表格47.H"/>
        <table:table-column table:style-name="表格47.I"/>
        <table:table-column table:style-name="表格47.J"/>
        <table:table-column table:style-name="表格47.K"/>
        <table:table-column table:style-name="表格47.L"/>
        <table:table-row table:style-name="表格47.1">
          <table:table-cell table:style-name="表格47.A1" office:value-type="string">
            <text:list xml:id="list111742239161538" text:continue-numbering="true" text:style-name="WW8Num2">
              <text:list-item>
                <text:p text:style-name="P1022">Project</text:p>
              </text:list-item>
            </text:list>
          </table:table-cell>
          <table:table-cell table:style-name="表格47.A1" table:number-columns-spanned="6" office:value-type="string">
            <text:list xml:id="list111742240165525" text:continue-numbering="true" text:style-name="WW8Num2">
              <text:list-item>
                <text:p text:style-name="P110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1" office:value-type="string">
            <text:list xml:id="list111742240152167" text:continue-numbering="true" text:style-name="WW8Num2">
              <text:list-item>
                <text:p text:style-name="P1022">Ver</text:p>
              </text:list-item>
            </text:list>
          </table:table-cell>
          <table:table-cell table:style-name="表格47.A1" office:value-type="string">
            <text:list xml:id="list111742240173950" text:continue-numbering="true" text:style-name="WW8Num2">
              <text:list-item>
                <text:p text:style-name="P1108">0.5</text:p>
              </text:list-item>
            </text:list>
          </table:table-cell>
          <table:table-cell table:style-name="表格47.J1" office:value-type="string">
            <text:list xml:id="list11174224118176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7.K1" office:value-type="string">
            <text:list xml:id="list11174224116248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7.K1" office:value-type="string">
            <text:list xml:id="list111742241175819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111742242152396" text:continue-numbering="true" text:style-name="WW8Num2">
              <text:list-item>
                <text:p text:style-name="P1022">Maintain</text:p>
              </text:list-item>
            </text:list>
          </table:table-cell>
          <table:table-cell table:style-name="表格47.A2" table:number-columns-spanned="6" office:value-type="string">
            <text:list xml:id="list111742242179693" text:continue-numbering="true" text:style-name="WW8Num2">
              <text:list-item>
                <text:p text:style-name="P110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111742242157260" text:continue-numbering="true" text:style-name="WW8Num2">
              <text:list-item>
                <text:p text:style-name="P1022">Date</text:p>
              </text:list-item>
            </text:list>
          </table:table-cell>
          <table:table-cell table:style-name="表格47.A2" office:value-type="string">
            <text:list xml:id="list111742243172632" text:continue-numbering="true" text:style-name="WW8Num2">
              <text:list-item>
                <text:p text:style-name="P1108">2014/1<text:span text:style-name="T174">2</text:span>/<text:span text:style-name="T178">28</text:span></text:p>
              </text:list-item>
            </text:list>
          </table:table-cell>
          <table:table-cell table:style-name="表格47.J1" office:value-type="string">
            <text:list xml:id="list11174224318148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7.K1" office:value-type="string">
            <text:list xml:id="list111742243177779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7.K1" office:value-type="string">
            <text:list xml:id="list111742244163263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111742244171316" text:continue-numbering="true" text:style-name="WW8Num2">
              <text:list-item>
                <text:p text:style-name="P1022">Table</text:p>
              </text:list-item>
            </text:list>
          </table:table-cell>
          <table:table-cell table:style-name="表格47.A2" table:number-columns-spanned="6" office:value-type="string">
            <text:list xml:id="list111742244181246" text:continue-numbering="true" text:style-name="WW8Num2">
              <text:list-item>
                <text:p text:style-name="P1214">b<text:span text:style-name="T141">b</text:span>_<text:span text:style-name="T184">workspa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111742245151700" text:continue-numbering="true" text:style-name="WW8Num2">
              <text:list-item>
                <text:p text:style-name="P1022">DataBase</text:p>
              </text:list-item>
            </text:list>
          </table:table-cell>
          <table:table-cell table:style-name="表格47.A2" office:value-type="string">
            <text:list xml:id="list111742245177830" text:continue-numbering="true" text:style-name="WW8Num2">
              <text:list-item>
                <text:p text:style-name="P1108">bbcore</text:p>
              </text:list-item>
            </text:list>
          </table:table-cell>
          <table:table-cell table:style-name="表格47.J1" office:value-type="string">
            <text:list xml:id="list11174224616099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7.K1" office:value-type="string">
            <text:list xml:id="list11174224615897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7.K1" office:value-type="string">
            <text:list xml:id="list111742246171923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47.1">
          <table:table-cell table:style-name="表格47.A4" office:value-type="string">
            <text:list xml:id="list111742247154821" text:continue-numbering="true" text:style-name="WW8Num2">
              <text:list-item>
                <text:p text:style-name="P1022">Descript</text:p>
              </text:list-item>
            </text:list>
          </table:table-cell>
          <table:table-cell table:style-name="表格47.A4" table:number-columns-spanned="8" office:value-type="string">
            <text:list xml:id="list111742247161131" text:continue-numbering="true" text:style-name="WW8Num2">
              <text:list-item>
                <text:p text:style-name="P116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1" office:value-type="string">
            <text:list xml:id="list111742248167417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7.K1" office:value-type="string">
            <text:list xml:id="list111742248156481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7.K1" office:value-type="string">
            <text:list xml:id="list111742248160575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47.1">
          <table:table-cell table:style-name="表格47.A5" table:number-columns-spanned="9" office:value-type="string">
            <text:list xml:id="list111742248167349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5" table:number-columns-spanned="3" office:value-type="string">
            <text:list xml:id="list111742249176437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11742249178044" text:continue-numbering="true" text:style-name="WW8Num2">
              <text:list-item>
                <text:p text:style-name="P1065">Field</text:p>
              </text:list-item>
            </text:list>
          </table:table-cell>
          <table:table-cell table:style-name="表格47.A5" office:value-type="string">
            <text:list xml:id="list111742249177670" text:continue-numbering="true" text:style-name="WW8Num2">
              <text:list-item>
                <text:p text:style-name="P1065">Datatype</text:p>
              </text:list-item>
            </text:list>
          </table:table-cell>
          <table:table-cell table:style-name="表格47.A5" office:value-type="string">
            <text:list xml:id="list111742250170807" text:continue-numbering="true" text:style-name="WW8Num2">
              <text:list-item>
                <text:p text:style-name="P1065">PK</text:p>
              </text:list-item>
            </text:list>
          </table:table-cell>
          <table:table-cell table:style-name="表格47.A5" office:value-type="string">
            <text:list xml:id="list111742250182889" text:continue-numbering="true" text:style-name="WW8Num2">
              <text:list-item>
                <text:p text:style-name="P1065">UK</text:p>
              </text:list-item>
            </text:list>
          </table:table-cell>
          <table:table-cell table:style-name="表格47.A5" office:value-type="string">
            <text:list xml:id="list111742251154870" text:continue-numbering="true" text:style-name="WW8Num2">
              <text:list-item>
                <text:p text:style-name="P1065">IDX</text:p>
              </text:list-item>
            </text:list>
          </table:table-cell>
          <table:table-cell table:style-name="表格47.A5" office:value-type="string">
            <text:list xml:id="list111742251151446" text:continue-numbering="true" text:style-name="WW8Num2">
              <text:list-item>
                <text:p text:style-name="P979"><text:span text:style-name="T2">S</text:span><text:span text:style-name="T3">IZE</text:span></text:p>
              </text:list-item>
            </text:list>
          </table:table-cell>
          <table:table-cell table:style-name="表格47.A5" office:value-type="string">
            <text:list xml:id="list111742251170192" text:continue-numbering="true" text:style-name="WW8Num2">
              <text:list-item>
                <text:p text:style-name="P979"><text:span text:style-name="T2">D</text:span><text:span text:style-name="T3">EF</text:span></text:p>
              </text:list-item>
            </text:list>
          </table:table-cell>
          <table:table-cell table:style-name="表格47.A5" office:value-type="string">
            <text:list xml:id="list111742252178691" text:continue-numbering="true" text:style-name="WW8Num2">
              <text:list-item>
                <text:p text:style-name="P1065">Description</text:p>
              </text:list-item>
            </text:list>
          </table:table-cell>
          <table:table-cell table:style-name="表格47.A5" office:value-type="string">
            <text:list xml:id="list111742252163640" text:continue-numbering="true" text:style-name="WW8Num2">
              <text:list-item>
                <text:p text:style-name="P1065">Remarks</text:p>
              </text:list-item>
            </text:list>
          </table:table-cell>
          <table:table-cell table:style-name="表格47.J5" table:number-columns-spanned="3" office:value-type="string">
            <text:list xml:id="list111742253169699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11742253177395" text:continue-numbering="true" text:style-name="WW8Num2">
              <text:list-item>
                <text:p text:style-name="P1315">OID</text:p>
              </text:list-item>
            </text:list>
          </table:table-cell>
          <table:table-cell table:style-name="表格47.A5" office:value-type="string">
            <text:list xml:id="list111742253170683" text:continue-numbering="true" text:style-name="WW8Num2">
              <text:list-item>
                <text:p text:style-name="P1315">CHAR</text:p>
              </text:list-item>
            </text:list>
          </table:table-cell>
          <table:table-cell table:style-name="表格47.A5" office:value-type="string">
            <text:list xml:id="list111742254170982" text:continue-numbering="true" text:style-name="WW8Num2">
              <text:list-item>
                <text:p text:style-name="P1315">Y</text:p>
              </text:list-item>
            </text:list>
          </table:table-cell>
          <table:table-cell table:style-name="表格47.A5" office:value-type="string">
            <text:list xml:id="list111742254158095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47.A5" office:value-type="string">
            <text:list xml:id="list111742254168712" text:continue-numbering="true" text:style-name="WW8Num2">
              <text:list-item>
                <text:p text:style-name="P1315"><text:s/></text:p>
              </text:list-item>
            </text:list>
          </table:table-cell>
          <table:table-cell table:style-name="表格47.A5" office:value-type="string">
            <text:list xml:id="list111742255167276" text:continue-numbering="true" text:style-name="WW8Num2">
              <text:list-item>
                <text:p text:style-name="P1315">36</text:p>
              </text:list-item>
            </text:list>
          </table:table-cell>
          <table:table-cell table:style-name="表格47.A5" office:value-type="string">
            <text:list xml:id="list111742255159556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47.A5" office:value-type="string">
            <text:list xml:id="list111742256161377" text:continue-numbering="true" text:style-name="WW8Num2">
              <text:list-item>
                <text:p text:style-name="P1315">PK / UUID</text:p>
              </text:list-item>
            </text:list>
          </table:table-cell>
          <table:table-cell table:style-name="表格47.A5" office:value-type="string">
            <text:list xml:id="list111742256179215" text:continue-numbering="true" text:style-name="WW8Num2">
              <text:list-item>
                <text:p text:style-name="P1315">Default java UUID</text:p>
              </text:list-item>
            </text:list>
          </table:table-cell>
          <table:table-cell table:style-name="表格47.J5" table:number-columns-spanned="3" office:value-type="string">
            <text:list xml:id="list111742256161571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01">SPACE_ID</text:p>
          </table:table-cell>
          <table:table-cell table:style-name="表格47.A8" office:value-type="string">
            <text:list xml:id="list111742257166393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502">Y</text:p>
          </table:table-cell>
          <table:table-cell table:style-name="表格47.A8" office:value-type="string">
            <text:p text:style-name="P828"/>
          </table:table-cell>
          <table:table-cell table:style-name="表格47.A8" office:value-type="string">
            <text:p text:style-name="P501">20</text:p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712"/>
          </table:table-cell>
          <table:table-cell table:style-name="表格47.A8" office:value-type="string">
            <text:p text:style-name="P585"/>
          </table:table-cell>
          <table:table-cell table:style-name="表格47.J5" table:number-columns-spanned="3" office:value-type="string">
            <text:list xml:id="list111742259166899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07">TEMPLATE_ID</text:p>
          </table:table-cell>
          <table:table-cell table:style-name="表格47.A8" office:value-type="string">
            <text:list xml:id="list111742260164487" text:continue-numbering="true" text:style-name="WW8Num2">
              <text:list-item>
                <text:p text:style-name="P1316">VARCHAR</text:p>
              </text:list-item>
            </text:list>
          </table:table-cell>
          <table:table-cell table:style-name="表格47.A8" office:value-type="string">
            <text:p text:style-name="P229"/>
          </table:table-cell>
          <table:table-cell table:style-name="表格47.A8" office:value-type="string">
            <text:p text:style-name="P508"/>
          </table:table-cell>
          <table:table-cell table:style-name="表格47.A8" office:value-type="string">
            <text:p text:style-name="P829"/>
          </table:table-cell>
          <table:table-cell table:style-name="表格47.A8" office:value-type="string">
            <text:p text:style-name="P507">20</text:p>
          </table:table-cell>
          <table:table-cell table:style-name="表格47.A8" office:value-type="string">
            <text:p text:style-name="P229"/>
          </table:table-cell>
          <table:table-cell table:style-name="表格47.A8" office:value-type="string">
            <text:p text:style-name="P734">bb_workspace_template.TEMPLATE_ID</text:p>
          </table:table-cell>
          <table:table-cell table:style-name="表格47.A8" office:value-type="string">
            <text:p text:style-name="P586"/>
          </table:table-cell>
          <table:table-cell table:style-name="表格47.J5" table:number-columns-spanned="3" office:value-type="string">
            <text:list xml:id="list111742262157046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19">NAME</text:p>
          </table:table-cell>
          <table:table-cell table:style-name="表格47.A8" office:value-type="string">
            <text:list xml:id="list111742263160787" text:continue-numbering="true" text:style-name="WW8Num2">
              <text:list-item>
                <text:p text:style-name="P1317">VARCHAR</text:p>
              </text:list-item>
            </text:list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477"/>
          </table:table-cell>
          <table:table-cell table:style-name="表格47.A8" office:value-type="string">
            <text:p text:style-name="P802"/>
          </table:table-cell>
          <table:table-cell table:style-name="表格47.A8" office:value-type="string">
            <text:p text:style-name="P519">100</text:p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678"/>
          </table:table-cell>
          <table:table-cell table:style-name="表格47.A8" office:value-type="string">
            <text:p text:style-name="P585"/>
          </table:table-cell>
          <table:table-cell table:style-name="表格47.J5" table:number-columns-spanned="3" office:value-type="string">
            <text:list xml:id="list111742266180138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01">DESCRIPTION</text:p>
          </table:table-cell>
          <table:table-cell table:style-name="表格47.A8" office:value-type="string">
            <text:list xml:id="list111742266155022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477"/>
          </table:table-cell>
          <table:table-cell table:style-name="表格47.A8" office:value-type="string">
            <text:p text:style-name="P802"/>
          </table:table-cell>
          <table:table-cell table:style-name="表格47.A8" office:value-type="string">
            <text:p text:style-name="P501">500</text:p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678"/>
          </table:table-cell>
          <table:table-cell table:style-name="表格47.A8" office:value-type="string">
            <text:p text:style-name="P585"/>
          </table:table-cell>
          <table:table-cell table:style-name="表格47.J5" table:number-columns-spanned="3" office:value-type="string">
            <text:list xml:id="list111742269167192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list xml:id="list111742269164172" text:continue-numbering="true" text:style-name="WW8Num2">
              <text:list-item>
                <text:p text:style-name="P1314">CUSERID</text:p>
              </text:list-item>
            </text:list>
          </table:table-cell>
          <table:table-cell table:style-name="表格47.A8" office:value-type="string">
            <text:list xml:id="list111742269164075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47.A8" office:value-type="string">
            <text:list xml:id="list111742270163657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8" office:value-type="string">
            <text:list xml:id="list111742270169642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8" office:value-type="string">
            <text:list xml:id="list111742270178827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8" office:value-type="string">
            <text:list xml:id="list111742271158860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47.A8" office:value-type="string">
            <text:list xml:id="list111742271174726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8" office:value-type="string">
            <text:list xml:id="list111742272175571" text:continue-numbering="true" text:style-name="WW8Num2">
              <text:list-item>
                <text:p text:style-name="P1314">Create data user</text:p>
              </text:list-item>
            </text:list>
          </table:table-cell>
          <table:table-cell table:style-name="表格47.A8" office:value-type="string">
            <text:list xml:id="list111742272164014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J5" table:number-columns-spanned="3" office:value-type="string">
            <text:list xml:id="list11174227216090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11742273166816" text:continue-numbering="true" text:style-name="WW8Num2">
              <text:list-item>
                <text:p text:style-name="P1314">CDATE</text:p>
              </text:list-item>
            </text:list>
          </table:table-cell>
          <table:table-cell table:style-name="表格47.A5" office:value-type="string">
            <text:list xml:id="list111742273165522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47.A5" office:value-type="string">
            <text:list xml:id="list111742273150663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74176121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74170147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75150739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75176164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75157504" text:continue-numbering="true" text:style-name="WW8Num2">
              <text:list-item>
                <text:p text:style-name="P1314">Create time</text:p>
              </text:list-item>
            </text:list>
          </table:table-cell>
          <table:table-cell table:style-name="表格47.A5" office:value-type="string">
            <text:list xml:id="list111742276179377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J5" table:number-columns-spanned="3" office:value-type="string">
            <text:list xml:id="list11174227617670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11742276163156" text:continue-numbering="true" text:style-name="WW8Num2">
              <text:list-item>
                <text:p text:style-name="P1314">UUSERID</text:p>
              </text:list-item>
            </text:list>
          </table:table-cell>
          <table:table-cell table:style-name="表格47.A5" office:value-type="string">
            <text:list xml:id="list111742277176261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47.A5" office:value-type="string">
            <text:list xml:id="list111742277152229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78167516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7817751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78176231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47.A5" office:value-type="string">
            <text:list xml:id="list111742279176885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47.A5" office:value-type="string">
            <text:list xml:id="list111742279181451" text:continue-numbering="true" text:style-name="WW8Num2">
              <text:list-item>
                <text:p text:style-name="P1314">Update date user</text:p>
              </text:list-item>
            </text:list>
          </table:table-cell>
          <table:table-cell table:style-name="表格47.A5" office:value-type="string">
            <text:list xml:id="list11174227917362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J5" table:number-columns-spanned="3" office:value-type="string">
            <text:list xml:id="list111742280152299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11742280153821" text:continue-numbering="true" text:style-name="WW8Num2">
              <text:list-item>
                <text:p text:style-name="P1314">UDATE</text:p>
              </text:list-item>
            </text:list>
          </table:table-cell>
          <table:table-cell table:style-name="表格47.A5" office:value-type="string">
            <text:list xml:id="list111742281157171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47.A5" office:value-type="string">
            <text:list xml:id="list111742281153697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81168121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82156346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82179656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A5" office:value-type="string">
            <text:list xml:id="list111742283176862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47.A5" office:value-type="string">
            <text:list xml:id="list111742283169097" text:continue-numbering="true" text:style-name="WW8Num2">
              <text:list-item>
                <text:p text:style-name="P1314">Update time</text:p>
              </text:list-item>
            </text:list>
          </table:table-cell>
          <table:table-cell table:style-name="表格47.A5" office:value-type="string">
            <text:list xml:id="list11174228316018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47.J5" table:number-columns-spanned="3" office:value-type="string">
            <text:list xml:id="list11174228418147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</table:table>
      <text:p text:style-name="P52"/>
      <text:p text:style-name="P52"/>
      <text:p text:style-name="P52"/>
      <text:list xml:id="list111742285161715" text:continue-numbering="true" text:style-name="WW8Num2">
        <text:list-item>
          <text:h text:style-name="P1565" text:outline-level="1"><text:bookmark-start text:name="__RefHeading__21876_718747835"/><text:span text:style-name="T47">B</text:span><text:span text:style-name="T65">B</text:span><text:span text:style-name="T47">_</text:span><text:span text:style-name="T87">WORKSPACE_</text:span><text:span text:style-name="T88">TEMPLATE</text:span><text:bookmark-end text:name="__RefHeading__21876_718747835"/></text:h>
        </text:list-item>
      </text:list>
      <table:table table:name="表格48" table:style-name="表格48">
        <table:table-column table:style-name="表格48.A"/>
        <table:table-column table:style-name="表格48.B"/>
        <table:table-column table:style-name="表格48.C" table:number-columns-repeated="2"/>
        <table:table-column table:style-name="表格48.E" table:number-columns-repeated="3"/>
        <table:table-column table:style-name="表格48.H"/>
        <table:table-column table:style-name="表格48.I"/>
        <table:table-column table:style-name="表格48.J"/>
        <table:table-column table:style-name="表格48.K"/>
        <table:table-column table:style-name="表格48.L"/>
        <table:table-row table:style-name="表格48.1">
          <table:table-cell table:style-name="表格48.A1" office:value-type="string">
            <text:list xml:id="list111742286152792" text:continue-numbering="true" text:style-name="WW8Num2">
              <text:list-item>
                <text:p text:style-name="P1023">Project</text:p>
              </text:list-item>
            </text:list>
          </table:table-cell>
          <table:table-cell table:style-name="表格48.A1" table:number-columns-spanned="6" office:value-type="string">
            <text:list xml:id="list111742286175263" text:continue-numbering="true" text:style-name="WW8Num2">
              <text:list-item>
                <text:p text:style-name="P110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1" office:value-type="string">
            <text:list xml:id="list111742287174038" text:continue-numbering="true" text:style-name="WW8Num2">
              <text:list-item>
                <text:p text:style-name="P1023">Ver</text:p>
              </text:list-item>
            </text:list>
          </table:table-cell>
          <table:table-cell table:style-name="表格48.A1" office:value-type="string">
            <text:list xml:id="list111742287163324" text:continue-numbering="true" text:style-name="WW8Num2">
              <text:list-item>
                <text:p text:style-name="P1109">0.5</text:p>
              </text:list-item>
            </text:list>
          </table:table-cell>
          <table:table-cell table:style-name="表格48.J1" office:value-type="string">
            <text:list xml:id="list11174228716124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8.K1" office:value-type="string">
            <text:list xml:id="list111742288158243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8.K1" office:value-type="string">
            <text:list xml:id="list111742288153788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111742288150833" text:continue-numbering="true" text:style-name="WW8Num2">
              <text:list-item>
                <text:p text:style-name="P1023">Maintain</text:p>
              </text:list-item>
            </text:list>
          </table:table-cell>
          <table:table-cell table:style-name="表格48.A2" table:number-columns-spanned="6" office:value-type="string">
            <text:list xml:id="list111742289165829" text:continue-numbering="true" text:style-name="WW8Num2">
              <text:list-item>
                <text:p text:style-name="P110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111742289181787" text:continue-numbering="true" text:style-name="WW8Num2">
              <text:list-item>
                <text:p text:style-name="P1023">Date</text:p>
              </text:list-item>
            </text:list>
          </table:table-cell>
          <table:table-cell table:style-name="表格48.A2" office:value-type="string">
            <text:list xml:id="list111742289155412" text:continue-numbering="true" text:style-name="WW8Num2">
              <text:list-item>
                <text:p text:style-name="P1109">2014/1<text:span text:style-name="T174">2</text:span>/<text:span text:style-name="T178">28</text:span></text:p>
              </text:list-item>
            </text:list>
          </table:table-cell>
          <table:table-cell table:style-name="表格48.J1" office:value-type="string">
            <text:list xml:id="list111742290163243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8.K1" office:value-type="string">
            <text:list xml:id="list111742290161044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8.K1" office:value-type="string">
            <text:list xml:id="list111742291173628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111742291154063" text:continue-numbering="true" text:style-name="WW8Num2">
              <text:list-item>
                <text:p text:style-name="P1023">Table</text:p>
              </text:list-item>
            </text:list>
          </table:table-cell>
          <table:table-cell table:style-name="表格48.A2" table:number-columns-spanned="6" office:value-type="string">
            <text:list xml:id="list111742291164452" text:continue-numbering="true" text:style-name="WW8Num2">
              <text:list-item>
                <text:p text:style-name="P1215">b<text:span text:style-name="T141">b</text:span>_<text:span text:style-name="T184">workspace_templat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111742292177514" text:continue-numbering="true" text:style-name="WW8Num2">
              <text:list-item>
                <text:p text:style-name="P1023">DataBase</text:p>
              </text:list-item>
            </text:list>
          </table:table-cell>
          <table:table-cell table:style-name="表格48.A2" office:value-type="string">
            <text:list xml:id="list111742292160247" text:continue-numbering="true" text:style-name="WW8Num2">
              <text:list-item>
                <text:p text:style-name="P1109">bbcore</text:p>
              </text:list-item>
            </text:list>
          </table:table-cell>
          <table:table-cell table:style-name="表格48.J1" office:value-type="string">
            <text:list xml:id="list11174229315760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8.K1" office:value-type="string">
            <text:list xml:id="list111742293180223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8.K1" office:value-type="string">
            <text:list xml:id="list111742293170097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48.1">
          <table:table-cell table:style-name="表格48.A4" office:value-type="string">
            <text:list xml:id="list111742294164256" text:continue-numbering="true" text:style-name="WW8Num2">
              <text:list-item>
                <text:p text:style-name="P1023">Descript</text:p>
              </text:list-item>
            </text:list>
          </table:table-cell>
          <table:table-cell table:style-name="表格48.A4" table:number-columns-spanned="8" office:value-type="string">
            <text:list xml:id="list111742294158131" text:continue-numbering="true" text:style-name="WW8Num2">
              <text:list-item>
                <text:p text:style-name="P116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1" office:value-type="string">
            <text:list xml:id="list111742294169224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8.K1" office:value-type="string">
            <text:list xml:id="list111742295179472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8.K1" office:value-type="string">
            <text:list xml:id="list111742295166095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48.1">
          <table:table-cell table:style-name="表格48.A5" table:number-columns-spanned="9" office:value-type="string">
            <text:list xml:id="list111742295152632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5" table:number-columns-spanned="3" office:value-type="string">
            <text:list xml:id="list111742296178044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11742296166115" text:continue-numbering="true" text:style-name="WW8Num2">
              <text:list-item>
                <text:p text:style-name="P1066">Field</text:p>
              </text:list-item>
            </text:list>
          </table:table-cell>
          <table:table-cell table:style-name="表格48.A5" office:value-type="string">
            <text:list xml:id="list111742296163847" text:continue-numbering="true" text:style-name="WW8Num2">
              <text:list-item>
                <text:p text:style-name="P1066">Datatype</text:p>
              </text:list-item>
            </text:list>
          </table:table-cell>
          <table:table-cell table:style-name="表格48.A5" office:value-type="string">
            <text:list xml:id="list111742297164291" text:continue-numbering="true" text:style-name="WW8Num2">
              <text:list-item>
                <text:p text:style-name="P1066">PK</text:p>
              </text:list-item>
            </text:list>
          </table:table-cell>
          <table:table-cell table:style-name="表格48.A5" office:value-type="string">
            <text:list xml:id="list111742297166796" text:continue-numbering="true" text:style-name="WW8Num2">
              <text:list-item>
                <text:p text:style-name="P1066">UK</text:p>
              </text:list-item>
            </text:list>
          </table:table-cell>
          <table:table-cell table:style-name="表格48.A5" office:value-type="string">
            <text:list xml:id="list111742297177129" text:continue-numbering="true" text:style-name="WW8Num2">
              <text:list-item>
                <text:p text:style-name="P1066">IDX</text:p>
              </text:list-item>
            </text:list>
          </table:table-cell>
          <table:table-cell table:style-name="表格48.A5" office:value-type="string">
            <text:list xml:id="list111742298151957" text:continue-numbering="true" text:style-name="WW8Num2">
              <text:list-item>
                <text:p text:style-name="P980"><text:span text:style-name="T2">S</text:span><text:span text:style-name="T3">IZE</text:span></text:p>
              </text:list-item>
            </text:list>
          </table:table-cell>
          <table:table-cell table:style-name="表格48.A5" office:value-type="string">
            <text:list xml:id="list111742298179316" text:continue-numbering="true" text:style-name="WW8Num2">
              <text:list-item>
                <text:p text:style-name="P980"><text:span text:style-name="T2">D</text:span><text:span text:style-name="T3">EF</text:span></text:p>
              </text:list-item>
            </text:list>
          </table:table-cell>
          <table:table-cell table:style-name="表格48.A5" office:value-type="string">
            <text:list xml:id="list111742299153502" text:continue-numbering="true" text:style-name="WW8Num2">
              <text:list-item>
                <text:p text:style-name="P1066">Description</text:p>
              </text:list-item>
            </text:list>
          </table:table-cell>
          <table:table-cell table:style-name="表格48.A5" office:value-type="string">
            <text:list xml:id="list111742299179325" text:continue-numbering="true" text:style-name="WW8Num2">
              <text:list-item>
                <text:p text:style-name="P1066">Remarks</text:p>
              </text:list-item>
            </text:list>
          </table:table-cell>
          <table:table-cell table:style-name="表格48.J5" table:number-columns-spanned="3" office:value-type="string">
            <text:list xml:id="list111742299150971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11742300160157" text:continue-numbering="true" text:style-name="WW8Num2">
              <text:list-item>
                <text:p text:style-name="P1318">OID</text:p>
              </text:list-item>
            </text:list>
          </table:table-cell>
          <table:table-cell table:style-name="表格48.A5" office:value-type="string">
            <text:list xml:id="list111742300162197" text:continue-numbering="true" text:style-name="WW8Num2">
              <text:list-item>
                <text:p text:style-name="P1318">CHAR</text:p>
              </text:list-item>
            </text:list>
          </table:table-cell>
          <table:table-cell table:style-name="表格48.A5" office:value-type="string">
            <text:list xml:id="list111742301153480" text:continue-numbering="true" text:style-name="WW8Num2">
              <text:list-item>
                <text:p text:style-name="P1318">Y</text:p>
              </text:list-item>
            </text:list>
          </table:table-cell>
          <table:table-cell table:style-name="表格48.A5" office:value-type="string">
            <text:list xml:id="list111742301174606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01181132" text:continue-numbering="true" text:style-name="WW8Num2">
              <text:list-item>
                <text:p text:style-name="P1318"><text:s/></text:p>
              </text:list-item>
            </text:list>
          </table:table-cell>
          <table:table-cell table:style-name="表格48.A5" office:value-type="string">
            <text:list xml:id="list111742302164178" text:continue-numbering="true" text:style-name="WW8Num2">
              <text:list-item>
                <text:p text:style-name="P1318">36</text:p>
              </text:list-item>
            </text:list>
          </table:table-cell>
          <table:table-cell table:style-name="表格48.A5" office:value-type="string">
            <text:list xml:id="list111742302176372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03167965" text:continue-numbering="true" text:style-name="WW8Num2">
              <text:list-item>
                <text:p text:style-name="P1318">PK / UUID</text:p>
              </text:list-item>
            </text:list>
          </table:table-cell>
          <table:table-cell table:style-name="表格48.A5" office:value-type="string">
            <text:list xml:id="list111742303159140" text:continue-numbering="true" text:style-name="WW8Num2">
              <text:list-item>
                <text:p text:style-name="P1318">Default java UUID</text:p>
              </text:list-item>
            </text:list>
          </table:table-cell>
          <table:table-cell table:style-name="表格48.J5" table:number-columns-spanned="3" office:value-type="string">
            <text:list xml:id="list111742303152698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07">TEMPLATE_ID</text:p>
          </table:table-cell>
          <table:table-cell table:style-name="表格48.A8" office:value-type="string">
            <text:list xml:id="list111742304168036" text:continue-numbering="true" text:style-name="WW8Num2">
              <text:list-item>
                <text:p text:style-name="P1316">VARCHAR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508">Y</text:p>
          </table:table-cell>
          <table:table-cell table:style-name="表格48.A8" office:value-type="string">
            <text:p text:style-name="P829"/>
          </table:table-cell>
          <table:table-cell table:style-name="表格48.A8" office:value-type="string">
            <text:p text:style-name="P507">20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13"/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111742307163667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8">NAME</text:p>
          </table:table-cell>
          <table:table-cell table:style-name="表格48.A8" office:value-type="string">
            <text:list xml:id="list111742307175795" text:continue-numbering="true" text:style-name="WW8Num2">
              <text:list-item>
                <text:p text:style-name="P1319">VARCHAR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478"/>
          </table:table-cell>
          <table:table-cell table:style-name="表格48.A8" office:value-type="string">
            <text:p text:style-name="P803"/>
          </table:table-cell>
          <table:table-cell table:style-name="表格48.A8" office:value-type="string">
            <text:p text:style-name="P518">100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25"/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111742310180090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07">RESOURCE</text:p>
          </table:table-cell>
          <table:table-cell table:style-name="表格48.A8" office:value-type="string">
            <text:list xml:id="list111742311177698" text:continue-numbering="true" text:style-name="WW8Num2">
              <text:list-item>
                <text:p text:style-name="P1316">VARCHAR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478"/>
          </table:table-cell>
          <table:table-cell table:style-name="表格48.A8" office:value-type="string">
            <text:p text:style-name="P803"/>
          </table:table-cell>
          <table:table-cell table:style-name="表格48.A8" office:value-type="string">
            <text:p text:style-name="P507">50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25">Template resource file name</text:p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111742313165407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21">RESOURCE_<text:span text:style-name="T187">CONF</text:span></text:p>
          </table:table-cell>
          <table:table-cell table:style-name="表格48.A8" office:value-type="string">
            <text:list xml:id="list111742314175487" text:continue-numbering="true" text:style-name="WW8Num2">
              <text:list-item>
                <text:p text:style-name="P1320">VARCHAR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478"/>
          </table:table-cell>
          <table:table-cell table:style-name="表格48.A8" office:value-type="string">
            <text:p text:style-name="P803"/>
          </table:table-cell>
          <table:table-cell table:style-name="表格48.A8" office:value-type="string">
            <text:p text:style-name="P521">50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29">Template resource file name <text:span text:style-name="T188">for settings</text:span></text:p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111742316169929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22">POSITION_SIZE</text:p>
          </table:table-cell>
          <table:table-cell table:style-name="表格48.A8" office:value-type="string">
            <text:list xml:id="list111742317164952" text:continue-numbering="true" text:style-name="WW8Num2">
              <text:list-item>
                <text:p text:style-name="P1429">INT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478"/>
          </table:table-cell>
          <table:table-cell table:style-name="表格48.A8" office:value-type="string">
            <text:p text:style-name="P803"/>
          </table:table-cell>
          <table:table-cell table:style-name="表格48.A8" office:value-type="string">
            <text:p text:style-name="P522">3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29"/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111742320169553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list xml:id="list111742321166818" text:continue-numbering="true" text:style-name="WW8Num2">
              <text:list-item>
                <text:p text:style-name="P1318">CUSERID</text:p>
              </text:list-item>
            </text:list>
          </table:table-cell>
          <table:table-cell table:style-name="表格48.A8" office:value-type="string">
            <text:list xml:id="list111742321152429" text:continue-numbering="true" text:style-name="WW8Num2">
              <text:list-item>
                <text:p text:style-name="P1318">VARCHAR</text:p>
              </text:list-item>
            </text:list>
          </table:table-cell>
          <table:table-cell table:style-name="表格48.A8" office:value-type="string">
            <text:list xml:id="list111742321182404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8" office:value-type="string">
            <text:list xml:id="list111742322161992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8" office:value-type="string">
            <text:list xml:id="list111742322170648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8" office:value-type="string">
            <text:list xml:id="list111742322178625" text:continue-numbering="true" text:style-name="WW8Num2">
              <text:list-item>
                <text:p text:style-name="P1318">24</text:p>
              </text:list-item>
            </text:list>
          </table:table-cell>
          <table:table-cell table:style-name="表格48.A8" office:value-type="string">
            <text:list xml:id="list111742323178470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8" office:value-type="string">
            <text:list xml:id="list111742323173130" text:continue-numbering="true" text:style-name="WW8Num2">
              <text:list-item>
                <text:p text:style-name="P1318">Create data user</text:p>
              </text:list-item>
            </text:list>
          </table:table-cell>
          <table:table-cell table:style-name="表格48.A8" office:value-type="string">
            <text:list xml:id="list111742324157463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J5" table:number-columns-spanned="3" office:value-type="string">
            <text:list xml:id="list111742324168309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11742324162747" text:continue-numbering="true" text:style-name="WW8Num2">
              <text:list-item>
                <text:p text:style-name="P1318">CDATE</text:p>
              </text:list-item>
            </text:list>
          </table:table-cell>
          <table:table-cell table:style-name="表格48.A5" office:value-type="string">
            <text:list xml:id="list111742325162739" text:continue-numbering="true" text:style-name="WW8Num2">
              <text:list-item>
                <text:p text:style-name="P1318">DATETIME</text:p>
              </text:list-item>
            </text:list>
          </table:table-cell>
          <table:table-cell table:style-name="表格48.A5" office:value-type="string">
            <text:list xml:id="list111742325167582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25159702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26181999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26178002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27168785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27167248" text:continue-numbering="true" text:style-name="WW8Num2">
              <text:list-item>
                <text:p text:style-name="P1318">Create time</text:p>
              </text:list-item>
            </text:list>
          </table:table-cell>
          <table:table-cell table:style-name="表格48.A5" office:value-type="string">
            <text:list xml:id="list111742327161039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J5" table:number-columns-spanned="3" office:value-type="string">
            <text:list xml:id="list111742328163216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11742328172548" text:continue-numbering="true" text:style-name="WW8Num2">
              <text:list-item>
                <text:p text:style-name="P1318">UUSERID</text:p>
              </text:list-item>
            </text:list>
          </table:table-cell>
          <table:table-cell table:style-name="表格48.A5" office:value-type="string">
            <text:list xml:id="list111742328181041" text:continue-numbering="true" text:style-name="WW8Num2">
              <text:list-item>
                <text:p text:style-name="P1318">VARCHAR</text:p>
              </text:list-item>
            </text:list>
          </table:table-cell>
          <table:table-cell table:style-name="表格48.A5" office:value-type="string">
            <text:list xml:id="list111742329170685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29159442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29163478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30169647" text:continue-numbering="true" text:style-name="WW8Num2">
              <text:list-item>
                <text:p text:style-name="P1318">24</text:p>
              </text:list-item>
            </text:list>
          </table:table-cell>
          <table:table-cell table:style-name="表格48.A5" office:value-type="string">
            <text:list xml:id="list111742330161255" text:continue-numbering="true" text:style-name="WW8Num2">
              <text:list-item>
                <text:p text:style-name="P1318">null</text:p>
              </text:list-item>
            </text:list>
          </table:table-cell>
          <table:table-cell table:style-name="表格48.A5" office:value-type="string">
            <text:list xml:id="list111742331174241" text:continue-numbering="true" text:style-name="WW8Num2">
              <text:list-item>
                <text:p text:style-name="P1318">Update date user</text:p>
              </text:list-item>
            </text:list>
          </table:table-cell>
          <table:table-cell table:style-name="表格48.A5" office:value-type="string">
            <text:list xml:id="list111742331166528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J5" table:number-columns-spanned="3" office:value-type="string">
            <text:list xml:id="list111742331161069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11742332182522" text:continue-numbering="true" text:style-name="WW8Num2">
              <text:list-item>
                <text:p text:style-name="P1318">UDATE</text:p>
              </text:list-item>
            </text:list>
          </table:table-cell>
          <table:table-cell table:style-name="表格48.A5" office:value-type="string">
            <text:list xml:id="list111742332164873" text:continue-numbering="true" text:style-name="WW8Num2">
              <text:list-item>
                <text:p text:style-name="P1318">DATETIME</text:p>
              </text:list-item>
            </text:list>
          </table:table-cell>
          <table:table-cell table:style-name="表格48.A5" office:value-type="string">
            <text:list xml:id="list111742332170413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33165306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33161362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34168766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A5" office:value-type="string">
            <text:list xml:id="list111742334166285" text:continue-numbering="true" text:style-name="WW8Num2">
              <text:list-item>
                <text:p text:style-name="P1318">null</text:p>
              </text:list-item>
            </text:list>
          </table:table-cell>
          <table:table-cell table:style-name="表格48.A5" office:value-type="string">
            <text:list xml:id="list111742334177115" text:continue-numbering="true" text:style-name="WW8Num2">
              <text:list-item>
                <text:p text:style-name="P1318">Update time</text:p>
              </text:list-item>
            </text:list>
          </table:table-cell>
          <table:table-cell table:style-name="表格48.A5" office:value-type="string">
            <text:list xml:id="list111742335159734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48.J5" table:number-columns-spanned="3" office:value-type="string">
            <text:list xml:id="list111742335172678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</table:table>
      <text:p text:style-name="P53"/>
      <text:p text:style-name="P53"/>
      <text:list xml:id="list111742336151141" text:continue-numbering="true" text:style-name="WW8Num2">
        <text:list-item>
          <text:h text:style-name="P1566" text:outline-level="1"><text:bookmark-start text:name="__RefHeading__21878_718747835"/><text:soft-page-break/><text:span text:style-name="T47">B</text:span><text:span text:style-name="T65">B</text:span><text:span text:style-name="T47">_</text:span><text:span text:style-name="T87">WORKSPACE_</text:span><text:span text:style-name="T89">COMPOMENT</text:span><text:bookmark-end text:name="__RefHeading__21878_718747835"/></text:h>
        </text:list-item>
      </text:list>
      <table:table table:name="表格49" table:style-name="表格49">
        <table:table-column table:style-name="表格49.A"/>
        <table:table-column table:style-name="表格49.B"/>
        <table:table-column table:style-name="表格49.C" table:number-columns-repeated="2"/>
        <table:table-column table:style-name="表格49.E" table:number-columns-repeated="3"/>
        <table:table-column table:style-name="表格49.H"/>
        <table:table-column table:style-name="表格49.I"/>
        <table:table-column table:style-name="表格49.J"/>
        <table:table-column table:style-name="表格49.K"/>
        <table:table-column table:style-name="表格49.L"/>
        <table:table-row table:style-name="表格49.1">
          <table:table-cell table:style-name="表格49.A1" office:value-type="string">
            <text:list xml:id="list111742337153482" text:continue-numbering="true" text:style-name="WW8Num2">
              <text:list-item>
                <text:p text:style-name="P1024">Project</text:p>
              </text:list-item>
            </text:list>
          </table:table-cell>
          <table:table-cell table:style-name="表格49.A1" table:number-columns-spanned="6" office:value-type="string">
            <text:list xml:id="list111742337151426" text:continue-numbering="true" text:style-name="WW8Num2">
              <text:list-item>
                <text:p text:style-name="P111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1" office:value-type="string">
            <text:list xml:id="list111742338180306" text:continue-numbering="true" text:style-name="WW8Num2">
              <text:list-item>
                <text:p text:style-name="P1024">Ver</text:p>
              </text:list-item>
            </text:list>
          </table:table-cell>
          <table:table-cell table:style-name="表格49.A1" office:value-type="string">
            <text:list xml:id="list111742338158441" text:continue-numbering="true" text:style-name="WW8Num2">
              <text:list-item>
                <text:p text:style-name="P1110">0.5</text:p>
              </text:list-item>
            </text:list>
          </table:table-cell>
          <table:table-cell table:style-name="表格49.J1" office:value-type="string">
            <text:list xml:id="list111742338171646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9.K1" office:value-type="string">
            <text:list xml:id="list111742339174692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9.K1" office:value-type="string">
            <text:list xml:id="list111742339168110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111742339165388" text:continue-numbering="true" text:style-name="WW8Num2">
              <text:list-item>
                <text:p text:style-name="P1024">Maintain</text:p>
              </text:list-item>
            </text:list>
          </table:table-cell>
          <table:table-cell table:style-name="表格49.A2" table:number-columns-spanned="6" office:value-type="string">
            <text:list xml:id="list111742340170669" text:continue-numbering="true" text:style-name="WW8Num2">
              <text:list-item>
                <text:p text:style-name="P111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111742340161355" text:continue-numbering="true" text:style-name="WW8Num2">
              <text:list-item>
                <text:p text:style-name="P1024">Date</text:p>
              </text:list-item>
            </text:list>
          </table:table-cell>
          <table:table-cell table:style-name="表格49.A2" office:value-type="string">
            <text:list xml:id="list111742340159708" text:continue-numbering="true" text:style-name="WW8Num2">
              <text:list-item>
                <text:p text:style-name="P1110">2014/1<text:span text:style-name="T174">2</text:span>/<text:span text:style-name="T178">28</text:span></text:p>
              </text:list-item>
            </text:list>
          </table:table-cell>
          <table:table-cell table:style-name="表格49.J1" office:value-type="string">
            <text:list xml:id="list111742341168727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9.K1" office:value-type="string">
            <text:list xml:id="list111742341170512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9.K1" office:value-type="string">
            <text:list xml:id="list111742341168413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111742342174140" text:continue-numbering="true" text:style-name="WW8Num2">
              <text:list-item>
                <text:p text:style-name="P1024">Table</text:p>
              </text:list-item>
            </text:list>
          </table:table-cell>
          <table:table-cell table:style-name="表格49.A2" table:number-columns-spanned="6" office:value-type="string">
            <text:list xml:id="list111742342180216" text:continue-numbering="true" text:style-name="WW8Num2">
              <text:list-item>
                <text:p text:style-name="P1216">b<text:span text:style-name="T141">b</text:span>_<text:span text:style-name="T184">workspace_compo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111742343175014" text:continue-numbering="true" text:style-name="WW8Num2">
              <text:list-item>
                <text:p text:style-name="P1024">DataBase</text:p>
              </text:list-item>
            </text:list>
          </table:table-cell>
          <table:table-cell table:style-name="表格49.A2" office:value-type="string">
            <text:list xml:id="list111742343181673" text:continue-numbering="true" text:style-name="WW8Num2">
              <text:list-item>
                <text:p text:style-name="P1110">bbcore</text:p>
              </text:list-item>
            </text:list>
          </table:table-cell>
          <table:table-cell table:style-name="表格49.J1" office:value-type="string">
            <text:list xml:id="list111742343180080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9.K1" office:value-type="string">
            <text:list xml:id="list111742344171485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9.K1" office:value-type="string">
            <text:list xml:id="list111742344161211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49.1">
          <table:table-cell table:style-name="表格49.A4" office:value-type="string">
            <text:list xml:id="list111742344151900" text:continue-numbering="true" text:style-name="WW8Num2">
              <text:list-item>
                <text:p text:style-name="P1024">Descript</text:p>
              </text:list-item>
            </text:list>
          </table:table-cell>
          <table:table-cell table:style-name="表格49.A4" table:number-columns-spanned="8" office:value-type="string">
            <text:list xml:id="list111742345171708" text:continue-numbering="true" text:style-name="WW8Num2">
              <text:list-item>
                <text:p text:style-name="P116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1" office:value-type="string">
            <text:list xml:id="list111742345178178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9.K1" office:value-type="string">
            <text:list xml:id="list111742345180586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9.K1" office:value-type="string">
            <text:list xml:id="list111742346153911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49.1">
          <table:table-cell table:style-name="表格49.A5" table:number-columns-spanned="9" office:value-type="string">
            <text:list xml:id="list111742346170675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5" table:number-columns-spanned="3" office:value-type="string">
            <text:list xml:id="list111742346167111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11742347155489" text:continue-numbering="true" text:style-name="WW8Num2">
              <text:list-item>
                <text:p text:style-name="P1067">Field</text:p>
              </text:list-item>
            </text:list>
          </table:table-cell>
          <table:table-cell table:style-name="表格49.A5" office:value-type="string">
            <text:list xml:id="list111742347182208" text:continue-numbering="true" text:style-name="WW8Num2">
              <text:list-item>
                <text:p text:style-name="P1067">Datatype</text:p>
              </text:list-item>
            </text:list>
          </table:table-cell>
          <table:table-cell table:style-name="表格49.A5" office:value-type="string">
            <text:list xml:id="list111742347171536" text:continue-numbering="true" text:style-name="WW8Num2">
              <text:list-item>
                <text:p text:style-name="P1067">PK</text:p>
              </text:list-item>
            </text:list>
          </table:table-cell>
          <table:table-cell table:style-name="表格49.A5" office:value-type="string">
            <text:list xml:id="list111742348171270" text:continue-numbering="true" text:style-name="WW8Num2">
              <text:list-item>
                <text:p text:style-name="P1067">UK</text:p>
              </text:list-item>
            </text:list>
          </table:table-cell>
          <table:table-cell table:style-name="表格49.A5" office:value-type="string">
            <text:list xml:id="list111742348182756" text:continue-numbering="true" text:style-name="WW8Num2">
              <text:list-item>
                <text:p text:style-name="P1067">IDX</text:p>
              </text:list-item>
            </text:list>
          </table:table-cell>
          <table:table-cell table:style-name="表格49.A5" office:value-type="string">
            <text:list xml:id="list111742348161720" text:continue-numbering="true" text:style-name="WW8Num2">
              <text:list-item>
                <text:p text:style-name="P981"><text:span text:style-name="T2">S</text:span><text:span text:style-name="T3">IZE</text:span></text:p>
              </text:list-item>
            </text:list>
          </table:table-cell>
          <table:table-cell table:style-name="表格49.A5" office:value-type="string">
            <text:list xml:id="list111742349162786" text:continue-numbering="true" text:style-name="WW8Num2">
              <text:list-item>
                <text:p text:style-name="P981"><text:span text:style-name="T2">D</text:span><text:span text:style-name="T3">EF</text:span></text:p>
              </text:list-item>
            </text:list>
          </table:table-cell>
          <table:table-cell table:style-name="表格49.A5" office:value-type="string">
            <text:list xml:id="list111742349165283" text:continue-numbering="true" text:style-name="WW8Num2">
              <text:list-item>
                <text:p text:style-name="P1067">Description</text:p>
              </text:list-item>
            </text:list>
          </table:table-cell>
          <table:table-cell table:style-name="表格49.A5" office:value-type="string">
            <text:list xml:id="list111742350174101" text:continue-numbering="true" text:style-name="WW8Num2">
              <text:list-item>
                <text:p text:style-name="P1067">Remarks</text:p>
              </text:list-item>
            </text:list>
          </table:table-cell>
          <table:table-cell table:style-name="表格49.J5" table:number-columns-spanned="3" office:value-type="string">
            <text:list xml:id="list111742350178766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11742350175340" text:continue-numbering="true" text:style-name="WW8Num2">
              <text:list-item>
                <text:p text:style-name="P1321">OID</text:p>
              </text:list-item>
            </text:list>
          </table:table-cell>
          <table:table-cell table:style-name="表格49.A5" office:value-type="string">
            <text:list xml:id="list111742351153445" text:continue-numbering="true" text:style-name="WW8Num2">
              <text:list-item>
                <text:p text:style-name="P1321">CHAR</text:p>
              </text:list-item>
            </text:list>
          </table:table-cell>
          <table:table-cell table:style-name="表格49.A5" office:value-type="string">
            <text:list xml:id="list111742351169586" text:continue-numbering="true" text:style-name="WW8Num2">
              <text:list-item>
                <text:p text:style-name="P1321">Y</text:p>
              </text:list-item>
            </text:list>
          </table:table-cell>
          <table:table-cell table:style-name="表格49.A5" office:value-type="string">
            <text:list xml:id="list111742352167314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52162891" text:continue-numbering="true" text:style-name="WW8Num2">
              <text:list-item>
                <text:p text:style-name="P1321"><text:s/></text:p>
              </text:list-item>
            </text:list>
          </table:table-cell>
          <table:table-cell table:style-name="表格49.A5" office:value-type="string">
            <text:list xml:id="list111742352172292" text:continue-numbering="true" text:style-name="WW8Num2">
              <text:list-item>
                <text:p text:style-name="P1321">36</text:p>
              </text:list-item>
            </text:list>
          </table:table-cell>
          <table:table-cell table:style-name="表格49.A5" office:value-type="string">
            <text:list xml:id="list111742353153759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53169772" text:continue-numbering="true" text:style-name="WW8Num2">
              <text:list-item>
                <text:p text:style-name="P1321">PK / UUID</text:p>
              </text:list-item>
            </text:list>
          </table:table-cell>
          <table:table-cell table:style-name="表格49.A5" office:value-type="string">
            <text:list xml:id="list111742354157529" text:continue-numbering="true" text:style-name="WW8Num2">
              <text:list-item>
                <text:p text:style-name="P1321">Default java UUID</text:p>
              </text:list-item>
            </text:list>
          </table:table-cell>
          <table:table-cell table:style-name="表格49.J5" table:number-columns-spanned="3" office:value-type="string">
            <text:list xml:id="list111742354155523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4">COMP_ID</text:p>
          </table:table-cell>
          <table:table-cell table:style-name="表格49.A8" office:value-type="string">
            <text:list xml:id="list111742355153702" text:continue-numbering="true" text:style-name="WW8Num2">
              <text:list-item>
                <text:p text:style-name="P1322">VARCHAR</text:p>
              </text:list-item>
            </text:list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515">Y</text:p>
          </table:table-cell>
          <table:table-cell table:style-name="表格49.A8" office:value-type="string">
            <text:p text:style-name="P830"/>
          </table:table-cell>
          <table:table-cell table:style-name="表格49.A8" office:value-type="string">
            <text:p text:style-name="P514">20</text:p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714"/>
          </table:table-cell>
          <table:table-cell table:style-name="表格49.A8" office:value-type="string">
            <text:p text:style-name="P587"/>
          </table:table-cell>
          <table:table-cell table:style-name="表格49.J5" table:number-columns-spanned="3" office:value-type="string">
            <text:list xml:id="list111742357177998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4">NAME</text:p>
          </table:table-cell>
          <table:table-cell table:style-name="表格49.A8" office:value-type="string">
            <text:list xml:id="list111742358177362" text:continue-numbering="true" text:style-name="WW8Num2">
              <text:list-item>
                <text:p text:style-name="P1322">VARCHAR</text:p>
              </text:list-item>
            </text:list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479"/>
          </table:table-cell>
          <table:table-cell table:style-name="表格49.A8" office:value-type="string">
            <text:p text:style-name="P804"/>
          </table:table-cell>
          <table:table-cell table:style-name="表格49.A8" office:value-type="string">
            <text:p text:style-name="P514">100</text:p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726"/>
          </table:table-cell>
          <table:table-cell table:style-name="表格49.A8" office:value-type="string">
            <text:p text:style-name="P587"/>
          </table:table-cell>
          <table:table-cell table:style-name="表格49.J5" table:number-columns-spanned="3" office:value-type="string">
            <text:list xml:id="list111742360182463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4">IMAGE</text:p>
          </table:table-cell>
          <table:table-cell table:style-name="表格49.A8" office:value-type="string">
            <text:list xml:id="list111742361169468" text:continue-numbering="true" text:style-name="WW8Num2">
              <text:list-item>
                <text:p text:style-name="P1322">VARCHAR</text:p>
              </text:list-item>
            </text:list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479"/>
          </table:table-cell>
          <table:table-cell table:style-name="表格49.A8" office:value-type="string">
            <text:p text:style-name="P804"/>
          </table:table-cell>
          <table:table-cell table:style-name="表格49.A8" office:value-type="string">
            <text:p text:style-name="P514">50</text:p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726"/>
          </table:table-cell>
          <table:table-cell table:style-name="表格49.A8" office:value-type="string">
            <text:p text:style-name="P587"/>
          </table:table-cell>
          <table:table-cell table:style-name="表格49.J5" table:number-columns-spanned="3" office:value-type="string">
            <text:list xml:id="list111742363182247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4">CLASS_NAME</text:p>
          </table:table-cell>
          <table:table-cell table:style-name="表格49.A8" office:value-type="string">
            <text:list xml:id="list111742364165685" text:continue-numbering="true" text:style-name="WW8Num2">
              <text:list-item>
                <text:p text:style-name="P1322">VARCHAR</text:p>
              </text:list-item>
            </text:list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479"/>
          </table:table-cell>
          <table:table-cell table:style-name="表格49.A8" office:value-type="string">
            <text:p text:style-name="P804"/>
          </table:table-cell>
          <table:table-cell table:style-name="表格49.A8" office:value-type="string">
            <text:p text:style-name="P514">25<text:span text:style-name="T185">5</text:span></text:p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726"/>
          </table:table-cell>
          <table:table-cell table:style-name="表格49.A8" office:value-type="string">
            <text:p text:style-name="P587"/>
          </table:table-cell>
          <table:table-cell table:style-name="表格49.J5" table:number-columns-spanned="3" office:value-type="string">
            <text:list xml:id="list111742366173129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list xml:id="list111742367159109" text:continue-numbering="true" text:style-name="WW8Num2">
              <text:list-item>
                <text:p text:style-name="P1321">CUSERID</text:p>
              </text:list-item>
            </text:list>
          </table:table-cell>
          <table:table-cell table:style-name="表格49.A8" office:value-type="string">
            <text:list xml:id="list111742367154650" text:continue-numbering="true" text:style-name="WW8Num2">
              <text:list-item>
                <text:p text:style-name="P1321">VARCHAR</text:p>
              </text:list-item>
            </text:list>
          </table:table-cell>
          <table:table-cell table:style-name="表格49.A8" office:value-type="string">
            <text:list xml:id="list111742367159341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8" office:value-type="string">
            <text:list xml:id="list111742368173681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8" office:value-type="string">
            <text:list xml:id="list111742369153051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8" office:value-type="string">
            <text:list xml:id="list111742369168942" text:continue-numbering="true" text:style-name="WW8Num2">
              <text:list-item>
                <text:p text:style-name="P1321">24</text:p>
              </text:list-item>
            </text:list>
          </table:table-cell>
          <table:table-cell table:style-name="表格49.A8" office:value-type="string">
            <text:list xml:id="list111742370179377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8" office:value-type="string">
            <text:list xml:id="list111742370164259" text:continue-numbering="true" text:style-name="WW8Num2">
              <text:list-item>
                <text:p text:style-name="P1321">Create data user</text:p>
              </text:list-item>
            </text:list>
          </table:table-cell>
          <table:table-cell table:style-name="表格49.A8" office:value-type="string">
            <text:list xml:id="list11174237016295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J5" table:number-columns-spanned="3" office:value-type="string">
            <text:list xml:id="list111742371153671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11742371172713" text:continue-numbering="true" text:style-name="WW8Num2">
              <text:list-item>
                <text:p text:style-name="P1321">CDATE</text:p>
              </text:list-item>
            </text:list>
          </table:table-cell>
          <table:table-cell table:style-name="表格49.A5" office:value-type="string">
            <text:list xml:id="list111742371172535" text:continue-numbering="true" text:style-name="WW8Num2">
              <text:list-item>
                <text:p text:style-name="P1321">DATETIME</text:p>
              </text:list-item>
            </text:list>
          </table:table-cell>
          <table:table-cell table:style-name="表格49.A5" office:value-type="string">
            <text:list xml:id="list111742372156449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7216872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73153298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73182019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73156070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74178123" text:continue-numbering="true" text:style-name="WW8Num2">
              <text:list-item>
                <text:p text:style-name="P1321">Create time</text:p>
              </text:list-item>
            </text:list>
          </table:table-cell>
          <table:table-cell table:style-name="表格49.A5" office:value-type="string">
            <text:list xml:id="list111742374150563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J5" table:number-columns-spanned="3" office:value-type="string">
            <text:list xml:id="list111742375159732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11742375176742" text:continue-numbering="true" text:style-name="WW8Num2">
              <text:list-item>
                <text:p text:style-name="P1321">UUSERID</text:p>
              </text:list-item>
            </text:list>
          </table:table-cell>
          <table:table-cell table:style-name="表格49.A5" office:value-type="string">
            <text:list xml:id="list111742375176147" text:continue-numbering="true" text:style-name="WW8Num2">
              <text:list-item>
                <text:p text:style-name="P1321">VARCHAR</text:p>
              </text:list-item>
            </text:list>
          </table:table-cell>
          <table:table-cell table:style-name="表格49.A5" office:value-type="string">
            <text:list xml:id="list11174237617918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7615100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7715845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77164031" text:continue-numbering="true" text:style-name="WW8Num2">
              <text:list-item>
                <text:p text:style-name="P1321">24</text:p>
              </text:list-item>
            </text:list>
          </table:table-cell>
          <table:table-cell table:style-name="表格49.A5" office:value-type="string">
            <text:list xml:id="list111742377165648" text:continue-numbering="true" text:style-name="WW8Num2">
              <text:list-item>
                <text:p text:style-name="P1321">null</text:p>
              </text:list-item>
            </text:list>
          </table:table-cell>
          <table:table-cell table:style-name="表格49.A5" office:value-type="string">
            <text:list xml:id="list111742378176206" text:continue-numbering="true" text:style-name="WW8Num2">
              <text:list-item>
                <text:p text:style-name="P1321">Update date user</text:p>
              </text:list-item>
            </text:list>
          </table:table-cell>
          <table:table-cell table:style-name="表格49.A5" office:value-type="string">
            <text:list xml:id="list111742378165494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J5" table:number-columns-spanned="3" office:value-type="string">
            <text:list xml:id="list111742379178947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11742379176699" text:continue-numbering="true" text:style-name="WW8Num2">
              <text:list-item>
                <text:p text:style-name="P1321">UDATE</text:p>
              </text:list-item>
            </text:list>
          </table:table-cell>
          <table:table-cell table:style-name="表格49.A5" office:value-type="string">
            <text:list xml:id="list111742379172073" text:continue-numbering="true" text:style-name="WW8Num2">
              <text:list-item>
                <text:p text:style-name="P1321">DATETIME</text:p>
              </text:list-item>
            </text:list>
          </table:table-cell>
          <table:table-cell table:style-name="表格49.A5" office:value-type="string">
            <text:list xml:id="list111742380156948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80167394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80164277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8117118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A5" office:value-type="string">
            <text:list xml:id="list111742381156881" text:continue-numbering="true" text:style-name="WW8Num2">
              <text:list-item>
                <text:p text:style-name="P1321">null</text:p>
              </text:list-item>
            </text:list>
          </table:table-cell>
          <table:table-cell table:style-name="表格49.A5" office:value-type="string">
            <text:list xml:id="list111742382166887" text:continue-numbering="true" text:style-name="WW8Num2">
              <text:list-item>
                <text:p text:style-name="P1321">Update time</text:p>
              </text:list-item>
            </text:list>
          </table:table-cell>
          <table:table-cell table:style-name="表格49.A5" office:value-type="string">
            <text:list xml:id="list111742382161841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49.J5" table:number-columns-spanned="3" office:value-type="string">
            <text:list xml:id="list111742382175844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</table:table>
      <text:p text:style-name="P54"/>
      <text:p text:style-name="P54"/>
      <text:p text:style-name="P54"/>
      <text:list xml:id="list111742384161672" text:continue-numbering="true" text:style-name="WW8Num2">
        <text:list-item>
          <text:h text:style-name="P1567" text:outline-level="1"><text:bookmark-start text:name="__RefHeading__21880_718747835"/><text:span text:style-name="T47">B</text:span><text:span text:style-name="T65">B</text:span><text:span text:style-name="T47">_</text:span><text:span text:style-name="T87">WORKSPACE_</text:span><text:span text:style-name="T89">C</text:span><text:span text:style-name="T90">ONFIG</text:span><text:bookmark-end text:name="__RefHeading__21880_718747835"/></text:h>
        </text:list-item>
      </text:list>
      <table:table table:name="表格50" table:style-name="表格50">
        <table:table-column table:style-name="表格50.A"/>
        <table:table-column table:style-name="表格50.B"/>
        <table:table-column table:style-name="表格50.C" table:number-columns-repeated="2"/>
        <table:table-column table:style-name="表格50.E" table:number-columns-repeated="3"/>
        <table:table-column table:style-name="表格50.H"/>
        <table:table-column table:style-name="表格50.I"/>
        <table:table-column table:style-name="表格50.J"/>
        <table:table-column table:style-name="表格50.K"/>
        <table:table-column table:style-name="表格50.L"/>
        <table:table-row table:style-name="表格50.1">
          <table:table-cell table:style-name="表格50.A1" office:value-type="string">
            <text:list xml:id="list111742385162069" text:continue-numbering="true" text:style-name="WW8Num2">
              <text:list-item>
                <text:p text:style-name="P1025">Project</text:p>
              </text:list-item>
            </text:list>
          </table:table-cell>
          <table:table-cell table:style-name="表格50.A1" table:number-columns-spanned="6" office:value-type="string">
            <text:list xml:id="list111742385179440" text:continue-numbering="true" text:style-name="WW8Num2">
              <text:list-item>
                <text:p text:style-name="P111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1" office:value-type="string">
            <text:list xml:id="list111742385182027" text:continue-numbering="true" text:style-name="WW8Num2">
              <text:list-item>
                <text:p text:style-name="P1025">Ver</text:p>
              </text:list-item>
            </text:list>
          </table:table-cell>
          <table:table-cell table:style-name="表格50.A1" office:value-type="string">
            <text:list xml:id="list111742386154156" text:continue-numbering="true" text:style-name="WW8Num2">
              <text:list-item>
                <text:p text:style-name="P1111">0.5</text:p>
              </text:list-item>
            </text:list>
          </table:table-cell>
          <table:table-cell table:style-name="表格50.J1" office:value-type="string">
            <text:list xml:id="list111742386177440" text:continue-numbering="true" text:style-name="WW8Num2">
              <text:list-item>
                <text:p text:style-name="P877"/>
              </text:list-item>
            </text:list>
          </table:table-cell>
          <table:table-cell table:style-name="表格50.K1" office:value-type="string">
            <text:list xml:id="list111742386175401" text:continue-numbering="true" text:style-name="WW8Num2">
              <text:list-item>
                <text:p text:style-name="P877"/>
              </text:list-item>
            </text:list>
          </table:table-cell>
          <table:table-cell table:style-name="表格50.K1" office:value-type="string">
            <text:list xml:id="list111742387170127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111742387151889" text:continue-numbering="true" text:style-name="WW8Num2">
              <text:list-item>
                <text:p text:style-name="P1025">Maintain</text:p>
              </text:list-item>
            </text:list>
          </table:table-cell>
          <table:table-cell table:style-name="表格50.A2" table:number-columns-spanned="6" office:value-type="string">
            <text:list xml:id="list111742387169438" text:continue-numbering="true" text:style-name="WW8Num2">
              <text:list-item>
                <text:p text:style-name="P111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111742388171181" text:continue-numbering="true" text:style-name="WW8Num2">
              <text:list-item>
                <text:p text:style-name="P1025">Date</text:p>
              </text:list-item>
            </text:list>
          </table:table-cell>
          <table:table-cell table:style-name="表格50.A2" office:value-type="string">
            <text:list xml:id="list111742388157710" text:continue-numbering="true" text:style-name="WW8Num2">
              <text:list-item>
                <text:p text:style-name="P1111">2014/1<text:span text:style-name="T174">2</text:span>/<text:span text:style-name="T178">28</text:span></text:p>
              </text:list-item>
            </text:list>
          </table:table-cell>
          <table:table-cell table:style-name="表格50.J1" office:value-type="string">
            <text:list xml:id="list111742389167662" text:continue-numbering="true" text:style-name="WW8Num2">
              <text:list-item>
                <text:p text:style-name="P877"/>
              </text:list-item>
            </text:list>
          </table:table-cell>
          <table:table-cell table:style-name="表格50.K1" office:value-type="string">
            <text:list xml:id="list111742389181752" text:continue-numbering="true" text:style-name="WW8Num2">
              <text:list-item>
                <text:p text:style-name="P877"/>
              </text:list-item>
            </text:list>
          </table:table-cell>
          <table:table-cell table:style-name="表格50.K1" office:value-type="string">
            <text:list xml:id="list111742389166347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111742390163758" text:continue-numbering="true" text:style-name="WW8Num2">
              <text:list-item>
                <text:p text:style-name="P1025">Table</text:p>
              </text:list-item>
            </text:list>
          </table:table-cell>
          <table:table-cell table:style-name="表格50.A2" table:number-columns-spanned="6" office:value-type="string">
            <text:list xml:id="list111742390173409" text:continue-numbering="true" text:style-name="WW8Num2">
              <text:list-item>
                <text:p text:style-name="P1217">b<text:span text:style-name="T141">b</text:span>_<text:span text:style-name="T184">workspace_confi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111742391162789" text:continue-numbering="true" text:style-name="WW8Num2">
              <text:list-item>
                <text:p text:style-name="P1025">DataBase</text:p>
              </text:list-item>
            </text:list>
          </table:table-cell>
          <table:table-cell table:style-name="表格50.A2" office:value-type="string">
            <text:list xml:id="list111742391182385" text:continue-numbering="true" text:style-name="WW8Num2">
              <text:list-item>
                <text:p text:style-name="P1111">bbcore</text:p>
              </text:list-item>
            </text:list>
          </table:table-cell>
          <table:table-cell table:style-name="表格50.J1" office:value-type="string">
            <text:list xml:id="list111742391179633" text:continue-numbering="true" text:style-name="WW8Num2">
              <text:list-item>
                <text:p text:style-name="P877"/>
              </text:list-item>
            </text:list>
          </table:table-cell>
          <table:table-cell table:style-name="表格50.K1" office:value-type="string">
            <text:list xml:id="list111742392175027" text:continue-numbering="true" text:style-name="WW8Num2">
              <text:list-item>
                <text:p text:style-name="P877"/>
              </text:list-item>
            </text:list>
          </table:table-cell>
          <table:table-cell table:style-name="表格50.K1" office:value-type="string">
            <text:list xml:id="list111742392171289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50.1">
          <table:table-cell table:style-name="表格50.A4" office:value-type="string">
            <text:list xml:id="list111742392157845" text:continue-numbering="true" text:style-name="WW8Num2">
              <text:list-item>
                <text:p text:style-name="P1025">Descript</text:p>
              </text:list-item>
            </text:list>
          </table:table-cell>
          <table:table-cell table:style-name="表格50.A4" table:number-columns-spanned="8" office:value-type="string">
            <text:list xml:id="list111742393160074" text:continue-numbering="true" text:style-name="WW8Num2">
              <text:list-item>
                <text:p text:style-name="P11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1" office:value-type="string">
            <text:list xml:id="list111742393161566" text:continue-numbering="true" text:style-name="WW8Num2">
              <text:list-item>
                <text:p text:style-name="P877"/>
              </text:list-item>
            </text:list>
          </table:table-cell>
          <table:table-cell table:style-name="表格50.K1" office:value-type="string">
            <text:list xml:id="list111742393172409" text:continue-numbering="true" text:style-name="WW8Num2">
              <text:list-item>
                <text:p text:style-name="P877"/>
              </text:list-item>
            </text:list>
          </table:table-cell>
          <table:table-cell table:style-name="表格50.K1" office:value-type="string">
            <text:list xml:id="list111742394154579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50.1">
          <table:table-cell table:style-name="表格50.A5" table:number-columns-spanned="9" office:value-type="string">
            <text:list xml:id="list111742394162223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5" table:number-columns-spanned="3" office:value-type="string">
            <text:list xml:id="list111742394167372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11742395183059" text:continue-numbering="true" text:style-name="WW8Num2">
              <text:list-item>
                <text:p text:style-name="P1068">Field</text:p>
              </text:list-item>
            </text:list>
          </table:table-cell>
          <table:table-cell table:style-name="表格50.A5" office:value-type="string">
            <text:list xml:id="list111742395171608" text:continue-numbering="true" text:style-name="WW8Num2">
              <text:list-item>
                <text:p text:style-name="P1068">Datatype</text:p>
              </text:list-item>
            </text:list>
          </table:table-cell>
          <table:table-cell table:style-name="表格50.A5" office:value-type="string">
            <text:list xml:id="list111742395154480" text:continue-numbering="true" text:style-name="WW8Num2">
              <text:list-item>
                <text:p text:style-name="P1068">PK</text:p>
              </text:list-item>
            </text:list>
          </table:table-cell>
          <table:table-cell table:style-name="表格50.A5" office:value-type="string">
            <text:list xml:id="list111742396177890" text:continue-numbering="true" text:style-name="WW8Num2">
              <text:list-item>
                <text:p text:style-name="P1068">UK</text:p>
              </text:list-item>
            </text:list>
          </table:table-cell>
          <table:table-cell table:style-name="表格50.A5" office:value-type="string">
            <text:list xml:id="list111742396165388" text:continue-numbering="true" text:style-name="WW8Num2">
              <text:list-item>
                <text:p text:style-name="P1068">IDX</text:p>
              </text:list-item>
            </text:list>
          </table:table-cell>
          <table:table-cell table:style-name="表格50.A5" office:value-type="string">
            <text:list xml:id="list111742396157438" text:continue-numbering="true" text:style-name="WW8Num2">
              <text:list-item>
                <text:p text:style-name="P982"><text:span text:style-name="T2">S</text:span><text:span text:style-name="T3">IZE</text:span></text:p>
              </text:list-item>
            </text:list>
          </table:table-cell>
          <table:table-cell table:style-name="表格50.A5" office:value-type="string">
            <text:list xml:id="list111742397180231" text:continue-numbering="true" text:style-name="WW8Num2">
              <text:list-item>
                <text:p text:style-name="P982"><text:span text:style-name="T2">D</text:span><text:span text:style-name="T3">EF</text:span></text:p>
              </text:list-item>
            </text:list>
          </table:table-cell>
          <table:table-cell table:style-name="表格50.A5" office:value-type="string">
            <text:list xml:id="list111742397150461" text:continue-numbering="true" text:style-name="WW8Num2">
              <text:list-item>
                <text:p text:style-name="P1068">Description</text:p>
              </text:list-item>
            </text:list>
          </table:table-cell>
          <table:table-cell table:style-name="表格50.A5" office:value-type="string">
            <text:list xml:id="list111742398165081" text:continue-numbering="true" text:style-name="WW8Num2">
              <text:list-item>
                <text:p text:style-name="P1068">Remarks</text:p>
              </text:list-item>
            </text:list>
          </table:table-cell>
          <table:table-cell table:style-name="表格50.J5" table:number-columns-spanned="3" office:value-type="string">
            <text:list xml:id="list111742398172728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11742398168880" text:continue-numbering="true" text:style-name="WW8Num2">
              <text:list-item>
                <text:p text:style-name="P1323">OID</text:p>
              </text:list-item>
            </text:list>
          </table:table-cell>
          <table:table-cell table:style-name="表格50.A5" office:value-type="string">
            <text:list xml:id="list111742399175739" text:continue-numbering="true" text:style-name="WW8Num2">
              <text:list-item>
                <text:p text:style-name="P1323">CHAR</text:p>
              </text:list-item>
            </text:list>
          </table:table-cell>
          <table:table-cell table:style-name="表格50.A5" office:value-type="string">
            <text:list xml:id="list111742399158898" text:continue-numbering="true" text:style-name="WW8Num2">
              <text:list-item>
                <text:p text:style-name="P1323">Y</text:p>
              </text:list-item>
            </text:list>
          </table:table-cell>
          <table:table-cell table:style-name="表格50.A5" office:value-type="string">
            <text:list xml:id="list111742400180017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50.A5" office:value-type="string">
            <text:list xml:id="list111742400177531" text:continue-numbering="true" text:style-name="WW8Num2">
              <text:list-item>
                <text:p text:style-name="P1323"><text:s/></text:p>
              </text:list-item>
            </text:list>
          </table:table-cell>
          <table:table-cell table:style-name="表格50.A5" office:value-type="string">
            <text:list xml:id="list111742400166334" text:continue-numbering="true" text:style-name="WW8Num2">
              <text:list-item>
                <text:p text:style-name="P1323">36</text:p>
              </text:list-item>
            </text:list>
          </table:table-cell>
          <table:table-cell table:style-name="表格50.A5" office:value-type="string">
            <text:list xml:id="list111742401173636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50.A5" office:value-type="string">
            <text:list xml:id="list111742401166064" text:continue-numbering="true" text:style-name="WW8Num2">
              <text:list-item>
                <text:p text:style-name="P1323">PK / UUID</text:p>
              </text:list-item>
            </text:list>
          </table:table-cell>
          <table:table-cell table:style-name="表格50.A5" office:value-type="string">
            <text:list xml:id="list111742402159135" text:continue-numbering="true" text:style-name="WW8Num2">
              <text:list-item>
                <text:p text:style-name="P1323">Default java UUID</text:p>
              </text:list-item>
            </text:list>
          </table:table-cell>
          <table:table-cell table:style-name="表格50.J5" table:number-columns-spanned="3" office:value-type="string">
            <text:list xml:id="list111742402179628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01">SPACE_ID</text:p>
          </table:table-cell>
          <table:table-cell table:style-name="表格50.A8" office:value-type="string">
            <text:list xml:id="list111742403173735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50.A8" office:value-type="string">
            <text:p text:style-name="P228"/>
          </table:table-cell>
          <table:table-cell table:style-name="表格50.A8" office:value-type="string">
            <text:p text:style-name="P502">Y</text:p>
          </table:table-cell>
          <table:table-cell table:style-name="表格50.A8" office:value-type="string">
            <text:p text:style-name="P828"/>
          </table:table-cell>
          <table:table-cell table:style-name="表格50.A8" office:value-type="string">
            <text:p text:style-name="P501">20</text:p>
          </table:table-cell>
          <table:table-cell table:style-name="表格50.A8" office:value-type="string">
            <text:p text:style-name="P228"/>
          </table:table-cell>
          <table:table-cell table:style-name="表格50.A8" office:value-type="string">
            <text:p text:style-name="P712"/>
          </table:table-cell>
          <table:table-cell table:style-name="表格50.A8" office:value-type="string">
            <text:p text:style-name="P585"/>
          </table:table-cell>
          <table:table-cell table:style-name="表格50.J5" table:number-columns-spanned="3" office:value-type="string">
            <text:list xml:id="list111742405171839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16">COMP_ID</text:p>
          </table:table-cell>
          <table:table-cell table:style-name="表格50.A8" office:value-type="string">
            <text:list xml:id="list111742406171537" text:continue-numbering="true" text:style-name="WW8Num2">
              <text:list-item>
                <text:p text:style-name="P1316">VARCHAR</text:p>
              </text:list-item>
            </text:list>
          </table:table-cell>
          <table:table-cell table:style-name="表格50.A8" office:value-type="string">
            <text:p text:style-name="P229"/>
          </table:table-cell>
          <table:table-cell table:style-name="表格50.A8" office:value-type="string">
            <text:p text:style-name="P508">Y</text:p>
          </table:table-cell>
          <table:table-cell table:style-name="表格50.A8" office:value-type="string">
            <text:p text:style-name="P829"/>
          </table:table-cell>
          <table:table-cell table:style-name="表格50.A8" office:value-type="string">
            <text:p text:style-name="P507">20</text:p>
          </table:table-cell>
          <table:table-cell table:style-name="表格50.A8" office:value-type="string">
            <text:p text:style-name="P229"/>
          </table:table-cell>
          <table:table-cell table:style-name="表格50.A8" office:value-type="string">
            <text:p text:style-name="P713"/>
          </table:table-cell>
          <table:table-cell table:style-name="表格50.A8" office:value-type="string">
            <text:p text:style-name="P586"/>
          </table:table-cell>
          <table:table-cell table:style-name="表格50.J5" table:number-columns-spanned="3" office:value-type="string">
            <text:list xml:id="list111742408171579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16">POSITION</text:p>
          </table:table-cell>
          <table:table-cell table:style-name="表格50.A8" office:value-type="string">
            <text:list xml:id="list111742409181391" text:continue-numbering="true" text:style-name="WW8Num2">
              <text:list-item>
                <text:p text:style-name="P1430">INT</text:p>
              </text:list-item>
            </text:list>
          </table:table-cell>
          <table:table-cell table:style-name="表格50.A8" office:value-type="string">
            <text:p text:style-name="P231"/>
          </table:table-cell>
          <table:table-cell table:style-name="表格50.A8" office:value-type="string">
            <text:p text:style-name="P480"/>
          </table:table-cell>
          <table:table-cell table:style-name="表格50.A8" office:value-type="string">
            <text:p text:style-name="P805"/>
          </table:table-cell>
          <table:table-cell table:style-name="表格50.A8" office:value-type="string">
            <text:p text:style-name="P516">3</text:p>
          </table:table-cell>
          <table:table-cell table:style-name="表格50.A8" office:value-type="string">
            <text:p text:style-name="P231"/>
          </table:table-cell>
          <table:table-cell table:style-name="表格50.A8" office:value-type="string">
            <text:p text:style-name="P727"/>
          </table:table-cell>
          <table:table-cell table:style-name="表格50.A8" office:value-type="string">
            <text:p text:style-name="P588"/>
          </table:table-cell>
          <table:table-cell table:style-name="表格50.J5" table:number-columns-spanned="3" office:value-type="string">
            <text:list xml:id="list111742411182028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list xml:id="list111742412155989" text:continue-numbering="true" text:style-name="WW8Num2">
              <text:list-item>
                <text:p text:style-name="P1321">CUSERID</text:p>
              </text:list-item>
            </text:list>
          </table:table-cell>
          <table:table-cell table:style-name="表格50.A8" office:value-type="string">
            <text:list xml:id="list111742412157355" text:continue-numbering="true" text:style-name="WW8Num2">
              <text:list-item>
                <text:p text:style-name="P1321">VARCHAR</text:p>
              </text:list-item>
            </text:list>
          </table:table-cell>
          <table:table-cell table:style-name="表格50.A8" office:value-type="string">
            <text:list xml:id="list111742412159174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8" office:value-type="string">
            <text:list xml:id="list111742413169999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8" office:value-type="string">
            <text:list xml:id="list11174241316680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8" office:value-type="string">
            <text:list xml:id="list111742413165460" text:continue-numbering="true" text:style-name="WW8Num2">
              <text:list-item>
                <text:p text:style-name="P1321">24</text:p>
              </text:list-item>
            </text:list>
          </table:table-cell>
          <table:table-cell table:style-name="表格50.A8" office:value-type="string">
            <text:list xml:id="list111742414151770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8" office:value-type="string">
            <text:list xml:id="list111742414151789" text:continue-numbering="true" text:style-name="WW8Num2">
              <text:list-item>
                <text:p text:style-name="P1321">Create data user</text:p>
              </text:list-item>
            </text:list>
          </table:table-cell>
          <table:table-cell table:style-name="表格50.A8" office:value-type="string">
            <text:list xml:id="list111742415180720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J5" table:number-columns-spanned="3" office:value-type="string">
            <text:list xml:id="list111742415174753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11742415151315" text:continue-numbering="true" text:style-name="WW8Num2">
              <text:list-item>
                <text:p text:style-name="P1321">CDATE</text:p>
              </text:list-item>
            </text:list>
          </table:table-cell>
          <table:table-cell table:style-name="表格50.A5" office:value-type="string">
            <text:list xml:id="list111742416151837" text:continue-numbering="true" text:style-name="WW8Num2">
              <text:list-item>
                <text:p text:style-name="P1321">DATETIME</text:p>
              </text:list-item>
            </text:list>
          </table:table-cell>
          <table:table-cell table:style-name="表格50.A5" office:value-type="string">
            <text:list xml:id="list111742416171028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1617468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17182951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17163401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18164879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18177709" text:continue-numbering="true" text:style-name="WW8Num2">
              <text:list-item>
                <text:p text:style-name="P1321">Create time</text:p>
              </text:list-item>
            </text:list>
          </table:table-cell>
          <table:table-cell table:style-name="表格50.A5" office:value-type="string">
            <text:list xml:id="list111742418173361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J5" table:number-columns-spanned="3" office:value-type="string">
            <text:list xml:id="list111742419170231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11742419182370" text:continue-numbering="true" text:style-name="WW8Num2">
              <text:list-item>
                <text:p text:style-name="P1321">UUSERID</text:p>
              </text:list-item>
            </text:list>
          </table:table-cell>
          <table:table-cell table:style-name="表格50.A5" office:value-type="string">
            <text:list xml:id="list111742419160350" text:continue-numbering="true" text:style-name="WW8Num2">
              <text:list-item>
                <text:p text:style-name="P1321">VARCHAR</text:p>
              </text:list-item>
            </text:list>
          </table:table-cell>
          <table:table-cell table:style-name="表格50.A5" office:value-type="string">
            <text:list xml:id="list111742420164448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20181352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21169047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21155105" text:continue-numbering="true" text:style-name="WW8Num2">
              <text:list-item>
                <text:p text:style-name="P1321">24</text:p>
              </text:list-item>
            </text:list>
          </table:table-cell>
          <table:table-cell table:style-name="表格50.A5" office:value-type="string">
            <text:list xml:id="list111742421172780" text:continue-numbering="true" text:style-name="WW8Num2">
              <text:list-item>
                <text:p text:style-name="P1321">null</text:p>
              </text:list-item>
            </text:list>
          </table:table-cell>
          <table:table-cell table:style-name="表格50.A5" office:value-type="string">
            <text:list xml:id="list111742422181696" text:continue-numbering="true" text:style-name="WW8Num2">
              <text:list-item>
                <text:p text:style-name="P1321">Update date user</text:p>
              </text:list-item>
            </text:list>
          </table:table-cell>
          <table:table-cell table:style-name="表格50.A5" office:value-type="string">
            <text:list xml:id="list11174242218088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J5" table:number-columns-spanned="3" office:value-type="string">
            <text:list xml:id="list111742422174740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11742423158671" text:continue-numbering="true" text:style-name="WW8Num2">
              <text:list-item>
                <text:p text:style-name="P1321">UDATE</text:p>
              </text:list-item>
            </text:list>
          </table:table-cell>
          <table:table-cell table:style-name="表格50.A5" office:value-type="string">
            <text:list xml:id="list111742423179816" text:continue-numbering="true" text:style-name="WW8Num2">
              <text:list-item>
                <text:p text:style-name="P1321">DATETIME</text:p>
              </text:list-item>
            </text:list>
          </table:table-cell>
          <table:table-cell table:style-name="表格50.A5" office:value-type="string">
            <text:list xml:id="list111742424179698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24158404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24159153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2515710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A5" office:value-type="string">
            <text:list xml:id="list111742425156808" text:continue-numbering="true" text:style-name="WW8Num2">
              <text:list-item>
                <text:p text:style-name="P1321">null</text:p>
              </text:list-item>
            </text:list>
          </table:table-cell>
          <table:table-cell table:style-name="表格50.A5" office:value-type="string">
            <text:list xml:id="list111742425178159" text:continue-numbering="true" text:style-name="WW8Num2">
              <text:list-item>
                <text:p text:style-name="P1321">Update time</text:p>
              </text:list-item>
            </text:list>
          </table:table-cell>
          <table:table-cell table:style-name="表格50.A5" office:value-type="string">
            <text:list xml:id="list111742426164004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50.J5" table:number-columns-spanned="3" office:value-type="string">
            <text:list xml:id="list111742426165306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</table:table>
      <text:p text:style-name="P55"/>
      <text:p text:style-name="P55"/>
      <text:p text:style-name="P55"/>
      <text:p text:style-name="P55"/>
      <text:list xml:id="list111742427172299" text:continue-numbering="true" text:style-name="WW8Num2">
        <text:list-item>
          <text:h text:style-name="P1568" text:outline-level="1"><text:bookmark-start text:name="__RefHeading__23499_2053230135"/><text:soft-page-break/><text:span text:style-name="T47">B</text:span><text:span text:style-name="T65">B</text:span><text:span text:style-name="T47">_</text:span><text:span text:style-name="T87">WORKSPACE_</text:span><text:span text:style-name="T91">LABEL</text:span><text:bookmark-end text:name="__RefHeading__23499_2053230135"/></text:h>
        </text:list-item>
      </text:list>
      <table:table table:name="表格51" table:style-name="表格51">
        <table:table-column table:style-name="表格51.A"/>
        <table:table-column table:style-name="表格51.B"/>
        <table:table-column table:style-name="表格51.C" table:number-columns-repeated="2"/>
        <table:table-column table:style-name="表格51.E" table:number-columns-repeated="3"/>
        <table:table-column table:style-name="表格51.H"/>
        <table:table-column table:style-name="表格51.I"/>
        <table:table-column table:style-name="表格51.J"/>
        <table:table-column table:style-name="表格51.K"/>
        <table:table-column table:style-name="表格51.L"/>
        <table:table-row table:style-name="表格51.1">
          <table:table-cell table:style-name="表格51.A1" office:value-type="string">
            <text:list xml:id="list111742428177870" text:continue-numbering="true" text:style-name="WW8Num2">
              <text:list-item>
                <text:p text:style-name="P1026">Project</text:p>
              </text:list-item>
            </text:list>
          </table:table-cell>
          <table:table-cell table:style-name="表格51.A1" table:number-columns-spanned="6" office:value-type="string">
            <text:list xml:id="list111742429182289" text:continue-numbering="true" text:style-name="WW8Num2">
              <text:list-item>
                <text:p text:style-name="P111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1" office:value-type="string">
            <text:list xml:id="list111742429180115" text:continue-numbering="true" text:style-name="WW8Num2">
              <text:list-item>
                <text:p text:style-name="P1026">Ver</text:p>
              </text:list-item>
            </text:list>
          </table:table-cell>
          <table:table-cell table:style-name="表格51.A1" office:value-type="string">
            <text:list xml:id="list111742430175706" text:continue-numbering="true" text:style-name="WW8Num2">
              <text:list-item>
                <text:p text:style-name="P1112">0.5</text:p>
              </text:list-item>
            </text:list>
          </table:table-cell>
          <table:table-cell table:style-name="表格51.J1" office:value-type="string">
            <text:list xml:id="list111742430171154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1.K1" office:value-type="string">
            <text:list xml:id="list111742430176882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1.K1" office:value-type="string">
            <text:list xml:id="list111742431154274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111742431178515" text:continue-numbering="true" text:style-name="WW8Num2">
              <text:list-item>
                <text:p text:style-name="P1026">Maintain</text:p>
              </text:list-item>
            </text:list>
          </table:table-cell>
          <table:table-cell table:style-name="表格51.A2" table:number-columns-spanned="6" office:value-type="string">
            <text:list xml:id="list111742431170351" text:continue-numbering="true" text:style-name="WW8Num2">
              <text:list-item>
                <text:p text:style-name="P111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111742432150594" text:continue-numbering="true" text:style-name="WW8Num2">
              <text:list-item>
                <text:p text:style-name="P1026">Date</text:p>
              </text:list-item>
            </text:list>
          </table:table-cell>
          <table:table-cell table:style-name="表格51.A2" office:value-type="string">
            <text:list xml:id="list111742432172870" text:continue-numbering="true" text:style-name="WW8Num2">
              <text:list-item>
                <text:p text:style-name="P1112">2014/1<text:span text:style-name="T174">2</text:span>/<text:span text:style-name="T186">30</text:span></text:p>
              </text:list-item>
            </text:list>
          </table:table-cell>
          <table:table-cell table:style-name="表格51.J1" office:value-type="string">
            <text:list xml:id="list111742432152812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1.K1" office:value-type="string">
            <text:list xml:id="list111742433150615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1.K1" office:value-type="string">
            <text:list xml:id="list111742433159666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111742433171195" text:continue-numbering="true" text:style-name="WW8Num2">
              <text:list-item>
                <text:p text:style-name="P1026">Table</text:p>
              </text:list-item>
            </text:list>
          </table:table-cell>
          <table:table-cell table:style-name="表格51.A2" table:number-columns-spanned="6" office:value-type="string">
            <text:list xml:id="list111742434160895" text:continue-numbering="true" text:style-name="WW8Num2">
              <text:list-item>
                <text:p text:style-name="P1218">b<text:span text:style-name="T141">b</text:span>_<text:span text:style-name="T184">workspace_labe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111742434173064" text:continue-numbering="true" text:style-name="WW8Num2">
              <text:list-item>
                <text:p text:style-name="P1026">DataBase</text:p>
              </text:list-item>
            </text:list>
          </table:table-cell>
          <table:table-cell table:style-name="表格51.A2" office:value-type="string">
            <text:list xml:id="list111742435177822" text:continue-numbering="true" text:style-name="WW8Num2">
              <text:list-item>
                <text:p text:style-name="P1112">bbcore</text:p>
              </text:list-item>
            </text:list>
          </table:table-cell>
          <table:table-cell table:style-name="表格51.J1" office:value-type="string">
            <text:list xml:id="list111742435166462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1.K1" office:value-type="string">
            <text:list xml:id="list111742435155750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1.K1" office:value-type="string">
            <text:list xml:id="list111742436151880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51.1">
          <table:table-cell table:style-name="表格51.A4" office:value-type="string">
            <text:list xml:id="list111742436176447" text:continue-numbering="true" text:style-name="WW8Num2">
              <text:list-item>
                <text:p text:style-name="P1026">Descript</text:p>
              </text:list-item>
            </text:list>
          </table:table-cell>
          <table:table-cell table:style-name="表格51.A4" table:number-columns-spanned="8" office:value-type="string">
            <text:list xml:id="list111742437168817" text:continue-numbering="true" text:style-name="WW8Num2">
              <text:list-item>
                <text:p text:style-name="P11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1" office:value-type="string">
            <text:list xml:id="list111742437153800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1.K1" office:value-type="string">
            <text:list xml:id="list111742437175727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1.K1" office:value-type="string">
            <text:list xml:id="list111742438180258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51.1">
          <table:table-cell table:style-name="表格51.A5" table:number-columns-spanned="9" office:value-type="string">
            <text:list xml:id="list111742438165888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5" table:number-columns-spanned="3" office:value-type="string">
            <text:list xml:id="list111742438154290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11742439180263" text:continue-numbering="true" text:style-name="WW8Num2">
              <text:list-item>
                <text:p text:style-name="P1069">Field</text:p>
              </text:list-item>
            </text:list>
          </table:table-cell>
          <table:table-cell table:style-name="表格51.A5" office:value-type="string">
            <text:list xml:id="list111742439172505" text:continue-numbering="true" text:style-name="WW8Num2">
              <text:list-item>
                <text:p text:style-name="P1069">Datatype</text:p>
              </text:list-item>
            </text:list>
          </table:table-cell>
          <table:table-cell table:style-name="表格51.A5" office:value-type="string">
            <text:list xml:id="list111742439165509" text:continue-numbering="true" text:style-name="WW8Num2">
              <text:list-item>
                <text:p text:style-name="P1069">PK</text:p>
              </text:list-item>
            </text:list>
          </table:table-cell>
          <table:table-cell table:style-name="表格51.A5" office:value-type="string">
            <text:list xml:id="list111742440179050" text:continue-numbering="true" text:style-name="WW8Num2">
              <text:list-item>
                <text:p text:style-name="P1069">UK</text:p>
              </text:list-item>
            </text:list>
          </table:table-cell>
          <table:table-cell table:style-name="表格51.A5" office:value-type="string">
            <text:list xml:id="list111742440177008" text:continue-numbering="true" text:style-name="WW8Num2">
              <text:list-item>
                <text:p text:style-name="P1069">IDX</text:p>
              </text:list-item>
            </text:list>
          </table:table-cell>
          <table:table-cell table:style-name="表格51.A5" office:value-type="string">
            <text:list xml:id="list111742440166128" text:continue-numbering="true" text:style-name="WW8Num2">
              <text:list-item>
                <text:p text:style-name="P983"><text:span text:style-name="T2">S</text:span><text:span text:style-name="T3">IZE</text:span></text:p>
              </text:list-item>
            </text:list>
          </table:table-cell>
          <table:table-cell table:style-name="表格51.A5" office:value-type="string">
            <text:list xml:id="list111742441166569" text:continue-numbering="true" text:style-name="WW8Num2">
              <text:list-item>
                <text:p text:style-name="P983"><text:span text:style-name="T2">D</text:span><text:span text:style-name="T3">EF</text:span></text:p>
              </text:list-item>
            </text:list>
          </table:table-cell>
          <table:table-cell table:style-name="表格51.A5" office:value-type="string">
            <text:list xml:id="list111742441167424" text:continue-numbering="true" text:style-name="WW8Num2">
              <text:list-item>
                <text:p text:style-name="P1069">Description</text:p>
              </text:list-item>
            </text:list>
          </table:table-cell>
          <table:table-cell table:style-name="表格51.A5" office:value-type="string">
            <text:list xml:id="list111742442163047" text:continue-numbering="true" text:style-name="WW8Num2">
              <text:list-item>
                <text:p text:style-name="P1069">Remarks</text:p>
              </text:list-item>
            </text:list>
          </table:table-cell>
          <table:table-cell table:style-name="表格51.J5" table:number-columns-spanned="3" office:value-type="string">
            <text:list xml:id="list111742442151075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11742442173708" text:continue-numbering="true" text:style-name="WW8Num2">
              <text:list-item>
                <text:p text:style-name="P1324">OID</text:p>
              </text:list-item>
            </text:list>
          </table:table-cell>
          <table:table-cell table:style-name="表格51.A5" office:value-type="string">
            <text:list xml:id="list111742443165669" text:continue-numbering="true" text:style-name="WW8Num2">
              <text:list-item>
                <text:p text:style-name="P1324">CHAR</text:p>
              </text:list-item>
            </text:list>
          </table:table-cell>
          <table:table-cell table:style-name="表格51.A5" office:value-type="string">
            <text:list xml:id="list111742443163143" text:continue-numbering="true" text:style-name="WW8Num2">
              <text:list-item>
                <text:p text:style-name="P1324">Y</text:p>
              </text:list-item>
            </text:list>
          </table:table-cell>
          <table:table-cell table:style-name="表格51.A5" office:value-type="string">
            <text:list xml:id="list111742443168653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44158568" text:continue-numbering="true" text:style-name="WW8Num2">
              <text:list-item>
                <text:p text:style-name="P1324"><text:s/></text:p>
              </text:list-item>
            </text:list>
          </table:table-cell>
          <table:table-cell table:style-name="表格51.A5" office:value-type="string">
            <text:list xml:id="list111742444152384" text:continue-numbering="true" text:style-name="WW8Num2">
              <text:list-item>
                <text:p text:style-name="P1324">36</text:p>
              </text:list-item>
            </text:list>
          </table:table-cell>
          <table:table-cell table:style-name="表格51.A5" office:value-type="string">
            <text:list xml:id="list111742445151344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45157604" text:continue-numbering="true" text:style-name="WW8Num2">
              <text:list-item>
                <text:p text:style-name="P1324">PK / UUID</text:p>
              </text:list-item>
            </text:list>
          </table:table-cell>
          <table:table-cell table:style-name="表格51.A5" office:value-type="string">
            <text:list xml:id="list111742445181617" text:continue-numbering="true" text:style-name="WW8Num2">
              <text:list-item>
                <text:p text:style-name="P1324">Default java UUID</text:p>
              </text:list-item>
            </text:list>
          </table:table-cell>
          <table:table-cell table:style-name="表格51.J5" table:number-columns-spanned="3" office:value-type="string">
            <text:list xml:id="list111742446168639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06">SPACE_ID</text:p>
          </table:table-cell>
          <table:table-cell table:style-name="表格51.A8" office:value-type="string">
            <text:list xml:id="list111742446172583" text:continue-numbering="true" text:style-name="WW8Num2">
              <text:list-item>
                <text:p text:style-name="P1324">VARCHAR</text:p>
              </text:list-item>
            </text:list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503"/>
          </table:table-cell>
          <table:table-cell table:style-name="表格51.A8" office:value-type="string">
            <text:p text:style-name="P835">Y</text:p>
          </table:table-cell>
          <table:table-cell table:style-name="表格51.A8" office:value-type="string">
            <text:p text:style-name="P506">20</text:p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715"/>
          </table:table-cell>
          <table:table-cell table:style-name="表格51.A8" office:value-type="string">
            <text:p text:style-name="P589"/>
          </table:table-cell>
          <table:table-cell table:style-name="表格51.J5" table:number-columns-spanned="3" office:value-type="string">
            <text:list xml:id="list111742449150436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20">LABEL</text:p>
          </table:table-cell>
          <table:table-cell table:style-name="表格51.A8" office:value-type="string">
            <text:list xml:id="list111742450151295" text:continue-numbering="true" text:style-name="WW8Num2">
              <text:list-item>
                <text:p text:style-name="P1324">VARCHAR</text:p>
              </text:list-item>
            </text:list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509"/>
          </table:table-cell>
          <table:table-cell table:style-name="表格51.A8" office:value-type="string">
            <text:p text:style-name="P831"/>
          </table:table-cell>
          <table:table-cell table:style-name="表格51.A8" office:value-type="string">
            <text:p text:style-name="P520">100</text:p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715"/>
          </table:table-cell>
          <table:table-cell table:style-name="表格51.A8" office:value-type="string">
            <text:p text:style-name="P589"/>
          </table:table-cell>
          <table:table-cell table:style-name="表格51.J5" table:number-columns-spanned="3" office:value-type="string">
            <text:list xml:id="list111742452159915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17">POSITION</text:p>
          </table:table-cell>
          <table:table-cell table:style-name="表格51.A8" office:value-type="string">
            <text:list xml:id="list111742453181983" text:continue-numbering="true" text:style-name="WW8Num2">
              <text:list-item>
                <text:p text:style-name="P1431">INT</text:p>
              </text:list-item>
            </text:list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481"/>
          </table:table-cell>
          <table:table-cell table:style-name="表格51.A8" office:value-type="string">
            <text:p text:style-name="P806"/>
          </table:table-cell>
          <table:table-cell table:style-name="表格51.A8" office:value-type="string">
            <text:p text:style-name="P517">3</text:p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728"/>
          </table:table-cell>
          <table:table-cell table:style-name="表格51.A8" office:value-type="string">
            <text:p text:style-name="P589"/>
          </table:table-cell>
          <table:table-cell table:style-name="表格51.J5" table:number-columns-spanned="3" office:value-type="string">
            <text:list xml:id="list111742455169801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list xml:id="list111742456155374" text:continue-numbering="true" text:style-name="WW8Num2">
              <text:list-item>
                <text:p text:style-name="P1324">CUSERID</text:p>
              </text:list-item>
            </text:list>
          </table:table-cell>
          <table:table-cell table:style-name="表格51.A8" office:value-type="string">
            <text:list xml:id="list111742456165760" text:continue-numbering="true" text:style-name="WW8Num2">
              <text:list-item>
                <text:p text:style-name="P1324">VARCHAR</text:p>
              </text:list-item>
            </text:list>
          </table:table-cell>
          <table:table-cell table:style-name="表格51.A8" office:value-type="string">
            <text:list xml:id="list111742456151734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8" office:value-type="string">
            <text:list xml:id="list111742457174081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8" office:value-type="string">
            <text:list xml:id="list111742457153157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8" office:value-type="string">
            <text:list xml:id="list111742457165947" text:continue-numbering="true" text:style-name="WW8Num2">
              <text:list-item>
                <text:p text:style-name="P1324">24</text:p>
              </text:list-item>
            </text:list>
          </table:table-cell>
          <table:table-cell table:style-name="表格51.A8" office:value-type="string">
            <text:list xml:id="list111742458159875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8" office:value-type="string">
            <text:list xml:id="list111742458155617" text:continue-numbering="true" text:style-name="WW8Num2">
              <text:list-item>
                <text:p text:style-name="P1324">Create data user</text:p>
              </text:list-item>
            </text:list>
          </table:table-cell>
          <table:table-cell table:style-name="表格51.A8" office:value-type="string">
            <text:list xml:id="list111742459160023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J5" table:number-columns-spanned="3" office:value-type="string">
            <text:list xml:id="list111742459153524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11742459158863" text:continue-numbering="true" text:style-name="WW8Num2">
              <text:list-item>
                <text:p text:style-name="P1324">CDATE</text:p>
              </text:list-item>
            </text:list>
          </table:table-cell>
          <table:table-cell table:style-name="表格51.A5" office:value-type="string">
            <text:list xml:id="list111742460150935" text:continue-numbering="true" text:style-name="WW8Num2">
              <text:list-item>
                <text:p text:style-name="P1324">DATETIME</text:p>
              </text:list-item>
            </text:list>
          </table:table-cell>
          <table:table-cell table:style-name="表格51.A5" office:value-type="string">
            <text:list xml:id="list111742460171687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1169518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1154081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1168096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2173263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2181549" text:continue-numbering="true" text:style-name="WW8Num2">
              <text:list-item>
                <text:p text:style-name="P1324">Create time</text:p>
              </text:list-item>
            </text:list>
          </table:table-cell>
          <table:table-cell table:style-name="表格51.A5" office:value-type="string">
            <text:list xml:id="list111742462162495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J5" table:number-columns-spanned="3" office:value-type="string">
            <text:list xml:id="list111742463150971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11742463168611" text:continue-numbering="true" text:style-name="WW8Num2">
              <text:list-item>
                <text:p text:style-name="P1324">UUSERID</text:p>
              </text:list-item>
            </text:list>
          </table:table-cell>
          <table:table-cell table:style-name="表格51.A5" office:value-type="string">
            <text:list xml:id="list111742463163720" text:continue-numbering="true" text:style-name="WW8Num2">
              <text:list-item>
                <text:p text:style-name="P1324">VARCHAR</text:p>
              </text:list-item>
            </text:list>
          </table:table-cell>
          <table:table-cell table:style-name="表格51.A5" office:value-type="string">
            <text:list xml:id="list111742464157297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4182173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5181841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5161726" text:continue-numbering="true" text:style-name="WW8Num2">
              <text:list-item>
                <text:p text:style-name="P1324">24</text:p>
              </text:list-item>
            </text:list>
          </table:table-cell>
          <table:table-cell table:style-name="表格51.A5" office:value-type="string">
            <text:list xml:id="list111742465155208" text:continue-numbering="true" text:style-name="WW8Num2">
              <text:list-item>
                <text:p text:style-name="P1324">null</text:p>
              </text:list-item>
            </text:list>
          </table:table-cell>
          <table:table-cell table:style-name="表格51.A5" office:value-type="string">
            <text:list xml:id="list111742466159718" text:continue-numbering="true" text:style-name="WW8Num2">
              <text:list-item>
                <text:p text:style-name="P1324">Update date user</text:p>
              </text:list-item>
            </text:list>
          </table:table-cell>
          <table:table-cell table:style-name="表格51.A5" office:value-type="string">
            <text:list xml:id="list111742466166476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J5" table:number-columns-spanned="3" office:value-type="string">
            <text:list xml:id="list111742466176269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11742467160735" text:continue-numbering="true" text:style-name="WW8Num2">
              <text:list-item>
                <text:p text:style-name="P1324">UDATE</text:p>
              </text:list-item>
            </text:list>
          </table:table-cell>
          <table:table-cell table:style-name="表格51.A5" office:value-type="string">
            <text:list xml:id="list111742467164948" text:continue-numbering="true" text:style-name="WW8Num2">
              <text:list-item>
                <text:p text:style-name="P1324">DATETIME</text:p>
              </text:list-item>
            </text:list>
          </table:table-cell>
          <table:table-cell table:style-name="表格51.A5" office:value-type="string">
            <text:list xml:id="list111742468167337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8172993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8156833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9166966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A5" office:value-type="string">
            <text:list xml:id="list111742469179145" text:continue-numbering="true" text:style-name="WW8Num2">
              <text:list-item>
                <text:p text:style-name="P1324">null</text:p>
              </text:list-item>
            </text:list>
          </table:table-cell>
          <table:table-cell table:style-name="表格51.A5" office:value-type="string">
            <text:list xml:id="list111742469183115" text:continue-numbering="true" text:style-name="WW8Num2">
              <text:list-item>
                <text:p text:style-name="P1324">Update time</text:p>
              </text:list-item>
            </text:list>
          </table:table-cell>
          <table:table-cell table:style-name="表格51.A5" office:value-type="string">
            <text:list xml:id="list111742470151179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51.J5" table:number-columns-spanned="3" office:value-type="string">
            <text:list xml:id="list111742470182820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111742476177976" text:continue-numbering="true" text:style-name="WW8Num2">
        <text:list-item>
          <text:h text:style-name="P1569" text:outline-level="1"><text:bookmark-start text:name="__RefHeading__28000_375883531"/><text:soft-page-break/><text:span text:style-name="T47">B</text:span><text:span text:style-name="T65">B</text:span><text:span text:style-name="T102">_</text:span><text:span text:style-name="T106">REPORT_</text:span><text:span text:style-name="T102">ROLE_VIEW</text:span><text:bookmark-end text:name="__RefHeading__28000_375883531"/></text:h>
        </text:list-item>
      </text:list>
      <table:table table:name="表格61" table:style-name="表格61">
        <table:table-column table:style-name="表格61.A"/>
        <table:table-column table:style-name="表格61.B"/>
        <table:table-column table:style-name="表格61.C" table:number-columns-repeated="2"/>
        <table:table-column table:style-name="表格61.E" table:number-columns-repeated="3"/>
        <table:table-column table:style-name="表格61.H"/>
        <table:table-column table:style-name="表格61.I"/>
        <table:table-column table:style-name="表格61.J"/>
        <table:table-column table:style-name="表格61.K"/>
        <table:table-column table:style-name="表格61.L"/>
        <table:table-row table:style-name="表格61.1">
          <table:table-cell table:style-name="表格61.A1" office:value-type="string">
            <text:list xml:id="list111742477180370" text:continue-numbering="true" text:style-name="WW8Num2">
              <text:list-item>
                <text:p text:style-name="P1027">Project</text:p>
              </text:list-item>
            </text:list>
          </table:table-cell>
          <table:table-cell table:style-name="表格61.A1" table:number-columns-spanned="6" office:value-type="string">
            <text:list xml:id="list111742478172595" text:continue-numbering="true" text:style-name="WW8Num2">
              <text:list-item>
                <text:p text:style-name="P111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1" office:value-type="string">
            <text:list xml:id="list111742479161262" text:continue-numbering="true" text:style-name="WW8Num2">
              <text:list-item>
                <text:p text:style-name="P1027">Ver</text:p>
              </text:list-item>
            </text:list>
          </table:table-cell>
          <table:table-cell table:style-name="表格61.A1" office:value-type="string">
            <text:list xml:id="list111742479162773" text:continue-numbering="true" text:style-name="WW8Num2">
              <text:list-item>
                <text:p text:style-name="P1113">0.5</text:p>
              </text:list-item>
            </text:list>
          </table:table-cell>
          <table:table-cell table:style-name="表格61.J1" office:value-type="string">
            <text:list xml:id="list111742479157198" text:continue-numbering="true" text:style-name="WW8Num2">
              <text:list-item>
                <text:p text:style-name="P879"/>
              </text:list-item>
            </text:list>
          </table:table-cell>
          <table:table-cell table:style-name="表格61.K1" office:value-type="string">
            <text:list xml:id="list111742480161290" text:continue-numbering="true" text:style-name="WW8Num2">
              <text:list-item>
                <text:p text:style-name="P879"/>
              </text:list-item>
            </text:list>
          </table:table-cell>
          <table:table-cell table:style-name="表格61.K1" office:value-type="string">
            <text:list xml:id="list111742480152274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111742481158771" text:continue-numbering="true" text:style-name="WW8Num2">
              <text:list-item>
                <text:p text:style-name="P1027">Maintain</text:p>
              </text:list-item>
            </text:list>
          </table:table-cell>
          <table:table-cell table:style-name="表格61.A2" table:number-columns-spanned="6" office:value-type="string">
            <text:list xml:id="list111742481151314" text:continue-numbering="true" text:style-name="WW8Num2">
              <text:list-item>
                <text:p text:style-name="P111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111742481171742" text:continue-numbering="true" text:style-name="WW8Num2">
              <text:list-item>
                <text:p text:style-name="P1027">Date</text:p>
              </text:list-item>
            </text:list>
          </table:table-cell>
          <table:table-cell table:style-name="表格61.A2" office:value-type="string">
            <text:list xml:id="list111742482161266" text:continue-numbering="true" text:style-name="WW8Num2">
              <text:list-item>
                <text:p text:style-name="P1113">201<text:span text:style-name="T203">5</text:span>/<text:span text:style-name="T203">03</text:span>/<text:span text:style-name="T203">23</text:span></text:p>
              </text:list-item>
            </text:list>
          </table:table-cell>
          <table:table-cell table:style-name="表格61.J1" office:value-type="string">
            <text:list xml:id="list111742483151104" text:continue-numbering="true" text:style-name="WW8Num2">
              <text:list-item>
                <text:p text:style-name="P879"/>
              </text:list-item>
            </text:list>
          </table:table-cell>
          <table:table-cell table:style-name="表格61.K1" office:value-type="string">
            <text:list xml:id="list111742483154089" text:continue-numbering="true" text:style-name="WW8Num2">
              <text:list-item>
                <text:p text:style-name="P879"/>
              </text:list-item>
            </text:list>
          </table:table-cell>
          <table:table-cell table:style-name="表格61.K1" office:value-type="string">
            <text:list xml:id="list111742483176547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111742484151813" text:continue-numbering="true" text:style-name="WW8Num2">
              <text:list-item>
                <text:p text:style-name="P1027">Table</text:p>
              </text:list-item>
            </text:list>
          </table:table-cell>
          <table:table-cell table:style-name="表格61.A2" table:number-columns-spanned="6" office:value-type="string">
            <text:list xml:id="list111742484162596" text:continue-numbering="true" text:style-name="WW8Num2">
              <text:list-item>
                <text:p text:style-name="P1219">b<text:span text:style-name="T141">b</text:span>_<text:span text:style-name="T203">report_role_view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111742485176165" text:continue-numbering="true" text:style-name="WW8Num2">
              <text:list-item>
                <text:p text:style-name="P1027">DataBase</text:p>
              </text:list-item>
            </text:list>
          </table:table-cell>
          <table:table-cell table:style-name="表格61.A2" office:value-type="string">
            <text:list xml:id="list111742485152178" text:continue-numbering="true" text:style-name="WW8Num2">
              <text:list-item>
                <text:p text:style-name="P1113">bbcore</text:p>
              </text:list-item>
            </text:list>
          </table:table-cell>
          <table:table-cell table:style-name="表格61.J1" office:value-type="string">
            <text:list xml:id="list111742485152908" text:continue-numbering="true" text:style-name="WW8Num2">
              <text:list-item>
                <text:p text:style-name="P879"/>
              </text:list-item>
            </text:list>
          </table:table-cell>
          <table:table-cell table:style-name="表格61.K1" office:value-type="string">
            <text:list xml:id="list111742486181868" text:continue-numbering="true" text:style-name="WW8Num2">
              <text:list-item>
                <text:p text:style-name="P879"/>
              </text:list-item>
            </text:list>
          </table:table-cell>
          <table:table-cell table:style-name="表格61.K1" office:value-type="string">
            <text:list xml:id="list111742486172340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61.1">
          <table:table-cell table:style-name="表格61.A4" office:value-type="string">
            <text:list xml:id="list111742486160978" text:continue-numbering="true" text:style-name="WW8Num2">
              <text:list-item>
                <text:p text:style-name="P1027">Descript</text:p>
              </text:list-item>
            </text:list>
          </table:table-cell>
          <table:table-cell table:style-name="表格61.A4" table:number-columns-spanned="8" office:value-type="string">
            <text:list xml:id="list111742487180935" text:continue-numbering="true" text:style-name="WW8Num2">
              <text:list-item>
                <text:p text:style-name="P1493">有的<text:span text:style-name="T203">user想要報表也給非主管使用者看, 但是這個user只能看某些人, 或某些部門的報表, 想要被限定的user 在把它所屬的角色, 增加設定到這個tab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1" office:value-type="string">
            <text:list xml:id="list111742487155752" text:continue-numbering="true" text:style-name="WW8Num2">
              <text:list-item>
                <text:p text:style-name="P879"/>
              </text:list-item>
            </text:list>
          </table:table-cell>
          <table:table-cell table:style-name="表格61.K1" office:value-type="string">
            <text:list xml:id="list111742488166708" text:continue-numbering="true" text:style-name="WW8Num2">
              <text:list-item>
                <text:p text:style-name="P879"/>
              </text:list-item>
            </text:list>
          </table:table-cell>
          <table:table-cell table:style-name="表格61.K1" office:value-type="string">
            <text:list xml:id="list111742488160055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61.1">
          <table:table-cell table:style-name="表格61.A5" table:number-columns-spanned="9" office:value-type="string">
            <text:list xml:id="list111742488161706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5" table:number-columns-spanned="3" office:value-type="string">
            <text:list xml:id="list111742489178129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11742489181768" text:continue-numbering="true" text:style-name="WW8Num2">
              <text:list-item>
                <text:p text:style-name="P1070">Field</text:p>
              </text:list-item>
            </text:list>
          </table:table-cell>
          <table:table-cell table:style-name="表格61.A5" office:value-type="string">
            <text:list xml:id="list111742489168904" text:continue-numbering="true" text:style-name="WW8Num2">
              <text:list-item>
                <text:p text:style-name="P1070">Datatype</text:p>
              </text:list-item>
            </text:list>
          </table:table-cell>
          <table:table-cell table:style-name="表格61.A5" office:value-type="string">
            <text:list xml:id="list111742490152587" text:continue-numbering="true" text:style-name="WW8Num2">
              <text:list-item>
                <text:p text:style-name="P1070">PK</text:p>
              </text:list-item>
            </text:list>
          </table:table-cell>
          <table:table-cell table:style-name="表格61.A5" office:value-type="string">
            <text:list xml:id="list111742490171695" text:continue-numbering="true" text:style-name="WW8Num2">
              <text:list-item>
                <text:p text:style-name="P1070">UK</text:p>
              </text:list-item>
            </text:list>
          </table:table-cell>
          <table:table-cell table:style-name="表格61.A5" office:value-type="string">
            <text:list xml:id="list111742490181420" text:continue-numbering="true" text:style-name="WW8Num2">
              <text:list-item>
                <text:p text:style-name="P1070">IDX</text:p>
              </text:list-item>
            </text:list>
          </table:table-cell>
          <table:table-cell table:style-name="表格61.A5" office:value-type="string">
            <text:list xml:id="list111742491165989" text:continue-numbering="true" text:style-name="WW8Num2">
              <text:list-item>
                <text:p text:style-name="P984"><text:span text:style-name="T2">S</text:span><text:span text:style-name="T3">IZE</text:span></text:p>
              </text:list-item>
            </text:list>
          </table:table-cell>
          <table:table-cell table:style-name="表格61.A5" office:value-type="string">
            <text:list xml:id="list111742491165341" text:continue-numbering="true" text:style-name="WW8Num2">
              <text:list-item>
                <text:p text:style-name="P984"><text:span text:style-name="T2">D</text:span><text:span text:style-name="T3">EF</text:span></text:p>
              </text:list-item>
            </text:list>
          </table:table-cell>
          <table:table-cell table:style-name="表格61.A5" office:value-type="string">
            <text:list xml:id="list111742492177786" text:continue-numbering="true" text:style-name="WW8Num2">
              <text:list-item>
                <text:p text:style-name="P1070">Description</text:p>
              </text:list-item>
            </text:list>
          </table:table-cell>
          <table:table-cell table:style-name="表格61.A5" office:value-type="string">
            <text:list xml:id="list111742492155845" text:continue-numbering="true" text:style-name="WW8Num2">
              <text:list-item>
                <text:p text:style-name="P1070">Remarks</text:p>
              </text:list-item>
            </text:list>
          </table:table-cell>
          <table:table-cell table:style-name="表格61.J5" table:number-columns-spanned="3" office:value-type="string">
            <text:list xml:id="list111742492182249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11742493151841" text:continue-numbering="true" text:style-name="WW8Num2">
              <text:list-item>
                <text:p text:style-name="P1325">OID</text:p>
              </text:list-item>
            </text:list>
          </table:table-cell>
          <table:table-cell table:style-name="表格61.A5" office:value-type="string">
            <text:list xml:id="list111742493157568" text:continue-numbering="true" text:style-name="WW8Num2">
              <text:list-item>
                <text:p text:style-name="P1325">CHAR</text:p>
              </text:list-item>
            </text:list>
          </table:table-cell>
          <table:table-cell table:style-name="表格61.A5" office:value-type="string">
            <text:list xml:id="list111742494164989" text:continue-numbering="true" text:style-name="WW8Num2">
              <text:list-item>
                <text:p text:style-name="P1325">Y</text:p>
              </text:list-item>
            </text:list>
          </table:table-cell>
          <table:table-cell table:style-name="表格61.A5" office:value-type="string">
            <text:list xml:id="list111742494158380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494174171" text:continue-numbering="true" text:style-name="WW8Num2">
              <text:list-item>
                <text:p text:style-name="P1325"><text:s/></text:p>
              </text:list-item>
            </text:list>
          </table:table-cell>
          <table:table-cell table:style-name="表格61.A5" office:value-type="string">
            <text:list xml:id="list111742495157574" text:continue-numbering="true" text:style-name="WW8Num2">
              <text:list-item>
                <text:p text:style-name="P1325">36</text:p>
              </text:list-item>
            </text:list>
          </table:table-cell>
          <table:table-cell table:style-name="表格61.A5" office:value-type="string">
            <text:list xml:id="list111742495173709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496164941" text:continue-numbering="true" text:style-name="WW8Num2">
              <text:list-item>
                <text:p text:style-name="P1325">PK / UUID</text:p>
              </text:list-item>
            </text:list>
          </table:table-cell>
          <table:table-cell table:style-name="表格61.A5" office:value-type="string">
            <text:list xml:id="list111742496174403" text:continue-numbering="true" text:style-name="WW8Num2">
              <text:list-item>
                <text:p text:style-name="P1325">Default java UUID</text:p>
              </text:list-item>
            </text:list>
          </table:table-cell>
          <table:table-cell table:style-name="表格61.J5" table:number-columns-spanned="3" office:value-type="string">
            <text:list xml:id="list111742497168882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15">TYPE</text:p>
          </table:table-cell>
          <table:table-cell table:style-name="表格61.A8" office:value-type="string">
            <text:p text:style-name="P116">VARCHAR</text:p>
          </table:table-cell>
          <table:table-cell table:style-name="表格61.A8" office:value-type="string">
            <text:p text:style-name="P112"/>
          </table:table-cell>
          <table:table-cell table:style-name="表格61.A8" office:value-type="string">
            <text:p text:style-name="P115">Y</text:p>
          </table:table-cell>
          <table:table-cell table:style-name="表格61.A8" office:value-type="string">
            <text:p text:style-name="P112"/>
          </table:table-cell>
          <table:table-cell table:style-name="表格61.A8" office:value-type="string">
            <text:p text:style-name="P124">10</text:p>
          </table:table-cell>
          <table:table-cell table:style-name="表格61.A8" office:value-type="string">
            <text:p text:style-name="P121"/>
          </table:table-cell>
          <table:table-cell table:style-name="表格61.A8" office:value-type="string">
            <text:p text:style-name="P123">ORG ( <text:span text:style-name="T30">部門類 </text:span>)</text:p>
            <text:p text:style-name="P123">EMP ( <text:span text:style-name="T30">員工類 </text:span>)</text:p>
          </table:table-cell>
          <table:table-cell table:style-name="表格61.A8" office:value-type="string">
            <text:p text:style-name="P121"/>
          </table:table-cell>
          <table:table-cell table:style-name="表格61.J5" table:number-columns-spanned="3" office:value-type="string">
            <text:list xml:id="list111742500150683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11">ROLE</text:p>
          </table:table-cell>
          <table:table-cell table:style-name="表格61.A8" office:value-type="string">
            <text:p text:style-name="P111">VARCHAR</text:p>
          </table:table-cell>
          <table:table-cell table:style-name="表格61.A8" office:value-type="string">
            <text:p text:style-name="P112"/>
          </table:table-cell>
          <table:table-cell table:style-name="表格61.A8" office:value-type="string">
            <text:p text:style-name="P111">Y</text:p>
          </table:table-cell>
          <table:table-cell table:style-name="表格61.A8" office:value-type="string">
            <text:p text:style-name="P112"/>
          </table:table-cell>
          <table:table-cell table:style-name="表格61.A8" office:value-type="string">
            <text:p text:style-name="P120">50</text:p>
          </table:table-cell>
          <table:table-cell table:style-name="表格61.A8" office:value-type="string">
            <text:p text:style-name="P121"/>
          </table:table-cell>
          <table:table-cell table:style-name="表格61.A8" office:value-type="string">
            <text:p text:style-name="P123">TB_ROLE.ROLE</text:p>
          </table:table-cell>
          <table:table-cell table:style-name="表格61.A8" office:value-type="string">
            <text:p text:style-name="P121"/>
          </table:table-cell>
          <table:table-cell table:style-name="表格61.J5" table:number-columns-spanned="3" office:value-type="string">
            <text:list xml:id="list111742503158894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555">ID_NAME</text:p>
          </table:table-cell>
          <table:table-cell table:style-name="表格61.A8" office:value-type="string">
            <text:list xml:id="list111742503151998" text:continue-numbering="true" text:style-name="WW8Num2">
              <text:list-item>
                <text:p text:style-name="P1184">VARCHAR</text:p>
              </text:list-item>
            </text:list>
          </table:table-cell>
          <table:table-cell table:style-name="表格61.A8" office:value-type="string">
            <text:p text:style-name="P240"/>
          </table:table-cell>
          <table:table-cell table:style-name="表格61.A8" office:value-type="string">
            <text:p text:style-name="P119">Y</text:p>
          </table:table-cell>
          <table:table-cell table:style-name="表格61.A8" office:value-type="string">
            <text:p text:style-name="P798"/>
          </table:table-cell>
          <table:table-cell table:style-name="表格61.A8" office:value-type="string">
            <text:p text:style-name="P555">24</text:p>
          </table:table-cell>
          <table:table-cell table:style-name="表格61.A8" office:value-type="string">
            <text:p text:style-name="P240"/>
          </table:table-cell>
          <table:table-cell table:style-name="表格61.A8" office:value-type="string">
            <text:p text:style-name="P748"><text:span text:style-name="T203">BB_EMPLOYEE.</text:span>ACCOUNT</text:p>
            <text:p text:style-name="P749"><text:span text:style-name="T204">BB_ORGANIZATION.</text:span>ORG_ID</text:p>
          </table:table-cell>
          <table:table-cell table:style-name="表格61.A8" office:value-type="string">
            <text:p text:style-name="P597"/>
          </table:table-cell>
          <table:table-cell table:style-name="表格61.J5" table:number-columns-spanned="3" office:value-type="string">
            <text:list xml:id="list111742507172457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11742507165831" text:continue-numbering="true" text:style-name="WW8Num2">
              <text:list-item>
                <text:p text:style-name="P1325">CUSERID</text:p>
              </text:list-item>
            </text:list>
          </table:table-cell>
          <table:table-cell table:style-name="表格61.A5" office:value-type="string">
            <text:list xml:id="list111742507170559" text:continue-numbering="true" text:style-name="WW8Num2">
              <text:list-item>
                <text:p text:style-name="P1325">VARCHAR</text:p>
              </text:list-item>
            </text:list>
          </table:table-cell>
          <table:table-cell table:style-name="表格61.A5" office:value-type="string">
            <text:list xml:id="list111742508164108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08158708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09171905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09160128" text:continue-numbering="true" text:style-name="WW8Num2">
              <text:list-item>
                <text:p text:style-name="P1325">24</text:p>
              </text:list-item>
            </text:list>
          </table:table-cell>
          <table:table-cell table:style-name="表格61.A5" office:value-type="string">
            <text:list xml:id="list111742509170307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10155048" text:continue-numbering="true" text:style-name="WW8Num2">
              <text:list-item>
                <text:p text:style-name="P1325">Create data user</text:p>
              </text:list-item>
            </text:list>
          </table:table-cell>
          <table:table-cell table:style-name="表格61.A5" office:value-type="string">
            <text:list xml:id="list111742510155293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J5" table:number-columns-spanned="3" office:value-type="string">
            <text:list xml:id="list111742511175553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11742511152828" text:continue-numbering="true" text:style-name="WW8Num2">
              <text:list-item>
                <text:p text:style-name="P1325">CDATE</text:p>
              </text:list-item>
            </text:list>
          </table:table-cell>
          <table:table-cell table:style-name="表格61.A5" office:value-type="string">
            <text:list xml:id="list111742511180550" text:continue-numbering="true" text:style-name="WW8Num2">
              <text:list-item>
                <text:p text:style-name="P1325">DATETIME</text:p>
              </text:list-item>
            </text:list>
          </table:table-cell>
          <table:table-cell table:style-name="表格61.A5" office:value-type="string">
            <text:list xml:id="list111742512177833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12182060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13173388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13161504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13175486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14162310" text:continue-numbering="true" text:style-name="WW8Num2">
              <text:list-item>
                <text:p text:style-name="P1325">Create time</text:p>
              </text:list-item>
            </text:list>
          </table:table-cell>
          <table:table-cell table:style-name="表格61.A5" office:value-type="string">
            <text:list xml:id="list111742514175094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J5" table:number-columns-spanned="3" office:value-type="string">
            <text:list xml:id="list111742515152957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11742515182549" text:continue-numbering="true" text:style-name="WW8Num2">
              <text:list-item>
                <text:p text:style-name="P1325">UUSERID</text:p>
              </text:list-item>
            </text:list>
          </table:table-cell>
          <table:table-cell table:style-name="表格61.A5" office:value-type="string">
            <text:list xml:id="list111742515152370" text:continue-numbering="true" text:style-name="WW8Num2">
              <text:list-item>
                <text:p text:style-name="P1325">VARCHAR</text:p>
              </text:list-item>
            </text:list>
          </table:table-cell>
          <table:table-cell table:style-name="表格61.A5" office:value-type="string">
            <text:list xml:id="list111742516173534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16179135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17159132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17157175" text:continue-numbering="true" text:style-name="WW8Num2">
              <text:list-item>
                <text:p text:style-name="P1325">24</text:p>
              </text:list-item>
            </text:list>
          </table:table-cell>
          <table:table-cell table:style-name="表格61.A5" office:value-type="string">
            <text:list xml:id="list111742517154049" text:continue-numbering="true" text:style-name="WW8Num2">
              <text:list-item>
                <text:p text:style-name="P1325">null</text:p>
              </text:list-item>
            </text:list>
          </table:table-cell>
          <table:table-cell table:style-name="表格61.A5" office:value-type="string">
            <text:list xml:id="list111742518168899" text:continue-numbering="true" text:style-name="WW8Num2">
              <text:list-item>
                <text:p text:style-name="P1325">Update date user</text:p>
              </text:list-item>
            </text:list>
          </table:table-cell>
          <table:table-cell table:style-name="表格61.A5" office:value-type="string">
            <text:list xml:id="list111742518156105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J5" table:number-columns-spanned="3" office:value-type="string">
            <text:list xml:id="list111742519167683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61.14">
          <table:table-cell table:style-name="表格61.A5" office:value-type="string">
            <text:list xml:id="list111742519155428" text:continue-numbering="true" text:style-name="WW8Num2">
              <text:list-item>
                <text:p text:style-name="P1325">UDATE</text:p>
              </text:list-item>
            </text:list>
          </table:table-cell>
          <table:table-cell table:style-name="表格61.A5" office:value-type="string">
            <text:list xml:id="list111742519151113" text:continue-numbering="true" text:style-name="WW8Num2">
              <text:list-item>
                <text:p text:style-name="P1325">DATETIME</text:p>
              </text:list-item>
            </text:list>
          </table:table-cell>
          <table:table-cell table:style-name="表格61.A5" office:value-type="string">
            <text:list xml:id="list111742520159087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20157871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21151946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21170261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A5" office:value-type="string">
            <text:list xml:id="list111742522181839" text:continue-numbering="true" text:style-name="WW8Num2">
              <text:list-item>
                <text:p text:style-name="P1325">null</text:p>
              </text:list-item>
            </text:list>
          </table:table-cell>
          <table:table-cell table:style-name="表格61.A5" office:value-type="string">
            <text:list xml:id="list111742522152708" text:continue-numbering="true" text:style-name="WW8Num2">
              <text:list-item>
                <text:p text:style-name="P1325">Update time</text:p>
              </text:list-item>
            </text:list>
          </table:table-cell>
          <table:table-cell table:style-name="表格61.A5" office:value-type="string">
            <text:list xml:id="list111742522181226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61.J5" table:number-columns-spanned="3" office:value-type="string">
            <text:list xml:id="list111742523152725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</table:table>
      <text:p text:style-name="P62"/>
      <text:p text:style-name="P64">如果 ROLE 是 'admin' 或 '*' 設定這個table 沒有意義 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111742530180016" text:continue-numbering="true" text:style-name="WW8Num2">
        <text:list-item>
          <text:h text:style-name="P1570" text:outline-level="1"><text:bookmark-start text:name="__RefHeading__23963_88937974"/><text:soft-page-break/><text:span text:style-name="T92">QC</text:span><text:span text:style-name="T47">_</text:span><text:span text:style-name="T92">DATA_SOURCE_</text:span><text:span text:style-name="T94">DRIVER</text:span><text:bookmark-end text:name="__RefHeading__23963_88937974"/></text:h>
        </text:list-item>
      </text:list>
      <table:table table:name="表格53" table:style-name="表格53">
        <table:table-column table:style-name="表格53.A"/>
        <table:table-column table:style-name="表格53.B"/>
        <table:table-column table:style-name="表格53.C" table:number-columns-repeated="2"/>
        <table:table-column table:style-name="表格53.E" table:number-columns-repeated="3"/>
        <table:table-column table:style-name="表格53.H"/>
        <table:table-column table:style-name="表格53.I"/>
        <table:table-column table:style-name="表格53.J"/>
        <table:table-column table:style-name="表格53.K"/>
        <table:table-column table:style-name="表格53.L"/>
        <table:table-row table:style-name="表格53.1">
          <table:table-cell table:style-name="表格53.A1" office:value-type="string">
            <text:list xml:id="list111742531179710" text:continue-numbering="true" text:style-name="WW8Num2">
              <text:list-item>
                <text:p text:style-name="P1028">Project</text:p>
              </text:list-item>
            </text:list>
          </table:table-cell>
          <table:table-cell table:style-name="表格53.A1" table:number-columns-spanned="6" office:value-type="string">
            <text:list xml:id="list111742531165984" text:continue-numbering="true" text:style-name="WW8Num2">
              <text:list-item>
                <text:p text:style-name="P111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1" office:value-type="string">
            <text:list xml:id="list111742532167107" text:continue-numbering="true" text:style-name="WW8Num2">
              <text:list-item>
                <text:p text:style-name="P1028">Ver</text:p>
              </text:list-item>
            </text:list>
          </table:table-cell>
          <table:table-cell table:style-name="表格53.A1" office:value-type="string">
            <text:list xml:id="list111742532159026" text:continue-numbering="true" text:style-name="WW8Num2">
              <text:list-item>
                <text:p text:style-name="P1114">0.5</text:p>
              </text:list-item>
            </text:list>
          </table:table-cell>
          <table:table-cell table:style-name="表格53.J1" office:value-type="string">
            <text:list xml:id="list111742532162449" text:continue-numbering="true" text:style-name="WW8Num2">
              <text:list-item>
                <text:p text:style-name="P880"/>
              </text:list-item>
            </text:list>
          </table:table-cell>
          <table:table-cell table:style-name="表格53.K1" office:value-type="string">
            <text:list xml:id="list11174253317206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53.K1" office:value-type="string">
            <text:list xml:id="list111742533162125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111742533178015" text:continue-numbering="true" text:style-name="WW8Num2">
              <text:list-item>
                <text:p text:style-name="P1028">Maintain</text:p>
              </text:list-item>
            </text:list>
          </table:table-cell>
          <table:table-cell table:style-name="表格53.A2" table:number-columns-spanned="6" office:value-type="string">
            <text:list xml:id="list111742534158442" text:continue-numbering="true" text:style-name="WW8Num2">
              <text:list-item>
                <text:p text:style-name="P111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111742534157623" text:continue-numbering="true" text:style-name="WW8Num2">
              <text:list-item>
                <text:p text:style-name="P1028">Date</text:p>
              </text:list-item>
            </text:list>
          </table:table-cell>
          <table:table-cell table:style-name="表格53.A2" office:value-type="string">
            <text:list xml:id="list111742534182515" text:continue-numbering="true" text:style-name="WW8Num2">
              <text:list-item>
                <text:p text:style-name="P1114">201<text:span text:style-name="T189">5</text:span>/<text:span text:style-name="T189">01</text:span>/<text:span text:style-name="T189">10</text:span></text:p>
              </text:list-item>
            </text:list>
          </table:table-cell>
          <table:table-cell table:style-name="表格53.J1" office:value-type="string">
            <text:list xml:id="list111742535164995" text:continue-numbering="true" text:style-name="WW8Num2">
              <text:list-item>
                <text:p text:style-name="P880"/>
              </text:list-item>
            </text:list>
          </table:table-cell>
          <table:table-cell table:style-name="表格53.K1" office:value-type="string">
            <text:list xml:id="list111742535180599" text:continue-numbering="true" text:style-name="WW8Num2">
              <text:list-item>
                <text:p text:style-name="P880"/>
              </text:list-item>
            </text:list>
          </table:table-cell>
          <table:table-cell table:style-name="表格53.K1" office:value-type="string">
            <text:list xml:id="list111742536152420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111742536179249" text:continue-numbering="true" text:style-name="WW8Num2">
              <text:list-item>
                <text:p text:style-name="P1028">Table</text:p>
              </text:list-item>
            </text:list>
          </table:table-cell>
          <table:table-cell table:style-name="表格53.A2" table:number-columns-spanned="6" office:value-type="string">
            <text:list xml:id="list111742536162621" text:continue-numbering="true" text:style-name="WW8Num2">
              <text:list-item>
                <text:p text:style-name="P1220">qc_data_source_<text:span text:style-name="T190">driv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111742537168489" text:continue-numbering="true" text:style-name="WW8Num2">
              <text:list-item>
                <text:p text:style-name="P1028">DataBase</text:p>
              </text:list-item>
            </text:list>
          </table:table-cell>
          <table:table-cell table:style-name="表格53.A2" office:value-type="string">
            <text:list xml:id="list111742537151526" text:continue-numbering="true" text:style-name="WW8Num2">
              <text:list-item>
                <text:p text:style-name="P1114">bbcore</text:p>
              </text:list-item>
            </text:list>
          </table:table-cell>
          <table:table-cell table:style-name="表格53.J1" office:value-type="string">
            <text:list xml:id="list111742538152351" text:continue-numbering="true" text:style-name="WW8Num2">
              <text:list-item>
                <text:p text:style-name="P880"/>
              </text:list-item>
            </text:list>
          </table:table-cell>
          <table:table-cell table:style-name="表格53.K1" office:value-type="string">
            <text:list xml:id="list111742538165975" text:continue-numbering="true" text:style-name="WW8Num2">
              <text:list-item>
                <text:p text:style-name="P880"/>
              </text:list-item>
            </text:list>
          </table:table-cell>
          <table:table-cell table:style-name="表格53.K1" office:value-type="string">
            <text:list xml:id="list111742538167801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53.1">
          <table:table-cell table:style-name="表格53.A4" office:value-type="string">
            <text:list xml:id="list111742539170854" text:continue-numbering="true" text:style-name="WW8Num2">
              <text:list-item>
                <text:p text:style-name="P1028">Descript</text:p>
              </text:list-item>
            </text:list>
          </table:table-cell>
          <table:table-cell table:style-name="表格53.A4" table:number-columns-spanned="8" office:value-type="string">
            <text:list xml:id="list111742539168597" text:continue-numbering="true" text:style-name="WW8Num2">
              <text:list-item>
                <text:p text:style-name="P11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1" office:value-type="string">
            <text:list xml:id="list111742539171859" text:continue-numbering="true" text:style-name="WW8Num2">
              <text:list-item>
                <text:p text:style-name="P880"/>
              </text:list-item>
            </text:list>
          </table:table-cell>
          <table:table-cell table:style-name="表格53.K1" office:value-type="string">
            <text:list xml:id="list11174254017015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53.K1" office:value-type="string">
            <text:list xml:id="list111742540174761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53.1">
          <table:table-cell table:style-name="表格53.A5" table:number-columns-spanned="9" office:value-type="string">
            <text:list xml:id="list111742540173202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5" table:number-columns-spanned="3" office:value-type="string">
            <text:list xml:id="list111742541158022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11742541163148" text:continue-numbering="true" text:style-name="WW8Num2">
              <text:list-item>
                <text:p text:style-name="P1071">Field</text:p>
              </text:list-item>
            </text:list>
          </table:table-cell>
          <table:table-cell table:style-name="表格53.A5" office:value-type="string">
            <text:list xml:id="list111742541159368" text:continue-numbering="true" text:style-name="WW8Num2">
              <text:list-item>
                <text:p text:style-name="P1071">Datatype</text:p>
              </text:list-item>
            </text:list>
          </table:table-cell>
          <table:table-cell table:style-name="表格53.A5" office:value-type="string">
            <text:list xml:id="list111742542153567" text:continue-numbering="true" text:style-name="WW8Num2">
              <text:list-item>
                <text:p text:style-name="P1071">PK</text:p>
              </text:list-item>
            </text:list>
          </table:table-cell>
          <table:table-cell table:style-name="表格53.A5" office:value-type="string">
            <text:list xml:id="list111742542153066" text:continue-numbering="true" text:style-name="WW8Num2">
              <text:list-item>
                <text:p text:style-name="P1071">UK</text:p>
              </text:list-item>
            </text:list>
          </table:table-cell>
          <table:table-cell table:style-name="表格53.A5" office:value-type="string">
            <text:list xml:id="list111742543170504" text:continue-numbering="true" text:style-name="WW8Num2">
              <text:list-item>
                <text:p text:style-name="P1071">IDX</text:p>
              </text:list-item>
            </text:list>
          </table:table-cell>
          <table:table-cell table:style-name="表格53.A5" office:value-type="string">
            <text:list xml:id="list111742543167328" text:continue-numbering="true" text:style-name="WW8Num2">
              <text:list-item>
                <text:p text:style-name="P985"><text:span text:style-name="T2">S</text:span><text:span text:style-name="T3">IZE</text:span></text:p>
              </text:list-item>
            </text:list>
          </table:table-cell>
          <table:table-cell table:style-name="表格53.A5" office:value-type="string">
            <text:list xml:id="list111742543180975" text:continue-numbering="true" text:style-name="WW8Num2">
              <text:list-item>
                <text:p text:style-name="P985"><text:span text:style-name="T2">D</text:span><text:span text:style-name="T3">EF</text:span></text:p>
              </text:list-item>
            </text:list>
          </table:table-cell>
          <table:table-cell table:style-name="表格53.A5" office:value-type="string">
            <text:list xml:id="list111742544180974" text:continue-numbering="true" text:style-name="WW8Num2">
              <text:list-item>
                <text:p text:style-name="P1071">Description</text:p>
              </text:list-item>
            </text:list>
          </table:table-cell>
          <table:table-cell table:style-name="表格53.A5" office:value-type="string">
            <text:list xml:id="list111742544176795" text:continue-numbering="true" text:style-name="WW8Num2">
              <text:list-item>
                <text:p text:style-name="P1071">Remarks</text:p>
              </text:list-item>
            </text:list>
          </table:table-cell>
          <table:table-cell table:style-name="表格53.J5" table:number-columns-spanned="3" office:value-type="string">
            <text:list xml:id="list111742545157258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11742545167434" text:continue-numbering="true" text:style-name="WW8Num2">
              <text:list-item>
                <text:p text:style-name="P1326">OID</text:p>
              </text:list-item>
            </text:list>
          </table:table-cell>
          <table:table-cell table:style-name="表格53.A5" office:value-type="string">
            <text:list xml:id="list111742545175504" text:continue-numbering="true" text:style-name="WW8Num2">
              <text:list-item>
                <text:p text:style-name="P1326">CHAR</text:p>
              </text:list-item>
            </text:list>
          </table:table-cell>
          <table:table-cell table:style-name="表格53.A5" office:value-type="string">
            <text:list xml:id="list111742546175388" text:continue-numbering="true" text:style-name="WW8Num2">
              <text:list-item>
                <text:p text:style-name="P1326">Y</text:p>
              </text:list-item>
            </text:list>
          </table:table-cell>
          <table:table-cell table:style-name="表格53.A5" office:value-type="string">
            <text:list xml:id="list111742546158926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47174251" text:continue-numbering="true" text:style-name="WW8Num2">
              <text:list-item>
                <text:p text:style-name="P1326"><text:s/></text:p>
              </text:list-item>
            </text:list>
          </table:table-cell>
          <table:table-cell table:style-name="表格53.A5" office:value-type="string">
            <text:list xml:id="list111742547172654" text:continue-numbering="true" text:style-name="WW8Num2">
              <text:list-item>
                <text:p text:style-name="P1326">36</text:p>
              </text:list-item>
            </text:list>
          </table:table-cell>
          <table:table-cell table:style-name="表格53.A5" office:value-type="string">
            <text:list xml:id="list111742547168579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48178643" text:continue-numbering="true" text:style-name="WW8Num2">
              <text:list-item>
                <text:p text:style-name="P1326">PK / UUID</text:p>
              </text:list-item>
            </text:list>
          </table:table-cell>
          <table:table-cell table:style-name="表格53.A5" office:value-type="string">
            <text:list xml:id="list111742548159270" text:continue-numbering="true" text:style-name="WW8Num2">
              <text:list-item>
                <text:p text:style-name="P1326">Default java UUID</text:p>
              </text:list-item>
            </text:list>
          </table:table-cell>
          <table:table-cell table:style-name="表格53.J5" table:number-columns-spanned="3" office:value-type="string">
            <text:list xml:id="list111742549155545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7">ID</text:p>
          </table:table-cell>
          <table:table-cell table:style-name="表格53.A8" office:value-type="string">
            <text:list xml:id="list111742549161900" text:continue-numbering="true" text:style-name="WW8Num2">
              <text:list-item>
                <text:p text:style-name="P1327">VARCHAR</text:p>
              </text:list-item>
            </text:list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528">Y</text:p>
          </table:table-cell>
          <table:table-cell table:style-name="表格53.A8" office:value-type="string">
            <text:p text:style-name="P837"/>
          </table:table-cell>
          <table:table-cell table:style-name="表格53.A8" office:value-type="string">
            <text:p text:style-name="P527">20</text:p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717"/>
          </table:table-cell>
          <table:table-cell table:style-name="表格53.A8" office:value-type="string">
            <text:p text:style-name="P591"/>
          </table:table-cell>
          <table:table-cell table:style-name="表格53.J5" table:number-columns-spanned="3" office:value-type="string">
            <text:list xml:id="list111742552154906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3">NAME</text:p>
          </table:table-cell>
          <table:table-cell table:style-name="表格53.A8" office:value-type="string">
            <text:list xml:id="list111742553163213" text:continue-numbering="true" text:style-name="WW8Num2">
              <text:list-item>
                <text:p text:style-name="P1326">VARCHAR</text:p>
              </text:list-item>
            </text:list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524"/>
          </table:table-cell>
          <table:table-cell table:style-name="表格53.A8" office:value-type="string">
            <text:p text:style-name="P837"/>
          </table:table-cell>
          <table:table-cell table:style-name="表格53.A8" office:value-type="string">
            <text:p text:style-name="P523">50</text:p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717"/>
          </table:table-cell>
          <table:table-cell table:style-name="表格53.A8" office:value-type="string">
            <text:p text:style-name="P591"/>
          </table:table-cell>
          <table:table-cell table:style-name="表格53.J5" table:number-columns-spanned="3" office:value-type="string">
            <text:list xml:id="list111742555154860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3">CLASS_<text:span text:style-name="T192">NAME</text:span></text:p>
          </table:table-cell>
          <table:table-cell table:style-name="表格53.A8" office:value-type="string">
            <text:list xml:id="list111742556178200" text:continue-numbering="true" text:style-name="WW8Num2">
              <text:list-item>
                <text:p text:style-name="P1326">VARCHAR</text:p>
              </text:list-item>
            </text:list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511"/>
          </table:table-cell>
          <table:table-cell table:style-name="表格53.A8" office:value-type="string">
            <text:p text:style-name="P832"/>
          </table:table-cell>
          <table:table-cell table:style-name="表格53.A8" office:value-type="string">
            <text:p text:style-name="P523">100</text:p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717"/>
          </table:table-cell>
          <table:table-cell table:style-name="表格53.A8" office:value-type="string">
            <text:p text:style-name="P591"/>
          </table:table-cell>
          <table:table-cell table:style-name="表格53.J5" table:number-columns-spanned="3" office:value-type="string">
            <text:list xml:id="list111742559182380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3">DESCRIPTION</text:p>
          </table:table-cell>
          <table:table-cell table:style-name="表格53.A8" office:value-type="string">
            <text:list xml:id="list111742560182485" text:continue-numbering="true" text:style-name="WW8Num2">
              <text:list-item>
                <text:p text:style-name="P1432">VARCHAR</text:p>
              </text:list-item>
            </text:list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483"/>
          </table:table-cell>
          <table:table-cell table:style-name="表格53.A8" office:value-type="string">
            <text:p text:style-name="P808"/>
          </table:table-cell>
          <table:table-cell table:style-name="表格53.A8" office:value-type="string">
            <text:p text:style-name="P523">500</text:p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731"/>
          </table:table-cell>
          <table:table-cell table:style-name="表格53.A8" office:value-type="string">
            <text:p text:style-name="P591"/>
          </table:table-cell>
          <table:table-cell table:style-name="表格53.J5" table:number-columns-spanned="3" office:value-type="string">
            <text:list xml:id="list111742562175772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list xml:id="list111742563169653" text:continue-numbering="true" text:style-name="WW8Num2">
              <text:list-item>
                <text:p text:style-name="P1326">CUSERID</text:p>
              </text:list-item>
            </text:list>
          </table:table-cell>
          <table:table-cell table:style-name="表格53.A8" office:value-type="string">
            <text:list xml:id="list111742563157393" text:continue-numbering="true" text:style-name="WW8Num2">
              <text:list-item>
                <text:p text:style-name="P1326">VARCHAR</text:p>
              </text:list-item>
            </text:list>
          </table:table-cell>
          <table:table-cell table:style-name="表格53.A8" office:value-type="string">
            <text:list xml:id="list111742564171829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8" office:value-type="string">
            <text:list xml:id="list111742564161295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8" office:value-type="string">
            <text:list xml:id="list111742564180959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8" office:value-type="string">
            <text:list xml:id="list111742565177155" text:continue-numbering="true" text:style-name="WW8Num2">
              <text:list-item>
                <text:p text:style-name="P1326">24</text:p>
              </text:list-item>
            </text:list>
          </table:table-cell>
          <table:table-cell table:style-name="表格53.A8" office:value-type="string">
            <text:list xml:id="list111742565177871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8" office:value-type="string">
            <text:list xml:id="list111742566152818" text:continue-numbering="true" text:style-name="WW8Num2">
              <text:list-item>
                <text:p text:style-name="P1326">Create data user</text:p>
              </text:list-item>
            </text:list>
          </table:table-cell>
          <table:table-cell table:style-name="表格53.A8" office:value-type="string">
            <text:list xml:id="list111742566183142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J5" table:number-columns-spanned="3" office:value-type="string">
            <text:list xml:id="list111742567157730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11742567162194" text:continue-numbering="true" text:style-name="WW8Num2">
              <text:list-item>
                <text:p text:style-name="P1326">CDATE</text:p>
              </text:list-item>
            </text:list>
          </table:table-cell>
          <table:table-cell table:style-name="表格53.A5" office:value-type="string">
            <text:list xml:id="list111742567169606" text:continue-numbering="true" text:style-name="WW8Num2">
              <text:list-item>
                <text:p text:style-name="P1326">DATETIME</text:p>
              </text:list-item>
            </text:list>
          </table:table-cell>
          <table:table-cell table:style-name="表格53.A5" office:value-type="string">
            <text:list xml:id="list111742568160594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68166825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69170335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69164666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69165668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70165793" text:continue-numbering="true" text:style-name="WW8Num2">
              <text:list-item>
                <text:p text:style-name="P1326">Create time</text:p>
              </text:list-item>
            </text:list>
          </table:table-cell>
          <table:table-cell table:style-name="表格53.A5" office:value-type="string">
            <text:list xml:id="list111742570175978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J5" table:number-columns-spanned="3" office:value-type="string">
            <text:list xml:id="list111742571168575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11742571169823" text:continue-numbering="true" text:style-name="WW8Num2">
              <text:list-item>
                <text:p text:style-name="P1326">UUSERID</text:p>
              </text:list-item>
            </text:list>
          </table:table-cell>
          <table:table-cell table:style-name="表格53.A5" office:value-type="string">
            <text:list xml:id="list111742571165397" text:continue-numbering="true" text:style-name="WW8Num2">
              <text:list-item>
                <text:p text:style-name="P1326">VARCHAR</text:p>
              </text:list-item>
            </text:list>
          </table:table-cell>
          <table:table-cell table:style-name="表格53.A5" office:value-type="string">
            <text:list xml:id="list111742572158436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72159448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73179271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73177861" text:continue-numbering="true" text:style-name="WW8Num2">
              <text:list-item>
                <text:p text:style-name="P1326">24</text:p>
              </text:list-item>
            </text:list>
          </table:table-cell>
          <table:table-cell table:style-name="表格53.A5" office:value-type="string">
            <text:list xml:id="list111742573168663" text:continue-numbering="true" text:style-name="WW8Num2">
              <text:list-item>
                <text:p text:style-name="P1326">null</text:p>
              </text:list-item>
            </text:list>
          </table:table-cell>
          <table:table-cell table:style-name="表格53.A5" office:value-type="string">
            <text:list xml:id="list111742574163888" text:continue-numbering="true" text:style-name="WW8Num2">
              <text:list-item>
                <text:p text:style-name="P1326">Update date user</text:p>
              </text:list-item>
            </text:list>
          </table:table-cell>
          <table:table-cell table:style-name="表格53.A5" office:value-type="string">
            <text:list xml:id="list111742574181993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J5" table:number-columns-spanned="3" office:value-type="string">
            <text:list xml:id="list111742575150558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11742575155473" text:continue-numbering="true" text:style-name="WW8Num2">
              <text:list-item>
                <text:p text:style-name="P1326">UDATE</text:p>
              </text:list-item>
            </text:list>
          </table:table-cell>
          <table:table-cell table:style-name="表格53.A5" office:value-type="string">
            <text:list xml:id="list111742575159857" text:continue-numbering="true" text:style-name="WW8Num2">
              <text:list-item>
                <text:p text:style-name="P1326">DATETIME</text:p>
              </text:list-item>
            </text:list>
          </table:table-cell>
          <table:table-cell table:style-name="表格53.A5" office:value-type="string">
            <text:list xml:id="list111742576164699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76181354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76159172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77155218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A5" office:value-type="string">
            <text:list xml:id="list111742577159813" text:continue-numbering="true" text:style-name="WW8Num2">
              <text:list-item>
                <text:p text:style-name="P1326">null</text:p>
              </text:list-item>
            </text:list>
          </table:table-cell>
          <table:table-cell table:style-name="表格53.A5" office:value-type="string">
            <text:list xml:id="list111742578152389" text:continue-numbering="true" text:style-name="WW8Num2">
              <text:list-item>
                <text:p text:style-name="P1326">Update time</text:p>
              </text:list-item>
            </text:list>
          </table:table-cell>
          <table:table-cell table:style-name="表格53.A5" office:value-type="string">
            <text:list xml:id="list111742578152749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53.J5" table:number-columns-spanned="3" office:value-type="string">
            <text:list xml:id="list111742578176753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</table:table>
      <text:p text:style-name="P57"/>
      <text:p text:style-name="P56"/>
      <text:p text:style-name="P56"/>
      <text:list xml:id="list111742580167840" text:continue-numbering="true" text:style-name="WW8Num2">
        <text:list-item>
          <text:h text:style-name="P1571" text:outline-level="1"><text:bookmark-start text:name="__RefHeading__23965_88937974"/><text:span text:style-name="T92">QC</text:span><text:span text:style-name="T47">_</text:span><text:span text:style-name="T92">DATA_SOURCE_</text:span><text:span text:style-name="T93">CONF</text:span><text:bookmark-end text:name="__RefHeading__23965_88937974"/></text:h>
        </text:list-item>
      </text:list>
      <table:table table:name="表格52" table:style-name="表格52">
        <table:table-column table:style-name="表格52.A"/>
        <table:table-column table:style-name="表格52.B"/>
        <table:table-column table:style-name="表格52.C" table:number-columns-repeated="2"/>
        <table:table-column table:style-name="表格52.E" table:number-columns-repeated="3"/>
        <table:table-column table:style-name="表格52.H"/>
        <table:table-column table:style-name="表格52.I"/>
        <table:table-column table:style-name="表格52.J"/>
        <table:table-column table:style-name="表格52.K"/>
        <table:table-column table:style-name="表格52.L"/>
        <table:table-row table:style-name="表格52.1">
          <table:table-cell table:style-name="表格52.A1" office:value-type="string">
            <text:list xml:id="list111742580163664" text:continue-numbering="true" text:style-name="WW8Num2">
              <text:list-item>
                <text:p text:style-name="P1029">Project</text:p>
              </text:list-item>
            </text:list>
          </table:table-cell>
          <table:table-cell table:style-name="表格52.A1" table:number-columns-spanned="6" office:value-type="string">
            <text:list xml:id="list111742581170612" text:continue-numbering="true" text:style-name="WW8Num2">
              <text:list-item>
                <text:p text:style-name="P111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1" office:value-type="string">
            <text:list xml:id="list111742581182945" text:continue-numbering="true" text:style-name="WW8Num2">
              <text:list-item>
                <text:p text:style-name="P1029">Ver</text:p>
              </text:list-item>
            </text:list>
          </table:table-cell>
          <table:table-cell table:style-name="表格52.A1" office:value-type="string">
            <text:list xml:id="list111742582177342" text:continue-numbering="true" text:style-name="WW8Num2">
              <text:list-item>
                <text:p text:style-name="P1115">0.5</text:p>
              </text:list-item>
            </text:list>
          </table:table-cell>
          <table:table-cell table:style-name="表格52.J1" office:value-type="string">
            <text:list xml:id="list111742582182313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2.K1" office:value-type="string">
            <text:list xml:id="list111742582168851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2.K1" office:value-type="string">
            <text:list xml:id="list111742583159621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111742583160651" text:continue-numbering="true" text:style-name="WW8Num2">
              <text:list-item>
                <text:p text:style-name="P1029">Maintain</text:p>
              </text:list-item>
            </text:list>
          </table:table-cell>
          <table:table-cell table:style-name="表格52.A2" table:number-columns-spanned="6" office:value-type="string">
            <text:list xml:id="list111742583157850" text:continue-numbering="true" text:style-name="WW8Num2">
              <text:list-item>
                <text:p text:style-name="P111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111742584158715" text:continue-numbering="true" text:style-name="WW8Num2">
              <text:list-item>
                <text:p text:style-name="P1029">Date</text:p>
              </text:list-item>
            </text:list>
          </table:table-cell>
          <table:table-cell table:style-name="表格52.A2" office:value-type="string">
            <text:list xml:id="list111742584182366" text:continue-numbering="true" text:style-name="WW8Num2">
              <text:list-item>
                <text:p text:style-name="P1115">201<text:span text:style-name="T189">5</text:span>/<text:span text:style-name="T189">01</text:span>/<text:span text:style-name="T189">10</text:span></text:p>
              </text:list-item>
            </text:list>
          </table:table-cell>
          <table:table-cell table:style-name="表格52.J1" office:value-type="string">
            <text:list xml:id="list111742585169234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2.K1" office:value-type="string">
            <text:list xml:id="list111742586166160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2.K1" office:value-type="string">
            <text:list xml:id="list111742586155571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111742586180513" text:continue-numbering="true" text:style-name="WW8Num2">
              <text:list-item>
                <text:p text:style-name="P1029">Table</text:p>
              </text:list-item>
            </text:list>
          </table:table-cell>
          <table:table-cell table:style-name="表格52.A2" table:number-columns-spanned="6" office:value-type="string">
            <text:list xml:id="list111742587177475" text:continue-numbering="true" text:style-name="WW8Num2">
              <text:list-item>
                <text:p text:style-name="P1221">qc_data_source_<text:span text:style-name="T189">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111742587161359" text:continue-numbering="true" text:style-name="WW8Num2">
              <text:list-item>
                <text:p text:style-name="P1029">DataBase</text:p>
              </text:list-item>
            </text:list>
          </table:table-cell>
          <table:table-cell table:style-name="表格52.A2" office:value-type="string">
            <text:list xml:id="list111742587157379" text:continue-numbering="true" text:style-name="WW8Num2">
              <text:list-item>
                <text:p text:style-name="P1115">bbcore</text:p>
              </text:list-item>
            </text:list>
          </table:table-cell>
          <table:table-cell table:style-name="表格52.J1" office:value-type="string">
            <text:list xml:id="list111742588169677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2.K1" office:value-type="string">
            <text:list xml:id="list111742588159219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2.K1" office:value-type="string">
            <text:list xml:id="list111742588176229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52.1">
          <table:table-cell table:style-name="表格52.A4" office:value-type="string">
            <text:list xml:id="list111742589153680" text:continue-numbering="true" text:style-name="WW8Num2">
              <text:list-item>
                <text:p text:style-name="P1029">Descript</text:p>
              </text:list-item>
            </text:list>
          </table:table-cell>
          <table:table-cell table:style-name="表格52.A4" table:number-columns-spanned="8" office:value-type="string">
            <text:list xml:id="list111742589163323" text:continue-numbering="true" text:style-name="WW8Num2">
              <text:list-item>
                <text:p text:style-name="P11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1" office:value-type="string">
            <text:list xml:id="list111742589176932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2.K1" office:value-type="string">
            <text:list xml:id="list111742590157148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2.K1" office:value-type="string">
            <text:list xml:id="list111742590182536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52.1">
          <table:table-cell table:style-name="表格52.A5" table:number-columns-spanned="9" office:value-type="string">
            <text:list xml:id="list111742590169910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5" table:number-columns-spanned="3" office:value-type="string">
            <text:list xml:id="list111742591181383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11742591175924" text:continue-numbering="true" text:style-name="WW8Num2">
              <text:list-item>
                <text:p text:style-name="P1072">Field</text:p>
              </text:list-item>
            </text:list>
          </table:table-cell>
          <table:table-cell table:style-name="表格52.A5" office:value-type="string">
            <text:list xml:id="list111742591174273" text:continue-numbering="true" text:style-name="WW8Num2">
              <text:list-item>
                <text:p text:style-name="P1072">Datatype</text:p>
              </text:list-item>
            </text:list>
          </table:table-cell>
          <table:table-cell table:style-name="表格52.A5" office:value-type="string">
            <text:list xml:id="list111742592174222" text:continue-numbering="true" text:style-name="WW8Num2">
              <text:list-item>
                <text:p text:style-name="P1072">PK</text:p>
              </text:list-item>
            </text:list>
          </table:table-cell>
          <table:table-cell table:style-name="表格52.A5" office:value-type="string">
            <text:list xml:id="list111742592153663" text:continue-numbering="true" text:style-name="WW8Num2">
              <text:list-item>
                <text:p text:style-name="P1072">UK</text:p>
              </text:list-item>
            </text:list>
          </table:table-cell>
          <table:table-cell table:style-name="表格52.A5" office:value-type="string">
            <text:list xml:id="list111742593171665" text:continue-numbering="true" text:style-name="WW8Num2">
              <text:list-item>
                <text:p text:style-name="P1072">IDX</text:p>
              </text:list-item>
            </text:list>
          </table:table-cell>
          <table:table-cell table:style-name="表格52.A5" office:value-type="string">
            <text:list xml:id="list111742593156508" text:continue-numbering="true" text:style-name="WW8Num2">
              <text:list-item>
                <text:p text:style-name="P986"><text:span text:style-name="T2">S</text:span><text:span text:style-name="T3">IZE</text:span></text:p>
              </text:list-item>
            </text:list>
          </table:table-cell>
          <table:table-cell table:style-name="表格52.A5" office:value-type="string">
            <text:list xml:id="list111742593181736" text:continue-numbering="true" text:style-name="WW8Num2">
              <text:list-item>
                <text:p text:style-name="P986"><text:span text:style-name="T2">D</text:span><text:span text:style-name="T3">EF</text:span></text:p>
              </text:list-item>
            </text:list>
          </table:table-cell>
          <table:table-cell table:style-name="表格52.A5" office:value-type="string">
            <text:list xml:id="list111742594156392" text:continue-numbering="true" text:style-name="WW8Num2">
              <text:list-item>
                <text:p text:style-name="P1072">Description</text:p>
              </text:list-item>
            </text:list>
          </table:table-cell>
          <table:table-cell table:style-name="表格52.A5" office:value-type="string">
            <text:list xml:id="list111742594161712" text:continue-numbering="true" text:style-name="WW8Num2">
              <text:list-item>
                <text:p text:style-name="P1072">Remarks</text:p>
              </text:list-item>
            </text:list>
          </table:table-cell>
          <table:table-cell table:style-name="表格52.J5" table:number-columns-spanned="3" office:value-type="string">
            <text:list xml:id="list111742595166128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11742595159128" text:continue-numbering="true" text:style-name="WW8Num2">
              <text:list-item>
                <text:p text:style-name="P1328">OID</text:p>
              </text:list-item>
            </text:list>
          </table:table-cell>
          <table:table-cell table:style-name="表格52.A5" office:value-type="string">
            <text:list xml:id="list111742596172248" text:continue-numbering="true" text:style-name="WW8Num2">
              <text:list-item>
                <text:p text:style-name="P1328">CHAR</text:p>
              </text:list-item>
            </text:list>
          </table:table-cell>
          <table:table-cell table:style-name="表格52.A5" office:value-type="string">
            <text:list xml:id="list111742596173087" text:continue-numbering="true" text:style-name="WW8Num2">
              <text:list-item>
                <text:p text:style-name="P1328">Y</text:p>
              </text:list-item>
            </text:list>
          </table:table-cell>
          <table:table-cell table:style-name="表格52.A5" office:value-type="string">
            <text:list xml:id="list111742596180517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597179122" text:continue-numbering="true" text:style-name="WW8Num2">
              <text:list-item>
                <text:p text:style-name="P1328"><text:s/></text:p>
              </text:list-item>
            </text:list>
          </table:table-cell>
          <table:table-cell table:style-name="表格52.A5" office:value-type="string">
            <text:list xml:id="list111742597181412" text:continue-numbering="true" text:style-name="WW8Num2">
              <text:list-item>
                <text:p text:style-name="P1328">36</text:p>
              </text:list-item>
            </text:list>
          </table:table-cell>
          <table:table-cell table:style-name="表格52.A5" office:value-type="string">
            <text:list xml:id="list111742597178094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598167389" text:continue-numbering="true" text:style-name="WW8Num2">
              <text:list-item>
                <text:p text:style-name="P1328">PK / UUID</text:p>
              </text:list-item>
            </text:list>
          </table:table-cell>
          <table:table-cell table:style-name="表格52.A5" office:value-type="string">
            <text:list xml:id="list111742598176796" text:continue-numbering="true" text:style-name="WW8Num2">
              <text:list-item>
                <text:p text:style-name="P1328">Default java UUID</text:p>
              </text:list-item>
            </text:list>
          </table:table-cell>
          <table:table-cell table:style-name="表格52.J5" table:number-columns-spanned="3" office:value-type="string">
            <text:list xml:id="list111742599159462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ID</text:p>
          </table:table-cell>
          <table:table-cell table:style-name="表格52.A8" office:value-type="string">
            <text:list xml:id="list111742599170273" text:continue-numbering="true" text:style-name="WW8Num2">
              <text:list-item>
                <text:p text:style-name="P1329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534">Y</text:p>
          </table:table-cell>
          <table:table-cell table:style-name="表格52.A8" office:value-type="string">
            <text:p text:style-name="P836"/>
          </table:table-cell>
          <table:table-cell table:style-name="表格52.A8" office:value-type="string">
            <text:p text:style-name="P533">2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16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111742602172314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7">NAME</text:p>
          </table:table-cell>
          <table:table-cell table:style-name="表格52.A8" office:value-type="string">
            <text:list xml:id="list111742603182632" text:continue-numbering="true" text:style-name="WW8Num2">
              <text:list-item>
                <text:p text:style-name="P1327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504"/>
          </table:table-cell>
          <table:table-cell table:style-name="表格52.A8" office:value-type="string">
            <text:p text:style-name="P836"/>
          </table:table-cell>
          <table:table-cell table:style-name="表格52.A8" office:value-type="string">
            <text:p text:style-name="P527">10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16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111742605152382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7">DRIVER_ID</text:p>
          </table:table-cell>
          <table:table-cell table:style-name="表格52.A8" office:value-type="string">
            <text:list xml:id="list111742606172839" text:continue-numbering="true" text:style-name="WW8Num2">
              <text:list-item>
                <text:p text:style-name="P1327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510"/>
          </table:table-cell>
          <table:table-cell table:style-name="表格52.A8" office:value-type="string">
            <text:p text:style-name="P842">Y</text:p>
          </table:table-cell>
          <table:table-cell table:style-name="表格52.A8" office:value-type="string">
            <text:p text:style-name="P530">2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5">QC_DATA_SOURCE_DRIVER.ID</text:p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111742619182812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JDBC_URL</text:p>
          </table:table-cell>
          <table:table-cell table:style-name="表格52.A8" office:value-type="string">
            <text:list xml:id="list111742620177249" text:continue-numbering="true" text:style-name="WW8Num2">
              <text:list-item>
                <text:p text:style-name="P1433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482"/>
          </table:table-cell>
          <table:table-cell table:style-name="表格52.A8" office:value-type="string">
            <text:p text:style-name="P807"/>
          </table:table-cell>
          <table:table-cell table:style-name="表格52.A8" office:value-type="string">
            <text:p text:style-name="P533">50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0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111742622175767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DB_ACCOUNT</text:p>
          </table:table-cell>
          <table:table-cell table:style-name="表格52.A8" office:value-type="string">
            <text:list xml:id="list111742623151952" text:continue-numbering="true" text:style-name="WW8Num2">
              <text:list-item>
                <text:p text:style-name="P1433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482"/>
          </table:table-cell>
          <table:table-cell table:style-name="表格52.A8" office:value-type="string">
            <text:p text:style-name="P807"/>
          </table:table-cell>
          <table:table-cell table:style-name="表格52.A8" office:value-type="string">
            <text:p text:style-name="P532">5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0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111742625179657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DB_PASSWORD</text:p>
          </table:table-cell>
          <table:table-cell table:style-name="表格52.A8" office:value-type="string">
            <text:list xml:id="list111742626170980" text:continue-numbering="true" text:style-name="WW8Num2">
              <text:list-item>
                <text:p text:style-name="P1433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482"/>
          </table:table-cell>
          <table:table-cell table:style-name="表格52.A8" office:value-type="string">
            <text:p text:style-name="P807"/>
          </table:table-cell>
          <table:table-cell table:style-name="表格52.A8" office:value-type="string">
            <text:p text:style-name="P533">10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0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111742629160428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DESCRIPTION</text:p>
          </table:table-cell>
          <table:table-cell table:style-name="表格52.A8" office:value-type="string">
            <text:list xml:id="list111742629151226" text:continue-numbering="true" text:style-name="WW8Num2">
              <text:list-item>
                <text:p text:style-name="P1433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482"/>
          </table:table-cell>
          <table:table-cell table:style-name="表格52.A8" office:value-type="string">
            <text:p text:style-name="P807"/>
          </table:table-cell>
          <table:table-cell table:style-name="表格52.A8" office:value-type="string">
            <text:p text:style-name="P533">50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0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111742632179794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list xml:id="list111742632177522" text:continue-numbering="true" text:style-name="WW8Num2">
              <text:list-item>
                <text:p text:style-name="P1328">CUSERID</text:p>
              </text:list-item>
            </text:list>
          </table:table-cell>
          <table:table-cell table:style-name="表格52.A8" office:value-type="string">
            <text:list xml:id="list111742633182986" text:continue-numbering="true" text:style-name="WW8Num2">
              <text:list-item>
                <text:p text:style-name="P1328">VARCHAR</text:p>
              </text:list-item>
            </text:list>
          </table:table-cell>
          <table:table-cell table:style-name="表格52.A8" office:value-type="string">
            <text:list xml:id="list111742633161100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8" office:value-type="string">
            <text:list xml:id="list111742633157204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8" office:value-type="string">
            <text:list xml:id="list111742634160514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8" office:value-type="string">
            <text:list xml:id="list111742634155095" text:continue-numbering="true" text:style-name="WW8Num2">
              <text:list-item>
                <text:p text:style-name="P1328">24</text:p>
              </text:list-item>
            </text:list>
          </table:table-cell>
          <table:table-cell table:style-name="表格52.A8" office:value-type="string">
            <text:list xml:id="list111742634170535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8" office:value-type="string">
            <text:list xml:id="list111742635170428" text:continue-numbering="true" text:style-name="WW8Num2">
              <text:list-item>
                <text:p text:style-name="P1328">Create data user</text:p>
              </text:list-item>
            </text:list>
          </table:table-cell>
          <table:table-cell table:style-name="表格52.A8" office:value-type="string">
            <text:list xml:id="list111742635179356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J5" table:number-columns-spanned="3" office:value-type="string">
            <text:list xml:id="list111742636160147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11742636176794" text:continue-numbering="true" text:style-name="WW8Num2">
              <text:list-item>
                <text:p text:style-name="P1328">CDATE</text:p>
              </text:list-item>
            </text:list>
          </table:table-cell>
          <table:table-cell table:style-name="表格52.A5" office:value-type="string">
            <text:list xml:id="list111742636157103" text:continue-numbering="true" text:style-name="WW8Num2">
              <text:list-item>
                <text:p text:style-name="P1328">DATETIME</text:p>
              </text:list-item>
            </text:list>
          </table:table-cell>
          <table:table-cell table:style-name="表格52.A5" office:value-type="string">
            <text:list xml:id="list111742637157731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37152350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37174805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38182953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38156531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39174267" text:continue-numbering="true" text:style-name="WW8Num2">
              <text:list-item>
                <text:p text:style-name="P1328">Create time</text:p>
              </text:list-item>
            </text:list>
          </table:table-cell>
          <table:table-cell table:style-name="表格52.A5" office:value-type="string">
            <text:list xml:id="list111742639164001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J5" table:number-columns-spanned="3" office:value-type="string">
            <text:list xml:id="list111742639179619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11742640181420" text:continue-numbering="true" text:style-name="WW8Num2">
              <text:list-item>
                <text:p text:style-name="P1328">UUSERID</text:p>
              </text:list-item>
            </text:list>
          </table:table-cell>
          <table:table-cell table:style-name="表格52.A5" office:value-type="string">
            <text:list xml:id="list111742640168147" text:continue-numbering="true" text:style-name="WW8Num2">
              <text:list-item>
                <text:p text:style-name="P1328">VARCHAR</text:p>
              </text:list-item>
            </text:list>
          </table:table-cell>
          <table:table-cell table:style-name="表格52.A5" office:value-type="string">
            <text:list xml:id="list111742640161358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41155387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41177356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42176701" text:continue-numbering="true" text:style-name="WW8Num2">
              <text:list-item>
                <text:p text:style-name="P1328">24</text:p>
              </text:list-item>
            </text:list>
          </table:table-cell>
          <table:table-cell table:style-name="表格52.A5" office:value-type="string">
            <text:list xml:id="list111742642160236" text:continue-numbering="true" text:style-name="WW8Num2">
              <text:list-item>
                <text:p text:style-name="P1328">null</text:p>
              </text:list-item>
            </text:list>
          </table:table-cell>
          <table:table-cell table:style-name="表格52.A5" office:value-type="string">
            <text:list xml:id="list111742642175311" text:continue-numbering="true" text:style-name="WW8Num2">
              <text:list-item>
                <text:p text:style-name="P1328">Update date user</text:p>
              </text:list-item>
            </text:list>
          </table:table-cell>
          <table:table-cell table:style-name="表格52.A5" office:value-type="string">
            <text:list xml:id="list111742643157828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J5" table:number-columns-spanned="3" office:value-type="string">
            <text:list xml:id="list111742643172476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11742643154814" text:continue-numbering="true" text:style-name="WW8Num2">
              <text:list-item>
                <text:p text:style-name="P1328">UDATE</text:p>
              </text:list-item>
            </text:list>
          </table:table-cell>
          <table:table-cell table:style-name="表格52.A5" office:value-type="string">
            <text:list xml:id="list111742644177321" text:continue-numbering="true" text:style-name="WW8Num2">
              <text:list-item>
                <text:p text:style-name="P1328">DATETIME</text:p>
              </text:list-item>
            </text:list>
          </table:table-cell>
          <table:table-cell table:style-name="表格52.A5" office:value-type="string">
            <text:list xml:id="list111742644170820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44180425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45169707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45165986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A5" office:value-type="string">
            <text:list xml:id="list111742646180377" text:continue-numbering="true" text:style-name="WW8Num2">
              <text:list-item>
                <text:p text:style-name="P1328">null</text:p>
              </text:list-item>
            </text:list>
          </table:table-cell>
          <table:table-cell table:style-name="表格52.A5" office:value-type="string">
            <text:list xml:id="list111742646162195" text:continue-numbering="true" text:style-name="WW8Num2">
              <text:list-item>
                <text:p text:style-name="P1328">Update time</text:p>
              </text:list-item>
            </text:list>
          </table:table-cell>
          <table:table-cell table:style-name="表格52.A5" office:value-type="string">
            <text:list xml:id="list111742646152439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52.J5" table:number-columns-spanned="3" office:value-type="string">
            <text:p text:style-name="P12"/>
          </table:table-cell>
          <table:covered-table-cell/>
          <table:covered-table-cell/>
        </table:table-row>
      </table:table>
      <text:list xml:id="list111742647162368" text:continue-numbering="true" text:style-name="WW8Num2">
        <text:list-item>
          <text:h text:style-name="P1572" text:outline-level="1"><text:bookmark-start text:name="__RefHeading__23967_88937974"/><text:soft-page-break/><text:span text:style-name="T92">QC</text:span><text:span text:style-name="T47">_</text:span><text:span text:style-name="T95">DATA_QUERY</text:span><text:bookmark-end text:name="__RefHeading__23967_88937974"/></text:h>
        </text:list-item>
      </text:list>
      <table:table table:name="表格54" table:style-name="表格54">
        <table:table-column table:style-name="表格54.A"/>
        <table:table-column table:style-name="表格54.B"/>
        <table:table-column table:style-name="表格54.C" table:number-columns-repeated="2"/>
        <table:table-column table:style-name="表格54.E" table:number-columns-repeated="3"/>
        <table:table-column table:style-name="表格54.H"/>
        <table:table-column table:style-name="表格54.I"/>
        <table:table-column table:style-name="表格54.J"/>
        <table:table-column table:style-name="表格54.K"/>
        <table:table-column table:style-name="表格54.L"/>
        <table:table-row table:style-name="表格54.1">
          <table:table-cell table:style-name="表格54.A1" office:value-type="string">
            <text:list xml:id="list111742648155576" text:continue-numbering="true" text:style-name="WW8Num2">
              <text:list-item>
                <text:p text:style-name="P1030">Project</text:p>
              </text:list-item>
            </text:list>
          </table:table-cell>
          <table:table-cell table:style-name="表格54.A1" table:number-columns-spanned="6" office:value-type="string">
            <text:list xml:id="list111742648162885" text:continue-numbering="true" text:style-name="WW8Num2">
              <text:list-item>
                <text:p text:style-name="P111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1" office:value-type="string">
            <text:list xml:id="list111742649159858" text:continue-numbering="true" text:style-name="WW8Num2">
              <text:list-item>
                <text:p text:style-name="P1030">Ver</text:p>
              </text:list-item>
            </text:list>
          </table:table-cell>
          <table:table-cell table:style-name="表格54.A1" office:value-type="string">
            <text:list xml:id="list111742649156770" text:continue-numbering="true" text:style-name="WW8Num2">
              <text:list-item>
                <text:p text:style-name="P1116">0.5</text:p>
              </text:list-item>
            </text:list>
          </table:table-cell>
          <table:table-cell table:style-name="表格54.J1" office:value-type="string">
            <text:list xml:id="list111742649150875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4.K1" office:value-type="string">
            <text:list xml:id="list111742650156039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4.K1" office:value-type="string">
            <text:list xml:id="list111742650171887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111742650163678" text:continue-numbering="true" text:style-name="WW8Num2">
              <text:list-item>
                <text:p text:style-name="P1030">Maintain</text:p>
              </text:list-item>
            </text:list>
          </table:table-cell>
          <table:table-cell table:style-name="表格54.A2" table:number-columns-spanned="6" office:value-type="string">
            <text:list xml:id="list111742651178123" text:continue-numbering="true" text:style-name="WW8Num2">
              <text:list-item>
                <text:p text:style-name="P111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111742651153159" text:continue-numbering="true" text:style-name="WW8Num2">
              <text:list-item>
                <text:p text:style-name="P1030">Date</text:p>
              </text:list-item>
            </text:list>
          </table:table-cell>
          <table:table-cell table:style-name="表格54.A2" office:value-type="string">
            <text:list xml:id="list111742651160312" text:continue-numbering="true" text:style-name="WW8Num2">
              <text:list-item>
                <text:p text:style-name="P1116">201<text:span text:style-name="T189">5</text:span>/<text:span text:style-name="T189">01</text:span>/<text:span text:style-name="T189">10</text:span></text:p>
              </text:list-item>
            </text:list>
          </table:table-cell>
          <table:table-cell table:style-name="表格54.J1" office:value-type="string">
            <text:list xml:id="list111742652166952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4.K1" office:value-type="string">
            <text:list xml:id="list111742652178494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4.K1" office:value-type="string">
            <text:list xml:id="list111742653177337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111742653171968" text:continue-numbering="true" text:style-name="WW8Num2">
              <text:list-item>
                <text:p text:style-name="P1030">Table</text:p>
              </text:list-item>
            </text:list>
          </table:table-cell>
          <table:table-cell table:style-name="表格54.A2" table:number-columns-spanned="6" office:value-type="string">
            <text:list xml:id="list111742653152886" text:continue-numbering="true" text:style-name="WW8Num2">
              <text:list-item>
                <text:p text:style-name="P1222">qc_<text:span text:style-name="T191">data_query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111742654156772" text:continue-numbering="true" text:style-name="WW8Num2">
              <text:list-item>
                <text:p text:style-name="P1030">DataBase</text:p>
              </text:list-item>
            </text:list>
          </table:table-cell>
          <table:table-cell table:style-name="表格54.A2" office:value-type="string">
            <text:list xml:id="list111742654175772" text:continue-numbering="true" text:style-name="WW8Num2">
              <text:list-item>
                <text:p text:style-name="P1116">bbcore</text:p>
              </text:list-item>
            </text:list>
          </table:table-cell>
          <table:table-cell table:style-name="表格54.J1" office:value-type="string">
            <text:list xml:id="list111742654169305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4.K1" office:value-type="string">
            <text:list xml:id="list111742655183009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4.K1" office:value-type="string">
            <text:list xml:id="list111742655163645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54.1">
          <table:table-cell table:style-name="表格54.A4" office:value-type="string">
            <text:list xml:id="list111742655158912" text:continue-numbering="true" text:style-name="WW8Num2">
              <text:list-item>
                <text:p text:style-name="P1030">Descript</text:p>
              </text:list-item>
            </text:list>
          </table:table-cell>
          <table:table-cell table:style-name="表格54.A4" table:number-columns-spanned="8" office:value-type="string">
            <text:list xml:id="list111742656174119" text:continue-numbering="true" text:style-name="WW8Num2">
              <text:list-item>
                <text:p text:style-name="P11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1" office:value-type="string">
            <text:list xml:id="list111742656179983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4.K1" office:value-type="string">
            <text:list xml:id="list111742657155693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4.K1" office:value-type="string">
            <text:list xml:id="list111742657182213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54.1">
          <table:table-cell table:style-name="表格54.A5" table:number-columns-spanned="9" office:value-type="string">
            <text:list xml:id="list111742657162517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5" table:number-columns-spanned="3" office:value-type="string">
            <text:list xml:id="list111742657164879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11742658172370" text:continue-numbering="true" text:style-name="WW8Num2">
              <text:list-item>
                <text:p text:style-name="P1073">Field</text:p>
              </text:list-item>
            </text:list>
          </table:table-cell>
          <table:table-cell table:style-name="表格54.A5" office:value-type="string">
            <text:list xml:id="list111742658163365" text:continue-numbering="true" text:style-name="WW8Num2">
              <text:list-item>
                <text:p text:style-name="P1073">Datatype</text:p>
              </text:list-item>
            </text:list>
          </table:table-cell>
          <table:table-cell table:style-name="表格54.A5" office:value-type="string">
            <text:list xml:id="list111742658158598" text:continue-numbering="true" text:style-name="WW8Num2">
              <text:list-item>
                <text:p text:style-name="P1073">PK</text:p>
              </text:list-item>
            </text:list>
          </table:table-cell>
          <table:table-cell table:style-name="表格54.A5" office:value-type="string">
            <text:list xml:id="list111742659160452" text:continue-numbering="true" text:style-name="WW8Num2">
              <text:list-item>
                <text:p text:style-name="P1073">UK</text:p>
              </text:list-item>
            </text:list>
          </table:table-cell>
          <table:table-cell table:style-name="表格54.A5" office:value-type="string">
            <text:list xml:id="list111742659171541" text:continue-numbering="true" text:style-name="WW8Num2">
              <text:list-item>
                <text:p text:style-name="P1073">IDX</text:p>
              </text:list-item>
            </text:list>
          </table:table-cell>
          <table:table-cell table:style-name="表格54.A5" office:value-type="string">
            <text:list xml:id="list111742668166773" text:continue-numbering="true" text:style-name="WW8Num2">
              <text:list-item>
                <text:p text:style-name="P987"><text:span text:style-name="T2">S</text:span><text:span text:style-name="T3">IZE</text:span></text:p>
              </text:list-item>
            </text:list>
          </table:table-cell>
          <table:table-cell table:style-name="表格54.A5" office:value-type="string">
            <text:list xml:id="list111742669171535" text:continue-numbering="true" text:style-name="WW8Num2">
              <text:list-item>
                <text:p text:style-name="P987"><text:span text:style-name="T2">D</text:span><text:span text:style-name="T3">EF</text:span></text:p>
              </text:list-item>
            </text:list>
          </table:table-cell>
          <table:table-cell table:style-name="表格54.A5" office:value-type="string">
            <text:list xml:id="list111742669171014" text:continue-numbering="true" text:style-name="WW8Num2">
              <text:list-item>
                <text:p text:style-name="P1073">Description</text:p>
              </text:list-item>
            </text:list>
          </table:table-cell>
          <table:table-cell table:style-name="表格54.A5" office:value-type="string">
            <text:list xml:id="list111742670159487" text:continue-numbering="true" text:style-name="WW8Num2">
              <text:list-item>
                <text:p text:style-name="P1073">Remarks</text:p>
              </text:list-item>
            </text:list>
          </table:table-cell>
          <table:table-cell table:style-name="表格54.J5" table:number-columns-spanned="3" office:value-type="string">
            <text:list xml:id="list111742670165095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11742670161379" text:continue-numbering="true" text:style-name="WW8Num2">
              <text:list-item>
                <text:p text:style-name="P1330">OID</text:p>
              </text:list-item>
            </text:list>
          </table:table-cell>
          <table:table-cell table:style-name="表格54.A5" office:value-type="string">
            <text:list xml:id="list111742671174405" text:continue-numbering="true" text:style-name="WW8Num2">
              <text:list-item>
                <text:p text:style-name="P1330">CHAR</text:p>
              </text:list-item>
            </text:list>
          </table:table-cell>
          <table:table-cell table:style-name="表格54.A5" office:value-type="string">
            <text:list xml:id="list111742671153551" text:continue-numbering="true" text:style-name="WW8Num2">
              <text:list-item>
                <text:p text:style-name="P1330">Y</text:p>
              </text:list-item>
            </text:list>
          </table:table-cell>
          <table:table-cell table:style-name="表格54.A5" office:value-type="string">
            <text:list xml:id="list111742672171796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72169806" text:continue-numbering="true" text:style-name="WW8Num2">
              <text:list-item>
                <text:p text:style-name="P1330"><text:s/></text:p>
              </text:list-item>
            </text:list>
          </table:table-cell>
          <table:table-cell table:style-name="表格54.A5" office:value-type="string">
            <text:list xml:id="list111742672176239" text:continue-numbering="true" text:style-name="WW8Num2">
              <text:list-item>
                <text:p text:style-name="P1330">36</text:p>
              </text:list-item>
            </text:list>
          </table:table-cell>
          <table:table-cell table:style-name="表格54.A5" office:value-type="string">
            <text:list xml:id="list111742673154569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73180472" text:continue-numbering="true" text:style-name="WW8Num2">
              <text:list-item>
                <text:p text:style-name="P1330">PK / UUID</text:p>
              </text:list-item>
            </text:list>
          </table:table-cell>
          <table:table-cell table:style-name="表格54.A5" office:value-type="string">
            <text:list xml:id="list111742674178535" text:continue-numbering="true" text:style-name="WW8Num2">
              <text:list-item>
                <text:p text:style-name="P1330">Default java UUID</text:p>
              </text:list-item>
            </text:list>
          </table:table-cell>
          <table:table-cell table:style-name="表格54.J5" table:number-columns-spanned="3" office:value-type="string">
            <text:list xml:id="list111742674163604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25">NAME</text:p>
          </table:table-cell>
          <table:table-cell table:style-name="表格54.A8" office:value-type="string">
            <text:list xml:id="list111742675158800" text:continue-numbering="true" text:style-name="WW8Num2">
              <text:list-item>
                <text:p text:style-name="P1330">VARCHAR</text:p>
              </text:list-item>
            </text:list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537">Y</text:p>
          </table:table-cell>
          <table:table-cell table:style-name="表格54.A8" office:value-type="string">
            <text:p text:style-name="P838"/>
          </table:table-cell>
          <table:table-cell table:style-name="表格54.A8" office:value-type="string">
            <text:p text:style-name="P525">50</text:p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718"/>
          </table:table-cell>
          <table:table-cell table:style-name="表格54.A8" office:value-type="string">
            <text:p text:style-name="P592"/>
          </table:table-cell>
          <table:table-cell table:style-name="表格54.J5" table:number-columns-spanned="3" office:value-type="string">
            <text:list xml:id="list111742677182334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39">CONF</text:p>
          </table:table-cell>
          <table:table-cell table:style-name="表格54.A8" office:value-type="string">
            <text:list xml:id="list111742678159296" text:continue-numbering="true" text:style-name="WW8Num2">
              <text:list-item>
                <text:p text:style-name="P1331">VARCHAR</text:p>
              </text:list-item>
            </text:list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512"/>
          </table:table-cell>
          <table:table-cell table:style-name="表格54.A8" office:value-type="string">
            <text:p text:style-name="P842">Y</text:p>
          </table:table-cell>
          <table:table-cell table:style-name="表格54.A8" office:value-type="string">
            <text:p text:style-name="P541">20</text:p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737">QC_DATA_SOURCE_CONF.ID</text:p>
          </table:table-cell>
          <table:table-cell table:style-name="表格54.A8" office:value-type="string">
            <text:p text:style-name="P592"/>
          </table:table-cell>
          <table:table-cell table:style-name="表格54.J5" table:number-columns-spanned="3" office:value-type="string">
            <text:list xml:id="list111742681172233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40">QUERY_EXPRESSION</text:p>
          </table:table-cell>
          <table:table-cell table:style-name="表格54.A8" office:value-type="string">
            <text:list xml:id="list111742682157111" text:continue-numbering="true" text:style-name="WW8Num2">
              <text:list-item>
                <text:p text:style-name="P1436">BLOB</text:p>
              </text:list-item>
            </text:list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484"/>
          </table:table-cell>
          <table:table-cell table:style-name="表格54.A8" office:value-type="string">
            <text:p text:style-name="P809"/>
          </table:table-cell>
          <table:table-cell table:style-name="表格54.A8" office:value-type="string">
            <text:p text:style-name="P540"/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732"/>
          </table:table-cell>
          <table:table-cell table:style-name="表格54.A8" office:value-type="string">
            <text:p text:style-name="P592"/>
          </table:table-cell>
          <table:table-cell table:style-name="表格54.J5" table:number-columns-spanned="3" office:value-type="string">
            <text:list xml:id="list111742684156350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42">MAPPER_OID</text:p>
          </table:table-cell>
          <table:table-cell table:style-name="表格54.A8" office:value-type="string">
            <text:list xml:id="list111742685173023" text:continue-numbering="true" text:style-name="WW8Num2">
              <text:list-item>
                <text:p text:style-name="P1437">CHAR</text:p>
              </text:list-item>
            </text:list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484"/>
          </table:table-cell>
          <table:table-cell table:style-name="表格54.A8" office:value-type="string">
            <text:p text:style-name="P846">Y</text:p>
          </table:table-cell>
          <table:table-cell table:style-name="表格54.A8" office:value-type="string">
            <text:p text:style-name="P542">36</text:p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740">QC_DATA_QUERY_MAPPER.OID</text:p>
          </table:table-cell>
          <table:table-cell table:style-name="表格54.A8" office:value-type="string">
            <text:p text:style-name="P592"/>
          </table:table-cell>
          <table:table-cell table:style-name="表格54.J5" table:number-columns-spanned="3" office:value-type="string">
            <text:list xml:id="list111742687173258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list xml:id="list111742688151125" text:continue-numbering="true" text:style-name="WW8Num2">
              <text:list-item>
                <text:p text:style-name="P1330">CUSERID</text:p>
              </text:list-item>
            </text:list>
          </table:table-cell>
          <table:table-cell table:style-name="表格54.A8" office:value-type="string">
            <text:list xml:id="list111742688172357" text:continue-numbering="true" text:style-name="WW8Num2">
              <text:list-item>
                <text:p text:style-name="P1330">VARCHAR</text:p>
              </text:list-item>
            </text:list>
          </table:table-cell>
          <table:table-cell table:style-name="表格54.A8" office:value-type="string">
            <text:list xml:id="list111742689162930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8" office:value-type="string">
            <text:list xml:id="list111742689157411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8" office:value-type="string">
            <text:list xml:id="list111742689166871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8" office:value-type="string">
            <text:list xml:id="list111742690173972" text:continue-numbering="true" text:style-name="WW8Num2">
              <text:list-item>
                <text:p text:style-name="P1330">24</text:p>
              </text:list-item>
            </text:list>
          </table:table-cell>
          <table:table-cell table:style-name="表格54.A8" office:value-type="string">
            <text:list xml:id="list111742690151102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8" office:value-type="string">
            <text:list xml:id="list111742690155536" text:continue-numbering="true" text:style-name="WW8Num2">
              <text:list-item>
                <text:p text:style-name="P1330">Create data user</text:p>
              </text:list-item>
            </text:list>
          </table:table-cell>
          <table:table-cell table:style-name="表格54.A8" office:value-type="string">
            <text:list xml:id="list111742691164570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J5" table:number-columns-spanned="3" office:value-type="string">
            <text:list xml:id="list111742691171435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11742692155609" text:continue-numbering="true" text:style-name="WW8Num2">
              <text:list-item>
                <text:p text:style-name="P1330">CDATE</text:p>
              </text:list-item>
            </text:list>
          </table:table-cell>
          <table:table-cell table:style-name="表格54.A5" office:value-type="string">
            <text:list xml:id="list111742692180067" text:continue-numbering="true" text:style-name="WW8Num2">
              <text:list-item>
                <text:p text:style-name="P1330">DATETIME</text:p>
              </text:list-item>
            </text:list>
          </table:table-cell>
          <table:table-cell table:style-name="表格54.A5" office:value-type="string">
            <text:list xml:id="list111742692152762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93181831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93177305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93154022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94176036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94155305" text:continue-numbering="true" text:style-name="WW8Num2">
              <text:list-item>
                <text:p text:style-name="P1330">Create time</text:p>
              </text:list-item>
            </text:list>
          </table:table-cell>
          <table:table-cell table:style-name="表格54.A5" office:value-type="string">
            <text:list xml:id="list111742695163148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J5" table:number-columns-spanned="3" office:value-type="string">
            <text:list xml:id="list111742695172610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11742695156915" text:continue-numbering="true" text:style-name="WW8Num2">
              <text:list-item>
                <text:p text:style-name="P1330">UUSERID</text:p>
              </text:list-item>
            </text:list>
          </table:table-cell>
          <table:table-cell table:style-name="表格54.A5" office:value-type="string">
            <text:list xml:id="list111742696175001" text:continue-numbering="true" text:style-name="WW8Num2">
              <text:list-item>
                <text:p text:style-name="P1330">VARCHAR</text:p>
              </text:list-item>
            </text:list>
          </table:table-cell>
          <table:table-cell table:style-name="表格54.A5" office:value-type="string">
            <text:list xml:id="list111742696164137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96180959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97178617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697153515" text:continue-numbering="true" text:style-name="WW8Num2">
              <text:list-item>
                <text:p text:style-name="P1330">24</text:p>
              </text:list-item>
            </text:list>
          </table:table-cell>
          <table:table-cell table:style-name="表格54.A5" office:value-type="string">
            <text:list xml:id="list111742698168711" text:continue-numbering="true" text:style-name="WW8Num2">
              <text:list-item>
                <text:p text:style-name="P1330">null</text:p>
              </text:list-item>
            </text:list>
          </table:table-cell>
          <table:table-cell table:style-name="表格54.A5" office:value-type="string">
            <text:list xml:id="list111742698166733" text:continue-numbering="true" text:style-name="WW8Num2">
              <text:list-item>
                <text:p text:style-name="P1330">Update date user</text:p>
              </text:list-item>
            </text:list>
          </table:table-cell>
          <table:table-cell table:style-name="表格54.A5" office:value-type="string">
            <text:list xml:id="list111742698173467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J5" table:number-columns-spanned="3" office:value-type="string">
            <text:list xml:id="list111742699165569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11742699157389" text:continue-numbering="true" text:style-name="WW8Num2">
              <text:list-item>
                <text:p text:style-name="P1330">UDATE</text:p>
              </text:list-item>
            </text:list>
          </table:table-cell>
          <table:table-cell table:style-name="表格54.A5" office:value-type="string">
            <text:list xml:id="list111742700180514" text:continue-numbering="true" text:style-name="WW8Num2">
              <text:list-item>
                <text:p text:style-name="P1330">DATETIME</text:p>
              </text:list-item>
            </text:list>
          </table:table-cell>
          <table:table-cell table:style-name="表格54.A5" office:value-type="string">
            <text:list xml:id="list111742700160739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700180945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701154410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701168613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A5" office:value-type="string">
            <text:list xml:id="list111742702162512" text:continue-numbering="true" text:style-name="WW8Num2">
              <text:list-item>
                <text:p text:style-name="P1330">null</text:p>
              </text:list-item>
            </text:list>
          </table:table-cell>
          <table:table-cell table:style-name="表格54.A5" office:value-type="string">
            <text:list xml:id="list111742702173544" text:continue-numbering="true" text:style-name="WW8Num2">
              <text:list-item>
                <text:p text:style-name="P1330">Update time</text:p>
              </text:list-item>
            </text:list>
          </table:table-cell>
          <table:table-cell table:style-name="表格54.A5" office:value-type="string">
            <text:list xml:id="list111742702166790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54.J5" table:number-columns-spanned="3" office:value-type="string">
            <text:list xml:id="list111742703176363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</table:table>
      <text:p text:style-name="P58"/>
      <text:p text:style-name="P58"/>
      <text:p text:style-name="P58"/>
      <text:list xml:id="list111742704154928" text:continue-numbering="true" text:style-name="WW8Num2">
        <text:list-item>
          <text:h text:style-name="P1573" text:outline-level="1"><text:bookmark-start text:name="__RefHeading__25322_72617355"/><text:span text:style-name="T92">QC</text:span><text:span text:style-name="T47">_</text:span><text:span text:style-name="T95">DATA_QUERY_</text:span><text:span text:style-name="T96">MAPPER</text:span><text:bookmark-end text:name="__RefHeading__25322_72617355"/></text:h>
        </text:list-item>
      </text:list>
      <table:table table:name="表格55" table:style-name="表格55">
        <table:table-column table:style-name="表格55.A"/>
        <table:table-column table:style-name="表格55.B"/>
        <table:table-column table:style-name="表格55.C" table:number-columns-repeated="2"/>
        <table:table-column table:style-name="表格55.E" table:number-columns-repeated="3"/>
        <table:table-column table:style-name="表格55.H"/>
        <table:table-column table:style-name="表格55.I"/>
        <table:table-column table:style-name="表格55.J"/>
        <table:table-column table:style-name="表格55.K"/>
        <table:table-column table:style-name="表格55.L"/>
        <table:table-row table:style-name="表格55.1">
          <table:table-cell table:style-name="表格55.A1" office:value-type="string">
            <text:list xml:id="list111742705157039" text:continue-numbering="true" text:style-name="WW8Num2">
              <text:list-item>
                <text:p text:style-name="P1031">Project</text:p>
              </text:list-item>
            </text:list>
          </table:table-cell>
          <table:table-cell table:style-name="表格55.A1" table:number-columns-spanned="6" office:value-type="string">
            <text:list xml:id="list111742705179768" text:continue-numbering="true" text:style-name="WW8Num2">
              <text:list-item>
                <text:p text:style-name="P11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1" office:value-type="string">
            <text:list xml:id="list111742705152896" text:continue-numbering="true" text:style-name="WW8Num2">
              <text:list-item>
                <text:p text:style-name="P1031">Ver</text:p>
              </text:list-item>
            </text:list>
          </table:table-cell>
          <table:table-cell table:style-name="表格55.A1" office:value-type="string">
            <text:list xml:id="list111742706166449" text:continue-numbering="true" text:style-name="WW8Num2">
              <text:list-item>
                <text:p text:style-name="P1117">0.5</text:p>
              </text:list-item>
            </text:list>
          </table:table-cell>
          <table:table-cell table:style-name="表格55.J1" office:value-type="string">
            <text:list xml:id="list111742706172718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5.K1" office:value-type="string">
            <text:list xml:id="list111742707164601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5.K1" office:value-type="string">
            <text:list xml:id="list111742707177609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111742707159605" text:continue-numbering="true" text:style-name="WW8Num2">
              <text:list-item>
                <text:p text:style-name="P1031">Maintain</text:p>
              </text:list-item>
            </text:list>
          </table:table-cell>
          <table:table-cell table:style-name="表格55.A2" table:number-columns-spanned="6" office:value-type="string">
            <text:list xml:id="list111742708173198" text:continue-numbering="true" text:style-name="WW8Num2">
              <text:list-item>
                <text:p text:style-name="P11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111742708169368" text:continue-numbering="true" text:style-name="WW8Num2">
              <text:list-item>
                <text:p text:style-name="P1031">Date</text:p>
              </text:list-item>
            </text:list>
          </table:table-cell>
          <table:table-cell table:style-name="表格55.A2" office:value-type="string">
            <text:list xml:id="list111742708175463" text:continue-numbering="true" text:style-name="WW8Num2">
              <text:list-item>
                <text:p text:style-name="P1117">201<text:span text:style-name="T189">5</text:span>/<text:span text:style-name="T189">01</text:span>/<text:span text:style-name="T189">13</text:span></text:p>
              </text:list-item>
            </text:list>
          </table:table-cell>
          <table:table-cell table:style-name="表格55.J1" office:value-type="string">
            <text:list xml:id="list111742709168292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5.K1" office:value-type="string">
            <text:list xml:id="list111742709155299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5.K1" office:value-type="string">
            <text:list xml:id="list111742710153840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111742710170717" text:continue-numbering="true" text:style-name="WW8Num2">
              <text:list-item>
                <text:p text:style-name="P1031">Table</text:p>
              </text:list-item>
            </text:list>
          </table:table-cell>
          <table:table-cell table:style-name="表格55.A2" table:number-columns-spanned="6" office:value-type="string">
            <text:list xml:id="list111742710163270" text:continue-numbering="true" text:style-name="WW8Num2">
              <text:list-item>
                <text:p text:style-name="P1223">qc_<text:span text:style-name="T191">data_query_map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111742711158057" text:continue-numbering="true" text:style-name="WW8Num2">
              <text:list-item>
                <text:p text:style-name="P1031">DataBase</text:p>
              </text:list-item>
            </text:list>
          </table:table-cell>
          <table:table-cell table:style-name="表格55.A2" office:value-type="string">
            <text:list xml:id="list111742711163352" text:continue-numbering="true" text:style-name="WW8Num2">
              <text:list-item>
                <text:p text:style-name="P1117">bbcore</text:p>
              </text:list-item>
            </text:list>
          </table:table-cell>
          <table:table-cell table:style-name="表格55.J1" office:value-type="string">
            <text:list xml:id="list111742711178998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5.K1" office:value-type="string">
            <text:list xml:id="list111742712150673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5.K1" office:value-type="string">
            <text:list xml:id="list111742712151502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55.1">
          <table:table-cell table:style-name="表格55.A4" office:value-type="string">
            <text:list xml:id="list111742712175065" text:continue-numbering="true" text:style-name="WW8Num2">
              <text:list-item>
                <text:p text:style-name="P1031">Descript</text:p>
              </text:list-item>
            </text:list>
          </table:table-cell>
          <table:table-cell table:style-name="表格55.A4" table:number-columns-spanned="8" office:value-type="string">
            <text:list xml:id="list111742713164705" text:continue-numbering="true" text:style-name="WW8Num2">
              <text:list-item>
                <text:p text:style-name="P11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1" office:value-type="string">
            <text:list xml:id="list111742713172799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5.K1" office:value-type="string">
            <text:list xml:id="list111742714153073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5.K1" office:value-type="string">
            <text:list xml:id="list111742714178789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55.1">
          <table:table-cell table:style-name="表格55.A5" table:number-columns-spanned="9" office:value-type="string">
            <text:list xml:id="list111742714179487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5" table:number-columns-spanned="3" office:value-type="string">
            <text:list xml:id="list111742715158948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11742715171306" text:continue-numbering="true" text:style-name="WW8Num2">
              <text:list-item>
                <text:p text:style-name="P1074">Field</text:p>
              </text:list-item>
            </text:list>
          </table:table-cell>
          <table:table-cell table:style-name="表格55.A5" office:value-type="string">
            <text:list xml:id="list111742715153413" text:continue-numbering="true" text:style-name="WW8Num2">
              <text:list-item>
                <text:p text:style-name="P1074">Datatype</text:p>
              </text:list-item>
            </text:list>
          </table:table-cell>
          <table:table-cell table:style-name="表格55.A5" office:value-type="string">
            <text:list xml:id="list111742716158495" text:continue-numbering="true" text:style-name="WW8Num2">
              <text:list-item>
                <text:p text:style-name="P1074">PK</text:p>
              </text:list-item>
            </text:list>
          </table:table-cell>
          <table:table-cell table:style-name="表格55.A5" office:value-type="string">
            <text:list xml:id="list111742716180287" text:continue-numbering="true" text:style-name="WW8Num2">
              <text:list-item>
                <text:p text:style-name="P1074">UK</text:p>
              </text:list-item>
            </text:list>
          </table:table-cell>
          <table:table-cell table:style-name="表格55.A5" office:value-type="string">
            <text:list xml:id="list111742716182602" text:continue-numbering="true" text:style-name="WW8Num2">
              <text:list-item>
                <text:p text:style-name="P1074">IDX</text:p>
              </text:list-item>
            </text:list>
          </table:table-cell>
          <table:table-cell table:style-name="表格55.A5" office:value-type="string">
            <text:list xml:id="list111742717173460" text:continue-numbering="true" text:style-name="WW8Num2">
              <text:list-item>
                <text:p text:style-name="P988"><text:span text:style-name="T2">S</text:span><text:span text:style-name="T3">IZE</text:span></text:p>
              </text:list-item>
            </text:list>
          </table:table-cell>
          <table:table-cell table:style-name="表格55.A5" office:value-type="string">
            <text:list xml:id="list111742717178278" text:continue-numbering="true" text:style-name="WW8Num2">
              <text:list-item>
                <text:p text:style-name="P988"><text:span text:style-name="T2">D</text:span><text:span text:style-name="T3">EF</text:span></text:p>
              </text:list-item>
            </text:list>
          </table:table-cell>
          <table:table-cell table:style-name="表格55.A5" office:value-type="string">
            <text:list xml:id="list111742718171791" text:continue-numbering="true" text:style-name="WW8Num2">
              <text:list-item>
                <text:p text:style-name="P1074">Description</text:p>
              </text:list-item>
            </text:list>
          </table:table-cell>
          <table:table-cell table:style-name="表格55.A5" office:value-type="string">
            <text:list xml:id="list111742718166692" text:continue-numbering="true" text:style-name="WW8Num2">
              <text:list-item>
                <text:p text:style-name="P1074">Remarks</text:p>
              </text:list-item>
            </text:list>
          </table:table-cell>
          <table:table-cell table:style-name="表格55.J5" table:number-columns-spanned="3" office:value-type="string">
            <text:list xml:id="list111742718175723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11742719161525" text:continue-numbering="true" text:style-name="WW8Num2">
              <text:list-item>
                <text:p text:style-name="P1332">OID</text:p>
              </text:list-item>
            </text:list>
          </table:table-cell>
          <table:table-cell table:style-name="表格55.A5" office:value-type="string">
            <text:list xml:id="list111742719166760" text:continue-numbering="true" text:style-name="WW8Num2">
              <text:list-item>
                <text:p text:style-name="P1332">CHAR</text:p>
              </text:list-item>
            </text:list>
          </table:table-cell>
          <table:table-cell table:style-name="表格55.A5" office:value-type="string">
            <text:list xml:id="list111742720177228" text:continue-numbering="true" text:style-name="WW8Num2">
              <text:list-item>
                <text:p text:style-name="P1332">Y</text:p>
              </text:list-item>
            </text:list>
          </table:table-cell>
          <table:table-cell table:style-name="表格55.A5" office:value-type="string">
            <text:list xml:id="list111742720177564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20160166" text:continue-numbering="true" text:style-name="WW8Num2">
              <text:list-item>
                <text:p text:style-name="P1332"><text:s/></text:p>
              </text:list-item>
            </text:list>
          </table:table-cell>
          <table:table-cell table:style-name="表格55.A5" office:value-type="string">
            <text:list xml:id="list111742721172485" text:continue-numbering="true" text:style-name="WW8Num2">
              <text:list-item>
                <text:p text:style-name="P1332">36</text:p>
              </text:list-item>
            </text:list>
          </table:table-cell>
          <table:table-cell table:style-name="表格55.A5" office:value-type="string">
            <text:list xml:id="list111742721178206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21181923" text:continue-numbering="true" text:style-name="WW8Num2">
              <text:list-item>
                <text:p text:style-name="P1332">PK / UUID</text:p>
              </text:list-item>
            </text:list>
          </table:table-cell>
          <table:table-cell table:style-name="表格55.A5" office:value-type="string">
            <text:list xml:id="list111742722169304" text:continue-numbering="true" text:style-name="WW8Num2">
              <text:list-item>
                <text:p text:style-name="P1332">Default java UUID</text:p>
              </text:list-item>
            </text:list>
          </table:table-cell>
          <table:table-cell table:style-name="表格55.J5" table:number-columns-spanned="3" office:value-type="string">
            <text:list xml:id="list111742722175520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26">NAME</text:p>
          </table:table-cell>
          <table:table-cell table:style-name="表格55.A8" office:value-type="string">
            <text:list xml:id="list111742723179714" text:continue-numbering="true" text:style-name="WW8Num2">
              <text:list-item>
                <text:p text:style-name="P1332">VARCHAR</text:p>
              </text:list-item>
            </text:list>
          </table:table-cell>
          <table:table-cell table:style-name="表格55.A8" office:value-type="string">
            <text:p text:style-name="P236"/>
          </table:table-cell>
          <table:table-cell table:style-name="表格55.A8" office:value-type="string">
            <text:p text:style-name="P538">Y</text:p>
          </table:table-cell>
          <table:table-cell table:style-name="表格55.A8" office:value-type="string">
            <text:p text:style-name="P839"/>
          </table:table-cell>
          <table:table-cell table:style-name="表格55.A8" office:value-type="string">
            <text:p text:style-name="P526">50</text:p>
          </table:table-cell>
          <table:table-cell table:style-name="表格55.A8" office:value-type="string">
            <text:p text:style-name="P236"/>
          </table:table-cell>
          <table:table-cell table:style-name="表格55.A8" office:value-type="string">
            <text:p text:style-name="P719"/>
          </table:table-cell>
          <table:table-cell table:style-name="表格55.A8" office:value-type="string">
            <text:p text:style-name="P593"/>
          </table:table-cell>
          <table:table-cell table:style-name="表格55.J5" table:number-columns-spanned="3" office:value-type="string">
            <text:list xml:id="list111742725167385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44">DESCRIPTION</text:p>
          </table:table-cell>
          <table:table-cell table:style-name="表格55.A8" office:value-type="string">
            <text:list xml:id="list111742726177483" text:continue-numbering="true" text:style-name="WW8Num2">
              <text:list-item>
                <text:p text:style-name="P1333">VARCHAR</text:p>
              </text:list-item>
            </text:list>
          </table:table-cell>
          <table:table-cell table:style-name="表格55.A8" office:value-type="string">
            <text:p text:style-name="P236"/>
          </table:table-cell>
          <table:table-cell table:style-name="表格55.A8" office:value-type="string">
            <text:p text:style-name="P543"/>
          </table:table-cell>
          <table:table-cell table:style-name="表格55.A8" office:value-type="string">
            <text:p text:style-name="P843"/>
          </table:table-cell>
          <table:table-cell table:style-name="表格55.A8" office:value-type="string">
            <text:p text:style-name="P544">500</text:p>
          </table:table-cell>
          <table:table-cell table:style-name="表格55.A8" office:value-type="string">
            <text:p text:style-name="P545">null</text:p>
          </table:table-cell>
          <table:table-cell table:style-name="表格55.A8" office:value-type="string">
            <text:p text:style-name="P738"/>
          </table:table-cell>
          <table:table-cell table:style-name="表格55.A8" office:value-type="string">
            <text:p text:style-name="P593"/>
          </table:table-cell>
          <table:table-cell table:style-name="表格55.J5" table:number-columns-spanned="3" office:value-type="string">
            <text:list xml:id="list111742729158784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list xml:id="list111742729174319" text:continue-numbering="true" text:style-name="WW8Num2">
              <text:list-item>
                <text:p text:style-name="P1332">CUSERID</text:p>
              </text:list-item>
            </text:list>
          </table:table-cell>
          <table:table-cell table:style-name="表格55.A8" office:value-type="string">
            <text:list xml:id="list111742729152043" text:continue-numbering="true" text:style-name="WW8Num2">
              <text:list-item>
                <text:p text:style-name="P1332">VARCHAR</text:p>
              </text:list-item>
            </text:list>
          </table:table-cell>
          <table:table-cell table:style-name="表格55.A8" office:value-type="string">
            <text:list xml:id="list111742730159437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8" office:value-type="string">
            <text:list xml:id="list111742730160211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8" office:value-type="string">
            <text:list xml:id="list111742730178222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8" office:value-type="string">
            <text:list xml:id="list111742731172427" text:continue-numbering="true" text:style-name="WW8Num2">
              <text:list-item>
                <text:p text:style-name="P1332">24</text:p>
              </text:list-item>
            </text:list>
          </table:table-cell>
          <table:table-cell table:style-name="表格55.A8" office:value-type="string">
            <text:list xml:id="list111742731159767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8" office:value-type="string">
            <text:list xml:id="list111742732156860" text:continue-numbering="true" text:style-name="WW8Num2">
              <text:list-item>
                <text:p text:style-name="P1332">Create data user</text:p>
              </text:list-item>
            </text:list>
          </table:table-cell>
          <table:table-cell table:style-name="表格55.A8" office:value-type="string">
            <text:list xml:id="list111742732173409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J5" table:number-columns-spanned="3" office:value-type="string">
            <text:list xml:id="list111742732166245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11742733173682" text:continue-numbering="true" text:style-name="WW8Num2">
              <text:list-item>
                <text:p text:style-name="P1332">CDATE</text:p>
              </text:list-item>
            </text:list>
          </table:table-cell>
          <table:table-cell table:style-name="表格55.A5" office:value-type="string">
            <text:list xml:id="list111742733164654" text:continue-numbering="true" text:style-name="WW8Num2">
              <text:list-item>
                <text:p text:style-name="P1332">DATETIME</text:p>
              </text:list-item>
            </text:list>
          </table:table-cell>
          <table:table-cell table:style-name="表格55.A5" office:value-type="string">
            <text:list xml:id="list111742733156611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34157269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34169886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35173818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35156849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35174039" text:continue-numbering="true" text:style-name="WW8Num2">
              <text:list-item>
                <text:p text:style-name="P1332">Create time</text:p>
              </text:list-item>
            </text:list>
          </table:table-cell>
          <table:table-cell table:style-name="表格55.A5" office:value-type="string">
            <text:list xml:id="list111742736158323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J5" table:number-columns-spanned="3" office:value-type="string">
            <text:list xml:id="list111742736179109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11742736165226" text:continue-numbering="true" text:style-name="WW8Num2">
              <text:list-item>
                <text:p text:style-name="P1332">UUSERID</text:p>
              </text:list-item>
            </text:list>
          </table:table-cell>
          <table:table-cell table:style-name="表格55.A5" office:value-type="string">
            <text:list xml:id="list111742737169663" text:continue-numbering="true" text:style-name="WW8Num2">
              <text:list-item>
                <text:p text:style-name="P1332">VARCHAR</text:p>
              </text:list-item>
            </text:list>
          </table:table-cell>
          <table:table-cell table:style-name="表格55.A5" office:value-type="string">
            <text:list xml:id="list111742737156361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38154302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38166419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38160810" text:continue-numbering="true" text:style-name="WW8Num2">
              <text:list-item>
                <text:p text:style-name="P1332">24</text:p>
              </text:list-item>
            </text:list>
          </table:table-cell>
          <table:table-cell table:style-name="表格55.A5" office:value-type="string">
            <text:list xml:id="list111742739152726" text:continue-numbering="true" text:style-name="WW8Num2">
              <text:list-item>
                <text:p text:style-name="P1332">null</text:p>
              </text:list-item>
            </text:list>
          </table:table-cell>
          <table:table-cell table:style-name="表格55.A5" office:value-type="string">
            <text:list xml:id="list111742739164462" text:continue-numbering="true" text:style-name="WW8Num2">
              <text:list-item>
                <text:p text:style-name="P1332">Update date user</text:p>
              </text:list-item>
            </text:list>
          </table:table-cell>
          <table:table-cell table:style-name="表格55.A5" office:value-type="string">
            <text:list xml:id="list111742740182782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J5" table:number-columns-spanned="3" office:value-type="string">
            <text:list xml:id="list111742740165044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11742740152150" text:continue-numbering="true" text:style-name="WW8Num2">
              <text:list-item>
                <text:p text:style-name="P1332">UDATE</text:p>
              </text:list-item>
            </text:list>
          </table:table-cell>
          <table:table-cell table:style-name="表格55.A5" office:value-type="string">
            <text:list xml:id="list111742741170577" text:continue-numbering="true" text:style-name="WW8Num2">
              <text:list-item>
                <text:p text:style-name="P1332">DATETIME</text:p>
              </text:list-item>
            </text:list>
          </table:table-cell>
          <table:table-cell table:style-name="表格55.A5" office:value-type="string">
            <text:list xml:id="list111742741160043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41154603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42170672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42178820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A5" office:value-type="string">
            <text:list xml:id="list111742742162575" text:continue-numbering="true" text:style-name="WW8Num2">
              <text:list-item>
                <text:p text:style-name="P1332">null</text:p>
              </text:list-item>
            </text:list>
          </table:table-cell>
          <table:table-cell table:style-name="表格55.A5" office:value-type="string">
            <text:list xml:id="list111742743162820" text:continue-numbering="true" text:style-name="WW8Num2">
              <text:list-item>
                <text:p text:style-name="P1332">Update time</text:p>
              </text:list-item>
            </text:list>
          </table:table-cell>
          <table:table-cell table:style-name="表格55.A5" office:value-type="string">
            <text:list xml:id="list111742743166230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55.J5" table:number-columns-spanned="3" office:value-type="string">
            <text:list xml:id="list111742744157952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</table:table>
      <text:p text:style-name="P59"/>
      <text:p text:style-name="P59"/>
      <text:p text:style-name="P59"/>
      <text:p text:style-name="P59"/>
      <text:list xml:id="list111742745182933" text:continue-numbering="true" text:style-name="WW8Num2">
        <text:list-item>
          <text:h text:style-name="P1574" text:outline-level="1"><text:bookmark-start text:name="__RefHeading__25744_471428104"/><text:soft-page-break/><text:span text:style-name="T92">QC</text:span><text:span text:style-name="T47">_</text:span><text:span text:style-name="T95">DATA_QUERY_</text:span><text:span text:style-name="T96">MAPPER_</text:span><text:span text:style-name="T97">SET</text:span><text:bookmark-end text:name="__RefHeading__25744_471428104"/></text:h>
        </text:list-item>
      </text:list>
      <table:table table:name="表格56" table:style-name="表格56">
        <table:table-column table:style-name="表格56.A"/>
        <table:table-column table:style-name="表格56.B"/>
        <table:table-column table:style-name="表格56.C" table:number-columns-repeated="2"/>
        <table:table-column table:style-name="表格56.E" table:number-columns-repeated="3"/>
        <table:table-column table:style-name="表格56.H"/>
        <table:table-column table:style-name="表格56.I"/>
        <table:table-column table:style-name="表格56.J"/>
        <table:table-column table:style-name="表格56.K"/>
        <table:table-column table:style-name="表格56.L"/>
        <table:table-row table:style-name="表格56.1">
          <table:table-cell table:style-name="表格56.A1" office:value-type="string">
            <text:list xml:id="list111742746171469" text:continue-numbering="true" text:style-name="WW8Num2">
              <text:list-item>
                <text:p text:style-name="P1032">Project</text:p>
              </text:list-item>
            </text:list>
          </table:table-cell>
          <table:table-cell table:style-name="表格56.A1" table:number-columns-spanned="6" office:value-type="string">
            <text:list xml:id="list111742746167725" text:continue-numbering="true" text:style-name="WW8Num2">
              <text:list-item>
                <text:p text:style-name="P11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1" office:value-type="string">
            <text:list xml:id="list111742747180518" text:continue-numbering="true" text:style-name="WW8Num2">
              <text:list-item>
                <text:p text:style-name="P1032">Ver</text:p>
              </text:list-item>
            </text:list>
          </table:table-cell>
          <table:table-cell table:style-name="表格56.A1" office:value-type="string">
            <text:list xml:id="list111742747164707" text:continue-numbering="true" text:style-name="WW8Num2">
              <text:list-item>
                <text:p text:style-name="P1118">0.5</text:p>
              </text:list-item>
            </text:list>
          </table:table-cell>
          <table:table-cell table:style-name="表格56.J1" office:value-type="string">
            <text:list xml:id="list111742747177379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6.K1" office:value-type="string">
            <text:list xml:id="list111742748161198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6.K1" office:value-type="string">
            <text:list xml:id="list111742748178586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111742748165982" text:continue-numbering="true" text:style-name="WW8Num2">
              <text:list-item>
                <text:p text:style-name="P1032">Maintain</text:p>
              </text:list-item>
            </text:list>
          </table:table-cell>
          <table:table-cell table:style-name="表格56.A2" table:number-columns-spanned="6" office:value-type="string">
            <text:list xml:id="list111742749164901" text:continue-numbering="true" text:style-name="WW8Num2">
              <text:list-item>
                <text:p text:style-name="P11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111742749160140" text:continue-numbering="true" text:style-name="WW8Num2">
              <text:list-item>
                <text:p text:style-name="P1032">Date</text:p>
              </text:list-item>
            </text:list>
          </table:table-cell>
          <table:table-cell table:style-name="表格56.A2" office:value-type="string">
            <text:list xml:id="list111742749162901" text:continue-numbering="true" text:style-name="WW8Num2">
              <text:list-item>
                <text:p text:style-name="P1118">201<text:span text:style-name="T189">5</text:span>/<text:span text:style-name="T189">01</text:span>/<text:span text:style-name="T189">14</text:span></text:p>
              </text:list-item>
            </text:list>
          </table:table-cell>
          <table:table-cell table:style-name="表格56.J1" office:value-type="string">
            <text:list xml:id="list111742750181104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6.K1" office:value-type="string">
            <text:list xml:id="list111742750153192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6.K1" office:value-type="string">
            <text:list xml:id="list111742751182422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111742751165110" text:continue-numbering="true" text:style-name="WW8Num2">
              <text:list-item>
                <text:p text:style-name="P1032">Table</text:p>
              </text:list-item>
            </text:list>
          </table:table-cell>
          <table:table-cell table:style-name="表格56.A2" table:number-columns-spanned="6" office:value-type="string">
            <text:list xml:id="list111742751170633" text:continue-numbering="true" text:style-name="WW8Num2">
              <text:list-item>
                <text:p text:style-name="P1224">qc_<text:span text:style-name="T191">data_query_mapper_se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111742752175981" text:continue-numbering="true" text:style-name="WW8Num2">
              <text:list-item>
                <text:p text:style-name="P1032">DataBase</text:p>
              </text:list-item>
            </text:list>
          </table:table-cell>
          <table:table-cell table:style-name="表格56.A2" office:value-type="string">
            <text:list xml:id="list111742752167648" text:continue-numbering="true" text:style-name="WW8Num2">
              <text:list-item>
                <text:p text:style-name="P1118">bbcore</text:p>
              </text:list-item>
            </text:list>
          </table:table-cell>
          <table:table-cell table:style-name="表格56.J1" office:value-type="string">
            <text:list xml:id="list111742753162137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6.K1" office:value-type="string">
            <text:list xml:id="list111742753177635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6.K1" office:value-type="string">
            <text:list xml:id="list111742753166160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56.1">
          <table:table-cell table:style-name="表格56.A4" office:value-type="string">
            <text:list xml:id="list111742754179997" text:continue-numbering="true" text:style-name="WW8Num2">
              <text:list-item>
                <text:p text:style-name="P1032">Descript</text:p>
              </text:list-item>
            </text:list>
          </table:table-cell>
          <table:table-cell table:style-name="表格56.A4" table:number-columns-spanned="8" office:value-type="string">
            <text:list xml:id="list111742754159851" text:continue-numbering="true" text:style-name="WW8Num2">
              <text:list-item>
                <text:p text:style-name="P1180">Pie chart 模式只能1對1 , 一個LABEL_FIELD 對一個VALUE_FIELD</text:p>
              </text:list-item>
              <text:list-item>
                <text:p text:style-name="P1181">Bar chart 或 Line chart<text:span text:style-name="T194">,</text:span> 一個LABEL_FIELD 能對多個VALUE_FIEL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1" office:value-type="string">
            <text:list xml:id="list111742755162699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6.K1" office:value-type="string">
            <text:list xml:id="list111742755159937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6.K1" office:value-type="string">
            <text:list xml:id="list111742756176720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56.1">
          <table:table-cell table:style-name="表格56.A5" table:number-columns-spanned="9" office:value-type="string">
            <text:list xml:id="list111742756170813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5" table:number-columns-spanned="3" office:value-type="string">
            <text:list xml:id="list111742756156701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11742757170296" text:continue-numbering="true" text:style-name="WW8Num2">
              <text:list-item>
                <text:p text:style-name="P1075">Field</text:p>
              </text:list-item>
            </text:list>
          </table:table-cell>
          <table:table-cell table:style-name="表格56.A5" office:value-type="string">
            <text:list xml:id="list111742757178852" text:continue-numbering="true" text:style-name="WW8Num2">
              <text:list-item>
                <text:p text:style-name="P1075">Datatype</text:p>
              </text:list-item>
            </text:list>
          </table:table-cell>
          <table:table-cell table:style-name="表格56.A5" office:value-type="string">
            <text:list xml:id="list111742757164951" text:continue-numbering="true" text:style-name="WW8Num2">
              <text:list-item>
                <text:p text:style-name="P1075">PK</text:p>
              </text:list-item>
            </text:list>
          </table:table-cell>
          <table:table-cell table:style-name="表格56.A5" office:value-type="string">
            <text:list xml:id="list111742758167118" text:continue-numbering="true" text:style-name="WW8Num2">
              <text:list-item>
                <text:p text:style-name="P1075">UK</text:p>
              </text:list-item>
            </text:list>
          </table:table-cell>
          <table:table-cell table:style-name="表格56.A5" office:value-type="string">
            <text:list xml:id="list111742758177253" text:continue-numbering="true" text:style-name="WW8Num2">
              <text:list-item>
                <text:p text:style-name="P1075">IDX</text:p>
              </text:list-item>
            </text:list>
          </table:table-cell>
          <table:table-cell table:style-name="表格56.A5" office:value-type="string">
            <text:list xml:id="list111742758157079" text:continue-numbering="true" text:style-name="WW8Num2">
              <text:list-item>
                <text:p text:style-name="P989"><text:span text:style-name="T2">S</text:span><text:span text:style-name="T3">IZE</text:span></text:p>
              </text:list-item>
            </text:list>
          </table:table-cell>
          <table:table-cell table:style-name="表格56.A5" office:value-type="string">
            <text:list xml:id="list111742759153934" text:continue-numbering="true" text:style-name="WW8Num2">
              <text:list-item>
                <text:p text:style-name="P989"><text:span text:style-name="T2">D</text:span><text:span text:style-name="T3">EF</text:span></text:p>
              </text:list-item>
            </text:list>
          </table:table-cell>
          <table:table-cell table:style-name="表格56.A5" office:value-type="string">
            <text:list xml:id="list111742759174768" text:continue-numbering="true" text:style-name="WW8Num2">
              <text:list-item>
                <text:p text:style-name="P1075">Description</text:p>
              </text:list-item>
            </text:list>
          </table:table-cell>
          <table:table-cell table:style-name="表格56.A5" office:value-type="string">
            <text:list xml:id="list111742760174502" text:continue-numbering="true" text:style-name="WW8Num2">
              <text:list-item>
                <text:p text:style-name="P1075">Remarks</text:p>
              </text:list-item>
            </text:list>
          </table:table-cell>
          <table:table-cell table:style-name="表格56.J5" table:number-columns-spanned="3" office:value-type="string">
            <text:list xml:id="list111742760174430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11742761160409" text:continue-numbering="true" text:style-name="WW8Num2">
              <text:list-item>
                <text:p text:style-name="P1334">OID</text:p>
              </text:list-item>
            </text:list>
          </table:table-cell>
          <table:table-cell table:style-name="表格56.A5" office:value-type="string">
            <text:list xml:id="list111742761181042" text:continue-numbering="true" text:style-name="WW8Num2">
              <text:list-item>
                <text:p text:style-name="P1334">CHAR</text:p>
              </text:list-item>
            </text:list>
          </table:table-cell>
          <table:table-cell table:style-name="表格56.A5" office:value-type="string">
            <text:list xml:id="list111742761162877" text:continue-numbering="true" text:style-name="WW8Num2">
              <text:list-item>
                <text:p text:style-name="P1334">Y</text:p>
              </text:list-item>
            </text:list>
          </table:table-cell>
          <table:table-cell table:style-name="表格56.A5" office:value-type="string">
            <text:list xml:id="list111742762164229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62167328" text:continue-numbering="true" text:style-name="WW8Num2">
              <text:list-item>
                <text:p text:style-name="P1334"><text:s/></text:p>
              </text:list-item>
            </text:list>
          </table:table-cell>
          <table:table-cell table:style-name="表格56.A5" office:value-type="string">
            <text:list xml:id="list111742762151014" text:continue-numbering="true" text:style-name="WW8Num2">
              <text:list-item>
                <text:p text:style-name="P1334">36</text:p>
              </text:list-item>
            </text:list>
          </table:table-cell>
          <table:table-cell table:style-name="表格56.A5" office:value-type="string">
            <text:list xml:id="list111742763161281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63179927" text:continue-numbering="true" text:style-name="WW8Num2">
              <text:list-item>
                <text:p text:style-name="P1334">PK / UUID</text:p>
              </text:list-item>
            </text:list>
          </table:table-cell>
          <table:table-cell table:style-name="表格56.A5" office:value-type="string">
            <text:list xml:id="list111742764158998" text:continue-numbering="true" text:style-name="WW8Num2">
              <text:list-item>
                <text:p text:style-name="P1334">Default java UUID</text:p>
              </text:list-item>
            </text:list>
          </table:table-cell>
          <table:table-cell table:style-name="表格56.J5" table:number-columns-spanned="3" office:value-type="string">
            <text:list xml:id="list111742764172936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8">MAPPER_OID</text:p>
          </table:table-cell>
          <table:table-cell table:style-name="表格56.A8" office:value-type="string">
            <text:list xml:id="list111742765158291" text:continue-numbering="true" text:style-name="WW8Num2">
              <text:list-item>
                <text:p text:style-name="P1332">CHAR</text:p>
              </text:list-item>
            </text:list>
          </table:table-cell>
          <table:table-cell table:style-name="表格56.A8" office:value-type="string">
            <text:list xml:id="list111742765167549" text:continue-numbering="true" text:style-name="WW8Num2">
              <text:list-item>
                <text:p text:style-name="P1332"/>
              </text:list-item>
            </text:list>
          </table:table-cell>
          <table:table-cell table:style-name="表格56.A8" office:value-type="string">
            <text:list xml:id="list111742765152457" text:continue-numbering="true" text:style-name="WW8Num2">
              <text:list-item>
                <text:p text:style-name="P1438">Y</text:p>
              </text:list-item>
            </text:list>
          </table:table-cell>
          <table:table-cell table:style-name="表格56.A8" office:value-type="string">
            <text:list xml:id="list111742766155195" text:continue-numbering="true" text:style-name="WW8Num2">
              <text:list-item>
                <text:p text:style-name="P1332"><text:s/><text:span text:style-name="T193">Y</text:span></text:p>
              </text:list-item>
            </text:list>
          </table:table-cell>
          <table:table-cell table:style-name="表格56.A8" office:value-type="string">
            <text:list xml:id="list111742766173396" text:continue-numbering="true" text:style-name="WW8Num2">
              <text:list-item>
                <text:p text:style-name="P1332">36</text:p>
              </text:list-item>
            </text:list>
          </table:table-cell>
          <table:table-cell table:style-name="表格56.A8" office:value-type="string">
            <text:p text:style-name="P237"/>
          </table:table-cell>
          <table:table-cell table:style-name="表格56.A8" office:value-type="string">
            <text:p text:style-name="P741">QC_DATA_QUERY_MAPPER.OID</text:p>
          </table:table-cell>
          <table:table-cell table:style-name="表格56.A8" office:value-type="string">
            <text:p text:style-name="P594"/>
          </table:table-cell>
          <table:table-cell table:style-name="表格56.J5" table:number-columns-spanned="3" office:value-type="string">
            <text:list xml:id="list111742768162922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9">LABEL_FIELD</text:p>
          </table:table-cell>
          <table:table-cell table:style-name="表格56.A8" office:value-type="string">
            <text:list xml:id="list111742768166967" text:continue-numbering="true" text:style-name="WW8Num2">
              <text:list-item>
                <text:p text:style-name="P1335">VARCHAR</text:p>
              </text:list-item>
            </text:list>
          </table:table-cell>
          <table:table-cell table:style-name="表格56.A8" office:value-type="string">
            <text:p text:style-name="P237"/>
          </table:table-cell>
          <table:table-cell table:style-name="表格56.A8" office:value-type="string">
            <text:p text:style-name="P550">Y</text:p>
          </table:table-cell>
          <table:table-cell table:style-name="表格56.A8" office:value-type="string">
            <text:p text:style-name="P840"/>
          </table:table-cell>
          <table:table-cell table:style-name="表格56.A8" office:value-type="string">
            <text:p text:style-name="P549">50</text:p>
          </table:table-cell>
          <table:table-cell table:style-name="表格56.A8" office:value-type="string">
            <text:p text:style-name="P237"/>
          </table:table-cell>
          <table:table-cell table:style-name="表格56.A8" office:value-type="string">
            <text:p text:style-name="P720"/>
          </table:table-cell>
          <table:table-cell table:style-name="表格56.A8" office:value-type="string">
            <text:p text:style-name="P594"/>
          </table:table-cell>
          <table:table-cell table:style-name="表格56.J5" table:number-columns-spanned="3" office:value-type="string">
            <text:list xml:id="list111742771167701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9">VALUE_FIELD</text:p>
          </table:table-cell>
          <table:table-cell table:style-name="表格56.A8" office:value-type="string">
            <text:list xml:id="list111742772154454" text:continue-numbering="true" text:style-name="WW8Num2">
              <text:list-item>
                <text:p text:style-name="P1335">VARCHAR</text:p>
              </text:list-item>
            </text:list>
          </table:table-cell>
          <table:table-cell table:style-name="表格56.A8" office:value-type="string">
            <text:p text:style-name="P237"/>
          </table:table-cell>
          <table:table-cell table:style-name="表格56.A8" office:value-type="string">
            <text:p text:style-name="P551">Y</text:p>
          </table:table-cell>
          <table:table-cell table:style-name="表格56.A8" office:value-type="string">
            <text:p text:style-name="P844"/>
          </table:table-cell>
          <table:table-cell table:style-name="表格56.A8" office:value-type="string">
            <text:p text:style-name="P549">50</text:p>
          </table:table-cell>
          <table:table-cell table:style-name="表格56.A8" office:value-type="string">
            <text:p text:style-name="P546"/>
          </table:table-cell>
          <table:table-cell table:style-name="表格56.A8" office:value-type="string">
            <text:p text:style-name="P739"/>
          </table:table-cell>
          <table:table-cell table:style-name="表格56.A8" office:value-type="string">
            <text:p text:style-name="P594"/>
          </table:table-cell>
          <table:table-cell table:style-name="表格56.J5" table:number-columns-spanned="3" office:value-type="string">
            <text:list xml:id="list111742774161014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list xml:id="list111742774161316" text:continue-numbering="true" text:style-name="WW8Num2">
              <text:list-item>
                <text:p text:style-name="P1334">CUSERID</text:p>
              </text:list-item>
            </text:list>
          </table:table-cell>
          <table:table-cell table:style-name="表格56.A8" office:value-type="string">
            <text:list xml:id="list111742775158942" text:continue-numbering="true" text:style-name="WW8Num2">
              <text:list-item>
                <text:p text:style-name="P1334">VARCHAR</text:p>
              </text:list-item>
            </text:list>
          </table:table-cell>
          <table:table-cell table:style-name="表格56.A8" office:value-type="string">
            <text:list xml:id="list111742775175248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8" office:value-type="string">
            <text:list xml:id="list111742776166344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8" office:value-type="string">
            <text:list xml:id="list111742776181609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8" office:value-type="string">
            <text:list xml:id="list111742776155669" text:continue-numbering="true" text:style-name="WW8Num2">
              <text:list-item>
                <text:p text:style-name="P1334">24</text:p>
              </text:list-item>
            </text:list>
          </table:table-cell>
          <table:table-cell table:style-name="表格56.A8" office:value-type="string">
            <text:list xml:id="list111742777168213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8" office:value-type="string">
            <text:list xml:id="list111742777163322" text:continue-numbering="true" text:style-name="WW8Num2">
              <text:list-item>
                <text:p text:style-name="P1334">Create data user</text:p>
              </text:list-item>
            </text:list>
          </table:table-cell>
          <table:table-cell table:style-name="表格56.A8" office:value-type="string">
            <text:list xml:id="list111742778159439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J5" table:number-columns-spanned="3" office:value-type="string">
            <text:list xml:id="list111742778167988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11742778180487" text:continue-numbering="true" text:style-name="WW8Num2">
              <text:list-item>
                <text:p text:style-name="P1334">CDATE</text:p>
              </text:list-item>
            </text:list>
          </table:table-cell>
          <table:table-cell table:style-name="表格56.A5" office:value-type="string">
            <text:list xml:id="list111742779155000" text:continue-numbering="true" text:style-name="WW8Num2">
              <text:list-item>
                <text:p text:style-name="P1334">DATETIME</text:p>
              </text:list-item>
            </text:list>
          </table:table-cell>
          <table:table-cell table:style-name="表格56.A5" office:value-type="string">
            <text:list xml:id="list111742779160156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79153142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0158983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0172969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1160685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1178261" text:continue-numbering="true" text:style-name="WW8Num2">
              <text:list-item>
                <text:p text:style-name="P1334">Create time</text:p>
              </text:list-item>
            </text:list>
          </table:table-cell>
          <table:table-cell table:style-name="表格56.A5" office:value-type="string">
            <text:list xml:id="list111742781154353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J5" table:number-columns-spanned="3" office:value-type="string">
            <text:list xml:id="list111742782177490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11742782156613" text:continue-numbering="true" text:style-name="WW8Num2">
              <text:list-item>
                <text:p text:style-name="P1334">UUSERID</text:p>
              </text:list-item>
            </text:list>
          </table:table-cell>
          <table:table-cell table:style-name="表格56.A5" office:value-type="string">
            <text:list xml:id="list111742782152344" text:continue-numbering="true" text:style-name="WW8Num2">
              <text:list-item>
                <text:p text:style-name="P1334">VARCHAR</text:p>
              </text:list-item>
            </text:list>
          </table:table-cell>
          <table:table-cell table:style-name="表格56.A5" office:value-type="string">
            <text:list xml:id="list111742783178886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3176567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4169509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4152461" text:continue-numbering="true" text:style-name="WW8Num2">
              <text:list-item>
                <text:p text:style-name="P1334">24</text:p>
              </text:list-item>
            </text:list>
          </table:table-cell>
          <table:table-cell table:style-name="表格56.A5" office:value-type="string">
            <text:list xml:id="list111742784182250" text:continue-numbering="true" text:style-name="WW8Num2">
              <text:list-item>
                <text:p text:style-name="P1334">null</text:p>
              </text:list-item>
            </text:list>
          </table:table-cell>
          <table:table-cell table:style-name="表格56.A5" office:value-type="string">
            <text:list xml:id="list111742785155395" text:continue-numbering="true" text:style-name="WW8Num2">
              <text:list-item>
                <text:p text:style-name="P1334">Update date user</text:p>
              </text:list-item>
            </text:list>
          </table:table-cell>
          <table:table-cell table:style-name="表格56.A5" office:value-type="string">
            <text:list xml:id="list111742785167773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J5" table:number-columns-spanned="3" office:value-type="string">
            <text:list xml:id="list111742786157395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11742786166544" text:continue-numbering="true" text:style-name="WW8Num2">
              <text:list-item>
                <text:p text:style-name="P1334">UDATE</text:p>
              </text:list-item>
            </text:list>
          </table:table-cell>
          <table:table-cell table:style-name="表格56.A5" office:value-type="string">
            <text:list xml:id="list111742786177641" text:continue-numbering="true" text:style-name="WW8Num2">
              <text:list-item>
                <text:p text:style-name="P1334">DATETIME</text:p>
              </text:list-item>
            </text:list>
          </table:table-cell>
          <table:table-cell table:style-name="表格56.A5" office:value-type="string">
            <text:list xml:id="list111742787160097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7180956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7150898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8151692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A5" office:value-type="string">
            <text:list xml:id="list111742788179935" text:continue-numbering="true" text:style-name="WW8Num2">
              <text:list-item>
                <text:p text:style-name="P1334">null</text:p>
              </text:list-item>
            </text:list>
          </table:table-cell>
          <table:table-cell table:style-name="表格56.A5" office:value-type="string">
            <text:list xml:id="list111742789175217" text:continue-numbering="true" text:style-name="WW8Num2">
              <text:list-item>
                <text:p text:style-name="P1334">Update time</text:p>
              </text:list-item>
            </text:list>
          </table:table-cell>
          <table:table-cell table:style-name="表格56.A5" office:value-type="string">
            <text:list xml:id="list111742789170949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56.J5" table:number-columns-spanned="3" office:value-type="string">
            <text:list xml:id="list111742789180380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11742796157904" text:continue-numbering="true" text:style-name="WW8Num2">
        <text:list-item>
          <text:h text:style-name="P1575" text:outline-level="1"><text:bookmark-start text:name="__RefHeading__26121_455019284"/><text:soft-page-break/><text:span text:style-name="T92">QC</text:span><text:span text:style-name="T47">_</text:span><text:span text:style-name="T98">OLAP</text:span><text:span text:style-name="T92">_</text:span><text:span text:style-name="T93">CONF</text:span><text:bookmark-end text:name="__RefHeading__26121_455019284"/></text:h>
        </text:list-item>
      </text:list>
      <table:table table:name="表格57" table:style-name="表格57">
        <table:table-column table:style-name="表格57.A"/>
        <table:table-column table:style-name="表格57.B"/>
        <table:table-column table:style-name="表格57.C" table:number-columns-repeated="2"/>
        <table:table-column table:style-name="表格57.E" table:number-columns-repeated="3"/>
        <table:table-column table:style-name="表格57.H"/>
        <table:table-column table:style-name="表格57.I"/>
        <table:table-column table:style-name="表格57.J"/>
        <table:table-column table:style-name="表格57.K"/>
        <table:table-column table:style-name="表格57.L"/>
        <table:table-row table:style-name="表格57.1">
          <table:table-cell table:style-name="表格57.A1" office:value-type="string">
            <text:list xml:id="list111742797171639" text:continue-numbering="true" text:style-name="WW8Num2">
              <text:list-item>
                <text:p text:style-name="P1033">Project</text:p>
              </text:list-item>
            </text:list>
          </table:table-cell>
          <table:table-cell table:style-name="表格57.A1" table:number-columns-spanned="6" office:value-type="string">
            <text:list xml:id="list111742797154476" text:continue-numbering="true" text:style-name="WW8Num2">
              <text:list-item>
                <text:p text:style-name="P11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1" office:value-type="string">
            <text:list xml:id="list111742797168130" text:continue-numbering="true" text:style-name="WW8Num2">
              <text:list-item>
                <text:p text:style-name="P1033">Ver</text:p>
              </text:list-item>
            </text:list>
          </table:table-cell>
          <table:table-cell table:style-name="表格57.A1" office:value-type="string">
            <text:list xml:id="list111742798154190" text:continue-numbering="true" text:style-name="WW8Num2">
              <text:list-item>
                <text:p text:style-name="P1119">0.5</text:p>
              </text:list-item>
            </text:list>
          </table:table-cell>
          <table:table-cell table:style-name="表格57.J1" office:value-type="string">
            <text:list xml:id="list111742798161392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7.K1" office:value-type="string">
            <text:list xml:id="list111742798153452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7.K1" office:value-type="string">
            <text:list xml:id="list111742799161087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111742799161445" text:continue-numbering="true" text:style-name="WW8Num2">
              <text:list-item>
                <text:p text:style-name="P1033">Maintain</text:p>
              </text:list-item>
            </text:list>
          </table:table-cell>
          <table:table-cell table:style-name="表格57.A2" table:number-columns-spanned="6" office:value-type="string">
            <text:list xml:id="list111742800182853" text:continue-numbering="true" text:style-name="WW8Num2">
              <text:list-item>
                <text:p text:style-name="P11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111742800151200" text:continue-numbering="true" text:style-name="WW8Num2">
              <text:list-item>
                <text:p text:style-name="P1033">Date</text:p>
              </text:list-item>
            </text:list>
          </table:table-cell>
          <table:table-cell table:style-name="表格57.A2" office:value-type="string">
            <text:list xml:id="list111742800159696" text:continue-numbering="true" text:style-name="WW8Num2">
              <text:list-item>
                <text:p text:style-name="P1119">201<text:span text:style-name="T189">5</text:span>/<text:span text:style-name="T189">03</text:span>/<text:span text:style-name="T189">02</text:span></text:p>
              </text:list-item>
            </text:list>
          </table:table-cell>
          <table:table-cell table:style-name="表格57.J1" office:value-type="string">
            <text:list xml:id="list111742801179628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7.K1" office:value-type="string">
            <text:list xml:id="list111742801183106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7.K1" office:value-type="string">
            <text:list xml:id="list111742802154286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111742802158420" text:continue-numbering="true" text:style-name="WW8Num2">
              <text:list-item>
                <text:p text:style-name="P1033">Table</text:p>
              </text:list-item>
            </text:list>
          </table:table-cell>
          <table:table-cell table:style-name="表格57.A2" table:number-columns-spanned="6" office:value-type="string">
            <text:list xml:id="list111742802166486" text:continue-numbering="true" text:style-name="WW8Num2">
              <text:list-item>
                <text:p text:style-name="P1225">qc_<text:span text:style-name="T195">olap_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111742803154210" text:continue-numbering="true" text:style-name="WW8Num2">
              <text:list-item>
                <text:p text:style-name="P1033">DataBase</text:p>
              </text:list-item>
            </text:list>
          </table:table-cell>
          <table:table-cell table:style-name="表格57.A2" office:value-type="string">
            <text:list xml:id="list111742803181049" text:continue-numbering="true" text:style-name="WW8Num2">
              <text:list-item>
                <text:p text:style-name="P1119">bbcore</text:p>
              </text:list-item>
            </text:list>
          </table:table-cell>
          <table:table-cell table:style-name="表格57.J1" office:value-type="string">
            <text:list xml:id="list111742803167856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7.K1" office:value-type="string">
            <text:list xml:id="list111742804171908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7.K1" office:value-type="string">
            <text:list xml:id="list111742804176589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57.1">
          <table:table-cell table:style-name="表格57.A4" office:value-type="string">
            <text:list xml:id="list111742805168280" text:continue-numbering="true" text:style-name="WW8Num2">
              <text:list-item>
                <text:p text:style-name="P1033">Descript</text:p>
              </text:list-item>
            </text:list>
          </table:table-cell>
          <table:table-cell table:style-name="表格57.A4" table:number-columns-spanned="8" office:value-type="string">
            <text:list xml:id="list111742805154739" text:continue-numbering="true" text:style-name="WW8Num2">
              <text:list-item>
                <text:p text:style-name="P11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1" office:value-type="string">
            <text:list xml:id="list111742806161565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7.K1" office:value-type="string">
            <text:list xml:id="list111742806182175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7.K1" office:value-type="string">
            <text:list xml:id="list111742807161607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57.1">
          <table:table-cell table:style-name="表格57.A5" table:number-columns-spanned="9" office:value-type="string">
            <text:list xml:id="list111742807179382" text:continue-numbering="true" text:style-name="WW8Num2">
              <text:list-item>
                <text:p text:style-name="P9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5" table:number-columns-spanned="3" office:value-type="string">
            <text:list xml:id="list111742807165729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11742808151019" text:continue-numbering="true" text:style-name="WW8Num2">
              <text:list-item>
                <text:p text:style-name="P1076">Field</text:p>
              </text:list-item>
            </text:list>
          </table:table-cell>
          <table:table-cell table:style-name="表格57.A5" office:value-type="string">
            <text:list xml:id="list111742808155741" text:continue-numbering="true" text:style-name="WW8Num2">
              <text:list-item>
                <text:p text:style-name="P1076">Datatype</text:p>
              </text:list-item>
            </text:list>
          </table:table-cell>
          <table:table-cell table:style-name="表格57.A5" office:value-type="string">
            <text:list xml:id="list111742808174535" text:continue-numbering="true" text:style-name="WW8Num2">
              <text:list-item>
                <text:p text:style-name="P1076">PK</text:p>
              </text:list-item>
            </text:list>
          </table:table-cell>
          <table:table-cell table:style-name="表格57.A5" office:value-type="string">
            <text:list xml:id="list111742809160378" text:continue-numbering="true" text:style-name="WW8Num2">
              <text:list-item>
                <text:p text:style-name="P1076">UK</text:p>
              </text:list-item>
            </text:list>
          </table:table-cell>
          <table:table-cell table:style-name="表格57.A5" office:value-type="string">
            <text:list xml:id="list111742809160768" text:continue-numbering="true" text:style-name="WW8Num2">
              <text:list-item>
                <text:p text:style-name="P1076">IDX</text:p>
              </text:list-item>
            </text:list>
          </table:table-cell>
          <table:table-cell table:style-name="表格57.A5" office:value-type="string">
            <text:list xml:id="list111742809179518" text:continue-numbering="true" text:style-name="WW8Num2">
              <text:list-item>
                <text:p text:style-name="P990"><text:span text:style-name="T2">S</text:span><text:span text:style-name="T3">IZE</text:span></text:p>
              </text:list-item>
            </text:list>
          </table:table-cell>
          <table:table-cell table:style-name="表格57.A5" office:value-type="string">
            <text:list xml:id="list111742810169478" text:continue-numbering="true" text:style-name="WW8Num2">
              <text:list-item>
                <text:p text:style-name="P990"><text:span text:style-name="T2">D</text:span><text:span text:style-name="T3">EF</text:span></text:p>
              </text:list-item>
            </text:list>
          </table:table-cell>
          <table:table-cell table:style-name="表格57.A5" office:value-type="string">
            <text:list xml:id="list111742810152660" text:continue-numbering="true" text:style-name="WW8Num2">
              <text:list-item>
                <text:p text:style-name="P1076">Description</text:p>
              </text:list-item>
            </text:list>
          </table:table-cell>
          <table:table-cell table:style-name="表格57.A5" office:value-type="string">
            <text:list xml:id="list111742811150762" text:continue-numbering="true" text:style-name="WW8Num2">
              <text:list-item>
                <text:p text:style-name="P1076">Remarks</text:p>
              </text:list-item>
            </text:list>
          </table:table-cell>
          <table:table-cell table:style-name="表格57.J5" table:number-columns-spanned="3" office:value-type="string">
            <text:list xml:id="list111742811155730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11742811173966" text:continue-numbering="true" text:style-name="WW8Num2">
              <text:list-item>
                <text:p text:style-name="P1336">OID</text:p>
              </text:list-item>
            </text:list>
          </table:table-cell>
          <table:table-cell table:style-name="表格57.A5" office:value-type="string">
            <text:list xml:id="list111742812172719" text:continue-numbering="true" text:style-name="WW8Num2">
              <text:list-item>
                <text:p text:style-name="P1336">CHAR</text:p>
              </text:list-item>
            </text:list>
          </table:table-cell>
          <table:table-cell table:style-name="表格57.A5" office:value-type="string">
            <text:list xml:id="list111742812163644" text:continue-numbering="true" text:style-name="WW8Num2">
              <text:list-item>
                <text:p text:style-name="P1336">Y</text:p>
              </text:list-item>
            </text:list>
          </table:table-cell>
          <table:table-cell table:style-name="表格57.A5" office:value-type="string">
            <text:list xml:id="list111742813163446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13165400" text:continue-numbering="true" text:style-name="WW8Num2">
              <text:list-item>
                <text:p text:style-name="P1336"><text:s/></text:p>
              </text:list-item>
            </text:list>
          </table:table-cell>
          <table:table-cell table:style-name="表格57.A5" office:value-type="string">
            <text:list xml:id="list111742813152435" text:continue-numbering="true" text:style-name="WW8Num2">
              <text:list-item>
                <text:p text:style-name="P1336">36</text:p>
              </text:list-item>
            </text:list>
          </table:table-cell>
          <table:table-cell table:style-name="表格57.A5" office:value-type="string">
            <text:list xml:id="list111742814172557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14174065" text:continue-numbering="true" text:style-name="WW8Num2">
              <text:list-item>
                <text:p text:style-name="P1336">PK / UUID</text:p>
              </text:list-item>
            </text:list>
          </table:table-cell>
          <table:table-cell table:style-name="表格57.A5" office:value-type="string">
            <text:list xml:id="list111742815180253" text:continue-numbering="true" text:style-name="WW8Num2">
              <text:list-item>
                <text:p text:style-name="P1336">Default java UUID</text:p>
              </text:list-item>
            </text:list>
          </table:table-cell>
          <table:table-cell table:style-name="表格57.J5" table:number-columns-spanned="3" office:value-type="string">
            <text:list xml:id="list111742815179523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36">ID</text:p>
          </table:table-cell>
          <table:table-cell table:style-name="表格57.A8" office:value-type="string">
            <text:list xml:id="list111742816158529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535">Y</text:p>
          </table:table-cell>
          <table:table-cell table:style-name="表格57.A8" office:value-type="string">
            <text:p text:style-name="P841"/>
          </table:table-cell>
          <table:table-cell table:style-name="表格57.A8" office:value-type="string">
            <text:p text:style-name="P536">20</text:p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721"/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111742818150953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9">NAME</text:p>
          </table:table-cell>
          <table:table-cell table:style-name="表格57.A8" office:value-type="string">
            <text:list xml:id="list111742819166715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505"/>
          </table:table-cell>
          <table:table-cell table:style-name="表格57.A8" office:value-type="string">
            <text:p text:style-name="P841"/>
          </table:table-cell>
          <table:table-cell table:style-name="表格57.A8" office:value-type="string">
            <text:p text:style-name="P529">100</text:p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721"/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111742822157268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52">JDBC_DRIVERS</text:p>
          </table:table-cell>
          <table:table-cell table:style-name="表格57.A8" office:value-type="string">
            <text:list xml:id="list111742822168714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513"/>
          </table:table-cell>
          <table:table-cell table:style-name="表格57.A8" office:value-type="string">
            <text:p text:style-name="P845"/>
          </table:table-cell>
          <table:table-cell table:style-name="表格57.A8" office:value-type="string">
            <text:p text:style-name="P531"><text:span text:style-name="T197">5</text:span>0</text:p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736"/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111742825173719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36">JDBC_URL</text:p>
          </table:table-cell>
          <table:table-cell table:style-name="表格57.A8" office:value-type="string">
            <text:list xml:id="list111742825156634" text:continue-numbering="true" text:style-name="WW8Num2">
              <text:list-item>
                <text:p text:style-name="P1434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485"/>
          </table:table-cell>
          <table:table-cell table:style-name="表格57.A8" office:value-type="string">
            <text:p text:style-name="P810"/>
          </table:table-cell>
          <table:table-cell table:style-name="表格57.A8" office:value-type="string">
            <text:p text:style-name="P536">500</text:p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742">jdbc:mysql://localhost:3306/bbcore?user=root&amp;password=password&amp;useUnicode=true&amp;characterEncoding=utf8</text:p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111742828177536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36">DESCRIPTION</text:p>
          </table:table-cell>
          <table:table-cell table:style-name="表格57.A8" office:value-type="string">
            <text:list xml:id="list111742829168109" text:continue-numbering="true" text:style-name="WW8Num2">
              <text:list-item>
                <text:p text:style-name="P1434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485"/>
          </table:table-cell>
          <table:table-cell table:style-name="表格57.A8" office:value-type="string">
            <text:p text:style-name="P810"/>
          </table:table-cell>
          <table:table-cell table:style-name="表格57.A8" office:value-type="string">
            <text:p text:style-name="P536">500</text:p>
          </table:table-cell>
          <table:table-cell table:style-name="表格57.A8" office:value-type="string">
            <text:p text:style-name="P547">null</text:p>
          </table:table-cell>
          <table:table-cell table:style-name="表格57.A8" office:value-type="string">
            <text:p text:style-name="P733"/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111742831166264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list xml:id="list111742831151567" text:continue-numbering="true" text:style-name="WW8Num2">
              <text:list-item>
                <text:p text:style-name="P1336">CUSERID</text:p>
              </text:list-item>
            </text:list>
          </table:table-cell>
          <table:table-cell table:style-name="表格57.A8" office:value-type="string">
            <text:list xml:id="list111742832178582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57.A8" office:value-type="string">
            <text:list xml:id="list111742832169098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8" office:value-type="string">
            <text:list xml:id="list111742833167621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8" office:value-type="string">
            <text:list xml:id="list111742833182721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8" office:value-type="string">
            <text:list xml:id="list111742833162549" text:continue-numbering="true" text:style-name="WW8Num2">
              <text:list-item>
                <text:p text:style-name="P1336">24</text:p>
              </text:list-item>
            </text:list>
          </table:table-cell>
          <table:table-cell table:style-name="表格57.A8" office:value-type="string">
            <text:list xml:id="list111742834156503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8" office:value-type="string">
            <text:list xml:id="list111742834167654" text:continue-numbering="true" text:style-name="WW8Num2">
              <text:list-item>
                <text:p text:style-name="P1336">Create data user</text:p>
              </text:list-item>
            </text:list>
          </table:table-cell>
          <table:table-cell table:style-name="表格57.A8" office:value-type="string">
            <text:list xml:id="list111742835168970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J5" table:number-columns-spanned="3" office:value-type="string">
            <text:list xml:id="list111742835166745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11742835161452" text:continue-numbering="true" text:style-name="WW8Num2">
              <text:list-item>
                <text:p text:style-name="P1336">CDATE</text:p>
              </text:list-item>
            </text:list>
          </table:table-cell>
          <table:table-cell table:style-name="表格57.A5" office:value-type="string">
            <text:list xml:id="list111742836151715" text:continue-numbering="true" text:style-name="WW8Num2">
              <text:list-item>
                <text:p text:style-name="P1336">DATETIME</text:p>
              </text:list-item>
            </text:list>
          </table:table-cell>
          <table:table-cell table:style-name="表格57.A5" office:value-type="string">
            <text:list xml:id="list111742836163807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36182260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37165572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37162779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38156660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38164289" text:continue-numbering="true" text:style-name="WW8Num2">
              <text:list-item>
                <text:p text:style-name="P1336">Create time</text:p>
              </text:list-item>
            </text:list>
          </table:table-cell>
          <table:table-cell table:style-name="表格57.A5" office:value-type="string">
            <text:list xml:id="list111742838156034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J5" table:number-columns-spanned="3" office:value-type="string">
            <text:list xml:id="list111742839173176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11742839150490" text:continue-numbering="true" text:style-name="WW8Num2">
              <text:list-item>
                <text:p text:style-name="P1336">UUSERID</text:p>
              </text:list-item>
            </text:list>
          </table:table-cell>
          <table:table-cell table:style-name="表格57.A5" office:value-type="string">
            <text:list xml:id="list111742840163861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57.A5" office:value-type="string">
            <text:list xml:id="list111742841176818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41164258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42172650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42168311" text:continue-numbering="true" text:style-name="WW8Num2">
              <text:list-item>
                <text:p text:style-name="P1336">24</text:p>
              </text:list-item>
            </text:list>
          </table:table-cell>
          <table:table-cell table:style-name="表格57.A5" office:value-type="string">
            <text:list xml:id="list111742843172434" text:continue-numbering="true" text:style-name="WW8Num2">
              <text:list-item>
                <text:p text:style-name="P1336">null</text:p>
              </text:list-item>
            </text:list>
          </table:table-cell>
          <table:table-cell table:style-name="表格57.A5" office:value-type="string">
            <text:list xml:id="list111742843173363" text:continue-numbering="true" text:style-name="WW8Num2">
              <text:list-item>
                <text:p text:style-name="P1336">Update date user</text:p>
              </text:list-item>
            </text:list>
          </table:table-cell>
          <table:table-cell table:style-name="表格57.A5" office:value-type="string">
            <text:list xml:id="list111742844154471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J5" table:number-columns-spanned="3" office:value-type="string">
            <text:list xml:id="list111742844171697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11742844157584" text:continue-numbering="true" text:style-name="WW8Num2">
              <text:list-item>
                <text:p text:style-name="P1336">UDATE</text:p>
              </text:list-item>
            </text:list>
          </table:table-cell>
          <table:table-cell table:style-name="表格57.A5" office:value-type="string">
            <text:list xml:id="list111742845182123" text:continue-numbering="true" text:style-name="WW8Num2">
              <text:list-item>
                <text:p text:style-name="P1336">DATETIME</text:p>
              </text:list-item>
            </text:list>
          </table:table-cell>
          <table:table-cell table:style-name="表格57.A5" office:value-type="string">
            <text:list xml:id="list111742845155743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46160807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46181334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46162534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A5" office:value-type="string">
            <text:list xml:id="list111742847181458" text:continue-numbering="true" text:style-name="WW8Num2">
              <text:list-item>
                <text:p text:style-name="P1336">null</text:p>
              </text:list-item>
            </text:list>
          </table:table-cell>
          <table:table-cell table:style-name="表格57.A5" office:value-type="string">
            <text:list xml:id="list111742847177512" text:continue-numbering="true" text:style-name="WW8Num2">
              <text:list-item>
                <text:p text:style-name="P1336">Update time</text:p>
              </text:list-item>
            </text:list>
          </table:table-cell>
          <table:table-cell table:style-name="表格57.A5" office:value-type="string">
            <text:list xml:id="list111742848160516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57.J5" table:number-columns-spanned="3" office:value-type="string">
            <text:p text:style-name="P13"/>
          </table:table-cell>
          <table:covered-table-cell/>
          <table:covered-table-cell/>
        </table:table-row>
      </table:table>
      <text:h text:style-name="P1526" text:outline-level="1"/>
      <text:list xml:id="list111742848154826" text:continue-numbering="true" text:style-name="WW8Num2">
        <text:list-item>
          <text:h text:style-name="P1576" text:outline-level="1"><text:bookmark-start text:name="__RefHeading__26123_455019284"/><text:span text:style-name="T92">QC</text:span><text:span text:style-name="T47">_</text:span><text:span text:style-name="T98">OLAP</text:span><text:span text:style-name="T92">_</text:span><text:span text:style-name="T99">CATALOG</text:span><text:bookmark-end text:name="__RefHeading__26123_455019284"/></text:h>
        </text:list-item>
      </text:list>
      <table:table table:name="表格58" table:style-name="表格58">
        <table:table-column table:style-name="表格58.A"/>
        <table:table-column table:style-name="表格58.B"/>
        <table:table-column table:style-name="表格58.C" table:number-columns-repeated="2"/>
        <table:table-column table:style-name="表格58.E" table:number-columns-repeated="3"/>
        <table:table-column table:style-name="表格58.H"/>
        <table:table-column table:style-name="表格58.I"/>
        <table:table-column table:style-name="表格58.J"/>
        <table:table-column table:style-name="表格58.K"/>
        <table:table-column table:style-name="表格58.L"/>
        <table:table-row table:style-name="表格58.1">
          <table:table-cell table:style-name="表格58.A1" office:value-type="string">
            <text:list xml:id="list111742850165271" text:continue-numbering="true" text:style-name="WW8Num2">
              <text:list-item>
                <text:p text:style-name="P1034">Project</text:p>
              </text:list-item>
            </text:list>
          </table:table-cell>
          <table:table-cell table:style-name="表格58.A1" table:number-columns-spanned="6" office:value-type="string">
            <text:list xml:id="list111742850175875" text:continue-numbering="true" text:style-name="WW8Num2">
              <text:list-item>
                <text:p text:style-name="P112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1" office:value-type="string">
            <text:list xml:id="list111742850165052" text:continue-numbering="true" text:style-name="WW8Num2">
              <text:list-item>
                <text:p text:style-name="P1034">Ver</text:p>
              </text:list-item>
            </text:list>
          </table:table-cell>
          <table:table-cell table:style-name="表格58.A1" office:value-type="string">
            <text:list xml:id="list111742851169285" text:continue-numbering="true" text:style-name="WW8Num2">
              <text:list-item>
                <text:p text:style-name="P1120">0.5</text:p>
              </text:list-item>
            </text:list>
          </table:table-cell>
          <table:table-cell table:style-name="表格58.J1" office:value-type="string">
            <text:list xml:id="list111742851153466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8.K1" office:value-type="string">
            <text:list xml:id="list111742851162460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8.K1" office:value-type="string">
            <text:list xml:id="list111742852181348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111742852179255" text:continue-numbering="true" text:style-name="WW8Num2">
              <text:list-item>
                <text:p text:style-name="P1034">Maintain</text:p>
              </text:list-item>
            </text:list>
          </table:table-cell>
          <table:table-cell table:style-name="表格58.A2" table:number-columns-spanned="6" office:value-type="string">
            <text:list xml:id="list111742853182570" text:continue-numbering="true" text:style-name="WW8Num2">
              <text:list-item>
                <text:p text:style-name="P112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111742853174398" text:continue-numbering="true" text:style-name="WW8Num2">
              <text:list-item>
                <text:p text:style-name="P1034">Date</text:p>
              </text:list-item>
            </text:list>
          </table:table-cell>
          <table:table-cell table:style-name="表格58.A2" office:value-type="string">
            <text:list xml:id="list111742853165799" text:continue-numbering="true" text:style-name="WW8Num2">
              <text:list-item>
                <text:p text:style-name="P1120">201<text:span text:style-name="T189">5</text:span>/<text:span text:style-name="T189">03</text:span>/<text:span text:style-name="T189">02</text:span></text:p>
              </text:list-item>
            </text:list>
          </table:table-cell>
          <table:table-cell table:style-name="表格58.J1" office:value-type="string">
            <text:list xml:id="list111742854161323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8.K1" office:value-type="string">
            <text:list xml:id="list111742854179283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8.K1" office:value-type="string">
            <text:list xml:id="list111742855157683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111742855168253" text:continue-numbering="true" text:style-name="WW8Num2">
              <text:list-item>
                <text:p text:style-name="P1034">Table</text:p>
              </text:list-item>
            </text:list>
          </table:table-cell>
          <table:table-cell table:style-name="表格58.A2" table:number-columns-spanned="6" office:value-type="string">
            <text:list xml:id="list111742856155020" text:continue-numbering="true" text:style-name="WW8Num2">
              <text:list-item>
                <text:p text:style-name="P1226">qc_<text:span text:style-name="T195">olap_cata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111742856162311" text:continue-numbering="true" text:style-name="WW8Num2">
              <text:list-item>
                <text:p text:style-name="P1034">DataBase</text:p>
              </text:list-item>
            </text:list>
          </table:table-cell>
          <table:table-cell table:style-name="表格58.A2" office:value-type="string">
            <text:list xml:id="list111742856152210" text:continue-numbering="true" text:style-name="WW8Num2">
              <text:list-item>
                <text:p text:style-name="P1120">bbcore</text:p>
              </text:list-item>
            </text:list>
          </table:table-cell>
          <table:table-cell table:style-name="表格58.J1" office:value-type="string">
            <text:list xml:id="list11174285715780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8.K1" office:value-type="string">
            <text:list xml:id="list11174285716693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8.K1" office:value-type="string">
            <text:list xml:id="list111742858157282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58.1">
          <table:table-cell table:style-name="表格58.A4" office:value-type="string">
            <text:list xml:id="list111742858157913" text:continue-numbering="true" text:style-name="WW8Num2">
              <text:list-item>
                <text:p text:style-name="P1034">Descript</text:p>
              </text:list-item>
            </text:list>
          </table:table-cell>
          <table:table-cell table:style-name="表格58.A4" table:number-columns-spanned="8" office:value-type="string">
            <text:list xml:id="list111742858182736" text:continue-numbering="true" text:style-name="WW8Num2">
              <text:list-item>
                <text:p text:style-name="P11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1" office:value-type="string">
            <text:list xml:id="list111742859153738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8.K1" office:value-type="string">
            <text:list xml:id="list111742859169838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8.K1" office:value-type="string">
            <text:list xml:id="list111742859154043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58.1">
          <table:table-cell table:style-name="表格58.A5" table:number-columns-spanned="9" office:value-type="string">
            <text:list xml:id="list111742860169303" text:continue-numbering="true" text:style-name="WW8Num2">
              <text:list-item>
                <text:p text:style-name="P9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5" table:number-columns-spanned="3" office:value-type="string">
            <text:list xml:id="list111742860171174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11742860152388" text:continue-numbering="true" text:style-name="WW8Num2">
              <text:list-item>
                <text:p text:style-name="P1077">Field</text:p>
              </text:list-item>
            </text:list>
          </table:table-cell>
          <table:table-cell table:style-name="表格58.A5" office:value-type="string">
            <text:list xml:id="list111742861170235" text:continue-numbering="true" text:style-name="WW8Num2">
              <text:list-item>
                <text:p text:style-name="P1077">Datatype</text:p>
              </text:list-item>
            </text:list>
          </table:table-cell>
          <table:table-cell table:style-name="表格58.A5" office:value-type="string">
            <text:list xml:id="list111742861155023" text:continue-numbering="true" text:style-name="WW8Num2">
              <text:list-item>
                <text:p text:style-name="P1077">PK</text:p>
              </text:list-item>
            </text:list>
          </table:table-cell>
          <table:table-cell table:style-name="表格58.A5" office:value-type="string">
            <text:list xml:id="list111742861169812" text:continue-numbering="true" text:style-name="WW8Num2">
              <text:list-item>
                <text:p text:style-name="P1077">UK</text:p>
              </text:list-item>
            </text:list>
          </table:table-cell>
          <table:table-cell table:style-name="表格58.A5" office:value-type="string">
            <text:list xml:id="list111742862178548" text:continue-numbering="true" text:style-name="WW8Num2">
              <text:list-item>
                <text:p text:style-name="P1077">IDX</text:p>
              </text:list-item>
            </text:list>
          </table:table-cell>
          <table:table-cell table:style-name="表格58.A5" office:value-type="string">
            <text:list xml:id="list111742862160506" text:continue-numbering="true" text:style-name="WW8Num2">
              <text:list-item>
                <text:p text:style-name="P991"><text:span text:style-name="T2">S</text:span><text:span text:style-name="T3">IZE</text:span></text:p>
              </text:list-item>
            </text:list>
          </table:table-cell>
          <table:table-cell table:style-name="表格58.A5" office:value-type="string">
            <text:list xml:id="list111742863162852" text:continue-numbering="true" text:style-name="WW8Num2">
              <text:list-item>
                <text:p text:style-name="P991"><text:span text:style-name="T2">D</text:span><text:span text:style-name="T3">EF</text:span></text:p>
              </text:list-item>
            </text:list>
          </table:table-cell>
          <table:table-cell table:style-name="表格58.A5" office:value-type="string">
            <text:list xml:id="list111742863180002" text:continue-numbering="true" text:style-name="WW8Num2">
              <text:list-item>
                <text:p text:style-name="P1077">Description</text:p>
              </text:list-item>
            </text:list>
          </table:table-cell>
          <table:table-cell table:style-name="表格58.A5" office:value-type="string">
            <text:list xml:id="list111742864170919" text:continue-numbering="true" text:style-name="WW8Num2">
              <text:list-item>
                <text:p text:style-name="P1077">Remarks</text:p>
              </text:list-item>
            </text:list>
          </table:table-cell>
          <table:table-cell table:style-name="表格58.J5" table:number-columns-spanned="3" office:value-type="string">
            <text:list xml:id="list111742864168654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11742864151461" text:continue-numbering="true" text:style-name="WW8Num2">
              <text:list-item>
                <text:p text:style-name="P1337">OID</text:p>
              </text:list-item>
            </text:list>
          </table:table-cell>
          <table:table-cell table:style-name="表格58.A5" office:value-type="string">
            <text:list xml:id="list111742865170226" text:continue-numbering="true" text:style-name="WW8Num2">
              <text:list-item>
                <text:p text:style-name="P1337">CHAR</text:p>
              </text:list-item>
            </text:list>
          </table:table-cell>
          <table:table-cell table:style-name="表格58.A5" office:value-type="string">
            <text:list xml:id="list111742865182659" text:continue-numbering="true" text:style-name="WW8Num2">
              <text:list-item>
                <text:p text:style-name="P1337">Y</text:p>
              </text:list-item>
            </text:list>
          </table:table-cell>
          <table:table-cell table:style-name="表格58.A5" office:value-type="string">
            <text:list xml:id="list111742866175763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66165510" text:continue-numbering="true" text:style-name="WW8Num2">
              <text:list-item>
                <text:p text:style-name="P1337"><text:s/></text:p>
              </text:list-item>
            </text:list>
          </table:table-cell>
          <table:table-cell table:style-name="表格58.A5" office:value-type="string">
            <text:list xml:id="list111742867157426" text:continue-numbering="true" text:style-name="WW8Num2">
              <text:list-item>
                <text:p text:style-name="P1337">36</text:p>
              </text:list-item>
            </text:list>
          </table:table-cell>
          <table:table-cell table:style-name="表格58.A5" office:value-type="string">
            <text:list xml:id="list111742867152527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67151046" text:continue-numbering="true" text:style-name="WW8Num2">
              <text:list-item>
                <text:p text:style-name="P1337">PK / UUID</text:p>
              </text:list-item>
            </text:list>
          </table:table-cell>
          <table:table-cell table:style-name="表格58.A5" office:value-type="string">
            <text:list xml:id="list111742868170859" text:continue-numbering="true" text:style-name="WW8Num2">
              <text:list-item>
                <text:p text:style-name="P1337">Default java UUID</text:p>
              </text:list-item>
            </text:list>
          </table:table-cell>
          <table:table-cell table:style-name="表格58.J5" table:number-columns-spanned="3" office:value-type="string">
            <text:list xml:id="list111742868181199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11742869166616" text:continue-numbering="true" text:style-name="WW8Num2">
              <text:list-item>
                <text:p text:style-name="P1439">ID</text:p>
              </text:list-item>
            </text:list>
          </table:table-cell>
          <table:table-cell table:style-name="表格58.A8" office:value-type="string">
            <text:list xml:id="list111742869155472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58.A8" office:value-type="string">
            <text:list xml:id="list111742869157348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70163366" text:continue-numbering="true" text:style-name="WW8Num2">
              <text:list-item>
                <text:p text:style-name="P1440">Y</text:p>
              </text:list-item>
            </text:list>
          </table:table-cell>
          <table:table-cell table:style-name="表格58.A8" office:value-type="string">
            <text:list xml:id="list111742870179219" text:continue-numbering="true" text:style-name="WW8Num2">
              <text:list-item>
                <text:p text:style-name="P1442"/>
              </text:list-item>
            </text:list>
          </table:table-cell>
          <table:table-cell table:style-name="表格58.A8" office:value-type="string">
            <text:list xml:id="list111742871167455" text:continue-numbering="true" text:style-name="WW8Num2">
              <text:list-item>
                <text:p text:style-name="P1439">20</text:p>
              </text:list-item>
            </text:list>
          </table:table-cell>
          <table:table-cell table:style-name="表格58.A8" office:value-type="string">
            <text:list xml:id="list111742871157939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72182332" text:continue-numbering="true" text:style-name="WW8Num2">
              <text:list-item>
                <text:p text:style-name="P1471"/>
              </text:list-item>
            </text:list>
          </table:table-cell>
          <table:table-cell table:style-name="表格58.A8" office:value-type="string">
            <text:list xml:id="list111742872160515" text:continue-numbering="true" text:style-name="WW8Num2">
              <text:list-item>
                <text:p text:style-name="P1489"/>
              </text:list-item>
            </text:list>
          </table:table-cell>
          <table:table-cell table:style-name="表格58.J5" table:number-columns-spanned="3" office:value-type="string">
            <text:list xml:id="list111742872168187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11742873177046" text:continue-numbering="true" text:style-name="WW8Num2">
              <text:list-item>
                <text:p text:style-name="P1444">NAME</text:p>
              </text:list-item>
            </text:list>
          </table:table-cell>
          <table:table-cell table:style-name="表格58.A8" office:value-type="string">
            <text:list xml:id="list111742873167918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58.A8" office:value-type="string">
            <text:list xml:id="list111742874180573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74155864" text:continue-numbering="true" text:style-name="WW8Num2">
              <text:list-item>
                <text:p text:style-name="P1446"/>
              </text:list-item>
            </text:list>
          </table:table-cell>
          <table:table-cell table:style-name="表格58.A8" office:value-type="string">
            <text:list xml:id="list111742874168321" text:continue-numbering="true" text:style-name="WW8Num2">
              <text:list-item>
                <text:p text:style-name="P1442"/>
              </text:list-item>
            </text:list>
          </table:table-cell>
          <table:table-cell table:style-name="表格58.A8" office:value-type="string">
            <text:list xml:id="list111742875168683" text:continue-numbering="true" text:style-name="WW8Num2">
              <text:list-item>
                <text:p text:style-name="P1444">1<text:span text:style-name="T196">5</text:span>0</text:p>
              </text:list-item>
            </text:list>
          </table:table-cell>
          <table:table-cell table:style-name="表格58.A8" office:value-type="string">
            <text:list xml:id="list111742875152171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76167655" text:continue-numbering="true" text:style-name="WW8Num2">
              <text:list-item>
                <text:p text:style-name="P1474">Test.xml</text:p>
              </text:list-item>
            </text:list>
          </table:table-cell>
          <table:table-cell table:style-name="表格58.A8" office:value-type="string">
            <text:list xml:id="list111742876153068" text:continue-numbering="true" text:style-name="WW8Num2">
              <text:list-item>
                <text:p text:style-name="P1489"/>
              </text:list-item>
            </text:list>
          </table:table-cell>
          <table:table-cell table:style-name="表格58.J5" table:number-columns-spanned="3" office:value-type="string">
            <text:list xml:id="list111742877164640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11742877150958" text:continue-numbering="true" text:style-name="WW8Num2">
              <text:list-item>
                <text:p text:style-name="P1447">CONTENT</text:p>
              </text:list-item>
            </text:list>
          </table:table-cell>
          <table:table-cell table:style-name="表格58.A8" office:value-type="string">
            <text:list xml:id="list111742877175282" text:continue-numbering="true" text:style-name="WW8Num2">
              <text:list-item>
                <text:p text:style-name="P1447">BLOG</text:p>
              </text:list-item>
            </text:list>
          </table:table-cell>
          <table:table-cell table:style-name="表格58.A8" office:value-type="string">
            <text:list xml:id="list111742878160781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78151412" text:continue-numbering="true" text:style-name="WW8Num2">
              <text:list-item>
                <text:p text:style-name="P1419"/>
              </text:list-item>
            </text:list>
          </table:table-cell>
          <table:table-cell table:style-name="表格58.A8" office:value-type="string">
            <text:list xml:id="list111742879150727" text:continue-numbering="true" text:style-name="WW8Num2">
              <text:list-item>
                <text:p text:style-name="P1423"/>
              </text:list-item>
            </text:list>
          </table:table-cell>
          <table:table-cell table:style-name="表格58.A8" office:value-type="string">
            <text:list xml:id="list111742879162408" text:continue-numbering="true" text:style-name="WW8Num2">
              <text:list-item>
                <text:p text:style-name="P1439"/>
              </text:list-item>
            </text:list>
          </table:table-cell>
          <table:table-cell table:style-name="表格58.A8" office:value-type="string">
            <text:list xml:id="list111742880181287" text:continue-numbering="true" text:style-name="WW8Num2">
              <text:list-item>
                <text:p text:style-name="P1449">null</text:p>
              </text:list-item>
            </text:list>
          </table:table-cell>
          <table:table-cell table:style-name="表格58.A8" office:value-type="string">
            <text:list xml:id="list111742880156854" text:continue-numbering="true" text:style-name="WW8Num2">
              <text:list-item>
                <text:p text:style-name="P1476"/>
              </text:list-item>
            </text:list>
          </table:table-cell>
          <table:table-cell table:style-name="表格58.A8" office:value-type="string">
            <text:list xml:id="list111742881157848" text:continue-numbering="true" text:style-name="WW8Num2">
              <text:list-item>
                <text:p text:style-name="P1489"/>
              </text:list-item>
            </text:list>
          </table:table-cell>
          <table:table-cell table:style-name="表格58.J5" table:number-columns-spanned="3" office:value-type="string">
            <text:list xml:id="list111742881151413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11742881170435" text:continue-numbering="true" text:style-name="WW8Num2">
              <text:list-item>
                <text:p text:style-name="P1439">DESCRIPTION</text:p>
              </text:list-item>
            </text:list>
          </table:table-cell>
          <table:table-cell table:style-name="表格58.A8" office:value-type="string">
            <text:list xml:id="list111742882162515" text:continue-numbering="true" text:style-name="WW8Num2">
              <text:list-item>
                <text:p text:style-name="P1435">VARCHAR</text:p>
              </text:list-item>
            </text:list>
          </table:table-cell>
          <table:table-cell table:style-name="表格58.A8" office:value-type="string">
            <text:list xml:id="list111742882172454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83160086" text:continue-numbering="true" text:style-name="WW8Num2">
              <text:list-item>
                <text:p text:style-name="P1419"/>
              </text:list-item>
            </text:list>
          </table:table-cell>
          <table:table-cell table:style-name="表格58.A8" office:value-type="string">
            <text:list xml:id="list111742883167741" text:continue-numbering="true" text:style-name="WW8Num2">
              <text:list-item>
                <text:p text:style-name="P1423"/>
              </text:list-item>
            </text:list>
          </table:table-cell>
          <table:table-cell table:style-name="表格58.A8" office:value-type="string">
            <text:list xml:id="list111742883180813" text:continue-numbering="true" text:style-name="WW8Num2">
              <text:list-item>
                <text:p text:style-name="P1439">500</text:p>
              </text:list-item>
            </text:list>
          </table:table-cell>
          <table:table-cell table:style-name="表格58.A8" office:value-type="string">
            <text:list xml:id="list111742884174017" text:continue-numbering="true" text:style-name="WW8Num2">
              <text:list-item>
                <text:p text:style-name="P1450">null</text:p>
              </text:list-item>
            </text:list>
          </table:table-cell>
          <table:table-cell table:style-name="表格58.A8" office:value-type="string">
            <text:list xml:id="list111742884150700" text:continue-numbering="true" text:style-name="WW8Num2">
              <text:list-item>
                <text:p text:style-name="P1478"/>
              </text:list-item>
            </text:list>
          </table:table-cell>
          <table:table-cell table:style-name="表格58.A8" office:value-type="string">
            <text:list xml:id="list111742885174723" text:continue-numbering="true" text:style-name="WW8Num2">
              <text:list-item>
                <text:p text:style-name="P1489"/>
              </text:list-item>
            </text:list>
          </table:table-cell>
          <table:table-cell table:style-name="表格58.J5" table:number-columns-spanned="3" office:value-type="string">
            <text:list xml:id="list111742885165352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11742885181480" text:continue-numbering="true" text:style-name="WW8Num2">
              <text:list-item>
                <text:p text:style-name="P1337">CUSERID</text:p>
              </text:list-item>
            </text:list>
          </table:table-cell>
          <table:table-cell table:style-name="表格58.A8" office:value-type="string">
            <text:list xml:id="list111742886181391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58.A8" office:value-type="string">
            <text:list xml:id="list111742886179994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87169127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87159591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87166948" text:continue-numbering="true" text:style-name="WW8Num2">
              <text:list-item>
                <text:p text:style-name="P1337">24</text:p>
              </text:list-item>
            </text:list>
          </table:table-cell>
          <table:table-cell table:style-name="表格58.A8" office:value-type="string">
            <text:list xml:id="list111742888176482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8" office:value-type="string">
            <text:list xml:id="list111742888165878" text:continue-numbering="true" text:style-name="WW8Num2">
              <text:list-item>
                <text:p text:style-name="P1337">Create data user</text:p>
              </text:list-item>
            </text:list>
          </table:table-cell>
          <table:table-cell table:style-name="表格58.A8" office:value-type="string">
            <text:list xml:id="list111742889182082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J5" table:number-columns-spanned="3" office:value-type="string">
            <text:list xml:id="list111742889179826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11742889163610" text:continue-numbering="true" text:style-name="WW8Num2">
              <text:list-item>
                <text:p text:style-name="P1337">CDATE</text:p>
              </text:list-item>
            </text:list>
          </table:table-cell>
          <table:table-cell table:style-name="表格58.A5" office:value-type="string">
            <text:list xml:id="list111742890178729" text:continue-numbering="true" text:style-name="WW8Num2">
              <text:list-item>
                <text:p text:style-name="P1337">DATETIME</text:p>
              </text:list-item>
            </text:list>
          </table:table-cell>
          <table:table-cell table:style-name="表格58.A5" office:value-type="string">
            <text:list xml:id="list111742890164566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0174193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1176422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1164133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2167614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2162148" text:continue-numbering="true" text:style-name="WW8Num2">
              <text:list-item>
                <text:p text:style-name="P1337">Create time</text:p>
              </text:list-item>
            </text:list>
          </table:table-cell>
          <table:table-cell table:style-name="表格58.A5" office:value-type="string">
            <text:list xml:id="list111742892170640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J5" table:number-columns-spanned="3" office:value-type="string">
            <text:list xml:id="list111742893164189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11742893156916" text:continue-numbering="true" text:style-name="WW8Num2">
              <text:list-item>
                <text:p text:style-name="P1337">UUSERID</text:p>
              </text:list-item>
            </text:list>
          </table:table-cell>
          <table:table-cell table:style-name="表格58.A5" office:value-type="string">
            <text:list xml:id="list111742894150889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58.A5" office:value-type="string">
            <text:list xml:id="list111742894166094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4175361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5155448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5181839" text:continue-numbering="true" text:style-name="WW8Num2">
              <text:list-item>
                <text:p text:style-name="P1337">24</text:p>
              </text:list-item>
            </text:list>
          </table:table-cell>
          <table:table-cell table:style-name="表格58.A5" office:value-type="string">
            <text:list xml:id="list111742895182595" text:continue-numbering="true" text:style-name="WW8Num2">
              <text:list-item>
                <text:p text:style-name="P1337">null</text:p>
              </text:list-item>
            </text:list>
          </table:table-cell>
          <table:table-cell table:style-name="表格58.A5" office:value-type="string">
            <text:list xml:id="list111742896181105" text:continue-numbering="true" text:style-name="WW8Num2">
              <text:list-item>
                <text:p text:style-name="P1337">Update date user</text:p>
              </text:list-item>
            </text:list>
          </table:table-cell>
          <table:table-cell table:style-name="表格58.A5" office:value-type="string">
            <text:list xml:id="list111742896166070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J5" table:number-columns-spanned="3" office:value-type="string">
            <text:list xml:id="list111742897173735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11742897174088" text:continue-numbering="true" text:style-name="WW8Num2">
              <text:list-item>
                <text:p text:style-name="P1337">UDATE</text:p>
              </text:list-item>
            </text:list>
          </table:table-cell>
          <table:table-cell table:style-name="表格58.A5" office:value-type="string">
            <text:list xml:id="list111742897156920" text:continue-numbering="true" text:style-name="WW8Num2">
              <text:list-item>
                <text:p text:style-name="P1337">DATETIME</text:p>
              </text:list-item>
            </text:list>
          </table:table-cell>
          <table:table-cell table:style-name="表格58.A5" office:value-type="string">
            <text:list xml:id="list111742898176867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8172830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8150507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9167607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A5" office:value-type="string">
            <text:list xml:id="list111742899151976" text:continue-numbering="true" text:style-name="WW8Num2">
              <text:list-item>
                <text:p text:style-name="P1337">null</text:p>
              </text:list-item>
            </text:list>
          </table:table-cell>
          <table:table-cell table:style-name="表格58.A5" office:value-type="string">
            <text:list xml:id="list111742900155146" text:continue-numbering="true" text:style-name="WW8Num2">
              <text:list-item>
                <text:p text:style-name="P1337">Update time</text:p>
              </text:list-item>
            </text:list>
          </table:table-cell>
          <table:table-cell table:style-name="表格58.A5" office:value-type="string">
            <text:list xml:id="list111742900168888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8.J5" table:number-columns-spanned="3" office:value-type="string">
            <text:p text:style-name="P14"/>
          </table:table-cell>
          <table:covered-table-cell/>
          <table:covered-table-cell/>
        </table:table-row>
      </table:table>
      <text:list xml:id="list111742901168671" text:continue-numbering="true" text:style-name="WW8Num2">
        <text:list-item>
          <text:h text:style-name="P1577" text:outline-level="1"><text:bookmark-start text:name="__RefHeading__26125_455019284"/><text:soft-page-break/><text:span text:style-name="T92">QC</text:span><text:span text:style-name="T47">_</text:span><text:span text:style-name="T98">OLAP</text:span><text:span text:style-name="T92">_</text:span><text:span text:style-name="T100">MDX</text:span><text:bookmark-end text:name="__RefHeading__26125_455019284"/></text:h>
        </text:list-item>
      </text:list>
      <table:table table:name="表格59" table:style-name="表格59">
        <table:table-column table:style-name="表格59.A"/>
        <table:table-column table:style-name="表格59.B"/>
        <table:table-column table:style-name="表格59.C" table:number-columns-repeated="2"/>
        <table:table-column table:style-name="表格59.E" table:number-columns-repeated="3"/>
        <table:table-column table:style-name="表格59.H"/>
        <table:table-column table:style-name="表格59.I"/>
        <table:table-column table:style-name="表格59.J"/>
        <table:table-column table:style-name="表格59.K"/>
        <table:table-column table:style-name="表格59.L"/>
        <table:table-row table:style-name="表格59.1">
          <table:table-cell table:style-name="表格59.A1" office:value-type="string">
            <text:list xml:id="list111742902156354" text:continue-numbering="true" text:style-name="WW8Num2">
              <text:list-item>
                <text:p text:style-name="P1035">Project</text:p>
              </text:list-item>
            </text:list>
          </table:table-cell>
          <table:table-cell table:style-name="表格59.A1" table:number-columns-spanned="6" office:value-type="string">
            <text:list xml:id="list111742902180546" text:continue-numbering="true" text:style-name="WW8Num2">
              <text:list-item>
                <text:p text:style-name="P11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1" office:value-type="string">
            <text:list xml:id="list111742903153784" text:continue-numbering="true" text:style-name="WW8Num2">
              <text:list-item>
                <text:p text:style-name="P1035">Ver</text:p>
              </text:list-item>
            </text:list>
          </table:table-cell>
          <table:table-cell table:style-name="表格59.A1" office:value-type="string">
            <text:list xml:id="list111742903155940" text:continue-numbering="true" text:style-name="WW8Num2">
              <text:list-item>
                <text:p text:style-name="P1121">0.5</text:p>
              </text:list-item>
            </text:list>
          </table:table-cell>
          <table:table-cell table:style-name="表格59.J1" office:value-type="string">
            <text:list xml:id="list11174290315677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9.K1" office:value-type="string">
            <text:list xml:id="list111742904174643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9.K1" office:value-type="string">
            <text:list xml:id="list111742904178808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111742904177006" text:continue-numbering="true" text:style-name="WW8Num2">
              <text:list-item>
                <text:p text:style-name="P1035">Maintain</text:p>
              </text:list-item>
            </text:list>
          </table:table-cell>
          <table:table-cell table:style-name="表格59.A2" table:number-columns-spanned="6" office:value-type="string">
            <text:list xml:id="list111742905171823" text:continue-numbering="true" text:style-name="WW8Num2">
              <text:list-item>
                <text:p text:style-name="P11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111742905171056" text:continue-numbering="true" text:style-name="WW8Num2">
              <text:list-item>
                <text:p text:style-name="P1035">Date</text:p>
              </text:list-item>
            </text:list>
          </table:table-cell>
          <table:table-cell table:style-name="表格59.A2" office:value-type="string">
            <text:list xml:id="list111742906153547" text:continue-numbering="true" text:style-name="WW8Num2">
              <text:list-item>
                <text:p text:style-name="P1121">201<text:span text:style-name="T189">5</text:span>/<text:span text:style-name="T189">03</text:span>/<text:span text:style-name="T189">02</text:span></text:p>
              </text:list-item>
            </text:list>
          </table:table-cell>
          <table:table-cell table:style-name="表格59.J1" office:value-type="string">
            <text:list xml:id="list111742906160465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9.K1" office:value-type="string">
            <text:list xml:id="list111742907182060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9.K1" office:value-type="string">
            <text:list xml:id="list111742907158986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111742907170258" text:continue-numbering="true" text:style-name="WW8Num2">
              <text:list-item>
                <text:p text:style-name="P1035">Table</text:p>
              </text:list-item>
            </text:list>
          </table:table-cell>
          <table:table-cell table:style-name="表格59.A2" table:number-columns-spanned="6" office:value-type="string">
            <text:list xml:id="list111742908157887" text:continue-numbering="true" text:style-name="WW8Num2">
              <text:list-item>
                <text:p text:style-name="P1227">qc_<text:span text:style-name="T195">olap_mdx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111742908178264" text:continue-numbering="true" text:style-name="WW8Num2">
              <text:list-item>
                <text:p text:style-name="P1035">DataBase</text:p>
              </text:list-item>
            </text:list>
          </table:table-cell>
          <table:table-cell table:style-name="表格59.A2" office:value-type="string">
            <text:list xml:id="list111742908172001" text:continue-numbering="true" text:style-name="WW8Num2">
              <text:list-item>
                <text:p text:style-name="P1121">bbcore</text:p>
              </text:list-item>
            </text:list>
          </table:table-cell>
          <table:table-cell table:style-name="表格59.J1" office:value-type="string">
            <text:list xml:id="list111742909159675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9.K1" office:value-type="string">
            <text:list xml:id="list111742909168060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9.K1" office:value-type="string">
            <text:list xml:id="list111742909152120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59.1">
          <table:table-cell table:style-name="表格59.A4" office:value-type="string">
            <text:list xml:id="list111742910156217" text:continue-numbering="true" text:style-name="WW8Num2">
              <text:list-item>
                <text:p text:style-name="P1035">Descript</text:p>
              </text:list-item>
            </text:list>
          </table:table-cell>
          <table:table-cell table:style-name="表格59.A4" table:number-columns-spanned="8" office:value-type="string">
            <text:list xml:id="list111742910175880" text:continue-numbering="true" text:style-name="WW8Num2">
              <text:list-item>
                <text:p text:style-name="P11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1" office:value-type="string">
            <text:list xml:id="list111742911171219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9.K1" office:value-type="string">
            <text:list xml:id="list111742911177853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9.K1" office:value-type="string">
            <text:list xml:id="list111742911155472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59.1">
          <table:table-cell table:style-name="表格59.A5" table:number-columns-spanned="9" office:value-type="string">
            <text:list xml:id="list111742912156178" text:continue-numbering="true" text:style-name="WW8Num2">
              <text:list-item>
                <text:p text:style-name="P9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5" table:number-columns-spanned="3" office:value-type="string">
            <text:list xml:id="list111742912165384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11742912159849" text:continue-numbering="true" text:style-name="WW8Num2">
              <text:list-item>
                <text:p text:style-name="P1078">Field</text:p>
              </text:list-item>
            </text:list>
          </table:table-cell>
          <table:table-cell table:style-name="表格59.A5" office:value-type="string">
            <text:list xml:id="list111742913155056" text:continue-numbering="true" text:style-name="WW8Num2">
              <text:list-item>
                <text:p text:style-name="P1078">Datatype</text:p>
              </text:list-item>
            </text:list>
          </table:table-cell>
          <table:table-cell table:style-name="表格59.A5" office:value-type="string">
            <text:list xml:id="list111742913181005" text:continue-numbering="true" text:style-name="WW8Num2">
              <text:list-item>
                <text:p text:style-name="P1078">PK</text:p>
              </text:list-item>
            </text:list>
          </table:table-cell>
          <table:table-cell table:style-name="表格59.A5" office:value-type="string">
            <text:list xml:id="list111742913177165" text:continue-numbering="true" text:style-name="WW8Num2">
              <text:list-item>
                <text:p text:style-name="P1078">UK</text:p>
              </text:list-item>
            </text:list>
          </table:table-cell>
          <table:table-cell table:style-name="表格59.A5" office:value-type="string">
            <text:list xml:id="list111742914181171" text:continue-numbering="true" text:style-name="WW8Num2">
              <text:list-item>
                <text:p text:style-name="P1078">IDX</text:p>
              </text:list-item>
            </text:list>
          </table:table-cell>
          <table:table-cell table:style-name="表格59.A5" office:value-type="string">
            <text:list xml:id="list111742914154368" text:continue-numbering="true" text:style-name="WW8Num2">
              <text:list-item>
                <text:p text:style-name="P992"><text:span text:style-name="T2">S</text:span><text:span text:style-name="T3">IZE</text:span></text:p>
              </text:list-item>
            </text:list>
          </table:table-cell>
          <table:table-cell table:style-name="表格59.A5" office:value-type="string">
            <text:list xml:id="list111742914178125" text:continue-numbering="true" text:style-name="WW8Num2">
              <text:list-item>
                <text:p text:style-name="P992"><text:span text:style-name="T2">D</text:span><text:span text:style-name="T3">EF</text:span></text:p>
              </text:list-item>
            </text:list>
          </table:table-cell>
          <table:table-cell table:style-name="表格59.A5" office:value-type="string">
            <text:list xml:id="list111742915170232" text:continue-numbering="true" text:style-name="WW8Num2">
              <text:list-item>
                <text:p text:style-name="P1078">Description</text:p>
              </text:list-item>
            </text:list>
          </table:table-cell>
          <table:table-cell table:style-name="表格59.A5" office:value-type="string">
            <text:list xml:id="list111742915176045" text:continue-numbering="true" text:style-name="WW8Num2">
              <text:list-item>
                <text:p text:style-name="P1078">Remarks</text:p>
              </text:list-item>
            </text:list>
          </table:table-cell>
          <table:table-cell table:style-name="表格59.J5" table:number-columns-spanned="3" office:value-type="string">
            <text:list xml:id="list111742916170527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11742916161673" text:continue-numbering="true" text:style-name="WW8Num2">
              <text:list-item>
                <text:p text:style-name="P1338">OID</text:p>
              </text:list-item>
            </text:list>
          </table:table-cell>
          <table:table-cell table:style-name="表格59.A5" office:value-type="string">
            <text:list xml:id="list111742916151477" text:continue-numbering="true" text:style-name="WW8Num2">
              <text:list-item>
                <text:p text:style-name="P1338">CHAR</text:p>
              </text:list-item>
            </text:list>
          </table:table-cell>
          <table:table-cell table:style-name="表格59.A5" office:value-type="string">
            <text:list xml:id="list111742917156132" text:continue-numbering="true" text:style-name="WW8Num2">
              <text:list-item>
                <text:p text:style-name="P1338">Y</text:p>
              </text:list-item>
            </text:list>
          </table:table-cell>
          <table:table-cell table:style-name="表格59.A5" office:value-type="string">
            <text:list xml:id="list111742918153460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18179680" text:continue-numbering="true" text:style-name="WW8Num2">
              <text:list-item>
                <text:p text:style-name="P1338"><text:s/></text:p>
              </text:list-item>
            </text:list>
          </table:table-cell>
          <table:table-cell table:style-name="表格59.A5" office:value-type="string">
            <text:list xml:id="list111742919168696" text:continue-numbering="true" text:style-name="WW8Num2">
              <text:list-item>
                <text:p text:style-name="P1338">36</text:p>
              </text:list-item>
            </text:list>
          </table:table-cell>
          <table:table-cell table:style-name="表格59.A5" office:value-type="string">
            <text:list xml:id="list111742919172423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19169855" text:continue-numbering="true" text:style-name="WW8Num2">
              <text:list-item>
                <text:p text:style-name="P1338">PK / UUID</text:p>
              </text:list-item>
            </text:list>
          </table:table-cell>
          <table:table-cell table:style-name="表格59.A5" office:value-type="string">
            <text:list xml:id="list111742920175897" text:continue-numbering="true" text:style-name="WW8Num2">
              <text:list-item>
                <text:p text:style-name="P1338">Default java UUID</text:p>
              </text:list-item>
            </text:list>
          </table:table-cell>
          <table:table-cell table:style-name="表格59.J5" table:number-columns-spanned="3" office:value-type="string">
            <text:list xml:id="list111742920172150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11742920161228" text:continue-numbering="true" text:style-name="WW8Num2">
              <text:list-item>
                <text:p text:style-name="P1445">NAME</text:p>
              </text:list-item>
            </text:list>
          </table:table-cell>
          <table:table-cell table:style-name="表格59.A8" office:value-type="string">
            <text:list xml:id="list111742921181172" text:continue-numbering="true" text:style-name="WW8Num2">
              <text:list-item>
                <text:p text:style-name="P1338">VARCHAR</text:p>
              </text:list-item>
            </text:list>
          </table:table-cell>
          <table:table-cell table:style-name="表格59.A8" office:value-type="string">
            <text:list xml:id="list111742921151983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8" office:value-type="string">
            <text:list xml:id="list111742922154709" text:continue-numbering="true" text:style-name="WW8Num2">
              <text:list-item>
                <text:p text:style-name="P1451">Y</text:p>
              </text:list-item>
            </text:list>
          </table:table-cell>
          <table:table-cell table:style-name="表格59.A8" office:value-type="string">
            <text:list xml:id="list111742922166800" text:continue-numbering="true" text:style-name="WW8Num2">
              <text:list-item>
                <text:p text:style-name="P1443"/>
              </text:list-item>
            </text:list>
          </table:table-cell>
          <table:table-cell table:style-name="表格59.A8" office:value-type="string">
            <text:list xml:id="list111742923166282" text:continue-numbering="true" text:style-name="WW8Num2">
              <text:list-item>
                <text:p text:style-name="P1445">100</text:p>
              </text:list-item>
            </text:list>
          </table:table-cell>
          <table:table-cell table:style-name="表格59.A8" office:value-type="string">
            <text:list xml:id="list111742923180493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8" office:value-type="string">
            <text:list xml:id="list111742923182497" text:continue-numbering="true" text:style-name="WW8Num2">
              <text:list-item>
                <text:p text:style-name="P1475"/>
              </text:list-item>
            </text:list>
          </table:table-cell>
          <table:table-cell table:style-name="表格59.A8" office:value-type="string">
            <text:list xml:id="list111742924171582" text:continue-numbering="true" text:style-name="WW8Num2">
              <text:list-item>
                <text:p text:style-name="P1490"/>
              </text:list-item>
            </text:list>
          </table:table-cell>
          <table:table-cell table:style-name="表格59.J5" table:number-columns-spanned="3" office:value-type="string">
            <text:list xml:id="list111742924176079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11742924163222" text:continue-numbering="true" text:style-name="WW8Num2">
              <text:list-item>
                <text:p text:style-name="P1452">EXPRESSION</text:p>
              </text:list-item>
            </text:list>
          </table:table-cell>
          <table:table-cell table:style-name="表格59.A8" office:value-type="string">
            <text:list xml:id="list111742925173696" text:continue-numbering="true" text:style-name="WW8Num2">
              <text:list-item>
                <text:p text:style-name="P1448">BLOG</text:p>
              </text:list-item>
            </text:list>
          </table:table-cell>
          <table:table-cell table:style-name="表格59.A8" office:value-type="string">
            <text:list xml:id="list111742925157681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8" office:value-type="string">
            <text:list xml:id="list111742926153150" text:continue-numbering="true" text:style-name="WW8Num2">
              <text:list-item>
                <text:p text:style-name="P1420"/>
              </text:list-item>
            </text:list>
          </table:table-cell>
          <table:table-cell table:style-name="表格59.A8" office:value-type="string">
            <text:list xml:id="list111742926163304" text:continue-numbering="true" text:style-name="WW8Num2">
              <text:list-item>
                <text:p text:style-name="P1424"/>
              </text:list-item>
            </text:list>
          </table:table-cell>
          <table:table-cell table:style-name="表格59.A8" office:value-type="string">
            <text:list xml:id="list111742926151528" text:continue-numbering="true" text:style-name="WW8Num2">
              <text:list-item>
                <text:p text:style-name="P1441"/>
              </text:list-item>
            </text:list>
          </table:table-cell>
          <table:table-cell table:style-name="表格59.A8" office:value-type="string">
            <text:list xml:id="list111742927154845" text:continue-numbering="true" text:style-name="WW8Num2">
              <text:list-item>
                <text:p text:style-name="P1453"/>
              </text:list-item>
            </text:list>
          </table:table-cell>
          <table:table-cell table:style-name="表格59.A8" office:value-type="string">
            <text:list xml:id="list111742927152403" text:continue-numbering="true" text:style-name="WW8Num2">
              <text:list-item>
                <text:p text:style-name="P1477"/>
              </text:list-item>
            </text:list>
          </table:table-cell>
          <table:table-cell table:style-name="表格59.A8" office:value-type="string">
            <text:list xml:id="list111742928157026" text:continue-numbering="true" text:style-name="WW8Num2">
              <text:list-item>
                <text:p text:style-name="P1490"/>
              </text:list-item>
            </text:list>
          </table:table-cell>
          <table:table-cell table:style-name="表格59.J5" table:number-columns-spanned="3" office:value-type="string">
            <text:list xml:id="list111742928173711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11742928177643" text:continue-numbering="true" text:style-name="WW8Num2">
              <text:list-item>
                <text:p text:style-name="P1454">CONF_OID</text:p>
              </text:list-item>
            </text:list>
          </table:table-cell>
          <table:table-cell table:style-name="表格59.A8" office:value-type="string">
            <text:list xml:id="list111742929173150" text:continue-numbering="true" text:style-name="WW8Num2">
              <text:list-item>
                <text:p text:style-name="P1337">CHAR</text:p>
              </text:list-item>
            </text:list>
          </table:table-cell>
          <table:table-cell table:style-name="表格59.A8" office:value-type="string">
            <text:list xml:id="list111742929164836" text:continue-numbering="true" text:style-name="WW8Num2">
              <text:list-item>
                <text:p text:style-name="P1337"/>
              </text:list-item>
            </text:list>
          </table:table-cell>
          <table:table-cell table:style-name="表格59.A8" office:value-type="string">
            <text:list xml:id="list111742929172899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9.A8" office:value-type="string">
            <text:list xml:id="list111742930167587" text:continue-numbering="true" text:style-name="WW8Num2">
              <text:list-item>
                <text:p text:style-name="P1337"><text:s/><text:span text:style-name="T198">Y</text:span></text:p>
              </text:list-item>
            </text:list>
          </table:table-cell>
          <table:table-cell table:style-name="表格59.A8" office:value-type="string">
            <text:list xml:id="list111742930173015" text:continue-numbering="true" text:style-name="WW8Num2">
              <text:list-item>
                <text:p text:style-name="P1337">36</text:p>
              </text:list-item>
            </text:list>
          </table:table-cell>
          <table:table-cell table:style-name="表格59.A8" office:value-type="string">
            <text:list xml:id="list111742931164565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9.A8" office:value-type="string">
            <text:list xml:id="list111742931155580" text:continue-numbering="true" text:style-name="WW8Num2">
              <text:list-item>
                <text:p text:style-name="P1477"/>
              </text:list-item>
            </text:list>
          </table:table-cell>
          <table:table-cell table:style-name="表格59.A8" office:value-type="string">
            <text:list xml:id="list111742932170575" text:continue-numbering="true" text:style-name="WW8Num2">
              <text:list-item>
                <text:p text:style-name="P1490"/>
              </text:list-item>
            </text:list>
          </table:table-cell>
          <table:table-cell table:style-name="表格59.J5" table:number-columns-spanned="3" office:value-type="string">
            <text:list xml:id="list111742932162289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11742932156523" text:continue-numbering="true" text:style-name="WW8Num2">
              <text:list-item>
                <text:p text:style-name="P1454">CATALOG_OID</text:p>
              </text:list-item>
            </text:list>
          </table:table-cell>
          <table:table-cell table:style-name="表格59.A8" office:value-type="string">
            <text:list xml:id="list111742933174735" text:continue-numbering="true" text:style-name="WW8Num2">
              <text:list-item>
                <text:p text:style-name="P1337">CHAR</text:p>
              </text:list-item>
            </text:list>
          </table:table-cell>
          <table:table-cell table:style-name="表格59.A8" office:value-type="string">
            <text:list xml:id="list111742933177245" text:continue-numbering="true" text:style-name="WW8Num2">
              <text:list-item>
                <text:p text:style-name="P1337"/>
              </text:list-item>
            </text:list>
          </table:table-cell>
          <table:table-cell table:style-name="表格59.A8" office:value-type="string">
            <text:list xml:id="list111742933162673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9.A8" office:value-type="string">
            <text:list xml:id="list111742934176678" text:continue-numbering="true" text:style-name="WW8Num2">
              <text:list-item>
                <text:p text:style-name="P1337"><text:s/><text:span text:style-name="T198">Y</text:span></text:p>
              </text:list-item>
            </text:list>
          </table:table-cell>
          <table:table-cell table:style-name="表格59.A8" office:value-type="string">
            <text:list xml:id="list111742934163300" text:continue-numbering="true" text:style-name="WW8Num2">
              <text:list-item>
                <text:p text:style-name="P1337">36</text:p>
              </text:list-item>
            </text:list>
          </table:table-cell>
          <table:table-cell table:style-name="表格59.A8" office:value-type="string">
            <text:list xml:id="list111742935151558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59.A8" office:value-type="string">
            <text:list xml:id="list111742935158401" text:continue-numbering="true" text:style-name="WW8Num2">
              <text:list-item>
                <text:p text:style-name="P1477"/>
              </text:list-item>
            </text:list>
          </table:table-cell>
          <table:table-cell table:style-name="表格59.A8" office:value-type="string">
            <text:list xml:id="list111742936168862" text:continue-numbering="true" text:style-name="WW8Num2">
              <text:list-item>
                <text:p text:style-name="P1490"/>
              </text:list-item>
            </text:list>
          </table:table-cell>
          <table:table-cell table:style-name="表格59.J5" table:number-columns-spanned="3" office:value-type="string">
            <text:list xml:id="list111742936157834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11742936166701" text:continue-numbering="true" text:style-name="WW8Num2">
              <text:list-item>
                <text:p text:style-name="P1338">CUSERID</text:p>
              </text:list-item>
            </text:list>
          </table:table-cell>
          <table:table-cell table:style-name="表格59.A8" office:value-type="string">
            <text:list xml:id="list111742937151360" text:continue-numbering="true" text:style-name="WW8Num2">
              <text:list-item>
                <text:p text:style-name="P1338">VARCHAR</text:p>
              </text:list-item>
            </text:list>
          </table:table-cell>
          <table:table-cell table:style-name="表格59.A8" office:value-type="string">
            <text:list xml:id="list111742937167551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8" office:value-type="string">
            <text:list xml:id="list111742937180233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8" office:value-type="string">
            <text:list xml:id="list111742938157834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8" office:value-type="string">
            <text:list xml:id="list111742938153309" text:continue-numbering="true" text:style-name="WW8Num2">
              <text:list-item>
                <text:p text:style-name="P1338">24</text:p>
              </text:list-item>
            </text:list>
          </table:table-cell>
          <table:table-cell table:style-name="表格59.A8" office:value-type="string">
            <text:list xml:id="list111742939177874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8" office:value-type="string">
            <text:list xml:id="list111742939175832" text:continue-numbering="true" text:style-name="WW8Num2">
              <text:list-item>
                <text:p text:style-name="P1338">Create data user</text:p>
              </text:list-item>
            </text:list>
          </table:table-cell>
          <table:table-cell table:style-name="表格59.A8" office:value-type="string">
            <text:list xml:id="list111742940161031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J5" table:number-columns-spanned="3" office:value-type="string">
            <text:list xml:id="list111742940161252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11742940171646" text:continue-numbering="true" text:style-name="WW8Num2">
              <text:list-item>
                <text:p text:style-name="P1338">CDATE</text:p>
              </text:list-item>
            </text:list>
          </table:table-cell>
          <table:table-cell table:style-name="表格59.A5" office:value-type="string">
            <text:list xml:id="list111742941160464" text:continue-numbering="true" text:style-name="WW8Num2">
              <text:list-item>
                <text:p text:style-name="P1338">DATETIME</text:p>
              </text:list-item>
            </text:list>
          </table:table-cell>
          <table:table-cell table:style-name="表格59.A5" office:value-type="string">
            <text:list xml:id="list111742941154730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1178455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2175886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2155617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3176437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3163329" text:continue-numbering="true" text:style-name="WW8Num2">
              <text:list-item>
                <text:p text:style-name="P1338">Create time</text:p>
              </text:list-item>
            </text:list>
          </table:table-cell>
          <table:table-cell table:style-name="表格59.A5" office:value-type="string">
            <text:list xml:id="list111742943151732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J5" table:number-columns-spanned="3" office:value-type="string">
            <text:list xml:id="list111742944162564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11742944158666" text:continue-numbering="true" text:style-name="WW8Num2">
              <text:list-item>
                <text:p text:style-name="P1338">UUSERID</text:p>
              </text:list-item>
            </text:list>
          </table:table-cell>
          <table:table-cell table:style-name="表格59.A5" office:value-type="string">
            <text:list xml:id="list111742944165255" text:continue-numbering="true" text:style-name="WW8Num2">
              <text:list-item>
                <text:p text:style-name="P1338">VARCHAR</text:p>
              </text:list-item>
            </text:list>
          </table:table-cell>
          <table:table-cell table:style-name="表格59.A5" office:value-type="string">
            <text:list xml:id="list111742945164494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5180592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6156883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6169152" text:continue-numbering="true" text:style-name="WW8Num2">
              <text:list-item>
                <text:p text:style-name="P1338">24</text:p>
              </text:list-item>
            </text:list>
          </table:table-cell>
          <table:table-cell table:style-name="表格59.A5" office:value-type="string">
            <text:list xml:id="list111742946182313" text:continue-numbering="true" text:style-name="WW8Num2">
              <text:list-item>
                <text:p text:style-name="P1338">null</text:p>
              </text:list-item>
            </text:list>
          </table:table-cell>
          <table:table-cell table:style-name="表格59.A5" office:value-type="string">
            <text:list xml:id="list111742947159761" text:continue-numbering="true" text:style-name="WW8Num2">
              <text:list-item>
                <text:p text:style-name="P1338">Update date user</text:p>
              </text:list-item>
            </text:list>
          </table:table-cell>
          <table:table-cell table:style-name="表格59.A5" office:value-type="string">
            <text:list xml:id="list111742947151265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J5" table:number-columns-spanned="3" office:value-type="string">
            <text:list xml:id="list111742948169991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11742948168004" text:continue-numbering="true" text:style-name="WW8Num2">
              <text:list-item>
                <text:p text:style-name="P1338">UDATE</text:p>
              </text:list-item>
            </text:list>
          </table:table-cell>
          <table:table-cell table:style-name="表格59.A5" office:value-type="string">
            <text:list xml:id="list111742948155446" text:continue-numbering="true" text:style-name="WW8Num2">
              <text:list-item>
                <text:p text:style-name="P1338">DATETIME</text:p>
              </text:list-item>
            </text:list>
          </table:table-cell>
          <table:table-cell table:style-name="表格59.A5" office:value-type="string">
            <text:list xml:id="list111742949160595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9162894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49162006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50181898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A5" office:value-type="string">
            <text:list xml:id="list111742950177786" text:continue-numbering="true" text:style-name="WW8Num2">
              <text:list-item>
                <text:p text:style-name="P1338">null</text:p>
              </text:list-item>
            </text:list>
          </table:table-cell>
          <table:table-cell table:style-name="表格59.A5" office:value-type="string">
            <text:list xml:id="list111742951176821" text:continue-numbering="true" text:style-name="WW8Num2">
              <text:list-item>
                <text:p text:style-name="P1338">Update time</text:p>
              </text:list-item>
            </text:list>
          </table:table-cell>
          <table:table-cell table:style-name="表格59.A5" office:value-type="string">
            <text:list xml:id="list111742951169042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59.J5" table:number-columns-spanned="3" office:value-type="string">
            <text:list xml:id="list111742951163141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</table:table>
      <text:list xml:id="list111742952173819" text:continue-numbering="true" text:style-name="WW8Num2">
        <text:list-item>
          <text:h text:style-name="P1527" text:outline-level="1"/>
        </text:list-item>
      </text:list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1" svg:font-family="標楷體" style:font-family-generic="script"/>
    <style:font-face style:name="Bitstream Vera Sans Mono1" svg:font-family="'Bitstream Vera Sans Mono', 'DejaVu Sans Mono'" style:font-family-generic="swiss"/>
    <style:font-face style:name="標楷體" svg:font-family="標楷體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5-04-23T11:17:39.026000000</dc:date>
    <meta:editing-cycles>649</meta:editing-cycles>
    <meta:editing-duration>PT11H28M11S</meta:editing-duration>
    <meta:generator>LibreOffice/4.2.6.3$Windows_x86 LibreOffice_project/3fd416d4c6db7d3204c17ce57a1d70f6e531ee21</meta:generator>
    <meta:document-statistic meta:table-count="63" meta:image-count="0" meta:object-count="0" meta:page-count="47" meta:paragraph-count="4275" meta:word-count="6066" meta:character-count="31438" meta:non-whitespace-character-count="30104"/>
  </office:meta>
</office:document-meta>
</file>